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0" table:style-name="ta1">
        <table:shapes>
          <draw:frame draw:z-index="0" draw:style-name="gr1" draw:text-style-name="P1" svg:width="26.831cm" svg:height="15.087cm" svg:x="13.086cm" svg:y="0.558cm">
            <draw:object draw:notify-on-update-of-ranges="LOGGER00.B2:LOGGER00.B1089 LOGGER00.C1:LOGGER00.C1 LOGGER00.C2:LOGGER00.C108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/(60*60*24)" office:value-type="time" office:time-value="PT00H00M00S" calcext:value-type="time">
            <text:p>00:00:00</text:p>
          </table:table-cell>
          <table:table-cell office:value-type="float" office:value="1.27" calcext:value-type="float">
            <text:p>1.27</text:p>
          </table:table-cell>
          <table:table-cell office:value-type="float" office:value="501" calcext:value-type="float">
            <text:p>501</text:p>
          </table:table-cell>
          <table:table-cell office:value-type="float" office:value="634.32" calcext:value-type="float">
            <text:p>634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88" calcext:value-type="float">
            <text:p>15988</text:p>
          </table:table-cell>
          <table:table-cell table:formula="of:=[.A3]/1000/(60*60*24)" office:value-type="time" office:time-value="PT00H00M15.988S" calcext:value-type="time">
            <text:p>00:00:16</text:p>
          </table:table-cell>
          <table:table-cell office:value-type="float" office:value="1.26" calcext:value-type="float">
            <text:p>1.26</text:p>
          </table:table-cell>
          <table:table-cell office:value-type="float" office:value="499.4" calcext:value-type="float">
            <text:p>499.4</text:p>
          </table:table-cell>
          <table:table-cell office:value-type="float" office:value="630.2" calcext:value-type="float">
            <text:p>630.2</text:p>
          </table:table-cell>
          <table:table-cell office:value-type="float" office:value="2.22" calcext:value-type="float">
            <text:p>2.22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table-cell office:value-type="float" office:value="31988" calcext:value-type="float">
            <text:p>31988</text:p>
          </table:table-cell>
          <table:table-cell table:formula="of:=[.A4]/1000/(60*60*24)" office:value-type="time" office:time-value="PT00H00M31.988S" calcext:value-type="time">
            <text:p>00:00:32</text:p>
          </table:table-cell>
          <table:table-cell office:value-type="float" office:value="1.26" calcext:value-type="float">
            <text:p>1.26</text:p>
          </table:table-cell>
          <table:table-cell office:value-type="float" office:value="499.32" calcext:value-type="float">
            <text:p>499.32</text:p>
          </table:table-cell>
          <table:table-cell office:value-type="float" office:value="630.12" calcext:value-type="float">
            <text:p>630.12</text:p>
          </table:table-cell>
          <table:table-cell office:value-type="float" office:value="4.44" calcext:value-type="float">
            <text:p>4.44</text:p>
          </table:table-cell>
          <table:table-cell office:value-type="float" office:value="5.61" calcext:value-type="float">
            <text:p>5.61</text:p>
          </table:table-cell>
        </table:table-row>
        <table:table-row table:style-name="ro1">
          <table:table-cell office:value-type="float" office:value="47988" calcext:value-type="float">
            <text:p>47988</text:p>
          </table:table-cell>
          <table:table-cell table:formula="of:=[.A5]/1000/(60*60*24)" office:value-type="time" office:time-value="PT00H00M47.988S" calcext:value-type="time">
            <text:p>00:00:48</text:p>
          </table:table-cell>
          <table:table-cell office:value-type="float" office:value="1.26" calcext:value-type="float">
            <text:p>1.26</text:p>
          </table:table-cell>
          <table:table-cell office:value-type="float" office:value="499.4" calcext:value-type="float">
            <text:p>499.4</text:p>
          </table:table-cell>
          <table:table-cell office:value-type="float" office:value="628.21" calcext:value-type="float">
            <text:p>628.21</text:p>
          </table:table-cell>
          <table:table-cell office:value-type="float" office:value="6.66" calcext:value-type="float">
            <text:p>6.66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63989" calcext:value-type="float">
            <text:p>63989</text:p>
          </table:table-cell>
          <table:table-cell table:formula="of:=[.A6]/1000/(60*60*24)" office:value-type="time" office:time-value="PT00H01M03.989S" calcext:value-type="time">
            <text:p>00:01:04</text:p>
          </table:table-cell>
          <table:table-cell office:value-type="float" office:value="1.26" calcext:value-type="float">
            <text:p>1.26</text:p>
          </table:table-cell>
          <table:table-cell office:value-type="float" office:value="499.52" calcext:value-type="float">
            <text:p>499.52</text:p>
          </table:table-cell>
          <table:table-cell office:value-type="float" office:value="628.37" calcext:value-type="float">
            <text:p>628.37</text:p>
          </table:table-cell>
          <table:table-cell office:value-type="float" office:value="8.88" calcext:value-type="float">
            <text:p>8.88</text:p>
          </table:table-cell>
          <table:table-cell office:value-type="float" office:value="11.19" calcext:value-type="float">
            <text:p>11.19</text:p>
          </table:table-cell>
        </table:table-row>
        <table:table-row table:style-name="ro1">
          <table:table-cell office:value-type="float" office:value="79988" calcext:value-type="float">
            <text:p>79988</text:p>
          </table:table-cell>
          <table:table-cell table:formula="of:=[.A7]/1000/(60*60*24)" office:value-type="time" office:time-value="PT00H01M19.988S" calcext:value-type="time">
            <text:p>00:01:20</text:p>
          </table:table-cell>
          <table:table-cell office:value-type="float" office:value="1.25" calcext:value-type="float">
            <text:p>1.25</text:p>
          </table:table-cell>
          <table:table-cell office:value-type="float" office:value="499.12" calcext:value-type="float">
            <text:p>499.12</text:p>
          </table:table-cell>
          <table:table-cell office:value-type="float" office:value="625.88" calcext:value-type="float">
            <text:p>625.88</text:p>
          </table:table-cell>
          <table:table-cell office:value-type="float" office:value="11.1" calcext:value-type="float">
            <text:p>11.1</text:p>
          </table:table-cell>
          <table:table-cell office:value-type="float" office:value="13.97" calcext:value-type="float">
            <text:p>13.97</text:p>
          </table:table-cell>
        </table:table-row>
        <table:table-row table:style-name="ro1">
          <table:table-cell office:value-type="float" office:value="95988" calcext:value-type="float">
            <text:p>95988</text:p>
          </table:table-cell>
          <table:table-cell table:formula="of:=[.A8]/1000/(60*60*24)" office:value-type="time" office:time-value="PT00H01M35.988S" calcext:value-type="time">
            <text:p>00:01:36</text:p>
          </table:table-cell>
          <table:table-cell office:value-type="float" office:value="1.25" calcext:value-type="float">
            <text:p>1.25</text:p>
          </table:table-cell>
          <table:table-cell office:value-type="float" office:value="499.52" calcext:value-type="float">
            <text:p>499.52</text:p>
          </table:table-cell>
          <table:table-cell office:value-type="float" office:value="626.37" calcext:value-type="float">
            <text:p>626.37</text:p>
          </table:table-cell>
          <table:table-cell office:value-type="float" office:value="13.32" calcext:value-type="float">
            <text:p>13.32</text:p>
          </table:table-cell>
          <table:table-cell office:value-type="float" office:value="16.76" calcext:value-type="float">
            <text:p>16.76</text:p>
          </table:table-cell>
        </table:table-row>
        <table:table-row table:style-name="ro1">
          <table:table-cell office:value-type="float" office:value="111988" calcext:value-type="float">
            <text:p>111988</text:p>
          </table:table-cell>
          <table:table-cell table:formula="of:=[.A9]/1000/(60*60*24)" office:value-type="time" office:time-value="PT00H01M51.988S" calcext:value-type="time">
            <text:p>00:01:52</text:p>
          </table:table-cell>
          <table:table-cell office:value-type="float" office:value="1.25" calcext:value-type="float">
            <text:p>1.25</text:p>
          </table:table-cell>
          <table:table-cell office:value-type="float" office:value="499.4" calcext:value-type="float">
            <text:p>499.4</text:p>
          </table:table-cell>
          <table:table-cell office:value-type="float" office:value="624.23" calcext:value-type="float">
            <text:p>624.23</text:p>
          </table:table-cell>
          <table:table-cell office:value-type="float" office:value="15.54" calcext:value-type="float">
            <text:p>15.54</text:p>
          </table:table-cell>
          <table:table-cell office:value-type="float" office:value="19.54" calcext:value-type="float">
            <text:p>19.54</text:p>
          </table:table-cell>
        </table:table-row>
        <table:table-row table:style-name="ro1">
          <table:table-cell office:value-type="float" office:value="127988" calcext:value-type="float">
            <text:p>127988</text:p>
          </table:table-cell>
          <table:table-cell table:formula="of:=[.A10]/1000/(60*60*24)" office:value-type="time" office:time-value="PT00H02M07.988S" calcext:value-type="time">
            <text:p>00:02:08</text:p>
          </table:table-cell>
          <table:table-cell office:value-type="float" office:value="1.25" calcext:value-type="float">
            <text:p>1.25</text:p>
          </table:table-cell>
          <table:table-cell office:value-type="float" office:value="499.52" calcext:value-type="float">
            <text:p>499.52</text:p>
          </table:table-cell>
          <table:table-cell office:value-type="float" office:value="624.37" calcext:value-type="float">
            <text:p>624.37</text:p>
          </table:table-cell>
          <table:table-cell office:value-type="float" office:value="17.76" calcext:value-type="float">
            <text:p>17.76</text:p>
          </table:table-cell>
          <table:table-cell office:value-type="float" office:value="22.31" calcext:value-type="float">
            <text:p>22.31</text:p>
          </table:table-cell>
        </table:table-row>
        <table:table-row table:style-name="ro1">
          <table:table-cell office:value-type="float" office:value="143988" calcext:value-type="float">
            <text:p>143988</text:p>
          </table:table-cell>
          <table:table-cell table:formula="of:=[.A11]/1000/(60*60*24)" office:value-type="time" office:time-value="PT00H02M23.988S" calcext:value-type="time">
            <text:p>00:02:24</text:p>
          </table:table-cell>
          <table:table-cell office:value-type="float" office:value="1.25" calcext:value-type="float">
            <text:p>1.25</text:p>
          </table:table-cell>
          <table:table-cell office:value-type="float" office:value="499.4" calcext:value-type="float">
            <text:p>499.4</text:p>
          </table:table-cell>
          <table:table-cell office:value-type="float" office:value="624.22" calcext:value-type="float">
            <text:p>624.22</text:p>
          </table:table-cell>
          <table:table-cell office:value-type="float" office:value="19.98" calcext:value-type="float">
            <text:p>19.98</text:p>
          </table:table-cell>
          <table:table-cell office:value-type="float" office:value="25.09" calcext:value-type="float">
            <text:p>25.09</text:p>
          </table:table-cell>
        </table:table-row>
        <table:table-row table:style-name="ro1">
          <table:table-cell office:value-type="float" office:value="159988" calcext:value-type="float">
            <text:p>159988</text:p>
          </table:table-cell>
          <table:table-cell table:formula="of:=[.A12]/1000/(60*60*24)" office:value-type="time" office:time-value="PT00H02M39.988S" calcext:value-type="time">
            <text:p>00:02:40</text:p>
          </table:table-cell>
          <table:table-cell office:value-type="float" office:value="1.25" calcext:value-type="float">
            <text:p>1.25</text:p>
          </table:table-cell>
          <table:table-cell office:value-type="float" office:value="499.2" calcext:value-type="float">
            <text:p>499.2</text:p>
          </table:table-cell>
          <table:table-cell office:value-type="float" office:value="621.97" calcext:value-type="float">
            <text:p>621.97</text:p>
          </table:table-cell>
          <table:table-cell office:value-type="float" office:value="22.2" calcext:value-type="float">
            <text:p>22.2</text:p>
          </table:table-cell>
          <table:table-cell office:value-type="float" office:value="27.85" calcext:value-type="float">
            <text:p>27.85</text:p>
          </table:table-cell>
        </table:table-row>
        <table:table-row table:style-name="ro1">
          <table:table-cell office:value-type="float" office:value="175988" calcext:value-type="float">
            <text:p>175988</text:p>
          </table:table-cell>
          <table:table-cell table:formula="of:=[.A13]/1000/(60*60*24)" office:value-type="time" office:time-value="PT00H02M55.988S" calcext:value-type="time">
            <text:p>00:02:56</text:p>
          </table:table-cell>
          <table:table-cell office:value-type="float" office:value="1.24" calcext:value-type="float">
            <text:p>1.24</text:p>
          </table:table-cell>
          <table:table-cell office:value-type="float" office:value="499.6" calcext:value-type="float">
            <text:p>499.6</text:p>
          </table:table-cell>
          <table:table-cell office:value-type="float" office:value="620.47" calcext:value-type="float">
            <text:p>620.47</text:p>
          </table:table-cell>
          <table:table-cell office:value-type="float" office:value="24.42" calcext:value-type="float">
            <text:p>24.42</text:p>
          </table:table-cell>
          <table:table-cell office:value-type="float" office:value="30.62" calcext:value-type="float">
            <text:p>30.62</text:p>
          </table:table-cell>
        </table:table-row>
        <table:table-row table:style-name="ro1">
          <table:table-cell office:value-type="float" office:value="191988" calcext:value-type="float">
            <text:p>191988</text:p>
          </table:table-cell>
          <table:table-cell table:formula="of:=[.A14]/1000/(60*60*24)" office:value-type="time" office:time-value="PT00H03M11.988S" calcext:value-type="time">
            <text:p>00:03:12</text:p>
          </table:table-cell>
          <table:table-cell office:value-type="float" office:value="1.25" calcext:value-type="float">
            <text:p>1.25</text:p>
          </table:table-cell>
          <table:table-cell office:value-type="float" office:value="499.12" calcext:value-type="float">
            <text:p>499.12</text:p>
          </table:table-cell>
          <table:table-cell office:value-type="float" office:value="621.87" calcext:value-type="float">
            <text:p>621.87</text:p>
          </table:table-cell>
          <table:table-cell office:value-type="float" office:value="26.64" calcext:value-type="float">
            <text:p>26.64</text:p>
          </table:table-cell>
          <table:table-cell office:value-type="float" office:value="33.38" calcext:value-type="float">
            <text:p>33.38</text:p>
          </table:table-cell>
        </table:table-row>
        <table:table-row table:style-name="ro1">
          <table:table-cell office:value-type="float" office:value="207988" calcext:value-type="float">
            <text:p>207988</text:p>
          </table:table-cell>
          <table:table-cell table:formula="of:=[.A15]/1000/(60*60*24)" office:value-type="time" office:time-value="PT00H03M27.988S" calcext:value-type="time">
            <text:p>00:03:28</text:p>
          </table:table-cell>
          <table:table-cell office:value-type="float" office:value="1.24" calcext:value-type="float">
            <text:p>1.24</text:p>
          </table:table-cell>
          <table:table-cell office:value-type="float" office:value="499.52" calcext:value-type="float">
            <text:p>499.52</text:p>
          </table:table-cell>
          <table:table-cell office:value-type="float" office:value="620.37" calcext:value-type="float">
            <text:p>620.37</text:p>
          </table:table-cell>
          <table:table-cell office:value-type="float" office:value="28.86" calcext:value-type="float">
            <text:p>28.86</text:p>
          </table:table-cell>
          <table:table-cell office:value-type="float" office:value="36.14" calcext:value-type="float">
            <text:p>36.14</text:p>
          </table:table-cell>
        </table:table-row>
        <table:table-row table:style-name="ro1">
          <table:table-cell office:value-type="float" office:value="223988" calcext:value-type="float">
            <text:p>223988</text:p>
          </table:table-cell>
          <table:table-cell table:formula="of:=[.A16]/1000/(60*60*24)" office:value-type="time" office:time-value="PT00H03M43.988S" calcext:value-type="time">
            <text:p>00:03:44</text:p>
          </table:table-cell>
          <table:table-cell office:value-type="float" office:value="1.24" calcext:value-type="float">
            <text:p>1.24</text:p>
          </table:table-cell>
          <table:table-cell office:value-type="float" office:value="499.32" calcext:value-type="float">
            <text:p>499.32</text:p>
          </table:table-cell>
          <table:table-cell office:value-type="float" office:value="618.14" calcext:value-type="float">
            <text:p>618.14</text:p>
          </table:table-cell>
          <table:table-cell office:value-type="float" office:value="31.08" calcext:value-type="float">
            <text:p>31.08</text:p>
          </table:table-cell>
          <table:table-cell office:value-type="float" office:value="38.9" calcext:value-type="float">
            <text:p>38.9</text:p>
          </table:table-cell>
        </table:table-row>
        <table:table-row table:style-name="ro1">
          <table:table-cell office:value-type="float" office:value="239988" calcext:value-type="float">
            <text:p>239988</text:p>
          </table:table-cell>
          <table:table-cell table:formula="of:=[.A17]/1000/(60*60*24)" office:value-type="time" office:time-value="PT00H03M59.988S" calcext:value-type="time">
            <text:p>00:04:00</text:p>
          </table:table-cell>
          <table:table-cell office:value-type="float" office:value="1.24" calcext:value-type="float">
            <text:p>1.24</text:p>
          </table:table-cell>
          <table:table-cell office:value-type="float" office:value="499.2" calcext:value-type="float">
            <text:p>499.2</text:p>
          </table:table-cell>
          <table:table-cell office:value-type="float" office:value="617.99" calcext:value-type="float">
            <text:p>617.99</text:p>
          </table:table-cell>
          <table:table-cell office:value-type="float" office:value="33.3" calcext:value-type="float">
            <text:p>33.3</text:p>
          </table:table-cell>
          <table:table-cell office:value-type="float" office:value="41.65" calcext:value-type="float">
            <text:p>41.65</text:p>
          </table:table-cell>
        </table:table-row>
        <table:table-row table:style-name="ro1">
          <table:table-cell office:value-type="float" office:value="255988" calcext:value-type="float">
            <text:p>255988</text:p>
          </table:table-cell>
          <table:table-cell table:formula="of:=[.A18]/1000/(60*60*24)" office:value-type="time" office:time-value="PT00H04M15.988S" calcext:value-type="time">
            <text:p>00:04:16</text:p>
          </table:table-cell>
          <table:table-cell office:value-type="float" office:value="1.24" calcext:value-type="float">
            <text:p>1.24</text:p>
          </table:table-cell>
          <table:table-cell office:value-type="float" office:value="499.4" calcext:value-type="float">
            <text:p>499.4</text:p>
          </table:table-cell>
          <table:table-cell office:value-type="float" office:value="618.23" calcext:value-type="float">
            <text:p>618.23</text:p>
          </table:table-cell>
          <table:table-cell office:value-type="float" office:value="35.52" calcext:value-type="float">
            <text:p>35.52</text:p>
          </table:table-cell>
          <table:table-cell office:value-type="float" office:value="44.4" calcext:value-type="float">
            <text:p>44.4</text:p>
          </table:table-cell>
        </table:table-row>
        <table:table-row table:style-name="ro1">
          <table:table-cell office:value-type="float" office:value="271988" calcext:value-type="float">
            <text:p>271988</text:p>
          </table:table-cell>
          <table:table-cell table:formula="of:=[.A19]/1000/(60*60*24)" office:value-type="time" office:time-value="PT00H04M31.988S" calcext:value-type="time">
            <text:p>00:04:32</text:p>
          </table:table-cell>
          <table:table-cell office:value-type="float" office:value="1.23" calcext:value-type="float">
            <text:p>1.23</text:p>
          </table:table-cell>
          <table:table-cell office:value-type="float" office:value="499.6" calcext:value-type="float">
            <text:p>499.6</text:p>
          </table:table-cell>
          <table:table-cell office:value-type="float" office:value="616.48" calcext:value-type="float">
            <text:p>616.48</text:p>
          </table:table-cell>
          <table:table-cell office:value-type="float" office:value="37.74" calcext:value-type="float">
            <text:p>37.74</text:p>
          </table:table-cell>
          <table:table-cell office:value-type="float" office:value="47.14" calcext:value-type="float">
            <text:p>47.14</text:p>
          </table:table-cell>
        </table:table-row>
        <table:table-row table:style-name="ro1">
          <table:table-cell office:value-type="float" office:value="287989" calcext:value-type="float">
            <text:p>287989</text:p>
          </table:table-cell>
          <table:table-cell table:formula="of:=[.A20]/1000/(60*60*24)" office:value-type="time" office:time-value="PT00H04M47.989S" calcext:value-type="time">
            <text:p>00:04:48</text:p>
          </table:table-cell>
          <table:table-cell office:value-type="float" office:value="1.23" calcext:value-type="float">
            <text:p>1.23</text:p>
          </table:table-cell>
          <table:table-cell office:value-type="float" office:value="499.6" calcext:value-type="float">
            <text:p>499.6</text:p>
          </table:table-cell>
          <table:table-cell office:value-type="float" office:value="616.48" calcext:value-type="float">
            <text:p>616.48</text:p>
          </table:table-cell>
          <table:table-cell office:value-type="float" office:value="39.96" calcext:value-type="float">
            <text:p>39.96</text:p>
          </table:table-cell>
          <table:table-cell office:value-type="float" office:value="49.89" calcext:value-type="float">
            <text:p>49.89</text:p>
          </table:table-cell>
        </table:table-row>
        <table:table-row table:style-name="ro1">
          <table:table-cell office:value-type="float" office:value="303988" calcext:value-type="float">
            <text:p>303988</text:p>
          </table:table-cell>
          <table:table-cell table:formula="of:=[.A21]/1000/(60*60*24)" office:value-type="time" office:time-value="PT00H05M03.988S" calcext:value-type="time">
            <text:p>00:05:04</text:p>
          </table:table-cell>
          <table:table-cell office:value-type="float" office:value="1.23" calcext:value-type="float">
            <text:p>1.23</text:p>
          </table:table-cell>
          <table:table-cell office:value-type="float" office:value="499.32" calcext:value-type="float">
            <text:p>499.32</text:p>
          </table:table-cell>
          <table:table-cell office:value-type="float" office:value="616.14" calcext:value-type="float">
            <text:p>616.14</text:p>
          </table:table-cell>
          <table:table-cell office:value-type="float" office:value="42.18" calcext:value-type="float">
            <text:p>42.18</text:p>
          </table:table-cell>
          <table:table-cell office:value-type="float" office:value="52.63" calcext:value-type="float">
            <text:p>52.63</text:p>
          </table:table-cell>
        </table:table-row>
        <table:table-row table:style-name="ro1">
          <table:table-cell office:value-type="float" office:value="319988" calcext:value-type="float">
            <text:p>319988</text:p>
          </table:table-cell>
          <table:table-cell table:formula="of:=[.A22]/1000/(60*60*24)" office:value-type="time" office:time-value="PT00H05M19.988S" calcext:value-type="time">
            <text:p>00:05:20</text:p>
          </table:table-cell>
          <table:table-cell office:value-type="float" office:value="1.23" calcext:value-type="float">
            <text:p>1.23</text:p>
          </table:table-cell>
          <table:table-cell office:value-type="float" office:value="499.6" calcext:value-type="float">
            <text:p>499.6</text:p>
          </table:table-cell>
          <table:table-cell office:value-type="float" office:value="616.48" calcext:value-type="float">
            <text:p>616.48</text:p>
          </table:table-cell>
          <table:table-cell office:value-type="float" office:value="44.4" calcext:value-type="float">
            <text:p>44.4</text:p>
          </table:table-cell>
          <table:table-cell office:value-type="float" office:value="55.37" calcext:value-type="float">
            <text:p>55.37</text:p>
          </table:table-cell>
        </table:table-row>
        <table:table-row table:style-name="ro1">
          <table:table-cell office:value-type="float" office:value="335988" calcext:value-type="float">
            <text:p>335988</text:p>
          </table:table-cell>
          <table:table-cell table:formula="of:=[.A23]/1000/(60*60*24)" office:value-type="time" office:time-value="PT00H05M35.988S" calcext:value-type="time">
            <text:p>00:05:36</text:p>
          </table:table-cell>
          <table:table-cell office:value-type="float" office:value="1.23" calcext:value-type="float">
            <text:p>1.23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6.39" calcext:value-type="float">
            <text:p>616.39</text:p>
          </table:table-cell>
          <table:table-cell office:value-type="float" office:value="46.62" calcext:value-type="float">
            <text:p>46.62</text:p>
          </table:table-cell>
          <table:table-cell office:value-type="float" office:value="58.11" calcext:value-type="float">
            <text:p>58.11</text:p>
          </table:table-cell>
        </table:table-row>
        <table:table-row table:style-name="ro1">
          <table:table-cell office:value-type="float" office:value="351988" calcext:value-type="float">
            <text:p>351988</text:p>
          </table:table-cell>
          <table:table-cell table:formula="of:=[.A24]/1000/(60*60*24)" office:value-type="time" office:time-value="PT00H05M51.988S" calcext:value-type="time">
            <text:p>00:05:52</text:p>
          </table:table-cell>
          <table:table-cell office:value-type="float" office:value="1.23" calcext:value-type="float">
            <text:p>1.23</text:p>
          </table:table-cell>
          <table:table-cell office:value-type="float" office:value="499.4" calcext:value-type="float">
            <text:p>499.4</text:p>
          </table:table-cell>
          <table:table-cell office:value-type="float" office:value="614.24" calcext:value-type="float">
            <text:p>614.24</text:p>
          </table:table-cell>
          <table:table-cell office:value-type="float" office:value="48.84" calcext:value-type="float">
            <text:p>48.84</text:p>
          </table:table-cell>
          <table:table-cell office:value-type="float" office:value="60.85" calcext:value-type="float">
            <text:p>60.85</text:p>
          </table:table-cell>
        </table:table-row>
        <table:table-row table:style-name="ro1">
          <table:table-cell office:value-type="float" office:value="367988" calcext:value-type="float">
            <text:p>367988</text:p>
          </table:table-cell>
          <table:table-cell table:formula="of:=[.A25]/1000/(60*60*24)" office:value-type="time" office:time-value="PT00H06M07.988S" calcext:value-type="time">
            <text:p>00:06:08</text:p>
          </table:table-cell>
          <table:table-cell office:value-type="float" office:value="1.23" calcext:value-type="float">
            <text:p>1.23</text:p>
          </table:table-cell>
          <table:table-cell office:value-type="float" office:value="499.32" calcext:value-type="float">
            <text:p>499.32</text:p>
          </table:table-cell>
          <table:table-cell office:value-type="float" office:value="614.12" calcext:value-type="float">
            <text:p>614.12</text:p>
          </table:table-cell>
          <table:table-cell office:value-type="float" office:value="51.06" calcext:value-type="float">
            <text:p>51.06</text:p>
          </table:table-cell>
          <table:table-cell office:value-type="float" office:value="63.59" calcext:value-type="float">
            <text:p>63.59</text:p>
          </table:table-cell>
        </table:table-row>
        <table:table-row table:style-name="ro1">
          <table:table-cell office:value-type="float" office:value="383988" calcext:value-type="float">
            <text:p>383988</text:p>
          </table:table-cell>
          <table:table-cell table:formula="of:=[.A26]/1000/(60*60*24)" office:value-type="time" office:time-value="PT00H06M23.988S" calcext:value-type="time">
            <text:p>00:06:24</text:p>
          </table:table-cell>
          <table:table-cell office:value-type="float" office:value="1.23" calcext:value-type="float">
            <text:p>1.23</text:p>
          </table:table-cell>
          <table:table-cell office:value-type="float" office:value="499.4" calcext:value-type="float">
            <text:p>499.4</text:p>
          </table:table-cell>
          <table:table-cell office:value-type="float" office:value="614.23" calcext:value-type="float">
            <text:p>614.23</text:p>
          </table:table-cell>
          <table:table-cell office:value-type="float" office:value="53.28" calcext:value-type="float">
            <text:p>53.28</text:p>
          </table:table-cell>
          <table:table-cell office:value-type="float" office:value="66.32" calcext:value-type="float">
            <text:p>66.32</text:p>
          </table:table-cell>
        </table:table-row>
        <table:table-row table:style-name="ro1">
          <table:table-cell office:value-type="float" office:value="399989" calcext:value-type="float">
            <text:p>399989</text:p>
          </table:table-cell>
          <table:table-cell table:formula="of:=[.A27]/1000/(60*60*24)" office:value-type="time" office:time-value="PT00H06M39.989S" calcext:value-type="time">
            <text:p>00:06:40</text:p>
          </table:table-cell>
          <table:table-cell office:value-type="float" office:value="1.23" calcext:value-type="float">
            <text:p>1.23</text:p>
          </table:table-cell>
          <table:table-cell office:value-type="float" office:value="499.6" calcext:value-type="float">
            <text:p>499.6</text:p>
          </table:table-cell>
          <table:table-cell office:value-type="float" office:value="612.47" calcext:value-type="float">
            <text:p>612.47</text:p>
          </table:table-cell>
          <table:table-cell office:value-type="float" office:value="55.5" calcext:value-type="float">
            <text:p>55.5</text:p>
          </table:table-cell>
          <table:table-cell office:value-type="float" office:value="69.05" calcext:value-type="float">
            <text:p>69.05</text:p>
          </table:table-cell>
        </table:table-row>
        <table:table-row table:style-name="ro1">
          <table:table-cell office:value-type="float" office:value="415988" calcext:value-type="float">
            <text:p>415988</text:p>
          </table:table-cell>
          <table:table-cell table:formula="of:=[.A28]/1000/(60*60*24)" office:value-type="time" office:time-value="PT00H06M55.988S" calcext:value-type="time">
            <text:p>00:06:56</text:p>
          </table:table-cell>
          <table:table-cell office:value-type="float" office:value="1.23" calcext:value-type="float">
            <text:p>1.23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4.38" calcext:value-type="float">
            <text:p>614.38</text:p>
          </table:table-cell>
          <table:table-cell office:value-type="float" office:value="57.72" calcext:value-type="float">
            <text:p>57.72</text:p>
          </table:table-cell>
          <table:table-cell office:value-type="float" office:value="71.77" calcext:value-type="float">
            <text:p>71.77</text:p>
          </table:table-cell>
        </table:table-row>
        <table:table-row table:style-name="ro1">
          <table:table-cell office:value-type="float" office:value="431988" calcext:value-type="float">
            <text:p>431988</text:p>
          </table:table-cell>
          <table:table-cell table:formula="of:=[.A29]/1000/(60*60*24)" office:value-type="time" office:time-value="PT00H07M11.988S" calcext:value-type="time">
            <text:p>00:07:12</text:p>
          </table:table-cell>
          <table:table-cell office:value-type="float" office:value="1.23" calcext:value-type="float">
            <text:p>1.23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2.39" calcext:value-type="float">
            <text:p>612.39</text:p>
          </table:table-cell>
          <table:table-cell office:value-type="float" office:value="59.94" calcext:value-type="float">
            <text:p>59.94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447988" calcext:value-type="float">
            <text:p>447988</text:p>
          </table:table-cell>
          <table:table-cell table:formula="of:=[.A30]/1000/(60*60*24)" office:value-type="time" office:time-value="PT00H07M27.988S" calcext:value-type="time">
            <text:p>00:07:28</text:p>
          </table:table-cell>
          <table:table-cell office:value-type="float" office:value="1.23" calcext:value-type="float">
            <text:p>1.23</text:p>
          </table:table-cell>
          <table:table-cell office:value-type="float" office:value="499.32" calcext:value-type="float">
            <text:p>499.32</text:p>
          </table:table-cell>
          <table:table-cell office:value-type="float" office:value="612.14" calcext:value-type="float">
            <text:p>612.14</text:p>
          </table:table-cell>
          <table:table-cell office:value-type="float" office:value="62.16" calcext:value-type="float">
            <text:p>62.16</text:p>
          </table:table-cell>
          <table:table-cell office:value-type="float" office:value="77.22" calcext:value-type="float">
            <text:p>77.22</text:p>
          </table:table-cell>
        </table:table-row>
        <table:table-row table:style-name="ro1">
          <table:table-cell office:value-type="float" office:value="463988" calcext:value-type="float">
            <text:p>463988</text:p>
          </table:table-cell>
          <table:table-cell table:formula="of:=[.A31]/1000/(60*60*24)" office:value-type="time" office:time-value="PT00H07M43.988S" calcext:value-type="time">
            <text:p>00:07:44</text:p>
          </table:table-cell>
          <table:table-cell office:value-type="float" office:value="1.23" calcext:value-type="float">
            <text:p>1.23</text:p>
          </table:table-cell>
          <table:table-cell office:value-type="float" office:value="499.4" calcext:value-type="float">
            <text:p>499.4</text:p>
          </table:table-cell>
          <table:table-cell office:value-type="float" office:value="612.24" calcext:value-type="float">
            <text:p>612.24</text:p>
          </table:table-cell>
          <table:table-cell office:value-type="float" office:value="64.38" calcext:value-type="float">
            <text:p>64.38</text:p>
          </table:table-cell>
          <table:table-cell office:value-type="float" office:value="79.94" calcext:value-type="float">
            <text:p>79.94</text:p>
          </table:table-cell>
        </table:table-row>
        <table:table-row table:style-name="ro1">
          <table:table-cell office:value-type="float" office:value="479988" calcext:value-type="float">
            <text:p>479988</text:p>
          </table:table-cell>
          <table:table-cell table:formula="of:=[.A32]/1000/(60*60*24)" office:value-type="time" office:time-value="PT00H07M59.988S" calcext:value-type="time">
            <text:p>00:08:00</text:p>
          </table:table-cell>
          <table:table-cell office:value-type="float" office:value="1.23" calcext:value-type="float">
            <text:p>1.23</text:p>
          </table:table-cell>
          <table:table-cell office:value-type="float" office:value="499.4" calcext:value-type="float">
            <text:p>499.4</text:p>
          </table:table-cell>
          <table:table-cell office:value-type="float" office:value="612.23" calcext:value-type="float">
            <text:p>612.23</text:p>
          </table:table-cell>
          <table:table-cell office:value-type="float" office:value="66.6" calcext:value-type="float">
            <text:p>66.6</text:p>
          </table:table-cell>
          <table:table-cell office:value-type="float" office:value="82.66" calcext:value-type="float">
            <text:p>82.66</text:p>
          </table:table-cell>
        </table:table-row>
        <table:table-row table:style-name="ro1">
          <table:table-cell office:value-type="float" office:value="495989" calcext:value-type="float">
            <text:p>495989</text:p>
          </table:table-cell>
          <table:table-cell table:formula="of:=[.A33]/1000/(60*60*24)" office:value-type="time" office:time-value="PT00H08M15.989S" calcext:value-type="time">
            <text:p>00:08:16</text:p>
          </table:table-cell>
          <table:table-cell office:value-type="float" office:value="1.23" calcext:value-type="float">
            <text:p>1.23</text:p>
          </table:table-cell>
          <table:table-cell office:value-type="float" office:value="499.6" calcext:value-type="float">
            <text:p>499.6</text:p>
          </table:table-cell>
          <table:table-cell office:value-type="float" office:value="612.5" calcext:value-type="float">
            <text:p>612.5</text:p>
          </table:table-cell>
          <table:table-cell office:value-type="float" office:value="68.82" calcext:value-type="float">
            <text:p>68.82</text:p>
          </table:table-cell>
          <table:table-cell office:value-type="float" office:value="85.38" calcext:value-type="float">
            <text:p>85.38</text:p>
          </table:table-cell>
        </table:table-row>
        <table:table-row table:style-name="ro1">
          <table:table-cell office:value-type="float" office:value="511989" calcext:value-type="float">
            <text:p>511989</text:p>
          </table:table-cell>
          <table:table-cell table:formula="of:=[.A34]/1000/(60*60*24)" office:value-type="time" office:time-value="PT00H08M31.989S" calcext:value-type="time">
            <text:p>00:08:32</text:p>
          </table:table-cell>
          <table:table-cell office:value-type="float" office:value="1.22" calcext:value-type="float">
            <text:p>1.22</text:p>
          </table:table-cell>
          <table:table-cell office:value-type="float" office:value="499.4" calcext:value-type="float">
            <text:p>499.4</text:p>
          </table:table-cell>
          <table:table-cell office:value-type="float" office:value="610.22" calcext:value-type="float">
            <text:p>610.22</text:p>
          </table:table-cell>
          <table:table-cell office:value-type="float" office:value="71.04" calcext:value-type="float">
            <text:p>71.04</text:p>
          </table:table-cell>
          <table:table-cell office:value-type="float" office:value="88.09" calcext:value-type="float">
            <text:p>88.09</text:p>
          </table:table-cell>
        </table:table-row>
        <table:table-row table:style-name="ro1">
          <table:table-cell office:value-type="float" office:value="527988" calcext:value-type="float">
            <text:p>527988</text:p>
          </table:table-cell>
          <table:table-cell table:formula="of:=[.A35]/1000/(60*60*24)" office:value-type="time" office:time-value="PT00H08M47.988S" calcext:value-type="time">
            <text:p>00:08:48</text:p>
          </table:table-cell>
          <table:table-cell office:value-type="float" office:value="1.23" calcext:value-type="float">
            <text:p>1.23</text:p>
          </table:table-cell>
          <table:table-cell office:value-type="float" office:value="499.4" calcext:value-type="float">
            <text:p>499.4</text:p>
          </table:table-cell>
          <table:table-cell office:value-type="float" office:value="612.23" calcext:value-type="float">
            <text:p>612.23</text:p>
          </table:table-cell>
          <table:table-cell office:value-type="float" office:value="73.26" calcext:value-type="float">
            <text:p>73.26</text:p>
          </table:table-cell>
          <table:table-cell office:value-type="float" office:value="90.81" calcext:value-type="float">
            <text:p>90.81</text:p>
          </table:table-cell>
        </table:table-row>
        <table:table-row table:style-name="ro1">
          <table:table-cell office:value-type="float" office:value="543988" calcext:value-type="float">
            <text:p>543988</text:p>
          </table:table-cell>
          <table:table-cell table:formula="of:=[.A36]/1000/(60*60*24)" office:value-type="time" office:time-value="PT00H09M03.988S" calcext:value-type="time">
            <text:p>00:09:04</text:p>
          </table:table-cell>
          <table:table-cell office:value-type="float" office:value="1.22" calcext:value-type="float">
            <text:p>1.22</text:p>
          </table:table-cell>
          <table:table-cell office:value-type="float" office:value="499.6" calcext:value-type="float">
            <text:p>499.6</text:p>
          </table:table-cell>
          <table:table-cell office:value-type="float" office:value="610.48" calcext:value-type="float">
            <text:p>610.48</text:p>
          </table:table-cell>
          <table:table-cell office:value-type="float" office:value="75.48" calcext:value-type="float">
            <text:p>75.4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float" office:value="559988" calcext:value-type="float">
            <text:p>559988</text:p>
          </table:table-cell>
          <table:table-cell table:formula="of:=[.A37]/1000/(60*60*24)" office:value-type="time" office:time-value="PT00H09M19.988S" calcext:value-type="time">
            <text:p>00:09:20</text:p>
          </table:table-cell>
          <table:table-cell office:value-type="float" office:value="1.22" calcext:value-type="float">
            <text:p>1.22</text:p>
          </table:table-cell>
          <table:table-cell office:value-type="float" office:value="499.2" calcext:value-type="float">
            <text:p>499.2</text:p>
          </table:table-cell>
          <table:table-cell office:value-type="float" office:value="609.99" calcext:value-type="float">
            <text:p>609.99</text:p>
          </table:table-cell>
          <table:table-cell office:value-type="float" office:value="77.7" calcext:value-type="float">
            <text:p>77.7</text:p>
          </table:table-cell>
          <table:table-cell office:value-type="float" office:value="96.23" calcext:value-type="float">
            <text:p>96.23</text:p>
          </table:table-cell>
        </table:table-row>
        <table:table-row table:style-name="ro1">
          <table:table-cell office:value-type="float" office:value="575988" calcext:value-type="float">
            <text:p>575988</text:p>
          </table:table-cell>
          <table:table-cell table:formula="of:=[.A38]/1000/(60*60*24)" office:value-type="time" office:time-value="PT00H09M35.988S" calcext:value-type="time">
            <text:p>00:09:36</text:p>
          </table:table-cell>
          <table:table-cell office:value-type="float" office:value="1.22" calcext:value-type="float">
            <text:p>1.2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0.38" calcext:value-type="float">
            <text:p>610.38</text:p>
          </table:table-cell>
          <table:table-cell office:value-type="float" office:value="79.92" calcext:value-type="float">
            <text:p>79.92</text:p>
          </table:table-cell>
          <table:table-cell office:value-type="float" office:value="98.94" calcext:value-type="float">
            <text:p>98.94</text:p>
          </table:table-cell>
        </table:table-row>
        <table:table-row table:style-name="ro1">
          <table:table-cell office:value-type="float" office:value="591988" calcext:value-type="float">
            <text:p>591988</text:p>
          </table:table-cell>
          <table:table-cell table:formula="of:=[.A39]/1000/(60*60*24)" office:value-type="time" office:time-value="PT00H09M51.988S" calcext:value-type="time">
            <text:p>00:09:52</text:p>
          </table:table-cell>
          <table:table-cell office:value-type="float" office:value="1.22" calcext:value-type="float">
            <text:p>1.22</text:p>
          </table:table-cell>
          <table:table-cell office:value-type="float" office:value="499.4" calcext:value-type="float">
            <text:p>499.4</text:p>
          </table:table-cell>
          <table:table-cell office:value-type="float" office:value="608.23" calcext:value-type="float">
            <text:p>608.23</text:p>
          </table:table-cell>
          <table:table-cell office:value-type="float" office:value="82.14" calcext:value-type="float">
            <text:p>82.14</text:p>
          </table:table-cell>
          <table:table-cell office:value-type="float" office:value="101.64" calcext:value-type="float">
            <text:p>101.64</text:p>
          </table:table-cell>
        </table:table-row>
        <table:table-row table:style-name="ro1">
          <table:table-cell office:value-type="float" office:value="607988" calcext:value-type="float">
            <text:p>607988</text:p>
          </table:table-cell>
          <table:table-cell table:formula="of:=[.A40]/1000/(60*60*24)" office:value-type="time" office:time-value="PT00H10M07.988S" calcext:value-type="time">
            <text:p>00:10:08</text:p>
          </table:table-cell>
          <table:table-cell office:value-type="float" office:value="1.22" calcext:value-type="float">
            <text:p>1.22</text:p>
          </table:table-cell>
          <table:table-cell office:value-type="float" office:value="499.6" calcext:value-type="float">
            <text:p>499.6</text:p>
          </table:table-cell>
          <table:table-cell office:value-type="float" office:value="608.49" calcext:value-type="float">
            <text:p>608.49</text:p>
          </table:table-cell>
          <table:table-cell office:value-type="float" office:value="84.35" calcext:value-type="float">
            <text:p>84.35</text:p>
          </table:table-cell>
          <table:table-cell office:value-type="float" office:value="104.35" calcext:value-type="float">
            <text:p>104.35</text:p>
          </table:table-cell>
        </table:table-row>
        <table:table-row table:style-name="ro1">
          <table:table-cell office:value-type="float" office:value="623988" calcext:value-type="float">
            <text:p>623988</text:p>
          </table:table-cell>
          <table:table-cell table:formula="of:=[.A41]/1000/(60*60*24)" office:value-type="time" office:time-value="PT00H10M23.988S" calcext:value-type="time">
            <text:p>00:10:24</text:p>
          </table:table-cell>
          <table:table-cell office:value-type="float" office:value="1.22" calcext:value-type="float">
            <text:p>1.22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8.62" calcext:value-type="float">
            <text:p>608.62</text:p>
          </table:table-cell>
          <table:table-cell office:value-type="float" office:value="86.57" calcext:value-type="float">
            <text:p>86.57</text:p>
          </table:table-cell>
          <table:table-cell office:value-type="float" office:value="107.05" calcext:value-type="float">
            <text:p>107.05</text:p>
          </table:table-cell>
        </table:table-row>
        <table:table-row table:style-name="ro1">
          <table:table-cell office:value-type="float" office:value="639988" calcext:value-type="float">
            <text:p>639988</text:p>
          </table:table-cell>
          <table:table-cell table:formula="of:=[.A42]/1000/(60*60*24)" office:value-type="time" office:time-value="PT00H10M39.988S" calcext:value-type="time">
            <text:p>00:10:40</text:p>
          </table:table-cell>
          <table:table-cell office:value-type="float" office:value="1.22" calcext:value-type="float">
            <text:p>1.2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10.16" calcext:value-type="float">
            <text:p>610.16</text:p>
          </table:table-cell>
          <table:table-cell office:value-type="float" office:value="88.79" calcext:value-type="float">
            <text:p>88.79</text:p>
          </table:table-cell>
          <table:table-cell office:value-type="float" office:value="109.75" calcext:value-type="float">
            <text:p>109.75</text:p>
          </table:table-cell>
        </table:table-row>
        <table:table-row table:style-name="ro1">
          <table:table-cell office:value-type="float" office:value="655988" calcext:value-type="float">
            <text:p>655988</text:p>
          </table:table-cell>
          <table:table-cell table:formula="of:=[.A43]/1000/(60*60*24)" office:value-type="time" office:time-value="PT00H10M55.988S" calcext:value-type="time">
            <text:p>00:10:56</text:p>
          </table:table-cell>
          <table:table-cell office:value-type="float" office:value="1.22" calcext:value-type="float">
            <text:p>1.2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8.39" calcext:value-type="float">
            <text:p>608.39</text:p>
          </table:table-cell>
          <table:table-cell office:value-type="float" office:value="91.01" calcext:value-type="float">
            <text:p>91.01</text:p>
          </table:table-cell>
          <table:table-cell office:value-type="float" office:value="112.45" calcext:value-type="float">
            <text:p>112.45</text:p>
          </table:table-cell>
        </table:table-row>
        <table:table-row table:style-name="ro1">
          <table:table-cell office:value-type="float" office:value="671988" calcext:value-type="float">
            <text:p>671988</text:p>
          </table:table-cell>
          <table:table-cell table:formula="of:=[.A44]/1000/(60*60*24)" office:value-type="time" office:time-value="PT00H11M11.988S" calcext:value-type="time">
            <text:p>00:11:12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6.48" calcext:value-type="float">
            <text:p>606.48</text:p>
          </table:table-cell>
          <table:table-cell office:value-type="float" office:value="93.23" calcext:value-type="float">
            <text:p>93.23</text:p>
          </table:table-cell>
          <table:table-cell office:value-type="float" office:value="115.15" calcext:value-type="float">
            <text:p>115.15</text:p>
          </table:table-cell>
        </table:table-row>
        <table:table-row table:style-name="ro1">
          <table:table-cell office:value-type="float" office:value="687988" calcext:value-type="float">
            <text:p>687988</text:p>
          </table:table-cell>
          <table:table-cell table:formula="of:=[.A45]/1000/(60*60*24)" office:value-type="time" office:time-value="PT00H11M27.988S" calcext:value-type="time">
            <text:p>00:11:28</text:p>
          </table:table-cell>
          <table:table-cell office:value-type="float" office:value="1.22" calcext:value-type="float">
            <text:p>1.22</text:p>
          </table:table-cell>
          <table:table-cell office:value-type="float" office:value="499.4" calcext:value-type="float">
            <text:p>499.4</text:p>
          </table:table-cell>
          <table:table-cell office:value-type="float" office:value="608.24" calcext:value-type="float">
            <text:p>608.24</text:p>
          </table:table-cell>
          <table:table-cell office:value-type="float" office:value="95.45" calcext:value-type="float">
            <text:p>95.45</text:p>
          </table:table-cell>
          <table:table-cell office:value-type="float" office:value="117.85" calcext:value-type="float">
            <text:p>117.85</text:p>
          </table:table-cell>
        </table:table-row>
        <table:table-row table:style-name="ro1">
          <table:table-cell office:value-type="float" office:value="703989" calcext:value-type="float">
            <text:p>703989</text:p>
          </table:table-cell>
          <table:table-cell table:formula="of:=[.A46]/1000/(60*60*24)" office:value-type="time" office:time-value="PT00H11M43.989S" calcext:value-type="time">
            <text:p>00:11:44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6.38" calcext:value-type="float">
            <text:p>606.38</text:p>
          </table:table-cell>
          <table:table-cell office:value-type="float" office:value="97.67" calcext:value-type="float">
            <text:p>97.67</text:p>
          </table:table-cell>
          <table:table-cell office:value-type="float" office:value="120.55" calcext:value-type="float">
            <text:p>120.55</text:p>
          </table:table-cell>
        </table:table-row>
        <table:table-row table:style-name="ro1">
          <table:table-cell office:value-type="float" office:value="719988" calcext:value-type="float">
            <text:p>719988</text:p>
          </table:table-cell>
          <table:table-cell table:formula="of:=[.A47]/1000/(60*60*24)" office:value-type="time" office:time-value="PT00H11M59.988S" calcext:value-type="time">
            <text:p>00:12:00</text:p>
          </table:table-cell>
          <table:table-cell office:value-type="float" office:value="1.22" calcext:value-type="float">
            <text:p>1.22</text:p>
          </table:table-cell>
          <table:table-cell office:value-type="float" office:value="499.6" calcext:value-type="float">
            <text:p>499.6</text:p>
          </table:table-cell>
          <table:table-cell office:value-type="float" office:value="608.49" calcext:value-type="float">
            <text:p>608.49</text:p>
          </table:table-cell>
          <table:table-cell office:value-type="float" office:value="99.89" calcext:value-type="float">
            <text:p>99.89</text:p>
          </table:table-cell>
          <table:table-cell office:value-type="float" office:value="123.24" calcext:value-type="float">
            <text:p>123.24</text:p>
          </table:table-cell>
        </table:table-row>
        <table:table-row table:style-name="ro1">
          <table:table-cell office:value-type="float" office:value="735988" calcext:value-type="float">
            <text:p>735988</text:p>
          </table:table-cell>
          <table:table-cell table:formula="of:=[.A48]/1000/(60*60*24)" office:value-type="time" office:time-value="PT00H12M15.988S" calcext:value-type="time">
            <text:p>00:12:16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6.38" calcext:value-type="float">
            <text:p>606.38</text:p>
          </table:table-cell>
          <table:table-cell office:value-type="float" office:value="102.11" calcext:value-type="float">
            <text:p>102.11</text:p>
          </table:table-cell>
          <table:table-cell office:value-type="float" office:value="125.94" calcext:value-type="float">
            <text:p>125.94</text:p>
          </table:table-cell>
        </table:table-row>
        <table:table-row table:style-name="ro1">
          <table:table-cell office:value-type="float" office:value="751988" calcext:value-type="float">
            <text:p>751988</text:p>
          </table:table-cell>
          <table:table-cell table:formula="of:=[.A49]/1000/(60*60*24)" office:value-type="time" office:time-value="PT00H12M31.988S" calcext:value-type="time">
            <text:p>00:12:32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6.38" calcext:value-type="float">
            <text:p>606.38</text:p>
          </table:table-cell>
          <table:table-cell office:value-type="float" office:value="104.33" calcext:value-type="float">
            <text:p>104.33</text:p>
          </table:table-cell>
          <table:table-cell office:value-type="float" office:value="128.64" calcext:value-type="float">
            <text:p>128.64</text:p>
          </table:table-cell>
        </table:table-row>
        <table:table-row table:style-name="ro1">
          <table:table-cell office:value-type="float" office:value="767988" calcext:value-type="float">
            <text:p>767988</text:p>
          </table:table-cell>
          <table:table-cell table:formula="of:=[.A50]/1000/(60*60*24)" office:value-type="time" office:time-value="PT00H12M47.988S" calcext:value-type="time">
            <text:p>00:12:48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6.48" calcext:value-type="float">
            <text:p>606.48</text:p>
          </table:table-cell>
          <table:table-cell office:value-type="float" office:value="106.55" calcext:value-type="float">
            <text:p>106.55</text:p>
          </table:table-cell>
          <table:table-cell office:value-type="float" office:value="131.33" calcext:value-type="float">
            <text:p>131.33</text:p>
          </table:table-cell>
        </table:table-row>
        <table:table-row table:style-name="ro1">
          <table:table-cell office:value-type="float" office:value="783988" calcext:value-type="float">
            <text:p>783988</text:p>
          </table:table-cell>
          <table:table-cell table:formula="of:=[.A51]/1000/(60*60*24)" office:value-type="time" office:time-value="PT00H13M03.988S" calcext:value-type="time">
            <text:p>00:13:04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6.48" calcext:value-type="float">
            <text:p>606.48</text:p>
          </table:table-cell>
          <table:table-cell office:value-type="float" office:value="108.77" calcext:value-type="float">
            <text:p>108.77</text:p>
          </table:table-cell>
          <table:table-cell office:value-type="float" office:value="134.02" calcext:value-type="float">
            <text:p>134.02</text:p>
          </table:table-cell>
        </table:table-row>
        <table:table-row table:style-name="ro1">
          <table:table-cell office:value-type="float" office:value="799988" calcext:value-type="float">
            <text:p>799988</text:p>
          </table:table-cell>
          <table:table-cell table:formula="of:=[.A52]/1000/(60*60*24)" office:value-type="time" office:time-value="PT00H13M19.988S" calcext:value-type="time">
            <text:p>00:13:20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6.39" calcext:value-type="float">
            <text:p>606.39</text:p>
          </table:table-cell>
          <table:table-cell office:value-type="float" office:value="110.99" calcext:value-type="float">
            <text:p>110.99</text:p>
          </table:table-cell>
          <table:table-cell office:value-type="float" office:value="136.71" calcext:value-type="float">
            <text:p>136.71</text:p>
          </table:table-cell>
        </table:table-row>
        <table:table-row table:style-name="ro1">
          <table:table-cell office:value-type="float" office:value="815988" calcext:value-type="float">
            <text:p>815988</text:p>
          </table:table-cell>
          <table:table-cell table:formula="of:=[.A53]/1000/(60*60*24)" office:value-type="time" office:time-value="PT00H13M35.988S" calcext:value-type="time">
            <text:p>00:13:36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4.25" calcext:value-type="float">
            <text:p>604.25</text:p>
          </table:table-cell>
          <table:table-cell office:value-type="float" office:value="113.21" calcext:value-type="float">
            <text:p>113.21</text:p>
          </table:table-cell>
          <table:table-cell office:value-type="float" office:value="139.4" calcext:value-type="float">
            <text:p>139.4</text:p>
          </table:table-cell>
        </table:table-row>
        <table:table-row table:style-name="ro1">
          <table:table-cell office:value-type="float" office:value="831989" calcext:value-type="float">
            <text:p>831989</text:p>
          </table:table-cell>
          <table:table-cell table:formula="of:=[.A54]/1000/(60*60*24)" office:value-type="time" office:time-value="PT00H13M51.989S" calcext:value-type="time">
            <text:p>00:13:52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4.4" calcext:value-type="float">
            <text:p>604.4</text:p>
          </table:table-cell>
          <table:table-cell office:value-type="float" office:value="115.43" calcext:value-type="float">
            <text:p>115.43</text:p>
          </table:table-cell>
          <table:table-cell office:value-type="float" office:value="142.09" calcext:value-type="float">
            <text:p>142.09</text:p>
          </table:table-cell>
        </table:table-row>
        <table:table-row table:style-name="ro1">
          <table:table-cell office:value-type="float" office:value="847988" calcext:value-type="float">
            <text:p>847988</text:p>
          </table:table-cell>
          <table:table-cell table:formula="of:=[.A55]/1000/(60*60*24)" office:value-type="time" office:time-value="PT00H14M07.988S" calcext:value-type="time">
            <text:p>00:14:08</text:p>
          </table:table-cell>
          <table:table-cell office:value-type="float" office:value="1.21" calcext:value-type="float">
            <text:p>1.21</text:p>
          </table:table-cell>
          <table:table-cell office:value-type="float" office:value="499.2" calcext:value-type="float">
            <text:p>499.2</text:p>
          </table:table-cell>
          <table:table-cell office:value-type="float" office:value="604.01" calcext:value-type="float">
            <text:p>604.01</text:p>
          </table:table-cell>
          <table:table-cell office:value-type="float" office:value="117.65" calcext:value-type="float">
            <text:p>117.65</text:p>
          </table:table-cell>
          <table:table-cell office:value-type="float" office:value="144.77" calcext:value-type="float">
            <text:p>144.77</text:p>
          </table:table-cell>
        </table:table-row>
        <table:table-row table:style-name="ro1">
          <table:table-cell office:value-type="float" office:value="863988" calcext:value-type="float">
            <text:p>863988</text:p>
          </table:table-cell>
          <table:table-cell table:formula="of:=[.A56]/1000/(60*60*24)" office:value-type="time" office:time-value="PT00H14M23.988S" calcext:value-type="time">
            <text:p>00:14:24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4.24" calcext:value-type="float">
            <text:p>604.24</text:p>
          </table:table-cell>
          <table:table-cell office:value-type="float" office:value="119.87" calcext:value-type="float">
            <text:p>119.87</text:p>
          </table:table-cell>
          <table:table-cell office:value-type="float" office:value="147.46" calcext:value-type="float">
            <text:p>147.46</text:p>
          </table:table-cell>
        </table:table-row>
        <table:table-row table:style-name="ro1">
          <table:table-cell office:value-type="float" office:value="879988" calcext:value-type="float">
            <text:p>879988</text:p>
          </table:table-cell>
          <table:table-cell table:formula="of:=[.A57]/1000/(60*60*24)" office:value-type="time" office:time-value="PT00H14M39.988S" calcext:value-type="time">
            <text:p>00:14:40</text:p>
          </table:table-cell>
          <table:table-cell office:value-type="float" office:value="1.21" calcext:value-type="float">
            <text:p>1.21</text:p>
          </table:table-cell>
          <table:table-cell office:value-type="float" office:value="499.2" calcext:value-type="float">
            <text:p>499.2</text:p>
          </table:table-cell>
          <table:table-cell office:value-type="float" office:value="604" calcext:value-type="float">
            <text:p>604</text:p>
          </table:table-cell>
          <table:table-cell office:value-type="float" office:value="122.09" calcext:value-type="float">
            <text:p>122.09</text:p>
          </table:table-cell>
          <table:table-cell office:value-type="float" office:value="150.14" calcext:value-type="float">
            <text:p>150.14</text:p>
          </table:table-cell>
        </table:table-row>
        <table:table-row table:style-name="ro1">
          <table:table-cell office:value-type="float" office:value="895989" calcext:value-type="float">
            <text:p>895989</text:p>
          </table:table-cell>
          <table:table-cell table:formula="of:=[.A58]/1000/(60*60*24)" office:value-type="time" office:time-value="PT00H14M55.989S" calcext:value-type="time">
            <text:p>00:14:56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2.49" calcext:value-type="float">
            <text:p>602.49</text:p>
          </table:table-cell>
          <table:table-cell office:value-type="float" office:value="124.31" calcext:value-type="float">
            <text:p>124.31</text:p>
          </table:table-cell>
          <table:table-cell office:value-type="float" office:value="152.83" calcext:value-type="float">
            <text:p>152.83</text:p>
          </table:table-cell>
        </table:table-row>
        <table:table-row table:style-name="ro1">
          <table:table-cell office:value-type="float" office:value="911988" calcext:value-type="float">
            <text:p>911988</text:p>
          </table:table-cell>
          <table:table-cell table:formula="of:=[.A59]/1000/(60*60*24)" office:value-type="time" office:time-value="PT00H15M11.988S" calcext:value-type="time">
            <text:p>00:15:12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4.39" calcext:value-type="float">
            <text:p>604.39</text:p>
          </table:table-cell>
          <table:table-cell office:value-type="float" office:value="126.53" calcext:value-type="float">
            <text:p>126.53</text:p>
          </table:table-cell>
          <table:table-cell office:value-type="float" office:value="155.51" calcext:value-type="float">
            <text:p>155.51</text:p>
          </table:table-cell>
        </table:table-row>
        <table:table-row table:style-name="ro1">
          <table:table-cell office:value-type="float" office:value="927988" calcext:value-type="float">
            <text:p>927988</text:p>
          </table:table-cell>
          <table:table-cell table:formula="of:=[.A60]/1000/(60*60*24)" office:value-type="time" office:time-value="PT00H15M27.988S" calcext:value-type="time">
            <text:p>00:15:28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4.38" calcext:value-type="float">
            <text:p>604.38</text:p>
          </table:table-cell>
          <table:table-cell office:value-type="float" office:value="128.75" calcext:value-type="float">
            <text:p>128.75</text:p>
          </table:table-cell>
          <table:table-cell office:value-type="float" office:value="158.19" calcext:value-type="float">
            <text:p>158.19</text:p>
          </table:table-cell>
        </table:table-row>
        <table:table-row table:style-name="ro1">
          <table:table-cell office:value-type="float" office:value="943988" calcext:value-type="float">
            <text:p>943988</text:p>
          </table:table-cell>
          <table:table-cell table:formula="of:=[.A61]/1000/(60*60*24)" office:value-type="time" office:time-value="PT00H15M43.988S" calcext:value-type="time">
            <text:p>00:15:44</text:p>
          </table:table-cell>
          <table:table-cell office:value-type="float" office:value="1.21" calcext:value-type="float">
            <text:p>1.21</text:p>
          </table:table-cell>
          <table:table-cell office:value-type="float" office:value="499" calcext:value-type="float">
            <text:p>499</text:p>
          </table:table-cell>
          <table:table-cell office:value-type="float" office:value="601.76" calcext:value-type="float">
            <text:p>601.76</text:p>
          </table:table-cell>
          <table:table-cell office:value-type="float" office:value="130.97" calcext:value-type="float">
            <text:p>130.97</text:p>
          </table:table-cell>
          <table:table-cell office:value-type="float" office:value="160.86" calcext:value-type="float">
            <text:p>160.86</text:p>
          </table:table-cell>
        </table:table-row>
        <table:table-row table:style-name="ro1">
          <table:table-cell office:value-type="float" office:value="959988" calcext:value-type="float">
            <text:p>959988</text:p>
          </table:table-cell>
          <table:table-cell table:formula="of:=[.A62]/1000/(60*60*24)" office:value-type="time" office:time-value="PT00H15M59.988S" calcext:value-type="time">
            <text:p>00:16:00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2.39" calcext:value-type="float">
            <text:p>602.39</text:p>
          </table:table-cell>
          <table:table-cell office:value-type="float" office:value="133.19" calcext:value-type="float">
            <text:p>133.19</text:p>
          </table:table-cell>
          <table:table-cell office:value-type="float" office:value="163.54" calcext:value-type="float">
            <text:p>163.54</text:p>
          </table:table-cell>
        </table:table-row>
        <table:table-row table:style-name="ro1">
          <table:table-cell office:value-type="float" office:value="975988" calcext:value-type="float">
            <text:p>975988</text:p>
          </table:table-cell>
          <table:table-cell table:formula="of:=[.A63]/1000/(60*60*24)" office:value-type="time" office:time-value="PT00H16M15.988S" calcext:value-type="time">
            <text:p>00:16:16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2.39" calcext:value-type="float">
            <text:p>602.39</text:p>
          </table:table-cell>
          <table:table-cell office:value-type="float" office:value="135.41" calcext:value-type="float">
            <text:p>135.41</text:p>
          </table:table-cell>
          <table:table-cell office:value-type="float" office:value="166.22" calcext:value-type="float">
            <text:p>166.22</text:p>
          </table:table-cell>
        </table:table-row>
        <table:table-row table:style-name="ro1">
          <table:table-cell office:value-type="float" office:value="991988" calcext:value-type="float">
            <text:p>991988</text:p>
          </table:table-cell>
          <table:table-cell table:formula="of:=[.A64]/1000/(60*60*24)" office:value-type="time" office:time-value="PT00H16M31.988S" calcext:value-type="time">
            <text:p>00:16:32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2.15" calcext:value-type="float">
            <text:p>602.15</text:p>
          </table:table-cell>
          <table:table-cell office:value-type="float" office:value="137.63" calcext:value-type="float">
            <text:p>137.63</text:p>
          </table:table-cell>
          <table:table-cell office:value-type="float" office:value="168.89" calcext:value-type="float">
            <text:p>168.89</text:p>
          </table:table-cell>
        </table:table-row>
        <table:table-row table:style-name="ro1">
          <table:table-cell office:value-type="float" office:value="1007988" calcext:value-type="float">
            <text:p>1007988</text:p>
          </table:table-cell>
          <table:table-cell table:formula="of:=[.A65]/1000/(60*60*24)" office:value-type="time" office:time-value="PT00H16M47.988S" calcext:value-type="time">
            <text:p>00:16:48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2.15" calcext:value-type="float">
            <text:p>602.15</text:p>
          </table:table-cell>
          <table:table-cell office:value-type="float" office:value="139.85" calcext:value-type="float">
            <text:p>139.85</text:p>
          </table:table-cell>
          <table:table-cell office:value-type="float" office:value="171.57" calcext:value-type="float">
            <text:p>171.57</text:p>
          </table:table-cell>
        </table:table-row>
        <table:table-row table:style-name="ro1">
          <table:table-cell office:value-type="float" office:value="1023988" calcext:value-type="float">
            <text:p>1023988</text:p>
          </table:table-cell>
          <table:table-cell table:formula="of:=[.A66]/1000/(60*60*24)" office:value-type="time" office:time-value="PT00H17M03.988S" calcext:value-type="time">
            <text:p>00:17:04</text:p>
          </table:table-cell>
          <table:table-cell office:value-type="float" office:value="1.2" calcext:value-type="float">
            <text:p>1.2</text:p>
          </table:table-cell>
          <table:table-cell office:value-type="float" office:value="499.8" calcext:value-type="float">
            <text:p>499.8</text:p>
          </table:table-cell>
          <table:table-cell office:value-type="float" office:value="600.74" calcext:value-type="float">
            <text:p>600.74</text:p>
          </table:table-cell>
          <table:table-cell office:value-type="float" office:value="142.07" calcext:value-type="float">
            <text:p>142.07</text:p>
          </table:table-cell>
          <table:table-cell office:value-type="float" office:value="174.24" calcext:value-type="float">
            <text:p>174.24</text:p>
          </table:table-cell>
        </table:table-row>
        <table:table-row table:style-name="ro1">
          <table:table-cell office:value-type="float" office:value="1039988" calcext:value-type="float">
            <text:p>1039988</text:p>
          </table:table-cell>
          <table:table-cell table:formula="of:=[.A67]/1000/(60*60*24)" office:value-type="time" office:time-value="PT00H17M19.988S" calcext:value-type="time">
            <text:p>00:17:20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0.4" calcext:value-type="float">
            <text:p>600.4</text:p>
          </table:table-cell>
          <table:table-cell office:value-type="float" office:value="144.29" calcext:value-type="float">
            <text:p>144.29</text:p>
          </table:table-cell>
          <table:table-cell office:value-type="float" office:value="176.9" calcext:value-type="float">
            <text:p>176.9</text:p>
          </table:table-cell>
        </table:table-row>
        <table:table-row table:style-name="ro1">
          <table:table-cell office:value-type="float" office:value="1055988" calcext:value-type="float">
            <text:p>1055988</text:p>
          </table:table-cell>
          <table:table-cell table:formula="of:=[.A68]/1000/(60*60*24)" office:value-type="time" office:time-value="PT00H17M35.988S" calcext:value-type="time">
            <text:p>00:17:36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0.41" calcext:value-type="float">
            <text:p>600.41</text:p>
          </table:table-cell>
          <table:table-cell office:value-type="float" office:value="146.51" calcext:value-type="float">
            <text:p>146.51</text:p>
          </table:table-cell>
          <table:table-cell office:value-type="float" office:value="179.57" calcext:value-type="float">
            <text:p>179.57</text:p>
          </table:table-cell>
        </table:table-row>
        <table:table-row table:style-name="ro1">
          <table:table-cell office:value-type="float" office:value="1071988" calcext:value-type="float">
            <text:p>1071988</text:p>
          </table:table-cell>
          <table:table-cell table:formula="of:=[.A69]/1000/(60*60*24)" office:value-type="time" office:time-value="PT00H17M51.988S" calcext:value-type="time">
            <text:p>00:17:52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600.26" calcext:value-type="float">
            <text:p>600.26</text:p>
          </table:table-cell>
          <table:table-cell office:value-type="float" office:value="148.73" calcext:value-type="float">
            <text:p>148.73</text:p>
          </table:table-cell>
          <table:table-cell office:value-type="float" office:value="182.24" calcext:value-type="float">
            <text:p>182.24</text:p>
          </table:table-cell>
        </table:table-row>
        <table:table-row table:style-name="ro1">
          <table:table-cell office:value-type="float" office:value="1087989" calcext:value-type="float">
            <text:p>1087989</text:p>
          </table:table-cell>
          <table:table-cell table:formula="of:=[.A70]/1000/(60*60*24)" office:value-type="time" office:time-value="PT00H18M07.989S" calcext:value-type="time">
            <text:p>00:18:08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6" calcext:value-type="float">
            <text:p>598.26</text:p>
          </table:table-cell>
          <table:table-cell office:value-type="float" office:value="150.95" calcext:value-type="float">
            <text:p>150.95</text:p>
          </table:table-cell>
          <table:table-cell office:value-type="float" office:value="184.91" calcext:value-type="float">
            <text:p>184.91</text:p>
          </table:table-cell>
        </table:table-row>
        <table:table-row table:style-name="ro1">
          <table:table-cell office:value-type="float" office:value="1103989" calcext:value-type="float">
            <text:p>1103989</text:p>
          </table:table-cell>
          <table:table-cell table:formula="of:=[.A71]/1000/(60*60*24)" office:value-type="time" office:time-value="PT00H18M23.989S" calcext:value-type="time">
            <text:p>00:18:24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38" calcext:value-type="float">
            <text:p>598.38</text:p>
          </table:table-cell>
          <table:table-cell office:value-type="float" office:value="153.17" calcext:value-type="float">
            <text:p>153.17</text:p>
          </table:table-cell>
          <table:table-cell office:value-type="float" office:value="187.57" calcext:value-type="float">
            <text:p>187.57</text:p>
          </table:table-cell>
        </table:table-row>
        <table:table-row table:style-name="ro1">
          <table:table-cell office:value-type="float" office:value="1119988" calcext:value-type="float">
            <text:p>1119988</text:p>
          </table:table-cell>
          <table:table-cell table:formula="of:=[.A72]/1000/(60*60*24)" office:value-type="time" office:time-value="PT00H18M39.988S" calcext:value-type="time">
            <text:p>00:18:40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600.25" calcext:value-type="float">
            <text:p>600.25</text:p>
          </table:table-cell>
          <table:table-cell office:value-type="float" office:value="155.39" calcext:value-type="float">
            <text:p>155.39</text:p>
          </table:table-cell>
          <table:table-cell office:value-type="float" office:value="190.23" calcext:value-type="float">
            <text:p>190.23</text:p>
          </table:table-cell>
        </table:table-row>
        <table:table-row table:style-name="ro1">
          <table:table-cell office:value-type="float" office:value="1135988" calcext:value-type="float">
            <text:p>1135988</text:p>
          </table:table-cell>
          <table:table-cell table:formula="of:=[.A73]/1000/(60*60*24)" office:value-type="time" office:time-value="PT00H18M55.988S" calcext:value-type="time">
            <text:p>00:18:56</text:p>
          </table:table-cell>
          <table:table-cell office:value-type="float" office:value="1.2" calcext:value-type="float">
            <text:p>1.2</text:p>
          </table:table-cell>
          <table:table-cell office:value-type="float" office:value="499.2" calcext:value-type="float">
            <text:p>499.2</text:p>
          </table:table-cell>
          <table:table-cell office:value-type="float" office:value="599.98" calcext:value-type="float">
            <text:p>599.98</text:p>
          </table:table-cell>
          <table:table-cell office:value-type="float" office:value="157.61" calcext:value-type="float">
            <text:p>157.61</text:p>
          </table:table-cell>
          <table:table-cell office:value-type="float" office:value="192.9" calcext:value-type="float">
            <text:p>192.9</text:p>
          </table:table-cell>
        </table:table-row>
        <table:table-row table:style-name="ro1">
          <table:table-cell office:value-type="float" office:value="1151988" calcext:value-type="float">
            <text:p>1151988</text:p>
          </table:table-cell>
          <table:table-cell table:formula="of:=[.A74]/1000/(60*60*24)" office:value-type="time" office:time-value="PT00H19M11.988S" calcext:value-type="time">
            <text:p>00:19:12</text:p>
          </table:table-cell>
          <table:table-cell office:value-type="float" office:value="1.2" calcext:value-type="float">
            <text:p>1.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9.92" calcext:value-type="float">
            <text:p>599.92</text:p>
          </table:table-cell>
          <table:table-cell office:value-type="float" office:value="159.82" calcext:value-type="float">
            <text:p>159.82</text:p>
          </table:table-cell>
          <table:table-cell office:value-type="float" office:value="195.56" calcext:value-type="float">
            <text:p>195.56</text:p>
          </table:table-cell>
        </table:table-row>
        <table:table-row table:style-name="ro1">
          <table:table-cell office:value-type="float" office:value="1167988" calcext:value-type="float">
            <text:p>1167988</text:p>
          </table:table-cell>
          <table:table-cell table:formula="of:=[.A75]/1000/(60*60*24)" office:value-type="time" office:time-value="PT00H19M27.988S" calcext:value-type="time">
            <text:p>00:19:28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8.16" calcext:value-type="float">
            <text:p>598.16</text:p>
          </table:table-cell>
          <table:table-cell office:value-type="float" office:value="162.04" calcext:value-type="float">
            <text:p>162.04</text:p>
          </table:table-cell>
          <table:table-cell office:value-type="float" office:value="198.22" calcext:value-type="float">
            <text:p>198.22</text:p>
          </table:table-cell>
        </table:table-row>
        <table:table-row table:style-name="ro1">
          <table:table-cell office:value-type="float" office:value="1183988" calcext:value-type="float">
            <text:p>1183988</text:p>
          </table:table-cell>
          <table:table-cell table:formula="of:=[.A76]/1000/(60*60*24)" office:value-type="time" office:time-value="PT00H19M43.988S" calcext:value-type="time">
            <text:p>00:19:44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5" calcext:value-type="float">
            <text:p>596.25</text:p>
          </table:table-cell>
          <table:table-cell office:value-type="float" office:value="164.26" calcext:value-type="float">
            <text:p>164.26</text:p>
          </table:table-cell>
          <table:table-cell office:value-type="float" office:value="200.88" calcext:value-type="float">
            <text:p>200.88</text:p>
          </table:table-cell>
        </table:table-row>
        <table:table-row table:style-name="ro1">
          <table:table-cell office:value-type="float" office:value="1199988" calcext:value-type="float">
            <text:p>1199988</text:p>
          </table:table-cell>
          <table:table-cell table:formula="of:=[.A77]/1000/(60*60*24)" office:value-type="time" office:time-value="PT00H19M59.988S" calcext:value-type="time">
            <text:p>00:20:00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39" calcext:value-type="float">
            <text:p>598.39</text:p>
          </table:table-cell>
          <table:table-cell office:value-type="float" office:value="166.48" calcext:value-type="float">
            <text:p>166.48</text:p>
          </table:table-cell>
          <table:table-cell office:value-type="float" office:value="203.54" calcext:value-type="float">
            <text:p>203.54</text:p>
          </table:table-cell>
        </table:table-row>
        <table:table-row table:style-name="ro1">
          <table:table-cell office:value-type="float" office:value="1215988" calcext:value-type="float">
            <text:p>1215988</text:p>
          </table:table-cell>
          <table:table-cell table:formula="of:=[.A78]/1000/(60*60*24)" office:value-type="time" office:time-value="PT00H20M15.988S" calcext:value-type="time">
            <text:p>00:20:16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39" calcext:value-type="float">
            <text:p>598.39</text:p>
          </table:table-cell>
          <table:table-cell office:value-type="float" office:value="168.7" calcext:value-type="float">
            <text:p>168.7</text:p>
          </table:table-cell>
          <table:table-cell office:value-type="float" office:value="206.2" calcext:value-type="float">
            <text:p>206.2</text:p>
          </table:table-cell>
        </table:table-row>
        <table:table-row table:style-name="ro1">
          <table:table-cell office:value-type="float" office:value="1231989" calcext:value-type="float">
            <text:p>1231989</text:p>
          </table:table-cell>
          <table:table-cell table:formula="of:=[.A79]/1000/(60*60*24)" office:value-type="time" office:time-value="PT00H20M31.989S" calcext:value-type="time">
            <text:p>00:20:32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4" calcext:value-type="float">
            <text:p>598.4</text:p>
          </table:table-cell>
          <table:table-cell office:value-type="float" office:value="170.92" calcext:value-type="float">
            <text:p>170.92</text:p>
          </table:table-cell>
          <table:table-cell office:value-type="float" office:value="208.86" calcext:value-type="float">
            <text:p>208.86</text:p>
          </table:table-cell>
        </table:table-row>
        <table:table-row table:style-name="ro1">
          <table:table-cell office:value-type="float" office:value="1247988" calcext:value-type="float">
            <text:p>1247988</text:p>
          </table:table-cell>
          <table:table-cell table:formula="of:=[.A80]/1000/(60*60*24)" office:value-type="time" office:time-value="PT00H20M47.988S" calcext:value-type="time">
            <text:p>00:20:48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48" calcext:value-type="float">
            <text:p>596.48</text:p>
          </table:table-cell>
          <table:table-cell office:value-type="float" office:value="173.14" calcext:value-type="float">
            <text:p>173.14</text:p>
          </table:table-cell>
          <table:table-cell office:value-type="float" office:value="211.51" calcext:value-type="float">
            <text:p>211.51</text:p>
          </table:table-cell>
        </table:table-row>
        <table:table-row table:style-name="ro1">
          <table:table-cell office:value-type="float" office:value="1263989" calcext:value-type="float">
            <text:p>1263989</text:p>
          </table:table-cell>
          <table:table-cell table:formula="of:=[.A81]/1000/(60*60*24)" office:value-type="time" office:time-value="PT00H21M03.989S" calcext:value-type="time">
            <text:p>00:21:04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8.16" calcext:value-type="float">
            <text:p>598.16</text:p>
          </table:table-cell>
          <table:table-cell office:value-type="float" office:value="175.36" calcext:value-type="float">
            <text:p>175.36</text:p>
          </table:table-cell>
          <table:table-cell office:value-type="float" office:value="214.17" calcext:value-type="float">
            <text:p>214.17</text:p>
          </table:table-cell>
        </table:table-row>
        <table:table-row table:style-name="ro1">
          <table:table-cell office:value-type="float" office:value="1279988" calcext:value-type="float">
            <text:p>1279988</text:p>
          </table:table-cell>
          <table:table-cell table:formula="of:=[.A82]/1000/(60*60*24)" office:value-type="time" office:time-value="PT00H21M19.988S" calcext:value-type="time">
            <text:p>00:21:20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38" calcext:value-type="float">
            <text:p>598.38</text:p>
          </table:table-cell>
          <table:table-cell office:value-type="float" office:value="177.58" calcext:value-type="float">
            <text:p>177.58</text:p>
          </table:table-cell>
          <table:table-cell office:value-type="float" office:value="216.83" calcext:value-type="float">
            <text:p>216.83</text:p>
          </table:table-cell>
        </table:table-row>
        <table:table-row table:style-name="ro1">
          <table:table-cell office:value-type="float" office:value="1295989" calcext:value-type="float">
            <text:p>1295989</text:p>
          </table:table-cell>
          <table:table-cell table:formula="of:=[.A83]/1000/(60*60*24)" office:value-type="time" office:time-value="PT00H21M35.989S" calcext:value-type="time">
            <text:p>00:21:36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39" calcext:value-type="float">
            <text:p>596.39</text:p>
          </table:table-cell>
          <table:table-cell office:value-type="float" office:value="179.8" calcext:value-type="float">
            <text:p>179.8</text:p>
          </table:table-cell>
          <table:table-cell office:value-type="float" office:value="219.48" calcext:value-type="float">
            <text:p>219.48</text:p>
          </table:table-cell>
        </table:table-row>
        <table:table-row table:style-name="ro1">
          <table:table-cell office:value-type="float" office:value="1311988" calcext:value-type="float">
            <text:p>1311988</text:p>
          </table:table-cell>
          <table:table-cell table:formula="of:=[.A84]/1000/(60*60*24)" office:value-type="time" office:time-value="PT00H21M51.988S" calcext:value-type="time">
            <text:p>00:21:52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4" calcext:value-type="float">
            <text:p>596.24</text:p>
          </table:table-cell>
          <table:table-cell office:value-type="float" office:value="182.02" calcext:value-type="float">
            <text:p>182.02</text:p>
          </table:table-cell>
          <table:table-cell office:value-type="float" office:value="222.13" calcext:value-type="float">
            <text:p>222.13</text:p>
          </table:table-cell>
        </table:table-row>
        <table:table-row table:style-name="ro1">
          <table:table-cell office:value-type="float" office:value="1327989" calcext:value-type="float">
            <text:p>1327989</text:p>
          </table:table-cell>
          <table:table-cell table:formula="of:=[.A85]/1000/(60*60*24)" office:value-type="time" office:time-value="PT00H22M07.989S" calcext:value-type="time">
            <text:p>00:22:08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8.16" calcext:value-type="float">
            <text:p>598.16</text:p>
          </table:table-cell>
          <table:table-cell office:value-type="float" office:value="184.24" calcext:value-type="float">
            <text:p>184.24</text:p>
          </table:table-cell>
          <table:table-cell office:value-type="float" office:value="224.79" calcext:value-type="float">
            <text:p>224.79</text:p>
          </table:table-cell>
        </table:table-row>
        <table:table-row table:style-name="ro1">
          <table:table-cell office:value-type="float" office:value="1343988" calcext:value-type="float">
            <text:p>1343988</text:p>
          </table:table-cell>
          <table:table-cell table:formula="of:=[.A86]/1000/(60*60*24)" office:value-type="time" office:time-value="PT00H22M23.988S" calcext:value-type="time">
            <text:p>00:22:24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4.39" calcext:value-type="float">
            <text:p>594.39</text:p>
          </table:table-cell>
          <table:table-cell office:value-type="float" office:value="186.46" calcext:value-type="float">
            <text:p>186.46</text:p>
          </table:table-cell>
          <table:table-cell office:value-type="float" office:value="227.44" calcext:value-type="float">
            <text:p>227.44</text:p>
          </table:table-cell>
        </table:table-row>
        <table:table-row table:style-name="ro1">
          <table:table-cell office:value-type="float" office:value="1359988" calcext:value-type="float">
            <text:p>1359988</text:p>
          </table:table-cell>
          <table:table-cell table:formula="of:=[.A87]/1000/(60*60*24)" office:value-type="time" office:time-value="PT00H22M39.988S" calcext:value-type="time">
            <text:p>00:22:40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5" calcext:value-type="float">
            <text:p>596.15</text:p>
          </table:table-cell>
          <table:table-cell office:value-type="float" office:value="188.68" calcext:value-type="float">
            <text:p>188.68</text:p>
          </table:table-cell>
          <table:table-cell office:value-type="float" office:value="230.09" calcext:value-type="float">
            <text:p>230.09</text:p>
          </table:table-cell>
        </table:table-row>
        <table:table-row table:style-name="ro1">
          <table:table-cell office:value-type="float" office:value="1375989" calcext:value-type="float">
            <text:p>1375989</text:p>
          </table:table-cell>
          <table:table-cell table:formula="of:=[.A88]/1000/(60*60*24)" office:value-type="time" office:time-value="PT00H22M55.989S" calcext:value-type="time">
            <text:p>00:22:56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6.02" calcext:value-type="float">
            <text:p>596.02</text:p>
          </table:table-cell>
          <table:table-cell office:value-type="float" office:value="190.9" calcext:value-type="float">
            <text:p>190.9</text:p>
          </table:table-cell>
          <table:table-cell office:value-type="float" office:value="232.73" calcext:value-type="float">
            <text:p>232.73</text:p>
          </table:table-cell>
        </table:table-row>
        <table:table-row table:style-name="ro1">
          <table:table-cell office:value-type="float" office:value="1391988" calcext:value-type="float">
            <text:p>1391988</text:p>
          </table:table-cell>
          <table:table-cell table:formula="of:=[.A89]/1000/(60*60*24)" office:value-type="time" office:time-value="PT00H23M11.988S" calcext:value-type="time">
            <text:p>00:23:12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6.01" calcext:value-type="float">
            <text:p>596.01</text:p>
          </table:table-cell>
          <table:table-cell office:value-type="float" office:value="193.12" calcext:value-type="float">
            <text:p>193.12</text:p>
          </table:table-cell>
          <table:table-cell office:value-type="float" office:value="235.38" calcext:value-type="float">
            <text:p>235.38</text:p>
          </table:table-cell>
        </table:table-row>
        <table:table-row table:style-name="ro1">
          <table:table-cell office:value-type="float" office:value="1407988" calcext:value-type="float">
            <text:p>1407988</text:p>
          </table:table-cell>
          <table:table-cell table:formula="of:=[.A90]/1000/(60*60*24)" office:value-type="time" office:time-value="PT00H23M27.988S" calcext:value-type="time">
            <text:p>00:23:28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5" calcext:value-type="float">
            <text:p>596.5</text:p>
          </table:table-cell>
          <table:table-cell office:value-type="float" office:value="195.34" calcext:value-type="float">
            <text:p>195.34</text:p>
          </table:table-cell>
          <table:table-cell office:value-type="float" office:value="238.03" calcext:value-type="float">
            <text:p>238.03</text:p>
          </table:table-cell>
        </table:table-row>
        <table:table-row table:style-name="ro1">
          <table:table-cell office:value-type="float" office:value="1423988" calcext:value-type="float">
            <text:p>1423988</text:p>
          </table:table-cell>
          <table:table-cell table:formula="of:=[.A91]/1000/(60*60*24)" office:value-type="time" office:time-value="PT00H23M43.988S" calcext:value-type="time">
            <text:p>00:23:44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6" calcext:value-type="float">
            <text:p>596.16</text:p>
          </table:table-cell>
          <table:table-cell office:value-type="float" office:value="197.56" calcext:value-type="float">
            <text:p>197.56</text:p>
          </table:table-cell>
          <table:table-cell office:value-type="float" office:value="240.68" calcext:value-type="float">
            <text:p>240.68</text:p>
          </table:table-cell>
        </table:table-row>
        <table:table-row table:style-name="ro1">
          <table:table-cell office:value-type="float" office:value="1439988" calcext:value-type="float">
            <text:p>1439988</text:p>
          </table:table-cell>
          <table:table-cell table:formula="of:=[.A92]/1000/(60*60*24)" office:value-type="time" office:time-value="PT00H23M59.988S" calcext:value-type="time">
            <text:p>00:24:00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49" calcext:value-type="float">
            <text:p>596.49</text:p>
          </table:table-cell>
          <table:table-cell office:value-type="float" office:value="199.78" calcext:value-type="float">
            <text:p>199.78</text:p>
          </table:table-cell>
          <table:table-cell office:value-type="float" office:value="243.32" calcext:value-type="float">
            <text:p>243.32</text:p>
          </table:table-cell>
        </table:table-row>
        <table:table-row table:style-name="ro1">
          <table:table-cell office:value-type="float" office:value="1455988" calcext:value-type="float">
            <text:p>1455988</text:p>
          </table:table-cell>
          <table:table-cell table:formula="of:=[.A93]/1000/(60*60*24)" office:value-type="time" office:time-value="PT00H24M15.988S" calcext:value-type="time">
            <text:p>00:24:16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5" calcext:value-type="float">
            <text:p>594.25</text:p>
          </table:table-cell>
          <table:table-cell office:value-type="float" office:value="202" calcext:value-type="float">
            <text:p>202</text:p>
          </table:table-cell>
          <table:table-cell office:value-type="float" office:value="245.97" calcext:value-type="float">
            <text:p>245.97</text:p>
          </table:table-cell>
        </table:table-row>
        <table:table-row table:style-name="ro1">
          <table:table-cell office:value-type="float" office:value="1471988" calcext:value-type="float">
            <text:p>1471988</text:p>
          </table:table-cell>
          <table:table-cell table:formula="of:=[.A94]/1000/(60*60*24)" office:value-type="time" office:time-value="PT00H24M31.988S" calcext:value-type="time">
            <text:p>00:24:32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4.39" calcext:value-type="float">
            <text:p>594.39</text:p>
          </table:table-cell>
          <table:table-cell office:value-type="float" office:value="204.22" calcext:value-type="float">
            <text:p>204.22</text:p>
          </table:table-cell>
          <table:table-cell office:value-type="float" office:value="248.61" calcext:value-type="float">
            <text:p>248.61</text:p>
          </table:table-cell>
        </table:table-row>
        <table:table-row table:style-name="ro1">
          <table:table-cell office:value-type="float" office:value="1486989" calcext:value-type="float">
            <text:p>1486989</text:p>
          </table:table-cell>
          <table:table-cell table:formula="of:=[.A95]/1000/(60*60*24)" office:value-type="time" office:time-value="PT00H24M46.989S" calcext:value-type="time">
            <text:p>00:24:47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6" calcext:value-type="float">
            <text:p>594.26</text:p>
          </table:table-cell>
          <table:table-cell office:value-type="float" office:value="206.3" calcext:value-type="float">
            <text:p>206.3</text:p>
          </table:table-cell>
          <table:table-cell office:value-type="float" office:value="251.09" calcext:value-type="float">
            <text:p>251.09</text:p>
          </table:table-cell>
        </table:table-row>
        <table:table-row table:style-name="ro1">
          <table:table-cell office:value-type="float" office:value="1502989" calcext:value-type="float">
            <text:p>1502989</text:p>
          </table:table-cell>
          <table:table-cell table:formula="of:=[.A96]/1000/(60*60*24)" office:value-type="time" office:time-value="PT00H25M02.989S" calcext:value-type="time">
            <text:p>00:25:03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4.39" calcext:value-type="float">
            <text:p>594.39</text:p>
          </table:table-cell>
          <table:table-cell office:value-type="float" office:value="208.52" calcext:value-type="float">
            <text:p>208.52</text:p>
          </table:table-cell>
          <table:table-cell office:value-type="float" office:value="253.73" calcext:value-type="float">
            <text:p>253.73</text:p>
          </table:table-cell>
        </table:table-row>
        <table:table-row table:style-name="ro1">
          <table:table-cell office:value-type="float" office:value="1518988" calcext:value-type="float">
            <text:p>1518988</text:p>
          </table:table-cell>
          <table:table-cell table:formula="of:=[.A97]/1000/(60*60*24)" office:value-type="time" office:time-value="PT00H25M18.988S" calcext:value-type="time">
            <text:p>00:25:19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39" calcext:value-type="float">
            <text:p>592.39</text:p>
          </table:table-cell>
          <table:table-cell office:value-type="float" office:value="210.74" calcext:value-type="float">
            <text:p>210.74</text:p>
          </table:table-cell>
          <table:table-cell office:value-type="float" office:value="256.37" calcext:value-type="float">
            <text:p>256.37</text:p>
          </table:table-cell>
        </table:table-row>
        <table:table-row table:style-name="ro1">
          <table:table-cell office:value-type="float" office:value="1534988" calcext:value-type="float">
            <text:p>1534988</text:p>
          </table:table-cell>
          <table:table-cell table:formula="of:=[.A98]/1000/(60*60*24)" office:value-type="time" office:time-value="PT00H25M34.988S" calcext:value-type="time">
            <text:p>00:25:35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6" calcext:value-type="float">
            <text:p>594.26</text:p>
          </table:table-cell>
          <table:table-cell office:value-type="float" office:value="212.95" calcext:value-type="float">
            <text:p>212.95</text:p>
          </table:table-cell>
          <table:table-cell office:value-type="float" office:value="259.01" calcext:value-type="float">
            <text:p>259.01</text:p>
          </table:table-cell>
        </table:table-row>
        <table:table-row table:style-name="ro1">
          <table:table-cell office:value-type="float" office:value="1550988" calcext:value-type="float">
            <text:p>1550988</text:p>
          </table:table-cell>
          <table:table-cell table:formula="of:=[.A99]/1000/(60*60*24)" office:value-type="time" office:time-value="PT00H25M50.988S" calcext:value-type="time">
            <text:p>00:25:51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6" calcext:value-type="float">
            <text:p>592.26</text:p>
          </table:table-cell>
          <table:table-cell office:value-type="float" office:value="215.17" calcext:value-type="float">
            <text:p>215.17</text:p>
          </table:table-cell>
          <table:table-cell office:value-type="float" office:value="261.65" calcext:value-type="float">
            <text:p>261.65</text:p>
          </table:table-cell>
        </table:table-row>
        <table:table-row table:style-name="ro1">
          <table:table-cell office:value-type="float" office:value="1566988" calcext:value-type="float">
            <text:p>1566988</text:p>
          </table:table-cell>
          <table:table-cell table:formula="of:=[.A100]/1000/(60*60*24)" office:value-type="time" office:time-value="PT00H26M06.988S" calcext:value-type="time">
            <text:p>00:26:07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2.64" calcext:value-type="float">
            <text:p>592.64</text:p>
          </table:table-cell>
          <table:table-cell office:value-type="float" office:value="217.39" calcext:value-type="float">
            <text:p>217.39</text:p>
          </table:table-cell>
          <table:table-cell office:value-type="float" office:value="264.29" calcext:value-type="float">
            <text:p>264.29</text:p>
          </table:table-cell>
        </table:table-row>
        <table:table-row table:style-name="ro1">
          <table:table-cell office:value-type="float" office:value="1582988" calcext:value-type="float">
            <text:p>1582988</text:p>
          </table:table-cell>
          <table:table-cell table:formula="of:=[.A101]/1000/(60*60*24)" office:value-type="time" office:time-value="PT00H26M22.988S" calcext:value-type="time">
            <text:p>00:26:23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2.5" calcext:value-type="float">
            <text:p>592.5</text:p>
          </table:table-cell>
          <table:table-cell office:value-type="float" office:value="219.61" calcext:value-type="float">
            <text:p>219.61</text:p>
          </table:table-cell>
          <table:table-cell office:value-type="float" office:value="266.93" calcext:value-type="float">
            <text:p>266.93</text:p>
          </table:table-cell>
        </table:table-row>
        <table:table-row table:style-name="ro1">
          <table:table-cell office:value-type="float" office:value="1598988" calcext:value-type="float">
            <text:p>1598988</text:p>
          </table:table-cell>
          <table:table-cell table:formula="of:=[.A102]/1000/(60*60*24)" office:value-type="time" office:time-value="PT00H26M38.988S" calcext:value-type="time">
            <text:p>00:26:39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4" calcext:value-type="float">
            <text:p>592.4</text:p>
          </table:table-cell>
          <table:table-cell office:value-type="float" office:value="221.83" calcext:value-type="float">
            <text:p>221.83</text:p>
          </table:table-cell>
          <table:table-cell office:value-type="float" office:value="269.56" calcext:value-type="float">
            <text:p>269.56</text:p>
          </table:table-cell>
        </table:table-row>
        <table:table-row table:style-name="ro1">
          <table:table-cell office:value-type="float" office:value="1614988" calcext:value-type="float">
            <text:p>1614988</text:p>
          </table:table-cell>
          <table:table-cell table:formula="of:=[.A103]/1000/(60*60*24)" office:value-type="time" office:time-value="PT00H26M54.988S" calcext:value-type="time">
            <text:p>00:26:55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5" calcext:value-type="float">
            <text:p>592.25</text:p>
          </table:table-cell>
          <table:table-cell office:value-type="float" office:value="224.05" calcext:value-type="float">
            <text:p>224.05</text:p>
          </table:table-cell>
          <table:table-cell office:value-type="float" office:value="272.2" calcext:value-type="float">
            <text:p>272.2</text:p>
          </table:table-cell>
        </table:table-row>
        <table:table-row table:style-name="ro1">
          <table:table-cell office:value-type="float" office:value="1630988" calcext:value-type="float">
            <text:p>1630988</text:p>
          </table:table-cell>
          <table:table-cell table:formula="of:=[.A104]/1000/(60*60*24)" office:value-type="time" office:time-value="PT00H27M10.988S" calcext:value-type="time">
            <text:p>00:27:11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5" calcext:value-type="float">
            <text:p>592.25</text:p>
          </table:table-cell>
          <table:table-cell office:value-type="float" office:value="226.27" calcext:value-type="float">
            <text:p>226.27</text:p>
          </table:table-cell>
          <table:table-cell office:value-type="float" office:value="274.83" calcext:value-type="float">
            <text:p>274.83</text:p>
          </table:table-cell>
        </table:table-row>
        <table:table-row table:style-name="ro1">
          <table:table-cell office:value-type="float" office:value="1646989" calcext:value-type="float">
            <text:p>1646989</text:p>
          </table:table-cell>
          <table:table-cell table:formula="of:=[.A105]/1000/(60*60*24)" office:value-type="time" office:time-value="PT00H27M26.989S" calcext:value-type="time">
            <text:p>00:27:27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5" calcext:value-type="float">
            <text:p>592.25</text:p>
          </table:table-cell>
          <table:table-cell office:value-type="float" office:value="228.49" calcext:value-type="float">
            <text:p>228.49</text:p>
          </table:table-cell>
          <table:table-cell office:value-type="float" office:value="277.46" calcext:value-type="float">
            <text:p>277.46</text:p>
          </table:table-cell>
        </table:table-row>
        <table:table-row table:style-name="ro1">
          <table:table-cell office:value-type="float" office:value="1662988" calcext:value-type="float">
            <text:p>1662988</text:p>
          </table:table-cell>
          <table:table-cell table:formula="of:=[.A106]/1000/(60*60*24)" office:value-type="time" office:time-value="PT00H27M42.988S" calcext:value-type="time">
            <text:p>00:27:43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2.15" calcext:value-type="float">
            <text:p>592.15</text:p>
          </table:table-cell>
          <table:table-cell office:value-type="float" office:value="230.71" calcext:value-type="float">
            <text:p>230.71</text:p>
          </table:table-cell>
          <table:table-cell office:value-type="float" office:value="280.1" calcext:value-type="float">
            <text:p>280.1</text:p>
          </table:table-cell>
        </table:table-row>
        <table:table-row table:style-name="ro1">
          <table:table-cell office:value-type="float" office:value="1678988" calcext:value-type="float">
            <text:p>1678988</text:p>
          </table:table-cell>
          <table:table-cell table:formula="of:=[.A107]/1000/(60*60*24)" office:value-type="time" office:time-value="PT00H27M58.988S" calcext:value-type="time">
            <text:p>00:27:59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2.15" calcext:value-type="float">
            <text:p>592.15</text:p>
          </table:table-cell>
          <table:table-cell office:value-type="float" office:value="232.93" calcext:value-type="float">
            <text:p>232.93</text:p>
          </table:table-cell>
          <table:table-cell office:value-type="float" office:value="282.73" calcext:value-type="float">
            <text:p>282.73</text:p>
          </table:table-cell>
        </table:table-row>
        <table:table-row table:style-name="ro1">
          <table:table-cell office:value-type="float" office:value="1694988" calcext:value-type="float">
            <text:p>1694988</text:p>
          </table:table-cell>
          <table:table-cell table:formula="of:=[.A108]/1000/(60*60*24)" office:value-type="time" office:time-value="PT00H28M14.988S" calcext:value-type="time">
            <text:p>00:28:15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2.16" calcext:value-type="float">
            <text:p>592.16</text:p>
          </table:table-cell>
          <table:table-cell office:value-type="float" office:value="235.15" calcext:value-type="float">
            <text:p>235.15</text:p>
          </table:table-cell>
          <table:table-cell office:value-type="float" office:value="285.36" calcext:value-type="float">
            <text:p>285.36</text:p>
          </table:table-cell>
        </table:table-row>
        <table:table-row table:style-name="ro1">
          <table:table-cell office:value-type="float" office:value="1710988" calcext:value-type="float">
            <text:p>1710988</text:p>
          </table:table-cell>
          <table:table-cell table:formula="of:=[.A109]/1000/(60*60*24)" office:value-type="time" office:time-value="PT00H28M30.988S" calcext:value-type="time">
            <text:p>00:28:31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2.02" calcext:value-type="float">
            <text:p>592.02</text:p>
          </table:table-cell>
          <table:table-cell office:value-type="float" office:value="237.37" calcext:value-type="float">
            <text:p>237.37</text:p>
          </table:table-cell>
          <table:table-cell office:value-type="float" office:value="287.99" calcext:value-type="float">
            <text:p>287.99</text:p>
          </table:table-cell>
        </table:table-row>
        <table:table-row table:style-name="ro1">
          <table:table-cell office:value-type="float" office:value="1726988" calcext:value-type="float">
            <text:p>1726988</text:p>
          </table:table-cell>
          <table:table-cell table:formula="of:=[.A110]/1000/(60*60*24)" office:value-type="time" office:time-value="PT00H28M46.988S" calcext:value-type="time">
            <text:p>00:28:47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2.16" calcext:value-type="float">
            <text:p>592.16</text:p>
          </table:table-cell>
          <table:table-cell office:value-type="float" office:value="239.59" calcext:value-type="float">
            <text:p>239.59</text:p>
          </table:table-cell>
          <table:table-cell office:value-type="float" office:value="290.62" calcext:value-type="float">
            <text:p>290.62</text:p>
          </table:table-cell>
        </table:table-row>
        <table:table-row table:style-name="ro1">
          <table:table-cell office:value-type="float" office:value="1742988" calcext:value-type="float">
            <text:p>1742988</text:p>
          </table:table-cell>
          <table:table-cell table:formula="of:=[.A111]/1000/(60*60*24)" office:value-type="time" office:time-value="PT00H29M02.988S" calcext:value-type="time">
            <text:p>00:29:03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6" calcext:value-type="float">
            <text:p>592.26</text:p>
          </table:table-cell>
          <table:table-cell office:value-type="float" office:value="241.81" calcext:value-type="float">
            <text:p>241.81</text:p>
          </table:table-cell>
          <table:table-cell office:value-type="float" office:value="293.25" calcext:value-type="float">
            <text:p>293.25</text:p>
          </table:table-cell>
        </table:table-row>
        <table:table-row table:style-name="ro1">
          <table:table-cell office:value-type="float" office:value="1758988" calcext:value-type="float">
            <text:p>1758988</text:p>
          </table:table-cell>
          <table:table-cell table:formula="of:=[.A112]/1000/(60*60*24)" office:value-type="time" office:time-value="PT00H29M18.988S" calcext:value-type="time">
            <text:p>00:29:19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41" calcext:value-type="float">
            <text:p>592.41</text:p>
          </table:table-cell>
          <table:table-cell office:value-type="float" office:value="244.03" calcext:value-type="float">
            <text:p>244.03</text:p>
          </table:table-cell>
          <table:table-cell office:value-type="float" office:value="295.88" calcext:value-type="float">
            <text:p>295.88</text:p>
          </table:table-cell>
        </table:table-row>
        <table:table-row table:style-name="ro1">
          <table:table-cell office:value-type="float" office:value="1774988" calcext:value-type="float">
            <text:p>1774988</text:p>
          </table:table-cell>
          <table:table-cell table:formula="of:=[.A113]/1000/(60*60*24)" office:value-type="time" office:time-value="PT00H29M34.988S" calcext:value-type="time">
            <text:p>00:29:35</text:p>
          </table:table-cell>
          <table:table-cell office:value-type="float" office:value="1.18" calcext:value-type="float">
            <text:p>1.1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9.94" calcext:value-type="float">
            <text:p>589.94</text:p>
          </table:table-cell>
          <table:table-cell office:value-type="float" office:value="246.25" calcext:value-type="float">
            <text:p>246.25</text:p>
          </table:table-cell>
          <table:table-cell office:value-type="float" office:value="298.5" calcext:value-type="float">
            <text:p>298.5</text:p>
          </table:table-cell>
        </table:table-row>
        <table:table-row table:style-name="ro1">
          <table:table-cell office:value-type="float" office:value="1790988" calcext:value-type="float">
            <text:p>1790988</text:p>
          </table:table-cell>
          <table:table-cell table:formula="of:=[.A114]/1000/(60*60*24)" office:value-type="time" office:time-value="PT00H29M50.988S" calcext:value-type="time">
            <text:p>00:29:51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248.47" calcext:value-type="float">
            <text:p>248.47</text:p>
          </table:table-cell>
          <table:table-cell office:value-type="float" office:value="301.13" calcext:value-type="float">
            <text:p>301.13</text:p>
          </table:table-cell>
        </table:table-row>
        <table:table-row table:style-name="ro1">
          <table:table-cell office:value-type="float" office:value="1806988" calcext:value-type="float">
            <text:p>1806988</text:p>
          </table:table-cell>
          <table:table-cell table:formula="of:=[.A115]/1000/(60*60*24)" office:value-type="time" office:time-value="PT00H30M06.988S" calcext:value-type="time">
            <text:p>00:30:07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7" calcext:value-type="float">
            <text:p>590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303.76" calcext:value-type="float">
            <text:p>303.76</text:p>
          </table:table-cell>
        </table:table-row>
        <table:table-row table:style-name="ro1">
          <table:table-cell office:value-type="float" office:value="1822988" calcext:value-type="float">
            <text:p>1822988</text:p>
          </table:table-cell>
          <table:table-cell table:formula="of:=[.A116]/1000/(60*60*24)" office:value-type="time" office:time-value="PT00H30M22.988S" calcext:value-type="time">
            <text:p>00:30:23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2.15" calcext:value-type="float">
            <text:p>592.15</text:p>
          </table:table-cell>
          <table:table-cell office:value-type="float" office:value="252.9" calcext:value-type="float">
            <text:p>252.9</text:p>
          </table:table-cell>
          <table:table-cell office:value-type="float" office:value="306.38" calcext:value-type="float">
            <text:p>306.38</text:p>
          </table:table-cell>
        </table:table-row>
        <table:table-row table:style-name="ro1">
          <table:table-cell office:value-type="float" office:value="1838988" calcext:value-type="float">
            <text:p>1838988</text:p>
          </table:table-cell>
          <table:table-cell table:formula="of:=[.A117]/1000/(60*60*24)" office:value-type="time" office:time-value="PT00H30M38.988S" calcext:value-type="time">
            <text:p>00:30:39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0.39" calcext:value-type="float">
            <text:p>590.39</text:p>
          </table:table-cell>
          <table:table-cell office:value-type="float" office:value="255.12" calcext:value-type="float">
            <text:p>255.12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854988" calcext:value-type="float">
            <text:p>1854988</text:p>
          </table:table-cell>
          <table:table-cell table:formula="of:=[.A118]/1000/(60*60*24)" office:value-type="time" office:time-value="PT00H30M54.988S" calcext:value-type="time">
            <text:p>00:30:55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90.02" calcext:value-type="float">
            <text:p>590.02</text:p>
          </table:table-cell>
          <table:table-cell office:value-type="float" office:value="257.34" calcext:value-type="float">
            <text:p>257.34</text:p>
          </table:table-cell>
          <table:table-cell office:value-type="float" office:value="311.63" calcext:value-type="float">
            <text:p>311.63</text:p>
          </table:table-cell>
        </table:table-row>
        <table:table-row table:style-name="ro1">
          <table:table-cell office:value-type="float" office:value="1870989" calcext:value-type="float">
            <text:p>1870989</text:p>
          </table:table-cell>
          <table:table-cell table:formula="of:=[.A119]/1000/(60*60*24)" office:value-type="time" office:time-value="PT00H31M10.989S" calcext:value-type="time">
            <text:p>00:31:11</text:p>
          </table:table-cell>
          <table:table-cell office:value-type="float" office:value="1.18" calcext:value-type="float">
            <text:p>1.18</text:p>
          </table:table-cell>
          <table:table-cell office:value-type="float" office:value="500.72" calcext:value-type="float">
            <text:p>500.72</text:p>
          </table:table-cell>
          <table:table-cell office:value-type="float" office:value="591.9" calcext:value-type="float">
            <text:p>591.9</text:p>
          </table:table-cell>
          <table:table-cell office:value-type="float" office:value="259.57" calcext:value-type="float">
            <text:p>259.57</text:p>
          </table:table-cell>
          <table:table-cell office:value-type="float" office:value="314.26" calcext:value-type="float">
            <text:p>314.26</text:p>
          </table:table-cell>
        </table:table-row>
        <table:table-row table:style-name="ro1">
          <table:table-cell office:value-type="float" office:value="1886988" calcext:value-type="float">
            <text:p>1886988</text:p>
          </table:table-cell>
          <table:table-cell table:formula="of:=[.A120]/1000/(60*60*24)" office:value-type="time" office:time-value="PT00H31M26.988S" calcext:value-type="time">
            <text:p>00:31:27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90.02" calcext:value-type="float">
            <text:p>590.02</text:p>
          </table:table-cell>
          <table:table-cell office:value-type="float" office:value="261.79" calcext:value-type="float">
            <text:p>261.79</text:p>
          </table:table-cell>
          <table:table-cell office:value-type="float" office:value="316.88" calcext:value-type="float">
            <text:p>316.88</text:p>
          </table:table-cell>
        </table:table-row>
        <table:table-row table:style-name="ro1">
          <table:table-cell office:value-type="float" office:value="1902988" calcext:value-type="float">
            <text:p>1902988</text:p>
          </table:table-cell>
          <table:table-cell table:formula="of:=[.A121]/1000/(60*60*24)" office:value-type="time" office:time-value="PT00H31M42.988S" calcext:value-type="time">
            <text:p>00:31:43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5" calcext:value-type="float">
            <text:p>590.15</text:p>
          </table:table-cell>
          <table:table-cell office:value-type="float" office:value="264.01" calcext:value-type="float">
            <text:p>264.01</text:p>
          </table:table-cell>
          <table:table-cell office:value-type="float" office:value="319.5" calcext:value-type="float">
            <text:p>319.5</text:p>
          </table:table-cell>
        </table:table-row>
        <table:table-row table:style-name="ro1">
          <table:table-cell office:value-type="float" office:value="1918988" calcext:value-type="float">
            <text:p>1918988</text:p>
          </table:table-cell>
          <table:table-cell table:formula="of:=[.A122]/1000/(60*60*24)" office:value-type="time" office:time-value="PT00H31M58.988S" calcext:value-type="time">
            <text:p>00:31:59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7" calcext:value-type="float">
            <text:p>590.27</text:p>
          </table:table-cell>
          <table:table-cell office:value-type="float" office:value="266.23" calcext:value-type="float">
            <text:p>266.23</text:p>
          </table:table-cell>
          <table:table-cell office:value-type="float" office:value="322.13" calcext:value-type="float">
            <text:p>322.13</text:p>
          </table:table-cell>
        </table:table-row>
        <table:table-row table:style-name="ro1">
          <table:table-cell office:value-type="float" office:value="1934988" calcext:value-type="float">
            <text:p>1934988</text:p>
          </table:table-cell>
          <table:table-cell table:formula="of:=[.A123]/1000/(60*60*24)" office:value-type="time" office:time-value="PT00H32M14.988S" calcext:value-type="time">
            <text:p>00:32:15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6" calcext:value-type="float">
            <text:p>590.26</text:p>
          </table:table-cell>
          <table:table-cell office:value-type="float" office:value="268.45" calcext:value-type="float">
            <text:p>268.45</text:p>
          </table:table-cell>
          <table:table-cell office:value-type="float" office:value="324.75" calcext:value-type="float">
            <text:p>324.75</text:p>
          </table:table-cell>
        </table:table-row>
        <table:table-row table:style-name="ro1">
          <table:table-cell office:value-type="float" office:value="1950988" calcext:value-type="float">
            <text:p>1950988</text:p>
          </table:table-cell>
          <table:table-cell table:formula="of:=[.A124]/1000/(60*60*24)" office:value-type="time" office:time-value="PT00H32M30.988S" calcext:value-type="time">
            <text:p>00:32:31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0.39" calcext:value-type="float">
            <text:p>590.39</text:p>
          </table:table-cell>
          <table:table-cell office:value-type="float" office:value="270.67" calcext:value-type="float">
            <text:p>270.67</text:p>
          </table:table-cell>
          <table:table-cell office:value-type="float" office:value="327.37" calcext:value-type="float">
            <text:p>327.37</text:p>
          </table:table-cell>
        </table:table-row>
        <table:table-row table:style-name="ro1">
          <table:table-cell office:value-type="float" office:value="1966988" calcext:value-type="float">
            <text:p>1966988</text:p>
          </table:table-cell>
          <table:table-cell table:formula="of:=[.A125]/1000/(60*60*24)" office:value-type="time" office:time-value="PT00H32M46.988S" calcext:value-type="time">
            <text:p>00:32:47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90.49" calcext:value-type="float">
            <text:p>590.49</text:p>
          </table:table-cell>
          <table:table-cell office:value-type="float" office:value="272.89" calcext:value-type="float">
            <text:p>272.89</text:p>
          </table:table-cell>
          <table:table-cell office:value-type="float" office:value="329.99" calcext:value-type="float">
            <text:p>329.99</text:p>
          </table:table-cell>
        </table:table-row>
        <table:table-row table:style-name="ro1">
          <table:table-cell office:value-type="float" office:value="1982988" calcext:value-type="float">
            <text:p>1982988</text:p>
          </table:table-cell>
          <table:table-cell table:formula="of:=[.A126]/1000/(60*60*24)" office:value-type="time" office:time-value="PT00H33M02.988S" calcext:value-type="time">
            <text:p>00:33:03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6" calcext:value-type="float">
            <text:p>590.26</text:p>
          </table:table-cell>
          <table:table-cell office:value-type="float" office:value="275.1" calcext:value-type="float">
            <text:p>275.1</text:p>
          </table:table-cell>
          <table:table-cell office:value-type="float" office:value="332.61" calcext:value-type="float">
            <text:p>332.61</text:p>
          </table:table-cell>
        </table:table-row>
        <table:table-row table:style-name="ro1">
          <table:table-cell office:value-type="float" office:value="1998988" calcext:value-type="float">
            <text:p>1998988</text:p>
          </table:table-cell>
          <table:table-cell table:formula="of:=[.A127]/1000/(60*60*24)" office:value-type="time" office:time-value="PT00H33M18.988S" calcext:value-type="time">
            <text:p>00:33:19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3" calcext:value-type="float">
            <text:p>588.03</text:p>
          </table:table-cell>
          <table:table-cell office:value-type="float" office:value="277.32" calcext:value-type="float">
            <text:p>277.32</text:p>
          </table:table-cell>
          <table:table-cell office:value-type="float" office:value="335.22" calcext:value-type="float">
            <text:p>335.22</text:p>
          </table:table-cell>
        </table:table-row>
        <table:table-row table:style-name="ro1">
          <table:table-cell office:value-type="float" office:value="2014988" calcext:value-type="float">
            <text:p>2014988</text:p>
          </table:table-cell>
          <table:table-cell table:formula="of:=[.A128]/1000/(60*60*24)" office:value-type="time" office:time-value="PT00H33M34.988S" calcext:value-type="time">
            <text:p>00:33:35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0.4" calcext:value-type="float">
            <text:p>590.4</text:p>
          </table:table-cell>
          <table:table-cell office:value-type="float" office:value="279.54" calcext:value-type="float">
            <text:p>279.54</text:p>
          </table:table-cell>
          <table:table-cell office:value-type="float" office:value="337.84" calcext:value-type="float">
            <text:p>337.84</text:p>
          </table:table-cell>
        </table:table-row>
        <table:table-row table:style-name="ro1">
          <table:table-cell office:value-type="float" office:value="2030988" calcext:value-type="float">
            <text:p>2030988</text:p>
          </table:table-cell>
          <table:table-cell table:formula="of:=[.A129]/1000/(60*60*24)" office:value-type="time" office:time-value="PT00H33M50.988S" calcext:value-type="time">
            <text:p>00:33:51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1" calcext:value-type="float">
            <text:p>588.01</text:p>
          </table:table-cell>
          <table:table-cell office:value-type="float" office:value="281.76" calcext:value-type="float">
            <text:p>281.76</text:p>
          </table:table-cell>
          <table:table-cell office:value-type="float" office:value="340.46" calcext:value-type="float">
            <text:p>340.46</text:p>
          </table:table-cell>
        </table:table-row>
        <table:table-row table:style-name="ro1">
          <table:table-cell office:value-type="float" office:value="2046988" calcext:value-type="float">
            <text:p>2046988</text:p>
          </table:table-cell>
          <table:table-cell table:formula="of:=[.A130]/1000/(60*60*24)" office:value-type="time" office:time-value="PT00H34M06.988S" calcext:value-type="time">
            <text:p>00:34:07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7" calcext:value-type="float">
            <text:p>588.17</text:p>
          </table:table-cell>
          <table:table-cell office:value-type="float" office:value="283.98" calcext:value-type="float">
            <text:p>283.98</text:p>
          </table:table-cell>
          <table:table-cell office:value-type="float" office:value="343.08" calcext:value-type="float">
            <text:p>343.08</text:p>
          </table:table-cell>
        </table:table-row>
        <table:table-row table:style-name="ro1">
          <table:table-cell office:value-type="float" office:value="2062989" calcext:value-type="float">
            <text:p>2062989</text:p>
          </table:table-cell>
          <table:table-cell table:formula="of:=[.A131]/1000/(60*60*24)" office:value-type="time" office:time-value="PT00H34M22.989S" calcext:value-type="time">
            <text:p>00:34:23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6" calcext:value-type="float">
            <text:p>588.16</text:p>
          </table:table-cell>
          <table:table-cell office:value-type="float" office:value="286.2" calcext:value-type="float">
            <text:p>286.2</text:p>
          </table:table-cell>
          <table:table-cell office:value-type="float" office:value="345.69" calcext:value-type="float">
            <text:p>345.69</text:p>
          </table:table-cell>
        </table:table-row>
        <table:table-row table:style-name="ro1">
          <table:table-cell office:value-type="float" office:value="2078989" calcext:value-type="float">
            <text:p>2078989</text:p>
          </table:table-cell>
          <table:table-cell table:formula="of:=[.A132]/1000/(60*60*24)" office:value-type="time" office:time-value="PT00H34M38.989S" calcext:value-type="time">
            <text:p>00:34:39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90.02" calcext:value-type="float">
            <text:p>590.02</text:p>
          </table:table-cell>
          <table:table-cell office:value-type="float" office:value="288.42" calcext:value-type="float">
            <text:p>288.42</text:p>
          </table:table-cell>
          <table:table-cell office:value-type="float" office:value="348.31" calcext:value-type="float">
            <text:p>348.31</text:p>
          </table:table-cell>
        </table:table-row>
        <table:table-row table:style-name="ro1">
          <table:table-cell office:value-type="float" office:value="2094988" calcext:value-type="float">
            <text:p>2094988</text:p>
          </table:table-cell>
          <table:table-cell table:formula="of:=[.A133]/1000/(60*60*24)" office:value-type="time" office:time-value="PT00H34M54.988S" calcext:value-type="time">
            <text:p>00:34:55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7" calcext:value-type="float">
            <text:p>588.17</text:p>
          </table:table-cell>
          <table:table-cell office:value-type="float" office:value="290.64" calcext:value-type="float">
            <text:p>290.64</text:p>
          </table:table-cell>
          <table:table-cell office:value-type="float" office:value="350.92" calcext:value-type="float">
            <text:p>350.92</text:p>
          </table:table-cell>
        </table:table-row>
        <table:table-row table:style-name="ro1">
          <table:table-cell office:value-type="float" office:value="2110988" calcext:value-type="float">
            <text:p>2110988</text:p>
          </table:table-cell>
          <table:table-cell table:formula="of:=[.A134]/1000/(60*60*24)" office:value-type="time" office:time-value="PT00H35M10.988S" calcext:value-type="time">
            <text:p>00:35:11</text:p>
          </table:table-cell>
          <table:table-cell office:value-type="float" office:value="1.17" calcext:value-type="float">
            <text:p>1.17</text:p>
          </table:table-cell>
          <table:table-cell office:value-type="float" office:value="498.92" calcext:value-type="float">
            <text:p>498.92</text:p>
          </table:table-cell>
          <table:table-cell office:value-type="float" office:value="585.68" calcext:value-type="float">
            <text:p>585.68</text:p>
          </table:table-cell>
          <table:table-cell office:value-type="float" office:value="292.86" calcext:value-type="float">
            <text:p>292.86</text:p>
          </table:table-cell>
          <table:table-cell office:value-type="float" office:value="353.54" calcext:value-type="float">
            <text:p>353.54</text:p>
          </table:table-cell>
        </table:table-row>
        <table:table-row table:style-name="ro1">
          <table:table-cell office:value-type="float" office:value="2126988" calcext:value-type="float">
            <text:p>2126988</text:p>
          </table:table-cell>
          <table:table-cell table:formula="of:=[.A135]/1000/(60*60*24)" office:value-type="time" office:time-value="PT00H35M26.988S" calcext:value-type="time">
            <text:p>00:35:27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1" calcext:value-type="float">
            <text:p>588.41</text:p>
          </table:table-cell>
          <table:table-cell office:value-type="float" office:value="295.08" calcext:value-type="float">
            <text:p>295.08</text:p>
          </table:table-cell>
          <table:table-cell office:value-type="float" office:value="356.15" calcext:value-type="float">
            <text:p>356.15</text:p>
          </table:table-cell>
        </table:table-row>
        <table:table-row table:style-name="ro1">
          <table:table-cell office:value-type="float" office:value="2142988" calcext:value-type="float">
            <text:p>2142988</text:p>
          </table:table-cell>
          <table:table-cell table:formula="of:=[.A136]/1000/(60*60*24)" office:value-type="time" office:time-value="PT00H35M42.988S" calcext:value-type="time">
            <text:p>00:35:43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1" calcext:value-type="float">
            <text:p>588.41</text:p>
          </table:table-cell>
          <table:table-cell office:value-type="float" office:value="297.3" calcext:value-type="float">
            <text:p>297.3</text:p>
          </table:table-cell>
          <table:table-cell office:value-type="float" office:value="358.76" calcext:value-type="float">
            <text:p>358.76</text:p>
          </table:table-cell>
        </table:table-row>
        <table:table-row table:style-name="ro1">
          <table:table-cell office:value-type="float" office:value="2158989" calcext:value-type="float">
            <text:p>2158989</text:p>
          </table:table-cell>
          <table:table-cell table:formula="of:=[.A137]/1000/(60*60*24)" office:value-type="time" office:time-value="PT00H35M58.989S" calcext:value-type="time">
            <text:p>00:35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49" calcext:value-type="float">
            <text:p>586.49</text:p>
          </table:table-cell>
          <table:table-cell office:value-type="float" office:value="299.52" calcext:value-type="float">
            <text:p>299.52</text:p>
          </table:table-cell>
          <table:table-cell office:value-type="float" office:value="361.37" calcext:value-type="float">
            <text:p>361.37</text:p>
          </table:table-cell>
        </table:table-row>
        <table:table-row table:style-name="ro1">
          <table:table-cell office:value-type="float" office:value="2174989" calcext:value-type="float">
            <text:p>2174989</text:p>
          </table:table-cell>
          <table:table-cell table:formula="of:=[.A138]/1000/(60*60*24)" office:value-type="time" office:time-value="PT00H36M14.989S" calcext:value-type="time">
            <text:p>00:36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8" calcext:value-type="float">
            <text:p>586.18</text:p>
          </table:table-cell>
          <table:table-cell office:value-type="float" office:value="301.74" calcext:value-type="float">
            <text:p>301.74</text:p>
          </table:table-cell>
          <table:table-cell office:value-type="float" office:value="363.98" calcext:value-type="float">
            <text:p>363.98</text:p>
          </table:table-cell>
        </table:table-row>
        <table:table-row table:style-name="ro1">
          <table:table-cell office:value-type="float" office:value="2190988" calcext:value-type="float">
            <text:p>2190988</text:p>
          </table:table-cell>
          <table:table-cell table:formula="of:=[.A139]/1000/(60*60*24)" office:value-type="time" office:time-value="PT00H36M30.988S" calcext:value-type="time">
            <text:p>00:36:31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5" calcext:value-type="float">
            <text:p>588.15</text:p>
          </table:table-cell>
          <table:table-cell office:value-type="float" office:value="303.96" calcext:value-type="float">
            <text:p>303.96</text:p>
          </table:table-cell>
          <table:table-cell office:value-type="float" office:value="366.59" calcext:value-type="float">
            <text:p>366.59</text:p>
          </table:table-cell>
        </table:table-row>
        <table:table-row table:style-name="ro1">
          <table:table-cell office:value-type="float" office:value="2206988" calcext:value-type="float">
            <text:p>2206988</text:p>
          </table:table-cell>
          <table:table-cell table:formula="of:=[.A140]/1000/(60*60*24)" office:value-type="time" office:time-value="PT00H36M46.988S" calcext:value-type="time">
            <text:p>00:36:47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6" calcext:value-type="float">
            <text:p>588.16</text:p>
          </table:table-cell>
          <table:table-cell office:value-type="float" office:value="306.18" calcext:value-type="float">
            <text:p>306.18</text:p>
          </table:table-cell>
          <table:table-cell office:value-type="float" office:value="369.2" calcext:value-type="float">
            <text:p>369.2</text:p>
          </table:table-cell>
        </table:table-row>
        <table:table-row table:style-name="ro1">
          <table:table-cell office:value-type="float" office:value="2222988" calcext:value-type="float">
            <text:p>2222988</text:p>
          </table:table-cell>
          <table:table-cell table:formula="of:=[.A141]/1000/(60*60*24)" office:value-type="time" office:time-value="PT00H37M02.988S" calcext:value-type="time">
            <text:p>00:37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5" calcext:value-type="float">
            <text:p>586.25</text:p>
          </table:table-cell>
          <table:table-cell office:value-type="float" office:value="308.39" calcext:value-type="float">
            <text:p>308.39</text:p>
          </table:table-cell>
          <table:table-cell office:value-type="float" office:value="371.81" calcext:value-type="float">
            <text:p>371.81</text:p>
          </table:table-cell>
        </table:table-row>
        <table:table-row table:style-name="ro1">
          <table:table-cell office:value-type="float" office:value="2238988" calcext:value-type="float">
            <text:p>2238988</text:p>
          </table:table-cell>
          <table:table-cell table:formula="of:=[.A142]/1000/(60*60*24)" office:value-type="time" office:time-value="PT00H37M18.988S" calcext:value-type="time">
            <text:p>00:37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9" calcext:value-type="float">
            <text:p>586.19</text:p>
          </table:table-cell>
          <table:table-cell office:value-type="float" office:value="310.61" calcext:value-type="float">
            <text:p>310.61</text:p>
          </table:table-cell>
          <table:table-cell office:value-type="float" office:value="374.42" calcext:value-type="float">
            <text:p>374.42</text:p>
          </table:table-cell>
        </table:table-row>
        <table:table-row table:style-name="ro1">
          <table:table-cell office:value-type="float" office:value="2254989" calcext:value-type="float">
            <text:p>2254989</text:p>
          </table:table-cell>
          <table:table-cell table:formula="of:=[.A143]/1000/(60*60*24)" office:value-type="time" office:time-value="PT00H37M34.989S" calcext:value-type="time">
            <text:p>00:37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3" calcext:value-type="float">
            <text:p>586.03</text:p>
          </table:table-cell>
          <table:table-cell office:value-type="float" office:value="312.83" calcext:value-type="float">
            <text:p>312.83</text:p>
          </table:table-cell>
          <table:table-cell office:value-type="float" office:value="377.03" calcext:value-type="float">
            <text:p>377.03</text:p>
          </table:table-cell>
        </table:table-row>
        <table:table-row table:style-name="ro1">
          <table:table-cell office:value-type="float" office:value="2270988" calcext:value-type="float">
            <text:p>2270988</text:p>
          </table:table-cell>
          <table:table-cell table:formula="of:=[.A144]/1000/(60*60*24)" office:value-type="time" office:time-value="PT00H37M50.988S" calcext:value-type="time">
            <text:p>00:37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3" calcext:value-type="float">
            <text:p>586.03</text:p>
          </table:table-cell>
          <table:table-cell office:value-type="float" office:value="315.05" calcext:value-type="float">
            <text:p>315.05</text:p>
          </table:table-cell>
          <table:table-cell office:value-type="float" office:value="379.64" calcext:value-type="float">
            <text:p>379.64</text:p>
          </table:table-cell>
        </table:table-row>
        <table:table-row table:style-name="ro1">
          <table:table-cell office:value-type="float" office:value="2286988" calcext:value-type="float">
            <text:p>2286988</text:p>
          </table:table-cell>
          <table:table-cell table:formula="of:=[.A145]/1000/(60*60*24)" office:value-type="time" office:time-value="PT00H38M06.988S" calcext:value-type="time">
            <text:p>00:38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6" calcext:value-type="float">
            <text:p>586.26</text:p>
          </table:table-cell>
          <table:table-cell office:value-type="float" office:value="317.27" calcext:value-type="float">
            <text:p>317.27</text:p>
          </table:table-cell>
          <table:table-cell office:value-type="float" office:value="382.24" calcext:value-type="float">
            <text:p>382.24</text:p>
          </table:table-cell>
        </table:table-row>
        <table:table-row table:style-name="ro1">
          <table:table-cell office:value-type="float" office:value="2302988" calcext:value-type="float">
            <text:p>2302988</text:p>
          </table:table-cell>
          <table:table-cell table:formula="of:=[.A146]/1000/(60*60*24)" office:value-type="time" office:time-value="PT00H38M22.988S" calcext:value-type="time">
            <text:p>00:38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6" calcext:value-type="float">
            <text:p>586.26</text:p>
          </table:table-cell>
          <table:table-cell office:value-type="float" office:value="319.49" calcext:value-type="float">
            <text:p>319.49</text:p>
          </table:table-cell>
          <table:table-cell office:value-type="float" office:value="384.85" calcext:value-type="float">
            <text:p>384.85</text:p>
          </table:table-cell>
        </table:table-row>
        <table:table-row table:style-name="ro1">
          <table:table-cell office:value-type="float" office:value="2318988" calcext:value-type="float">
            <text:p>2318988</text:p>
          </table:table-cell>
          <table:table-cell table:formula="of:=[.A147]/1000/(60*60*24)" office:value-type="time" office:time-value="PT00H38M38.988S" calcext:value-type="time">
            <text:p>00:38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6" calcext:value-type="float">
            <text:p>586.26</text:p>
          </table:table-cell>
          <table:table-cell office:value-type="float" office:value="321.71" calcext:value-type="float">
            <text:p>321.71</text:p>
          </table:table-cell>
          <table:table-cell office:value-type="float" office:value="387.45" calcext:value-type="float">
            <text:p>387.45</text:p>
          </table:table-cell>
        </table:table-row>
        <table:table-row table:style-name="ro1">
          <table:table-cell office:value-type="float" office:value="2334988" calcext:value-type="float">
            <text:p>2334988</text:p>
          </table:table-cell>
          <table:table-cell table:formula="of:=[.A148]/1000/(60*60*24)" office:value-type="time" office:time-value="PT00H38M54.988S" calcext:value-type="time">
            <text:p>00:38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49" calcext:value-type="float">
            <text:p>586.49</text:p>
          </table:table-cell>
          <table:table-cell office:value-type="float" office:value="323.93" calcext:value-type="float">
            <text:p>323.93</text:p>
          </table:table-cell>
          <table:table-cell office:value-type="float" office:value="390.05" calcext:value-type="float">
            <text:p>390.05</text:p>
          </table:table-cell>
        </table:table-row>
        <table:table-row table:style-name="ro1">
          <table:table-cell office:value-type="float" office:value="2350988" calcext:value-type="float">
            <text:p>2350988</text:p>
          </table:table-cell>
          <table:table-cell table:formula="of:=[.A149]/1000/(60*60*24)" office:value-type="time" office:time-value="PT00H39M10.988S" calcext:value-type="time">
            <text:p>00:39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1" calcext:value-type="float">
            <text:p>586.51</text:p>
          </table:table-cell>
          <table:table-cell office:value-type="float" office:value="326.15" calcext:value-type="float">
            <text:p>326.15</text:p>
          </table:table-cell>
          <table:table-cell office:value-type="float" office:value="392.66" calcext:value-type="float">
            <text:p>392.66</text:p>
          </table:table-cell>
        </table:table-row>
        <table:table-row table:style-name="ro1">
          <table:table-cell office:value-type="float" office:value="2366988" calcext:value-type="float">
            <text:p>2366988</text:p>
          </table:table-cell>
          <table:table-cell table:formula="of:=[.A150]/1000/(60*60*24)" office:value-type="time" office:time-value="PT00H39M26.988S" calcext:value-type="time">
            <text:p>00:39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328.37" calcext:value-type="float">
            <text:p>328.37</text:p>
          </table:table-cell>
          <table:table-cell office:value-type="float" office:value="395.26" calcext:value-type="float">
            <text:p>395.26</text:p>
          </table:table-cell>
        </table:table-row>
        <table:table-row table:style-name="ro1">
          <table:table-cell office:value-type="float" office:value="2382988" calcext:value-type="float">
            <text:p>2382988</text:p>
          </table:table-cell>
          <table:table-cell table:formula="of:=[.A151]/1000/(60*60*24)" office:value-type="time" office:time-value="PT00H39M42.988S" calcext:value-type="time">
            <text:p>00:39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" calcext:value-type="float">
            <text:p>499</text:p>
          </table:table-cell>
          <table:table-cell office:value-type="float" office:value="583.79" calcext:value-type="float">
            <text:p>583.79</text:p>
          </table:table-cell>
          <table:table-cell office:value-type="float" office:value="330.59" calcext:value-type="float">
            <text:p>330.59</text:p>
          </table:table-cell>
          <table:table-cell office:value-type="float" office:value="397.86" calcext:value-type="float">
            <text:p>397.86</text:p>
          </table:table-cell>
        </table:table-row>
        <table:table-row table:style-name="ro1">
          <table:table-cell office:value-type="float" office:value="2398988" calcext:value-type="float">
            <text:p>2398988</text:p>
          </table:table-cell>
          <table:table-cell table:formula="of:=[.A152]/1000/(60*60*24)" office:value-type="time" office:time-value="PT00H39M58.988S" calcext:value-type="time">
            <text:p>00:39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2" calcext:value-type="float">
            <text:p>586.02</text:p>
          </table:table-cell>
          <table:table-cell office:value-type="float" office:value="332.81" calcext:value-type="float">
            <text:p>332.81</text:p>
          </table:table-cell>
          <table:table-cell office:value-type="float" office:value="400.47" calcext:value-type="float">
            <text:p>400.47</text:p>
          </table:table-cell>
        </table:table-row>
        <table:table-row table:style-name="ro1">
          <table:table-cell office:value-type="float" office:value="2414988" calcext:value-type="float">
            <text:p>2414988</text:p>
          </table:table-cell>
          <table:table-cell table:formula="of:=[.A153]/1000/(60*60*24)" office:value-type="time" office:time-value="PT00H40M14.988S" calcext:value-type="time">
            <text:p>00:40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4" calcext:value-type="float">
            <text:p>586.04</text:p>
          </table:table-cell>
          <table:table-cell office:value-type="float" office:value="335.03" calcext:value-type="float">
            <text:p>335.03</text:p>
          </table:table-cell>
          <table:table-cell office:value-type="float" office:value="403.07" calcext:value-type="float">
            <text:p>403.07</text:p>
          </table:table-cell>
        </table:table-row>
        <table:table-row table:style-name="ro1">
          <table:table-cell office:value-type="float" office:value="2430988" calcext:value-type="float">
            <text:p>2430988</text:p>
          </table:table-cell>
          <table:table-cell table:formula="of:=[.A154]/1000/(60*60*24)" office:value-type="time" office:time-value="PT00H40M30.988S" calcext:value-type="time">
            <text:p>00:40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337.25" calcext:value-type="float">
            <text:p>337.25</text:p>
          </table:table-cell>
          <table:table-cell office:value-type="float" office:value="405.67" calcext:value-type="float">
            <text:p>405.67</text:p>
          </table:table-cell>
        </table:table-row>
        <table:table-row table:style-name="ro1">
          <table:table-cell office:value-type="float" office:value="2446988" calcext:value-type="float">
            <text:p>2446988</text:p>
          </table:table-cell>
          <table:table-cell table:formula="of:=[.A155]/1000/(60*60*24)" office:value-type="time" office:time-value="PT00H40M46.988S" calcext:value-type="time">
            <text:p>00:40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339.47" calcext:value-type="float">
            <text:p>339.47</text:p>
          </table:table-cell>
          <table:table-cell office:value-type="float" office:value="408.27" calcext:value-type="float">
            <text:p>408.27</text:p>
          </table:table-cell>
        </table:table-row>
        <table:table-row table:style-name="ro1">
          <table:table-cell office:value-type="float" office:value="2462988" calcext:value-type="float">
            <text:p>2462988</text:p>
          </table:table-cell>
          <table:table-cell table:formula="of:=[.A156]/1000/(60*60*24)" office:value-type="time" office:time-value="PT00H41M02.988S" calcext:value-type="time">
            <text:p>00:41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341.69" calcext:value-type="float">
            <text:p>341.69</text:p>
          </table:table-cell>
          <table:table-cell office:value-type="float" office:value="410.87" calcext:value-type="float">
            <text:p>410.87</text:p>
          </table:table-cell>
        </table:table-row>
        <table:table-row table:style-name="ro1">
          <table:table-cell office:value-type="float" office:value="2478988" calcext:value-type="float">
            <text:p>2478988</text:p>
          </table:table-cell>
          <table:table-cell table:formula="of:=[.A157]/1000/(60*60*24)" office:value-type="time" office:time-value="PT00H41M18.988S" calcext:value-type="time">
            <text:p>00:41:19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6.11" calcext:value-type="float">
            <text:p>586.11</text:p>
          </table:table-cell>
          <table:table-cell office:value-type="float" office:value="343.91" calcext:value-type="float">
            <text:p>343.91</text:p>
          </table:table-cell>
          <table:table-cell office:value-type="float" office:value="413.48" calcext:value-type="float">
            <text:p>413.48</text:p>
          </table:table-cell>
        </table:table-row>
        <table:table-row table:style-name="ro1">
          <table:table-cell office:value-type="float" office:value="2494989" calcext:value-type="float">
            <text:p>2494989</text:p>
          </table:table-cell>
          <table:table-cell table:formula="of:=[.A158]/1000/(60*60*24)" office:value-type="time" office:time-value="PT00H41M34.989S" calcext:value-type="time">
            <text:p>00:41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3" calcext:value-type="float">
            <text:p>584.03</text:p>
          </table:table-cell>
          <table:table-cell office:value-type="float" office:value="346.13" calcext:value-type="float">
            <text:p>346.13</text:p>
          </table:table-cell>
          <table:table-cell office:value-type="float" office:value="416.08" calcext:value-type="float">
            <text:p>416.08</text:p>
          </table:table-cell>
        </table:table-row>
        <table:table-row table:style-name="ro1">
          <table:table-cell office:value-type="float" office:value="2510989" calcext:value-type="float">
            <text:p>2510989</text:p>
          </table:table-cell>
          <table:table-cell table:formula="of:=[.A159]/1000/(60*60*24)" office:value-type="time" office:time-value="PT00H41M50.989S" calcext:value-type="time">
            <text:p>00:41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348.35" calcext:value-type="float">
            <text:p>348.35</text:p>
          </table:table-cell>
          <table:table-cell office:value-type="float" office:value="418.68" calcext:value-type="float">
            <text:p>418.68</text:p>
          </table:table-cell>
        </table:table-row>
        <table:table-row table:style-name="ro1">
          <table:table-cell office:value-type="float" office:value="2526988" calcext:value-type="float">
            <text:p>2526988</text:p>
          </table:table-cell>
          <table:table-cell table:formula="of:=[.A160]/1000/(60*60*24)" office:value-type="time" office:time-value="PT00H42M06.988S" calcext:value-type="time">
            <text:p>00:42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350.57" calcext:value-type="float">
            <text:p>350.57</text:p>
          </table:table-cell>
          <table:table-cell office:value-type="float" office:value="421.27" calcext:value-type="float">
            <text:p>421.27</text:p>
          </table:table-cell>
        </table:table-row>
        <table:table-row table:style-name="ro1">
          <table:table-cell office:value-type="float" office:value="2542989" calcext:value-type="float">
            <text:p>2542989</text:p>
          </table:table-cell>
          <table:table-cell table:formula="of:=[.A161]/1000/(60*60*24)" office:value-type="time" office:time-value="PT00H42M22.989S" calcext:value-type="time">
            <text:p>00:42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8" calcext:value-type="float">
            <text:p>584.18</text:p>
          </table:table-cell>
          <table:table-cell office:value-type="float" office:value="352.79" calcext:value-type="float">
            <text:p>352.79</text:p>
          </table:table-cell>
          <table:table-cell office:value-type="float" office:value="423.87" calcext:value-type="float">
            <text:p>423.87</text:p>
          </table:table-cell>
        </table:table-row>
        <table:table-row table:style-name="ro1">
          <table:table-cell office:value-type="float" office:value="2558988" calcext:value-type="float">
            <text:p>2558988</text:p>
          </table:table-cell>
          <table:table-cell table:formula="of:=[.A162]/1000/(60*60*24)" office:value-type="time" office:time-value="PT00H42M38.988S" calcext:value-type="time">
            <text:p>00:42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355.01" calcext:value-type="float">
            <text:p>355.01</text:p>
          </table:table-cell>
          <table:table-cell office:value-type="float" office:value="426.47" calcext:value-type="float">
            <text:p>426.47</text:p>
          </table:table-cell>
        </table:table-row>
        <table:table-row table:style-name="ro1">
          <table:table-cell office:value-type="float" office:value="2574988" calcext:value-type="float">
            <text:p>2574988</text:p>
          </table:table-cell>
          <table:table-cell table:formula="of:=[.A163]/1000/(60*60*24)" office:value-type="time" office:time-value="PT00H42M54.988S" calcext:value-type="time">
            <text:p>00:42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3.94" calcext:value-type="float">
            <text:p>583.94</text:p>
          </table:table-cell>
          <table:table-cell office:value-type="float" office:value="357.23" calcext:value-type="float">
            <text:p>357.23</text:p>
          </table:table-cell>
          <table:table-cell office:value-type="float" office:value="429.07" calcext:value-type="float">
            <text:p>429.07</text:p>
          </table:table-cell>
        </table:table-row>
        <table:table-row table:style-name="ro1">
          <table:table-cell office:value-type="float" office:value="2590988" calcext:value-type="float">
            <text:p>2590988</text:p>
          </table:table-cell>
          <table:table-cell table:formula="of:=[.A164]/1000/(60*60*24)" office:value-type="time" office:time-value="PT00H43M10.988S" calcext:value-type="time">
            <text:p>00:43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359.45" calcext:value-type="float">
            <text:p>359.45</text:p>
          </table:table-cell>
          <table:table-cell office:value-type="float" office:value="431.67" calcext:value-type="float">
            <text:p>431.67</text:p>
          </table:table-cell>
        </table:table-row>
        <table:table-row table:style-name="ro1">
          <table:table-cell office:value-type="float" office:value="2606988" calcext:value-type="float">
            <text:p>2606988</text:p>
          </table:table-cell>
          <table:table-cell table:formula="of:=[.A165]/1000/(60*60*24)" office:value-type="time" office:time-value="PT00H43M26.988S" calcext:value-type="time">
            <text:p>00:43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1" calcext:value-type="float">
            <text:p>584.51</text:p>
          </table:table-cell>
          <table:table-cell office:value-type="float" office:value="361.67" calcext:value-type="float">
            <text:p>361.67</text:p>
          </table:table-cell>
          <table:table-cell office:value-type="float" office:value="434.27" calcext:value-type="float">
            <text:p>434.27</text:p>
          </table:table-cell>
        </table:table-row>
        <table:table-row table:style-name="ro1">
          <table:table-cell office:value-type="float" office:value="2622988" calcext:value-type="float">
            <text:p>2622988</text:p>
          </table:table-cell>
          <table:table-cell table:formula="of:=[.A166]/1000/(60*60*24)" office:value-type="time" office:time-value="PT00H43M42.988S" calcext:value-type="time">
            <text:p>00:43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4" calcext:value-type="float">
            <text:p>584.64</text:p>
          </table:table-cell>
          <table:table-cell office:value-type="float" office:value="363.89" calcext:value-type="float">
            <text:p>363.89</text:p>
          </table:table-cell>
          <table:table-cell office:value-type="float" office:value="436.86" calcext:value-type="float">
            <text:p>436.86</text:p>
          </table:table-cell>
        </table:table-row>
        <table:table-row table:style-name="ro1">
          <table:table-cell office:value-type="float" office:value="2638988" calcext:value-type="float">
            <text:p>2638988</text:p>
          </table:table-cell>
          <table:table-cell table:formula="of:=[.A167]/1000/(60*60*24)" office:value-type="time" office:time-value="PT00H43M58.988S" calcext:value-type="time">
            <text:p>00:43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366.11" calcext:value-type="float">
            <text:p>366.11</text:p>
          </table:table-cell>
          <table:table-cell office:value-type="float" office:value="439.46" calcext:value-type="float">
            <text:p>439.46</text:p>
          </table:table-cell>
        </table:table-row>
        <table:table-row table:style-name="ro1">
          <table:table-cell office:value-type="float" office:value="2654989" calcext:value-type="float">
            <text:p>2654989</text:p>
          </table:table-cell>
          <table:table-cell table:formula="of:=[.A168]/1000/(60*60*24)" office:value-type="time" office:time-value="PT00H44M14.989S" calcext:value-type="time">
            <text:p>00:44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368.33" calcext:value-type="float">
            <text:p>368.33</text:p>
          </table:table-cell>
          <table:table-cell office:value-type="float" office:value="442.06" calcext:value-type="float">
            <text:p>442.06</text:p>
          </table:table-cell>
        </table:table-row>
        <table:table-row table:style-name="ro1">
          <table:table-cell office:value-type="float" office:value="2670988" calcext:value-type="float">
            <text:p>2670988</text:p>
          </table:table-cell>
          <table:table-cell table:formula="of:=[.A169]/1000/(60*60*24)" office:value-type="time" office:time-value="PT00H44M30.988S" calcext:value-type="time">
            <text:p>00:44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370.55" calcext:value-type="float">
            <text:p>370.55</text:p>
          </table:table-cell>
          <table:table-cell office:value-type="float" office:value="444.65" calcext:value-type="float">
            <text:p>444.65</text:p>
          </table:table-cell>
        </table:table-row>
        <table:table-row table:style-name="ro1">
          <table:table-cell office:value-type="float" office:value="2686988" calcext:value-type="float">
            <text:p>2686988</text:p>
          </table:table-cell>
          <table:table-cell table:formula="of:=[.A170]/1000/(60*60*24)" office:value-type="time" office:time-value="PT00H44M46.988S" calcext:value-type="time">
            <text:p>00:44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372.76" calcext:value-type="float">
            <text:p>372.76</text:p>
          </table:table-cell>
          <table:table-cell office:value-type="float" office:value="447.25" calcext:value-type="float">
            <text:p>447.25</text:p>
          </table:table-cell>
        </table:table-row>
        <table:table-row table:style-name="ro1">
          <table:table-cell office:value-type="float" office:value="2702988" calcext:value-type="float">
            <text:p>2702988</text:p>
          </table:table-cell>
          <table:table-cell table:formula="of:=[.A171]/1000/(60*60*24)" office:value-type="time" office:time-value="PT00H45M02.988S" calcext:value-type="time">
            <text:p>00:45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3" calcext:value-type="float">
            <text:p>584.03</text:p>
          </table:table-cell>
          <table:table-cell office:value-type="float" office:value="374.98" calcext:value-type="float">
            <text:p>374.98</text:p>
          </table:table-cell>
          <table:table-cell office:value-type="float" office:value="449.85" calcext:value-type="float">
            <text:p>449.85</text:p>
          </table:table-cell>
        </table:table-row>
        <table:table-row table:style-name="ro1">
          <table:table-cell office:value-type="float" office:value="2718988" calcext:value-type="float">
            <text:p>2718988</text:p>
          </table:table-cell>
          <table:table-cell table:formula="of:=[.A172]/1000/(60*60*24)" office:value-type="time" office:time-value="PT00H45M18.988S" calcext:value-type="time">
            <text:p>00:45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" calcext:value-type="float">
            <text:p>582.5</text:p>
          </table:table-cell>
          <table:table-cell office:value-type="float" office:value="377.2" calcext:value-type="float">
            <text:p>377.2</text:p>
          </table:table-cell>
          <table:table-cell office:value-type="float" office:value="452.44" calcext:value-type="float">
            <text:p>452.44</text:p>
          </table:table-cell>
        </table:table-row>
        <table:table-row table:style-name="ro1">
          <table:table-cell office:value-type="float" office:value="2734988" calcext:value-type="float">
            <text:p>2734988</text:p>
          </table:table-cell>
          <table:table-cell table:formula="of:=[.A173]/1000/(60*60*24)" office:value-type="time" office:time-value="PT00H45M34.988S" calcext:value-type="time">
            <text:p>00:45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379.43" calcext:value-type="float">
            <text:p>379.43</text:p>
          </table:table-cell>
          <table:table-cell office:value-type="float" office:value="455.04" calcext:value-type="float">
            <text:p>455.04</text:p>
          </table:table-cell>
        </table:table-row>
        <table:table-row table:style-name="ro1">
          <table:table-cell office:value-type="float" office:value="2750989" calcext:value-type="float">
            <text:p>2750989</text:p>
          </table:table-cell>
          <table:table-cell table:formula="of:=[.A174]/1000/(60*60*24)" office:value-type="time" office:time-value="PT00H45M50.989S" calcext:value-type="time">
            <text:p>00:45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4" calcext:value-type="float">
            <text:p>584.64</text:p>
          </table:table-cell>
          <table:table-cell office:value-type="float" office:value="381.65" calcext:value-type="float">
            <text:p>381.65</text:p>
          </table:table-cell>
          <table:table-cell office:value-type="float" office:value="457.64" calcext:value-type="float">
            <text:p>457.64</text:p>
          </table:table-cell>
        </table:table-row>
        <table:table-row table:style-name="ro1">
          <table:table-cell office:value-type="float" office:value="2766988" calcext:value-type="float">
            <text:p>2766988</text:p>
          </table:table-cell>
          <table:table-cell table:formula="of:=[.A175]/1000/(60*60*24)" office:value-type="time" office:time-value="PT00H46M06.988S" calcext:value-type="time">
            <text:p>00:46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4.75" calcext:value-type="float">
            <text:p>584.75</text:p>
          </table:table-cell>
          <table:table-cell office:value-type="float" office:value="383.87" calcext:value-type="float">
            <text:p>383.87</text:p>
          </table:table-cell>
          <table:table-cell office:value-type="float" office:value="460.23" calcext:value-type="float">
            <text:p>460.23</text:p>
          </table:table-cell>
        </table:table-row>
        <table:table-row table:style-name="ro1">
          <table:table-cell office:value-type="float" office:value="2782988" calcext:value-type="float">
            <text:p>2782988</text:p>
          </table:table-cell>
          <table:table-cell table:formula="of:=[.A176]/1000/(60*60*24)" office:value-type="time" office:time-value="PT00H46M22.988S" calcext:value-type="time">
            <text:p>00:46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2" calcext:value-type="float">
            <text:p>584.42</text:p>
          </table:table-cell>
          <table:table-cell office:value-type="float" office:value="386.09" calcext:value-type="float">
            <text:p>386.09</text:p>
          </table:table-cell>
          <table:table-cell office:value-type="float" office:value="462.83" calcext:value-type="float">
            <text:p>462.83</text:p>
          </table:table-cell>
        </table:table-row>
        <table:table-row table:style-name="ro1">
          <table:table-cell office:value-type="float" office:value="2798988" calcext:value-type="float">
            <text:p>2798988</text:p>
          </table:table-cell>
          <table:table-cell table:formula="of:=[.A177]/1000/(60*60*24)" office:value-type="time" office:time-value="PT00H46M38.988S" calcext:value-type="time">
            <text:p>00:46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" calcext:value-type="float">
            <text:p>584.5</text:p>
          </table:table-cell>
          <table:table-cell office:value-type="float" office:value="388.31" calcext:value-type="float">
            <text:p>388.31</text:p>
          </table:table-cell>
          <table:table-cell office:value-type="float" office:value="465.43" calcext:value-type="float">
            <text:p>465.43</text:p>
          </table:table-cell>
        </table:table-row>
        <table:table-row table:style-name="ro1">
          <table:table-cell office:value-type="float" office:value="2814988" calcext:value-type="float">
            <text:p>2814988</text:p>
          </table:table-cell>
          <table:table-cell table:formula="of:=[.A178]/1000/(60*60*24)" office:value-type="time" office:time-value="PT00H46M54.988S" calcext:value-type="time">
            <text:p>00:46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" calcext:value-type="float">
            <text:p>582.4</text:p>
          </table:table-cell>
          <table:table-cell office:value-type="float" office:value="390.53" calcext:value-type="float">
            <text:p>390.53</text:p>
          </table:table-cell>
          <table:table-cell office:value-type="float" office:value="468.02" calcext:value-type="float">
            <text:p>468.02</text:p>
          </table:table-cell>
        </table:table-row>
        <table:table-row table:style-name="ro1">
          <table:table-cell office:value-type="float" office:value="2830988" calcext:value-type="float">
            <text:p>2830988</text:p>
          </table:table-cell>
          <table:table-cell table:formula="of:=[.A179]/1000/(60*60*24)" office:value-type="time" office:time-value="PT00H47M10.988S" calcext:value-type="time">
            <text:p>00:47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392.75" calcext:value-type="float">
            <text:p>392.75</text:p>
          </table:table-cell>
          <table:table-cell office:value-type="float" office:value="470.62" calcext:value-type="float">
            <text:p>470.62</text:p>
          </table:table-cell>
        </table:table-row>
        <table:table-row table:style-name="ro1">
          <table:table-cell office:value-type="float" office:value="2846989" calcext:value-type="float">
            <text:p>2846989</text:p>
          </table:table-cell>
          <table:table-cell table:formula="of:=[.A180]/1000/(60*60*24)" office:value-type="time" office:time-value="PT00H47M26.989S" calcext:value-type="time">
            <text:p>00:47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394.97" calcext:value-type="float">
            <text:p>394.97</text:p>
          </table:table-cell>
          <table:table-cell office:value-type="float" office:value="473.21" calcext:value-type="float">
            <text:p>473.21</text:p>
          </table:table-cell>
        </table:table-row>
        <table:table-row table:style-name="ro1">
          <table:table-cell office:value-type="float" office:value="2862988" calcext:value-type="float">
            <text:p>2862988</text:p>
          </table:table-cell>
          <table:table-cell table:formula="of:=[.A181]/1000/(60*60*24)" office:value-type="time" office:time-value="PT00H47M42.988S" calcext:value-type="time">
            <text:p>00:47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397.18" calcext:value-type="float">
            <text:p>397.18</text:p>
          </table:table-cell>
          <table:table-cell office:value-type="float" office:value="475.8" calcext:value-type="float">
            <text:p>475.8</text:p>
          </table:table-cell>
        </table:table-row>
        <table:table-row table:style-name="ro1">
          <table:table-cell office:value-type="float" office:value="2878989" calcext:value-type="float">
            <text:p>2878989</text:p>
          </table:table-cell>
          <table:table-cell table:formula="of:=[.A182]/1000/(60*60*24)" office:value-type="time" office:time-value="PT00H47M58.989S" calcext:value-type="time">
            <text:p>00:47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399.4" calcext:value-type="float">
            <text:p>399.4</text:p>
          </table:table-cell>
          <table:table-cell office:value-type="float" office:value="478.4" calcext:value-type="float">
            <text:p>478.4</text:p>
          </table:table-cell>
        </table:table-row>
        <table:table-row table:style-name="ro1">
          <table:table-cell office:value-type="float" office:value="2894988" calcext:value-type="float">
            <text:p>2894988</text:p>
          </table:table-cell>
          <table:table-cell table:formula="of:=[.A183]/1000/(60*60*24)" office:value-type="time" office:time-value="PT00H48M14.988S" calcext:value-type="time">
            <text:p>00:48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401.62" calcext:value-type="float">
            <text:p>401.62</text:p>
          </table:table-cell>
          <table:table-cell office:value-type="float" office:value="480.99" calcext:value-type="float">
            <text:p>480.99</text:p>
          </table:table-cell>
        </table:table-row>
        <table:table-row table:style-name="ro1">
          <table:table-cell office:value-type="float" office:value="2910989" calcext:value-type="float">
            <text:p>2910989</text:p>
          </table:table-cell>
          <table:table-cell table:formula="of:=[.A184]/1000/(60*60*24)" office:value-type="time" office:time-value="PT00H48M30.989S" calcext:value-type="time">
            <text:p>00:48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403.84" calcext:value-type="float">
            <text:p>403.84</text:p>
          </table:table-cell>
          <table:table-cell office:value-type="float" office:value="483.59" calcext:value-type="float">
            <text:p>483.59</text:p>
          </table:table-cell>
        </table:table-row>
        <table:table-row table:style-name="ro1">
          <table:table-cell office:value-type="float" office:value="2926989" calcext:value-type="float">
            <text:p>2926989</text:p>
          </table:table-cell>
          <table:table-cell table:formula="of:=[.A185]/1000/(60*60*24)" office:value-type="time" office:time-value="PT00H48M46.989S" calcext:value-type="time">
            <text:p>00:48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49" calcext:value-type="float">
            <text:p>582.49</text:p>
          </table:table-cell>
          <table:table-cell office:value-type="float" office:value="406.06" calcext:value-type="float">
            <text:p>406.06</text:p>
          </table:table-cell>
          <table:table-cell office:value-type="float" office:value="486.18" calcext:value-type="float">
            <text:p>486.18</text:p>
          </table:table-cell>
        </table:table-row>
        <table:table-row table:style-name="ro1">
          <table:table-cell office:value-type="float" office:value="2942989" calcext:value-type="float">
            <text:p>2942989</text:p>
          </table:table-cell>
          <table:table-cell table:formula="of:=[.A186]/1000/(60*60*24)" office:value-type="time" office:time-value="PT00H49M02.989S" calcext:value-type="time">
            <text:p>00:49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" calcext:value-type="float">
            <text:p>584.5</text:p>
          </table:table-cell>
          <table:table-cell office:value-type="float" office:value="408.29" calcext:value-type="float">
            <text:p>408.29</text:p>
          </table:table-cell>
          <table:table-cell office:value-type="float" office:value="488.78" calcext:value-type="float">
            <text:p>488.78</text:p>
          </table:table-cell>
        </table:table-row>
        <table:table-row table:style-name="ro1">
          <table:table-cell office:value-type="float" office:value="2958988" calcext:value-type="float">
            <text:p>2958988</text:p>
          </table:table-cell>
          <table:table-cell table:formula="of:=[.A187]/1000/(60*60*24)" office:value-type="time" office:time-value="PT00H49M18.988S" calcext:value-type="time">
            <text:p>00:49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410.5" calcext:value-type="float">
            <text:p>410.5</text:p>
          </table:table-cell>
          <table:table-cell office:value-type="float" office:value="491.37" calcext:value-type="float">
            <text:p>491.37</text:p>
          </table:table-cell>
        </table:table-row>
        <table:table-row table:style-name="ro1">
          <table:table-cell office:value-type="float" office:value="2974988" calcext:value-type="float">
            <text:p>2974988</text:p>
          </table:table-cell>
          <table:table-cell table:formula="of:=[.A188]/1000/(60*60*24)" office:value-type="time" office:time-value="PT00H49M34.988S" calcext:value-type="time">
            <text:p>00:49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8" calcext:value-type="float">
            <text:p>584.28</text:p>
          </table:table-cell>
          <table:table-cell office:value-type="float" office:value="412.72" calcext:value-type="float">
            <text:p>412.72</text:p>
          </table:table-cell>
          <table:table-cell office:value-type="float" office:value="493.96" calcext:value-type="float">
            <text:p>493.96</text:p>
          </table:table-cell>
        </table:table-row>
        <table:table-row table:style-name="ro1">
          <table:table-cell office:value-type="float" office:value="2990989" calcext:value-type="float">
            <text:p>2990989</text:p>
          </table:table-cell>
          <table:table-cell table:formula="of:=[.A189]/1000/(60*60*24)" office:value-type="time" office:time-value="PT00H49M50.989S" calcext:value-type="time">
            <text:p>00:49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8" calcext:value-type="float">
            <text:p>584.18</text:p>
          </table:table-cell>
          <table:table-cell office:value-type="float" office:value="414.94" calcext:value-type="float">
            <text:p>414.94</text:p>
          </table:table-cell>
          <table:table-cell office:value-type="float" office:value="496.55" calcext:value-type="float">
            <text:p>496.55</text:p>
          </table:table-cell>
        </table:table-row>
        <table:table-row table:style-name="ro1">
          <table:table-cell office:value-type="float" office:value="3006988" calcext:value-type="float">
            <text:p>3006988</text:p>
          </table:table-cell>
          <table:table-cell table:formula="of:=[.A190]/1000/(60*60*24)" office:value-type="time" office:time-value="PT00H50M06.988S" calcext:value-type="time">
            <text:p>00:50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4.75" calcext:value-type="float">
            <text:p>584.75</text:p>
          </table:table-cell>
          <table:table-cell office:value-type="float" office:value="417.16" calcext:value-type="float">
            <text:p>417.16</text:p>
          </table:table-cell>
          <table:table-cell office:value-type="float" office:value="499.15" calcext:value-type="float">
            <text:p>499.15</text:p>
          </table:table-cell>
        </table:table-row>
        <table:table-row table:style-name="ro1">
          <table:table-cell office:value-type="float" office:value="3022989" calcext:value-type="float">
            <text:p>3022989</text:p>
          </table:table-cell>
          <table:table-cell table:formula="of:=[.A191]/1000/(60*60*24)" office:value-type="time" office:time-value="PT00H50M22.989S" calcext:value-type="time">
            <text:p>00:50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419.38" calcext:value-type="float">
            <text:p>419.38</text:p>
          </table:table-cell>
          <table:table-cell office:value-type="float" office:value="501.74" calcext:value-type="float">
            <text:p>501.74</text:p>
          </table:table-cell>
        </table:table-row>
        <table:table-row table:style-name="ro1">
          <table:table-cell office:value-type="float" office:value="3038989" calcext:value-type="float">
            <text:p>3038989</text:p>
          </table:table-cell>
          <table:table-cell table:formula="of:=[.A192]/1000/(60*60*24)" office:value-type="time" office:time-value="PT00H50M38.989S" calcext:value-type="time">
            <text:p>00:50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421.6" calcext:value-type="float">
            <text:p>421.6</text:p>
          </table:table-cell>
          <table:table-cell office:value-type="float" office:value="504.33" calcext:value-type="float">
            <text:p>504.33</text:p>
          </table:table-cell>
        </table:table-row>
        <table:table-row table:style-name="ro1">
          <table:table-cell office:value-type="float" office:value="3054989" calcext:value-type="float">
            <text:p>3054989</text:p>
          </table:table-cell>
          <table:table-cell table:formula="of:=[.A193]/1000/(60*60*24)" office:value-type="time" office:time-value="PT00H50M54.989S" calcext:value-type="time">
            <text:p>00:50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3" calcext:value-type="float">
            <text:p>581.93</text:p>
          </table:table-cell>
          <table:table-cell office:value-type="float" office:value="423.82" calcext:value-type="float">
            <text:p>423.82</text:p>
          </table:table-cell>
          <table:table-cell office:value-type="float" office:value="506.92" calcext:value-type="float">
            <text:p>506.92</text:p>
          </table:table-cell>
        </table:table-row>
        <table:table-row table:style-name="ro1">
          <table:table-cell office:value-type="float" office:value="3070988" calcext:value-type="float">
            <text:p>3070988</text:p>
          </table:table-cell>
          <table:table-cell table:formula="of:=[.A194]/1000/(60*60*24)" office:value-type="time" office:time-value="PT00H51M10.988S" calcext:value-type="time">
            <text:p>00:51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5" calcext:value-type="float">
            <text:p>581.95</text:p>
          </table:table-cell>
          <table:table-cell office:value-type="float" office:value="426.04" calcext:value-type="float">
            <text:p>426.04</text:p>
          </table:table-cell>
          <table:table-cell office:value-type="float" office:value="509.52" calcext:value-type="float">
            <text:p>509.52</text:p>
          </table:table-cell>
        </table:table-row>
        <table:table-row table:style-name="ro1">
          <table:table-cell office:value-type="float" office:value="3086989" calcext:value-type="float">
            <text:p>3086989</text:p>
          </table:table-cell>
          <table:table-cell table:formula="of:=[.A195]/1000/(60*60*24)" office:value-type="time" office:time-value="PT00H51M26.989S" calcext:value-type="time">
            <text:p>00:51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1" calcext:value-type="float">
            <text:p>582.51</text:p>
          </table:table-cell>
          <table:table-cell office:value-type="float" office:value="428.26" calcext:value-type="float">
            <text:p>428.26</text:p>
          </table:table-cell>
          <table:table-cell office:value-type="float" office:value="512.11" calcext:value-type="float">
            <text:p>512.11</text:p>
          </table:table-cell>
        </table:table-row>
        <table:table-row table:style-name="ro1">
          <table:table-cell office:value-type="float" office:value="3102989" calcext:value-type="float">
            <text:p>3102989</text:p>
          </table:table-cell>
          <table:table-cell table:formula="of:=[.A196]/1000/(60*60*24)" office:value-type="time" office:time-value="PT00H51M42.989S" calcext:value-type="time">
            <text:p>00:51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5" calcext:value-type="float">
            <text:p>584.65</text:p>
          </table:table-cell>
          <table:table-cell office:value-type="float" office:value="430.48" calcext:value-type="float">
            <text:p>430.48</text:p>
          </table:table-cell>
          <table:table-cell office:value-type="float" office:value="514.7" calcext:value-type="float">
            <text:p>514.7</text:p>
          </table:table-cell>
        </table:table-row>
        <table:table-row table:style-name="ro1">
          <table:table-cell office:value-type="float" office:value="3118988" calcext:value-type="float">
            <text:p>3118988</text:p>
          </table:table-cell>
          <table:table-cell table:formula="of:=[.A197]/1000/(60*60*24)" office:value-type="time" office:time-value="PT00H51M58.988S" calcext:value-type="time">
            <text:p>00:51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5" calcext:value-type="float">
            <text:p>584.65</text:p>
          </table:table-cell>
          <table:table-cell office:value-type="float" office:value="432.7" calcext:value-type="float">
            <text:p>432.7</text:p>
          </table:table-cell>
          <table:table-cell office:value-type="float" office:value="517.29" calcext:value-type="float">
            <text:p>517.29</text:p>
          </table:table-cell>
        </table:table-row>
        <table:table-row table:style-name="ro1">
          <table:table-cell office:value-type="float" office:value="3134988" calcext:value-type="float">
            <text:p>3134988</text:p>
          </table:table-cell>
          <table:table-cell table:formula="of:=[.A198]/1000/(60*60*24)" office:value-type="time" office:time-value="PT00H52M14.988S" calcext:value-type="time">
            <text:p>00:52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1" calcext:value-type="float">
            <text:p>582.51</text:p>
          </table:table-cell>
          <table:table-cell office:value-type="float" office:value="434.92" calcext:value-type="float">
            <text:p>434.92</text:p>
          </table:table-cell>
          <table:table-cell office:value-type="float" office:value="519.88" calcext:value-type="float">
            <text:p>519.88</text:p>
          </table:table-cell>
        </table:table-row>
        <table:table-row table:style-name="ro1">
          <table:table-cell office:value-type="float" office:value="3150988" calcext:value-type="float">
            <text:p>3150988</text:p>
          </table:table-cell>
          <table:table-cell table:formula="of:=[.A199]/1000/(60*60*24)" office:value-type="time" office:time-value="PT00H52M30.988S" calcext:value-type="time">
            <text:p>00:52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2" calcext:value-type="float">
            <text:p>584.52</text:p>
          </table:table-cell>
          <table:table-cell office:value-type="float" office:value="437.14" calcext:value-type="float">
            <text:p>437.14</text:p>
          </table:table-cell>
          <table:table-cell office:value-type="float" office:value="522.48" calcext:value-type="float">
            <text:p>522.48</text:p>
          </table:table-cell>
        </table:table-row>
        <table:table-row table:style-name="ro1">
          <table:table-cell office:value-type="float" office:value="3166988" calcext:value-type="float">
            <text:p>3166988</text:p>
          </table:table-cell>
          <table:table-cell table:formula="of:=[.A200]/1000/(60*60*24)" office:value-type="time" office:time-value="PT00H52M46.988S" calcext:value-type="time">
            <text:p>00:52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1" calcext:value-type="float">
            <text:p>584.51</text:p>
          </table:table-cell>
          <table:table-cell office:value-type="float" office:value="439.36" calcext:value-type="float">
            <text:p>439.36</text:p>
          </table:table-cell>
          <table:table-cell office:value-type="float" office:value="525.07" calcext:value-type="float">
            <text:p>525.07</text:p>
          </table:table-cell>
        </table:table-row>
        <table:table-row table:style-name="ro1">
          <table:table-cell office:value-type="float" office:value="3182988" calcext:value-type="float">
            <text:p>3182988</text:p>
          </table:table-cell>
          <table:table-cell table:formula="of:=[.A201]/1000/(60*60*24)" office:value-type="time" office:time-value="PT00H53M02.988S" calcext:value-type="time">
            <text:p>00:53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4" calcext:value-type="float">
            <text:p>582.04</text:p>
          </table:table-cell>
          <table:table-cell office:value-type="float" office:value="441.58" calcext:value-type="float">
            <text:p>441.58</text:p>
          </table:table-cell>
          <table:table-cell office:value-type="float" office:value="527.66" calcext:value-type="float">
            <text:p>527.66</text:p>
          </table:table-cell>
        </table:table-row>
        <table:table-row table:style-name="ro1">
          <table:table-cell office:value-type="float" office:value="3198988" calcext:value-type="float">
            <text:p>3198988</text:p>
          </table:table-cell>
          <table:table-cell table:formula="of:=[.A202]/1000/(60*60*24)" office:value-type="time" office:time-value="PT00H53M18.988S" calcext:value-type="time">
            <text:p>00:53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443.8" calcext:value-type="float">
            <text:p>443.8</text:p>
          </table:table-cell>
          <table:table-cell office:value-type="float" office:value="530.25" calcext:value-type="float">
            <text:p>530.25</text:p>
          </table:table-cell>
        </table:table-row>
        <table:table-row table:style-name="ro1">
          <table:table-cell office:value-type="float" office:value="3214989" calcext:value-type="float">
            <text:p>3214989</text:p>
          </table:table-cell>
          <table:table-cell table:formula="of:=[.A203]/1000/(60*60*24)" office:value-type="time" office:time-value="PT00H53M34.989S" calcext:value-type="time">
            <text:p>00:53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446.02" calcext:value-type="float">
            <text:p>446.02</text:p>
          </table:table-cell>
          <table:table-cell office:value-type="float" office:value="532.84" calcext:value-type="float">
            <text:p>532.84</text:p>
          </table:table-cell>
        </table:table-row>
        <table:table-row table:style-name="ro1">
          <table:table-cell office:value-type="float" office:value="3230988" calcext:value-type="float">
            <text:p>3230988</text:p>
          </table:table-cell>
          <table:table-cell table:formula="of:=[.A204]/1000/(60*60*24)" office:value-type="time" office:time-value="PT00H53M50.988S" calcext:value-type="time">
            <text:p>00:53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2" calcext:value-type="float">
            <text:p>582.42</text:p>
          </table:table-cell>
          <table:table-cell office:value-type="float" office:value="448.24" calcext:value-type="float">
            <text:p>448.24</text:p>
          </table:table-cell>
          <table:table-cell office:value-type="float" office:value="535.43" calcext:value-type="float">
            <text:p>535.43</text:p>
          </table:table-cell>
        </table:table-row>
        <table:table-row table:style-name="ro1">
          <table:table-cell office:value-type="float" office:value="3246988" calcext:value-type="float">
            <text:p>3246988</text:p>
          </table:table-cell>
          <table:table-cell table:formula="of:=[.A205]/1000/(60*60*24)" office:value-type="time" office:time-value="PT00H54M06.988S" calcext:value-type="time">
            <text:p>00:54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" calcext:value-type="float">
            <text:p>582.5</text:p>
          </table:table-cell>
          <table:table-cell office:value-type="float" office:value="450.46" calcext:value-type="float">
            <text:p>450.46</text:p>
          </table:table-cell>
          <table:table-cell office:value-type="float" office:value="538.02" calcext:value-type="float">
            <text:p>538.02</text:p>
          </table:table-cell>
        </table:table-row>
        <table:table-row table:style-name="ro1">
          <table:table-cell office:value-type="float" office:value="3262988" calcext:value-type="float">
            <text:p>3262988</text:p>
          </table:table-cell>
          <table:table-cell table:formula="of:=[.A206]/1000/(60*60*24)" office:value-type="time" office:time-value="PT00H54M22.988S" calcext:value-type="time">
            <text:p>00:54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5" calcext:value-type="float">
            <text:p>582.05</text:p>
          </table:table-cell>
          <table:table-cell office:value-type="float" office:value="452.68" calcext:value-type="float">
            <text:p>452.68</text:p>
          </table:table-cell>
          <table:table-cell office:value-type="float" office:value="540.62" calcext:value-type="float">
            <text:p>540.62</text:p>
          </table:table-cell>
        </table:table-row>
        <table:table-row table:style-name="ro1">
          <table:table-cell office:value-type="float" office:value="3278988" calcext:value-type="float">
            <text:p>3278988</text:p>
          </table:table-cell>
          <table:table-cell table:formula="of:=[.A207]/1000/(60*60*24)" office:value-type="time" office:time-value="PT00H54M38.988S" calcext:value-type="time">
            <text:p>00:54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454.9" calcext:value-type="float">
            <text:p>454.9</text:p>
          </table:table-cell>
          <table:table-cell office:value-type="float" office:value="543.2" calcext:value-type="float">
            <text:p>543.2</text:p>
          </table:table-cell>
        </table:table-row>
        <table:table-row table:style-name="ro1">
          <table:table-cell office:value-type="float" office:value="3294988" calcext:value-type="float">
            <text:p>3294988</text:p>
          </table:table-cell>
          <table:table-cell table:formula="of:=[.A208]/1000/(60*60*24)" office:value-type="time" office:time-value="PT00H54M54.988S" calcext:value-type="time">
            <text:p>00:54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" calcext:value-type="float">
            <text:p>582.5</text:p>
          </table:table-cell>
          <table:table-cell office:value-type="float" office:value="457.12" calcext:value-type="float">
            <text:p>457.12</text:p>
          </table:table-cell>
          <table:table-cell office:value-type="float" office:value="545.79" calcext:value-type="float">
            <text:p>545.79</text:p>
          </table:table-cell>
        </table:table-row>
        <table:table-row table:style-name="ro1">
          <table:table-cell office:value-type="float" office:value="3310989" calcext:value-type="float">
            <text:p>3310989</text:p>
          </table:table-cell>
          <table:table-cell table:formula="of:=[.A209]/1000/(60*60*24)" office:value-type="time" office:time-value="PT00H55M10.989S" calcext:value-type="time">
            <text:p>00:55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4" calcext:value-type="float">
            <text:p>584.04</text:p>
          </table:table-cell>
          <table:table-cell office:value-type="float" office:value="459.34" calcext:value-type="float">
            <text:p>459.34</text:p>
          </table:table-cell>
          <table:table-cell office:value-type="float" office:value="548.38" calcext:value-type="float">
            <text:p>548.38</text:p>
          </table:table-cell>
        </table:table-row>
        <table:table-row table:style-name="ro1">
          <table:table-cell office:value-type="float" office:value="3326988" calcext:value-type="float">
            <text:p>3326988</text:p>
          </table:table-cell>
          <table:table-cell table:formula="of:=[.A210]/1000/(60*60*24)" office:value-type="time" office:time-value="PT00H55M26.988S" calcext:value-type="time">
            <text:p>00:55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461.56" calcext:value-type="float">
            <text:p>461.56</text:p>
          </table:table-cell>
          <table:table-cell office:value-type="float" office:value="550.97" calcext:value-type="float">
            <text:p>550.97</text:p>
          </table:table-cell>
        </table:table-row>
        <table:table-row table:style-name="ro1">
          <table:table-cell office:value-type="float" office:value="3342989" calcext:value-type="float">
            <text:p>3342989</text:p>
          </table:table-cell>
          <table:table-cell table:formula="of:=[.A211]/1000/(60*60*24)" office:value-type="time" office:time-value="PT00H55M42.989S" calcext:value-type="time">
            <text:p>00:55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6" calcext:value-type="float">
            <text:p>584.66</text:p>
          </table:table-cell>
          <table:table-cell office:value-type="float" office:value="463.78" calcext:value-type="float">
            <text:p>463.78</text:p>
          </table:table-cell>
          <table:table-cell office:value-type="float" office:value="553.56" calcext:value-type="float">
            <text:p>553.56</text:p>
          </table:table-cell>
        </table:table-row>
        <table:table-row table:style-name="ro1">
          <table:table-cell office:value-type="float" office:value="3358988" calcext:value-type="float">
            <text:p>3358988</text:p>
          </table:table-cell>
          <table:table-cell table:formula="of:=[.A212]/1000/(60*60*24)" office:value-type="time" office:time-value="PT00H55M58.988S" calcext:value-type="time">
            <text:p>00:55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466" calcext:value-type="float">
            <text:p>466</text:p>
          </table:table-cell>
          <table:table-cell office:value-type="float" office:value="556.15" calcext:value-type="float">
            <text:p>556.15</text:p>
          </table:table-cell>
        </table:table-row>
        <table:table-row table:style-name="ro1">
          <table:table-cell office:value-type="float" office:value="3374988" calcext:value-type="float">
            <text:p>3374988</text:p>
          </table:table-cell>
          <table:table-cell table:formula="of:=[.A213]/1000/(60*60*24)" office:value-type="time" office:time-value="PT00H56M14.988S" calcext:value-type="time">
            <text:p>00:56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49" calcext:value-type="float">
            <text:p>584.49</text:p>
          </table:table-cell>
          <table:table-cell office:value-type="float" office:value="468.22" calcext:value-type="float">
            <text:p>468.22</text:p>
          </table:table-cell>
          <table:table-cell office:value-type="float" office:value="558.74" calcext:value-type="float">
            <text:p>558.74</text:p>
          </table:table-cell>
        </table:table-row>
        <table:table-row table:style-name="ro1">
          <table:table-cell office:value-type="float" office:value="3390988" calcext:value-type="float">
            <text:p>3390988</text:p>
          </table:table-cell>
          <table:table-cell table:formula="of:=[.A214]/1000/(60*60*24)" office:value-type="time" office:time-value="PT00H56M30.988S" calcext:value-type="time">
            <text:p>00:56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4" calcext:value-type="float">
            <text:p>584.04</text:p>
          </table:table-cell>
          <table:table-cell office:value-type="float" office:value="470.44" calcext:value-type="float">
            <text:p>470.44</text:p>
          </table:table-cell>
          <table:table-cell office:value-type="float" office:value="561.33" calcext:value-type="float">
            <text:p>561.33</text:p>
          </table:table-cell>
        </table:table-row>
        <table:table-row table:style-name="ro1">
          <table:table-cell office:value-type="float" office:value="3406988" calcext:value-type="float">
            <text:p>3406988</text:p>
          </table:table-cell>
          <table:table-cell table:formula="of:=[.A215]/1000/(60*60*24)" office:value-type="time" office:time-value="PT00H56M46.988S" calcext:value-type="time">
            <text:p>00:56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" calcext:value-type="float">
            <text:p>582.4</text:p>
          </table:table-cell>
          <table:table-cell office:value-type="float" office:value="472.66" calcext:value-type="float">
            <text:p>472.66</text:p>
          </table:table-cell>
          <table:table-cell office:value-type="float" office:value="563.92" calcext:value-type="float">
            <text:p>563.92</text:p>
          </table:table-cell>
        </table:table-row>
        <table:table-row table:style-name="ro1">
          <table:table-cell office:value-type="float" office:value="3422989" calcext:value-type="float">
            <text:p>3422989</text:p>
          </table:table-cell>
          <table:table-cell table:formula="of:=[.A216]/1000/(60*60*24)" office:value-type="time" office:time-value="PT00H57M02.989S" calcext:value-type="time">
            <text:p>00:57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474.88" calcext:value-type="float">
            <text:p>474.88</text:p>
          </table:table-cell>
          <table:table-cell office:value-type="float" office:value="566.51" calcext:value-type="float">
            <text:p>566.51</text:p>
          </table:table-cell>
        </table:table-row>
        <table:table-row table:style-name="ro1">
          <table:table-cell office:value-type="float" office:value="3438988" calcext:value-type="float">
            <text:p>3438988</text:p>
          </table:table-cell>
          <table:table-cell table:formula="of:=[.A217]/1000/(60*60*24)" office:value-type="time" office:time-value="PT00H57M18.988S" calcext:value-type="time">
            <text:p>00:57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4" calcext:value-type="float">
            <text:p>582.04</text:p>
          </table:table-cell>
          <table:table-cell office:value-type="float" office:value="477.1" calcext:value-type="float">
            <text:p>477.1</text:p>
          </table:table-cell>
          <table:table-cell office:value-type="float" office:value="569.1" calcext:value-type="float">
            <text:p>569.1</text:p>
          </table:table-cell>
        </table:table-row>
        <table:table-row table:style-name="ro1">
          <table:table-cell office:value-type="float" office:value="3454988" calcext:value-type="float">
            <text:p>3454988</text:p>
          </table:table-cell>
          <table:table-cell table:formula="of:=[.A218]/1000/(60*60*24)" office:value-type="time" office:time-value="PT00H57M34.988S" calcext:value-type="time">
            <text:p>00:57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479.32" calcext:value-type="float">
            <text:p>479.32</text:p>
          </table:table-cell>
          <table:table-cell office:value-type="float" office:value="571.69" calcext:value-type="float">
            <text:p>571.69</text:p>
          </table:table-cell>
        </table:table-row>
        <table:table-row table:style-name="ro1">
          <table:table-cell office:value-type="float" office:value="3470988" calcext:value-type="float">
            <text:p>3470988</text:p>
          </table:table-cell>
          <table:table-cell table:formula="of:=[.A219]/1000/(60*60*24)" office:value-type="time" office:time-value="PT00H57M50.988S" calcext:value-type="time">
            <text:p>00:57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481.54" calcext:value-type="float">
            <text:p>481.54</text:p>
          </table:table-cell>
          <table:table-cell office:value-type="float" office:value="574.28" calcext:value-type="float">
            <text:p>574.28</text:p>
          </table:table-cell>
        </table:table-row>
        <table:table-row table:style-name="ro1">
          <table:table-cell office:value-type="float" office:value="3486988" calcext:value-type="float">
            <text:p>3486988</text:p>
          </table:table-cell>
          <table:table-cell table:formula="of:=[.A220]/1000/(60*60*24)" office:value-type="time" office:time-value="PT00H58M06.988S" calcext:value-type="time">
            <text:p>00:58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483.76" calcext:value-type="float">
            <text:p>483.76</text:p>
          </table:table-cell>
          <table:table-cell office:value-type="float" office:value="576.87" calcext:value-type="float">
            <text:p>576.87</text:p>
          </table:table-cell>
        </table:table-row>
        <table:table-row table:style-name="ro1">
          <table:table-cell office:value-type="float" office:value="3502988" calcext:value-type="float">
            <text:p>3502988</text:p>
          </table:table-cell>
          <table:table-cell table:formula="of:=[.A221]/1000/(60*60*24)" office:value-type="time" office:time-value="PT00H58M22.988S" calcext:value-type="time">
            <text:p>00:58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4" calcext:value-type="float">
            <text:p>582.04</text:p>
          </table:table-cell>
          <table:table-cell office:value-type="float" office:value="485.98" calcext:value-type="float">
            <text:p>485.98</text:p>
          </table:table-cell>
          <table:table-cell office:value-type="float" office:value="579.45" calcext:value-type="float">
            <text:p>579.45</text:p>
          </table:table-cell>
        </table:table-row>
        <table:table-row table:style-name="ro1">
          <table:table-cell office:value-type="float" office:value="3518989" calcext:value-type="float">
            <text:p>3518989</text:p>
          </table:table-cell>
          <table:table-cell table:formula="of:=[.A222]/1000/(60*60*24)" office:value-type="time" office:time-value="PT00H58M38.989S" calcext:value-type="time">
            <text:p>00:58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8" calcext:value-type="float">
            <text:p>584.28</text:p>
          </table:table-cell>
          <table:table-cell office:value-type="float" office:value="488.2" calcext:value-type="float">
            <text:p>488.2</text:p>
          </table:table-cell>
          <table:table-cell office:value-type="float" office:value="582.05" calcext:value-type="float">
            <text:p>582.05</text:p>
          </table:table-cell>
        </table:table-row>
        <table:table-row table:style-name="ro1">
          <table:table-cell office:value-type="float" office:value="3534988" calcext:value-type="float">
            <text:p>3534988</text:p>
          </table:table-cell>
          <table:table-cell table:formula="of:=[.A223]/1000/(60*60*24)" office:value-type="time" office:time-value="PT00H58M54.988S" calcext:value-type="time">
            <text:p>00:58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490.42" calcext:value-type="float">
            <text:p>490.42</text:p>
          </table:table-cell>
          <table:table-cell office:value-type="float" office:value="584.63" calcext:value-type="float">
            <text:p>584.63</text:p>
          </table:table-cell>
        </table:table-row>
        <table:table-row table:style-name="ro1">
          <table:table-cell office:value-type="float" office:value="3550988" calcext:value-type="float">
            <text:p>3550988</text:p>
          </table:table-cell>
          <table:table-cell table:formula="of:=[.A224]/1000/(60*60*24)" office:value-type="time" office:time-value="PT00H59M10.988S" calcext:value-type="time">
            <text:p>00:59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492.63" calcext:value-type="float">
            <text:p>492.63</text:p>
          </table:table-cell>
          <table:table-cell office:value-type="float" office:value="587.22" calcext:value-type="float">
            <text:p>587.22</text:p>
          </table:table-cell>
        </table:table-row>
        <table:table-row table:style-name="ro1">
          <table:table-cell office:value-type="float" office:value="3566988" calcext:value-type="float">
            <text:p>3566988</text:p>
          </table:table-cell>
          <table:table-cell table:formula="of:=[.A225]/1000/(60*60*24)" office:value-type="time" office:time-value="PT00H59M26.988S" calcext:value-type="time">
            <text:p>00:59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494.85" calcext:value-type="float">
            <text:p>494.85</text:p>
          </table:table-cell>
          <table:table-cell office:value-type="float" office:value="589.81" calcext:value-type="float">
            <text:p>589.81</text:p>
          </table:table-cell>
        </table:table-row>
        <table:table-row table:style-name="ro1">
          <table:table-cell office:value-type="float" office:value="3582988" calcext:value-type="float">
            <text:p>3582988</text:p>
          </table:table-cell>
          <table:table-cell table:formula="of:=[.A226]/1000/(60*60*24)" office:value-type="time" office:time-value="PT00H59M42.988S" calcext:value-type="time">
            <text:p>00:59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4" calcext:value-type="float">
            <text:p>582.04</text:p>
          </table:table-cell>
          <table:table-cell office:value-type="float" office:value="497.07" calcext:value-type="float">
            <text:p>497.07</text:p>
          </table:table-cell>
          <table:table-cell office:value-type="float" office:value="592.4" calcext:value-type="float">
            <text:p>592.4</text:p>
          </table:table-cell>
        </table:table-row>
        <table:table-row table:style-name="ro1">
          <table:table-cell office:value-type="float" office:value="3598988" calcext:value-type="float">
            <text:p>3598988</text:p>
          </table:table-cell>
          <table:table-cell table:formula="of:=[.A227]/1000/(60*60*24)" office:value-type="time" office:time-value="PT00H59M58.988S" calcext:value-type="time">
            <text:p>00:59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499.29" calcext:value-type="float">
            <text:p>499.29</text:p>
          </table:table-cell>
          <table:table-cell office:value-type="float" office:value="594.99" calcext:value-type="float">
            <text:p>594.99</text:p>
          </table:table-cell>
        </table:table-row>
        <table:table-row table:style-name="ro1">
          <table:table-cell office:value-type="float" office:value="3614988" calcext:value-type="float">
            <text:p>3614988</text:p>
          </table:table-cell>
          <table:table-cell table:formula="of:=[.A228]/1000/(60*60*24)" office:value-type="time" office:time-value="PT01H00M14.988S" calcext:value-type="time">
            <text:p>01:00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501.51" calcext:value-type="float">
            <text:p>501.51</text:p>
          </table:table-cell>
          <table:table-cell office:value-type="float" office:value="597.58" calcext:value-type="float">
            <text:p>597.58</text:p>
          </table:table-cell>
        </table:table-row>
        <table:table-row table:style-name="ro1">
          <table:table-cell office:value-type="float" office:value="3630988" calcext:value-type="float">
            <text:p>3630988</text:p>
          </table:table-cell>
          <table:table-cell table:formula="of:=[.A229]/1000/(60*60*24)" office:value-type="time" office:time-value="PT01H00M30.988S" calcext:value-type="time">
            <text:p>01:00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6" calcext:value-type="float">
            <text:p>582.16</text:p>
          </table:table-cell>
          <table:table-cell office:value-type="float" office:value="503.73" calcext:value-type="float">
            <text:p>503.73</text:p>
          </table:table-cell>
          <table:table-cell office:value-type="float" office:value="600.17" calcext:value-type="float">
            <text:p>600.17</text:p>
          </table:table-cell>
        </table:table-row>
        <table:table-row table:style-name="ro1">
          <table:table-cell office:value-type="float" office:value="3646989" calcext:value-type="float">
            <text:p>3646989</text:p>
          </table:table-cell>
          <table:table-cell table:formula="of:=[.A230]/1000/(60*60*24)" office:value-type="time" office:time-value="PT01H00M46.989S" calcext:value-type="time">
            <text:p>01:00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505.95" calcext:value-type="float">
            <text:p>505.95</text:p>
          </table:table-cell>
          <table:table-cell office:value-type="float" office:value="602.75" calcext:value-type="float">
            <text:p>602.75</text:p>
          </table:table-cell>
        </table:table-row>
        <table:table-row table:style-name="ro1">
          <table:table-cell office:value-type="float" office:value="3662988" calcext:value-type="float">
            <text:p>3662988</text:p>
          </table:table-cell>
          <table:table-cell table:formula="of:=[.A231]/1000/(60*60*24)" office:value-type="time" office:time-value="PT01H01M02.988S" calcext:value-type="time">
            <text:p>01:01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49" calcext:value-type="float">
            <text:p>582.49</text:p>
          </table:table-cell>
          <table:table-cell office:value-type="float" office:value="508.17" calcext:value-type="float">
            <text:p>508.17</text:p>
          </table:table-cell>
          <table:table-cell office:value-type="float" office:value="605.34" calcext:value-type="float">
            <text:p>605.34</text:p>
          </table:table-cell>
        </table:table-row>
        <table:table-row table:style-name="ro1">
          <table:table-cell office:value-type="float" office:value="3678988" calcext:value-type="float">
            <text:p>3678988</text:p>
          </table:table-cell>
          <table:table-cell table:formula="of:=[.A232]/1000/(60*60*24)" office:value-type="time" office:time-value="PT01H01M18.988S" calcext:value-type="time">
            <text:p>01:01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510.39" calcext:value-type="float">
            <text:p>510.39</text:p>
          </table:table-cell>
          <table:table-cell office:value-type="float" office:value="607.93" calcext:value-type="float">
            <text:p>607.93</text:p>
          </table:table-cell>
        </table:table-row>
        <table:table-row table:style-name="ro1">
          <table:table-cell office:value-type="float" office:value="3694989" calcext:value-type="float">
            <text:p>3694989</text:p>
          </table:table-cell>
          <table:table-cell table:formula="of:=[.A233]/1000/(60*60*24)" office:value-type="time" office:time-value="PT01H01M34.989S" calcext:value-type="time">
            <text:p>01:01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1" calcext:value-type="float">
            <text:p>582.51</text:p>
          </table:table-cell>
          <table:table-cell office:value-type="float" office:value="512.61" calcext:value-type="float">
            <text:p>512.61</text:p>
          </table:table-cell>
          <table:table-cell office:value-type="float" office:value="610.52" calcext:value-type="float">
            <text:p>610.52</text:p>
          </table:table-cell>
        </table:table-row>
        <table:table-row table:style-name="ro1">
          <table:table-cell office:value-type="float" office:value="3710988" calcext:value-type="float">
            <text:p>3710988</text:p>
          </table:table-cell>
          <table:table-cell table:formula="of:=[.A234]/1000/(60*60*24)" office:value-type="time" office:time-value="PT01H01M50.988S" calcext:value-type="time">
            <text:p>01:01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2" calcext:value-type="float">
            <text:p>582.52</text:p>
          </table:table-cell>
          <table:table-cell office:value-type="float" office:value="514.83" calcext:value-type="float">
            <text:p>514.83</text:p>
          </table:table-cell>
          <table:table-cell office:value-type="float" office:value="613.11" calcext:value-type="float">
            <text:p>613.11</text:p>
          </table:table-cell>
        </table:table-row>
        <table:table-row table:style-name="ro1">
          <table:table-cell office:value-type="float" office:value="3726988" calcext:value-type="float">
            <text:p>3726988</text:p>
          </table:table-cell>
          <table:table-cell table:formula="of:=[.A235]/1000/(60*60*24)" office:value-type="time" office:time-value="PT01H02M06.988S" calcext:value-type="time">
            <text:p>01:02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517.05" calcext:value-type="float">
            <text:p>517.05</text:p>
          </table:table-cell>
          <table:table-cell office:value-type="float" office:value="615.69" calcext:value-type="float">
            <text:p>615.69</text:p>
          </table:table-cell>
        </table:table-row>
        <table:table-row table:style-name="ro1">
          <table:table-cell office:value-type="float" office:value="3742988" calcext:value-type="float">
            <text:p>3742988</text:p>
          </table:table-cell>
          <table:table-cell table:formula="of:=[.A236]/1000/(60*60*24)" office:value-type="time" office:time-value="PT01H02M22.988S" calcext:value-type="time">
            <text:p>01:02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8" calcext:value-type="float">
            <text:p>584.18</text:p>
          </table:table-cell>
          <table:table-cell office:value-type="float" office:value="519.27" calcext:value-type="float">
            <text:p>519.27</text:p>
          </table:table-cell>
          <table:table-cell office:value-type="float" office:value="618.28" calcext:value-type="float">
            <text:p>618.28</text:p>
          </table:table-cell>
        </table:table-row>
        <table:table-row table:style-name="ro1">
          <table:table-cell office:value-type="float" office:value="3758988" calcext:value-type="float">
            <text:p>3758988</text:p>
          </table:table-cell>
          <table:table-cell table:formula="of:=[.A237]/1000/(60*60*24)" office:value-type="time" office:time-value="PT01H02M38.988S" calcext:value-type="time">
            <text:p>01:02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5" calcext:value-type="float">
            <text:p>582.65</text:p>
          </table:table-cell>
          <table:table-cell office:value-type="float" office:value="521.49" calcext:value-type="float">
            <text:p>521.49</text:p>
          </table:table-cell>
          <table:table-cell office:value-type="float" office:value="620.87" calcext:value-type="float">
            <text:p>620.87</text:p>
          </table:table-cell>
        </table:table-row>
        <table:table-row table:style-name="ro1">
          <table:table-cell office:value-type="float" office:value="3774988" calcext:value-type="float">
            <text:p>3774988</text:p>
          </table:table-cell>
          <table:table-cell table:formula="of:=[.A238]/1000/(60*60*24)" office:value-type="time" office:time-value="PT01H02M54.988S" calcext:value-type="time">
            <text:p>01:02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523.71" calcext:value-type="float">
            <text:p>523.71</text:p>
          </table:table-cell>
          <table:table-cell office:value-type="float" office:value="623.46" calcext:value-type="float">
            <text:p>623.46</text:p>
          </table:table-cell>
        </table:table-row>
        <table:table-row table:style-name="ro1">
          <table:table-cell office:value-type="float" office:value="3790988" calcext:value-type="float">
            <text:p>3790988</text:p>
          </table:table-cell>
          <table:table-cell table:formula="of:=[.A239]/1000/(60*60*24)" office:value-type="time" office:time-value="PT01H03M10.988S" calcext:value-type="time">
            <text:p>01:03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39" calcext:value-type="float">
            <text:p>582.39</text:p>
          </table:table-cell>
          <table:table-cell office:value-type="float" office:value="525.93" calcext:value-type="float">
            <text:p>525.93</text:p>
          </table:table-cell>
          <table:table-cell office:value-type="float" office:value="626.05" calcext:value-type="float">
            <text:p>626.05</text:p>
          </table:table-cell>
        </table:table-row>
        <table:table-row table:style-name="ro1">
          <table:table-cell office:value-type="float" office:value="3806989" calcext:value-type="float">
            <text:p>3806989</text:p>
          </table:table-cell>
          <table:table-cell table:formula="of:=[.A240]/1000/(60*60*24)" office:value-type="time" office:time-value="PT01H03M26.989S" calcext:value-type="time">
            <text:p>01:03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4" calcext:value-type="float">
            <text:p>582.64</text:p>
          </table:table-cell>
          <table:table-cell office:value-type="float" office:value="528.15" calcext:value-type="float">
            <text:p>528.15</text:p>
          </table:table-cell>
          <table:table-cell office:value-type="float" office:value="628.63" calcext:value-type="float">
            <text:p>628.63</text:p>
          </table:table-cell>
        </table:table-row>
        <table:table-row table:style-name="ro1">
          <table:table-cell office:value-type="float" office:value="3822988" calcext:value-type="float">
            <text:p>3822988</text:p>
          </table:table-cell>
          <table:table-cell table:formula="of:=[.A241]/1000/(60*60*24)" office:value-type="time" office:time-value="PT01H03M42.988S" calcext:value-type="time">
            <text:p>01:03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530.37" calcext:value-type="float">
            <text:p>530.37</text:p>
          </table:table-cell>
          <table:table-cell office:value-type="float" office:value="631.22" calcext:value-type="float">
            <text:p>631.22</text:p>
          </table:table-cell>
        </table:table-row>
        <table:table-row table:style-name="ro1">
          <table:table-cell office:value-type="float" office:value="3838988" calcext:value-type="float">
            <text:p>3838988</text:p>
          </table:table-cell>
          <table:table-cell table:formula="of:=[.A242]/1000/(60*60*24)" office:value-type="time" office:time-value="PT01H03M58.988S" calcext:value-type="time">
            <text:p>01:03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532.59" calcext:value-type="float">
            <text:p>532.59</text:p>
          </table:table-cell>
          <table:table-cell office:value-type="float" office:value="633.81" calcext:value-type="float">
            <text:p>633.81</text:p>
          </table:table-cell>
        </table:table-row>
        <table:table-row table:style-name="ro1">
          <table:table-cell office:value-type="float" office:value="3854988" calcext:value-type="float">
            <text:p>3854988</text:p>
          </table:table-cell>
          <table:table-cell table:formula="of:=[.A243]/1000/(60*60*24)" office:value-type="time" office:time-value="PT01H04M14.988S" calcext:value-type="time">
            <text:p>01:04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534.81" calcext:value-type="float">
            <text:p>534.81</text:p>
          </table:table-cell>
          <table:table-cell office:value-type="float" office:value="636.4" calcext:value-type="float">
            <text:p>636.4</text:p>
          </table:table-cell>
        </table:table-row>
        <table:table-row table:style-name="ro1">
          <table:table-cell office:value-type="float" office:value="3870989" calcext:value-type="float">
            <text:p>3870989</text:p>
          </table:table-cell>
          <table:table-cell table:formula="of:=[.A244]/1000/(60*60*24)" office:value-type="time" office:time-value="PT01H04M30.989S" calcext:value-type="time">
            <text:p>01:04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537.03" calcext:value-type="float">
            <text:p>537.03</text:p>
          </table:table-cell>
          <table:table-cell office:value-type="float" office:value="638.98" calcext:value-type="float">
            <text:p>638.98</text:p>
          </table:table-cell>
        </table:table-row>
        <table:table-row table:style-name="ro1">
          <table:table-cell office:value-type="float" office:value="3886988" calcext:value-type="float">
            <text:p>3886988</text:p>
          </table:table-cell>
          <table:table-cell table:formula="of:=[.A245]/1000/(60*60*24)" office:value-type="time" office:time-value="PT01H04M46.988S" calcext:value-type="time">
            <text:p>01:04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539.25" calcext:value-type="float">
            <text:p>539.25</text:p>
          </table:table-cell>
          <table:table-cell office:value-type="float" office:value="641.57" calcext:value-type="float">
            <text:p>641.57</text:p>
          </table:table-cell>
        </table:table-row>
        <table:table-row table:style-name="ro1">
          <table:table-cell office:value-type="float" office:value="3902988" calcext:value-type="float">
            <text:p>3902988</text:p>
          </table:table-cell>
          <table:table-cell table:formula="of:=[.A246]/1000/(60*60*24)" office:value-type="time" office:time-value="PT01H05M02.988S" calcext:value-type="time">
            <text:p>01:05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541.47" calcext:value-type="float">
            <text:p>541.47</text:p>
          </table:table-cell>
          <table:table-cell office:value-type="float" office:value="644.16" calcext:value-type="float">
            <text:p>644.16</text:p>
          </table:table-cell>
        </table:table-row>
        <table:table-row table:style-name="ro1">
          <table:table-cell office:value-type="float" office:value="3918989" calcext:value-type="float">
            <text:p>3918989</text:p>
          </table:table-cell>
          <table:table-cell table:formula="of:=[.A247]/1000/(60*60*24)" office:value-type="time" office:time-value="PT01H05M18.989S" calcext:value-type="time">
            <text:p>01:05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" calcext:value-type="float">
            <text:p>580.4</text:p>
          </table:table-cell>
          <table:table-cell office:value-type="float" office:value="543.69" calcext:value-type="float">
            <text:p>543.69</text:p>
          </table:table-cell>
          <table:table-cell office:value-type="float" office:value="646.75" calcext:value-type="float">
            <text:p>646.75</text:p>
          </table:table-cell>
        </table:table-row>
        <table:table-row table:style-name="ro1">
          <table:table-cell office:value-type="float" office:value="3934989" calcext:value-type="float">
            <text:p>3934989</text:p>
          </table:table-cell>
          <table:table-cell table:formula="of:=[.A248]/1000/(60*60*24)" office:value-type="time" office:time-value="PT01H05M34.989S" calcext:value-type="time">
            <text:p>01:05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" calcext:value-type="float">
            <text:p>582.5</text:p>
          </table:table-cell>
          <table:table-cell office:value-type="float" office:value="545.91" calcext:value-type="float">
            <text:p>545.91</text:p>
          </table:table-cell>
          <table:table-cell office:value-type="float" office:value="649.33" calcext:value-type="float">
            <text:p>649.33</text:p>
          </table:table-cell>
        </table:table-row>
        <table:table-row table:style-name="ro1">
          <table:table-cell office:value-type="float" office:value="3950988" calcext:value-type="float">
            <text:p>3950988</text:p>
          </table:table-cell>
          <table:table-cell table:formula="of:=[.A249]/1000/(60*60*24)" office:value-type="time" office:time-value="PT01H05M50.988S" calcext:value-type="time">
            <text:p>01:05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548.12" calcext:value-type="float">
            <text:p>548.12</text:p>
          </table:table-cell>
          <table:table-cell office:value-type="float" office:value="651.92" calcext:value-type="float">
            <text:p>651.92</text:p>
          </table:table-cell>
        </table:table-row>
        <table:table-row table:style-name="ro1">
          <table:table-cell office:value-type="float" office:value="3966988" calcext:value-type="float">
            <text:p>3966988</text:p>
          </table:table-cell>
          <table:table-cell table:formula="of:=[.A250]/1000/(60*60*24)" office:value-type="time" office:time-value="PT01H06M06.988S" calcext:value-type="time">
            <text:p>01:06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550.34" calcext:value-type="float">
            <text:p>550.34</text:p>
          </table:table-cell>
          <table:table-cell office:value-type="float" office:value="654.51" calcext:value-type="float">
            <text:p>654.51</text:p>
          </table:table-cell>
        </table:table-row>
        <table:table-row table:style-name="ro1">
          <table:table-cell office:value-type="float" office:value="3982988" calcext:value-type="float">
            <text:p>3982988</text:p>
          </table:table-cell>
          <table:table-cell table:formula="of:=[.A251]/1000/(60*60*24)" office:value-type="time" office:time-value="PT01H06M22.988S" calcext:value-type="time">
            <text:p>01:06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552.56" calcext:value-type="float">
            <text:p>552.56</text:p>
          </table:table-cell>
          <table:table-cell office:value-type="float" office:value="657.1" calcext:value-type="float">
            <text:p>657.1</text:p>
          </table:table-cell>
        </table:table-row>
        <table:table-row table:style-name="ro1">
          <table:table-cell office:value-type="float" office:value="3998989" calcext:value-type="float">
            <text:p>3998989</text:p>
          </table:table-cell>
          <table:table-cell table:formula="of:=[.A252]/1000/(60*60*24)" office:value-type="time" office:time-value="PT01H06M38.989S" calcext:value-type="time">
            <text:p>01:06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554.78" calcext:value-type="float">
            <text:p>554.78</text:p>
          </table:table-cell>
          <table:table-cell office:value-type="float" office:value="659.68" calcext:value-type="float">
            <text:p>659.68</text:p>
          </table:table-cell>
        </table:table-row>
        <table:table-row table:style-name="ro1">
          <table:table-cell office:value-type="float" office:value="4014988" calcext:value-type="float">
            <text:p>4014988</text:p>
          </table:table-cell>
          <table:table-cell table:formula="of:=[.A253]/1000/(60*60*24)" office:value-type="time" office:time-value="PT01H06M54.988S" calcext:value-type="time">
            <text:p>01:06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557" calcext:value-type="float">
            <text:p>557</text:p>
          </table:table-cell>
          <table:table-cell office:value-type="float" office:value="662.27" calcext:value-type="float">
            <text:p>662.27</text:p>
          </table:table-cell>
        </table:table-row>
        <table:table-row table:style-name="ro1">
          <table:table-cell office:value-type="float" office:value="4030988" calcext:value-type="float">
            <text:p>4030988</text:p>
          </table:table-cell>
          <table:table-cell table:formula="of:=[.A254]/1000/(60*60*24)" office:value-type="time" office:time-value="PT01H07M10.988S" calcext:value-type="time">
            <text:p>01:07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48" calcext:value-type="float">
            <text:p>582.48</text:p>
          </table:table-cell>
          <table:table-cell office:value-type="float" office:value="559.22" calcext:value-type="float">
            <text:p>559.22</text:p>
          </table:table-cell>
          <table:table-cell office:value-type="float" office:value="664.86" calcext:value-type="float">
            <text:p>664.86</text:p>
          </table:table-cell>
        </table:table-row>
        <table:table-row table:style-name="ro1">
          <table:table-cell office:value-type="float" office:value="4046988" calcext:value-type="float">
            <text:p>4046988</text:p>
          </table:table-cell>
          <table:table-cell table:formula="of:=[.A255]/1000/(60*60*24)" office:value-type="time" office:time-value="PT01H07M26.988S" calcext:value-type="time">
            <text:p>01:07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561.44" calcext:value-type="float">
            <text:p>561.44</text:p>
          </table:table-cell>
          <table:table-cell office:value-type="float" office:value="667.44" calcext:value-type="float">
            <text:p>667.44</text:p>
          </table:table-cell>
        </table:table-row>
        <table:table-row table:style-name="ro1">
          <table:table-cell office:value-type="float" office:value="4062989" calcext:value-type="float">
            <text:p>4062989</text:p>
          </table:table-cell>
          <table:table-cell table:formula="of:=[.A256]/1000/(60*60*24)" office:value-type="time" office:time-value="PT01H07M42.989S" calcext:value-type="time">
            <text:p>01:07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" calcext:value-type="float">
            <text:p>582.4</text:p>
          </table:table-cell>
          <table:table-cell office:value-type="float" office:value="563.66" calcext:value-type="float">
            <text:p>563.66</text:p>
          </table:table-cell>
          <table:table-cell office:value-type="float" office:value="670.03" calcext:value-type="float">
            <text:p>670.03</text:p>
          </table:table-cell>
        </table:table-row>
        <table:table-row table:style-name="ro1">
          <table:table-cell office:value-type="float" office:value="4078989" calcext:value-type="float">
            <text:p>4078989</text:p>
          </table:table-cell>
          <table:table-cell table:formula="of:=[.A257]/1000/(60*60*24)" office:value-type="time" office:time-value="PT01H07M58.989S" calcext:value-type="time">
            <text:p>01:07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565.88" calcext:value-type="float">
            <text:p>565.88</text:p>
          </table:table-cell>
          <table:table-cell office:value-type="float" office:value="672.62" calcext:value-type="float">
            <text:p>672.62</text:p>
          </table:table-cell>
        </table:table-row>
        <table:table-row table:style-name="ro1">
          <table:table-cell office:value-type="float" office:value="4094988" calcext:value-type="float">
            <text:p>4094988</text:p>
          </table:table-cell>
          <table:table-cell table:formula="of:=[.A258]/1000/(60*60*24)" office:value-type="time" office:time-value="PT01H08M14.988S" calcext:value-type="time">
            <text:p>01:08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2" calcext:value-type="float">
            <text:p>580.42</text:p>
          </table:table-cell>
          <table:table-cell office:value-type="float" office:value="568.1" calcext:value-type="float">
            <text:p>568.1</text:p>
          </table:table-cell>
          <table:table-cell office:value-type="float" office:value="675.2" calcext:value-type="float">
            <text:p>675.2</text:p>
          </table:table-cell>
        </table:table-row>
        <table:table-row table:style-name="ro1">
          <table:table-cell office:value-type="float" office:value="4110988" calcext:value-type="float">
            <text:p>4110988</text:p>
          </table:table-cell>
          <table:table-cell table:formula="of:=[.A259]/1000/(60*60*24)" office:value-type="time" office:time-value="PT01H08M30.988S" calcext:value-type="time">
            <text:p>01:08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570.32" calcext:value-type="float">
            <text:p>570.32</text:p>
          </table:table-cell>
          <table:table-cell office:value-type="float" office:value="677.79" calcext:value-type="float">
            <text:p>677.79</text:p>
          </table:table-cell>
        </table:table-row>
        <table:table-row table:style-name="ro1">
          <table:table-cell office:value-type="float" office:value="4126988" calcext:value-type="float">
            <text:p>4126988</text:p>
          </table:table-cell>
          <table:table-cell table:formula="of:=[.A260]/1000/(60*60*24)" office:value-type="time" office:time-value="PT01H08M46.988S" calcext:value-type="time">
            <text:p>01:08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572.54" calcext:value-type="float">
            <text:p>572.54</text:p>
          </table:table-cell>
          <table:table-cell office:value-type="float" office:value="680.37" calcext:value-type="float">
            <text:p>680.37</text:p>
          </table:table-cell>
        </table:table-row>
        <table:table-row table:style-name="ro1">
          <table:table-cell office:value-type="float" office:value="4142989" calcext:value-type="float">
            <text:p>4142989</text:p>
          </table:table-cell>
          <table:table-cell table:formula="of:=[.A261]/1000/(60*60*24)" office:value-type="time" office:time-value="PT01H09M02.989S" calcext:value-type="time">
            <text:p>01:09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6" calcext:value-type="float">
            <text:p>580.26</text:p>
          </table:table-cell>
          <table:table-cell office:value-type="float" office:value="574.76" calcext:value-type="float">
            <text:p>574.76</text:p>
          </table:table-cell>
          <table:table-cell office:value-type="float" office:value="682.96" calcext:value-type="float">
            <text:p>682.96</text:p>
          </table:table-cell>
        </table:table-row>
        <table:table-row table:style-name="ro1">
          <table:table-cell office:value-type="float" office:value="4158988" calcext:value-type="float">
            <text:p>4158988</text:p>
          </table:table-cell>
          <table:table-cell table:formula="of:=[.A262]/1000/(60*60*24)" office:value-type="time" office:time-value="PT01H09M18.988S" calcext:value-type="time">
            <text:p>01:09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576.98" calcext:value-type="float">
            <text:p>576.98</text:p>
          </table:table-cell>
          <table:table-cell office:value-type="float" office:value="685.55" calcext:value-type="float">
            <text:p>685.55</text:p>
          </table:table-cell>
        </table:table-row>
        <table:table-row table:style-name="ro1">
          <table:table-cell office:value-type="float" office:value="4174988" calcext:value-type="float">
            <text:p>4174988</text:p>
          </table:table-cell>
          <table:table-cell table:formula="of:=[.A263]/1000/(60*60*24)" office:value-type="time" office:time-value="PT01H09M34.988S" calcext:value-type="time">
            <text:p>01:09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579.2" calcext:value-type="float">
            <text:p>579.2</text:p>
          </table:table-cell>
          <table:table-cell office:value-type="float" office:value="688.13" calcext:value-type="float">
            <text:p>688.13</text:p>
          </table:table-cell>
        </table:table-row>
        <table:table-row table:style-name="ro1">
          <table:table-cell office:value-type="float" office:value="4190988" calcext:value-type="float">
            <text:p>4190988</text:p>
          </table:table-cell>
          <table:table-cell table:formula="of:=[.A264]/1000/(60*60*24)" office:value-type="time" office:time-value="PT01H09M50.988S" calcext:value-type="time">
            <text:p>01:09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581.42" calcext:value-type="float">
            <text:p>581.42</text:p>
          </table:table-cell>
          <table:table-cell office:value-type="float" office:value="690.72" calcext:value-type="float">
            <text:p>690.72</text:p>
          </table:table-cell>
        </table:table-row>
        <table:table-row table:style-name="ro1">
          <table:table-cell office:value-type="float" office:value="4206989" calcext:value-type="float">
            <text:p>4206989</text:p>
          </table:table-cell>
          <table:table-cell table:formula="of:=[.A265]/1000/(60*60*24)" office:value-type="time" office:time-value="PT01H10M06.989S" calcext:value-type="time">
            <text:p>01:10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4" calcext:value-type="float">
            <text:p>582.64</text:p>
          </table:table-cell>
          <table:table-cell office:value-type="float" office:value="583.64" calcext:value-type="float">
            <text:p>583.64</text:p>
          </table:table-cell>
          <table:table-cell office:value-type="float" office:value="693.31" calcext:value-type="float">
            <text:p>693.31</text:p>
          </table:table-cell>
        </table:table-row>
        <table:table-row table:style-name="ro1">
          <table:table-cell office:value-type="float" office:value="4222988" calcext:value-type="float">
            <text:p>4222988</text:p>
          </table:table-cell>
          <table:table-cell table:formula="of:=[.A266]/1000/(60*60*24)" office:value-type="time" office:time-value="PT01H10M22.988S" calcext:value-type="time">
            <text:p>01:10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585.86" calcext:value-type="float">
            <text:p>585.86</text:p>
          </table:table-cell>
          <table:table-cell office:value-type="float" office:value="695.89" calcext:value-type="float">
            <text:p>695.89</text:p>
          </table:table-cell>
        </table:table-row>
        <table:table-row table:style-name="ro1">
          <table:table-cell office:value-type="float" office:value="4238989" calcext:value-type="float">
            <text:p>4238989</text:p>
          </table:table-cell>
          <table:table-cell table:formula="of:=[.A267]/1000/(60*60*24)" office:value-type="time" office:time-value="PT01H10M38.989S" calcext:value-type="time">
            <text:p>01:10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588.08" calcext:value-type="float">
            <text:p>588.08</text:p>
          </table:table-cell>
          <table:table-cell office:value-type="float" office:value="698.48" calcext:value-type="float">
            <text:p>698.48</text:p>
          </table:table-cell>
        </table:table-row>
        <table:table-row table:style-name="ro1">
          <table:table-cell office:value-type="float" office:value="4254988" calcext:value-type="float">
            <text:p>4254988</text:p>
          </table:table-cell>
          <table:table-cell table:formula="of:=[.A268]/1000/(60*60*24)" office:value-type="time" office:time-value="PT01H10M54.988S" calcext:value-type="time">
            <text:p>01:10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" calcext:value-type="float">
            <text:p>582.5</text:p>
          </table:table-cell>
          <table:table-cell office:value-type="float" office:value="590.29" calcext:value-type="float">
            <text:p>590.29</text:p>
          </table:table-cell>
          <table:table-cell office:value-type="float" office:value="701.06" calcext:value-type="float">
            <text:p>701.06</text:p>
          </table:table-cell>
        </table:table-row>
        <table:table-row table:style-name="ro1">
          <table:table-cell office:value-type="float" office:value="4270988" calcext:value-type="float">
            <text:p>4270988</text:p>
          </table:table-cell>
          <table:table-cell table:formula="of:=[.A269]/1000/(60*60*24)" office:value-type="time" office:time-value="PT01H11M10.988S" calcext:value-type="time">
            <text:p>01:11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4" calcext:value-type="float">
            <text:p>582.04</text:p>
          </table:table-cell>
          <table:table-cell office:value-type="float" office:value="592.51" calcext:value-type="float">
            <text:p>592.51</text:p>
          </table:table-cell>
          <table:table-cell office:value-type="float" office:value="703.65" calcext:value-type="float">
            <text:p>703.65</text:p>
          </table:table-cell>
        </table:table-row>
        <table:table-row table:style-name="ro1">
          <table:table-cell office:value-type="float" office:value="4286988" calcext:value-type="float">
            <text:p>4286988</text:p>
          </table:table-cell>
          <table:table-cell table:formula="of:=[.A270]/1000/(60*60*24)" office:value-type="time" office:time-value="PT01H11M26.988S" calcext:value-type="time">
            <text:p>01:11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594.73" calcext:value-type="float">
            <text:p>594.73</text:p>
          </table:table-cell>
          <table:table-cell office:value-type="float" office:value="706.24" calcext:value-type="float">
            <text:p>706.24</text:p>
          </table:table-cell>
        </table:table-row>
        <table:table-row table:style-name="ro1">
          <table:table-cell office:value-type="float" office:value="4302988" calcext:value-type="float">
            <text:p>4302988</text:p>
          </table:table-cell>
          <table:table-cell table:formula="of:=[.A271]/1000/(60*60*24)" office:value-type="time" office:time-value="PT01H11M42.988S" calcext:value-type="time">
            <text:p>01:11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4" calcext:value-type="float">
            <text:p>582.04</text:p>
          </table:table-cell>
          <table:table-cell office:value-type="float" office:value="596.95" calcext:value-type="float">
            <text:p>596.95</text:p>
          </table:table-cell>
          <table:table-cell office:value-type="float" office:value="708.82" calcext:value-type="float">
            <text:p>708.82</text:p>
          </table:table-cell>
        </table:table-row>
        <table:table-row table:style-name="ro1">
          <table:table-cell office:value-type="float" office:value="4318988" calcext:value-type="float">
            <text:p>4318988</text:p>
          </table:table-cell>
          <table:table-cell table:formula="of:=[.A272]/1000/(60*60*24)" office:value-type="time" office:time-value="PT01H11M58.988S" calcext:value-type="time">
            <text:p>01:11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5" calcext:value-type="float">
            <text:p>580.05</text:p>
          </table:table-cell>
          <table:table-cell office:value-type="float" office:value="599.17" calcext:value-type="float">
            <text:p>599.17</text:p>
          </table:table-cell>
          <table:table-cell office:value-type="float" office:value="711.4" calcext:value-type="float">
            <text:p>711.4</text:p>
          </table:table-cell>
        </table:table-row>
        <table:table-row table:style-name="ro1">
          <table:table-cell office:value-type="float" office:value="4334988" calcext:value-type="float">
            <text:p>4334988</text:p>
          </table:table-cell>
          <table:table-cell table:formula="of:=[.A273]/1000/(60*60*24)" office:value-type="time" office:time-value="PT01H12M14.988S" calcext:value-type="time">
            <text:p>01:12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601.39" calcext:value-type="float">
            <text:p>601.39</text:p>
          </table:table-cell>
          <table:table-cell office:value-type="float" office:value="713.99" calcext:value-type="float">
            <text:p>713.99</text:p>
          </table:table-cell>
        </table:table-row>
        <table:table-row table:style-name="ro1">
          <table:table-cell office:value-type="float" office:value="4350988" calcext:value-type="float">
            <text:p>4350988</text:p>
          </table:table-cell>
          <table:table-cell table:formula="of:=[.A274]/1000/(60*60*24)" office:value-type="time" office:time-value="PT01H12M30.988S" calcext:value-type="time">
            <text:p>01:12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4" calcext:value-type="float">
            <text:p>581.94</text:p>
          </table:table-cell>
          <table:table-cell office:value-type="float" office:value="603.61" calcext:value-type="float">
            <text:p>603.61</text:p>
          </table:table-cell>
          <table:table-cell office:value-type="float" office:value="716.58" calcext:value-type="float">
            <text:p>716.58</text:p>
          </table:table-cell>
        </table:table-row>
        <table:table-row table:style-name="ro1">
          <table:table-cell office:value-type="float" office:value="4366988" calcext:value-type="float">
            <text:p>4366988</text:p>
          </table:table-cell>
          <table:table-cell table:formula="of:=[.A275]/1000/(60*60*24)" office:value-type="time" office:time-value="PT01H12M46.988S" calcext:value-type="time">
            <text:p>01:12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3" calcext:value-type="float">
            <text:p>581.93</text:p>
          </table:table-cell>
          <table:table-cell office:value-type="float" office:value="605.83" calcext:value-type="float">
            <text:p>605.83</text:p>
          </table:table-cell>
          <table:table-cell office:value-type="float" office:value="719.16" calcext:value-type="float">
            <text:p>719.16</text:p>
          </table:table-cell>
        </table:table-row>
        <table:table-row table:style-name="ro1">
          <table:table-cell office:value-type="float" office:value="4382988" calcext:value-type="float">
            <text:p>4382988</text:p>
          </table:table-cell>
          <table:table-cell table:formula="of:=[.A276]/1000/(60*60*24)" office:value-type="time" office:time-value="PT01H13M02.988S" calcext:value-type="time">
            <text:p>01:13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5" calcext:value-type="float">
            <text:p>579.95</text:p>
          </table:table-cell>
          <table:table-cell office:value-type="float" office:value="608.05" calcext:value-type="float">
            <text:p>608.05</text:p>
          </table:table-cell>
          <table:table-cell office:value-type="float" office:value="721.75" calcext:value-type="float">
            <text:p>721.75</text:p>
          </table:table-cell>
        </table:table-row>
        <table:table-row table:style-name="ro1">
          <table:table-cell office:value-type="float" office:value="4398988" calcext:value-type="float">
            <text:p>4398988</text:p>
          </table:table-cell>
          <table:table-cell table:formula="of:=[.A277]/1000/(60*60*24)" office:value-type="time" office:time-value="PT01H13M18.988S" calcext:value-type="time">
            <text:p>01:13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610.27" calcext:value-type="float">
            <text:p>610.27</text:p>
          </table:table-cell>
          <table:table-cell office:value-type="float" office:value="724.33" calcext:value-type="float">
            <text:p>724.33</text:p>
          </table:table-cell>
        </table:table-row>
        <table:table-row table:style-name="ro1">
          <table:table-cell office:value-type="float" office:value="4414988" calcext:value-type="float">
            <text:p>4414988</text:p>
          </table:table-cell>
          <table:table-cell table:formula="of:=[.A278]/1000/(60*60*24)" office:value-type="time" office:time-value="PT01H13M34.988S" calcext:value-type="time">
            <text:p>01:13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612.49" calcext:value-type="float">
            <text:p>612.49</text:p>
          </table:table-cell>
          <table:table-cell office:value-type="float" office:value="726.92" calcext:value-type="float">
            <text:p>726.92</text:p>
          </table:table-cell>
        </table:table-row>
        <table:table-row table:style-name="ro1">
          <table:table-cell office:value-type="float" office:value="4430988" calcext:value-type="float">
            <text:p>4430988</text:p>
          </table:table-cell>
          <table:table-cell table:formula="of:=[.A279]/1000/(60*60*24)" office:value-type="time" office:time-value="PT01H13M50.988S" calcext:value-type="time">
            <text:p>01:13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1" calcext:value-type="float">
            <text:p>582.51</text:p>
          </table:table-cell>
          <table:table-cell office:value-type="float" office:value="614.71" calcext:value-type="float">
            <text:p>614.71</text:p>
          </table:table-cell>
          <table:table-cell office:value-type="float" office:value="729.5" calcext:value-type="float">
            <text:p>729.5</text:p>
          </table:table-cell>
        </table:table-row>
        <table:table-row table:style-name="ro1">
          <table:table-cell office:value-type="float" office:value="4446988" calcext:value-type="float">
            <text:p>4446988</text:p>
          </table:table-cell>
          <table:table-cell table:formula="of:=[.A280]/1000/(60*60*24)" office:value-type="time" office:time-value="PT01H14M06.988S" calcext:value-type="time">
            <text:p>01:14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9" calcext:value-type="float">
            <text:p>580.19</text:p>
          </table:table-cell>
          <table:table-cell office:value-type="float" office:value="616.93" calcext:value-type="float">
            <text:p>616.93</text:p>
          </table:table-cell>
          <table:table-cell office:value-type="float" office:value="732.09" calcext:value-type="float">
            <text:p>732.09</text:p>
          </table:table-cell>
        </table:table-row>
        <table:table-row table:style-name="ro1">
          <table:table-cell office:value-type="float" office:value="4462988" calcext:value-type="float">
            <text:p>4462988</text:p>
          </table:table-cell>
          <table:table-cell table:formula="of:=[.A281]/1000/(60*60*24)" office:value-type="time" office:time-value="PT01H14M22.988S" calcext:value-type="time">
            <text:p>01:14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0.63" calcext:value-type="float">
            <text:p>580.63</text:p>
          </table:table-cell>
          <table:table-cell office:value-type="float" office:value="619.15" calcext:value-type="float">
            <text:p>619.15</text:p>
          </table:table-cell>
          <table:table-cell office:value-type="float" office:value="734.67" calcext:value-type="float">
            <text:p>734.67</text:p>
          </table:table-cell>
        </table:table-row>
        <table:table-row table:style-name="ro1">
          <table:table-cell office:value-type="float" office:value="4478988" calcext:value-type="float">
            <text:p>4478988</text:p>
          </table:table-cell>
          <table:table-cell table:formula="of:=[.A282]/1000/(60*60*24)" office:value-type="time" office:time-value="PT01H14M38.988S" calcext:value-type="time">
            <text:p>01:14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621.37" calcext:value-type="float">
            <text:p>621.37</text:p>
          </table:table-cell>
          <table:table-cell office:value-type="float" office:value="737.26" calcext:value-type="float">
            <text:p>737.26</text:p>
          </table:table-cell>
        </table:table-row>
        <table:table-row table:style-name="ro1">
          <table:table-cell office:value-type="float" office:value="4494988" calcext:value-type="float">
            <text:p>4494988</text:p>
          </table:table-cell>
          <table:table-cell table:formula="of:=[.A283]/1000/(60*60*24)" office:value-type="time" office:time-value="PT01H14M54.988S" calcext:value-type="time">
            <text:p>01:14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623.59" calcext:value-type="float">
            <text:p>623.59</text:p>
          </table:table-cell>
          <table:table-cell office:value-type="float" office:value="739.85" calcext:value-type="float">
            <text:p>739.85</text:p>
          </table:table-cell>
        </table:table-row>
        <table:table-row table:style-name="ro1">
          <table:table-cell office:value-type="float" office:value="4510988" calcext:value-type="float">
            <text:p>4510988</text:p>
          </table:table-cell>
          <table:table-cell table:formula="of:=[.A284]/1000/(60*60*24)" office:value-type="time" office:time-value="PT01H15M10.988S" calcext:value-type="time">
            <text:p>01:15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625.81" calcext:value-type="float">
            <text:p>625.81</text:p>
          </table:table-cell>
          <table:table-cell office:value-type="float" office:value="742.43" calcext:value-type="float">
            <text:p>742.43</text:p>
          </table:table-cell>
        </table:table-row>
        <table:table-row table:style-name="ro1">
          <table:table-cell office:value-type="float" office:value="4526989" calcext:value-type="float">
            <text:p>4526989</text:p>
          </table:table-cell>
          <table:table-cell table:formula="of:=[.A285]/1000/(60*60*24)" office:value-type="time" office:time-value="PT01H15M26.989S" calcext:value-type="time">
            <text:p>01:15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5" calcext:value-type="float">
            <text:p>582.65</text:p>
          </table:table-cell>
          <table:table-cell office:value-type="float" office:value="628.03" calcext:value-type="float">
            <text:p>628.03</text:p>
          </table:table-cell>
          <table:table-cell office:value-type="float" office:value="745.02" calcext:value-type="float">
            <text:p>745.02</text:p>
          </table:table-cell>
        </table:table-row>
        <table:table-row table:style-name="ro1">
          <table:table-cell office:value-type="float" office:value="4542989" calcext:value-type="float">
            <text:p>4542989</text:p>
          </table:table-cell>
          <table:table-cell table:formula="of:=[.A286]/1000/(60*60*24)" office:value-type="time" office:time-value="PT01H15M42.989S" calcext:value-type="time">
            <text:p>01:15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630.25" calcext:value-type="float">
            <text:p>630.25</text:p>
          </table:table-cell>
          <table:table-cell office:value-type="float" office:value="747.61" calcext:value-type="float">
            <text:p>747.61</text:p>
          </table:table-cell>
        </table:table-row>
        <table:table-row table:style-name="ro1">
          <table:table-cell office:value-type="float" office:value="4558989" calcext:value-type="float">
            <text:p>4558989</text:p>
          </table:table-cell>
          <table:table-cell table:formula="of:=[.A287]/1000/(60*60*24)" office:value-type="time" office:time-value="PT01H15M58.989S" calcext:value-type="time">
            <text:p>01:15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4" calcext:value-type="float">
            <text:p>582.64</text:p>
          </table:table-cell>
          <table:table-cell office:value-type="float" office:value="632.47" calcext:value-type="float">
            <text:p>632.47</text:p>
          </table:table-cell>
          <table:table-cell office:value-type="float" office:value="750.19" calcext:value-type="float">
            <text:p>750.19</text:p>
          </table:table-cell>
        </table:table-row>
        <table:table-row table:style-name="ro1">
          <table:table-cell office:value-type="float" office:value="4574988" calcext:value-type="float">
            <text:p>4574988</text:p>
          </table:table-cell>
          <table:table-cell table:formula="of:=[.A288]/1000/(60*60*24)" office:value-type="time" office:time-value="PT01H16M14.988S" calcext:value-type="time">
            <text:p>01:16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9" calcext:value-type="float">
            <text:p>580.19</text:p>
          </table:table-cell>
          <table:table-cell office:value-type="float" office:value="634.69" calcext:value-type="float">
            <text:p>634.69</text:p>
          </table:table-cell>
          <table:table-cell office:value-type="float" office:value="752.78" calcext:value-type="float">
            <text:p>752.78</text:p>
          </table:table-cell>
        </table:table-row>
        <table:table-row table:style-name="ro1">
          <table:table-cell office:value-type="float" office:value="4590988" calcext:value-type="float">
            <text:p>4590988</text:p>
          </table:table-cell>
          <table:table-cell table:formula="of:=[.A289]/1000/(60*60*24)" office:value-type="time" office:time-value="PT01H16M30.988S" calcext:value-type="time">
            <text:p>01:16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5" calcext:value-type="float">
            <text:p>580.05</text:p>
          </table:table-cell>
          <table:table-cell office:value-type="float" office:value="636.91" calcext:value-type="float">
            <text:p>636.91</text:p>
          </table:table-cell>
          <table:table-cell office:value-type="float" office:value="755.36" calcext:value-type="float">
            <text:p>755.36</text:p>
          </table:table-cell>
        </table:table-row>
        <table:table-row table:style-name="ro1">
          <table:table-cell office:value-type="float" office:value="4606988" calcext:value-type="float">
            <text:p>4606988</text:p>
          </table:table-cell>
          <table:table-cell table:formula="of:=[.A290]/1000/(60*60*24)" office:value-type="time" office:time-value="PT01H16M46.988S" calcext:value-type="time">
            <text:p>01:16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" calcext:value-type="float">
            <text:p>582.4</text:p>
          </table:table-cell>
          <table:table-cell office:value-type="float" office:value="639.13" calcext:value-type="float">
            <text:p>639.13</text:p>
          </table:table-cell>
          <table:table-cell office:value-type="float" office:value="757.95" calcext:value-type="float">
            <text:p>757.95</text:p>
          </table:table-cell>
        </table:table-row>
        <table:table-row table:style-name="ro1">
          <table:table-cell office:value-type="float" office:value="4622988" calcext:value-type="float">
            <text:p>4622988</text:p>
          </table:table-cell>
          <table:table-cell table:formula="of:=[.A291]/1000/(60*60*24)" office:value-type="time" office:time-value="PT01H17M02.988S" calcext:value-type="time">
            <text:p>01:17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641.34" calcext:value-type="float">
            <text:p>641.34</text:p>
          </table:table-cell>
          <table:table-cell office:value-type="float" office:value="760.53" calcext:value-type="float">
            <text:p>760.53</text:p>
          </table:table-cell>
        </table:table-row>
        <table:table-row table:style-name="ro1">
          <table:table-cell office:value-type="float" office:value="4638988" calcext:value-type="float">
            <text:p>4638988</text:p>
          </table:table-cell>
          <table:table-cell table:formula="of:=[.A292]/1000/(60*60*24)" office:value-type="time" office:time-value="PT01H17M18.988S" calcext:value-type="time">
            <text:p>01:17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643.56" calcext:value-type="float">
            <text:p>643.56</text:p>
          </table:table-cell>
          <table:table-cell office:value-type="float" office:value="763.12" calcext:value-type="float">
            <text:p>763.12</text:p>
          </table:table-cell>
        </table:table-row>
        <table:table-row table:style-name="ro1">
          <table:table-cell office:value-type="float" office:value="4654988" calcext:value-type="float">
            <text:p>4654988</text:p>
          </table:table-cell>
          <table:table-cell table:formula="of:=[.A293]/1000/(60*60*24)" office:value-type="time" office:time-value="PT01H17M34.988S" calcext:value-type="time">
            <text:p>01:17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5" calcext:value-type="float">
            <text:p>579.95</text:p>
          </table:table-cell>
          <table:table-cell office:value-type="float" office:value="645.78" calcext:value-type="float">
            <text:p>645.78</text:p>
          </table:table-cell>
          <table:table-cell office:value-type="float" office:value="765.7" calcext:value-type="float">
            <text:p>765.7</text:p>
          </table:table-cell>
        </table:table-row>
        <table:table-row table:style-name="ro1">
          <table:table-cell office:value-type="float" office:value="4670989" calcext:value-type="float">
            <text:p>4670989</text:p>
          </table:table-cell>
          <table:table-cell table:formula="of:=[.A294]/1000/(60*60*24)" office:value-type="time" office:time-value="PT01H17M50.989S" calcext:value-type="time">
            <text:p>01:17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648" calcext:value-type="float">
            <text:p>648</text:p>
          </table:table-cell>
          <table:table-cell office:value-type="float" office:value="768.28" calcext:value-type="float">
            <text:p>768.28</text:p>
          </table:table-cell>
        </table:table-row>
        <table:table-row table:style-name="ro1">
          <table:table-cell office:value-type="float" office:value="4686988" calcext:value-type="float">
            <text:p>4686988</text:p>
          </table:table-cell>
          <table:table-cell table:formula="of:=[.A295]/1000/(60*60*24)" office:value-type="time" office:time-value="PT01H18M06.988S" calcext:value-type="time">
            <text:p>01:18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650.22" calcext:value-type="float">
            <text:p>650.22</text:p>
          </table:table-cell>
          <table:table-cell office:value-type="float" office:value="770.87" calcext:value-type="float">
            <text:p>770.87</text:p>
          </table:table-cell>
        </table:table-row>
        <table:table-row table:style-name="ro1">
          <table:table-cell office:value-type="float" office:value="4702988" calcext:value-type="float">
            <text:p>4702988</text:p>
          </table:table-cell>
          <table:table-cell table:formula="of:=[.A296]/1000/(60*60*24)" office:value-type="time" office:time-value="PT01H18M22.988S" calcext:value-type="time">
            <text:p>01:18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652.44" calcext:value-type="float">
            <text:p>652.44</text:p>
          </table:table-cell>
          <table:table-cell office:value-type="float" office:value="773.45" calcext:value-type="float">
            <text:p>773.45</text:p>
          </table:table-cell>
        </table:table-row>
        <table:table-row table:style-name="ro1">
          <table:table-cell office:value-type="float" office:value="4718989" calcext:value-type="float">
            <text:p>4718989</text:p>
          </table:table-cell>
          <table:table-cell table:formula="of:=[.A297]/1000/(60*60*24)" office:value-type="time" office:time-value="PT01H18M38.989S" calcext:value-type="time">
            <text:p>01:18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8" calcext:value-type="float">
            <text:p>580.28</text:p>
          </table:table-cell>
          <table:table-cell office:value-type="float" office:value="654.66" calcext:value-type="float">
            <text:p>654.66</text:p>
          </table:table-cell>
          <table:table-cell office:value-type="float" office:value="776.03" calcext:value-type="float">
            <text:p>776.03</text:p>
          </table:table-cell>
        </table:table-row>
        <table:table-row table:style-name="ro1">
          <table:table-cell office:value-type="float" office:value="4734989" calcext:value-type="float">
            <text:p>4734989</text:p>
          </table:table-cell>
          <table:table-cell table:formula="of:=[.A298]/1000/(60*60*24)" office:value-type="time" office:time-value="PT01H18M54.989S" calcext:value-type="time">
            <text:p>01:18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656.88" calcext:value-type="float">
            <text:p>656.88</text:p>
          </table:table-cell>
          <table:table-cell office:value-type="float" office:value="778.62" calcext:value-type="float">
            <text:p>778.62</text:p>
          </table:table-cell>
        </table:table-row>
        <table:table-row table:style-name="ro1">
          <table:table-cell office:value-type="float" office:value="4750988" calcext:value-type="float">
            <text:p>4750988</text:p>
          </table:table-cell>
          <table:table-cell table:formula="of:=[.A299]/1000/(60*60*24)" office:value-type="time" office:time-value="PT01H19M10.988S" calcext:value-type="time">
            <text:p>01:19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0.65" calcext:value-type="float">
            <text:p>580.65</text:p>
          </table:table-cell>
          <table:table-cell office:value-type="float" office:value="659.1" calcext:value-type="float">
            <text:p>659.1</text:p>
          </table:table-cell>
          <table:table-cell office:value-type="float" office:value="781.2" calcext:value-type="float">
            <text:p>781.2</text:p>
          </table:table-cell>
        </table:table-row>
        <table:table-row table:style-name="ro1">
          <table:table-cell office:value-type="float" office:value="4766988" calcext:value-type="float">
            <text:p>4766988</text:p>
          </table:table-cell>
          <table:table-cell table:formula="of:=[.A300]/1000/(60*60*24)" office:value-type="time" office:time-value="PT01H19M26.988S" calcext:value-type="time">
            <text:p>01:19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4" calcext:value-type="float">
            <text:p>582.04</text:p>
          </table:table-cell>
          <table:table-cell office:value-type="float" office:value="661.32" calcext:value-type="float">
            <text:p>661.32</text:p>
          </table:table-cell>
          <table:table-cell office:value-type="float" office:value="783.79" calcext:value-type="float">
            <text:p>783.79</text:p>
          </table:table-cell>
        </table:table-row>
        <table:table-row table:style-name="ro1">
          <table:table-cell office:value-type="float" office:value="4782988" calcext:value-type="float">
            <text:p>4782988</text:p>
          </table:table-cell>
          <table:table-cell table:formula="of:=[.A301]/1000/(60*60*24)" office:value-type="time" office:time-value="PT01H19M42.988S" calcext:value-type="time">
            <text:p>01:19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663.54" calcext:value-type="float">
            <text:p>663.54</text:p>
          </table:table-cell>
          <table:table-cell office:value-type="float" office:value="786.37" calcext:value-type="float">
            <text:p>786.37</text:p>
          </table:table-cell>
        </table:table-row>
        <table:table-row table:style-name="ro1">
          <table:table-cell office:value-type="float" office:value="4798989" calcext:value-type="float">
            <text:p>4798989</text:p>
          </table:table-cell>
          <table:table-cell table:formula="of:=[.A302]/1000/(60*60*24)" office:value-type="time" office:time-value="PT01H19M58.989S" calcext:value-type="time">
            <text:p>01:19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" calcext:value-type="float">
            <text:p>582.4</text:p>
          </table:table-cell>
          <table:table-cell office:value-type="float" office:value="665.76" calcext:value-type="float">
            <text:p>665.76</text:p>
          </table:table-cell>
          <table:table-cell office:value-type="float" office:value="788.95" calcext:value-type="float">
            <text:p>788.95</text:p>
          </table:table-cell>
        </table:table-row>
        <table:table-row table:style-name="ro1">
          <table:table-cell office:value-type="float" office:value="4814988" calcext:value-type="float">
            <text:p>4814988</text:p>
          </table:table-cell>
          <table:table-cell table:formula="of:=[.A303]/1000/(60*60*24)" office:value-type="time" office:time-value="PT01H20M14.988S" calcext:value-type="time">
            <text:p>01:20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" calcext:value-type="float">
            <text:p>582.5</text:p>
          </table:table-cell>
          <table:table-cell office:value-type="float" office:value="667.98" calcext:value-type="float">
            <text:p>667.98</text:p>
          </table:table-cell>
          <table:table-cell office:value-type="float" office:value="791.54" calcext:value-type="float">
            <text:p>791.54</text:p>
          </table:table-cell>
        </table:table-row>
        <table:table-row table:style-name="ro1">
          <table:table-cell office:value-type="float" office:value="4830988" calcext:value-type="float">
            <text:p>4830988</text:p>
          </table:table-cell>
          <table:table-cell table:formula="of:=[.A304]/1000/(60*60*24)" office:value-type="time" office:time-value="PT01H20M30.988S" calcext:value-type="time">
            <text:p>01:20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670.2" calcext:value-type="float">
            <text:p>670.2</text:p>
          </table:table-cell>
          <table:table-cell office:value-type="float" office:value="794.12" calcext:value-type="float">
            <text:p>794.12</text:p>
          </table:table-cell>
        </table:table-row>
        <table:table-row table:style-name="ro1">
          <table:table-cell office:value-type="float" office:value="4846988" calcext:value-type="float">
            <text:p>4846988</text:p>
          </table:table-cell>
          <table:table-cell table:formula="of:=[.A305]/1000/(60*60*24)" office:value-type="time" office:time-value="PT01H20M46.988S" calcext:value-type="time">
            <text:p>01:20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0.64" calcext:value-type="float">
            <text:p>580.64</text:p>
          </table:table-cell>
          <table:table-cell office:value-type="float" office:value="672.42" calcext:value-type="float">
            <text:p>672.42</text:p>
          </table:table-cell>
          <table:table-cell office:value-type="float" office:value="796.7" calcext:value-type="float">
            <text:p>796.7</text:p>
          </table:table-cell>
        </table:table-row>
        <table:table-row table:style-name="ro1">
          <table:table-cell office:value-type="float" office:value="4862988" calcext:value-type="float">
            <text:p>4862988</text:p>
          </table:table-cell>
          <table:table-cell table:formula="of:=[.A306]/1000/(60*60*24)" office:value-type="time" office:time-value="PT01H21M02.988S" calcext:value-type="time">
            <text:p>01:21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0.65" calcext:value-type="float">
            <text:p>580.65</text:p>
          </table:table-cell>
          <table:table-cell office:value-type="float" office:value="674.64" calcext:value-type="float">
            <text:p>674.64</text:p>
          </table:table-cell>
          <table:table-cell office:value-type="float" office:value="799.29" calcext:value-type="float">
            <text:p>799.29</text:p>
          </table:table-cell>
        </table:table-row>
        <table:table-row table:style-name="ro1">
          <table:table-cell office:value-type="float" office:value="4878988" calcext:value-type="float">
            <text:p>4878988</text:p>
          </table:table-cell>
          <table:table-cell table:formula="of:=[.A307]/1000/(60*60*24)" office:value-type="time" office:time-value="PT01H21M18.988S" calcext:value-type="time">
            <text:p>01:21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0.65" calcext:value-type="float">
            <text:p>580.65</text:p>
          </table:table-cell>
          <table:table-cell office:value-type="float" office:value="676.86" calcext:value-type="float">
            <text:p>676.86</text:p>
          </table:table-cell>
          <table:table-cell office:value-type="float" office:value="801.87" calcext:value-type="float">
            <text:p>801.87</text:p>
          </table:table-cell>
        </table:table-row>
        <table:table-row table:style-name="ro1">
          <table:table-cell office:value-type="float" office:value="4894989" calcext:value-type="float">
            <text:p>4894989</text:p>
          </table:table-cell>
          <table:table-cell table:formula="of:=[.A308]/1000/(60*60*24)" office:value-type="time" office:time-value="PT01H21M34.989S" calcext:value-type="time">
            <text:p>01:21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679.08" calcext:value-type="float">
            <text:p>679.08</text:p>
          </table:table-cell>
          <table:table-cell office:value-type="float" office:value="804.45" calcext:value-type="float">
            <text:p>804.45</text:p>
          </table:table-cell>
        </table:table-row>
        <table:table-row table:style-name="ro1">
          <table:table-cell office:value-type="float" office:value="4910989" calcext:value-type="float">
            <text:p>4910989</text:p>
          </table:table-cell>
          <table:table-cell table:formula="of:=[.A309]/1000/(60*60*24)" office:value-type="time" office:time-value="PT01H21M50.989S" calcext:value-type="time">
            <text:p>01:21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9" calcext:value-type="float">
            <text:p>580.29</text:p>
          </table:table-cell>
          <table:table-cell office:value-type="float" office:value="681.3" calcext:value-type="float">
            <text:p>681.3</text:p>
          </table:table-cell>
          <table:table-cell office:value-type="float" office:value="807.04" calcext:value-type="float">
            <text:p>807.04</text:p>
          </table:table-cell>
        </table:table-row>
        <table:table-row table:style-name="ro1">
          <table:table-cell office:value-type="float" office:value="4926988" calcext:value-type="float">
            <text:p>4926988</text:p>
          </table:table-cell>
          <table:table-cell table:formula="of:=[.A310]/1000/(60*60*24)" office:value-type="time" office:time-value="PT01H22M06.988S" calcext:value-type="time">
            <text:p>01:22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2" calcext:value-type="float">
            <text:p>582.2</text:p>
          </table:table-cell>
          <table:table-cell office:value-type="float" office:value="683.52" calcext:value-type="float">
            <text:p>683.52</text:p>
          </table:table-cell>
          <table:table-cell office:value-type="float" office:value="809.62" calcext:value-type="float">
            <text:p>809.62</text:p>
          </table:table-cell>
        </table:table-row>
        <table:table-row table:style-name="ro1">
          <table:table-cell office:value-type="float" office:value="4942988" calcext:value-type="float">
            <text:p>4942988</text:p>
          </table:table-cell>
          <table:table-cell table:formula="of:=[.A311]/1000/(60*60*24)" office:value-type="time" office:time-value="PT01H22M22.988S" calcext:value-type="time">
            <text:p>01:22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685.74" calcext:value-type="float">
            <text:p>685.74</text:p>
          </table:table-cell>
          <table:table-cell office:value-type="float" office:value="812.2" calcext:value-type="float">
            <text:p>812.2</text:p>
          </table:table-cell>
        </table:table-row>
        <table:table-row table:style-name="ro1">
          <table:table-cell office:value-type="float" office:value="4958988" calcext:value-type="float">
            <text:p>4958988</text:p>
          </table:table-cell>
          <table:table-cell table:formula="of:=[.A312]/1000/(60*60*24)" office:value-type="time" office:time-value="PT01H22M38.988S" calcext:value-type="time">
            <text:p>01:22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687.96" calcext:value-type="float">
            <text:p>687.96</text:p>
          </table:table-cell>
          <table:table-cell office:value-type="float" office:value="814.78" calcext:value-type="float">
            <text:p>814.78</text:p>
          </table:table-cell>
        </table:table-row>
        <table:table-row table:style-name="ro1">
          <table:table-cell office:value-type="float" office:value="4974988" calcext:value-type="float">
            <text:p>4974988</text:p>
          </table:table-cell>
          <table:table-cell table:formula="of:=[.A313]/1000/(60*60*24)" office:value-type="time" office:time-value="PT01H22M54.988S" calcext:value-type="time">
            <text:p>01:22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6" calcext:value-type="float">
            <text:p>580.26</text:p>
          </table:table-cell>
          <table:table-cell office:value-type="float" office:value="690.18" calcext:value-type="float">
            <text:p>690.18</text:p>
          </table:table-cell>
          <table:table-cell office:value-type="float" office:value="817.36" calcext:value-type="float">
            <text:p>817.36</text:p>
          </table:table-cell>
        </table:table-row>
        <table:table-row table:style-name="ro1">
          <table:table-cell office:value-type="float" office:value="4990988" calcext:value-type="float">
            <text:p>4990988</text:p>
          </table:table-cell>
          <table:table-cell table:formula="of:=[.A314]/1000/(60*60*24)" office:value-type="time" office:time-value="PT01H23M10.988S" calcext:value-type="time">
            <text:p>01:23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4" calcext:value-type="float">
            <text:p>579.94</text:p>
          </table:table-cell>
          <table:table-cell office:value-type="float" office:value="692.4" calcext:value-type="float">
            <text:p>692.4</text:p>
          </table:table-cell>
          <table:table-cell office:value-type="float" office:value="819.94" calcext:value-type="float">
            <text:p>819.94</text:p>
          </table:table-cell>
        </table:table-row>
        <table:table-row table:style-name="ro1">
          <table:table-cell office:value-type="float" office:value="5006989" calcext:value-type="float">
            <text:p>5006989</text:p>
          </table:table-cell>
          <table:table-cell table:formula="of:=[.A315]/1000/(60*60*24)" office:value-type="time" office:time-value="PT01H23M26.989S" calcext:value-type="time">
            <text:p>01:23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4" calcext:value-type="float">
            <text:p>581.94</text:p>
          </table:table-cell>
          <table:table-cell office:value-type="float" office:value="694.62" calcext:value-type="float">
            <text:p>694.62</text:p>
          </table:table-cell>
          <table:table-cell office:value-type="float" office:value="822.52" calcext:value-type="float">
            <text:p>822.52</text:p>
          </table:table-cell>
        </table:table-row>
        <table:table-row table:style-name="ro1">
          <table:table-cell office:value-type="float" office:value="5022989" calcext:value-type="float">
            <text:p>5022989</text:p>
          </table:table-cell>
          <table:table-cell table:formula="of:=[.A316]/1000/(60*60*24)" office:value-type="time" office:time-value="PT01H23M42.989S" calcext:value-type="time">
            <text:p>01:23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696.84" calcext:value-type="float">
            <text:p>696.84</text:p>
          </table:table-cell>
          <table:table-cell office:value-type="float" office:value="825.1" calcext:value-type="float">
            <text:p>825.1</text:p>
          </table:table-cell>
        </table:table-row>
        <table:table-row table:style-name="ro1">
          <table:table-cell office:value-type="float" office:value="5038988" calcext:value-type="float">
            <text:p>5038988</text:p>
          </table:table-cell>
          <table:table-cell table:formula="of:=[.A317]/1000/(60*60*24)" office:value-type="time" office:time-value="PT01H23M58.988S" calcext:value-type="time">
            <text:p>01:23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699.06" calcext:value-type="float">
            <text:p>699.06</text:p>
          </table:table-cell>
          <table:table-cell office:value-type="float" office:value="827.69" calcext:value-type="float">
            <text:p>827.69</text:p>
          </table:table-cell>
        </table:table-row>
        <table:table-row table:style-name="ro1">
          <table:table-cell office:value-type="float" office:value="5054988" calcext:value-type="float">
            <text:p>5054988</text:p>
          </table:table-cell>
          <table:table-cell table:formula="of:=[.A318]/1000/(60*60*24)" office:value-type="time" office:time-value="PT01H24M14.988S" calcext:value-type="time">
            <text:p>01:24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701.28" calcext:value-type="float">
            <text:p>701.28</text:p>
          </table:table-cell>
          <table:table-cell office:value-type="float" office:value="830.27" calcext:value-type="float">
            <text:p>830.27</text:p>
          </table:table-cell>
        </table:table-row>
        <table:table-row table:style-name="ro1">
          <table:table-cell office:value-type="float" office:value="5070988" calcext:value-type="float">
            <text:p>5070988</text:p>
          </table:table-cell>
          <table:table-cell table:formula="of:=[.A319]/1000/(60*60*24)" office:value-type="time" office:time-value="PT01H24M30.988S" calcext:value-type="time">
            <text:p>01:24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703.5" calcext:value-type="float">
            <text:p>703.5</text:p>
          </table:table-cell>
          <table:table-cell office:value-type="float" office:value="832.85" calcext:value-type="float">
            <text:p>832.85</text:p>
          </table:table-cell>
        </table:table-row>
        <table:table-row table:style-name="ro1">
          <table:table-cell office:value-type="float" office:value="5086988" calcext:value-type="float">
            <text:p>5086988</text:p>
          </table:table-cell>
          <table:table-cell table:formula="of:=[.A320]/1000/(60*60*24)" office:value-type="time" office:time-value="PT01H24M46.988S" calcext:value-type="time">
            <text:p>01:24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4" calcext:value-type="float">
            <text:p>579.94</text:p>
          </table:table-cell>
          <table:table-cell office:value-type="float" office:value="705.72" calcext:value-type="float">
            <text:p>705.72</text:p>
          </table:table-cell>
          <table:table-cell office:value-type="float" office:value="835.43" calcext:value-type="float">
            <text:p>835.43</text:p>
          </table:table-cell>
        </table:table-row>
        <table:table-row table:style-name="ro1">
          <table:table-cell office:value-type="float" office:value="5102988" calcext:value-type="float">
            <text:p>5102988</text:p>
          </table:table-cell>
          <table:table-cell table:formula="of:=[.A321]/1000/(60*60*24)" office:value-type="time" office:time-value="PT01H25M02.988S" calcext:value-type="time">
            <text:p>01:25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6" calcext:value-type="float">
            <text:p>579.96</text:p>
          </table:table-cell>
          <table:table-cell office:value-type="float" office:value="707.94" calcext:value-type="float">
            <text:p>707.94</text:p>
          </table:table-cell>
          <table:table-cell office:value-type="float" office:value="838.01" calcext:value-type="float">
            <text:p>838.01</text:p>
          </table:table-cell>
        </table:table-row>
        <table:table-row table:style-name="ro1">
          <table:table-cell office:value-type="float" office:value="5118989" calcext:value-type="float">
            <text:p>5118989</text:p>
          </table:table-cell>
          <table:table-cell table:formula="of:=[.A322]/1000/(60*60*24)" office:value-type="time" office:time-value="PT01H25M18.989S" calcext:value-type="time">
            <text:p>01:25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710.16" calcext:value-type="float">
            <text:p>710.16</text:p>
          </table:table-cell>
          <table:table-cell office:value-type="float" office:value="840.59" calcext:value-type="float">
            <text:p>840.59</text:p>
          </table:table-cell>
        </table:table-row>
        <table:table-row table:style-name="ro1">
          <table:table-cell office:value-type="float" office:value="5134988" calcext:value-type="float">
            <text:p>5134988</text:p>
          </table:table-cell>
          <table:table-cell table:formula="of:=[.A323]/1000/(60*60*24)" office:value-type="time" office:time-value="PT01H25M34.988S" calcext:value-type="time">
            <text:p>01:25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712.38" calcext:value-type="float">
            <text:p>712.38</text:p>
          </table:table-cell>
          <table:table-cell office:value-type="float" office:value="843.17" calcext:value-type="float">
            <text:p>843.17</text:p>
          </table:table-cell>
        </table:table-row>
        <table:table-row table:style-name="ro1">
          <table:table-cell office:value-type="float" office:value="5150988" calcext:value-type="float">
            <text:p>5150988</text:p>
          </table:table-cell>
          <table:table-cell table:formula="of:=[.A324]/1000/(60*60*24)" office:value-type="time" office:time-value="PT01H25M50.988S" calcext:value-type="time">
            <text:p>01:25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4" calcext:value-type="float">
            <text:p>580.04</text:p>
          </table:table-cell>
          <table:table-cell office:value-type="float" office:value="714.6" calcext:value-type="float">
            <text:p>714.6</text:p>
          </table:table-cell>
          <table:table-cell office:value-type="float" office:value="845.75" calcext:value-type="float">
            <text:p>845.75</text:p>
          </table:table-cell>
        </table:table-row>
        <table:table-row table:style-name="ro1">
          <table:table-cell office:value-type="float" office:value="5166989" calcext:value-type="float">
            <text:p>5166989</text:p>
          </table:table-cell>
          <table:table-cell table:formula="of:=[.A325]/1000/(60*60*24)" office:value-type="time" office:time-value="PT01H26M06.989S" calcext:value-type="time">
            <text:p>01:26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4" calcext:value-type="float">
            <text:p>580.04</text:p>
          </table:table-cell>
          <table:table-cell office:value-type="float" office:value="716.82" calcext:value-type="float">
            <text:p>716.82</text:p>
          </table:table-cell>
          <table:table-cell office:value-type="float" office:value="848.33" calcext:value-type="float">
            <text:p>848.33</text:p>
          </table:table-cell>
        </table:table-row>
        <table:table-row table:style-name="ro1">
          <table:table-cell office:value-type="float" office:value="5182988" calcext:value-type="float">
            <text:p>5182988</text:p>
          </table:table-cell>
          <table:table-cell table:formula="of:=[.A326]/1000/(60*60*24)" office:value-type="time" office:time-value="PT01H26M22.988S" calcext:value-type="time">
            <text:p>01:26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719.04" calcext:value-type="float">
            <text:p>719.04</text:p>
          </table:table-cell>
          <table:table-cell office:value-type="float" office:value="850.91" calcext:value-type="float">
            <text:p>850.91</text:p>
          </table:table-cell>
        </table:table-row>
        <table:table-row table:style-name="ro1">
          <table:table-cell office:value-type="float" office:value="5198988" calcext:value-type="float">
            <text:p>5198988</text:p>
          </table:table-cell>
          <table:table-cell table:formula="of:=[.A327]/1000/(60*60*24)" office:value-type="time" office:time-value="PT01H26M38.988S" calcext:value-type="time">
            <text:p>01:26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5" calcext:value-type="float">
            <text:p>580.25</text:p>
          </table:table-cell>
          <table:table-cell office:value-type="float" office:value="721.26" calcext:value-type="float">
            <text:p>721.26</text:p>
          </table:table-cell>
          <table:table-cell office:value-type="float" office:value="853.49" calcext:value-type="float">
            <text:p>853.49</text:p>
          </table:table-cell>
        </table:table-row>
        <table:table-row table:style-name="ro1">
          <table:table-cell office:value-type="float" office:value="5214988" calcext:value-type="float">
            <text:p>5214988</text:p>
          </table:table-cell>
          <table:table-cell table:formula="of:=[.A328]/1000/(60*60*24)" office:value-type="time" office:time-value="PT01H26M54.988S" calcext:value-type="time">
            <text:p>01:26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723.48" calcext:value-type="float">
            <text:p>723.48</text:p>
          </table:table-cell>
          <table:table-cell office:value-type="float" office:value="856.08" calcext:value-type="float">
            <text:p>856.08</text:p>
          </table:table-cell>
        </table:table-row>
        <table:table-row table:style-name="ro1">
          <table:table-cell office:value-type="float" office:value="5230989" calcext:value-type="float">
            <text:p>5230989</text:p>
          </table:table-cell>
          <table:table-cell table:formula="of:=[.A329]/1000/(60*60*24)" office:value-type="time" office:time-value="PT01H27M10.989S" calcext:value-type="time">
            <text:p>01:27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49" calcext:value-type="float">
            <text:p>580.49</text:p>
          </table:table-cell>
          <table:table-cell office:value-type="float" office:value="725.7" calcext:value-type="float">
            <text:p>725.7</text:p>
          </table:table-cell>
          <table:table-cell office:value-type="float" office:value="858.65" calcext:value-type="float">
            <text:p>858.65</text:p>
          </table:table-cell>
        </table:table-row>
        <table:table-row table:style-name="ro1">
          <table:table-cell office:value-type="float" office:value="5246988" calcext:value-type="float">
            <text:p>5246988</text:p>
          </table:table-cell>
          <table:table-cell table:formula="of:=[.A330]/1000/(60*60*24)" office:value-type="time" office:time-value="PT01H27M26.988S" calcext:value-type="time">
            <text:p>01:27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2" calcext:value-type="float">
            <text:p>580.52</text:p>
          </table:table-cell>
          <table:table-cell office:value-type="float" office:value="727.92" calcext:value-type="float">
            <text:p>727.92</text:p>
          </table:table-cell>
          <table:table-cell office:value-type="float" office:value="861.23" calcext:value-type="float">
            <text:p>861.23</text:p>
          </table:table-cell>
        </table:table-row>
        <table:table-row table:style-name="ro1">
          <table:table-cell office:value-type="float" office:value="5262988" calcext:value-type="float">
            <text:p>5262988</text:p>
          </table:table-cell>
          <table:table-cell table:formula="of:=[.A331]/1000/(60*60*24)" office:value-type="time" office:time-value="PT01H27M42.988S" calcext:value-type="time">
            <text:p>01:27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730.14" calcext:value-type="float">
            <text:p>730.14</text:p>
          </table:table-cell>
          <table:table-cell office:value-type="float" office:value="863.82" calcext:value-type="float">
            <text:p>863.82</text:p>
          </table:table-cell>
        </table:table-row>
        <table:table-row table:style-name="ro1">
          <table:table-cell office:value-type="float" office:value="5278988" calcext:value-type="float">
            <text:p>5278988</text:p>
          </table:table-cell>
          <table:table-cell table:formula="of:=[.A332]/1000/(60*60*24)" office:value-type="time" office:time-value="PT01H27M58.988S" calcext:value-type="time">
            <text:p>01:27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732.36" calcext:value-type="float">
            <text:p>732.36</text:p>
          </table:table-cell>
          <table:table-cell office:value-type="float" office:value="866.4" calcext:value-type="float">
            <text:p>866.4</text:p>
          </table:table-cell>
        </table:table-row>
        <table:table-row table:style-name="ro1">
          <table:table-cell office:value-type="float" office:value="5294988" calcext:value-type="float">
            <text:p>5294988</text:p>
          </table:table-cell>
          <table:table-cell table:formula="of:=[.A333]/1000/(60*60*24)" office:value-type="time" office:time-value="PT01H28M14.988S" calcext:value-type="time">
            <text:p>01:28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2" calcext:value-type="float">
            <text:p>580.42</text:p>
          </table:table-cell>
          <table:table-cell office:value-type="float" office:value="734.57" calcext:value-type="float">
            <text:p>734.57</text:p>
          </table:table-cell>
          <table:table-cell office:value-type="float" office:value="868.98" calcext:value-type="float">
            <text:p>868.98</text:p>
          </table:table-cell>
        </table:table-row>
        <table:table-row table:style-name="ro1">
          <table:table-cell office:value-type="float" office:value="5310988" calcext:value-type="float">
            <text:p>5310988</text:p>
          </table:table-cell>
          <table:table-cell table:formula="of:=[.A334]/1000/(60*60*24)" office:value-type="time" office:time-value="PT01H28M30.988S" calcext:value-type="time">
            <text:p>01:28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736.79" calcext:value-type="float">
            <text:p>736.79</text:p>
          </table:table-cell>
          <table:table-cell office:value-type="float" office:value="871.56" calcext:value-type="float">
            <text:p>871.56</text:p>
          </table:table-cell>
        </table:table-row>
        <table:table-row table:style-name="ro1">
          <table:table-cell office:value-type="float" office:value="5326988" calcext:value-type="float">
            <text:p>5326988</text:p>
          </table:table-cell>
          <table:table-cell table:formula="of:=[.A335]/1000/(60*60*24)" office:value-type="time" office:time-value="PT01H28M46.988S" calcext:value-type="time">
            <text:p>01:28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" calcext:value-type="float">
            <text:p>580.4</text:p>
          </table:table-cell>
          <table:table-cell office:value-type="float" office:value="739.01" calcext:value-type="float">
            <text:p>739.01</text:p>
          </table:table-cell>
          <table:table-cell office:value-type="float" office:value="874.14" calcext:value-type="float">
            <text:p>874.14</text:p>
          </table:table-cell>
        </table:table-row>
        <table:table-row table:style-name="ro1">
          <table:table-cell office:value-type="float" office:value="5342988" calcext:value-type="float">
            <text:p>5342988</text:p>
          </table:table-cell>
          <table:table-cell table:formula="of:=[.A336]/1000/(60*60*24)" office:value-type="time" office:time-value="PT01H29M02.988S" calcext:value-type="time">
            <text:p>01:29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6" calcext:value-type="float">
            <text:p>580.26</text:p>
          </table:table-cell>
          <table:table-cell office:value-type="float" office:value="741.23" calcext:value-type="float">
            <text:p>741.23</text:p>
          </table:table-cell>
          <table:table-cell office:value-type="float" office:value="876.71" calcext:value-type="float">
            <text:p>876.71</text:p>
          </table:table-cell>
        </table:table-row>
        <table:table-row table:style-name="ro1">
          <table:table-cell office:value-type="float" office:value="5358989" calcext:value-type="float">
            <text:p>5358989</text:p>
          </table:table-cell>
          <table:table-cell table:formula="of:=[.A337]/1000/(60*60*24)" office:value-type="time" office:time-value="PT01H29M18.989S" calcext:value-type="time">
            <text:p>01:29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" calcext:value-type="float">
            <text:p>580.4</text:p>
          </table:table-cell>
          <table:table-cell office:value-type="float" office:value="743.45" calcext:value-type="float">
            <text:p>743.45</text:p>
          </table:table-cell>
          <table:table-cell office:value-type="float" office:value="879.29" calcext:value-type="float">
            <text:p>879.29</text:p>
          </table:table-cell>
        </table:table-row>
        <table:table-row table:style-name="ro1">
          <table:table-cell office:value-type="float" office:value="5374988" calcext:value-type="float">
            <text:p>5374988</text:p>
          </table:table-cell>
          <table:table-cell table:formula="of:=[.A338]/1000/(60*60*24)" office:value-type="time" office:time-value="PT01H29M34.988S" calcext:value-type="time">
            <text:p>01:29:35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81.97" calcext:value-type="float">
            <text:p>581.97</text:p>
          </table:table-cell>
          <table:table-cell office:value-type="float" office:value="745.67" calcext:value-type="float">
            <text:p>745.67</text:p>
          </table:table-cell>
          <table:table-cell office:value-type="float" office:value="881.88" calcext:value-type="float">
            <text:p>881.88</text:p>
          </table:table-cell>
        </table:table-row>
        <table:table-row table:style-name="ro1">
          <table:table-cell office:value-type="float" office:value="5390988" calcext:value-type="float">
            <text:p>5390988</text:p>
          </table:table-cell>
          <table:table-cell table:formula="of:=[.A339]/1000/(60*60*24)" office:value-type="time" office:time-value="PT01H29M50.988S" calcext:value-type="time">
            <text:p>01:29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" calcext:value-type="float">
            <text:p>580.4</text:p>
          </table:table-cell>
          <table:table-cell office:value-type="float" office:value="747.9" calcext:value-type="float">
            <text:p>747.9</text:p>
          </table:table-cell>
          <table:table-cell office:value-type="float" office:value="884.46" calcext:value-type="float">
            <text:p>884.46</text:p>
          </table:table-cell>
        </table:table-row>
        <table:table-row table:style-name="ro1">
          <table:table-cell office:value-type="float" office:value="5406988" calcext:value-type="float">
            <text:p>5406988</text:p>
          </table:table-cell>
          <table:table-cell table:formula="of:=[.A340]/1000/(60*60*24)" office:value-type="time" office:time-value="PT01H30M06.988S" calcext:value-type="time">
            <text:p>01:30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6" calcext:value-type="float">
            <text:p>580.06</text:p>
          </table:table-cell>
          <table:table-cell office:value-type="float" office:value="750.12" calcext:value-type="float">
            <text:p>750.12</text:p>
          </table:table-cell>
          <table:table-cell office:value-type="float" office:value="887.04" calcext:value-type="float">
            <text:p>887.04</text:p>
          </table:table-cell>
        </table:table-row>
        <table:table-row table:style-name="ro1">
          <table:table-cell office:value-type="float" office:value="5422988" calcext:value-type="float">
            <text:p>5422988</text:p>
          </table:table-cell>
          <table:table-cell table:formula="of:=[.A341]/1000/(60*60*24)" office:value-type="time" office:time-value="PT01H30M22.988S" calcext:value-type="time">
            <text:p>01:30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752.34" calcext:value-type="float">
            <text:p>752.34</text:p>
          </table:table-cell>
          <table:table-cell office:value-type="float" office:value="889.62" calcext:value-type="float">
            <text:p>889.62</text:p>
          </table:table-cell>
        </table:table-row>
        <table:table-row table:style-name="ro1">
          <table:table-cell office:value-type="float" office:value="5438988" calcext:value-type="float">
            <text:p>5438988</text:p>
          </table:table-cell>
          <table:table-cell table:formula="of:=[.A342]/1000/(60*60*24)" office:value-type="time" office:time-value="PT01H30M38.988S" calcext:value-type="time">
            <text:p>01:30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754.56" calcext:value-type="float">
            <text:p>754.56</text:p>
          </table:table-cell>
          <table:table-cell office:value-type="float" office:value="892.2" calcext:value-type="float">
            <text:p>892.2</text:p>
          </table:table-cell>
        </table:table-row>
        <table:table-row table:style-name="ro1">
          <table:table-cell office:value-type="float" office:value="5454988" calcext:value-type="float">
            <text:p>5454988</text:p>
          </table:table-cell>
          <table:table-cell table:formula="of:=[.A343]/1000/(60*60*24)" office:value-type="time" office:time-value="PT01H30M54.988S" calcext:value-type="time">
            <text:p>01:30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0.64" calcext:value-type="float">
            <text:p>580.64</text:p>
          </table:table-cell>
          <table:table-cell office:value-type="float" office:value="756.77" calcext:value-type="float">
            <text:p>756.77</text:p>
          </table:table-cell>
          <table:table-cell office:value-type="float" office:value="894.78" calcext:value-type="float">
            <text:p>894.78</text:p>
          </table:table-cell>
        </table:table-row>
        <table:table-row table:style-name="ro1">
          <table:table-cell office:value-type="float" office:value="5470988" calcext:value-type="float">
            <text:p>5470988</text:p>
          </table:table-cell>
          <table:table-cell table:formula="of:=[.A344]/1000/(60*60*24)" office:value-type="time" office:time-value="PT01H31M10.988S" calcext:value-type="time">
            <text:p>01:31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758.99" calcext:value-type="float">
            <text:p>758.99</text:p>
          </table:table-cell>
          <table:table-cell office:value-type="float" office:value="897.36" calcext:value-type="float">
            <text:p>897.36</text:p>
          </table:table-cell>
        </table:table-row>
        <table:table-row table:style-name="ro1">
          <table:table-cell office:value-type="float" office:value="5486988" calcext:value-type="float">
            <text:p>5486988</text:p>
          </table:table-cell>
          <table:table-cell table:formula="of:=[.A345]/1000/(60*60*24)" office:value-type="time" office:time-value="PT01H31M26.988S" calcext:value-type="time">
            <text:p>01:31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761.21" calcext:value-type="float">
            <text:p>761.21</text:p>
          </table:table-cell>
          <table:table-cell office:value-type="float" office:value="899.94" calcext:value-type="float">
            <text:p>899.94</text:p>
          </table:table-cell>
        </table:table-row>
        <table:table-row table:style-name="ro1">
          <table:table-cell office:value-type="float" office:value="5502988" calcext:value-type="float">
            <text:p>5502988</text:p>
          </table:table-cell>
          <table:table-cell table:formula="of:=[.A346]/1000/(60*60*24)" office:value-type="time" office:time-value="PT01H31M42.988S" calcext:value-type="time">
            <text:p>01:31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5" calcext:value-type="float">
            <text:p>580.05</text:p>
          </table:table-cell>
          <table:table-cell office:value-type="float" office:value="763.43" calcext:value-type="float">
            <text:p>763.43</text:p>
          </table:table-cell>
          <table:table-cell office:value-type="float" office:value="902.52" calcext:value-type="float">
            <text:p>902.52</text:p>
          </table:table-cell>
        </table:table-row>
        <table:table-row table:style-name="ro1">
          <table:table-cell office:value-type="float" office:value="5518989" calcext:value-type="float">
            <text:p>5518989</text:p>
          </table:table-cell>
          <table:table-cell table:formula="of:=[.A347]/1000/(60*60*24)" office:value-type="time" office:time-value="PT01H31M58.989S" calcext:value-type="time">
            <text:p>01:31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765.65" calcext:value-type="float">
            <text:p>765.65</text:p>
          </table:table-cell>
          <table:table-cell office:value-type="float" office:value="905.1" calcext:value-type="float">
            <text:p>905.1</text:p>
          </table:table-cell>
        </table:table-row>
        <table:table-row table:style-name="ro1">
          <table:table-cell office:value-type="float" office:value="5534989" calcext:value-type="float">
            <text:p>5534989</text:p>
          </table:table-cell>
          <table:table-cell table:formula="of:=[.A348]/1000/(60*60*24)" office:value-type="time" office:time-value="PT01H32M14.989S" calcext:value-type="time">
            <text:p>01:32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767.87" calcext:value-type="float">
            <text:p>767.87</text:p>
          </table:table-cell>
          <table:table-cell office:value-type="float" office:value="907.68" calcext:value-type="float">
            <text:p>907.68</text:p>
          </table:table-cell>
        </table:table-row>
        <table:table-row table:style-name="ro1">
          <table:table-cell office:value-type="float" office:value="5550988" calcext:value-type="float">
            <text:p>5550988</text:p>
          </table:table-cell>
          <table:table-cell table:formula="of:=[.A349]/1000/(60*60*24)" office:value-type="time" office:time-value="PT01H32M30.988S" calcext:value-type="time">
            <text:p>01:32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4" calcext:value-type="float">
            <text:p>580.04</text:p>
          </table:table-cell>
          <table:table-cell office:value-type="float" office:value="770.09" calcext:value-type="float">
            <text:p>770.09</text:p>
          </table:table-cell>
          <table:table-cell office:value-type="float" office:value="910.25" calcext:value-type="float">
            <text:p>910.25</text:p>
          </table:table-cell>
        </table:table-row>
        <table:table-row table:style-name="ro1">
          <table:table-cell office:value-type="float" office:value="5566989" calcext:value-type="float">
            <text:p>5566989</text:p>
          </table:table-cell>
          <table:table-cell table:formula="of:=[.A350]/1000/(60*60*24)" office:value-type="time" office:time-value="PT01H32M46.989S" calcext:value-type="time">
            <text:p>01:32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0.63" calcext:value-type="float">
            <text:p>580.63</text:p>
          </table:table-cell>
          <table:table-cell office:value-type="float" office:value="772.31" calcext:value-type="float">
            <text:p>772.31</text:p>
          </table:table-cell>
          <table:table-cell office:value-type="float" office:value="912.83" calcext:value-type="float">
            <text:p>912.83</text:p>
          </table:table-cell>
        </table:table-row>
        <table:table-row table:style-name="ro1">
          <table:table-cell office:value-type="float" office:value="5582988" calcext:value-type="float">
            <text:p>5582988</text:p>
          </table:table-cell>
          <table:table-cell table:formula="of:=[.A351]/1000/(60*60*24)" office:value-type="time" office:time-value="PT01H33M02.988S" calcext:value-type="time">
            <text:p>01:33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7" calcext:value-type="float">
            <text:p>578.27</text:p>
          </table:table-cell>
          <table:table-cell office:value-type="float" office:value="774.53" calcext:value-type="float">
            <text:p>774.53</text:p>
          </table:table-cell>
          <table:table-cell office:value-type="float" office:value="915.41" calcext:value-type="float">
            <text:p>915.41</text:p>
          </table:table-cell>
        </table:table-row>
        <table:table-row table:style-name="ro1">
          <table:table-cell office:value-type="float" office:value="5598988" calcext:value-type="float">
            <text:p>5598988</text:p>
          </table:table-cell>
          <table:table-cell table:formula="of:=[.A352]/1000/(60*60*24)" office:value-type="time" office:time-value="PT01H33M18.988S" calcext:value-type="time">
            <text:p>01:33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776.75" calcext:value-type="float">
            <text:p>776.75</text:p>
          </table:table-cell>
          <table:table-cell office:value-type="float" office:value="917.99" calcext:value-type="float">
            <text:p>917.99</text:p>
          </table:table-cell>
        </table:table-row>
        <table:table-row table:style-name="ro1">
          <table:table-cell office:value-type="float" office:value="5614988" calcext:value-type="float">
            <text:p>5614988</text:p>
          </table:table-cell>
          <table:table-cell table:formula="of:=[.A353]/1000/(60*60*24)" office:value-type="time" office:time-value="PT01H33M34.988S" calcext:value-type="time">
            <text:p>01:33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5" calcext:value-type="float">
            <text:p>580.05</text:p>
          </table:table-cell>
          <table:table-cell office:value-type="float" office:value="778.97" calcext:value-type="float">
            <text:p>778.97</text:p>
          </table:table-cell>
          <table:table-cell office:value-type="float" office:value="920.57" calcext:value-type="float">
            <text:p>920.57</text:p>
          </table:table-cell>
        </table:table-row>
        <table:table-row table:style-name="ro1">
          <table:table-cell office:value-type="float" office:value="5630989" calcext:value-type="float">
            <text:p>5630989</text:p>
          </table:table-cell>
          <table:table-cell table:formula="of:=[.A354]/1000/(60*60*24)" office:value-type="time" office:time-value="PT01H33M50.989S" calcext:value-type="time">
            <text:p>01:33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3" calcext:value-type="float">
            <text:p>580.03</text:p>
          </table:table-cell>
          <table:table-cell office:value-type="float" office:value="781.19" calcext:value-type="float">
            <text:p>781.19</text:p>
          </table:table-cell>
          <table:table-cell office:value-type="float" office:value="923.15" calcext:value-type="float">
            <text:p>923.15</text:p>
          </table:table-cell>
        </table:table-row>
        <table:table-row table:style-name="ro1">
          <table:table-cell office:value-type="float" office:value="5646988" calcext:value-type="float">
            <text:p>5646988</text:p>
          </table:table-cell>
          <table:table-cell table:formula="of:=[.A355]/1000/(60*60*24)" office:value-type="time" office:time-value="PT01H34M06.988S" calcext:value-type="time">
            <text:p>01:34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783.41" calcext:value-type="float">
            <text:p>783.41</text:p>
          </table:table-cell>
          <table:table-cell office:value-type="float" office:value="925.73" calcext:value-type="float">
            <text:p>925.73</text:p>
          </table:table-cell>
        </table:table-row>
        <table:table-row table:style-name="ro1">
          <table:table-cell office:value-type="float" office:value="5662988" calcext:value-type="float">
            <text:p>5662988</text:p>
          </table:table-cell>
          <table:table-cell table:formula="of:=[.A356]/1000/(60*60*24)" office:value-type="time" office:time-value="PT01H34M22.988S" calcext:value-type="time">
            <text:p>01:34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785.63" calcext:value-type="float">
            <text:p>785.63</text:p>
          </table:table-cell>
          <table:table-cell office:value-type="float" office:value="928.31" calcext:value-type="float">
            <text:p>928.31</text:p>
          </table:table-cell>
        </table:table-row>
        <table:table-row table:style-name="ro1">
          <table:table-cell office:value-type="float" office:value="5678988" calcext:value-type="float">
            <text:p>5678988</text:p>
          </table:table-cell>
          <table:table-cell table:formula="of:=[.A357]/1000/(60*60*24)" office:value-type="time" office:time-value="PT01H34M38.988S" calcext:value-type="time">
            <text:p>01:34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" calcext:value-type="float">
            <text:p>499</text:p>
          </table:table-cell>
          <table:table-cell office:value-type="float" office:value="579.8" calcext:value-type="float">
            <text:p>579.8</text:p>
          </table:table-cell>
          <table:table-cell office:value-type="float" office:value="787.85" calcext:value-type="float">
            <text:p>787.85</text:p>
          </table:table-cell>
          <table:table-cell office:value-type="float" office:value="930.89" calcext:value-type="float">
            <text:p>930.89</text:p>
          </table:table-cell>
        </table:table-row>
        <table:table-row table:style-name="ro1">
          <table:table-cell office:value-type="float" office:value="5694988" calcext:value-type="float">
            <text:p>5694988</text:p>
          </table:table-cell>
          <table:table-cell table:formula="of:=[.A358]/1000/(60*60*24)" office:value-type="time" office:time-value="PT01H34M54.988S" calcext:value-type="time">
            <text:p>01:34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6" calcext:value-type="float">
            <text:p>580.26</text:p>
          </table:table-cell>
          <table:table-cell office:value-type="float" office:value="790.06" calcext:value-type="float">
            <text:p>790.06</text:p>
          </table:table-cell>
          <table:table-cell office:value-type="float" office:value="933.46" calcext:value-type="float">
            <text:p>933.46</text:p>
          </table:table-cell>
        </table:table-row>
        <table:table-row table:style-name="ro1">
          <table:table-cell office:value-type="float" office:value="5710988" calcext:value-type="float">
            <text:p>5710988</text:p>
          </table:table-cell>
          <table:table-cell table:formula="of:=[.A359]/1000/(60*60*24)" office:value-type="time" office:time-value="PT01H35M10.988S" calcext:value-type="time">
            <text:p>01:35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" calcext:value-type="float">
            <text:p>499</text:p>
          </table:table-cell>
          <table:table-cell office:value-type="float" office:value="579.8" calcext:value-type="float">
            <text:p>579.8</text:p>
          </table:table-cell>
          <table:table-cell office:value-type="float" office:value="792.28" calcext:value-type="float">
            <text:p>792.28</text:p>
          </table:table-cell>
          <table:table-cell office:value-type="float" office:value="936.04" calcext:value-type="float">
            <text:p>936.04</text:p>
          </table:table-cell>
        </table:table-row>
        <table:table-row table:style-name="ro1">
          <table:table-cell office:value-type="float" office:value="5726988" calcext:value-type="float">
            <text:p>5726988</text:p>
          </table:table-cell>
          <table:table-cell table:formula="of:=[.A360]/1000/(60*60*24)" office:value-type="time" office:time-value="PT01H35M26.988S" calcext:value-type="time">
            <text:p>01:35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794.5" calcext:value-type="float">
            <text:p>794.5</text:p>
          </table:table-cell>
          <table:table-cell office:value-type="float" office:value="938.62" calcext:value-type="float">
            <text:p>938.62</text:p>
          </table:table-cell>
        </table:table-row>
        <table:table-row table:style-name="ro1">
          <table:table-cell office:value-type="float" office:value="5742988" calcext:value-type="float">
            <text:p>5742988</text:p>
          </table:table-cell>
          <table:table-cell table:formula="of:=[.A361]/1000/(60*60*24)" office:value-type="time" office:time-value="PT01H35M42.988S" calcext:value-type="time">
            <text:p>01:35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6" calcext:value-type="float">
            <text:p>580.26</text:p>
          </table:table-cell>
          <table:table-cell office:value-type="float" office:value="796.72" calcext:value-type="float">
            <text:p>796.72</text:p>
          </table:table-cell>
          <table:table-cell office:value-type="float" office:value="941.2" calcext:value-type="float">
            <text:p>941.2</text:p>
          </table:table-cell>
        </table:table-row>
        <table:table-row table:style-name="ro1">
          <table:table-cell office:value-type="float" office:value="5758988" calcext:value-type="float">
            <text:p>5758988</text:p>
          </table:table-cell>
          <table:table-cell table:formula="of:=[.A362]/1000/(60*60*24)" office:value-type="time" office:time-value="PT01H35M58.988S" calcext:value-type="time">
            <text:p>01:35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9" calcext:value-type="float">
            <text:p>580.19</text:p>
          </table:table-cell>
          <table:table-cell office:value-type="float" office:value="798.94" calcext:value-type="float">
            <text:p>798.94</text:p>
          </table:table-cell>
          <table:table-cell office:value-type="float" office:value="943.78" calcext:value-type="float">
            <text:p>943.78</text:p>
          </table:table-cell>
        </table:table-row>
        <table:table-row table:style-name="ro1">
          <table:table-cell office:value-type="float" office:value="5774988" calcext:value-type="float">
            <text:p>5774988</text:p>
          </table:table-cell>
          <table:table-cell table:formula="of:=[.A363]/1000/(60*60*24)" office:value-type="time" office:time-value="PT01H36M14.988S" calcext:value-type="time">
            <text:p>01:36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801.16" calcext:value-type="float">
            <text:p>801.16</text:p>
          </table:table-cell>
          <table:table-cell office:value-type="float" office:value="946.35" calcext:value-type="float">
            <text:p>946.35</text:p>
          </table:table-cell>
        </table:table-row>
        <table:table-row table:style-name="ro1">
          <table:table-cell office:value-type="float" office:value="5790988" calcext:value-type="float">
            <text:p>5790988</text:p>
          </table:table-cell>
          <table:table-cell table:formula="of:=[.A364]/1000/(60*60*24)" office:value-type="time" office:time-value="PT01H36M30.988S" calcext:value-type="time">
            <text:p>01:36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0.64" calcext:value-type="float">
            <text:p>580.64</text:p>
          </table:table-cell>
          <table:table-cell office:value-type="float" office:value="803.38" calcext:value-type="float">
            <text:p>803.38</text:p>
          </table:table-cell>
          <table:table-cell office:value-type="float" office:value="948.94" calcext:value-type="float">
            <text:p>948.94</text:p>
          </table:table-cell>
        </table:table-row>
        <table:table-row table:style-name="ro1">
          <table:table-cell office:value-type="float" office:value="5806988" calcext:value-type="float">
            <text:p>5806988</text:p>
          </table:table-cell>
          <table:table-cell table:formula="of:=[.A365]/1000/(60*60*24)" office:value-type="time" office:time-value="PT01H36M46.988S" calcext:value-type="time">
            <text:p>01:36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" calcext:value-type="float">
            <text:p>499</text:p>
          </table:table-cell>
          <table:table-cell office:value-type="float" office:value="581.8" calcext:value-type="float">
            <text:p>581.8</text:p>
          </table:table-cell>
          <table:table-cell office:value-type="float" office:value="805.6" calcext:value-type="float">
            <text:p>805.6</text:p>
          </table:table-cell>
          <table:table-cell office:value-type="float" office:value="951.51" calcext:value-type="float">
            <text:p>951.51</text:p>
          </table:table-cell>
        </table:table-row>
        <table:table-row table:style-name="ro1">
          <table:table-cell office:value-type="float" office:value="5822988" calcext:value-type="float">
            <text:p>5822988</text:p>
          </table:table-cell>
          <table:table-cell table:formula="of:=[.A366]/1000/(60*60*24)" office:value-type="time" office:time-value="PT01H37M02.988S" calcext:value-type="time">
            <text:p>01:37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" calcext:value-type="float">
            <text:p>580.4</text:p>
          </table:table-cell>
          <table:table-cell office:value-type="float" office:value="807.82" calcext:value-type="float">
            <text:p>807.82</text:p>
          </table:table-cell>
          <table:table-cell office:value-type="float" office:value="954.09" calcext:value-type="float">
            <text:p>954.09</text:p>
          </table:table-cell>
        </table:table-row>
        <table:table-row table:style-name="ro1">
          <table:table-cell office:value-type="float" office:value="5838988" calcext:value-type="float">
            <text:p>5838988</text:p>
          </table:table-cell>
          <table:table-cell table:formula="of:=[.A367]/1000/(60*60*24)" office:value-type="time" office:time-value="PT01H37M18.988S" calcext:value-type="time">
            <text:p>01:37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" calcext:value-type="float">
            <text:p>580.4</text:p>
          </table:table-cell>
          <table:table-cell office:value-type="float" office:value="810.04" calcext:value-type="float">
            <text:p>810.04</text:p>
          </table:table-cell>
          <table:table-cell office:value-type="float" office:value="956.67" calcext:value-type="float">
            <text:p>956.67</text:p>
          </table:table-cell>
        </table:table-row>
        <table:table-row table:style-name="ro1">
          <table:table-cell office:value-type="float" office:value="5854988" calcext:value-type="float">
            <text:p>5854988</text:p>
          </table:table-cell>
          <table:table-cell table:formula="of:=[.A368]/1000/(60*60*24)" office:value-type="time" office:time-value="PT01H37M34.988S" calcext:value-type="time">
            <text:p>01:37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812.26" calcext:value-type="float">
            <text:p>812.26</text:p>
          </table:table-cell>
          <table:table-cell office:value-type="float" office:value="959.25" calcext:value-type="float">
            <text:p>959.25</text:p>
          </table:table-cell>
        </table:table-row>
        <table:table-row table:style-name="ro1">
          <table:table-cell office:value-type="float" office:value="5870988" calcext:value-type="float">
            <text:p>5870988</text:p>
          </table:table-cell>
          <table:table-cell table:formula="of:=[.A369]/1000/(60*60*24)" office:value-type="time" office:time-value="PT01H37M50.988S" calcext:value-type="time">
            <text:p>01:37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" calcext:value-type="float">
            <text:p>580.5</text:p>
          </table:table-cell>
          <table:table-cell office:value-type="float" office:value="814.48" calcext:value-type="float">
            <text:p>814.48</text:p>
          </table:table-cell>
          <table:table-cell office:value-type="float" office:value="961.83" calcext:value-type="float">
            <text:p>961.83</text:p>
          </table:table-cell>
        </table:table-row>
        <table:table-row table:style-name="ro1">
          <table:table-cell office:value-type="float" office:value="5886989" calcext:value-type="float">
            <text:p>5886989</text:p>
          </table:table-cell>
          <table:table-cell table:formula="of:=[.A370]/1000/(60*60*24)" office:value-type="time" office:time-value="PT01H38M06.989S" calcext:value-type="time">
            <text:p>01:38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" calcext:value-type="float">
            <text:p>499</text:p>
          </table:table-cell>
          <table:table-cell office:value-type="float" office:value="579.8" calcext:value-type="float">
            <text:p>579.8</text:p>
          </table:table-cell>
          <table:table-cell office:value-type="float" office:value="816.7" calcext:value-type="float">
            <text:p>816.7</text:p>
          </table:table-cell>
          <table:table-cell office:value-type="float" office:value="964.4" calcext:value-type="float">
            <text:p>964.4</text:p>
          </table:table-cell>
        </table:table-row>
        <table:table-row table:style-name="ro1">
          <table:table-cell office:value-type="float" office:value="5902988" calcext:value-type="float">
            <text:p>5902988</text:p>
          </table:table-cell>
          <table:table-cell table:formula="of:=[.A371]/1000/(60*60*24)" office:value-type="time" office:time-value="PT01H38M22.988S" calcext:value-type="time">
            <text:p>01:38:23</text:p>
          </table:table-cell>
          <table:table-cell office:value-type="float" office:value="1.16" calcext:value-type="float">
            <text:p>1.16</text:p>
          </table:table-cell>
          <table:table-cell office:value-type="float" office:value="501" calcext:value-type="float">
            <text:p>501</text:p>
          </table:table-cell>
          <table:table-cell office:value-type="float" office:value="582.19" calcext:value-type="float">
            <text:p>582.19</text:p>
          </table:table-cell>
          <table:table-cell office:value-type="float" office:value="818.92" calcext:value-type="float">
            <text:p>818.92</text:p>
          </table:table-cell>
          <table:table-cell office:value-type="float" office:value="966.98" calcext:value-type="float">
            <text:p>966.98</text:p>
          </table:table-cell>
        </table:table-row>
        <table:table-row table:style-name="ro1">
          <table:table-cell office:value-type="float" office:value="5918988" calcext:value-type="float">
            <text:p>5918988</text:p>
          </table:table-cell>
          <table:table-cell table:formula="of:=[.A372]/1000/(60*60*24)" office:value-type="time" office:time-value="PT01H38M38.988S" calcext:value-type="time">
            <text:p>01:38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" calcext:value-type="float">
            <text:p>578.4</text:p>
          </table:table-cell>
          <table:table-cell office:value-type="float" office:value="821.14" calcext:value-type="float">
            <text:p>821.14</text:p>
          </table:table-cell>
          <table:table-cell office:value-type="float" office:value="969.56" calcext:value-type="float">
            <text:p>969.56</text:p>
          </table:table-cell>
        </table:table-row>
        <table:table-row table:style-name="ro1">
          <table:table-cell office:value-type="float" office:value="5934988" calcext:value-type="float">
            <text:p>5934988</text:p>
          </table:table-cell>
          <table:table-cell table:formula="of:=[.A373]/1000/(60*60*24)" office:value-type="time" office:time-value="PT01H38M54.988S" calcext:value-type="time">
            <text:p>01:38:55</text:p>
          </table:table-cell>
          <table:table-cell office:value-type="float" office:value="1.16" calcext:value-type="float">
            <text:p>1.16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0.09" calcext:value-type="float">
            <text:p>580.09</text:p>
          </table:table-cell>
          <table:table-cell office:value-type="float" office:value="823.36" calcext:value-type="float">
            <text:p>823.36</text:p>
          </table:table-cell>
          <table:table-cell office:value-type="float" office:value="972.14" calcext:value-type="float">
            <text:p>972.14</text:p>
          </table:table-cell>
        </table:table-row>
        <table:table-row table:style-name="ro1">
          <table:table-cell office:value-type="float" office:value="5950988" calcext:value-type="float">
            <text:p>5950988</text:p>
          </table:table-cell>
          <table:table-cell table:formula="of:=[.A374]/1000/(60*60*24)" office:value-type="time" office:time-value="PT01H39M10.988S" calcext:value-type="time">
            <text:p>01:39:11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81.96" calcext:value-type="float">
            <text:p>581.96</text:p>
          </table:table-cell>
          <table:table-cell office:value-type="float" office:value="825.58" calcext:value-type="float">
            <text:p>825.58</text:p>
          </table:table-cell>
          <table:table-cell office:value-type="float" office:value="974.73" calcext:value-type="float">
            <text:p>974.73</text:p>
          </table:table-cell>
        </table:table-row>
        <table:table-row table:style-name="ro1">
          <table:table-cell office:value-type="float" office:value="5966988" calcext:value-type="float">
            <text:p>5966988</text:p>
          </table:table-cell>
          <table:table-cell table:formula="of:=[.A375]/1000/(60*60*24)" office:value-type="time" office:time-value="PT01H39M26.988S" calcext:value-type="time">
            <text:p>01:39:27</text:p>
          </table:table-cell>
          <table:table-cell office:value-type="float" office:value="1.16" calcext:value-type="float">
            <text:p>1.16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2.11" calcext:value-type="float">
            <text:p>582.11</text:p>
          </table:table-cell>
          <table:table-cell office:value-type="float" office:value="827.81" calcext:value-type="float">
            <text:p>827.81</text:p>
          </table:table-cell>
          <table:table-cell office:value-type="float" office:value="977.31" calcext:value-type="float">
            <text:p>977.31</text:p>
          </table:table-cell>
        </table:table-row>
        <table:table-row table:style-name="ro1">
          <table:table-cell office:value-type="float" office:value="5982988" calcext:value-type="float">
            <text:p>5982988</text:p>
          </table:table-cell>
          <table:table-cell table:formula="of:=[.A376]/1000/(60*60*24)" office:value-type="time" office:time-value="PT01H39M42.988S" calcext:value-type="time">
            <text:p>01:39:43</text:p>
          </table:table-cell>
          <table:table-cell office:value-type="float" office:value="1.16" calcext:value-type="float">
            <text:p>1.16</text:p>
          </table:table-cell>
          <table:table-cell office:value-type="float" office:value="501.12" calcext:value-type="float">
            <text:p>501.12</text:p>
          </table:table-cell>
          <table:table-cell office:value-type="float" office:value="580.33" calcext:value-type="float">
            <text:p>580.33</text:p>
          </table:table-cell>
          <table:table-cell office:value-type="float" office:value="830.03" calcext:value-type="float">
            <text:p>830.03</text:p>
          </table:table-cell>
          <table:table-cell office:value-type="float" office:value="979.9" calcext:value-type="float">
            <text:p>979.9</text:p>
          </table:table-cell>
        </table:table-row>
        <table:table-row table:style-name="ro1">
          <table:table-cell office:value-type="float" office:value="5998989" calcext:value-type="float">
            <text:p>5998989</text:p>
          </table:table-cell>
          <table:table-cell table:formula="of:=[.A377]/1000/(60*60*24)" office:value-type="time" office:time-value="PT01H39M58.989S" calcext:value-type="time">
            <text:p>01:39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2" calcext:value-type="float">
            <text:p>580.42</text:p>
          </table:table-cell>
          <table:table-cell office:value-type="float" office:value="832.26" calcext:value-type="float">
            <text:p>832.26</text:p>
          </table:table-cell>
          <table:table-cell office:value-type="float" office:value="982.48" calcext:value-type="float">
            <text:p>982.48</text:p>
          </table:table-cell>
        </table:table-row>
        <table:table-row table:style-name="ro1">
          <table:table-cell office:value-type="float" office:value="6014988" calcext:value-type="float">
            <text:p>6014988</text:p>
          </table:table-cell>
          <table:table-cell table:formula="of:=[.A378]/1000/(60*60*24)" office:value-type="time" office:time-value="PT01H40M14.988S" calcext:value-type="time">
            <text:p>01:40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6" calcext:value-type="float">
            <text:p>580.16</text:p>
          </table:table-cell>
          <table:table-cell office:value-type="float" office:value="834.48" calcext:value-type="float">
            <text:p>834.48</text:p>
          </table:table-cell>
          <table:table-cell office:value-type="float" office:value="985.06" calcext:value-type="float">
            <text:p>985.06</text:p>
          </table:table-cell>
        </table:table-row>
        <table:table-row table:style-name="ro1">
          <table:table-cell office:value-type="float" office:value="6030989" calcext:value-type="float">
            <text:p>6030989</text:p>
          </table:table-cell>
          <table:table-cell table:formula="of:=[.A379]/1000/(60*60*24)" office:value-type="time" office:time-value="PT01H40M30.989S" calcext:value-type="time">
            <text:p>01:40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3" calcext:value-type="float">
            <text:p>580.03</text:p>
          </table:table-cell>
          <table:table-cell office:value-type="float" office:value="836.69" calcext:value-type="float">
            <text:p>836.69</text:p>
          </table:table-cell>
          <table:table-cell office:value-type="float" office:value="987.63" calcext:value-type="float">
            <text:p>987.63</text:p>
          </table:table-cell>
        </table:table-row>
        <table:table-row table:style-name="ro1">
          <table:table-cell office:value-type="float" office:value="6046988" calcext:value-type="float">
            <text:p>6046988</text:p>
          </table:table-cell>
          <table:table-cell table:formula="of:=[.A380]/1000/(60*60*24)" office:value-type="time" office:time-value="PT01H40M46.988S" calcext:value-type="time">
            <text:p>01:40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4" calcext:value-type="float">
            <text:p>580.04</text:p>
          </table:table-cell>
          <table:table-cell office:value-type="float" office:value="838.91" calcext:value-type="float">
            <text:p>838.91</text:p>
          </table:table-cell>
          <table:table-cell office:value-type="float" office:value="990.21" calcext:value-type="float">
            <text:p>990.21</text:p>
          </table:table-cell>
        </table:table-row>
        <table:table-row table:style-name="ro1">
          <table:table-cell office:value-type="float" office:value="6062988" calcext:value-type="float">
            <text:p>6062988</text:p>
          </table:table-cell>
          <table:table-cell table:formula="of:=[.A381]/1000/(60*60*24)" office:value-type="time" office:time-value="PT01H41M02.988S" calcext:value-type="time">
            <text:p>01:41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841.13" calcext:value-type="float">
            <text:p>841.13</text:p>
          </table:table-cell>
          <table:table-cell office:value-type="float" office:value="992.79" calcext:value-type="float">
            <text:p>992.79</text:p>
          </table:table-cell>
        </table:table-row>
        <table:table-row table:style-name="ro1">
          <table:table-cell office:value-type="float" office:value="6078989" calcext:value-type="float">
            <text:p>6078989</text:p>
          </table:table-cell>
          <table:table-cell table:formula="of:=[.A382]/1000/(60*60*24)" office:value-type="time" office:time-value="PT01H41M18.989S" calcext:value-type="time">
            <text:p>01:41:19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81.97" calcext:value-type="float">
            <text:p>581.97</text:p>
          </table:table-cell>
          <table:table-cell office:value-type="float" office:value="843.36" calcext:value-type="float">
            <text:p>843.36</text:p>
          </table:table-cell>
          <table:table-cell office:value-type="float" office:value="995.37" calcext:value-type="float">
            <text:p>995.37</text:p>
          </table:table-cell>
        </table:table-row>
        <table:table-row table:style-name="ro1">
          <table:table-cell office:value-type="float" office:value="6094989" calcext:value-type="float">
            <text:p>6094989</text:p>
          </table:table-cell>
          <table:table-cell table:formula="of:=[.A383]/1000/(60*60*24)" office:value-type="time" office:time-value="PT01H41M34.989S" calcext:value-type="time">
            <text:p>01:41:35</text:p>
          </table:table-cell>
          <table:table-cell office:value-type="float" office:value="1.16" calcext:value-type="float">
            <text:p>1.16</text:p>
          </table:table-cell>
          <table:table-cell office:value-type="float" office:value="501.12" calcext:value-type="float">
            <text:p>501.12</text:p>
          </table:table-cell>
          <table:table-cell office:value-type="float" office:value="582.35" calcext:value-type="float">
            <text:p>582.35</text:p>
          </table:table-cell>
          <table:table-cell office:value-type="float" office:value="845.58" calcext:value-type="float">
            <text:p>845.58</text:p>
          </table:table-cell>
          <table:table-cell office:value-type="float" office:value="997.96" calcext:value-type="float">
            <text:p>997.96</text:p>
          </table:table-cell>
        </table:table-row>
        <table:table-row table:style-name="ro1">
          <table:table-cell office:value-type="float" office:value="6110989" calcext:value-type="float">
            <text:p>6110989</text:p>
          </table:table-cell>
          <table:table-cell table:formula="of:=[.A384]/1000/(60*60*24)" office:value-type="time" office:time-value="PT01H41M50.989S" calcext:value-type="time">
            <text:p>01:41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" calcext:value-type="float">
            <text:p>580.5</text:p>
          </table:table-cell>
          <table:table-cell office:value-type="float" office:value="847.8" calcext:value-type="float">
            <text:p>847.8</text:p>
          </table:table-cell>
          <table:table-cell office:value-type="float" office:value="1000.54" calcext:value-type="float">
            <text:p>1000.54</text:p>
          </table:table-cell>
        </table:table-row>
        <table:table-row table:style-name="ro1">
          <table:table-cell office:value-type="float" office:value="6126989" calcext:value-type="float">
            <text:p>6126989</text:p>
          </table:table-cell>
          <table:table-cell table:formula="of:=[.A385]/1000/(60*60*24)" office:value-type="time" office:time-value="PT01H42M06.989S" calcext:value-type="time">
            <text:p>01:42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850.02" calcext:value-type="float">
            <text:p>850.02</text:p>
          </table:table-cell>
          <table:table-cell office:value-type="float" office:value="1003.11" calcext:value-type="float">
            <text:p>1003.11</text:p>
          </table:table-cell>
        </table:table-row>
        <table:table-row table:style-name="ro1">
          <table:table-cell office:value-type="float" office:value="6142988" calcext:value-type="float">
            <text:p>6142988</text:p>
          </table:table-cell>
          <table:table-cell table:formula="of:=[.A386]/1000/(60*60*24)" office:value-type="time" office:time-value="PT01H42M22.988S" calcext:value-type="time">
            <text:p>01:42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" calcext:value-type="float">
            <text:p>580.5</text:p>
          </table:table-cell>
          <table:table-cell office:value-type="float" office:value="852.24" calcext:value-type="float">
            <text:p>852.24</text:p>
          </table:table-cell>
          <table:table-cell office:value-type="float" office:value="1005.69" calcext:value-type="float">
            <text:p>1005.69</text:p>
          </table:table-cell>
        </table:table-row>
        <table:table-row table:style-name="ro1">
          <table:table-cell office:value-type="float" office:value="6158989" calcext:value-type="float">
            <text:p>6158989</text:p>
          </table:table-cell>
          <table:table-cell table:formula="of:=[.A387]/1000/(60*60*24)" office:value-type="time" office:time-value="PT01H42M38.989S" calcext:value-type="time">
            <text:p>01:42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8" calcext:value-type="float">
            <text:p>499.8</text:p>
          </table:table-cell>
          <table:table-cell office:value-type="float" office:value="578.75" calcext:value-type="float">
            <text:p>578.75</text:p>
          </table:table-cell>
          <table:table-cell office:value-type="float" office:value="854.46" calcext:value-type="float">
            <text:p>854.46</text:p>
          </table:table-cell>
          <table:table-cell office:value-type="float" office:value="1008.27" calcext:value-type="float">
            <text:p>1008.27</text:p>
          </table:table-cell>
        </table:table-row>
        <table:table-row table:style-name="ro1">
          <table:table-cell office:value-type="float" office:value="6174988" calcext:value-type="float">
            <text:p>6174988</text:p>
          </table:table-cell>
          <table:table-cell table:formula="of:=[.A388]/1000/(60*60*24)" office:value-type="time" office:time-value="PT01H42M54.988S" calcext:value-type="time">
            <text:p>01:42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856.68" calcext:value-type="float">
            <text:p>856.68</text:p>
          </table:table-cell>
          <table:table-cell office:value-type="float" office:value="1010.84" calcext:value-type="float">
            <text:p>1010.84</text:p>
          </table:table-cell>
        </table:table-row>
        <table:table-row table:style-name="ro1">
          <table:table-cell office:value-type="float" office:value="6190988" calcext:value-type="float">
            <text:p>6190988</text:p>
          </table:table-cell>
          <table:table-cell table:formula="of:=[.A389]/1000/(60*60*24)" office:value-type="time" office:time-value="PT01H43M10.988S" calcext:value-type="time">
            <text:p>01:43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858.9" calcext:value-type="float">
            <text:p>858.9</text:p>
          </table:table-cell>
          <table:table-cell office:value-type="float" office:value="1013.42" calcext:value-type="float">
            <text:p>1013.42</text:p>
          </table:table-cell>
        </table:table-row>
        <table:table-row table:style-name="ro1">
          <table:table-cell office:value-type="float" office:value="6206988" calcext:value-type="float">
            <text:p>6206988</text:p>
          </table:table-cell>
          <table:table-cell table:formula="of:=[.A390]/1000/(60*60*24)" office:value-type="time" office:time-value="PT01H43M26.988S" calcext:value-type="time">
            <text:p>01:43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5" calcext:value-type="float">
            <text:p>578.05</text:p>
          </table:table-cell>
          <table:table-cell office:value-type="float" office:value="861.12" calcext:value-type="float">
            <text:p>861.12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6222988" calcext:value-type="float">
            <text:p>6222988</text:p>
          </table:table-cell>
          <table:table-cell table:formula="of:=[.A391]/1000/(60*60*24)" office:value-type="time" office:time-value="PT01H43M42.988S" calcext:value-type="time">
            <text:p>01:43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2" calcext:value-type="float">
            <text:p>580.42</text:p>
          </table:table-cell>
          <table:table-cell office:value-type="float" office:value="863.34" calcext:value-type="float">
            <text:p>863.34</text:p>
          </table:table-cell>
          <table:table-cell office:value-type="float" office:value="1018.58" calcext:value-type="float">
            <text:p>1018.58</text:p>
          </table:table-cell>
        </table:table-row>
        <table:table-row table:style-name="ro1">
          <table:table-cell office:value-type="float" office:value="6238988" calcext:value-type="float">
            <text:p>6238988</text:p>
          </table:table-cell>
          <table:table-cell table:formula="of:=[.A392]/1000/(60*60*24)" office:value-type="time" office:time-value="PT01H43M58.988S" calcext:value-type="time">
            <text:p>01:43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865.56" calcext:value-type="float">
            <text:p>865.56</text:p>
          </table:table-cell>
          <table:table-cell office:value-type="float" office:value="1021.15" calcext:value-type="float">
            <text:p>1021.15</text:p>
          </table:table-cell>
        </table:table-row>
        <table:table-row table:style-name="ro1">
          <table:table-cell office:value-type="float" office:value="6254988" calcext:value-type="float">
            <text:p>6254988</text:p>
          </table:table-cell>
          <table:table-cell table:formula="of:=[.A393]/1000/(60*60*24)" office:value-type="time" office:time-value="PT01H44M14.988S" calcext:value-type="time">
            <text:p>01:44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8" calcext:value-type="float">
            <text:p>499.8</text:p>
          </table:table-cell>
          <table:table-cell office:value-type="float" office:value="578.74" calcext:value-type="float">
            <text:p>578.74</text:p>
          </table:table-cell>
          <table:table-cell office:value-type="float" office:value="867.78" calcext:value-type="float">
            <text:p>867.78</text:p>
          </table:table-cell>
          <table:table-cell office:value-type="float" office:value="1023.73" calcext:value-type="float">
            <text:p>1023.73</text:p>
          </table:table-cell>
        </table:table-row>
        <table:table-row table:style-name="ro1">
          <table:table-cell office:value-type="float" office:value="6270988" calcext:value-type="float">
            <text:p>6270988</text:p>
          </table:table-cell>
          <table:table-cell table:formula="of:=[.A394]/1000/(60*60*24)" office:value-type="time" office:time-value="PT01H44M30.988S" calcext:value-type="time">
            <text:p>01:44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870" calcext:value-type="float">
            <text:p>870</text:p>
          </table:table-cell>
          <table:table-cell office:value-type="float" office:value="1026.3" calcext:value-type="float">
            <text:p>1026.3</text:p>
          </table:table-cell>
        </table:table-row>
        <table:table-row table:style-name="ro1">
          <table:table-cell office:value-type="float" office:value="6286988" calcext:value-type="float">
            <text:p>6286988</text:p>
          </table:table-cell>
          <table:table-cell table:formula="of:=[.A395]/1000/(60*60*24)" office:value-type="time" office:time-value="PT01H44M46.988S" calcext:value-type="time">
            <text:p>01:44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872.22" calcext:value-type="float">
            <text:p>872.22</text:p>
          </table:table-cell>
          <table:table-cell office:value-type="float" office:value="1028.88" calcext:value-type="float">
            <text:p>1028.88</text:p>
          </table:table-cell>
        </table:table-row>
        <table:table-row table:style-name="ro1">
          <table:table-cell office:value-type="float" office:value="6302989" calcext:value-type="float">
            <text:p>6302989</text:p>
          </table:table-cell>
          <table:table-cell table:formula="of:=[.A396]/1000/(60*60*24)" office:value-type="time" office:time-value="PT01H45M02.989S" calcext:value-type="time">
            <text:p>01:45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2" calcext:value-type="float">
            <text:p>580.52</text:p>
          </table:table-cell>
          <table:table-cell office:value-type="float" office:value="874.44" calcext:value-type="float">
            <text:p>874.44</text:p>
          </table:table-cell>
          <table:table-cell office:value-type="float" office:value="1031.46" calcext:value-type="float">
            <text:p>1031.46</text:p>
          </table:table-cell>
        </table:table-row>
        <table:table-row table:style-name="ro1">
          <table:table-cell office:value-type="float" office:value="6318989" calcext:value-type="float">
            <text:p>6318989</text:p>
          </table:table-cell>
          <table:table-cell table:formula="of:=[.A397]/1000/(60*60*24)" office:value-type="time" office:time-value="PT01H45M18.989S" calcext:value-type="time">
            <text:p>01:45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876.66" calcext:value-type="float">
            <text:p>876.66</text:p>
          </table:table-cell>
          <table:table-cell office:value-type="float" office:value="1034.03" calcext:value-type="float">
            <text:p>1034.03</text:p>
          </table:table-cell>
        </table:table-row>
        <table:table-row table:style-name="ro1">
          <table:table-cell office:value-type="float" office:value="6334988" calcext:value-type="float">
            <text:p>6334988</text:p>
          </table:table-cell>
          <table:table-cell table:formula="of:=[.A398]/1000/(60*60*24)" office:value-type="time" office:time-value="PT01H45M34.988S" calcext:value-type="time">
            <text:p>01:45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6" calcext:value-type="float">
            <text:p>580.16</text:p>
          </table:table-cell>
          <table:table-cell office:value-type="float" office:value="878.88" calcext:value-type="float">
            <text:p>878.88</text:p>
          </table:table-cell>
          <table:table-cell office:value-type="float" office:value="1036.61" calcext:value-type="float">
            <text:p>1036.61</text:p>
          </table:table-cell>
        </table:table-row>
        <table:table-row table:style-name="ro1">
          <table:table-cell office:value-type="float" office:value="6350988" calcext:value-type="float">
            <text:p>6350988</text:p>
          </table:table-cell>
          <table:table-cell table:formula="of:=[.A399]/1000/(60*60*24)" office:value-type="time" office:time-value="PT01H45M50.988S" calcext:value-type="time">
            <text:p>01:45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8" calcext:value-type="float">
            <text:p>580.28</text:p>
          </table:table-cell>
          <table:table-cell office:value-type="float" office:value="881.1" calcext:value-type="float">
            <text:p>881.1</text:p>
          </table:table-cell>
          <table:table-cell office:value-type="float" office:value="1039.19" calcext:value-type="float">
            <text:p>1039.19</text:p>
          </table:table-cell>
        </table:table-row>
        <table:table-row table:style-name="ro1">
          <table:table-cell office:value-type="float" office:value="6366988" calcext:value-type="float">
            <text:p>6366988</text:p>
          </table:table-cell>
          <table:table-cell table:formula="of:=[.A400]/1000/(60*60*24)" office:value-type="time" office:time-value="PT01H46M06.988S" calcext:value-type="time">
            <text:p>01:46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883.32" calcext:value-type="float">
            <text:p>883.32</text:p>
          </table:table-cell>
          <table:table-cell office:value-type="float" office:value="1041.76" calcext:value-type="float">
            <text:p>1041.76</text:p>
          </table:table-cell>
        </table:table-row>
        <table:table-row table:style-name="ro1">
          <table:table-cell office:value-type="float" office:value="6382988" calcext:value-type="float">
            <text:p>6382988</text:p>
          </table:table-cell>
          <table:table-cell table:formula="of:=[.A401]/1000/(60*60*24)" office:value-type="time" office:time-value="PT01H46M22.988S" calcext:value-type="time">
            <text:p>01:46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" calcext:value-type="float">
            <text:p>580.5</text:p>
          </table:table-cell>
          <table:table-cell office:value-type="float" office:value="885.54" calcext:value-type="float">
            <text:p>885.54</text:p>
          </table:table-cell>
          <table:table-cell office:value-type="float" office:value="1044.34" calcext:value-type="float">
            <text:p>1044.34</text:p>
          </table:table-cell>
        </table:table-row>
        <table:table-row table:style-name="ro1">
          <table:table-cell office:value-type="float" office:value="6398988" calcext:value-type="float">
            <text:p>6398988</text:p>
          </table:table-cell>
          <table:table-cell table:formula="of:=[.A402]/1000/(60*60*24)" office:value-type="time" office:time-value="PT01H46M38.988S" calcext:value-type="time">
            <text:p>01:46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9" calcext:value-type="float">
            <text:p>578.19</text:p>
          </table:table-cell>
          <table:table-cell office:value-type="float" office:value="887.76" calcext:value-type="float">
            <text:p>887.76</text:p>
          </table:table-cell>
          <table:table-cell office:value-type="float" office:value="1046.92" calcext:value-type="float">
            <text:p>1046.92</text:p>
          </table:table-cell>
        </table:table-row>
        <table:table-row table:style-name="ro1">
          <table:table-cell office:value-type="float" office:value="6414988" calcext:value-type="float">
            <text:p>6414988</text:p>
          </table:table-cell>
          <table:table-cell table:formula="of:=[.A403]/1000/(60*60*24)" office:value-type="time" office:time-value="PT01H46M54.988S" calcext:value-type="time">
            <text:p>01:46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9" calcext:value-type="float">
            <text:p>578.19</text:p>
          </table:table-cell>
          <table:table-cell office:value-type="float" office:value="889.98" calcext:value-type="float">
            <text:p>889.98</text:p>
          </table:table-cell>
          <table:table-cell office:value-type="float" office:value="1049.49" calcext:value-type="float">
            <text:p>1049.49</text:p>
          </table:table-cell>
        </table:table-row>
        <table:table-row table:style-name="ro1">
          <table:table-cell office:value-type="float" office:value="6430988" calcext:value-type="float">
            <text:p>6430988</text:p>
          </table:table-cell>
          <table:table-cell table:formula="of:=[.A404]/1000/(60*60*24)" office:value-type="time" office:time-value="PT01H47M10.988S" calcext:value-type="time">
            <text:p>01:47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1" calcext:value-type="float">
            <text:p>578.41</text:p>
          </table:table-cell>
          <table:table-cell office:value-type="float" office:value="892.2" calcext:value-type="float">
            <text:p>892.2</text:p>
          </table:table-cell>
          <table:table-cell office:value-type="float" office:value="1052.07" calcext:value-type="float">
            <text:p>1052.07</text:p>
          </table:table-cell>
        </table:table-row>
        <table:table-row table:style-name="ro1">
          <table:table-cell office:value-type="float" office:value="6446989" calcext:value-type="float">
            <text:p>6446989</text:p>
          </table:table-cell>
          <table:table-cell table:formula="of:=[.A405]/1000/(60*60*24)" office:value-type="time" office:time-value="PT01H47M26.989S" calcext:value-type="time">
            <text:p>01:47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894.42" calcext:value-type="float">
            <text:p>894.42</text:p>
          </table:table-cell>
          <table:table-cell office:value-type="float" office:value="1054.65" calcext:value-type="float">
            <text:p>1054.65</text:p>
          </table:table-cell>
        </table:table-row>
        <table:table-row table:style-name="ro1">
          <table:table-cell office:value-type="float" office:value="6462988" calcext:value-type="float">
            <text:p>6462988</text:p>
          </table:table-cell>
          <table:table-cell table:formula="of:=[.A406]/1000/(60*60*24)" office:value-type="time" office:time-value="PT01H47M42.988S" calcext:value-type="time">
            <text:p>01:47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896.64" calcext:value-type="float">
            <text:p>896.64</text:p>
          </table:table-cell>
          <table:table-cell office:value-type="float" office:value="1057.23" calcext:value-type="float">
            <text:p>1057.23</text:p>
          </table:table-cell>
        </table:table-row>
        <table:table-row table:style-name="ro1">
          <table:table-cell office:value-type="float" office:value="6478988" calcext:value-type="float">
            <text:p>6478988</text:p>
          </table:table-cell>
          <table:table-cell table:formula="of:=[.A407]/1000/(60*60*24)" office:value-type="time" office:time-value="PT01H47M58.988S" calcext:value-type="time">
            <text:p>01:47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4" calcext:value-type="float">
            <text:p>580.04</text:p>
          </table:table-cell>
          <table:table-cell office:value-type="float" office:value="898.86" calcext:value-type="float">
            <text:p>898.86</text:p>
          </table:table-cell>
          <table:table-cell office:value-type="float" office:value="1059.8" calcext:value-type="float">
            <text:p>1059.8</text:p>
          </table:table-cell>
        </table:table-row>
        <table:table-row table:style-name="ro1">
          <table:table-cell office:value-type="float" office:value="6494989" calcext:value-type="float">
            <text:p>6494989</text:p>
          </table:table-cell>
          <table:table-cell table:formula="of:=[.A408]/1000/(60*60*24)" office:value-type="time" office:time-value="PT01H48M14.989S" calcext:value-type="time">
            <text:p>01:48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4" calcext:value-type="float">
            <text:p>580.04</text:p>
          </table:table-cell>
          <table:table-cell office:value-type="float" office:value="901.07" calcext:value-type="float">
            <text:p>901.07</text:p>
          </table:table-cell>
          <table:table-cell office:value-type="float" office:value="1062.38" calcext:value-type="float">
            <text:p>1062.38</text:p>
          </table:table-cell>
        </table:table-row>
        <table:table-row table:style-name="ro1">
          <table:table-cell office:value-type="float" office:value="6510988" calcext:value-type="float">
            <text:p>6510988</text:p>
          </table:table-cell>
          <table:table-cell table:formula="of:=[.A409]/1000/(60*60*24)" office:value-type="time" office:time-value="PT01H48M30.988S" calcext:value-type="time">
            <text:p>01:48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" calcext:value-type="float">
            <text:p>578.5</text:p>
          </table:table-cell>
          <table:table-cell office:value-type="float" office:value="903.29" calcext:value-type="float">
            <text:p>903.29</text:p>
          </table:table-cell>
          <table:table-cell office:value-type="float" office:value="1064.95" calcext:value-type="float">
            <text:p>1064.95</text:p>
          </table:table-cell>
        </table:table-row>
        <table:table-row table:style-name="ro1">
          <table:table-cell office:value-type="float" office:value="6526988" calcext:value-type="float">
            <text:p>6526988</text:p>
          </table:table-cell>
          <table:table-cell table:formula="of:=[.A410]/1000/(60*60*24)" office:value-type="time" office:time-value="PT01H48M46.988S" calcext:value-type="time">
            <text:p>01:48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" calcext:value-type="float">
            <text:p>578.5</text:p>
          </table:table-cell>
          <table:table-cell office:value-type="float" office:value="905.51" calcext:value-type="float">
            <text:p>905.51</text:p>
          </table:table-cell>
          <table:table-cell office:value-type="float" office:value="1067.53" calcext:value-type="float">
            <text:p>1067.53</text:p>
          </table:table-cell>
        </table:table-row>
        <table:table-row table:style-name="ro1">
          <table:table-cell office:value-type="float" office:value="6542988" calcext:value-type="float">
            <text:p>6542988</text:p>
          </table:table-cell>
          <table:table-cell table:formula="of:=[.A411]/1000/(60*60*24)" office:value-type="time" office:time-value="PT01H49M02.988S" calcext:value-type="time">
            <text:p>01:49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" calcext:value-type="float">
            <text:p>578.4</text:p>
          </table:table-cell>
          <table:table-cell office:value-type="float" office:value="907.73" calcext:value-type="float">
            <text:p>907.73</text:p>
          </table:table-cell>
          <table:table-cell office:value-type="float" office:value="1070.1" calcext:value-type="float">
            <text:p>1070.1</text:p>
          </table:table-cell>
        </table:table-row>
        <table:table-row table:style-name="ro1">
          <table:table-cell office:value-type="float" office:value="6558988" calcext:value-type="float">
            <text:p>6558988</text:p>
          </table:table-cell>
          <table:table-cell table:formula="of:=[.A412]/1000/(60*60*24)" office:value-type="time" office:time-value="PT01H49M18.988S" calcext:value-type="time">
            <text:p>01:49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4" calcext:value-type="float">
            <text:p>580.04</text:p>
          </table:table-cell>
          <table:table-cell office:value-type="float" office:value="909.95" calcext:value-type="float">
            <text:p>909.95</text:p>
          </table:table-cell>
          <table:table-cell office:value-type="float" office:value="1072.68" calcext:value-type="float">
            <text:p>1072.68</text:p>
          </table:table-cell>
        </table:table-row>
        <table:table-row table:style-name="ro1">
          <table:table-cell office:value-type="float" office:value="6574988" calcext:value-type="float">
            <text:p>6574988</text:p>
          </table:table-cell>
          <table:table-cell table:formula="of:=[.A413]/1000/(60*60*24)" office:value-type="time" office:time-value="PT01H49M34.988S" calcext:value-type="time">
            <text:p>01:49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1" calcext:value-type="float">
            <text:p>578.51</text:p>
          </table:table-cell>
          <table:table-cell office:value-type="float" office:value="912.17" calcext:value-type="float">
            <text:p>912.17</text:p>
          </table:table-cell>
          <table:table-cell office:value-type="float" office:value="1075.26" calcext:value-type="float">
            <text:p>1075.26</text:p>
          </table:table-cell>
        </table:table-row>
        <table:table-row table:style-name="ro1">
          <table:table-cell office:value-type="float" office:value="6590988" calcext:value-type="float">
            <text:p>6590988</text:p>
          </table:table-cell>
          <table:table-cell table:formula="of:=[.A414]/1000/(60*60*24)" office:value-type="time" office:time-value="PT01H49M50.988S" calcext:value-type="time">
            <text:p>01:49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39" calcext:value-type="float">
            <text:p>580.39</text:p>
          </table:table-cell>
          <table:table-cell office:value-type="float" office:value="914.39" calcext:value-type="float">
            <text:p>914.39</text:p>
          </table:table-cell>
          <table:table-cell office:value-type="float" office:value="1077.83" calcext:value-type="float">
            <text:p>1077.83</text:p>
          </table:table-cell>
        </table:table-row>
        <table:table-row table:style-name="ro1">
          <table:table-cell office:value-type="float" office:value="6606988" calcext:value-type="float">
            <text:p>6606988</text:p>
          </table:table-cell>
          <table:table-cell table:formula="of:=[.A415]/1000/(60*60*24)" office:value-type="time" office:time-value="PT01H50M06.988S" calcext:value-type="time">
            <text:p>01:50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1" calcext:value-type="float">
            <text:p>578.51</text:p>
          </table:table-cell>
          <table:table-cell office:value-type="float" office:value="916.61" calcext:value-type="float">
            <text:p>916.61</text:p>
          </table:table-cell>
          <table:table-cell office:value-type="float" office:value="1080.41" calcext:value-type="float">
            <text:p>1080.41</text:p>
          </table:table-cell>
        </table:table-row>
        <table:table-row table:style-name="ro1">
          <table:table-cell office:value-type="float" office:value="6622988" calcext:value-type="float">
            <text:p>6622988</text:p>
          </table:table-cell>
          <table:table-cell table:formula="of:=[.A416]/1000/(60*60*24)" office:value-type="time" office:time-value="PT01H50M22.988S" calcext:value-type="time">
            <text:p>01:50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918.83" calcext:value-type="float">
            <text:p>918.83</text:p>
          </table:table-cell>
          <table:table-cell office:value-type="float" office:value="1082.98" calcext:value-type="float">
            <text:p>1082.98</text:p>
          </table:table-cell>
        </table:table-row>
        <table:table-row table:style-name="ro1">
          <table:table-cell office:value-type="float" office:value="6638988" calcext:value-type="float">
            <text:p>6638988</text:p>
          </table:table-cell>
          <table:table-cell table:formula="of:=[.A417]/1000/(60*60*24)" office:value-type="time" office:time-value="PT01H50M38.988S" calcext:value-type="time">
            <text:p>01:50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8" calcext:value-type="float">
            <text:p>580.28</text:p>
          </table:table-cell>
          <table:table-cell office:value-type="float" office:value="921.05" calcext:value-type="float">
            <text:p>921.05</text:p>
          </table:table-cell>
          <table:table-cell office:value-type="float" office:value="1085.56" calcext:value-type="float">
            <text:p>1085.56</text:p>
          </table:table-cell>
        </table:table-row>
        <table:table-row table:style-name="ro1">
          <table:table-cell office:value-type="float" office:value="6654988" calcext:value-type="float">
            <text:p>6654988</text:p>
          </table:table-cell>
          <table:table-cell table:formula="of:=[.A418]/1000/(60*60*24)" office:value-type="time" office:time-value="PT01H50M54.988S" calcext:value-type="time">
            <text:p>01:50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2" calcext:value-type="float">
            <text:p>578.2</text:p>
          </table:table-cell>
          <table:table-cell office:value-type="float" office:value="923.27" calcext:value-type="float">
            <text:p>923.27</text:p>
          </table:table-cell>
          <table:table-cell office:value-type="float" office:value="1088.13" calcext:value-type="float">
            <text:p>1088.13</text:p>
          </table:table-cell>
        </table:table-row>
        <table:table-row table:style-name="ro1">
          <table:table-cell office:value-type="float" office:value="6670989" calcext:value-type="float">
            <text:p>6670989</text:p>
          </table:table-cell>
          <table:table-cell table:formula="of:=[.A419]/1000/(60*60*24)" office:value-type="time" office:time-value="PT01H51M10.989S" calcext:value-type="time">
            <text:p>01:51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925.49" calcext:value-type="float">
            <text:p>925.49</text:p>
          </table:table-cell>
          <table:table-cell office:value-type="float" office:value="1090.71" calcext:value-type="float">
            <text:p>1090.71</text:p>
          </table:table-cell>
        </table:table-row>
        <table:table-row table:style-name="ro1">
          <table:table-cell office:value-type="float" office:value="6686988" calcext:value-type="float">
            <text:p>6686988</text:p>
          </table:table-cell>
          <table:table-cell table:formula="of:=[.A420]/1000/(60*60*24)" office:value-type="time" office:time-value="PT01H51M26.988S" calcext:value-type="time">
            <text:p>01:51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7.94" calcext:value-type="float">
            <text:p>577.94</text:p>
          </table:table-cell>
          <table:table-cell office:value-type="float" office:value="927.71" calcext:value-type="float">
            <text:p>927.71</text:p>
          </table:table-cell>
          <table:table-cell office:value-type="float" office:value="1093.28" calcext:value-type="float">
            <text:p>1093.28</text:p>
          </table:table-cell>
        </table:table-row>
        <table:table-row table:style-name="ro1">
          <table:table-cell office:value-type="float" office:value="6702988" calcext:value-type="float">
            <text:p>6702988</text:p>
          </table:table-cell>
          <table:table-cell table:formula="of:=[.A421]/1000/(60*60*24)" office:value-type="time" office:time-value="PT01H51M42.988S" calcext:value-type="time">
            <text:p>01:51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8" calcext:value-type="float">
            <text:p>578.28</text:p>
          </table:table-cell>
          <table:table-cell office:value-type="float" office:value="929.93" calcext:value-type="float">
            <text:p>929.93</text:p>
          </table:table-cell>
          <table:table-cell office:value-type="float" office:value="1095.86" calcext:value-type="float">
            <text:p>1095.86</text:p>
          </table:table-cell>
        </table:table-row>
        <table:table-row table:style-name="ro1">
          <table:table-cell office:value-type="float" office:value="6718988" calcext:value-type="float">
            <text:p>6718988</text:p>
          </table:table-cell>
          <table:table-cell table:formula="of:=[.A422]/1000/(60*60*24)" office:value-type="time" office:time-value="PT01H51M58.988S" calcext:value-type="time">
            <text:p>01:51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932.15" calcext:value-type="float">
            <text:p>932.15</text:p>
          </table:table-cell>
          <table:table-cell office:value-type="float" office:value="1098.43" calcext:value-type="float">
            <text:p>1098.43</text:p>
          </table:table-cell>
        </table:table-row>
        <table:table-row table:style-name="ro1">
          <table:table-cell office:value-type="float" office:value="6734988" calcext:value-type="float">
            <text:p>6734988</text:p>
          </table:table-cell>
          <table:table-cell table:formula="of:=[.A423]/1000/(60*60*24)" office:value-type="time" office:time-value="PT01H52M14.988S" calcext:value-type="time">
            <text:p>01:52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2" calcext:value-type="float">
            <text:p>580.42</text:p>
          </table:table-cell>
          <table:table-cell office:value-type="float" office:value="934.37" calcext:value-type="float">
            <text:p>934.37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6750989" calcext:value-type="float">
            <text:p>6750989</text:p>
          </table:table-cell>
          <table:table-cell table:formula="of:=[.A424]/1000/(60*60*24)" office:value-type="time" office:time-value="PT01H52M30.989S" calcext:value-type="time">
            <text:p>01:52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2" calcext:value-type="float">
            <text:p>578.42</text:p>
          </table:table-cell>
          <table:table-cell office:value-type="float" office:value="936.59" calcext:value-type="float">
            <text:p>936.59</text:p>
          </table:table-cell>
          <table:table-cell office:value-type="float" office:value="1103.58" calcext:value-type="float">
            <text:p>1103.58</text:p>
          </table:table-cell>
        </table:table-row>
        <table:table-row table:style-name="ro1">
          <table:table-cell office:value-type="float" office:value="6766988" calcext:value-type="float">
            <text:p>6766988</text:p>
          </table:table-cell>
          <table:table-cell table:formula="of:=[.A425]/1000/(60*60*24)" office:value-type="time" office:time-value="PT01H52M46.988S" calcext:value-type="time">
            <text:p>01:52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938.81" calcext:value-type="float">
            <text:p>938.81</text:p>
          </table:table-cell>
          <table:table-cell office:value-type="float" office:value="1106.15" calcext:value-type="float">
            <text:p>1106.15</text:p>
          </table:table-cell>
        </table:table-row>
        <table:table-row table:style-name="ro1">
          <table:table-cell office:value-type="float" office:value="6782988" calcext:value-type="float">
            <text:p>6782988</text:p>
          </table:table-cell>
          <table:table-cell table:formula="of:=[.A426]/1000/(60*60*24)" office:value-type="time" office:time-value="PT01H53M02.988S" calcext:value-type="time">
            <text:p>01:53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7" calcext:value-type="float">
            <text:p>578.27</text:p>
          </table:table-cell>
          <table:table-cell office:value-type="float" office:value="941.03" calcext:value-type="float">
            <text:p>941.03</text:p>
          </table:table-cell>
          <table:table-cell office:value-type="float" office:value="1108.72" calcext:value-type="float">
            <text:p>1108.72</text:p>
          </table:table-cell>
        </table:table-row>
        <table:table-row table:style-name="ro1">
          <table:table-cell office:value-type="float" office:value="6798988" calcext:value-type="float">
            <text:p>6798988</text:p>
          </table:table-cell>
          <table:table-cell table:formula="of:=[.A427]/1000/(60*60*24)" office:value-type="time" office:time-value="PT01H53M18.988S" calcext:value-type="time">
            <text:p>01:53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943.25" calcext:value-type="float">
            <text:p>943.25</text:p>
          </table:table-cell>
          <table:table-cell office:value-type="float" office:value="1111.3" calcext:value-type="float">
            <text:p>1111.3</text:p>
          </table:table-cell>
        </table:table-row>
        <table:table-row table:style-name="ro1">
          <table:table-cell office:value-type="float" office:value="6814989" calcext:value-type="float">
            <text:p>6814989</text:p>
          </table:table-cell>
          <table:table-cell table:formula="of:=[.A428]/1000/(60*60*24)" office:value-type="time" office:time-value="PT01H53M34.989S" calcext:value-type="time">
            <text:p>01:53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945.47" calcext:value-type="float">
            <text:p>945.47</text:p>
          </table:table-cell>
          <table:table-cell office:value-type="float" office:value="1113.87" calcext:value-type="float">
            <text:p>1113.87</text:p>
          </table:table-cell>
        </table:table-row>
        <table:table-row table:style-name="ro1">
          <table:table-cell office:value-type="float" office:value="6830988" calcext:value-type="float">
            <text:p>6830988</text:p>
          </table:table-cell>
          <table:table-cell table:formula="of:=[.A429]/1000/(60*60*24)" office:value-type="time" office:time-value="PT01H53M50.988S" calcext:value-type="time">
            <text:p>01:53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9" calcext:value-type="float">
            <text:p>578.29</text:p>
          </table:table-cell>
          <table:table-cell office:value-type="float" office:value="947.69" calcext:value-type="float">
            <text:p>947.69</text:p>
          </table:table-cell>
          <table:table-cell office:value-type="float" office:value="1116.45" calcext:value-type="float">
            <text:p>1116.45</text:p>
          </table:table-cell>
        </table:table-row>
        <table:table-row table:style-name="ro1">
          <table:table-cell office:value-type="float" office:value="6846988" calcext:value-type="float">
            <text:p>6846988</text:p>
          </table:table-cell>
          <table:table-cell table:formula="of:=[.A430]/1000/(60*60*24)" office:value-type="time" office:time-value="PT01H54M06.988S" calcext:value-type="time">
            <text:p>01:54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" calcext:value-type="float">
            <text:p>578.4</text:p>
          </table:table-cell>
          <table:table-cell office:value-type="float" office:value="949.91" calcext:value-type="float">
            <text:p>949.91</text:p>
          </table:table-cell>
          <table:table-cell office:value-type="float" office:value="1119.02" calcext:value-type="float">
            <text:p>1119.02</text:p>
          </table:table-cell>
        </table:table-row>
        <table:table-row table:style-name="ro1">
          <table:table-cell office:value-type="float" office:value="6862988" calcext:value-type="float">
            <text:p>6862988</text:p>
          </table:table-cell>
          <table:table-cell table:formula="of:=[.A431]/1000/(60*60*24)" office:value-type="time" office:time-value="PT01H54M22.988S" calcext:value-type="time">
            <text:p>01:54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952.13" calcext:value-type="float">
            <text:p>952.13</text:p>
          </table:table-cell>
          <table:table-cell office:value-type="float" office:value="1121.59" calcext:value-type="float">
            <text:p>1121.59</text:p>
          </table:table-cell>
        </table:table-row>
        <table:table-row table:style-name="ro1">
          <table:table-cell office:value-type="float" office:value="6878988" calcext:value-type="float">
            <text:p>6878988</text:p>
          </table:table-cell>
          <table:table-cell table:formula="of:=[.A432]/1000/(60*60*24)" office:value-type="time" office:time-value="PT01H54M38.988S" calcext:value-type="time">
            <text:p>01:54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954.34" calcext:value-type="float">
            <text:p>954.34</text:p>
          </table:table-cell>
          <table:table-cell office:value-type="float" office:value="1124.17" calcext:value-type="float">
            <text:p>1124.17</text:p>
          </table:table-cell>
        </table:table-row>
        <table:table-row table:style-name="ro1">
          <table:table-cell office:value-type="float" office:value="6894988" calcext:value-type="float">
            <text:p>6894988</text:p>
          </table:table-cell>
          <table:table-cell table:formula="of:=[.A433]/1000/(60*60*24)" office:value-type="time" office:time-value="PT01H54M54.988S" calcext:value-type="time">
            <text:p>01:54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8.64" calcext:value-type="float">
            <text:p>578.64</text:p>
          </table:table-cell>
          <table:table-cell office:value-type="float" office:value="956.56" calcext:value-type="float">
            <text:p>956.56</text:p>
          </table:table-cell>
          <table:table-cell office:value-type="float" office:value="1126.74" calcext:value-type="float">
            <text:p>1126.74</text:p>
          </table:table-cell>
        </table:table-row>
        <table:table-row table:style-name="ro1">
          <table:table-cell office:value-type="float" office:value="6910988" calcext:value-type="float">
            <text:p>6910988</text:p>
          </table:table-cell>
          <table:table-cell table:formula="of:=[.A434]/1000/(60*60*24)" office:value-type="time" office:time-value="PT01H55M10.988S" calcext:value-type="time">
            <text:p>01:55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958.78" calcext:value-type="float">
            <text:p>958.78</text:p>
          </table:table-cell>
          <table:table-cell office:value-type="float" office:value="1129.31" calcext:value-type="float">
            <text:p>1129.31</text:p>
          </table:table-cell>
        </table:table-row>
        <table:table-row table:style-name="ro1">
          <table:table-cell office:value-type="float" office:value="6926988" calcext:value-type="float">
            <text:p>6926988</text:p>
          </table:table-cell>
          <table:table-cell table:formula="of:=[.A435]/1000/(60*60*24)" office:value-type="time" office:time-value="PT01H55M26.988S" calcext:value-type="time">
            <text:p>01:55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4" calcext:value-type="float">
            <text:p>578.04</text:p>
          </table:table-cell>
          <table:table-cell office:value-type="float" office:value="961" calcext:value-type="float">
            <text:p>961</text:p>
          </table:table-cell>
          <table:table-cell office:value-type="float" office:value="1131.89" calcext:value-type="float">
            <text:p>1131.89</text:p>
          </table:table-cell>
        </table:table-row>
        <table:table-row table:style-name="ro1">
          <table:table-cell office:value-type="float" office:value="6942988" calcext:value-type="float">
            <text:p>6942988</text:p>
          </table:table-cell>
          <table:table-cell table:formula="of:=[.A436]/1000/(60*60*24)" office:value-type="time" office:time-value="PT01H55M42.988S" calcext:value-type="time">
            <text:p>01:55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963.22" calcext:value-type="float">
            <text:p>963.22</text:p>
          </table:table-cell>
          <table:table-cell office:value-type="float" office:value="1134.46" calcext:value-type="float">
            <text:p>1134.46</text:p>
          </table:table-cell>
        </table:table-row>
        <table:table-row table:style-name="ro1">
          <table:table-cell office:value-type="float" office:value="6958988" calcext:value-type="float">
            <text:p>6958988</text:p>
          </table:table-cell>
          <table:table-cell table:formula="of:=[.A437]/1000/(60*60*24)" office:value-type="time" office:time-value="PT01H55M58.988S" calcext:value-type="time">
            <text:p>01:55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7" calcext:value-type="float">
            <text:p>578.27</text:p>
          </table:table-cell>
          <table:table-cell office:value-type="float" office:value="965.44" calcext:value-type="float">
            <text:p>965.44</text:p>
          </table:table-cell>
          <table:table-cell office:value-type="float" office:value="1137.03" calcext:value-type="float">
            <text:p>1137.03</text:p>
          </table:table-cell>
        </table:table-row>
        <table:table-row table:style-name="ro1">
          <table:table-cell office:value-type="float" office:value="6974988" calcext:value-type="float">
            <text:p>6974988</text:p>
          </table:table-cell>
          <table:table-cell table:formula="of:=[.A438]/1000/(60*60*24)" office:value-type="time" office:time-value="PT01H56M14.988S" calcext:value-type="time">
            <text:p>01:56:15</text:p>
          </table:table-cell>
          <table:table-cell office:value-type="float" office:value="1.16" calcext:value-type="float">
            <text:p>1.16</text:p>
          </table:table-cell>
          <table:table-cell office:value-type="float" office:value="501" calcext:value-type="float">
            <text:p>501</text:p>
          </table:table-cell>
          <table:table-cell office:value-type="float" office:value="580.2" calcext:value-type="float">
            <text:p>580.2</text:p>
          </table:table-cell>
          <table:table-cell office:value-type="float" office:value="967.67" calcext:value-type="float">
            <text:p>967.67</text:p>
          </table:table-cell>
          <table:table-cell office:value-type="float" office:value="1139.61" calcext:value-type="float">
            <text:p>1139.61</text:p>
          </table:table-cell>
        </table:table-row>
        <table:table-row table:style-name="ro1">
          <table:table-cell office:value-type="float" office:value="6990989" calcext:value-type="float">
            <text:p>6990989</text:p>
          </table:table-cell>
          <table:table-cell table:formula="of:=[.A439]/1000/(60*60*24)" office:value-type="time" office:time-value="PT01H56M30.989S" calcext:value-type="time">
            <text:p>01:56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7" calcext:value-type="float">
            <text:p>578.27</text:p>
          </table:table-cell>
          <table:table-cell office:value-type="float" office:value="969.89" calcext:value-type="float">
            <text:p>969.89</text:p>
          </table:table-cell>
          <table:table-cell office:value-type="float" office:value="1142.18" calcext:value-type="float">
            <text:p>1142.18</text:p>
          </table:table-cell>
        </table:table-row>
        <table:table-row table:style-name="ro1">
          <table:table-cell office:value-type="float" office:value="7006988" calcext:value-type="float">
            <text:p>7006988</text:p>
          </table:table-cell>
          <table:table-cell table:formula="of:=[.A440]/1000/(60*60*24)" office:value-type="time" office:time-value="PT01H56M46.988S" calcext:value-type="time">
            <text:p>01:56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3" calcext:value-type="float">
            <text:p>580.03</text:p>
          </table:table-cell>
          <table:table-cell office:value-type="float" office:value="972.11" calcext:value-type="float">
            <text:p>972.11</text:p>
          </table:table-cell>
          <table:table-cell office:value-type="float" office:value="1144.76" calcext:value-type="float">
            <text:p>1144.76</text:p>
          </table:table-cell>
        </table:table-row>
        <table:table-row table:style-name="ro1">
          <table:table-cell office:value-type="float" office:value="7022989" calcext:value-type="float">
            <text:p>7022989</text:p>
          </table:table-cell>
          <table:table-cell table:formula="of:=[.A441]/1000/(60*60*24)" office:value-type="time" office:time-value="PT01H57M02.989S" calcext:value-type="time">
            <text:p>01:57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1" calcext:value-type="float">
            <text:p>578.41</text:p>
          </table:table-cell>
          <table:table-cell office:value-type="float" office:value="974.32" calcext:value-type="float">
            <text:p>974.32</text:p>
          </table:table-cell>
          <table:table-cell office:value-type="float" office:value="1147.33" calcext:value-type="float">
            <text:p>1147.33</text:p>
          </table:table-cell>
        </table:table-row>
        <table:table-row table:style-name="ro1">
          <table:table-cell office:value-type="float" office:value="7038988" calcext:value-type="float">
            <text:p>7038988</text:p>
          </table:table-cell>
          <table:table-cell table:formula="of:=[.A442]/1000/(60*60*24)" office:value-type="time" office:time-value="PT01H57M18.988S" calcext:value-type="time">
            <text:p>01:57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3" calcext:value-type="float">
            <text:p>578.03</text:p>
          </table:table-cell>
          <table:table-cell office:value-type="float" office:value="976.54" calcext:value-type="float">
            <text:p>976.54</text:p>
          </table:table-cell>
          <table:table-cell office:value-type="float" office:value="1149.9" calcext:value-type="float">
            <text:p>1149.9</text:p>
          </table:table-cell>
        </table:table-row>
        <table:table-row table:style-name="ro1">
          <table:table-cell office:value-type="float" office:value="7054988" calcext:value-type="float">
            <text:p>7054988</text:p>
          </table:table-cell>
          <table:table-cell table:formula="of:=[.A443]/1000/(60*60*24)" office:value-type="time" office:time-value="PT01H57M34.988S" calcext:value-type="time">
            <text:p>01:57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978.76" calcext:value-type="float">
            <text:p>978.76</text:p>
          </table:table-cell>
          <table:table-cell office:value-type="float" office:value="1152.47" calcext:value-type="float">
            <text:p>1152.47</text:p>
          </table:table-cell>
        </table:table-row>
        <table:table-row table:style-name="ro1">
          <table:table-cell office:value-type="float" office:value="7070988" calcext:value-type="float">
            <text:p>7070988</text:p>
          </table:table-cell>
          <table:table-cell table:formula="of:=[.A444]/1000/(60*60*24)" office:value-type="time" office:time-value="PT01H57M50.988S" calcext:value-type="time">
            <text:p>01:57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7" calcext:value-type="float">
            <text:p>578.27</text:p>
          </table:table-cell>
          <table:table-cell office:value-type="float" office:value="980.98" calcext:value-type="float">
            <text:p>980.98</text:p>
          </table:table-cell>
          <table:table-cell office:value-type="float" office:value="1155.05" calcext:value-type="float">
            <text:p>1155.05</text:p>
          </table:table-cell>
        </table:table-row>
        <table:table-row table:style-name="ro1">
          <table:table-cell office:value-type="float" office:value="7086988" calcext:value-type="float">
            <text:p>7086988</text:p>
          </table:table-cell>
          <table:table-cell table:formula="of:=[.A445]/1000/(60*60*24)" office:value-type="time" office:time-value="PT01H58M06.988S" calcext:value-type="time">
            <text:p>01:58:07</text:p>
          </table:table-cell>
          <table:table-cell office:value-type="float" office:value="1.16" calcext:value-type="float">
            <text:p>1.16</text:p>
          </table:table-cell>
          <table:table-cell office:value-type="float" office:value="501" calcext:value-type="float">
            <text:p>501</text:p>
          </table:table-cell>
          <table:table-cell office:value-type="float" office:value="580.18" calcext:value-type="float">
            <text:p>580.18</text:p>
          </table:table-cell>
          <table:table-cell office:value-type="float" office:value="983.21" calcext:value-type="float">
            <text:p>983.21</text:p>
          </table:table-cell>
          <table:table-cell office:value-type="float" office:value="1157.62" calcext:value-type="float">
            <text:p>1157.62</text:p>
          </table:table-cell>
        </table:table-row>
        <table:table-row table:style-name="ro1">
          <table:table-cell office:value-type="float" office:value="7102988" calcext:value-type="float">
            <text:p>7102988</text:p>
          </table:table-cell>
          <table:table-cell table:formula="of:=[.A446]/1000/(60*60*24)" office:value-type="time" office:time-value="PT01H58M22.988S" calcext:value-type="time">
            <text:p>01:58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985.42" calcext:value-type="float">
            <text:p>985.42</text:p>
          </table:table-cell>
          <table:table-cell office:value-type="float" office:value="1160.2" calcext:value-type="float">
            <text:p>1160.2</text:p>
          </table:table-cell>
        </table:table-row>
        <table:table-row table:style-name="ro1">
          <table:table-cell office:value-type="float" office:value="7118988" calcext:value-type="float">
            <text:p>7118988</text:p>
          </table:table-cell>
          <table:table-cell table:formula="of:=[.A447]/1000/(60*60*24)" office:value-type="time" office:time-value="PT01H58M38.988S" calcext:value-type="time">
            <text:p>01:58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987.64" calcext:value-type="float">
            <text:p>987.64</text:p>
          </table:table-cell>
          <table:table-cell office:value-type="float" office:value="1162.77" calcext:value-type="float">
            <text:p>1162.77</text:p>
          </table:table-cell>
        </table:table-row>
        <table:table-row table:style-name="ro1">
          <table:table-cell office:value-type="float" office:value="7134989" calcext:value-type="float">
            <text:p>7134989</text:p>
          </table:table-cell>
          <table:table-cell table:formula="of:=[.A448]/1000/(60*60*24)" office:value-type="time" office:time-value="PT01H58M54.989S" calcext:value-type="time">
            <text:p>01:58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1" calcext:value-type="float">
            <text:p>578.51</text:p>
          </table:table-cell>
          <table:table-cell office:value-type="float" office:value="989.86" calcext:value-type="float">
            <text:p>989.86</text:p>
          </table:table-cell>
          <table:table-cell office:value-type="float" office:value="1165.34" calcext:value-type="float">
            <text:p>1165.34</text:p>
          </table:table-cell>
        </table:table-row>
        <table:table-row table:style-name="ro1">
          <table:table-cell office:value-type="float" office:value="7150988" calcext:value-type="float">
            <text:p>7150988</text:p>
          </table:table-cell>
          <table:table-cell table:formula="of:=[.A449]/1000/(60*60*24)" office:value-type="time" office:time-value="PT01H59M10.988S" calcext:value-type="time">
            <text:p>01:59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" calcext:value-type="float">
            <text:p>578.4</text:p>
          </table:table-cell>
          <table:table-cell office:value-type="float" office:value="992.08" calcext:value-type="float">
            <text:p>992.08</text:p>
          </table:table-cell>
          <table:table-cell office:value-type="float" office:value="1167.91" calcext:value-type="float">
            <text:p>1167.91</text:p>
          </table:table-cell>
        </table:table-row>
        <table:table-row table:style-name="ro1">
          <table:table-cell office:value-type="float" office:value="7166989" calcext:value-type="float">
            <text:p>7166989</text:p>
          </table:table-cell>
          <table:table-cell table:formula="of:=[.A450]/1000/(60*60*24)" office:value-type="time" office:time-value="PT01H59M26.989S" calcext:value-type="time">
            <text:p>01:59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9" calcext:value-type="float">
            <text:p>578.29</text:p>
          </table:table-cell>
          <table:table-cell office:value-type="float" office:value="994.3" calcext:value-type="float">
            <text:p>994.3</text:p>
          </table:table-cell>
          <table:table-cell office:value-type="float" office:value="1170.48" calcext:value-type="float">
            <text:p>1170.48</text:p>
          </table:table-cell>
        </table:table-row>
        <table:table-row table:style-name="ro1">
          <table:table-cell office:value-type="float" office:value="7182988" calcext:value-type="float">
            <text:p>7182988</text:p>
          </table:table-cell>
          <table:table-cell table:formula="of:=[.A451]/1000/(60*60*24)" office:value-type="time" office:time-value="PT01H59M42.988S" calcext:value-type="time">
            <text:p>01:59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2" calcext:value-type="float">
            <text:p>578.2</text:p>
          </table:table-cell>
          <table:table-cell office:value-type="float" office:value="996.52" calcext:value-type="float">
            <text:p>996.52</text:p>
          </table:table-cell>
          <table:table-cell office:value-type="float" office:value="1173.05" calcext:value-type="float">
            <text:p>1173.05</text:p>
          </table:table-cell>
        </table:table-row>
        <table:table-row table:style-name="ro1">
          <table:table-cell office:value-type="float" office:value="7198988" calcext:value-type="float">
            <text:p>7198988</text:p>
          </table:table-cell>
          <table:table-cell table:formula="of:=[.A452]/1000/(60*60*24)" office:value-type="time" office:time-value="PT01H59M58.988S" calcext:value-type="time">
            <text:p>01:59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4" calcext:value-type="float">
            <text:p>578.04</text:p>
          </table:table-cell>
          <table:table-cell office:value-type="float" office:value="998.74" calcext:value-type="float">
            <text:p>998.74</text:p>
          </table:table-cell>
          <table:table-cell office:value-type="float" office:value="1175.63" calcext:value-type="float">
            <text:p>1175.63</text:p>
          </table:table-cell>
        </table:table-row>
        <table:table-row table:style-name="ro1">
          <table:table-cell office:value-type="float" office:value="7214988" calcext:value-type="float">
            <text:p>7214988</text:p>
          </table:table-cell>
          <table:table-cell table:formula="of:=[.A453]/1000/(60*60*24)" office:value-type="time" office:time-value="PT02H00M14.988S" calcext:value-type="time">
            <text:p>02:00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7" calcext:value-type="float">
            <text:p>578.27</text:p>
          </table:table-cell>
          <table:table-cell office:value-type="float" office:value="1000.96" calcext:value-type="float">
            <text:p>1000.96</text:p>
          </table:table-cell>
          <table:table-cell office:value-type="float" office:value="1178.2" calcext:value-type="float">
            <text:p>1178.2</text:p>
          </table:table-cell>
        </table:table-row>
        <table:table-row table:style-name="ro1">
          <table:table-cell office:value-type="float" office:value="7230989" calcext:value-type="float">
            <text:p>7230989</text:p>
          </table:table-cell>
          <table:table-cell table:formula="of:=[.A454]/1000/(60*60*24)" office:value-type="time" office:time-value="PT02H00M30.989S" calcext:value-type="time">
            <text:p>02:00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8" calcext:value-type="float">
            <text:p>578.28</text:p>
          </table:table-cell>
          <table:table-cell office:value-type="float" office:value="1003.18" calcext:value-type="float">
            <text:p>1003.18</text:p>
          </table:table-cell>
          <table:table-cell office:value-type="float" office:value="1180.77" calcext:value-type="float">
            <text:p>1180.77</text:p>
          </table:table-cell>
        </table:table-row>
        <table:table-row table:style-name="ro1">
          <table:table-cell office:value-type="float" office:value="7246989" calcext:value-type="float">
            <text:p>7246989</text:p>
          </table:table-cell>
          <table:table-cell table:formula="of:=[.A455]/1000/(60*60*24)" office:value-type="time" office:time-value="PT02H00M46.989S" calcext:value-type="time">
            <text:p>02:00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" calcext:value-type="float">
            <text:p>578.5</text:p>
          </table:table-cell>
          <table:table-cell office:value-type="float" office:value="1005.4" calcext:value-type="float">
            <text:p>1005.4</text:p>
          </table:table-cell>
          <table:table-cell office:value-type="float" office:value="1183.34" calcext:value-type="float">
            <text:p>1183.34</text:p>
          </table:table-cell>
        </table:table-row>
        <table:table-row table:style-name="ro1">
          <table:table-cell office:value-type="float" office:value="7262988" calcext:value-type="float">
            <text:p>7262988</text:p>
          </table:table-cell>
          <table:table-cell table:formula="of:=[.A456]/1000/(60*60*24)" office:value-type="time" office:time-value="PT02H01M02.988S" calcext:value-type="time">
            <text:p>02:01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6" calcext:value-type="float">
            <text:p>578.06</text:p>
          </table:table-cell>
          <table:table-cell office:value-type="float" office:value="1007.62" calcext:value-type="float">
            <text:p>1007.62</text:p>
          </table:table-cell>
          <table:table-cell office:value-type="float" office:value="1185.91" calcext:value-type="float">
            <text:p>1185.91</text:p>
          </table:table-cell>
        </table:table-row>
        <table:table-row table:style-name="ro1">
          <table:table-cell office:value-type="float" office:value="7278988" calcext:value-type="float">
            <text:p>7278988</text:p>
          </table:table-cell>
          <table:table-cell table:formula="of:=[.A457]/1000/(60*60*24)" office:value-type="time" office:time-value="PT02H01M18.988S" calcext:value-type="time">
            <text:p>02:01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7.95" calcext:value-type="float">
            <text:p>577.95</text:p>
          </table:table-cell>
          <table:table-cell office:value-type="float" office:value="1009.84" calcext:value-type="float">
            <text:p>1009.84</text:p>
          </table:table-cell>
          <table:table-cell office:value-type="float" office:value="1188.48" calcext:value-type="float">
            <text:p>1188.48</text:p>
          </table:table-cell>
        </table:table-row>
        <table:table-row table:style-name="ro1">
          <table:table-cell office:value-type="float" office:value="7294989" calcext:value-type="float">
            <text:p>7294989</text:p>
          </table:table-cell>
          <table:table-cell table:formula="of:=[.A458]/1000/(60*60*24)" office:value-type="time" office:time-value="PT02H01M34.989S" calcext:value-type="time">
            <text:p>02:01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8" calcext:value-type="float">
            <text:p>578.28</text:p>
          </table:table-cell>
          <table:table-cell office:value-type="float" office:value="1012.06" calcext:value-type="float">
            <text:p>1012.06</text:p>
          </table:table-cell>
          <table:table-cell office:value-type="float" office:value="1191.05" calcext:value-type="float">
            <text:p>1191.05</text:p>
          </table:table-cell>
        </table:table-row>
        <table:table-row table:style-name="ro1">
          <table:table-cell office:value-type="float" office:value="7310989" calcext:value-type="float">
            <text:p>7310989</text:p>
          </table:table-cell>
          <table:table-cell table:formula="of:=[.A459]/1000/(60*60*24)" office:value-type="time" office:time-value="PT02H01M50.989S" calcext:value-type="time">
            <text:p>02:01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8" calcext:value-type="float">
            <text:p>580.28</text:p>
          </table:table-cell>
          <table:table-cell office:value-type="float" office:value="1014.28" calcext:value-type="float">
            <text:p>1014.28</text:p>
          </table:table-cell>
          <table:table-cell office:value-type="float" office:value="1193.62" calcext:value-type="float">
            <text:p>1193.62</text:p>
          </table:table-cell>
        </table:table-row>
        <table:table-row table:style-name="ro1">
          <table:table-cell office:value-type="float" office:value="7326989" calcext:value-type="float">
            <text:p>7326989</text:p>
          </table:table-cell>
          <table:table-cell table:formula="of:=[.A460]/1000/(60*60*24)" office:value-type="time" office:time-value="PT02H02M06.989S" calcext:value-type="time">
            <text:p>02:02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" calcext:value-type="float">
            <text:p>578.5</text:p>
          </table:table-cell>
          <table:table-cell office:value-type="float" office:value="1016.5" calcext:value-type="float">
            <text:p>1016.5</text:p>
          </table:table-cell>
          <table:table-cell office:value-type="float" office:value="1196.19" calcext:value-type="float">
            <text:p>1196.19</text:p>
          </table:table-cell>
        </table:table-row>
        <table:table-row table:style-name="ro1">
          <table:table-cell office:value-type="float" office:value="7342988" calcext:value-type="float">
            <text:p>7342988</text:p>
          </table:table-cell>
          <table:table-cell table:formula="of:=[.A461]/1000/(60*60*24)" office:value-type="time" office:time-value="PT02H02M22.988S" calcext:value-type="time">
            <text:p>02:02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4" calcext:value-type="float">
            <text:p>578.04</text:p>
          </table:table-cell>
          <table:table-cell office:value-type="float" office:value="1018.72" calcext:value-type="float">
            <text:p>1018.72</text:p>
          </table:table-cell>
          <table:table-cell office:value-type="float" office:value="1198.76" calcext:value-type="float">
            <text:p>1198.76</text:p>
          </table:table-cell>
        </table:table-row>
        <table:table-row table:style-name="ro1">
          <table:table-cell office:value-type="float" office:value="7358988" calcext:value-type="float">
            <text:p>7358988</text:p>
          </table:table-cell>
          <table:table-cell table:formula="of:=[.A462]/1000/(60*60*24)" office:value-type="time" office:time-value="PT02H02M38.988S" calcext:value-type="time">
            <text:p>02:02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1" calcext:value-type="float">
            <text:p>576.41</text:p>
          </table:table-cell>
          <table:table-cell office:value-type="float" office:value="1020.94" calcext:value-type="float">
            <text:p>1020.94</text:p>
          </table:table-cell>
          <table:table-cell office:value-type="float" office:value="1201.34" calcext:value-type="float">
            <text:p>1201.34</text:p>
          </table:table-cell>
        </table:table-row>
        <table:table-row table:style-name="ro1">
          <table:table-cell office:value-type="float" office:value="7374989" calcext:value-type="float">
            <text:p>7374989</text:p>
          </table:table-cell>
          <table:table-cell table:formula="of:=[.A463]/1000/(60*60*24)" office:value-type="time" office:time-value="PT02H02M54.989S" calcext:value-type="time">
            <text:p>02:02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" calcext:value-type="float">
            <text:p>499</text:p>
          </table:table-cell>
          <table:table-cell office:value-type="float" office:value="577.81" calcext:value-type="float">
            <text:p>577.81</text:p>
          </table:table-cell>
          <table:table-cell office:value-type="float" office:value="1023.15" calcext:value-type="float">
            <text:p>1023.15</text:p>
          </table:table-cell>
          <table:table-cell office:value-type="float" office:value="1203.91" calcext:value-type="float">
            <text:p>1203.91</text:p>
          </table:table-cell>
        </table:table-row>
        <table:table-row table:style-name="ro1">
          <table:table-cell office:value-type="float" office:value="7390988" calcext:value-type="float">
            <text:p>7390988</text:p>
          </table:table-cell>
          <table:table-cell table:formula="of:=[.A464]/1000/(60*60*24)" office:value-type="time" office:time-value="PT02H03M10.988S" calcext:value-type="time">
            <text:p>02:03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6" calcext:value-type="float">
            <text:p>578.16</text:p>
          </table:table-cell>
          <table:table-cell office:value-type="float" office:value="1025.37" calcext:value-type="float">
            <text:p>1025.37</text:p>
          </table:table-cell>
          <table:table-cell office:value-type="float" office:value="1206.48" calcext:value-type="float">
            <text:p>1206.48</text:p>
          </table:table-cell>
        </table:table-row>
        <table:table-row table:style-name="ro1">
          <table:table-cell office:value-type="float" office:value="7406988" calcext:value-type="float">
            <text:p>7406988</text:p>
          </table:table-cell>
          <table:table-cell table:formula="of:=[.A465]/1000/(60*60*24)" office:value-type="time" office:time-value="PT02H03M26.988S" calcext:value-type="time">
            <text:p>02:03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7" calcext:value-type="float">
            <text:p>578.27</text:p>
          </table:table-cell>
          <table:table-cell office:value-type="float" office:value="1027.59" calcext:value-type="float">
            <text:p>1027.59</text:p>
          </table:table-cell>
          <table:table-cell office:value-type="float" office:value="1209.05" calcext:value-type="float">
            <text:p>1209.05</text:p>
          </table:table-cell>
        </table:table-row>
        <table:table-row table:style-name="ro1">
          <table:table-cell office:value-type="float" office:value="7422988" calcext:value-type="float">
            <text:p>7422988</text:p>
          </table:table-cell>
          <table:table-cell table:formula="of:=[.A466]/1000/(60*60*24)" office:value-type="time" office:time-value="PT02H03M42.988S" calcext:value-type="time">
            <text:p>02:03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4" calcext:value-type="float">
            <text:p>578.04</text:p>
          </table:table-cell>
          <table:table-cell office:value-type="float" office:value="1029.81" calcext:value-type="float">
            <text:p>1029.81</text:p>
          </table:table-cell>
          <table:table-cell office:value-type="float" office:value="1211.62" calcext:value-type="float">
            <text:p>1211.62</text:p>
          </table:table-cell>
        </table:table-row>
        <table:table-row table:style-name="ro1">
          <table:table-cell office:value-type="float" office:value="7438988" calcext:value-type="float">
            <text:p>7438988</text:p>
          </table:table-cell>
          <table:table-cell table:formula="of:=[.A467]/1000/(60*60*24)" office:value-type="time" office:time-value="PT02H03M58.988S" calcext:value-type="time">
            <text:p>02:03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7" calcext:value-type="float">
            <text:p>578.17</text:p>
          </table:table-cell>
          <table:table-cell office:value-type="float" office:value="1032.03" calcext:value-type="float">
            <text:p>1032.03</text:p>
          </table:table-cell>
          <table:table-cell office:value-type="float" office:value="1214.19" calcext:value-type="float">
            <text:p>1214.19</text:p>
          </table:table-cell>
        </table:table-row>
        <table:table-row table:style-name="ro1">
          <table:table-cell office:value-type="float" office:value="7454988" calcext:value-type="float">
            <text:p>7454988</text:p>
          </table:table-cell>
          <table:table-cell table:formula="of:=[.A468]/1000/(60*60*24)" office:value-type="time" office:time-value="PT02H04M14.988S" calcext:value-type="time">
            <text:p>02:04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6" calcext:value-type="float">
            <text:p>578.16</text:p>
          </table:table-cell>
          <table:table-cell office:value-type="float" office:value="1034.25" calcext:value-type="float">
            <text:p>1034.25</text:p>
          </table:table-cell>
          <table:table-cell office:value-type="float" office:value="1216.76" calcext:value-type="float">
            <text:p>1216.76</text:p>
          </table:table-cell>
        </table:table-row>
        <table:table-row table:style-name="ro1">
          <table:table-cell office:value-type="float" office:value="7470988" calcext:value-type="float">
            <text:p>7470988</text:p>
          </table:table-cell>
          <table:table-cell table:formula="of:=[.A469]/1000/(60*60*24)" office:value-type="time" office:time-value="PT02H04M30.988S" calcext:value-type="time">
            <text:p>02:04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6" calcext:value-type="float">
            <text:p>578.16</text:p>
          </table:table-cell>
          <table:table-cell office:value-type="float" office:value="1036.47" calcext:value-type="float">
            <text:p>1036.47</text:p>
          </table:table-cell>
          <table:table-cell office:value-type="float" office:value="1219.33" calcext:value-type="float">
            <text:p>1219.33</text:p>
          </table:table-cell>
        </table:table-row>
        <table:table-row table:style-name="ro1">
          <table:table-cell office:value-type="float" office:value="7486988" calcext:value-type="float">
            <text:p>7486988</text:p>
          </table:table-cell>
          <table:table-cell table:formula="of:=[.A470]/1000/(60*60*24)" office:value-type="time" office:time-value="PT02H04M46.988S" calcext:value-type="time">
            <text:p>02:04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4" calcext:value-type="float">
            <text:p>578.04</text:p>
          </table:table-cell>
          <table:table-cell office:value-type="float" office:value="1038.69" calcext:value-type="float">
            <text:p>1038.69</text:p>
          </table:table-cell>
          <table:table-cell office:value-type="float" office:value="1221.9" calcext:value-type="float">
            <text:p>1221.9</text:p>
          </table:table-cell>
        </table:table-row>
        <table:table-row table:style-name="ro1">
          <table:table-cell office:value-type="float" office:value="7502989" calcext:value-type="float">
            <text:p>7502989</text:p>
          </table:table-cell>
          <table:table-cell table:formula="of:=[.A471]/1000/(60*60*24)" office:value-type="time" office:time-value="PT02H05M02.989S" calcext:value-type="time">
            <text:p>02:05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7" calcext:value-type="float">
            <text:p>578.17</text:p>
          </table:table-cell>
          <table:table-cell office:value-type="float" office:value="1040.91" calcext:value-type="float">
            <text:p>1040.91</text:p>
          </table:table-cell>
          <table:table-cell office:value-type="float" office:value="1224.47" calcext:value-type="float">
            <text:p>1224.47</text:p>
          </table:table-cell>
        </table:table-row>
        <table:table-row table:style-name="ro1">
          <table:table-cell office:value-type="float" office:value="7518989" calcext:value-type="float">
            <text:p>7518989</text:p>
          </table:table-cell>
          <table:table-cell table:formula="of:=[.A472]/1000/(60*60*24)" office:value-type="time" office:time-value="PT02H05M18.989S" calcext:value-type="time">
            <text:p>02:05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1043.13" calcext:value-type="float">
            <text:p>1043.13</text:p>
          </table:table-cell>
          <table:table-cell office:value-type="float" office:value="1227.04" calcext:value-type="float">
            <text:p>1227.04</text:p>
          </table:table-cell>
        </table:table-row>
        <table:table-row table:style-name="ro1">
          <table:table-cell office:value-type="float" office:value="7534988" calcext:value-type="float">
            <text:p>7534988</text:p>
          </table:table-cell>
          <table:table-cell table:formula="of:=[.A473]/1000/(60*60*24)" office:value-type="time" office:time-value="PT02H05M34.988S" calcext:value-type="time">
            <text:p>02:05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7.95" calcext:value-type="float">
            <text:p>577.95</text:p>
          </table:table-cell>
          <table:table-cell office:value-type="float" office:value="1045.35" calcext:value-type="float">
            <text:p>1045.35</text:p>
          </table:table-cell>
          <table:table-cell office:value-type="float" office:value="1229.61" calcext:value-type="float">
            <text:p>1229.61</text:p>
          </table:table-cell>
        </table:table-row>
        <table:table-row table:style-name="ro1">
          <table:table-cell office:value-type="float" office:value="7550988" calcext:value-type="float">
            <text:p>7550988</text:p>
          </table:table-cell>
          <table:table-cell table:formula="of:=[.A474]/1000/(60*60*24)" office:value-type="time" office:time-value="PT02H05M50.988S" calcext:value-type="time">
            <text:p>02:05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8" calcext:value-type="float">
            <text:p>576.28</text:p>
          </table:table-cell>
          <table:table-cell office:value-type="float" office:value="1047.57" calcext:value-type="float">
            <text:p>1047.57</text:p>
          </table:table-cell>
          <table:table-cell office:value-type="float" office:value="1232.18" calcext:value-type="float">
            <text:p>1232.18</text:p>
          </table:table-cell>
        </table:table-row>
        <table:table-row table:style-name="ro1">
          <table:table-cell office:value-type="float" office:value="7566988" calcext:value-type="float">
            <text:p>7566988</text:p>
          </table:table-cell>
          <table:table-cell table:formula="of:=[.A475]/1000/(60*60*24)" office:value-type="time" office:time-value="PT02H06M06.988S" calcext:value-type="time">
            <text:p>02:06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4" calcext:value-type="float">
            <text:p>578.04</text:p>
          </table:table-cell>
          <table:table-cell office:value-type="float" office:value="1049.78" calcext:value-type="float">
            <text:p>1049.78</text:p>
          </table:table-cell>
          <table:table-cell office:value-type="float" office:value="1234.75" calcext:value-type="float">
            <text:p>1234.75</text:p>
          </table:table-cell>
        </table:table-row>
        <table:table-row table:style-name="ro1">
          <table:table-cell office:value-type="float" office:value="7582988" calcext:value-type="float">
            <text:p>7582988</text:p>
          </table:table-cell>
          <table:table-cell table:formula="of:=[.A476]/1000/(60*60*24)" office:value-type="time" office:time-value="PT02H06M22.988S" calcext:value-type="time">
            <text:p>02:06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6" calcext:value-type="float">
            <text:p>578.16</text:p>
          </table:table-cell>
          <table:table-cell office:value-type="float" office:value="1052" calcext:value-type="float">
            <text:p>1052</text:p>
          </table:table-cell>
          <table:table-cell office:value-type="float" office:value="1237.32" calcext:value-type="float">
            <text:p>1237.32</text:p>
          </table:table-cell>
        </table:table-row>
        <table:table-row table:style-name="ro1">
          <table:table-cell office:value-type="float" office:value="7598988" calcext:value-type="float">
            <text:p>7598988</text:p>
          </table:table-cell>
          <table:table-cell table:formula="of:=[.A477]/1000/(60*60*24)" office:value-type="time" office:time-value="PT02H06M38.988S" calcext:value-type="time">
            <text:p>02:06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7" calcext:value-type="float">
            <text:p>578.17</text:p>
          </table:table-cell>
          <table:table-cell office:value-type="float" office:value="1054.22" calcext:value-type="float">
            <text:p>1054.22</text:p>
          </table:table-cell>
          <table:table-cell office:value-type="float" office:value="1239.89" calcext:value-type="float">
            <text:p>1239.89</text:p>
          </table:table-cell>
        </table:table-row>
        <table:table-row table:style-name="ro1">
          <table:table-cell office:value-type="float" office:value="7614989" calcext:value-type="float">
            <text:p>7614989</text:p>
          </table:table-cell>
          <table:table-cell table:formula="of:=[.A478]/1000/(60*60*24)" office:value-type="time" office:time-value="PT02H06M54.989S" calcext:value-type="time">
            <text:p>02:06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6" calcext:value-type="float">
            <text:p>578.16</text:p>
          </table:table-cell>
          <table:table-cell office:value-type="float" office:value="1056.44" calcext:value-type="float">
            <text:p>1056.44</text:p>
          </table:table-cell>
          <table:table-cell office:value-type="float" office:value="1242.46" calcext:value-type="float">
            <text:p>1242.46</text:p>
          </table:table-cell>
        </table:table-row>
        <table:table-row table:style-name="ro1">
          <table:table-cell office:value-type="float" office:value="7630988" calcext:value-type="float">
            <text:p>7630988</text:p>
          </table:table-cell>
          <table:table-cell table:formula="of:=[.A479]/1000/(60*60*24)" office:value-type="time" office:time-value="PT02H07M10.988S" calcext:value-type="time">
            <text:p>02:07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7" calcext:value-type="float">
            <text:p>578.27</text:p>
          </table:table-cell>
          <table:table-cell office:value-type="float" office:value="1058.66" calcext:value-type="float">
            <text:p>1058.66</text:p>
          </table:table-cell>
          <table:table-cell office:value-type="float" office:value="1245.03" calcext:value-type="float">
            <text:p>1245.03</text:p>
          </table:table-cell>
        </table:table-row>
        <table:table-row table:style-name="ro1">
          <table:table-cell office:value-type="float" office:value="7646988" calcext:value-type="float">
            <text:p>7646988</text:p>
          </table:table-cell>
          <table:table-cell table:formula="of:=[.A480]/1000/(60*60*24)" office:value-type="time" office:time-value="PT02H07M26.988S" calcext:value-type="time">
            <text:p>02:07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3" calcext:value-type="float">
            <text:p>578.03</text:p>
          </table:table-cell>
          <table:table-cell office:value-type="float" office:value="1060.88" calcext:value-type="float">
            <text:p>1060.88</text:p>
          </table:table-cell>
          <table:table-cell office:value-type="float" office:value="1247.6" calcext:value-type="float">
            <text:p>1247.6</text:p>
          </table:table-cell>
        </table:table-row>
        <table:table-row table:style-name="ro1">
          <table:table-cell office:value-type="float" office:value="7662988" calcext:value-type="float">
            <text:p>7662988</text:p>
          </table:table-cell>
          <table:table-cell table:formula="of:=[.A481]/1000/(60*60*24)" office:value-type="time" office:time-value="PT02H07M42.988S" calcext:value-type="time">
            <text:p>02:07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4" calcext:value-type="float">
            <text:p>578.04</text:p>
          </table:table-cell>
          <table:table-cell office:value-type="float" office:value="1063.1" calcext:value-type="float">
            <text:p>1063.1</text:p>
          </table:table-cell>
          <table:table-cell office:value-type="float" office:value="1250.17" calcext:value-type="float">
            <text:p>1250.17</text:p>
          </table:table-cell>
        </table:table-row>
        <table:table-row table:style-name="ro1">
          <table:table-cell office:value-type="float" office:value="7678988" calcext:value-type="float">
            <text:p>7678988</text:p>
          </table:table-cell>
          <table:table-cell table:formula="of:=[.A482]/1000/(60*60*24)" office:value-type="time" office:time-value="PT02H07M58.988S" calcext:value-type="time">
            <text:p>02:07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7.95" calcext:value-type="float">
            <text:p>577.95</text:p>
          </table:table-cell>
          <table:table-cell office:value-type="float" office:value="1065.32" calcext:value-type="float">
            <text:p>1065.32</text:p>
          </table:table-cell>
          <table:table-cell office:value-type="float" office:value="1252.74" calcext:value-type="float">
            <text:p>1252.74</text:p>
          </table:table-cell>
        </table:table-row>
        <table:table-row table:style-name="ro1">
          <table:table-cell office:value-type="float" office:value="7694988" calcext:value-type="float">
            <text:p>7694988</text:p>
          </table:table-cell>
          <table:table-cell table:formula="of:=[.A483]/1000/(60*60*24)" office:value-type="time" office:time-value="PT02H08M14.988S" calcext:value-type="time">
            <text:p>02:08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7" calcext:value-type="float">
            <text:p>578.17</text:p>
          </table:table-cell>
          <table:table-cell office:value-type="float" office:value="1067.54" calcext:value-type="float">
            <text:p>1067.54</text:p>
          </table:table-cell>
          <table:table-cell office:value-type="float" office:value="1255.31" calcext:value-type="float">
            <text:p>1255.31</text:p>
          </table:table-cell>
        </table:table-row>
        <table:table-row table:style-name="ro1">
          <table:table-cell office:value-type="float" office:value="7710989" calcext:value-type="float">
            <text:p>7710989</text:p>
          </table:table-cell>
          <table:table-cell table:formula="of:=[.A484]/1000/(60*60*24)" office:value-type="time" office:time-value="PT02H08M30.989S" calcext:value-type="time">
            <text:p>02:08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7.95" calcext:value-type="float">
            <text:p>577.95</text:p>
          </table:table-cell>
          <table:table-cell office:value-type="float" office:value="1069.76" calcext:value-type="float">
            <text:p>1069.76</text:p>
          </table:table-cell>
          <table:table-cell office:value-type="float" office:value="1257.88" calcext:value-type="float">
            <text:p>1257.88</text:p>
          </table:table-cell>
        </table:table-row>
        <table:table-row table:style-name="ro1">
          <table:table-cell office:value-type="float" office:value="7726989" calcext:value-type="float">
            <text:p>7726989</text:p>
          </table:table-cell>
          <table:table-cell table:formula="of:=[.A485]/1000/(60*60*24)" office:value-type="time" office:time-value="PT02H08M46.989S" calcext:value-type="time">
            <text:p>02:08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1071.98" calcext:value-type="float">
            <text:p>1071.98</text:p>
          </table:table-cell>
          <table:table-cell office:value-type="float" office:value="1260.45" calcext:value-type="float">
            <text:p>1260.45</text:p>
          </table:table-cell>
        </table:table-row>
        <table:table-row table:style-name="ro1">
          <table:table-cell office:value-type="float" office:value="7742988" calcext:value-type="float">
            <text:p>7742988</text:p>
          </table:table-cell>
          <table:table-cell table:formula="of:=[.A486]/1000/(60*60*24)" office:value-type="time" office:time-value="PT02H09M02.988S" calcext:value-type="time">
            <text:p>02:09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9" calcext:value-type="float">
            <text:p>578.29</text:p>
          </table:table-cell>
          <table:table-cell office:value-type="float" office:value="1074.2" calcext:value-type="float">
            <text:p>1074.2</text:p>
          </table:table-cell>
          <table:table-cell office:value-type="float" office:value="1263.02" calcext:value-type="float">
            <text:p>1263.02</text:p>
          </table:table-cell>
        </table:table-row>
        <table:table-row table:style-name="ro1">
          <table:table-cell office:value-type="float" office:value="7758988" calcext:value-type="float">
            <text:p>7758988</text:p>
          </table:table-cell>
          <table:table-cell table:formula="of:=[.A487]/1000/(60*60*24)" office:value-type="time" office:time-value="PT02H09M18.988S" calcext:value-type="time">
            <text:p>02:09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1" calcext:value-type="float">
            <text:p>578.41</text:p>
          </table:table-cell>
          <table:table-cell office:value-type="float" office:value="1076.42" calcext:value-type="float">
            <text:p>1076.42</text:p>
          </table:table-cell>
          <table:table-cell office:value-type="float" office:value="1265.59" calcext:value-type="float">
            <text:p>1265.59</text:p>
          </table:table-cell>
        </table:table-row>
        <table:table-row table:style-name="ro1">
          <table:table-cell office:value-type="float" office:value="7774988" calcext:value-type="float">
            <text:p>7774988</text:p>
          </table:table-cell>
          <table:table-cell table:formula="of:=[.A488]/1000/(60*60*24)" office:value-type="time" office:time-value="PT02H09M34.988S" calcext:value-type="time">
            <text:p>02:09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6" calcext:value-type="float">
            <text:p>576.06</text:p>
          </table:table-cell>
          <table:table-cell office:value-type="float" office:value="1078.64" calcext:value-type="float">
            <text:p>1078.64</text:p>
          </table:table-cell>
          <table:table-cell office:value-type="float" office:value="1268.16" calcext:value-type="float">
            <text:p>1268.16</text:p>
          </table:table-cell>
        </table:table-row>
        <table:table-row table:style-name="ro1">
          <table:table-cell office:value-type="float" office:value="7790988" calcext:value-type="float">
            <text:p>7790988</text:p>
          </table:table-cell>
          <table:table-cell table:formula="of:=[.A489]/1000/(60*60*24)" office:value-type="time" office:time-value="PT02H09M50.988S" calcext:value-type="time">
            <text:p>02:09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2" calcext:value-type="float">
            <text:p>578.42</text:p>
          </table:table-cell>
          <table:table-cell office:value-type="float" office:value="1080.86" calcext:value-type="float">
            <text:p>1080.86</text:p>
          </table:table-cell>
          <table:table-cell office:value-type="float" office:value="1270.73" calcext:value-type="float">
            <text:p>1270.73</text:p>
          </table:table-cell>
        </table:table-row>
        <table:table-row table:style-name="ro1">
          <table:table-cell office:value-type="float" office:value="7806988" calcext:value-type="float">
            <text:p>7806988</text:p>
          </table:table-cell>
          <table:table-cell table:formula="of:=[.A490]/1000/(60*60*24)" office:value-type="time" office:time-value="PT02H10M06.988S" calcext:value-type="time">
            <text:p>02:10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9" calcext:value-type="float">
            <text:p>578.29</text:p>
          </table:table-cell>
          <table:table-cell office:value-type="float" office:value="1083.08" calcext:value-type="float">
            <text:p>1083.08</text:p>
          </table:table-cell>
          <table:table-cell office:value-type="float" office:value="1273.3" calcext:value-type="float">
            <text:p>1273.3</text:p>
          </table:table-cell>
        </table:table-row>
        <table:table-row table:style-name="ro1">
          <table:table-cell office:value-type="float" office:value="7822988" calcext:value-type="float">
            <text:p>7822988</text:p>
          </table:table-cell>
          <table:table-cell table:formula="of:=[.A491]/1000/(60*60*24)" office:value-type="time" office:time-value="PT02H10M22.988S" calcext:value-type="time">
            <text:p>02:10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1" calcext:value-type="float">
            <text:p>578.41</text:p>
          </table:table-cell>
          <table:table-cell office:value-type="float" office:value="1085.29" calcext:value-type="float">
            <text:p>1085.29</text:p>
          </table:table-cell>
          <table:table-cell office:value-type="float" office:value="1275.87" calcext:value-type="float">
            <text:p>1275.87</text:p>
          </table:table-cell>
        </table:table-row>
        <table:table-row table:style-name="ro1">
          <table:table-cell office:value-type="float" office:value="7838989" calcext:value-type="float">
            <text:p>7838989</text:p>
          </table:table-cell>
          <table:table-cell table:formula="of:=[.A492]/1000/(60*60*24)" office:value-type="time" office:time-value="PT02H10M38.989S" calcext:value-type="time">
            <text:p>02:10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8" calcext:value-type="float">
            <text:p>576.28</text:p>
          </table:table-cell>
          <table:table-cell office:value-type="float" office:value="1087.51" calcext:value-type="float">
            <text:p>1087.51</text:p>
          </table:table-cell>
          <table:table-cell office:value-type="float" office:value="1278.44" calcext:value-type="float">
            <text:p>1278.44</text:p>
          </table:table-cell>
        </table:table-row>
        <table:table-row table:style-name="ro1">
          <table:table-cell office:value-type="float" office:value="7854988" calcext:value-type="float">
            <text:p>7854988</text:p>
          </table:table-cell>
          <table:table-cell table:formula="of:=[.A493]/1000/(60*60*24)" office:value-type="time" office:time-value="PT02H10M54.988S" calcext:value-type="time">
            <text:p>02:10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2" calcext:value-type="float">
            <text:p>578.42</text:p>
          </table:table-cell>
          <table:table-cell office:value-type="float" office:value="1089.73" calcext:value-type="float">
            <text:p>1089.73</text:p>
          </table:table-cell>
          <table:table-cell office:value-type="float" office:value="1281.01" calcext:value-type="float">
            <text:p>1281.01</text:p>
          </table:table-cell>
        </table:table-row>
        <table:table-row table:style-name="ro1">
          <table:table-cell office:value-type="float" office:value="7870988" calcext:value-type="float">
            <text:p>7870988</text:p>
          </table:table-cell>
          <table:table-cell table:formula="of:=[.A494]/1000/(60*60*24)" office:value-type="time" office:time-value="PT02H11M10.988S" calcext:value-type="time">
            <text:p>02:11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9" calcext:value-type="float">
            <text:p>578.19</text:p>
          </table:table-cell>
          <table:table-cell office:value-type="float" office:value="1091.95" calcext:value-type="float">
            <text:p>1091.95</text:p>
          </table:table-cell>
          <table:table-cell office:value-type="float" office:value="1283.58" calcext:value-type="float">
            <text:p>1283.58</text:p>
          </table:table-cell>
        </table:table-row>
        <table:table-row table:style-name="ro1">
          <table:table-cell office:value-type="float" office:value="7886988" calcext:value-type="float">
            <text:p>7886988</text:p>
          </table:table-cell>
          <table:table-cell table:formula="of:=[.A495]/1000/(60*60*24)" office:value-type="time" office:time-value="PT02H11M26.988S" calcext:value-type="time">
            <text:p>02:11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" calcext:value-type="float">
            <text:p>499</text:p>
          </table:table-cell>
          <table:table-cell office:value-type="float" office:value="577.81" calcext:value-type="float">
            <text:p>577.81</text:p>
          </table:table-cell>
          <table:table-cell office:value-type="float" office:value="1094.17" calcext:value-type="float">
            <text:p>1094.17</text:p>
          </table:table-cell>
          <table:table-cell office:value-type="float" office:value="1286.15" calcext:value-type="float">
            <text:p>1286.15</text:p>
          </table:table-cell>
        </table:table-row>
        <table:table-row table:style-name="ro1">
          <table:table-cell office:value-type="float" office:value="7902988" calcext:value-type="float">
            <text:p>7902988</text:p>
          </table:table-cell>
          <table:table-cell table:formula="of:=[.A496]/1000/(60*60*24)" office:value-type="time" office:time-value="PT02H11M42.988S" calcext:value-type="time">
            <text:p>02:11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8" calcext:value-type="float">
            <text:p>578.28</text:p>
          </table:table-cell>
          <table:table-cell office:value-type="float" office:value="1096.39" calcext:value-type="float">
            <text:p>1096.39</text:p>
          </table:table-cell>
          <table:table-cell office:value-type="float" office:value="1288.72" calcext:value-type="float">
            <text:p>1288.72</text:p>
          </table:table-cell>
        </table:table-row>
        <table:table-row table:style-name="ro1">
          <table:table-cell office:value-type="float" office:value="7918988" calcext:value-type="float">
            <text:p>7918988</text:p>
          </table:table-cell>
          <table:table-cell table:formula="of:=[.A497]/1000/(60*60*24)" office:value-type="time" office:time-value="PT02H11M58.988S" calcext:value-type="time">
            <text:p>02:11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1" calcext:value-type="float">
            <text:p>578.41</text:p>
          </table:table-cell>
          <table:table-cell office:value-type="float" office:value="1098.61" calcext:value-type="float">
            <text:p>1098.61</text:p>
          </table:table-cell>
          <table:table-cell office:value-type="float" office:value="1291.29" calcext:value-type="float">
            <text:p>1291.29</text:p>
          </table:table-cell>
        </table:table-row>
        <table:table-row table:style-name="ro1">
          <table:table-cell office:value-type="float" office:value="7934988" calcext:value-type="float">
            <text:p>7934988</text:p>
          </table:table-cell>
          <table:table-cell table:formula="of:=[.A498]/1000/(60*60*24)" office:value-type="time" office:time-value="PT02H12M14.988S" calcext:value-type="time">
            <text:p>02:12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" calcext:value-type="float">
            <text:p>499</text:p>
          </table:table-cell>
          <table:table-cell office:value-type="float" office:value="577.82" calcext:value-type="float">
            <text:p>577.82</text:p>
          </table:table-cell>
          <table:table-cell office:value-type="float" office:value="1100.83" calcext:value-type="float">
            <text:p>1100.83</text:p>
          </table:table-cell>
          <table:table-cell office:value-type="float" office:value="1293.85" calcext:value-type="float">
            <text:p>1293.85</text:p>
          </table:table-cell>
        </table:table-row>
        <table:table-row table:style-name="ro1">
          <table:table-cell office:value-type="float" office:value="7950988" calcext:value-type="float">
            <text:p>7950988</text:p>
          </table:table-cell>
          <table:table-cell table:formula="of:=[.A499]/1000/(60*60*24)" office:value-type="time" office:time-value="PT02H12M30.988S" calcext:value-type="time">
            <text:p>02:12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1" calcext:value-type="float">
            <text:p>578.41</text:p>
          </table:table-cell>
          <table:table-cell office:value-type="float" office:value="1103.05" calcext:value-type="float">
            <text:p>1103.05</text:p>
          </table:table-cell>
          <table:table-cell office:value-type="float" office:value="1296.42" calcext:value-type="float">
            <text:p>1296.42</text:p>
          </table:table-cell>
        </table:table-row>
        <table:table-row table:style-name="ro1">
          <table:table-cell office:value-type="float" office:value="7966988" calcext:value-type="float">
            <text:p>7966988</text:p>
          </table:table-cell>
          <table:table-cell table:formula="of:=[.A500]/1000/(60*60*24)" office:value-type="time" office:time-value="PT02H12M46.988S" calcext:value-type="time">
            <text:p>02:12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1105.27" calcext:value-type="float">
            <text:p>1105.27</text:p>
          </table:table-cell>
          <table:table-cell office:value-type="float" office:value="1298.99" calcext:value-type="float">
            <text:p>1298.99</text:p>
          </table:table-cell>
        </table:table-row>
        <table:table-row table:style-name="ro1">
          <table:table-cell office:value-type="float" office:value="7982988" calcext:value-type="float">
            <text:p>7982988</text:p>
          </table:table-cell>
          <table:table-cell table:formula="of:=[.A501]/1000/(60*60*24)" office:value-type="time" office:time-value="PT02H13M02.988S" calcext:value-type="time">
            <text:p>02:13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9" calcext:value-type="float">
            <text:p>578.19</text:p>
          </table:table-cell>
          <table:table-cell office:value-type="float" office:value="1107.49" calcext:value-type="float">
            <text:p>1107.49</text:p>
          </table:table-cell>
          <table:table-cell office:value-type="float" office:value="1301.56" calcext:value-type="float">
            <text:p>1301.56</text:p>
          </table:table-cell>
        </table:table-row>
        <table:table-row table:style-name="ro1">
          <table:table-cell office:value-type="float" office:value="7998988" calcext:value-type="float">
            <text:p>7998988</text:p>
          </table:table-cell>
          <table:table-cell table:formula="of:=[.A502]/1000/(60*60*24)" office:value-type="time" office:time-value="PT02H13M18.988S" calcext:value-type="time">
            <text:p>02:13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8" calcext:value-type="float">
            <text:p>576.18</text:p>
          </table:table-cell>
          <table:table-cell office:value-type="float" office:value="1109.71" calcext:value-type="float">
            <text:p>1109.71</text:p>
          </table:table-cell>
          <table:table-cell office:value-type="float" office:value="1304.13" calcext:value-type="float">
            <text:p>1304.13</text:p>
          </table:table-cell>
        </table:table-row>
        <table:table-row table:style-name="ro1">
          <table:table-cell office:value-type="float" office:value="8014988" calcext:value-type="float">
            <text:p>8014988</text:p>
          </table:table-cell>
          <table:table-cell table:formula="of:=[.A503]/1000/(60*60*24)" office:value-type="time" office:time-value="PT02H13M34.988S" calcext:value-type="time">
            <text:p>02:13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5" calcext:value-type="float">
            <text:p>576.05</text:p>
          </table:table-cell>
          <table:table-cell office:value-type="float" office:value="1111.93" calcext:value-type="float">
            <text:p>1111.93</text:p>
          </table:table-cell>
          <table:table-cell office:value-type="float" office:value="1306.7" calcext:value-type="float">
            <text:p>1306.7</text:p>
          </table:table-cell>
        </table:table-row>
        <table:table-row table:style-name="ro1">
          <table:table-cell office:value-type="float" office:value="8030989" calcext:value-type="float">
            <text:p>8030989</text:p>
          </table:table-cell>
          <table:table-cell table:formula="of:=[.A504]/1000/(60*60*24)" office:value-type="time" office:time-value="PT02H13M50.989S" calcext:value-type="time">
            <text:p>02:13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7" calcext:value-type="float">
            <text:p>576.27</text:p>
          </table:table-cell>
          <table:table-cell office:value-type="float" office:value="1114.15" calcext:value-type="float">
            <text:p>1114.15</text:p>
          </table:table-cell>
          <table:table-cell office:value-type="float" office:value="1309.27" calcext:value-type="float">
            <text:p>1309.27</text:p>
          </table:table-cell>
        </table:table-row>
        <table:table-row table:style-name="ro1">
          <table:table-cell office:value-type="float" office:value="8046988" calcext:value-type="float">
            <text:p>8046988</text:p>
          </table:table-cell>
          <table:table-cell table:formula="of:=[.A505]/1000/(60*60*24)" office:value-type="time" office:time-value="PT02H14M06.988S" calcext:value-type="time">
            <text:p>02:14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1116.37" calcext:value-type="float">
            <text:p>1116.37</text:p>
          </table:table-cell>
          <table:table-cell office:value-type="float" office:value="1311.84" calcext:value-type="float">
            <text:p>1311.84</text:p>
          </table:table-cell>
        </table:table-row>
        <table:table-row table:style-name="ro1">
          <table:table-cell office:value-type="float" office:value="8062988" calcext:value-type="float">
            <text:p>8062988</text:p>
          </table:table-cell>
          <table:table-cell table:formula="of:=[.A506]/1000/(60*60*24)" office:value-type="time" office:time-value="PT02H14M22.988S" calcext:value-type="time">
            <text:p>02:14:23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9" calcext:value-type="float">
            <text:p>576.19</text:p>
          </table:table-cell>
          <table:table-cell office:value-type="float" office:value="1118.59" calcext:value-type="float">
            <text:p>1118.59</text:p>
          </table:table-cell>
          <table:table-cell office:value-type="float" office:value="1314.41" calcext:value-type="float">
            <text:p>1314.41</text:p>
          </table:table-cell>
        </table:table-row>
        <table:table-row table:style-name="ro1">
          <table:table-cell office:value-type="float" office:value="8078989" calcext:value-type="float">
            <text:p>8078989</text:p>
          </table:table-cell>
          <table:table-cell table:formula="of:=[.A507]/1000/(60*60*24)" office:value-type="time" office:time-value="PT02H14M38.989S" calcext:value-type="time">
            <text:p>02:14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8" calcext:value-type="float">
            <text:p>578.28</text:p>
          </table:table-cell>
          <table:table-cell office:value-type="float" office:value="1120.81" calcext:value-type="float">
            <text:p>1120.81</text:p>
          </table:table-cell>
          <table:table-cell office:value-type="float" office:value="1316.98" calcext:value-type="float">
            <text:p>1316.98</text:p>
          </table:table-cell>
        </table:table-row>
        <table:table-row table:style-name="ro1">
          <table:table-cell office:value-type="float" office:value="8094988" calcext:value-type="float">
            <text:p>8094988</text:p>
          </table:table-cell>
          <table:table-cell table:formula="of:=[.A508]/1000/(60*60*24)" office:value-type="time" office:time-value="PT02H14M54.988S" calcext:value-type="time">
            <text:p>02:14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8" calcext:value-type="float">
            <text:p>578.28</text:p>
          </table:table-cell>
          <table:table-cell office:value-type="float" office:value="1123.03" calcext:value-type="float">
            <text:p>1123.03</text:p>
          </table:table-cell>
          <table:table-cell office:value-type="float" office:value="1319.55" calcext:value-type="float">
            <text:p>1319.55</text:p>
          </table:table-cell>
        </table:table-row>
        <table:table-row table:style-name="ro1">
          <table:table-cell office:value-type="float" office:value="8110988" calcext:value-type="float">
            <text:p>8110988</text:p>
          </table:table-cell>
          <table:table-cell table:formula="of:=[.A509]/1000/(60*60*24)" office:value-type="time" office:time-value="PT02H15M10.988S" calcext:value-type="time">
            <text:p>02:15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8" calcext:value-type="float">
            <text:p>499.8</text:p>
          </table:table-cell>
          <table:table-cell office:value-type="float" office:value="578.74" calcext:value-type="float">
            <text:p>578.74</text:p>
          </table:table-cell>
          <table:table-cell office:value-type="float" office:value="1125.25" calcext:value-type="float">
            <text:p>1125.25</text:p>
          </table:table-cell>
          <table:table-cell office:value-type="float" office:value="1322.11" calcext:value-type="float">
            <text:p>1322.11</text:p>
          </table:table-cell>
        </table:table-row>
        <table:table-row table:style-name="ro1">
          <table:table-cell office:value-type="float" office:value="8126988" calcext:value-type="float">
            <text:p>8126988</text:p>
          </table:table-cell>
          <table:table-cell table:formula="of:=[.A510]/1000/(60*60*24)" office:value-type="time" office:time-value="PT02H15M26.988S" calcext:value-type="time">
            <text:p>02:15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1" calcext:value-type="float">
            <text:p>578.51</text:p>
          </table:table-cell>
          <table:table-cell office:value-type="float" office:value="1127.47" calcext:value-type="float">
            <text:p>1127.47</text:p>
          </table:table-cell>
          <table:table-cell office:value-type="float" office:value="1324.68" calcext:value-type="float">
            <text:p>1324.68</text:p>
          </table:table-cell>
        </table:table-row>
        <table:table-row table:style-name="ro1">
          <table:table-cell office:value-type="float" office:value="8142988" calcext:value-type="float">
            <text:p>8142988</text:p>
          </table:table-cell>
          <table:table-cell table:formula="of:=[.A511]/1000/(60*60*24)" office:value-type="time" office:time-value="PT02H15M42.988S" calcext:value-type="time">
            <text:p>02:15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7" calcext:value-type="float">
            <text:p>578.17</text:p>
          </table:table-cell>
          <table:table-cell office:value-type="float" office:value="1129.69" calcext:value-type="float">
            <text:p>1129.69</text:p>
          </table:table-cell>
          <table:table-cell office:value-type="float" office:value="1327.25" calcext:value-type="float">
            <text:p>1327.25</text:p>
          </table:table-cell>
        </table:table-row>
        <table:table-row table:style-name="ro1">
          <table:table-cell office:value-type="float" office:value="8158989" calcext:value-type="float">
            <text:p>8158989</text:p>
          </table:table-cell>
          <table:table-cell table:formula="of:=[.A512]/1000/(60*60*24)" office:value-type="time" office:time-value="PT02H15M58.989S" calcext:value-type="time">
            <text:p>02:15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1" calcext:value-type="float">
            <text:p>578.41</text:p>
          </table:table-cell>
          <table:table-cell office:value-type="float" office:value="1131.91" calcext:value-type="float">
            <text:p>1131.91</text:p>
          </table:table-cell>
          <table:table-cell office:value-type="float" office:value="1329.82" calcext:value-type="float">
            <text:p>1329.82</text:p>
          </table:table-cell>
        </table:table-row>
        <table:table-row table:style-name="ro1">
          <table:table-cell office:value-type="float" office:value="8174988" calcext:value-type="float">
            <text:p>8174988</text:p>
          </table:table-cell>
          <table:table-cell table:formula="of:=[.A513]/1000/(60*60*24)" office:value-type="time" office:time-value="PT02H16M14.988S" calcext:value-type="time">
            <text:p>02:16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2" calcext:value-type="float">
            <text:p>578.52</text:p>
          </table:table-cell>
          <table:table-cell office:value-type="float" office:value="1134.13" calcext:value-type="float">
            <text:p>1134.13</text:p>
          </table:table-cell>
          <table:table-cell office:value-type="float" office:value="1332.38" calcext:value-type="float">
            <text:p>1332.38</text:p>
          </table:table-cell>
        </table:table-row>
        <table:table-row table:style-name="ro1">
          <table:table-cell office:value-type="float" office:value="8190989" calcext:value-type="float">
            <text:p>8190989</text:p>
          </table:table-cell>
          <table:table-cell table:formula="of:=[.A514]/1000/(60*60*24)" office:value-type="time" office:time-value="PT02H16M30.989S" calcext:value-type="time">
            <text:p>02:16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3" calcext:value-type="float">
            <text:p>578.03</text:p>
          </table:table-cell>
          <table:table-cell office:value-type="float" office:value="1136.35" calcext:value-type="float">
            <text:p>1136.35</text:p>
          </table:table-cell>
          <table:table-cell office:value-type="float" office:value="1334.95" calcext:value-type="float">
            <text:p>1334.95</text:p>
          </table:table-cell>
        </table:table-row>
        <table:table-row table:style-name="ro1">
          <table:table-cell office:value-type="float" office:value="8206988" calcext:value-type="float">
            <text:p>8206988</text:p>
          </table:table-cell>
          <table:table-cell table:formula="of:=[.A515]/1000/(60*60*24)" office:value-type="time" office:time-value="PT02H16M46.988S" calcext:value-type="time">
            <text:p>02:16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7" calcext:value-type="float">
            <text:p>578.27</text:p>
          </table:table-cell>
          <table:table-cell office:value-type="float" office:value="1138.57" calcext:value-type="float">
            <text:p>1138.57</text:p>
          </table:table-cell>
          <table:table-cell office:value-type="float" office:value="1337.52" calcext:value-type="float">
            <text:p>1337.52</text:p>
          </table:table-cell>
        </table:table-row>
        <table:table-row table:style-name="ro1">
          <table:table-cell office:value-type="float" office:value="8222988" calcext:value-type="float">
            <text:p>8222988</text:p>
          </table:table-cell>
          <table:table-cell table:formula="of:=[.A516]/1000/(60*60*24)" office:value-type="time" office:time-value="PT02H17M02.988S" calcext:value-type="time">
            <text:p>02:17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5" calcext:value-type="float">
            <text:p>576.05</text:p>
          </table:table-cell>
          <table:table-cell office:value-type="float" office:value="1140.79" calcext:value-type="float">
            <text:p>1140.79</text:p>
          </table:table-cell>
          <table:table-cell office:value-type="float" office:value="1340.09" calcext:value-type="float">
            <text:p>1340.09</text:p>
          </table:table-cell>
        </table:table-row>
        <table:table-row table:style-name="ro1">
          <table:table-cell office:value-type="float" office:value="8238988" calcext:value-type="float">
            <text:p>8238988</text:p>
          </table:table-cell>
          <table:table-cell table:formula="of:=[.A517]/1000/(60*60*24)" office:value-type="time" office:time-value="PT02H17M18.988S" calcext:value-type="time">
            <text:p>02:17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7" calcext:value-type="float">
            <text:p>576.27</text:p>
          </table:table-cell>
          <table:table-cell office:value-type="float" office:value="1143.01" calcext:value-type="float">
            <text:p>1143.01</text:p>
          </table:table-cell>
          <table:table-cell office:value-type="float" office:value="1342.65" calcext:value-type="float">
            <text:p>1342.65</text:p>
          </table:table-cell>
        </table:table-row>
        <table:table-row table:style-name="ro1">
          <table:table-cell office:value-type="float" office:value="8254988" calcext:value-type="float">
            <text:p>8254988</text:p>
          </table:table-cell>
          <table:table-cell table:formula="of:=[.A518]/1000/(60*60*24)" office:value-type="time" office:time-value="PT02H17M34.988S" calcext:value-type="time">
            <text:p>02:17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7.95" calcext:value-type="float">
            <text:p>577.95</text:p>
          </table:table-cell>
          <table:table-cell office:value-type="float" office:value="1145.23" calcext:value-type="float">
            <text:p>1145.23</text:p>
          </table:table-cell>
          <table:table-cell office:value-type="float" office:value="1345.22" calcext:value-type="float">
            <text:p>1345.22</text:p>
          </table:table-cell>
        </table:table-row>
        <table:table-row table:style-name="ro1">
          <table:table-cell office:value-type="float" office:value="8270989" calcext:value-type="float">
            <text:p>8270989</text:p>
          </table:table-cell>
          <table:table-cell table:formula="of:=[.A519]/1000/(60*60*24)" office:value-type="time" office:time-value="PT02H17M50.989S" calcext:value-type="time">
            <text:p>02:17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7" calcext:value-type="float">
            <text:p>576.27</text:p>
          </table:table-cell>
          <table:table-cell office:value-type="float" office:value="1147.45" calcext:value-type="float">
            <text:p>1147.45</text:p>
          </table:table-cell>
          <table:table-cell office:value-type="float" office:value="1347.79" calcext:value-type="float">
            <text:p>1347.79</text:p>
          </table:table-cell>
        </table:table-row>
        <table:table-row table:style-name="ro1">
          <table:table-cell office:value-type="float" office:value="8286988" calcext:value-type="float">
            <text:p>8286988</text:p>
          </table:table-cell>
          <table:table-cell table:formula="of:=[.A520]/1000/(60*60*24)" office:value-type="time" office:time-value="PT02H18M06.988S" calcext:value-type="time">
            <text:p>02:18:07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1" calcext:value-type="float">
            <text:p>576.41</text:p>
          </table:table-cell>
          <table:table-cell office:value-type="float" office:value="1149.67" calcext:value-type="float">
            <text:p>1149.67</text:p>
          </table:table-cell>
          <table:table-cell office:value-type="float" office:value="1350.35" calcext:value-type="float">
            <text:p>1350.35</text:p>
          </table:table-cell>
        </table:table-row>
        <table:table-row table:style-name="ro1">
          <table:table-cell office:value-type="float" office:value="8302989" calcext:value-type="float">
            <text:p>8302989</text:p>
          </table:table-cell>
          <table:table-cell table:formula="of:=[.A521]/1000/(60*60*24)" office:value-type="time" office:time-value="PT02H18M22.989S" calcext:value-type="time">
            <text:p>02:18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7" calcext:value-type="float">
            <text:p>578.27</text:p>
          </table:table-cell>
          <table:table-cell office:value-type="float" office:value="1151.89" calcext:value-type="float">
            <text:p>1151.89</text:p>
          </table:table-cell>
          <table:table-cell office:value-type="float" office:value="1352.92" calcext:value-type="float">
            <text:p>1352.92</text:p>
          </table:table-cell>
        </table:table-row>
        <table:table-row table:style-name="ro1">
          <table:table-cell office:value-type="float" office:value="8318989" calcext:value-type="float">
            <text:p>8318989</text:p>
          </table:table-cell>
          <table:table-cell table:formula="of:=[.A522]/1000/(60*60*24)" office:value-type="time" office:time-value="PT02H18M38.989S" calcext:value-type="time">
            <text:p>02:18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6.65" calcext:value-type="float">
            <text:p>576.65</text:p>
          </table:table-cell>
          <table:table-cell office:value-type="float" office:value="1154.11" calcext:value-type="float">
            <text:p>1154.11</text:p>
          </table:table-cell>
          <table:table-cell office:value-type="float" office:value="1355.48" calcext:value-type="float">
            <text:p>1355.48</text:p>
          </table:table-cell>
        </table:table-row>
        <table:table-row table:style-name="ro1">
          <table:table-cell office:value-type="float" office:value="8334988" calcext:value-type="float">
            <text:p>8334988</text:p>
          </table:table-cell>
          <table:table-cell table:formula="of:=[.A523]/1000/(60*60*24)" office:value-type="time" office:time-value="PT02H18M54.988S" calcext:value-type="time">
            <text:p>02:18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6.49" calcext:value-type="float">
            <text:p>576.49</text:p>
          </table:table-cell>
          <table:table-cell office:value-type="float" office:value="1156.33" calcext:value-type="float">
            <text:p>1156.33</text:p>
          </table:table-cell>
          <table:table-cell office:value-type="float" office:value="1358.05" calcext:value-type="float">
            <text:p>1358.05</text:p>
          </table:table-cell>
        </table:table-row>
        <table:table-row table:style-name="ro1">
          <table:table-cell office:value-type="float" office:value="8350988" calcext:value-type="float">
            <text:p>8350988</text:p>
          </table:table-cell>
          <table:table-cell table:formula="of:=[.A524]/1000/(60*60*24)" office:value-type="time" office:time-value="PT02H19M10.988S" calcext:value-type="time">
            <text:p>02:19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" calcext:value-type="float">
            <text:p>578.4</text:p>
          </table:table-cell>
          <table:table-cell office:value-type="float" office:value="1158.55" calcext:value-type="float">
            <text:p>1158.55</text:p>
          </table:table-cell>
          <table:table-cell office:value-type="float" office:value="1360.62" calcext:value-type="float">
            <text:p>1360.62</text:p>
          </table:table-cell>
        </table:table-row>
        <table:table-row table:style-name="ro1">
          <table:table-cell office:value-type="float" office:value="8366988" calcext:value-type="float">
            <text:p>8366988</text:p>
          </table:table-cell>
          <table:table-cell table:formula="of:=[.A525]/1000/(60*60*24)" office:value-type="time" office:time-value="PT02H19M26.988S" calcext:value-type="time">
            <text:p>02:19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7" calcext:value-type="float">
            <text:p>576.27</text:p>
          </table:table-cell>
          <table:table-cell office:value-type="float" office:value="1160.77" calcext:value-type="float">
            <text:p>1160.77</text:p>
          </table:table-cell>
          <table:table-cell office:value-type="float" office:value="1363.18" calcext:value-type="float">
            <text:p>1363.18</text:p>
          </table:table-cell>
        </table:table-row>
        <table:table-row table:style-name="ro1">
          <table:table-cell office:value-type="float" office:value="8382989" calcext:value-type="float">
            <text:p>8382989</text:p>
          </table:table-cell>
          <table:table-cell table:formula="of:=[.A526]/1000/(60*60*24)" office:value-type="time" office:time-value="PT02H19M42.989S" calcext:value-type="time">
            <text:p>02:19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2" calcext:value-type="float">
            <text:p>576.42</text:p>
          </table:table-cell>
          <table:table-cell office:value-type="float" office:value="1162.98" calcext:value-type="float">
            <text:p>1162.98</text:p>
          </table:table-cell>
          <table:table-cell office:value-type="float" office:value="1365.75" calcext:value-type="float">
            <text:p>1365.75</text:p>
          </table:table-cell>
        </table:table-row>
        <table:table-row table:style-name="ro1">
          <table:table-cell office:value-type="float" office:value="8398988" calcext:value-type="float">
            <text:p>8398988</text:p>
          </table:table-cell>
          <table:table-cell table:formula="of:=[.A527]/1000/(60*60*24)" office:value-type="time" office:time-value="PT02H19M58.988S" calcext:value-type="time">
            <text:p>02:19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7" calcext:value-type="float">
            <text:p>576.27</text:p>
          </table:table-cell>
          <table:table-cell office:value-type="float" office:value="1165.2" calcext:value-type="float">
            <text:p>1165.2</text:p>
          </table:table-cell>
          <table:table-cell office:value-type="float" office:value="1368.31" calcext:value-type="float">
            <text:p>1368.31</text:p>
          </table:table-cell>
        </table:table-row>
        <table:table-row table:style-name="ro1">
          <table:table-cell office:value-type="float" office:value="8414988" calcext:value-type="float">
            <text:p>8414988</text:p>
          </table:table-cell>
          <table:table-cell table:formula="of:=[.A528]/1000/(60*60*24)" office:value-type="time" office:time-value="PT02H20M14.988S" calcext:value-type="time">
            <text:p>02:20:15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6.49" calcext:value-type="float">
            <text:p>576.49</text:p>
          </table:table-cell>
          <table:table-cell office:value-type="float" office:value="1167.42" calcext:value-type="float">
            <text:p>1167.42</text:p>
          </table:table-cell>
          <table:table-cell office:value-type="float" office:value="1370.88" calcext:value-type="float">
            <text:p>1370.88</text:p>
          </table:table-cell>
        </table:table-row>
        <table:table-row table:style-name="ro1">
          <table:table-cell office:value-type="float" office:value="8430988" calcext:value-type="float">
            <text:p>8430988</text:p>
          </table:table-cell>
          <table:table-cell table:formula="of:=[.A529]/1000/(60*60*24)" office:value-type="time" office:time-value="PT02H20M30.988S" calcext:value-type="time">
            <text:p>02:20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" calcext:value-type="float">
            <text:p>499</text:p>
          </table:table-cell>
          <table:table-cell office:value-type="float" office:value="575.8" calcext:value-type="float">
            <text:p>575.8</text:p>
          </table:table-cell>
          <table:table-cell office:value-type="float" office:value="1169.64" calcext:value-type="float">
            <text:p>1169.64</text:p>
          </table:table-cell>
          <table:table-cell office:value-type="float" office:value="1373.44" calcext:value-type="float">
            <text:p>1373.44</text:p>
          </table:table-cell>
        </table:table-row>
        <table:table-row table:style-name="ro1">
          <table:table-cell office:value-type="float" office:value="8446988" calcext:value-type="float">
            <text:p>8446988</text:p>
          </table:table-cell>
          <table:table-cell table:formula="of:=[.A530]/1000/(60*60*24)" office:value-type="time" office:time-value="PT02H20M46.988S" calcext:value-type="time">
            <text:p>02:20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5" calcext:value-type="float">
            <text:p>578.05</text:p>
          </table:table-cell>
          <table:table-cell office:value-type="float" office:value="1171.86" calcext:value-type="float">
            <text:p>1171.86</text:p>
          </table:table-cell>
          <table:table-cell office:value-type="float" office:value="1376.01" calcext:value-type="float">
            <text:p>1376.01</text:p>
          </table:table-cell>
        </table:table-row>
        <table:table-row table:style-name="ro1">
          <table:table-cell office:value-type="float" office:value="8462988" calcext:value-type="float">
            <text:p>8462988</text:p>
          </table:table-cell>
          <table:table-cell table:formula="of:=[.A531]/1000/(60*60*24)" office:value-type="time" office:time-value="PT02H21M02.988S" calcext:value-type="time">
            <text:p>02:21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1" calcext:value-type="float">
            <text:p>578.41</text:p>
          </table:table-cell>
          <table:table-cell office:value-type="float" office:value="1174.08" calcext:value-type="float">
            <text:p>1174.08</text:p>
          </table:table-cell>
          <table:table-cell office:value-type="float" office:value="1378.57" calcext:value-type="float">
            <text:p>1378.57</text:p>
          </table:table-cell>
        </table:table-row>
        <table:table-row table:style-name="ro1">
          <table:table-cell office:value-type="float" office:value="8478988" calcext:value-type="float">
            <text:p>8478988</text:p>
          </table:table-cell>
          <table:table-cell table:formula="of:=[.A532]/1000/(60*60*24)" office:value-type="time" office:time-value="PT02H21M18.988S" calcext:value-type="time">
            <text:p>02:21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8" calcext:value-type="float">
            <text:p>576.28</text:p>
          </table:table-cell>
          <table:table-cell office:value-type="float" office:value="1176.3" calcext:value-type="float">
            <text:p>1176.3</text:p>
          </table:table-cell>
          <table:table-cell office:value-type="float" office:value="1381.14" calcext:value-type="float">
            <text:p>1381.14</text:p>
          </table:table-cell>
        </table:table-row>
        <table:table-row table:style-name="ro1">
          <table:table-cell office:value-type="float" office:value="8494989" calcext:value-type="float">
            <text:p>8494989</text:p>
          </table:table-cell>
          <table:table-cell table:formula="of:=[.A533]/1000/(60*60*24)" office:value-type="time" office:time-value="PT02H21M34.989S" calcext:value-type="time">
            <text:p>02:21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1" calcext:value-type="float">
            <text:p>576.41</text:p>
          </table:table-cell>
          <table:table-cell office:value-type="float" office:value="1178.52" calcext:value-type="float">
            <text:p>1178.52</text:p>
          </table:table-cell>
          <table:table-cell office:value-type="float" office:value="1383.7" calcext:value-type="float">
            <text:p>1383.7</text:p>
          </table:table-cell>
        </table:table-row>
        <table:table-row table:style-name="ro1">
          <table:table-cell office:value-type="float" office:value="8510988" calcext:value-type="float">
            <text:p>8510988</text:p>
          </table:table-cell>
          <table:table-cell table:formula="of:=[.A534]/1000/(60*60*24)" office:value-type="time" office:time-value="PT02H21M50.988S" calcext:value-type="time">
            <text:p>02:21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7" calcext:value-type="float">
            <text:p>576.17</text:p>
          </table:table-cell>
          <table:table-cell office:value-type="float" office:value="1180.74" calcext:value-type="float">
            <text:p>1180.74</text:p>
          </table:table-cell>
          <table:table-cell office:value-type="float" office:value="1386.27" calcext:value-type="float">
            <text:p>1386.27</text:p>
          </table:table-cell>
        </table:table-row>
        <table:table-row table:style-name="ro1">
          <table:table-cell office:value-type="float" office:value="8526988" calcext:value-type="float">
            <text:p>8526988</text:p>
          </table:table-cell>
          <table:table-cell table:formula="of:=[.A535]/1000/(60*60*24)" office:value-type="time" office:time-value="PT02H22M06.988S" calcext:value-type="time">
            <text:p>02:22:07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3" calcext:value-type="float">
            <text:p>576.03</text:p>
          </table:table-cell>
          <table:table-cell office:value-type="float" office:value="1182.96" calcext:value-type="float">
            <text:p>1182.96</text:p>
          </table:table-cell>
          <table:table-cell office:value-type="float" office:value="1388.84" calcext:value-type="float">
            <text:p>1388.84</text:p>
          </table:table-cell>
        </table:table-row>
        <table:table-row table:style-name="ro1">
          <table:table-cell office:value-type="float" office:value="8542988" calcext:value-type="float">
            <text:p>8542988</text:p>
          </table:table-cell>
          <table:table-cell table:formula="of:=[.A536]/1000/(60*60*24)" office:value-type="time" office:time-value="PT02H22M22.988S" calcext:value-type="time">
            <text:p>02:22:23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6.65" calcext:value-type="float">
            <text:p>576.65</text:p>
          </table:table-cell>
          <table:table-cell office:value-type="float" office:value="1185.18" calcext:value-type="float">
            <text:p>1185.18</text:p>
          </table:table-cell>
          <table:table-cell office:value-type="float" office:value="1391.4" calcext:value-type="float">
            <text:p>1391.4</text:p>
          </table:table-cell>
        </table:table-row>
        <table:table-row table:style-name="ro1">
          <table:table-cell office:value-type="float" office:value="8558988" calcext:value-type="float">
            <text:p>8558988</text:p>
          </table:table-cell>
          <table:table-cell table:formula="of:=[.A537]/1000/(60*60*24)" office:value-type="time" office:time-value="PT02H22M38.988S" calcext:value-type="time">
            <text:p>02:22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5" calcext:value-type="float">
            <text:p>576.05</text:p>
          </table:table-cell>
          <table:table-cell office:value-type="float" office:value="1187.4" calcext:value-type="float">
            <text:p>1187.4</text:p>
          </table:table-cell>
          <table:table-cell office:value-type="float" office:value="1393.97" calcext:value-type="float">
            <text:p>1393.97</text:p>
          </table:table-cell>
        </table:table-row>
        <table:table-row table:style-name="ro1">
          <table:table-cell office:value-type="float" office:value="8574989" calcext:value-type="float">
            <text:p>8574989</text:p>
          </table:table-cell>
          <table:table-cell table:formula="of:=[.A538]/1000/(60*60*24)" office:value-type="time" office:time-value="PT02H22M54.989S" calcext:value-type="time">
            <text:p>02:22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5" calcext:value-type="float">
            <text:p>576.05</text:p>
          </table:table-cell>
          <table:table-cell office:value-type="float" office:value="1189.62" calcext:value-type="float">
            <text:p>1189.62</text:p>
          </table:table-cell>
          <table:table-cell office:value-type="float" office:value="1396.53" calcext:value-type="float">
            <text:p>1396.53</text:p>
          </table:table-cell>
        </table:table-row>
        <table:table-row table:style-name="ro1">
          <table:table-cell office:value-type="float" office:value="8590988" calcext:value-type="float">
            <text:p>8590988</text:p>
          </table:table-cell>
          <table:table-cell table:formula="of:=[.A539]/1000/(60*60*24)" office:value-type="time" office:time-value="PT02H23M10.988S" calcext:value-type="time">
            <text:p>02:23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7" calcext:value-type="float">
            <text:p>578.17</text:p>
          </table:table-cell>
          <table:table-cell office:value-type="float" office:value="1191.84" calcext:value-type="float">
            <text:p>1191.84</text:p>
          </table:table-cell>
          <table:table-cell office:value-type="float" office:value="1399.09" calcext:value-type="float">
            <text:p>1399.09</text:p>
          </table:table-cell>
        </table:table-row>
        <table:table-row table:style-name="ro1">
          <table:table-cell office:value-type="float" office:value="8606988" calcext:value-type="float">
            <text:p>8606988</text:p>
          </table:table-cell>
          <table:table-cell table:formula="of:=[.A540]/1000/(60*60*24)" office:value-type="time" office:time-value="PT02H23M26.988S" calcext:value-type="time">
            <text:p>02:23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2" calcext:value-type="float">
            <text:p>576.42</text:p>
          </table:table-cell>
          <table:table-cell office:value-type="float" office:value="1194.06" calcext:value-type="float">
            <text:p>1194.06</text:p>
          </table:table-cell>
          <table:table-cell office:value-type="float" office:value="1401.66" calcext:value-type="float">
            <text:p>1401.66</text:p>
          </table:table-cell>
        </table:table-row>
        <table:table-row table:style-name="ro1">
          <table:table-cell office:value-type="float" office:value="8622988" calcext:value-type="float">
            <text:p>8622988</text:p>
          </table:table-cell>
          <table:table-cell table:formula="of:=[.A541]/1000/(60*60*24)" office:value-type="time" office:time-value="PT02H23M42.988S" calcext:value-type="time">
            <text:p>02:23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7" calcext:value-type="float">
            <text:p>578.27</text:p>
          </table:table-cell>
          <table:table-cell office:value-type="float" office:value="1196.28" calcext:value-type="float">
            <text:p>1196.28</text:p>
          </table:table-cell>
          <table:table-cell office:value-type="float" office:value="1404.22" calcext:value-type="float">
            <text:p>1404.22</text:p>
          </table:table-cell>
        </table:table-row>
        <table:table-row table:style-name="ro1">
          <table:table-cell office:value-type="float" office:value="8638988" calcext:value-type="float">
            <text:p>8638988</text:p>
          </table:table-cell>
          <table:table-cell table:formula="of:=[.A542]/1000/(60*60*24)" office:value-type="time" office:time-value="PT02H23M58.988S" calcext:value-type="time">
            <text:p>02:23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1198.49" calcext:value-type="float">
            <text:p>1198.49</text:p>
          </table:table-cell>
          <table:table-cell office:value-type="float" office:value="1406.78" calcext:value-type="float">
            <text:p>1406.78</text:p>
          </table:table-cell>
        </table:table-row>
        <table:table-row table:style-name="ro1">
          <table:table-cell office:value-type="float" office:value="8654988" calcext:value-type="float">
            <text:p>8654988</text:p>
          </table:table-cell>
          <table:table-cell table:formula="of:=[.A543]/1000/(60*60*24)" office:value-type="time" office:time-value="PT02H24M14.988S" calcext:value-type="time">
            <text:p>02:24:15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8" calcext:value-type="float">
            <text:p>576.18</text:p>
          </table:table-cell>
          <table:table-cell office:value-type="float" office:value="1200.71" calcext:value-type="float">
            <text:p>1200.71</text:p>
          </table:table-cell>
          <table:table-cell office:value-type="float" office:value="1409.35" calcext:value-type="float">
            <text:p>1409.35</text:p>
          </table:table-cell>
        </table:table-row>
        <table:table-row table:style-name="ro1">
          <table:table-cell office:value-type="float" office:value="8670988" calcext:value-type="float">
            <text:p>8670988</text:p>
          </table:table-cell>
          <table:table-cell table:formula="of:=[.A544]/1000/(60*60*24)" office:value-type="time" office:time-value="PT02H24M30.988S" calcext:value-type="time">
            <text:p>02:24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1" calcext:value-type="float">
            <text:p>578.51</text:p>
          </table:table-cell>
          <table:table-cell office:value-type="float" office:value="1202.93" calcext:value-type="float">
            <text:p>1202.93</text:p>
          </table:table-cell>
          <table:table-cell office:value-type="float" office:value="1411.91" calcext:value-type="float">
            <text:p>1411.91</text:p>
          </table:table-cell>
        </table:table-row>
        <table:table-row table:style-name="ro1">
          <table:table-cell office:value-type="float" office:value="8686989" calcext:value-type="float">
            <text:p>8686989</text:p>
          </table:table-cell>
          <table:table-cell table:formula="of:=[.A545]/1000/(60*60*24)" office:value-type="time" office:time-value="PT02H24M46.989S" calcext:value-type="time">
            <text:p>02:24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1205.16" calcext:value-type="float">
            <text:p>1205.16</text:p>
          </table:table-cell>
          <table:table-cell office:value-type="float" office:value="1414.48" calcext:value-type="float">
            <text:p>1414.48</text:p>
          </table:table-cell>
        </table:table-row>
        <table:table-row table:style-name="ro1">
          <table:table-cell office:value-type="float" office:value="8702988" calcext:value-type="float">
            <text:p>8702988</text:p>
          </table:table-cell>
          <table:table-cell table:formula="of:=[.A546]/1000/(60*60*24)" office:value-type="time" office:time-value="PT02H25M02.988S" calcext:value-type="time">
            <text:p>02:25:03</text:p>
          </table:table-cell>
          <table:table-cell office:value-type="float" office:value="1.15" calcext:value-type="float">
            <text:p>1.15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7.87" calcext:value-type="float">
            <text:p>577.87</text:p>
          </table:table-cell>
          <table:table-cell office:value-type="float" office:value="1207.38" calcext:value-type="float">
            <text:p>1207.38</text:p>
          </table:table-cell>
          <table:table-cell office:value-type="float" office:value="1417.05" calcext:value-type="float">
            <text:p>1417.05</text:p>
          </table:table-cell>
        </table:table-row>
        <table:table-row table:style-name="ro1">
          <table:table-cell office:value-type="float" office:value="8718988" calcext:value-type="float">
            <text:p>8718988</text:p>
          </table:table-cell>
          <table:table-cell table:formula="of:=[.A547]/1000/(60*60*24)" office:value-type="time" office:time-value="PT02H25M18.988S" calcext:value-type="time">
            <text:p>02:25:19</text:p>
          </table:table-cell>
          <table:table-cell office:value-type="float" office:value="1.16" calcext:value-type="float">
            <text:p>1.16</text:p>
          </table:table-cell>
          <table:table-cell office:value-type="float" office:value="501" calcext:value-type="float">
            <text:p>501</text:p>
          </table:table-cell>
          <table:table-cell office:value-type="float" office:value="580.2" calcext:value-type="float">
            <text:p>580.2</text:p>
          </table:table-cell>
          <table:table-cell office:value-type="float" office:value="1209.61" calcext:value-type="float">
            <text:p>1209.61</text:p>
          </table:table-cell>
          <table:table-cell office:value-type="float" office:value="1419.62" calcext:value-type="float">
            <text:p>1419.62</text:p>
          </table:table-cell>
        </table:table-row>
        <table:table-row table:style-name="ro1">
          <table:table-cell office:value-type="float" office:value="8734988" calcext:value-type="float">
            <text:p>8734988</text:p>
          </table:table-cell>
          <table:table-cell table:formula="of:=[.A548]/1000/(60*60*24)" office:value-type="time" office:time-value="PT02H25M34.988S" calcext:value-type="time">
            <text:p>02:25:35</text:p>
          </table:table-cell>
          <table:table-cell office:value-type="float" office:value="1.15" calcext:value-type="float">
            <text:p>1.15</text:p>
          </table:table-cell>
          <table:table-cell office:value-type="float" office:value="500.92" calcext:value-type="float">
            <text:p>500.92</text:p>
          </table:table-cell>
          <table:table-cell office:value-type="float" office:value="578.1" calcext:value-type="float">
            <text:p>578.1</text:p>
          </table:table-cell>
          <table:table-cell office:value-type="float" office:value="1211.83" calcext:value-type="float">
            <text:p>1211.83</text:p>
          </table:table-cell>
          <table:table-cell office:value-type="float" office:value="1422.19" calcext:value-type="float">
            <text:p>1422.19</text:p>
          </table:table-cell>
        </table:table-row>
        <table:table-row table:style-name="ro1">
          <table:table-cell office:value-type="float" office:value="8750988" calcext:value-type="float">
            <text:p>8750988</text:p>
          </table:table-cell>
          <table:table-cell table:formula="of:=[.A549]/1000/(60*60*24)" office:value-type="time" office:time-value="PT02H25M50.988S" calcext:value-type="time">
            <text:p>02:25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5" calcext:value-type="float">
            <text:p>576.05</text:p>
          </table:table-cell>
          <table:table-cell office:value-type="float" office:value="1214.05" calcext:value-type="float">
            <text:p>1214.05</text:p>
          </table:table-cell>
          <table:table-cell office:value-type="float" office:value="1424.75" calcext:value-type="float">
            <text:p>1424.75</text:p>
          </table:table-cell>
        </table:table-row>
        <table:table-row table:style-name="ro1">
          <table:table-cell office:value-type="float" office:value="8766988" calcext:value-type="float">
            <text:p>8766988</text:p>
          </table:table-cell>
          <table:table-cell table:formula="of:=[.A550]/1000/(60*60*24)" office:value-type="time" office:time-value="PT02H26M06.988S" calcext:value-type="time">
            <text:p>02:26:07</text:p>
          </table:table-cell>
          <table:table-cell office:value-type="float" office:value="1.15" calcext:value-type="float">
            <text:p>1.15</text:p>
          </table:table-cell>
          <table:table-cell office:value-type="float" office:value="500.92" calcext:value-type="float">
            <text:p>500.92</text:p>
          </table:table-cell>
          <table:table-cell office:value-type="float" office:value="578.1" calcext:value-type="float">
            <text:p>578.1</text:p>
          </table:table-cell>
          <table:table-cell office:value-type="float" office:value="1216.27" calcext:value-type="float">
            <text:p>1216.27</text:p>
          </table:table-cell>
          <table:table-cell office:value-type="float" office:value="1427.32" calcext:value-type="float">
            <text:p>1427.32</text:p>
          </table:table-cell>
        </table:table-row>
        <table:table-row table:style-name="ro1">
          <table:table-cell office:value-type="float" office:value="8782988" calcext:value-type="float">
            <text:p>8782988</text:p>
          </table:table-cell>
          <table:table-cell table:formula="of:=[.A551]/1000/(60*60*24)" office:value-type="time" office:time-value="PT02H26M22.988S" calcext:value-type="time">
            <text:p>02:26:23</text:p>
          </table:table-cell>
          <table:table-cell office:value-type="float" office:value="1.15" calcext:value-type="float">
            <text:p>1.15</text:p>
          </table:table-cell>
          <table:table-cell office:value-type="float" office:value="500.92" calcext:value-type="float">
            <text:p>500.92</text:p>
          </table:table-cell>
          <table:table-cell office:value-type="float" office:value="576.12" calcext:value-type="float">
            <text:p>576.12</text:p>
          </table:table-cell>
          <table:table-cell office:value-type="float" office:value="1218.5" calcext:value-type="float">
            <text:p>1218.5</text:p>
          </table:table-cell>
          <table:table-cell office:value-type="float" office:value="1429.89" calcext:value-type="float">
            <text:p>1429.89</text:p>
          </table:table-cell>
        </table:table-row>
        <table:table-row table:style-name="ro1">
          <table:table-cell office:value-type="float" office:value="8798988" calcext:value-type="float">
            <text:p>8798988</text:p>
          </table:table-cell>
          <table:table-cell table:formula="of:=[.A552]/1000/(60*60*24)" office:value-type="time" office:time-value="PT02H26M38.988S" calcext:value-type="time">
            <text:p>02:26:39</text:p>
          </table:table-cell>
          <table:table-cell office:value-type="float" office:value="1.15" calcext:value-type="float">
            <text:p>1.15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7.87" calcext:value-type="float">
            <text:p>577.87</text:p>
          </table:table-cell>
          <table:table-cell office:value-type="float" office:value="1220.72" calcext:value-type="float">
            <text:p>1220.72</text:p>
          </table:table-cell>
          <table:table-cell office:value-type="float" office:value="1432.46" calcext:value-type="float">
            <text:p>1432.46</text:p>
          </table:table-cell>
        </table:table-row>
        <table:table-row table:style-name="ro1">
          <table:table-cell office:value-type="float" office:value="8814988" calcext:value-type="float">
            <text:p>8814988</text:p>
          </table:table-cell>
          <table:table-cell table:formula="of:=[.A553]/1000/(60*60*24)" office:value-type="time" office:time-value="PT02H26M54.988S" calcext:value-type="time">
            <text:p>02:26:55</text:p>
          </table:table-cell>
          <table:table-cell office:value-type="float" office:value="1.15" calcext:value-type="float">
            <text:p>1.15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7.87" calcext:value-type="float">
            <text:p>577.87</text:p>
          </table:table-cell>
          <table:table-cell office:value-type="float" office:value="1222.95" calcext:value-type="float">
            <text:p>1222.95</text:p>
          </table:table-cell>
          <table:table-cell office:value-type="float" office:value="1435.03" calcext:value-type="float">
            <text:p>1435.03</text:p>
          </table:table-cell>
        </table:table-row>
        <table:table-row table:style-name="ro1">
          <table:table-cell office:value-type="float" office:value="8830988" calcext:value-type="float">
            <text:p>8830988</text:p>
          </table:table-cell>
          <table:table-cell table:formula="of:=[.A554]/1000/(60*60*24)" office:value-type="time" office:time-value="PT02H27M10.988S" calcext:value-type="time">
            <text:p>02:27:11</text:p>
          </table:table-cell>
          <table:table-cell office:value-type="float" office:value="1.15" calcext:value-type="float">
            <text:p>1.15</text:p>
          </table:table-cell>
          <table:table-cell office:value-type="float" office:value="500.8" calcext:value-type="float">
            <text:p>500.8</text:p>
          </table:table-cell>
          <table:table-cell office:value-type="float" office:value="577.97" calcext:value-type="float">
            <text:p>577.97</text:p>
          </table:table-cell>
          <table:table-cell office:value-type="float" office:value="1225.17" calcext:value-type="float">
            <text:p>1225.17</text:p>
          </table:table-cell>
          <table:table-cell office:value-type="float" office:value="1437.6" calcext:value-type="float">
            <text:p>1437.6</text:p>
          </table:table-cell>
        </table:table-row>
        <table:table-row table:style-name="ro1">
          <table:table-cell office:value-type="float" office:value="8846988" calcext:value-type="float">
            <text:p>8846988</text:p>
          </table:table-cell>
          <table:table-cell table:formula="of:=[.A555]/1000/(60*60*24)" office:value-type="time" office:time-value="PT02H27M26.988S" calcext:value-type="time">
            <text:p>02:27:27</text:p>
          </table:table-cell>
          <table:table-cell office:value-type="float" office:value="1.16" calcext:value-type="float">
            <text:p>1.16</text:p>
          </table:table-cell>
          <table:table-cell office:value-type="float" office:value="500.6" calcext:value-type="float">
            <text:p>500.6</text:p>
          </table:table-cell>
          <table:table-cell office:value-type="float" office:value="579.73" calcext:value-type="float">
            <text:p>579.73</text:p>
          </table:table-cell>
          <table:table-cell office:value-type="float" office:value="1227.4" calcext:value-type="float">
            <text:p>1227.4</text:p>
          </table:table-cell>
          <table:table-cell office:value-type="float" office:value="1440.17" calcext:value-type="float">
            <text:p>1440.17</text:p>
          </table:table-cell>
        </table:table-row>
        <table:table-row table:style-name="ro1">
          <table:table-cell office:value-type="float" office:value="8862988" calcext:value-type="float">
            <text:p>8862988</text:p>
          </table:table-cell>
          <table:table-cell table:formula="of:=[.A556]/1000/(60*60*24)" office:value-type="time" office:time-value="PT02H27M42.988S" calcext:value-type="time">
            <text:p>02:27:43</text:p>
          </table:table-cell>
          <table:table-cell office:value-type="float" office:value="1.16" calcext:value-type="float">
            <text:p>1.16</text:p>
          </table:table-cell>
          <table:table-cell office:value-type="float" office:value="500.6" calcext:value-type="float">
            <text:p>500.6</text:p>
          </table:table-cell>
          <table:table-cell office:value-type="float" office:value="579.73" calcext:value-type="float">
            <text:p>579.73</text:p>
          </table:table-cell>
          <table:table-cell office:value-type="float" office:value="1229.63" calcext:value-type="float">
            <text:p>1229.63</text:p>
          </table:table-cell>
          <table:table-cell office:value-type="float" office:value="1442.74" calcext:value-type="float">
            <text:p>1442.74</text:p>
          </table:table-cell>
        </table:table-row>
        <table:table-row table:style-name="ro1">
          <table:table-cell office:value-type="float" office:value="8878989" calcext:value-type="float">
            <text:p>8878989</text:p>
          </table:table-cell>
          <table:table-cell table:formula="of:=[.A557]/1000/(60*60*24)" office:value-type="time" office:time-value="PT02H27M58.989S" calcext:value-type="time">
            <text:p>02:27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2" calcext:value-type="float">
            <text:p>576.42</text:p>
          </table:table-cell>
          <table:table-cell office:value-type="float" office:value="1231.85" calcext:value-type="float">
            <text:p>1231.85</text:p>
          </table:table-cell>
          <table:table-cell office:value-type="float" office:value="1445.31" calcext:value-type="float">
            <text:p>1445.31</text:p>
          </table:table-cell>
        </table:table-row>
        <table:table-row table:style-name="ro1">
          <table:table-cell office:value-type="float" office:value="8894988" calcext:value-type="float">
            <text:p>8894988</text:p>
          </table:table-cell>
          <table:table-cell table:formula="of:=[.A558]/1000/(60*60*24)" office:value-type="time" office:time-value="PT02H28M14.988S" calcext:value-type="time">
            <text:p>02:28:15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2" calcext:value-type="float">
            <text:p>576.2</text:p>
          </table:table-cell>
          <table:table-cell office:value-type="float" office:value="1234.07" calcext:value-type="float">
            <text:p>1234.07</text:p>
          </table:table-cell>
          <table:table-cell office:value-type="float" office:value="1447.87" calcext:value-type="float">
            <text:p>1447.87</text:p>
          </table:table-cell>
        </table:table-row>
        <table:table-row table:style-name="ro1">
          <table:table-cell office:value-type="float" office:value="8910988" calcext:value-type="float">
            <text:p>8910988</text:p>
          </table:table-cell>
          <table:table-cell table:formula="of:=[.A559]/1000/(60*60*24)" office:value-type="time" office:time-value="PT02H28M30.988S" calcext:value-type="time">
            <text:p>02:28:31</text:p>
          </table:table-cell>
          <table:table-cell office:value-type="float" office:value="1.15" calcext:value-type="float">
            <text:p>1.15</text:p>
          </table:table-cell>
          <table:table-cell office:value-type="float" office:value="500.92" calcext:value-type="float">
            <text:p>500.92</text:p>
          </table:table-cell>
          <table:table-cell office:value-type="float" office:value="576.11" calcext:value-type="float">
            <text:p>576.11</text:p>
          </table:table-cell>
          <table:table-cell office:value-type="float" office:value="1236.29" calcext:value-type="float">
            <text:p>1236.29</text:p>
          </table:table-cell>
          <table:table-cell office:value-type="float" office:value="1450.43" calcext:value-type="float">
            <text:p>1450.43</text:p>
          </table:table-cell>
        </table:table-row>
        <table:table-row table:style-name="ro1">
          <table:table-cell office:value-type="float" office:value="8926988" calcext:value-type="float">
            <text:p>8926988</text:p>
          </table:table-cell>
          <table:table-cell table:formula="of:=[.A560]/1000/(60*60*24)" office:value-type="time" office:time-value="PT02H28M46.988S" calcext:value-type="time">
            <text:p>02:28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5" calcext:value-type="float">
            <text:p>576.05</text:p>
          </table:table-cell>
          <table:table-cell office:value-type="float" office:value="1238.52" calcext:value-type="float">
            <text:p>1238.52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float" office:value="8942988" calcext:value-type="float">
            <text:p>8942988</text:p>
          </table:table-cell>
          <table:table-cell table:formula="of:=[.A561]/1000/(60*60*24)" office:value-type="time" office:time-value="PT02H29M02.988S" calcext:value-type="time">
            <text:p>02:29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4" calcext:value-type="float">
            <text:p>576.04</text:p>
          </table:table-cell>
          <table:table-cell office:value-type="float" office:value="1240.74" calcext:value-type="float">
            <text:p>1240.74</text:p>
          </table:table-cell>
          <table:table-cell office:value-type="float" office:value="1455.56" calcext:value-type="float">
            <text:p>1455.56</text:p>
          </table:table-cell>
        </table:table-row>
        <table:table-row table:style-name="ro1">
          <table:table-cell office:value-type="float" office:value="8958989" calcext:value-type="float">
            <text:p>8958989</text:p>
          </table:table-cell>
          <table:table-cell table:formula="of:=[.A562]/1000/(60*60*24)" office:value-type="time" office:time-value="PT02H29M18.989S" calcext:value-type="time">
            <text:p>02:29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1242.96" calcext:value-type="float">
            <text:p>1242.96</text:p>
          </table:table-cell>
          <table:table-cell office:value-type="float" office:value="1458.13" calcext:value-type="float">
            <text:p>1458.13</text:p>
          </table:table-cell>
        </table:table-row>
        <table:table-row table:style-name="ro1">
          <table:table-cell office:value-type="float" office:value="8974988" calcext:value-type="float">
            <text:p>8974988</text:p>
          </table:table-cell>
          <table:table-cell table:formula="of:=[.A563]/1000/(60*60*24)" office:value-type="time" office:time-value="PT02H29M34.988S" calcext:value-type="time">
            <text:p>02:29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7" calcext:value-type="float">
            <text:p>576.27</text:p>
          </table:table-cell>
          <table:table-cell office:value-type="float" office:value="1245.17" calcext:value-type="float">
            <text:p>1245.17</text:p>
          </table:table-cell>
          <table:table-cell office:value-type="float" office:value="1460.69" calcext:value-type="float">
            <text:p>1460.69</text:p>
          </table:table-cell>
        </table:table-row>
        <table:table-row table:style-name="ro1">
          <table:table-cell office:value-type="float" office:value="8990988" calcext:value-type="float">
            <text:p>8990988</text:p>
          </table:table-cell>
          <table:table-cell table:formula="of:=[.A564]/1000/(60*60*24)" office:value-type="time" office:time-value="PT02H29M50.988S" calcext:value-type="time">
            <text:p>02:29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9" calcext:value-type="float">
            <text:p>576.19</text:p>
          </table:table-cell>
          <table:table-cell office:value-type="float" office:value="1247.4" calcext:value-type="float">
            <text:p>1247.4</text:p>
          </table:table-cell>
          <table:table-cell office:value-type="float" office:value="1463.26" calcext:value-type="float">
            <text:p>1463.26</text:p>
          </table:table-cell>
        </table:table-row>
        <table:table-row table:style-name="ro1">
          <table:table-cell office:value-type="float" office:value="9006988" calcext:value-type="float">
            <text:p>9006988</text:p>
          </table:table-cell>
          <table:table-cell table:formula="of:=[.A565]/1000/(60*60*24)" office:value-type="time" office:time-value="PT02H30M06.988S" calcext:value-type="time">
            <text:p>02:30:07</text:p>
          </table:table-cell>
          <table:table-cell office:value-type="float" office:value="1.15" calcext:value-type="float">
            <text:p>1.15</text:p>
          </table:table-cell>
          <table:table-cell office:value-type="float" office:value="501" calcext:value-type="float">
            <text:p>501</text:p>
          </table:table-cell>
          <table:table-cell office:value-type="float" office:value="578.19" calcext:value-type="float">
            <text:p>578.19</text:p>
          </table:table-cell>
          <table:table-cell office:value-type="float" office:value="1249.62" calcext:value-type="float">
            <text:p>1249.62</text:p>
          </table:table-cell>
          <table:table-cell office:value-type="float" office:value="1465.82" calcext:value-type="float">
            <text:p>1465.82</text:p>
          </table:table-cell>
        </table:table-row>
        <table:table-row table:style-name="ro1">
          <table:table-cell office:value-type="float" office:value="9022989" calcext:value-type="float">
            <text:p>9022989</text:p>
          </table:table-cell>
          <table:table-cell table:formula="of:=[.A566]/1000/(60*60*24)" office:value-type="time" office:time-value="PT02H30M22.989S" calcext:value-type="time">
            <text:p>02:30:23</text:p>
          </table:table-cell>
          <table:table-cell office:value-type="float" office:value="1.15" calcext:value-type="float">
            <text:p>1.15</text:p>
          </table:table-cell>
          <table:table-cell office:value-type="float" office:value="500.8" calcext:value-type="float">
            <text:p>500.8</text:p>
          </table:table-cell>
          <table:table-cell office:value-type="float" office:value="577.95" calcext:value-type="float">
            <text:p>577.95</text:p>
          </table:table-cell>
          <table:table-cell office:value-type="float" office:value="1251.84" calcext:value-type="float">
            <text:p>1251.84</text:p>
          </table:table-cell>
          <table:table-cell office:value-type="float" office:value="1468.39" calcext:value-type="float">
            <text:p>1468.39</text:p>
          </table:table-cell>
        </table:table-row>
        <table:table-row table:style-name="ro1">
          <table:table-cell office:value-type="float" office:value="9038989" calcext:value-type="float">
            <text:p>9038989</text:p>
          </table:table-cell>
          <table:table-cell table:formula="of:=[.A567]/1000/(60*60*24)" office:value-type="time" office:time-value="PT02H30M38.989S" calcext:value-type="time">
            <text:p>02:30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1254.06" calcext:value-type="float">
            <text:p>1254.06</text:p>
          </table:table-cell>
          <table:table-cell office:value-type="float" office:value="1470.95" calcext:value-type="float">
            <text:p>1470.95</text:p>
          </table:table-cell>
        </table:table-row>
        <table:table-row table:style-name="ro1">
          <table:table-cell office:value-type="float" office:value="9054988" calcext:value-type="float">
            <text:p>9054988</text:p>
          </table:table-cell>
          <table:table-cell table:formula="of:=[.A568]/1000/(60*60*24)" office:value-type="time" office:time-value="PT02H30M54.988S" calcext:value-type="time">
            <text:p>02:30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7" calcext:value-type="float">
            <text:p>576.27</text:p>
          </table:table-cell>
          <table:table-cell office:value-type="float" office:value="1256.28" calcext:value-type="float">
            <text:p>1256.28</text:p>
          </table:table-cell>
          <table:table-cell office:value-type="float" office:value="1473.51" calcext:value-type="float">
            <text:p>1473.51</text:p>
          </table:table-cell>
        </table:table-row>
        <table:table-row table:style-name="ro1">
          <table:table-cell office:value-type="float" office:value="9070988" calcext:value-type="float">
            <text:p>9070988</text:p>
          </table:table-cell>
          <table:table-cell table:formula="of:=[.A569]/1000/(60*60*24)" office:value-type="time" office:time-value="PT02H31M10.988S" calcext:value-type="time">
            <text:p>02:31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9" calcext:value-type="float">
            <text:p>576.29</text:p>
          </table:table-cell>
          <table:table-cell office:value-type="float" office:value="1258.5" calcext:value-type="float">
            <text:p>1258.5</text:p>
          </table:table-cell>
          <table:table-cell office:value-type="float" office:value="1476.07" calcext:value-type="float">
            <text:p>1476.07</text:p>
          </table:table-cell>
        </table:table-row>
        <table:table-row table:style-name="ro1">
          <table:table-cell office:value-type="float" office:value="9086988" calcext:value-type="float">
            <text:p>9086988</text:p>
          </table:table-cell>
          <table:table-cell table:formula="of:=[.A570]/1000/(60*60*24)" office:value-type="time" office:time-value="PT02H31M26.988S" calcext:value-type="time">
            <text:p>02:31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9" calcext:value-type="float">
            <text:p>578.19</text:p>
          </table:table-cell>
          <table:table-cell office:value-type="float" office:value="1260.72" calcext:value-type="float">
            <text:p>1260.72</text:p>
          </table:table-cell>
          <table:table-cell office:value-type="float" office:value="1478.63" calcext:value-type="float">
            <text:p>1478.63</text:p>
          </table:table-cell>
        </table:table-row>
        <table:table-row table:style-name="ro1">
          <table:table-cell office:value-type="float" office:value="9102989" calcext:value-type="float">
            <text:p>9102989</text:p>
          </table:table-cell>
          <table:table-cell table:formula="of:=[.A571]/1000/(60*60*24)" office:value-type="time" office:time-value="PT02H31M42.989S" calcext:value-type="time">
            <text:p>02:31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7" calcext:value-type="float">
            <text:p>578.27</text:p>
          </table:table-cell>
          <table:table-cell office:value-type="float" office:value="1262.94" calcext:value-type="float">
            <text:p>1262.94</text:p>
          </table:table-cell>
          <table:table-cell office:value-type="float" office:value="1481.2" calcext:value-type="float">
            <text:p>1481.2</text:p>
          </table:table-cell>
        </table:table-row>
        <table:table-row table:style-name="ro1">
          <table:table-cell office:value-type="float" office:value="9118988" calcext:value-type="float">
            <text:p>9118988</text:p>
          </table:table-cell>
          <table:table-cell table:formula="of:=[.A572]/1000/(60*60*24)" office:value-type="time" office:time-value="PT02H31M58.988S" calcext:value-type="time">
            <text:p>02:31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9" calcext:value-type="float">
            <text:p>576.29</text:p>
          </table:table-cell>
          <table:table-cell office:value-type="float" office:value="1265.16" calcext:value-type="float">
            <text:p>1265.16</text:p>
          </table:table-cell>
          <table:table-cell office:value-type="float" office:value="1483.75" calcext:value-type="float">
            <text:p>1483.75</text:p>
          </table:table-cell>
        </table:table-row>
        <table:table-row table:style-name="ro1">
          <table:table-cell office:value-type="float" office:value="9134988" calcext:value-type="float">
            <text:p>9134988</text:p>
          </table:table-cell>
          <table:table-cell table:formula="of:=[.A573]/1000/(60*60*24)" office:value-type="time" office:time-value="PT02H32M14.988S" calcext:value-type="time">
            <text:p>02:32:15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8" calcext:value-type="float">
            <text:p>576.28</text:p>
          </table:table-cell>
          <table:table-cell office:value-type="float" office:value="1267.38" calcext:value-type="float">
            <text:p>1267.38</text:p>
          </table:table-cell>
          <table:table-cell office:value-type="float" office:value="1486.31" calcext:value-type="float">
            <text:p>1486.31</text:p>
          </table:table-cell>
        </table:table-row>
        <table:table-row table:style-name="ro1">
          <table:table-cell office:value-type="float" office:value="9150988" calcext:value-type="float">
            <text:p>9150988</text:p>
          </table:table-cell>
          <table:table-cell table:formula="of:=[.A574]/1000/(60*60*24)" office:value-type="time" office:time-value="PT02H32M30.988S" calcext:value-type="time">
            <text:p>02:32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6.51" calcext:value-type="float">
            <text:p>576.51</text:p>
          </table:table-cell>
          <table:table-cell office:value-type="float" office:value="1269.6" calcext:value-type="float">
            <text:p>1269.6</text:p>
          </table:table-cell>
          <table:table-cell office:value-type="float" office:value="1488.88" calcext:value-type="float">
            <text:p>1488.88</text:p>
          </table:table-cell>
        </table:table-row>
        <table:table-row table:style-name="ro1">
          <table:table-cell office:value-type="float" office:value="9166988" calcext:value-type="float">
            <text:p>9166988</text:p>
          </table:table-cell>
          <table:table-cell table:formula="of:=[.A575]/1000/(60*60*24)" office:value-type="time" office:time-value="PT02H32M46.988S" calcext:value-type="time">
            <text:p>02:32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1" calcext:value-type="float">
            <text:p>576.41</text:p>
          </table:table-cell>
          <table:table-cell office:value-type="float" office:value="1271.82" calcext:value-type="float">
            <text:p>1271.82</text:p>
          </table:table-cell>
          <table:table-cell office:value-type="float" office:value="1491.44" calcext:value-type="float">
            <text:p>1491.44</text:p>
          </table:table-cell>
        </table:table-row>
        <table:table-row table:style-name="ro1">
          <table:table-cell office:value-type="float" office:value="9182988" calcext:value-type="float">
            <text:p>9182988</text:p>
          </table:table-cell>
          <table:table-cell table:formula="of:=[.A576]/1000/(60*60*24)" office:value-type="time" office:time-value="PT02H33M02.988S" calcext:value-type="time">
            <text:p>02:33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1" calcext:value-type="float">
            <text:p>576.41</text:p>
          </table:table-cell>
          <table:table-cell office:value-type="float" office:value="1274.04" calcext:value-type="float">
            <text:p>1274.04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float" office:value="9198989" calcext:value-type="float">
            <text:p>9198989</text:p>
          </table:table-cell>
          <table:table-cell table:formula="of:=[.A577]/1000/(60*60*24)" office:value-type="time" office:time-value="PT02H33M18.989S" calcext:value-type="time">
            <text:p>02:33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8" calcext:value-type="float">
            <text:p>576.18</text:p>
          </table:table-cell>
          <table:table-cell office:value-type="float" office:value="1276.26" calcext:value-type="float">
            <text:p>1276.26</text:p>
          </table:table-cell>
          <table:table-cell office:value-type="float" office:value="1496.56" calcext:value-type="float">
            <text:p>1496.56</text:p>
          </table:table-cell>
        </table:table-row>
        <table:table-row table:style-name="ro1">
          <table:table-cell office:value-type="float" office:value="9214988" calcext:value-type="float">
            <text:p>9214988</text:p>
          </table:table-cell>
          <table:table-cell table:formula="of:=[.A578]/1000/(60*60*24)" office:value-type="time" office:time-value="PT02H33M34.988S" calcext:value-type="time">
            <text:p>02:33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6" calcext:value-type="float">
            <text:p>576.26</text:p>
          </table:table-cell>
          <table:table-cell office:value-type="float" office:value="1278.48" calcext:value-type="float">
            <text:p>1278.48</text:p>
          </table:table-cell>
          <table:table-cell office:value-type="float" office:value="1499.12" calcext:value-type="float">
            <text:p>1499.12</text:p>
          </table:table-cell>
        </table:table-row>
        <table:table-row table:style-name="ro1">
          <table:table-cell office:value-type="float" office:value="9230988" calcext:value-type="float">
            <text:p>9230988</text:p>
          </table:table-cell>
          <table:table-cell table:formula="of:=[.A579]/1000/(60*60*24)" office:value-type="time" office:time-value="PT02H33M50.988S" calcext:value-type="time">
            <text:p>02:33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5" calcext:value-type="float">
            <text:p>576.05</text:p>
          </table:table-cell>
          <table:table-cell office:value-type="float" office:value="1280.7" calcext:value-type="float">
            <text:p>1280.7</text:p>
          </table:table-cell>
          <table:table-cell office:value-type="float" office:value="1501.68" calcext:value-type="float">
            <text:p>1501.68</text:p>
          </table:table-cell>
        </table:table-row>
        <table:table-row table:style-name="ro1">
          <table:table-cell office:value-type="float" office:value="9246988" calcext:value-type="float">
            <text:p>9246988</text:p>
          </table:table-cell>
          <table:table-cell table:formula="of:=[.A580]/1000/(60*60*24)" office:value-type="time" office:time-value="PT02H34M06.988S" calcext:value-type="time">
            <text:p>02:34:07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2" calcext:value-type="float">
            <text:p>576.42</text:p>
          </table:table-cell>
          <table:table-cell office:value-type="float" office:value="1282.92" calcext:value-type="float">
            <text:p>1282.92</text:p>
          </table:table-cell>
          <table:table-cell office:value-type="float" office:value="1504.24" calcext:value-type="float">
            <text:p>1504.24</text:p>
          </table:table-cell>
        </table:table-row>
        <table:table-row table:style-name="ro1">
          <table:table-cell office:value-type="float" office:value="9262989" calcext:value-type="float">
            <text:p>9262989</text:p>
          </table:table-cell>
          <table:table-cell table:formula="of:=[.A581]/1000/(60*60*24)" office:value-type="time" office:time-value="PT02H34M22.989S" calcext:value-type="time">
            <text:p>02:34:23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2" calcext:value-type="float">
            <text:p>574.42</text:p>
          </table:table-cell>
          <table:table-cell office:value-type="float" office:value="1285.14" calcext:value-type="float">
            <text:p>1285.14</text:p>
          </table:table-cell>
          <table:table-cell office:value-type="float" office:value="1506.8" calcext:value-type="float">
            <text:p>1506.8</text:p>
          </table:table-cell>
        </table:table-row>
        <table:table-row table:style-name="ro1">
          <table:table-cell office:value-type="float" office:value="9278988" calcext:value-type="float">
            <text:p>9278988</text:p>
          </table:table-cell>
          <table:table-cell table:formula="of:=[.A582]/1000/(60*60*24)" office:value-type="time" office:time-value="PT02H34M38.988S" calcext:value-type="time">
            <text:p>02:34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2" calcext:value-type="float">
            <text:p>576.42</text:p>
          </table:table-cell>
          <table:table-cell office:value-type="float" office:value="1287.36" calcext:value-type="float">
            <text:p>1287.36</text:p>
          </table:table-cell>
          <table:table-cell office:value-type="float" office:value="1509.36" calcext:value-type="float">
            <text:p>1509.36</text:p>
          </table:table-cell>
        </table:table-row>
        <table:table-row table:style-name="ro1">
          <table:table-cell office:value-type="float" office:value="9294988" calcext:value-type="float">
            <text:p>9294988</text:p>
          </table:table-cell>
          <table:table-cell table:formula="of:=[.A583]/1000/(60*60*24)" office:value-type="time" office:time-value="PT02H34M54.988S" calcext:value-type="time">
            <text:p>02:34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2" calcext:value-type="float">
            <text:p>576.42</text:p>
          </table:table-cell>
          <table:table-cell office:value-type="float" office:value="1289.58" calcext:value-type="float">
            <text:p>1289.58</text:p>
          </table:table-cell>
          <table:table-cell office:value-type="float" office:value="1511.92" calcext:value-type="float">
            <text:p>1511.92</text:p>
          </table:table-cell>
        </table:table-row>
        <table:table-row table:style-name="ro1">
          <table:table-cell office:value-type="float" office:value="9310988" calcext:value-type="float">
            <text:p>9310988</text:p>
          </table:table-cell>
          <table:table-cell table:formula="of:=[.A584]/1000/(60*60*24)" office:value-type="time" office:time-value="PT02H35M10.988S" calcext:value-type="time">
            <text:p>02:35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3" calcext:value-type="float">
            <text:p>574.53</text:p>
          </table:table-cell>
          <table:table-cell office:value-type="float" office:value="1291.8" calcext:value-type="float">
            <text:p>1291.8</text:p>
          </table:table-cell>
          <table:table-cell office:value-type="float" office:value="1514.48" calcext:value-type="float">
            <text:p>1514.48</text:p>
          </table:table-cell>
        </table:table-row>
        <table:table-row table:style-name="ro1">
          <table:table-cell office:value-type="float" office:value="9326988" calcext:value-type="float">
            <text:p>9326988</text:p>
          </table:table-cell>
          <table:table-cell table:formula="of:=[.A585]/1000/(60*60*24)" office:value-type="time" office:time-value="PT02H35M26.988S" calcext:value-type="time">
            <text:p>02:35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3" calcext:value-type="float">
            <text:p>574.43</text:p>
          </table:table-cell>
          <table:table-cell office:value-type="float" office:value="1294.02" calcext:value-type="float">
            <text:p>1294.02</text:p>
          </table:table-cell>
          <table:table-cell office:value-type="float" office:value="1517.04" calcext:value-type="float">
            <text:p>1517.04</text:p>
          </table:table-cell>
        </table:table-row>
        <table:table-row table:style-name="ro1">
          <table:table-cell office:value-type="float" office:value="9342988" calcext:value-type="float">
            <text:p>9342988</text:p>
          </table:table-cell>
          <table:table-cell table:formula="of:=[.A586]/1000/(60*60*24)" office:value-type="time" office:time-value="PT02H35M42.988S" calcext:value-type="time">
            <text:p>02:35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3.95" calcext:value-type="float">
            <text:p>573.95</text:p>
          </table:table-cell>
          <table:table-cell office:value-type="float" office:value="1296.24" calcext:value-type="float">
            <text:p>1296.24</text:p>
          </table:table-cell>
          <table:table-cell office:value-type="float" office:value="1519.6" calcext:value-type="float">
            <text:p>1519.6</text:p>
          </table:table-cell>
        </table:table-row>
        <table:table-row table:style-name="ro1">
          <table:table-cell office:value-type="float" office:value="9358988" calcext:value-type="float">
            <text:p>9358988</text:p>
          </table:table-cell>
          <table:table-cell table:formula="of:=[.A587]/1000/(60*60*24)" office:value-type="time" office:time-value="PT02H35M58.988S" calcext:value-type="time">
            <text:p>02:35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4" calcext:value-type="float">
            <text:p>576.04</text:p>
          </table:table-cell>
          <table:table-cell office:value-type="float" office:value="1298.45" calcext:value-type="float">
            <text:p>1298.45</text:p>
          </table:table-cell>
          <table:table-cell office:value-type="float" office:value="1522.16" calcext:value-type="float">
            <text:p>1522.16</text:p>
          </table:table-cell>
        </table:table-row>
        <table:table-row table:style-name="ro1">
          <table:table-cell office:value-type="float" office:value="9374988" calcext:value-type="float">
            <text:p>9374988</text:p>
          </table:table-cell>
          <table:table-cell table:formula="of:=[.A588]/1000/(60*60*24)" office:value-type="time" office:time-value="PT02H36M14.988S" calcext:value-type="time">
            <text:p>02:36:15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7" calcext:value-type="float">
            <text:p>576.27</text:p>
          </table:table-cell>
          <table:table-cell office:value-type="float" office:value="1300.67" calcext:value-type="float">
            <text:p>1300.67</text:p>
          </table:table-cell>
          <table:table-cell office:value-type="float" office:value="1524.72" calcext:value-type="float">
            <text:p>1524.72</text:p>
          </table:table-cell>
        </table:table-row>
        <table:table-row table:style-name="ro1">
          <table:table-cell office:value-type="float" office:value="9390989" calcext:value-type="float">
            <text:p>9390989</text:p>
          </table:table-cell>
          <table:table-cell table:formula="of:=[.A589]/1000/(60*60*24)" office:value-type="time" office:time-value="PT02H36M30.989S" calcext:value-type="time">
            <text:p>02:36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7" calcext:value-type="float">
            <text:p>576.27</text:p>
          </table:table-cell>
          <table:table-cell office:value-type="float" office:value="1302.89" calcext:value-type="float">
            <text:p>1302.89</text:p>
          </table:table-cell>
          <table:table-cell office:value-type="float" office:value="1527.28" calcext:value-type="float">
            <text:p>1527.28</text:p>
          </table:table-cell>
        </table:table-row>
        <table:table-row table:style-name="ro1">
          <table:table-cell office:value-type="float" office:value="9406988" calcext:value-type="float">
            <text:p>9406988</text:p>
          </table:table-cell>
          <table:table-cell table:formula="of:=[.A590]/1000/(60*60*24)" office:value-type="time" office:time-value="PT02H36M46.988S" calcext:value-type="time">
            <text:p>02:36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7" calcext:value-type="float">
            <text:p>576.17</text:p>
          </table:table-cell>
          <table:table-cell office:value-type="float" office:value="1305.11" calcext:value-type="float">
            <text:p>1305.11</text:p>
          </table:table-cell>
          <table:table-cell office:value-type="float" office:value="1529.84" calcext:value-type="float">
            <text:p>1529.84</text:p>
          </table:table-cell>
        </table:table-row>
        <table:table-row table:style-name="ro1">
          <table:table-cell office:value-type="float" office:value="9422988" calcext:value-type="float">
            <text:p>9422988</text:p>
          </table:table-cell>
          <table:table-cell table:formula="of:=[.A591]/1000/(60*60*24)" office:value-type="time" office:time-value="PT02H37M02.988S" calcext:value-type="time">
            <text:p>02:37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2" calcext:value-type="float">
            <text:p>574.52</text:p>
          </table:table-cell>
          <table:table-cell office:value-type="float" office:value="1307.33" calcext:value-type="float">
            <text:p>1307.33</text:p>
          </table:table-cell>
          <table:table-cell office:value-type="float" office:value="1532.4" calcext:value-type="float">
            <text:p>1532.4</text:p>
          </table:table-cell>
        </table:table-row>
        <table:table-row table:style-name="ro1">
          <table:table-cell office:value-type="float" office:value="9438988" calcext:value-type="float">
            <text:p>9438988</text:p>
          </table:table-cell>
          <table:table-cell table:formula="of:=[.A592]/1000/(60*60*24)" office:value-type="time" office:time-value="PT02H37M18.988S" calcext:value-type="time">
            <text:p>02:37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6.51" calcext:value-type="float">
            <text:p>576.51</text:p>
          </table:table-cell>
          <table:table-cell office:value-type="float" office:value="1309.55" calcext:value-type="float">
            <text:p>1309.55</text:p>
          </table:table-cell>
          <table:table-cell office:value-type="float" office:value="1534.96" calcext:value-type="float">
            <text:p>1534.96</text:p>
          </table:table-cell>
        </table:table-row>
        <table:table-row table:style-name="ro1">
          <table:table-cell office:value-type="float" office:value="9454988" calcext:value-type="float">
            <text:p>9454988</text:p>
          </table:table-cell>
          <table:table-cell table:formula="of:=[.A593]/1000/(60*60*24)" office:value-type="time" office:time-value="PT02H37M34.988S" calcext:value-type="time">
            <text:p>02:37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5.95" calcext:value-type="float">
            <text:p>575.95</text:p>
          </table:table-cell>
          <table:table-cell office:value-type="float" office:value="1311.77" calcext:value-type="float">
            <text:p>1311.77</text:p>
          </table:table-cell>
          <table:table-cell office:value-type="float" office:value="1537.52" calcext:value-type="float">
            <text:p>1537.52</text:p>
          </table:table-cell>
        </table:table-row>
        <table:table-row table:style-name="ro1">
          <table:table-cell office:value-type="float" office:value="9470988" calcext:value-type="float">
            <text:p>9470988</text:p>
          </table:table-cell>
          <table:table-cell table:formula="of:=[.A594]/1000/(60*60*24)" office:value-type="time" office:time-value="PT02H37M50.988S" calcext:value-type="time">
            <text:p>02:37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6.5" calcext:value-type="float">
            <text:p>576.5</text:p>
          </table:table-cell>
          <table:table-cell office:value-type="float" office:value="1313.99" calcext:value-type="float">
            <text:p>1313.99</text:p>
          </table:table-cell>
          <table:table-cell office:value-type="float" office:value="1540.08" calcext:value-type="float">
            <text:p>1540.08</text:p>
          </table:table-cell>
        </table:table-row>
        <table:table-row table:style-name="ro1">
          <table:table-cell office:value-type="float" office:value="9486988" calcext:value-type="float">
            <text:p>9486988</text:p>
          </table:table-cell>
          <table:table-cell table:formula="of:=[.A595]/1000/(60*60*24)" office:value-type="time" office:time-value="PT02H38M06.988S" calcext:value-type="time">
            <text:p>02:38:07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8" calcext:value-type="float">
            <text:p>576.28</text:p>
          </table:table-cell>
          <table:table-cell office:value-type="float" office:value="1316.21" calcext:value-type="float">
            <text:p>1316.21</text:p>
          </table:table-cell>
          <table:table-cell office:value-type="float" office:value="1542.64" calcext:value-type="float">
            <text:p>1542.64</text:p>
          </table:table-cell>
        </table:table-row>
        <table:table-row table:style-name="ro1">
          <table:table-cell office:value-type="float" office:value="9502988" calcext:value-type="float">
            <text:p>9502988</text:p>
          </table:table-cell>
          <table:table-cell table:formula="of:=[.A596]/1000/(60*60*24)" office:value-type="time" office:time-value="PT02H38M22.988S" calcext:value-type="time">
            <text:p>02:38:23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2" calcext:value-type="float">
            <text:p>576.42</text:p>
          </table:table-cell>
          <table:table-cell office:value-type="float" office:value="1318.43" calcext:value-type="float">
            <text:p>1318.43</text:p>
          </table:table-cell>
          <table:table-cell office:value-type="float" office:value="1545.2" calcext:value-type="float">
            <text:p>1545.2</text:p>
          </table:table-cell>
        </table:table-row>
        <table:table-row table:style-name="ro1">
          <table:table-cell office:value-type="float" office:value="9518988" calcext:value-type="float">
            <text:p>9518988</text:p>
          </table:table-cell>
          <table:table-cell table:formula="of:=[.A597]/1000/(60*60*24)" office:value-type="time" office:time-value="PT02H38M38.988S" calcext:value-type="time">
            <text:p>02:38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2" calcext:value-type="float">
            <text:p>576.42</text:p>
          </table:table-cell>
          <table:table-cell office:value-type="float" office:value="1320.65" calcext:value-type="float">
            <text:p>1320.65</text:p>
          </table:table-cell>
          <table:table-cell office:value-type="float" office:value="1547.76" calcext:value-type="float">
            <text:p>1547.76</text:p>
          </table:table-cell>
        </table:table-row>
        <table:table-row table:style-name="ro1">
          <table:table-cell office:value-type="float" office:value="9534988" calcext:value-type="float">
            <text:p>9534988</text:p>
          </table:table-cell>
          <table:table-cell table:formula="of:=[.A598]/1000/(60*60*24)" office:value-type="time" office:time-value="PT02H38M54.988S" calcext:value-type="time">
            <text:p>02:38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5" calcext:value-type="float">
            <text:p>574.05</text:p>
          </table:table-cell>
          <table:table-cell office:value-type="float" office:value="1322.87" calcext:value-type="float">
            <text:p>1322.87</text:p>
          </table:table-cell>
          <table:table-cell office:value-type="float" office:value="1550.31" calcext:value-type="float">
            <text:p>1550.31</text:p>
          </table:table-cell>
        </table:table-row>
        <table:table-row table:style-name="ro1">
          <table:table-cell office:value-type="float" office:value="9550988" calcext:value-type="float">
            <text:p>9550988</text:p>
          </table:table-cell>
          <table:table-cell table:formula="of:=[.A599]/1000/(60*60*24)" office:value-type="time" office:time-value="PT02H39M10.988S" calcext:value-type="time">
            <text:p>02:39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7" calcext:value-type="float">
            <text:p>574.27</text:p>
          </table:table-cell>
          <table:table-cell office:value-type="float" office:value="1325.09" calcext:value-type="float">
            <text:p>1325.09</text:p>
          </table:table-cell>
          <table:table-cell office:value-type="float" office:value="1552.87" calcext:value-type="float">
            <text:p>1552.87</text:p>
          </table:table-cell>
        </table:table-row>
        <table:table-row table:style-name="ro1">
          <table:table-cell office:value-type="float" office:value="9566988" calcext:value-type="float">
            <text:p>9566988</text:p>
          </table:table-cell>
          <table:table-cell table:formula="of:=[.A600]/1000/(60*60*24)" office:value-type="time" office:time-value="PT02H39M26.988S" calcext:value-type="time">
            <text:p>02:39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7" calcext:value-type="float">
            <text:p>576.27</text:p>
          </table:table-cell>
          <table:table-cell office:value-type="float" office:value="1327.31" calcext:value-type="float">
            <text:p>1327.31</text:p>
          </table:table-cell>
          <table:table-cell office:value-type="float" office:value="1555.43" calcext:value-type="float">
            <text:p>1555.43</text:p>
          </table:table-cell>
        </table:table-row>
        <table:table-row table:style-name="ro1">
          <table:table-cell office:value-type="float" office:value="9582988" calcext:value-type="float">
            <text:p>9582988</text:p>
          </table:table-cell>
          <table:table-cell table:formula="of:=[.A601]/1000/(60*60*24)" office:value-type="time" office:time-value="PT02H39M42.988S" calcext:value-type="time">
            <text:p>02:39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6.64" calcext:value-type="float">
            <text:p>576.64</text:p>
          </table:table-cell>
          <table:table-cell office:value-type="float" office:value="1329.53" calcext:value-type="float">
            <text:p>1329.53</text:p>
          </table:table-cell>
          <table:table-cell office:value-type="float" office:value="1557.99" calcext:value-type="float">
            <text:p>1557.99</text:p>
          </table:table-cell>
        </table:table-row>
        <table:table-row table:style-name="ro1">
          <table:table-cell office:value-type="float" office:value="9598988" calcext:value-type="float">
            <text:p>9598988</text:p>
          </table:table-cell>
          <table:table-cell table:formula="of:=[.A602]/1000/(60*60*24)" office:value-type="time" office:time-value="PT02H39M58.988S" calcext:value-type="time">
            <text:p>02:39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6" calcext:value-type="float">
            <text:p>576.06</text:p>
          </table:table-cell>
          <table:table-cell office:value-type="float" office:value="1331.75" calcext:value-type="float">
            <text:p>1331.75</text:p>
          </table:table-cell>
          <table:table-cell office:value-type="float" office:value="1560.54" calcext:value-type="float">
            <text:p>1560.54</text:p>
          </table:table-cell>
        </table:table-row>
        <table:table-row table:style-name="ro1">
          <table:table-cell office:value-type="float" office:value="9614988" calcext:value-type="float">
            <text:p>9614988</text:p>
          </table:table-cell>
          <table:table-cell table:formula="of:=[.A603]/1000/(60*60*24)" office:value-type="time" office:time-value="PT02H40M14.988S" calcext:value-type="time">
            <text:p>02:40:15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7" calcext:value-type="float">
            <text:p>576.27</text:p>
          </table:table-cell>
          <table:table-cell office:value-type="float" office:value="1333.97" calcext:value-type="float">
            <text:p>1333.97</text:p>
          </table:table-cell>
          <table:table-cell office:value-type="float" office:value="1563.1" calcext:value-type="float">
            <text:p>1563.1</text:p>
          </table:table-cell>
        </table:table-row>
        <table:table-row table:style-name="ro1">
          <table:table-cell office:value-type="float" office:value="9630988" calcext:value-type="float">
            <text:p>9630988</text:p>
          </table:table-cell>
          <table:table-cell table:formula="of:=[.A604]/1000/(60*60*24)" office:value-type="time" office:time-value="PT02H40M30.988S" calcext:value-type="time">
            <text:p>02:40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8" calcext:value-type="float">
            <text:p>576.28</text:p>
          </table:table-cell>
          <table:table-cell office:value-type="float" office:value="1336.19" calcext:value-type="float">
            <text:p>1336.19</text:p>
          </table:table-cell>
          <table:table-cell office:value-type="float" office:value="1565.66" calcext:value-type="float">
            <text:p>1565.66</text:p>
          </table:table-cell>
        </table:table-row>
        <table:table-row table:style-name="ro1">
          <table:table-cell office:value-type="float" office:value="9646989" calcext:value-type="float">
            <text:p>9646989</text:p>
          </table:table-cell>
          <table:table-cell table:formula="of:=[.A605]/1000/(60*60*24)" office:value-type="time" office:time-value="PT02H40M46.989S" calcext:value-type="time">
            <text:p>02:40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6.49" calcext:value-type="float">
            <text:p>576.49</text:p>
          </table:table-cell>
          <table:table-cell office:value-type="float" office:value="1338.41" calcext:value-type="float">
            <text:p>1338.41</text:p>
          </table:table-cell>
          <table:table-cell office:value-type="float" office:value="1568.22" calcext:value-type="float">
            <text:p>1568.22</text:p>
          </table:table-cell>
        </table:table-row>
        <table:table-row table:style-name="ro1">
          <table:table-cell office:value-type="float" office:value="9662988" calcext:value-type="float">
            <text:p>9662988</text:p>
          </table:table-cell>
          <table:table-cell table:formula="of:=[.A606]/1000/(60*60*24)" office:value-type="time" office:time-value="PT02H41M02.988S" calcext:value-type="time">
            <text:p>02:41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3" calcext:value-type="float">
            <text:p>576.43</text:p>
          </table:table-cell>
          <table:table-cell office:value-type="float" office:value="1340.63" calcext:value-type="float">
            <text:p>1340.63</text:p>
          </table:table-cell>
          <table:table-cell office:value-type="float" office:value="1570.78" calcext:value-type="float">
            <text:p>1570.78</text:p>
          </table:table-cell>
        </table:table-row>
        <table:table-row table:style-name="ro1">
          <table:table-cell office:value-type="float" office:value="9678988" calcext:value-type="float">
            <text:p>9678988</text:p>
          </table:table-cell>
          <table:table-cell table:formula="of:=[.A607]/1000/(60*60*24)" office:value-type="time" office:time-value="PT02H41M18.988S" calcext:value-type="time">
            <text:p>02:41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6" calcext:value-type="float">
            <text:p>576.06</text:p>
          </table:table-cell>
          <table:table-cell office:value-type="float" office:value="1342.85" calcext:value-type="float">
            <text:p>1342.85</text:p>
          </table:table-cell>
          <table:table-cell office:value-type="float" office:value="1573.33" calcext:value-type="float">
            <text:p>1573.33</text:p>
          </table:table-cell>
        </table:table-row>
        <table:table-row table:style-name="ro1">
          <table:table-cell office:value-type="float" office:value="9694988" calcext:value-type="float">
            <text:p>9694988</text:p>
          </table:table-cell>
          <table:table-cell table:formula="of:=[.A608]/1000/(60*60*24)" office:value-type="time" office:time-value="PT02H41M34.988S" calcext:value-type="time">
            <text:p>02:41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5" calcext:value-type="float">
            <text:p>574.05</text:p>
          </table:table-cell>
          <table:table-cell office:value-type="float" office:value="1345.07" calcext:value-type="float">
            <text:p>1345.07</text:p>
          </table:table-cell>
          <table:table-cell office:value-type="float" office:value="1575.89" calcext:value-type="float">
            <text:p>1575.89</text:p>
          </table:table-cell>
        </table:table-row>
        <table:table-row table:style-name="ro1">
          <table:table-cell office:value-type="float" office:value="9710988" calcext:value-type="float">
            <text:p>9710988</text:p>
          </table:table-cell>
          <table:table-cell table:formula="of:=[.A609]/1000/(60*60*24)" office:value-type="time" office:time-value="PT02H41M50.988S" calcext:value-type="time">
            <text:p>02:41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5.96" calcext:value-type="float">
            <text:p>575.96</text:p>
          </table:table-cell>
          <table:table-cell office:value-type="float" office:value="1347.29" calcext:value-type="float">
            <text:p>1347.29</text:p>
          </table:table-cell>
          <table:table-cell office:value-type="float" office:value="1578.45" calcext:value-type="float">
            <text:p>1578.45</text:p>
          </table:table-cell>
        </table:table-row>
        <table:table-row table:style-name="ro1">
          <table:table-cell office:value-type="float" office:value="9726988" calcext:value-type="float">
            <text:p>9726988</text:p>
          </table:table-cell>
          <table:table-cell table:formula="of:=[.A610]/1000/(60*60*24)" office:value-type="time" office:time-value="PT02H42M06.988S" calcext:value-type="time">
            <text:p>02:42:07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5" calcext:value-type="float">
            <text:p>574.05</text:p>
          </table:table-cell>
          <table:table-cell office:value-type="float" office:value="1349.5" calcext:value-type="float">
            <text:p>1349.5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9742988" calcext:value-type="float">
            <text:p>9742988</text:p>
          </table:table-cell>
          <table:table-cell table:formula="of:=[.A611]/1000/(60*60*24)" office:value-type="time" office:time-value="PT02H42M22.988S" calcext:value-type="time">
            <text:p>02:42:23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7" calcext:value-type="float">
            <text:p>576.17</text:p>
          </table:table-cell>
          <table:table-cell office:value-type="float" office:value="1351.72" calcext:value-type="float">
            <text:p>1351.72</text:p>
          </table:table-cell>
          <table:table-cell office:value-type="float" office:value="1583.56" calcext:value-type="float">
            <text:p>1583.56</text:p>
          </table:table-cell>
        </table:table-row>
        <table:table-row table:style-name="ro1">
          <table:table-cell office:value-type="float" office:value="9758989" calcext:value-type="float">
            <text:p>9758989</text:p>
          </table:table-cell>
          <table:table-cell table:formula="of:=[.A612]/1000/(60*60*24)" office:value-type="time" office:time-value="PT02H42M38.989S" calcext:value-type="time">
            <text:p>02:42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8" calcext:value-type="float">
            <text:p>576.28</text:p>
          </table:table-cell>
          <table:table-cell office:value-type="float" office:value="1353.94" calcext:value-type="float">
            <text:p>1353.94</text:p>
          </table:table-cell>
          <table:table-cell office:value-type="float" office:value="1586.12" calcext:value-type="float">
            <text:p>1586.12</text:p>
          </table:table-cell>
        </table:table-row>
        <table:table-row table:style-name="ro1">
          <table:table-cell office:value-type="float" office:value="9774988" calcext:value-type="float">
            <text:p>9774988</text:p>
          </table:table-cell>
          <table:table-cell table:formula="of:=[.A613]/1000/(60*60*24)" office:value-type="time" office:time-value="PT02H42M54.988S" calcext:value-type="time">
            <text:p>02:42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8" calcext:value-type="float">
            <text:p>574.28</text:p>
          </table:table-cell>
          <table:table-cell office:value-type="float" office:value="1356.17" calcext:value-type="float">
            <text:p>1356.17</text:p>
          </table:table-cell>
          <table:table-cell office:value-type="float" office:value="1588.68" calcext:value-type="float">
            <text:p>1588.68</text:p>
          </table:table-cell>
        </table:table-row>
        <table:table-row table:style-name="ro1">
          <table:table-cell office:value-type="float" office:value="9790988" calcext:value-type="float">
            <text:p>9790988</text:p>
          </table:table-cell>
          <table:table-cell table:formula="of:=[.A614]/1000/(60*60*24)" office:value-type="time" office:time-value="PT02H43M10.988S" calcext:value-type="time">
            <text:p>02:43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8" calcext:value-type="float">
            <text:p>576.28</text:p>
          </table:table-cell>
          <table:table-cell office:value-type="float" office:value="1358.39" calcext:value-type="float">
            <text:p>1358.39</text:p>
          </table:table-cell>
          <table:table-cell office:value-type="float" office:value="1591.24" calcext:value-type="float">
            <text:p>1591.24</text:p>
          </table:table-cell>
        </table:table-row>
        <table:table-row table:style-name="ro1">
          <table:table-cell office:value-type="float" office:value="9806988" calcext:value-type="float">
            <text:p>9806988</text:p>
          </table:table-cell>
          <table:table-cell table:formula="of:=[.A615]/1000/(60*60*24)" office:value-type="time" office:time-value="PT02H43M26.988S" calcext:value-type="time">
            <text:p>02:43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5.97" calcext:value-type="float">
            <text:p>575.97</text:p>
          </table:table-cell>
          <table:table-cell office:value-type="float" office:value="1360.6" calcext:value-type="float">
            <text:p>1360.6</text:p>
          </table:table-cell>
          <table:table-cell office:value-type="float" office:value="1593.79" calcext:value-type="float">
            <text:p>1593.79</text:p>
          </table:table-cell>
        </table:table-row>
        <table:table-row table:style-name="ro1">
          <table:table-cell office:value-type="float" office:value="9822988" calcext:value-type="float">
            <text:p>9822988</text:p>
          </table:table-cell>
          <table:table-cell table:formula="of:=[.A616]/1000/(60*60*24)" office:value-type="time" office:time-value="PT02H43M42.988S" calcext:value-type="time">
            <text:p>02:43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6.66" calcext:value-type="float">
            <text:p>576.66</text:p>
          </table:table-cell>
          <table:table-cell office:value-type="float" office:value="1362.82" calcext:value-type="float">
            <text:p>1362.82</text:p>
          </table:table-cell>
          <table:table-cell office:value-type="float" office:value="1596.35" calcext:value-type="float">
            <text:p>1596.35</text:p>
          </table:table-cell>
        </table:table-row>
        <table:table-row table:style-name="ro1">
          <table:table-cell office:value-type="float" office:value="9838988" calcext:value-type="float">
            <text:p>9838988</text:p>
          </table:table-cell>
          <table:table-cell table:formula="of:=[.A617]/1000/(60*60*24)" office:value-type="time" office:time-value="PT02H43M58.988S" calcext:value-type="time">
            <text:p>02:43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8" calcext:value-type="float">
            <text:p>576.28</text:p>
          </table:table-cell>
          <table:table-cell office:value-type="float" office:value="1365.04" calcext:value-type="float">
            <text:p>1365.04</text:p>
          </table:table-cell>
          <table:table-cell office:value-type="float" office:value="1598.91" calcext:value-type="float">
            <text:p>1598.91</text:p>
          </table:table-cell>
        </table:table-row>
        <table:table-row table:style-name="ro1">
          <table:table-cell office:value-type="float" office:value="9854988" calcext:value-type="float">
            <text:p>9854988</text:p>
          </table:table-cell>
          <table:table-cell table:formula="of:=[.A618]/1000/(60*60*24)" office:value-type="time" office:time-value="PT02H44M14.988S" calcext:value-type="time">
            <text:p>02:44:15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3.96" calcext:value-type="float">
            <text:p>573.96</text:p>
          </table:table-cell>
          <table:table-cell office:value-type="float" office:value="1367.26" calcext:value-type="float">
            <text:p>1367.26</text:p>
          </table:table-cell>
          <table:table-cell office:value-type="float" office:value="1601.47" calcext:value-type="float">
            <text:p>1601.47</text:p>
          </table:table-cell>
        </table:table-row>
        <table:table-row table:style-name="ro1">
          <table:table-cell office:value-type="float" office:value="9870988" calcext:value-type="float">
            <text:p>9870988</text:p>
          </table:table-cell>
          <table:table-cell table:formula="of:=[.A619]/1000/(60*60*24)" office:value-type="time" office:time-value="PT02H44M30.988S" calcext:value-type="time">
            <text:p>02:44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8" calcext:value-type="float">
            <text:p>574.28</text:p>
          </table:table-cell>
          <table:table-cell office:value-type="float" office:value="1369.48" calcext:value-type="float">
            <text:p>1369.48</text:p>
          </table:table-cell>
          <table:table-cell office:value-type="float" office:value="1604.02" calcext:value-type="float">
            <text:p>1604.02</text:p>
          </table:table-cell>
        </table:table-row>
        <table:table-row table:style-name="ro1">
          <table:table-cell office:value-type="float" office:value="9886988" calcext:value-type="float">
            <text:p>9886988</text:p>
          </table:table-cell>
          <table:table-cell table:formula="of:=[.A620]/1000/(60*60*24)" office:value-type="time" office:time-value="PT02H44M46.988S" calcext:value-type="time">
            <text:p>02:44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5.94" calcext:value-type="float">
            <text:p>575.94</text:p>
          </table:table-cell>
          <table:table-cell office:value-type="float" office:value="1371.7" calcext:value-type="float">
            <text:p>1371.7</text:p>
          </table:table-cell>
          <table:table-cell office:value-type="float" office:value="1606.58" calcext:value-type="float">
            <text:p>1606.58</text:p>
          </table:table-cell>
        </table:table-row>
        <table:table-row table:style-name="ro1">
          <table:table-cell office:value-type="float" office:value="9902989" calcext:value-type="float">
            <text:p>9902989</text:p>
          </table:table-cell>
          <table:table-cell table:formula="of:=[.A621]/1000/(60*60*24)" office:value-type="time" office:time-value="PT02H45M02.989S" calcext:value-type="time">
            <text:p>02:45:03</text:p>
          </table:table-cell>
          <table:table-cell office:value-type="float" office:value="1.15" calcext:value-type="float">
            <text:p>1.15</text:p>
          </table:table-cell>
          <table:table-cell office:value-type="float" office:value="500.8" calcext:value-type="float">
            <text:p>500.8</text:p>
          </table:table-cell>
          <table:table-cell office:value-type="float" office:value="577.95" calcext:value-type="float">
            <text:p>577.95</text:p>
          </table:table-cell>
          <table:table-cell office:value-type="float" office:value="1373.92" calcext:value-type="float">
            <text:p>1373.92</text:p>
          </table:table-cell>
          <table:table-cell office:value-type="float" office:value="1609.14" calcext:value-type="float">
            <text:p>1609.14</text:p>
          </table:table-cell>
        </table:table-row>
        <table:table-row table:style-name="ro1">
          <table:table-cell office:value-type="float" office:value="9918988" calcext:value-type="float">
            <text:p>9918988</text:p>
          </table:table-cell>
          <table:table-cell table:formula="of:=[.A622]/1000/(60*60*24)" office:value-type="time" office:time-value="PT02H45M18.988S" calcext:value-type="time">
            <text:p>02:45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5.94" calcext:value-type="float">
            <text:p>575.94</text:p>
          </table:table-cell>
          <table:table-cell office:value-type="float" office:value="1376.14" calcext:value-type="float">
            <text:p>1376.14</text:p>
          </table:table-cell>
          <table:table-cell office:value-type="float" office:value="1611.69" calcext:value-type="float">
            <text:p>1611.69</text:p>
          </table:table-cell>
        </table:table-row>
        <table:table-row table:style-name="ro1">
          <table:table-cell office:value-type="float" office:value="9934988" calcext:value-type="float">
            <text:p>9934988</text:p>
          </table:table-cell>
          <table:table-cell table:formula="of:=[.A623]/1000/(60*60*24)" office:value-type="time" office:time-value="PT02H45M34.988S" calcext:value-type="time">
            <text:p>02:45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4" calcext:value-type="float">
            <text:p>574.04</text:p>
          </table:table-cell>
          <table:table-cell office:value-type="float" office:value="1378.36" calcext:value-type="float">
            <text:p>1378.36</text:p>
          </table:table-cell>
          <table:table-cell office:value-type="float" office:value="1614.25" calcext:value-type="float">
            <text:p>1614.25</text:p>
          </table:table-cell>
        </table:table-row>
        <table:table-row table:style-name="ro1">
          <table:table-cell office:value-type="float" office:value="9950988" calcext:value-type="float">
            <text:p>9950988</text:p>
          </table:table-cell>
          <table:table-cell table:formula="of:=[.A624]/1000/(60*60*24)" office:value-type="time" office:time-value="PT02H45M50.988S" calcext:value-type="time">
            <text:p>02:45:51</text:p>
          </table:table-cell>
          <table:table-cell office:value-type="float" office:value="1.15" calcext:value-type="float">
            <text:p>1.15</text:p>
          </table:table-cell>
          <table:table-cell office:value-type="float" office:value="500.8" calcext:value-type="float">
            <text:p>500.8</text:p>
          </table:table-cell>
          <table:table-cell office:value-type="float" office:value="577.95" calcext:value-type="float">
            <text:p>577.95</text:p>
          </table:table-cell>
          <table:table-cell office:value-type="float" office:value="1380.58" calcext:value-type="float">
            <text:p>1380.58</text:p>
          </table:table-cell>
          <table:table-cell office:value-type="float" office:value="1616.81" calcext:value-type="float">
            <text:p>1616.81</text:p>
          </table:table-cell>
        </table:table-row>
        <table:table-row table:style-name="ro1">
          <table:table-cell office:value-type="float" office:value="9966988" calcext:value-type="float">
            <text:p>9966988</text:p>
          </table:table-cell>
          <table:table-cell table:formula="of:=[.A625]/1000/(60*60*24)" office:value-type="time" office:time-value="PT02H46M06.988S" calcext:value-type="time">
            <text:p>02:46:07</text:p>
          </table:table-cell>
          <table:table-cell office:value-type="float" office:value="1.15" calcext:value-type="float">
            <text:p>1.15</text:p>
          </table:table-cell>
          <table:table-cell office:value-type="float" office:value="501" calcext:value-type="float">
            <text:p>501</text:p>
          </table:table-cell>
          <table:table-cell office:value-type="float" office:value="576.2" calcext:value-type="float">
            <text:p>576.2</text:p>
          </table:table-cell>
          <table:table-cell office:value-type="float" office:value="1382.81" calcext:value-type="float">
            <text:p>1382.81</text:p>
          </table:table-cell>
          <table:table-cell office:value-type="float" office:value="1619.37" calcext:value-type="float">
            <text:p>1619.37</text:p>
          </table:table-cell>
        </table:table-row>
        <table:table-row table:style-name="ro1">
          <table:table-cell office:value-type="float" office:value="9982988" calcext:value-type="float">
            <text:p>9982988</text:p>
          </table:table-cell>
          <table:table-cell table:formula="of:=[.A626]/1000/(60*60*24)" office:value-type="time" office:time-value="PT02H46M22.988S" calcext:value-type="time">
            <text:p>02:46:23</text:p>
          </table:table-cell>
          <table:table-cell office:value-type="float" office:value="1.15" calcext:value-type="float">
            <text:p>1.15</text:p>
          </table:table-cell>
          <table:table-cell office:value-type="float" office:value="500.8" calcext:value-type="float">
            <text:p>500.8</text:p>
          </table:table-cell>
          <table:table-cell office:value-type="float" office:value="575.97" calcext:value-type="float">
            <text:p>575.97</text:p>
          </table:table-cell>
          <table:table-cell office:value-type="float" office:value="1385.04" calcext:value-type="float">
            <text:p>1385.04</text:p>
          </table:table-cell>
          <table:table-cell office:value-type="float" office:value="1621.93" calcext:value-type="float">
            <text:p>1621.93</text:p>
          </table:table-cell>
        </table:table-row>
        <table:table-row table:style-name="ro1">
          <table:table-cell office:value-type="float" office:value="9998988" calcext:value-type="float">
            <text:p>9998988</text:p>
          </table:table-cell>
          <table:table-cell table:formula="of:=[.A627]/1000/(60*60*24)" office:value-type="time" office:time-value="PT02H46M38.988S" calcext:value-type="time">
            <text:p>02:46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4.65" calcext:value-type="float">
            <text:p>574.65</text:p>
          </table:table-cell>
          <table:table-cell office:value-type="float" office:value="1387.26" calcext:value-type="float">
            <text:p>1387.26</text:p>
          </table:table-cell>
          <table:table-cell office:value-type="float" office:value="1624.49" calcext:value-type="float">
            <text:p>1624.49</text:p>
          </table:table-cell>
        </table:table-row>
        <table:table-row table:style-name="ro1">
          <table:table-cell office:value-type="float" office:value="10014988" calcext:value-type="float">
            <text:p>10014988</text:p>
          </table:table-cell>
          <table:table-cell table:formula="of:=[.A628]/1000/(60*60*24)" office:value-type="time" office:time-value="PT02H46M54.988S" calcext:value-type="time">
            <text:p>02:46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8" calcext:value-type="float">
            <text:p>574.18</text:p>
          </table:table-cell>
          <table:table-cell office:value-type="float" office:value="1389.48" calcext:value-type="float">
            <text:p>1389.48</text:p>
          </table:table-cell>
          <table:table-cell office:value-type="float" office:value="1627.05" calcext:value-type="float">
            <text:p>1627.05</text:p>
          </table:table-cell>
        </table:table-row>
        <table:table-row table:style-name="ro1">
          <table:table-cell office:value-type="float" office:value="10030988" calcext:value-type="float">
            <text:p>10030988</text:p>
          </table:table-cell>
          <table:table-cell table:formula="of:=[.A629]/1000/(60*60*24)" office:value-type="time" office:time-value="PT02H47M10.988S" calcext:value-type="time">
            <text:p>02:47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3.95" calcext:value-type="float">
            <text:p>573.95</text:p>
          </table:table-cell>
          <table:table-cell office:value-type="float" office:value="1391.69" calcext:value-type="float">
            <text:p>1391.69</text:p>
          </table:table-cell>
          <table:table-cell office:value-type="float" office:value="1629.6" calcext:value-type="float">
            <text:p>1629.6</text:p>
          </table:table-cell>
        </table:table-row>
        <table:table-row table:style-name="ro1">
          <table:table-cell office:value-type="float" office:value="10046988" calcext:value-type="float">
            <text:p>10046988</text:p>
          </table:table-cell>
          <table:table-cell table:formula="of:=[.A630]/1000/(60*60*24)" office:value-type="time" office:time-value="PT02H47M26.988S" calcext:value-type="time">
            <text:p>02:47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3" calcext:value-type="float">
            <text:p>576.03</text:p>
          </table:table-cell>
          <table:table-cell office:value-type="float" office:value="1393.91" calcext:value-type="float">
            <text:p>1393.91</text:p>
          </table:table-cell>
          <table:table-cell office:value-type="float" office:value="1632.16" calcext:value-type="float">
            <text:p>1632.16</text:p>
          </table:table-cell>
        </table:table-row>
        <table:table-row table:style-name="ro1">
          <table:table-cell office:value-type="float" office:value="10062988" calcext:value-type="float">
            <text:p>10062988</text:p>
          </table:table-cell>
          <table:table-cell table:formula="of:=[.A631]/1000/(60*60*24)" office:value-type="time" office:time-value="PT02H47M42.988S" calcext:value-type="time">
            <text:p>02:47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3.96" calcext:value-type="float">
            <text:p>573.96</text:p>
          </table:table-cell>
          <table:table-cell office:value-type="float" office:value="1396.13" calcext:value-type="float">
            <text:p>1396.13</text:p>
          </table:table-cell>
          <table:table-cell office:value-type="float" office:value="1634.71" calcext:value-type="float">
            <text:p>1634.71</text:p>
          </table:table-cell>
        </table:table-row>
        <table:table-row table:style-name="ro1">
          <table:table-cell office:value-type="float" office:value="10078989" calcext:value-type="float">
            <text:p>10078989</text:p>
          </table:table-cell>
          <table:table-cell table:formula="of:=[.A632]/1000/(60*60*24)" office:value-type="time" office:time-value="PT02H47M58.989S" calcext:value-type="time">
            <text:p>02:47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8" calcext:value-type="float">
            <text:p>574.28</text:p>
          </table:table-cell>
          <table:table-cell office:value-type="float" office:value="1398.35" calcext:value-type="float">
            <text:p>1398.35</text:p>
          </table:table-cell>
          <table:table-cell office:value-type="float" office:value="1637.26" calcext:value-type="float">
            <text:p>1637.26</text:p>
          </table:table-cell>
        </table:table-row>
        <table:table-row table:style-name="ro1">
          <table:table-cell office:value-type="float" office:value="10094988" calcext:value-type="float">
            <text:p>10094988</text:p>
          </table:table-cell>
          <table:table-cell table:formula="of:=[.A633]/1000/(60*60*24)" office:value-type="time" office:time-value="PT02H48M14.988S" calcext:value-type="time">
            <text:p>02:48:15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4" calcext:value-type="float">
            <text:p>576.04</text:p>
          </table:table-cell>
          <table:table-cell office:value-type="float" office:value="1400.57" calcext:value-type="float">
            <text:p>1400.57</text:p>
          </table:table-cell>
          <table:table-cell office:value-type="float" office:value="1639.82" calcext:value-type="float">
            <text:p>1639.82</text:p>
          </table:table-cell>
        </table:table-row>
        <table:table-row table:style-name="ro1">
          <table:table-cell office:value-type="float" office:value="10110988" calcext:value-type="float">
            <text:p>10110988</text:p>
          </table:table-cell>
          <table:table-cell table:formula="of:=[.A634]/1000/(60*60*24)" office:value-type="time" office:time-value="PT02H48M30.988S" calcext:value-type="time">
            <text:p>02:48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8" calcext:value-type="float">
            <text:p>574.28</text:p>
          </table:table-cell>
          <table:table-cell office:value-type="float" office:value="1402.79" calcext:value-type="float">
            <text:p>1402.79</text:p>
          </table:table-cell>
          <table:table-cell office:value-type="float" office:value="1642.37" calcext:value-type="float">
            <text:p>1642.37</text:p>
          </table:table-cell>
        </table:table-row>
        <table:table-row table:style-name="ro1">
          <table:table-cell office:value-type="float" office:value="10126989" calcext:value-type="float">
            <text:p>10126989</text:p>
          </table:table-cell>
          <table:table-cell table:formula="of:=[.A635]/1000/(60*60*24)" office:value-type="time" office:time-value="PT02H48M46.989S" calcext:value-type="time">
            <text:p>02:48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1" calcext:value-type="float">
            <text:p>574.41</text:p>
          </table:table-cell>
          <table:table-cell office:value-type="float" office:value="1405.01" calcext:value-type="float">
            <text:p>1405.01</text:p>
          </table:table-cell>
          <table:table-cell office:value-type="float" office:value="1644.93" calcext:value-type="float">
            <text:p>1644.93</text:p>
          </table:table-cell>
        </table:table-row>
        <table:table-row table:style-name="ro1">
          <table:table-cell office:value-type="float" office:value="10142988" calcext:value-type="float">
            <text:p>10142988</text:p>
          </table:table-cell>
          <table:table-cell table:formula="of:=[.A636]/1000/(60*60*24)" office:value-type="time" office:time-value="PT02H49M02.988S" calcext:value-type="time">
            <text:p>02:49:03</text:p>
          </table:table-cell>
          <table:table-cell office:value-type="float" office:value="1.15" calcext:value-type="float">
            <text:p>1.15</text:p>
          </table:table-cell>
          <table:table-cell office:value-type="float" office:value="501" calcext:value-type="float">
            <text:p>501</text:p>
          </table:table-cell>
          <table:table-cell office:value-type="float" office:value="574.2" calcext:value-type="float">
            <text:p>574.2</text:p>
          </table:table-cell>
          <table:table-cell office:value-type="float" office:value="1407.23" calcext:value-type="float">
            <text:p>1407.23</text:p>
          </table:table-cell>
          <table:table-cell office:value-type="float" office:value="1647.49" calcext:value-type="float">
            <text:p>1647.49</text:p>
          </table:table-cell>
        </table:table-row>
        <table:table-row table:style-name="ro1">
          <table:table-cell office:value-type="float" office:value="10158988" calcext:value-type="float">
            <text:p>10158988</text:p>
          </table:table-cell>
          <table:table-cell table:formula="of:=[.A637]/1000/(60*60*24)" office:value-type="time" office:time-value="PT02H49M18.988S" calcext:value-type="time">
            <text:p>02:49:19</text:p>
          </table:table-cell>
          <table:table-cell office:value-type="float" office:value="1.15" calcext:value-type="float">
            <text:p>1.15</text:p>
          </table:table-cell>
          <table:table-cell office:value-type="float" office:value="500.92" calcext:value-type="float">
            <text:p>500.92</text:p>
          </table:table-cell>
          <table:table-cell office:value-type="float" office:value="576.1" calcext:value-type="float">
            <text:p>576.1</text:p>
          </table:table-cell>
          <table:table-cell office:value-type="float" office:value="1409.46" calcext:value-type="float">
            <text:p>1409.46</text:p>
          </table:table-cell>
          <table:table-cell office:value-type="float" office:value="1650.05" calcext:value-type="float">
            <text:p>1650.05</text:p>
          </table:table-cell>
        </table:table-row>
        <table:table-row table:style-name="ro1">
          <table:table-cell office:value-type="float" office:value="10174988" calcext:value-type="float">
            <text:p>10174988</text:p>
          </table:table-cell>
          <table:table-cell table:formula="of:=[.A638]/1000/(60*60*24)" office:value-type="time" office:time-value="PT02H49M34.988S" calcext:value-type="time">
            <text:p>02:49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9" calcext:value-type="float">
            <text:p>574.19</text:p>
          </table:table-cell>
          <table:table-cell office:value-type="float" office:value="1411.68" calcext:value-type="float">
            <text:p>1411.68</text:p>
          </table:table-cell>
          <table:table-cell office:value-type="float" office:value="1652.6" calcext:value-type="float">
            <text:p>1652.6</text:p>
          </table:table-cell>
        </table:table-row>
        <table:table-row table:style-name="ro1">
          <table:table-cell office:value-type="float" office:value="10190988" calcext:value-type="float">
            <text:p>10190988</text:p>
          </table:table-cell>
          <table:table-cell table:formula="of:=[.A639]/1000/(60*60*24)" office:value-type="time" office:time-value="PT02H49M50.988S" calcext:value-type="time">
            <text:p>02:49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8" calcext:value-type="float">
            <text:p>574.28</text:p>
          </table:table-cell>
          <table:table-cell office:value-type="float" office:value="1413.9" calcext:value-type="float">
            <text:p>1413.9</text:p>
          </table:table-cell>
          <table:table-cell office:value-type="float" office:value="1655.15" calcext:value-type="float">
            <text:p>1655.15</text:p>
          </table:table-cell>
        </table:table-row>
        <table:table-row table:style-name="ro1">
          <table:table-cell office:value-type="float" office:value="10206988" calcext:value-type="float">
            <text:p>10206988</text:p>
          </table:table-cell>
          <table:table-cell table:formula="of:=[.A640]/1000/(60*60*24)" office:value-type="time" office:time-value="PT02H50M06.988S" calcext:value-type="time">
            <text:p>02:50:07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9" calcext:value-type="float">
            <text:p>574.19</text:p>
          </table:table-cell>
          <table:table-cell office:value-type="float" office:value="1416.12" calcext:value-type="float">
            <text:p>1416.12</text:p>
          </table:table-cell>
          <table:table-cell office:value-type="float" office:value="1657.71" calcext:value-type="float">
            <text:p>1657.71</text:p>
          </table:table-cell>
        </table:table-row>
        <table:table-row table:style-name="ro1">
          <table:table-cell office:value-type="float" office:value="10222988" calcext:value-type="float">
            <text:p>10222988</text:p>
          </table:table-cell>
          <table:table-cell table:formula="of:=[.A641]/1000/(60*60*24)" office:value-type="time" office:time-value="PT02H50M22.988S" calcext:value-type="time">
            <text:p>02:50:23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2" calcext:value-type="float">
            <text:p>574.42</text:p>
          </table:table-cell>
          <table:table-cell office:value-type="float" office:value="1418.34" calcext:value-type="float">
            <text:p>1418.34</text:p>
          </table:table-cell>
          <table:table-cell office:value-type="float" office:value="1660.26" calcext:value-type="float">
            <text:p>1660.26</text:p>
          </table:table-cell>
        </table:table-row>
        <table:table-row table:style-name="ro1">
          <table:table-cell office:value-type="float" office:value="10238989" calcext:value-type="float">
            <text:p>10238989</text:p>
          </table:table-cell>
          <table:table-cell table:formula="of:=[.A642]/1000/(60*60*24)" office:value-type="time" office:time-value="PT02H50M38.989S" calcext:value-type="time">
            <text:p>02:50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7" calcext:value-type="float">
            <text:p>574.27</text:p>
          </table:table-cell>
          <table:table-cell office:value-type="float" office:value="1420.56" calcext:value-type="float">
            <text:p>1420.56</text:p>
          </table:table-cell>
          <table:table-cell office:value-type="float" office:value="1662.82" calcext:value-type="float">
            <text:p>1662.82</text:p>
          </table:table-cell>
        </table:table-row>
        <table:table-row table:style-name="ro1">
          <table:table-cell office:value-type="float" office:value="10254988" calcext:value-type="float">
            <text:p>10254988</text:p>
          </table:table-cell>
          <table:table-cell table:formula="of:=[.A643]/1000/(60*60*24)" office:value-type="time" office:time-value="PT02H50M54.988S" calcext:value-type="time">
            <text:p>02:50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2" calcext:value-type="float">
            <text:p>576.42</text:p>
          </table:table-cell>
          <table:table-cell office:value-type="float" office:value="1422.78" calcext:value-type="float">
            <text:p>1422.78</text:p>
          </table:table-cell>
          <table:table-cell office:value-type="float" office:value="1665.37" calcext:value-type="float">
            <text:p>1665.37</text:p>
          </table:table-cell>
        </table:table-row>
        <table:table-row table:style-name="ro1">
          <table:table-cell office:value-type="float" office:value="10270988" calcext:value-type="float">
            <text:p>10270988</text:p>
          </table:table-cell>
          <table:table-cell table:formula="of:=[.A644]/1000/(60*60*24)" office:value-type="time" office:time-value="PT02H51M10.988S" calcext:value-type="time">
            <text:p>02:51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9" calcext:value-type="float">
            <text:p>574.29</text:p>
          </table:table-cell>
          <table:table-cell office:value-type="float" office:value="1425" calcext:value-type="float">
            <text:p>1425</text:p>
          </table:table-cell>
          <table:table-cell office:value-type="float" office:value="1667.92" calcext:value-type="float">
            <text:p>1667.92</text:p>
          </table:table-cell>
        </table:table-row>
        <table:table-row table:style-name="ro1">
          <table:table-cell office:value-type="float" office:value="10286988" calcext:value-type="float">
            <text:p>10286988</text:p>
          </table:table-cell>
          <table:table-cell table:formula="of:=[.A645]/1000/(60*60*24)" office:value-type="time" office:time-value="PT02H51M26.988S" calcext:value-type="time">
            <text:p>02:51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2" calcext:value-type="float">
            <text:p>574.2</text:p>
          </table:table-cell>
          <table:table-cell office:value-type="float" office:value="1427.22" calcext:value-type="float">
            <text:p>1427.22</text:p>
          </table:table-cell>
          <table:table-cell office:value-type="float" office:value="1670.48" calcext:value-type="float">
            <text:p>1670.48</text:p>
          </table:table-cell>
        </table:table-row>
        <table:table-row table:style-name="ro1">
          <table:table-cell office:value-type="float" office:value="10302988" calcext:value-type="float">
            <text:p>10302988</text:p>
          </table:table-cell>
          <table:table-cell table:formula="of:=[.A646]/1000/(60*60*24)" office:value-type="time" office:time-value="PT02H51M42.988S" calcext:value-type="time">
            <text:p>02:51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4" calcext:value-type="float">
            <text:p>574.44</text:p>
          </table:table-cell>
          <table:table-cell office:value-type="float" office:value="1429.44" calcext:value-type="float">
            <text:p>1429.44</text:p>
          </table:table-cell>
          <table:table-cell office:value-type="float" office:value="1673.03" calcext:value-type="float">
            <text:p>1673.03</text:p>
          </table:table-cell>
        </table:table-row>
        <table:table-row table:style-name="ro1">
          <table:table-cell office:value-type="float" office:value="10318988" calcext:value-type="float">
            <text:p>10318988</text:p>
          </table:table-cell>
          <table:table-cell table:formula="of:=[.A647]/1000/(60*60*24)" office:value-type="time" office:time-value="PT02H51M58.988S" calcext:value-type="time">
            <text:p>02:51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8" calcext:value-type="float">
            <text:p>499.8</text:p>
          </table:table-cell>
          <table:table-cell office:value-type="float" office:value="574.74" calcext:value-type="float">
            <text:p>574.74</text:p>
          </table:table-cell>
          <table:table-cell office:value-type="float" office:value="1431.66" calcext:value-type="float">
            <text:p>1431.66</text:p>
          </table:table-cell>
          <table:table-cell office:value-type="float" office:value="1675.58" calcext:value-type="float">
            <text:p>1675.58</text:p>
          </table:table-cell>
        </table:table-row>
        <table:table-row table:style-name="ro1">
          <table:table-cell office:value-type="float" office:value="10334988" calcext:value-type="float">
            <text:p>10334988</text:p>
          </table:table-cell>
          <table:table-cell table:formula="of:=[.A648]/1000/(60*60*24)" office:value-type="time" office:time-value="PT02H52M14.988S" calcext:value-type="time">
            <text:p>02:52:15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8" calcext:value-type="float">
            <text:p>574.18</text:p>
          </table:table-cell>
          <table:table-cell office:value-type="float" office:value="1433.88" calcext:value-type="float">
            <text:p>1433.88</text:p>
          </table:table-cell>
          <table:table-cell office:value-type="float" office:value="1678.13" calcext:value-type="float">
            <text:p>1678.13</text:p>
          </table:table-cell>
        </table:table-row>
        <table:table-row table:style-name="ro1">
          <table:table-cell office:value-type="float" office:value="10350988" calcext:value-type="float">
            <text:p>10350988</text:p>
          </table:table-cell>
          <table:table-cell table:formula="of:=[.A649]/1000/(60*60*24)" office:value-type="time" office:time-value="PT02H52M30.988S" calcext:value-type="time">
            <text:p>02:52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8" calcext:value-type="float">
            <text:p>574.28</text:p>
          </table:table-cell>
          <table:table-cell office:value-type="float" office:value="1436.1" calcext:value-type="float">
            <text:p>1436.1</text:p>
          </table:table-cell>
          <table:table-cell office:value-type="float" office:value="1680.69" calcext:value-type="float">
            <text:p>1680.69</text:p>
          </table:table-cell>
        </table:table-row>
        <table:table-row table:style-name="ro1">
          <table:table-cell office:value-type="float" office:value="10366988" calcext:value-type="float">
            <text:p>10366988</text:p>
          </table:table-cell>
          <table:table-cell table:formula="of:=[.A650]/1000/(60*60*24)" office:value-type="time" office:time-value="PT02H52M46.988S" calcext:value-type="time">
            <text:p>02:52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9" calcext:value-type="float">
            <text:p>574.19</text:p>
          </table:table-cell>
          <table:table-cell office:value-type="float" office:value="1438.32" calcext:value-type="float">
            <text:p>1438.32</text:p>
          </table:table-cell>
          <table:table-cell office:value-type="float" office:value="1683.24" calcext:value-type="float">
            <text:p>1683.24</text:p>
          </table:table-cell>
        </table:table-row>
        <table:table-row table:style-name="ro1">
          <table:table-cell office:value-type="float" office:value="10382988" calcext:value-type="float">
            <text:p>10382988</text:p>
          </table:table-cell>
          <table:table-cell table:formula="of:=[.A651]/1000/(60*60*24)" office:value-type="time" office:time-value="PT02H53M02.988S" calcext:value-type="time">
            <text:p>02:53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9" calcext:value-type="float">
            <text:p>574.19</text:p>
          </table:table-cell>
          <table:table-cell office:value-type="float" office:value="1440.54" calcext:value-type="float">
            <text:p>1440.54</text:p>
          </table:table-cell>
          <table:table-cell office:value-type="float" office:value="1685.79" calcext:value-type="float">
            <text:p>1685.79</text:p>
          </table:table-cell>
        </table:table-row>
        <table:table-row table:style-name="ro1">
          <table:table-cell office:value-type="float" office:value="10398988" calcext:value-type="float">
            <text:p>10398988</text:p>
          </table:table-cell>
          <table:table-cell table:formula="of:=[.A652]/1000/(60*60*24)" office:value-type="time" office:time-value="PT02H53M18.988S" calcext:value-type="time">
            <text:p>02:53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1" calcext:value-type="float">
            <text:p>574.41</text:p>
          </table:table-cell>
          <table:table-cell office:value-type="float" office:value="1442.76" calcext:value-type="float">
            <text:p>1442.76</text:p>
          </table:table-cell>
          <table:table-cell office:value-type="float" office:value="1688.34" calcext:value-type="float">
            <text:p>1688.34</text:p>
          </table:table-cell>
        </table:table-row>
        <table:table-row table:style-name="ro1">
          <table:table-cell office:value-type="float" office:value="10414988" calcext:value-type="float">
            <text:p>10414988</text:p>
          </table:table-cell>
          <table:table-cell table:formula="of:=[.A653]/1000/(60*60*24)" office:value-type="time" office:time-value="PT02H53M34.988S" calcext:value-type="time">
            <text:p>02:53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8" calcext:value-type="float">
            <text:p>574.28</text:p>
          </table:table-cell>
          <table:table-cell office:value-type="float" office:value="1444.98" calcext:value-type="float">
            <text:p>1444.98</text:p>
          </table:table-cell>
          <table:table-cell office:value-type="float" office:value="1690.89" calcext:value-type="float">
            <text:p>1690.89</text:p>
          </table:table-cell>
        </table:table-row>
        <table:table-row table:style-name="ro1">
          <table:table-cell office:value-type="float" office:value="10430989" calcext:value-type="float">
            <text:p>10430989</text:p>
          </table:table-cell>
          <table:table-cell table:formula="of:=[.A654]/1000/(60*60*24)" office:value-type="time" office:time-value="PT02H53M50.989S" calcext:value-type="time">
            <text:p>02:53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9" calcext:value-type="float">
            <text:p>574.19</text:p>
          </table:table-cell>
          <table:table-cell office:value-type="float" office:value="1447.2" calcext:value-type="float">
            <text:p>1447.2</text:p>
          </table:table-cell>
          <table:table-cell office:value-type="float" office:value="1693.44" calcext:value-type="float">
            <text:p>1693.44</text:p>
          </table:table-cell>
        </table:table-row>
        <table:table-row table:style-name="ro1">
          <table:table-cell office:value-type="float" office:value="10446988" calcext:value-type="float">
            <text:p>10446988</text:p>
          </table:table-cell>
          <table:table-cell table:formula="of:=[.A655]/1000/(60*60*24)" office:value-type="time" office:time-value="PT02H54M06.988S" calcext:value-type="time">
            <text:p>02:54:07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2" calcext:value-type="float">
            <text:p>574.52</text:p>
          </table:table-cell>
          <table:table-cell office:value-type="float" office:value="1449.42" calcext:value-type="float">
            <text:p>1449.42</text:p>
          </table:table-cell>
          <table:table-cell office:value-type="float" office:value="1695.99" calcext:value-type="float">
            <text:p>1695.99</text:p>
          </table:table-cell>
        </table:table-row>
        <table:table-row table:style-name="ro1">
          <table:table-cell office:value-type="float" office:value="10462988" calcext:value-type="float">
            <text:p>10462988</text:p>
          </table:table-cell>
          <table:table-cell table:formula="of:=[.A656]/1000/(60*60*24)" office:value-type="time" office:time-value="PT02H54M22.988S" calcext:value-type="time">
            <text:p>02:54:23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9" calcext:value-type="float">
            <text:p>572.29</text:p>
          </table:table-cell>
          <table:table-cell office:value-type="float" office:value="1451.64" calcext:value-type="float">
            <text:p>1451.64</text:p>
          </table:table-cell>
          <table:table-cell office:value-type="float" office:value="1698.54" calcext:value-type="float">
            <text:p>1698.54</text:p>
          </table:table-cell>
        </table:table-row>
        <table:table-row table:style-name="ro1">
          <table:table-cell office:value-type="float" office:value="10478988" calcext:value-type="float">
            <text:p>10478988</text:p>
          </table:table-cell>
          <table:table-cell table:formula="of:=[.A657]/1000/(60*60*24)" office:value-type="time" office:time-value="PT02H54M38.988S" calcext:value-type="time">
            <text:p>02:54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8" calcext:value-type="float">
            <text:p>572.28</text:p>
          </table:table-cell>
          <table:table-cell office:value-type="float" office:value="1453.86" calcext:value-type="float">
            <text:p>1453.86</text:p>
          </table:table-cell>
          <table:table-cell office:value-type="float" office:value="1701.1" calcext:value-type="float">
            <text:p>1701.1</text:p>
          </table:table-cell>
        </table:table-row>
        <table:table-row table:style-name="ro1">
          <table:table-cell office:value-type="float" office:value="10494988" calcext:value-type="float">
            <text:p>10494988</text:p>
          </table:table-cell>
          <table:table-cell table:formula="of:=[.A658]/1000/(60*60*24)" office:value-type="time" office:time-value="PT02H54M54.988S" calcext:value-type="time">
            <text:p>02:54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4.66" calcext:value-type="float">
            <text:p>574.66</text:p>
          </table:table-cell>
          <table:table-cell office:value-type="float" office:value="1456.08" calcext:value-type="float">
            <text:p>1456.08</text:p>
          </table:table-cell>
          <table:table-cell office:value-type="float" office:value="1703.65" calcext:value-type="float">
            <text:p>1703.65</text:p>
          </table:table-cell>
        </table:table-row>
        <table:table-row table:style-name="ro1">
          <table:table-cell office:value-type="float" office:value="10510989" calcext:value-type="float">
            <text:p>10510989</text:p>
          </table:table-cell>
          <table:table-cell table:formula="of:=[.A659]/1000/(60*60*24)" office:value-type="time" office:time-value="PT02H55M10.989S" calcext:value-type="time">
            <text:p>02:55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1" calcext:value-type="float">
            <text:p>574.41</text:p>
          </table:table-cell>
          <table:table-cell office:value-type="float" office:value="1458.3" calcext:value-type="float">
            <text:p>1458.3</text:p>
          </table:table-cell>
          <table:table-cell office:value-type="float" office:value="1706.2" calcext:value-type="float">
            <text:p>1706.2</text:p>
          </table:table-cell>
        </table:table-row>
        <table:table-row table:style-name="ro1">
          <table:table-cell office:value-type="float" office:value="10526988" calcext:value-type="float">
            <text:p>10526988</text:p>
          </table:table-cell>
          <table:table-cell table:formula="of:=[.A660]/1000/(60*60*24)" office:value-type="time" office:time-value="PT02H55M26.988S" calcext:value-type="time">
            <text:p>02:55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8" calcext:value-type="float">
            <text:p>574.18</text:p>
          </table:table-cell>
          <table:table-cell office:value-type="float" office:value="1460.52" calcext:value-type="float">
            <text:p>1460.52</text:p>
          </table:table-cell>
          <table:table-cell office:value-type="float" office:value="1708.75" calcext:value-type="float">
            <text:p>1708.75</text:p>
          </table:table-cell>
        </table:table-row>
        <table:table-row table:style-name="ro1">
          <table:table-cell office:value-type="float" office:value="10542989" calcext:value-type="float">
            <text:p>10542989</text:p>
          </table:table-cell>
          <table:table-cell table:formula="of:=[.A661]/1000/(60*60*24)" office:value-type="time" office:time-value="PT02H55M42.989S" calcext:value-type="time">
            <text:p>02:55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5" calcext:value-type="float">
            <text:p>574.05</text:p>
          </table:table-cell>
          <table:table-cell office:value-type="float" office:value="1462.74" calcext:value-type="float">
            <text:p>1462.74</text:p>
          </table:table-cell>
          <table:table-cell office:value-type="float" office:value="1711.3" calcext:value-type="float">
            <text:p>1711.3</text:p>
          </table:table-cell>
        </table:table-row>
        <table:table-row table:style-name="ro1">
          <table:table-cell office:value-type="float" office:value="10558988" calcext:value-type="float">
            <text:p>10558988</text:p>
          </table:table-cell>
          <table:table-cell table:formula="of:=[.A662]/1000/(60*60*24)" office:value-type="time" office:time-value="PT02H55M58.988S" calcext:value-type="time">
            <text:p>02:55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7" calcext:value-type="float">
            <text:p>574.27</text:p>
          </table:table-cell>
          <table:table-cell office:value-type="float" office:value="1464.96" calcext:value-type="float">
            <text:p>1464.96</text:p>
          </table:table-cell>
          <table:table-cell office:value-type="float" office:value="1713.85" calcext:value-type="float">
            <text:p>1713.85</text:p>
          </table:table-cell>
        </table:table-row>
        <table:table-row table:style-name="ro1">
          <table:table-cell office:value-type="float" office:value="10574989" calcext:value-type="float">
            <text:p>10574989</text:p>
          </table:table-cell>
          <table:table-cell table:formula="of:=[.A663]/1000/(60*60*24)" office:value-type="time" office:time-value="PT02H56M14.989S" calcext:value-type="time">
            <text:p>02:56:15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8" calcext:value-type="float">
            <text:p>572.28</text:p>
          </table:table-cell>
          <table:table-cell office:value-type="float" office:value="1467.18" calcext:value-type="float">
            <text:p>1467.18</text:p>
          </table:table-cell>
          <table:table-cell office:value-type="float" office:value="1716.4" calcext:value-type="float">
            <text:p>1716.4</text:p>
          </table:table-cell>
        </table:table-row>
        <table:table-row table:style-name="ro1">
          <table:table-cell office:value-type="float" office:value="10590989" calcext:value-type="float">
            <text:p>10590989</text:p>
          </table:table-cell>
          <table:table-cell table:formula="of:=[.A664]/1000/(60*60*24)" office:value-type="time" office:time-value="PT02H56M30.989S" calcext:value-type="time">
            <text:p>02:56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3" calcext:value-type="float">
            <text:p>574.53</text:p>
          </table:table-cell>
          <table:table-cell office:value-type="float" office:value="1469.4" calcext:value-type="float">
            <text:p>1469.4</text:p>
          </table:table-cell>
          <table:table-cell office:value-type="float" office:value="1718.95" calcext:value-type="float">
            <text:p>1718.95</text:p>
          </table:table-cell>
        </table:table-row>
        <table:table-row table:style-name="ro1">
          <table:table-cell office:value-type="float" office:value="10606988" calcext:value-type="float">
            <text:p>10606988</text:p>
          </table:table-cell>
          <table:table-cell table:formula="of:=[.A665]/1000/(60*60*24)" office:value-type="time" office:time-value="PT02H56M46.988S" calcext:value-type="time">
            <text:p>02:56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8" calcext:value-type="float">
            <text:p>499.8</text:p>
          </table:table-cell>
          <table:table-cell office:value-type="float" office:value="574.75" calcext:value-type="float">
            <text:p>574.75</text:p>
          </table:table-cell>
          <table:table-cell office:value-type="float" office:value="1471.62" calcext:value-type="float">
            <text:p>1471.62</text:p>
          </table:table-cell>
          <table:table-cell office:value-type="float" office:value="1721.51" calcext:value-type="float">
            <text:p>1721.51</text:p>
          </table:table-cell>
        </table:table-row>
        <table:table-row table:style-name="ro1">
          <table:table-cell office:value-type="float" office:value="10622988" calcext:value-type="float">
            <text:p>10622988</text:p>
          </table:table-cell>
          <table:table-cell table:formula="of:=[.A666]/1000/(60*60*24)" office:value-type="time" office:time-value="PT02H57M02.988S" calcext:value-type="time">
            <text:p>02:57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2.52" calcext:value-type="float">
            <text:p>572.52</text:p>
          </table:table-cell>
          <table:table-cell office:value-type="float" office:value="1473.83" calcext:value-type="float">
            <text:p>1473.83</text:p>
          </table:table-cell>
          <table:table-cell office:value-type="float" office:value="1724.06" calcext:value-type="float">
            <text:p>1724.06</text:p>
          </table:table-cell>
        </table:table-row>
        <table:table-row table:style-name="ro1">
          <table:table-cell office:value-type="float" office:value="10638989" calcext:value-type="float">
            <text:p>10638989</text:p>
          </table:table-cell>
          <table:table-cell table:formula="of:=[.A667]/1000/(60*60*24)" office:value-type="time" office:time-value="PT02H57M18.989S" calcext:value-type="time">
            <text:p>02:57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2.52" calcext:value-type="float">
            <text:p>572.52</text:p>
          </table:table-cell>
          <table:table-cell office:value-type="float" office:value="1476.06" calcext:value-type="float">
            <text:p>1476.06</text:p>
          </table:table-cell>
          <table:table-cell office:value-type="float" office:value="1726.6" calcext:value-type="float">
            <text:p>1726.6</text:p>
          </table:table-cell>
        </table:table-row>
        <table:table-row table:style-name="ro1">
          <table:table-cell office:value-type="float" office:value="10654988" calcext:value-type="float">
            <text:p>10654988</text:p>
          </table:table-cell>
          <table:table-cell table:formula="of:=[.A668]/1000/(60*60*24)" office:value-type="time" office:time-value="PT02H57M34.988S" calcext:value-type="time">
            <text:p>02:57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3" calcext:value-type="float">
            <text:p>572.3</text:p>
          </table:table-cell>
          <table:table-cell office:value-type="float" office:value="1478.28" calcext:value-type="float">
            <text:p>1478.28</text:p>
          </table:table-cell>
          <table:table-cell office:value-type="float" office:value="1729.15" calcext:value-type="float">
            <text:p>1729.15</text:p>
          </table:table-cell>
        </table:table-row>
        <table:table-row table:style-name="ro1">
          <table:table-cell office:value-type="float" office:value="10670988" calcext:value-type="float">
            <text:p>10670988</text:p>
          </table:table-cell>
          <table:table-cell table:formula="of:=[.A669]/1000/(60*60*24)" office:value-type="time" office:time-value="PT02H57M50.988S" calcext:value-type="time">
            <text:p>02:57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2.64" calcext:value-type="float">
            <text:p>572.64</text:p>
          </table:table-cell>
          <table:table-cell office:value-type="float" office:value="1480.5" calcext:value-type="float">
            <text:p>1480.5</text:p>
          </table:table-cell>
          <table:table-cell office:value-type="float" office:value="1731.7" calcext:value-type="float">
            <text:p>1731.7</text:p>
          </table:table-cell>
        </table:table-row>
        <table:table-row table:style-name="ro1">
          <table:table-cell office:value-type="float" office:value="10686988" calcext:value-type="float">
            <text:p>10686988</text:p>
          </table:table-cell>
          <table:table-cell table:formula="of:=[.A670]/1000/(60*60*24)" office:value-type="time" office:time-value="PT02H58M06.988S" calcext:value-type="time">
            <text:p>02:58:07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7" calcext:value-type="float">
            <text:p>574.27</text:p>
          </table:table-cell>
          <table:table-cell office:value-type="float" office:value="1482.71" calcext:value-type="float">
            <text:p>1482.71</text:p>
          </table:table-cell>
          <table:table-cell office:value-type="float" office:value="1734.25" calcext:value-type="float">
            <text:p>1734.25</text:p>
          </table:table-cell>
        </table:table-row>
        <table:table-row table:style-name="ro1">
          <table:table-cell office:value-type="float" office:value="10702989" calcext:value-type="float">
            <text:p>10702989</text:p>
          </table:table-cell>
          <table:table-cell table:formula="of:=[.A671]/1000/(60*60*24)" office:value-type="time" office:time-value="PT02H58M22.989S" calcext:value-type="time">
            <text:p>02:58:23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7" calcext:value-type="float">
            <text:p>574.27</text:p>
          </table:table-cell>
          <table:table-cell office:value-type="float" office:value="1484.93" calcext:value-type="float">
            <text:p>1484.93</text:p>
          </table:table-cell>
          <table:table-cell office:value-type="float" office:value="1736.8" calcext:value-type="float">
            <text:p>1736.8</text:p>
          </table:table-cell>
        </table:table-row>
        <table:table-row table:style-name="ro1">
          <table:table-cell office:value-type="float" office:value="10718989" calcext:value-type="float">
            <text:p>10718989</text:p>
          </table:table-cell>
          <table:table-cell table:formula="of:=[.A672]/1000/(60*60*24)" office:value-type="time" office:time-value="PT02H58M38.989S" calcext:value-type="time">
            <text:p>02:58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1.96" calcext:value-type="float">
            <text:p>571.96</text:p>
          </table:table-cell>
          <table:table-cell office:value-type="float" office:value="1487.15" calcext:value-type="float">
            <text:p>1487.15</text:p>
          </table:table-cell>
          <table:table-cell office:value-type="float" office:value="1739.36" calcext:value-type="float">
            <text:p>1739.36</text:p>
          </table:table-cell>
        </table:table-row>
        <table:table-row table:style-name="ro1">
          <table:table-cell office:value-type="float" office:value="10734988" calcext:value-type="float">
            <text:p>10734988</text:p>
          </table:table-cell>
          <table:table-cell table:formula="of:=[.A673]/1000/(60*60*24)" office:value-type="time" office:time-value="PT02H58M54.988S" calcext:value-type="time">
            <text:p>02:58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" calcext:value-type="float">
            <text:p>574.4</text:p>
          </table:table-cell>
          <table:table-cell office:value-type="float" office:value="1489.37" calcext:value-type="float">
            <text:p>1489.37</text:p>
          </table:table-cell>
          <table:table-cell office:value-type="float" office:value="1741.9" calcext:value-type="float">
            <text:p>1741.9</text:p>
          </table:table-cell>
        </table:table-row>
        <table:table-row table:style-name="ro1">
          <table:table-cell office:value-type="float" office:value="10750988" calcext:value-type="float">
            <text:p>10750988</text:p>
          </table:table-cell>
          <table:table-cell table:formula="of:=[.A674]/1000/(60*60*24)" office:value-type="time" office:time-value="PT02H59M10.988S" calcext:value-type="time">
            <text:p>02:59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9" calcext:value-type="float">
            <text:p>574.19</text:p>
          </table:table-cell>
          <table:table-cell office:value-type="float" office:value="1491.59" calcext:value-type="float">
            <text:p>1491.59</text:p>
          </table:table-cell>
          <table:table-cell office:value-type="float" office:value="1744.45" calcext:value-type="float">
            <text:p>1744.45</text:p>
          </table:table-cell>
        </table:table-row>
        <table:table-row table:style-name="ro1">
          <table:table-cell office:value-type="float" office:value="10766988" calcext:value-type="float">
            <text:p>10766988</text:p>
          </table:table-cell>
          <table:table-cell table:formula="of:=[.A675]/1000/(60*60*24)" office:value-type="time" office:time-value="PT02H59M26.988S" calcext:value-type="time">
            <text:p>02:59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8" calcext:value-type="float">
            <text:p>574.28</text:p>
          </table:table-cell>
          <table:table-cell office:value-type="float" office:value="1493.81" calcext:value-type="float">
            <text:p>1493.81</text:p>
          </table:table-cell>
          <table:table-cell office:value-type="float" office:value="1747.01" calcext:value-type="float">
            <text:p>1747.01</text:p>
          </table:table-cell>
        </table:table-row>
        <table:table-row table:style-name="ro1">
          <table:table-cell office:value-type="float" office:value="10782988" calcext:value-type="float">
            <text:p>10782988</text:p>
          </table:table-cell>
          <table:table-cell table:formula="of:=[.A676]/1000/(60*60*24)" office:value-type="time" office:time-value="PT02H59M42.988S" calcext:value-type="time">
            <text:p>02:59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2" calcext:value-type="float">
            <text:p>574.42</text:p>
          </table:table-cell>
          <table:table-cell office:value-type="float" office:value="1496.03" calcext:value-type="float">
            <text:p>1496.03</text:p>
          </table:table-cell>
          <table:table-cell office:value-type="float" office:value="1749.55" calcext:value-type="float">
            <text:p>1749.55</text:p>
          </table:table-cell>
        </table:table-row>
        <table:table-row table:style-name="ro1">
          <table:table-cell office:value-type="float" office:value="10798989" calcext:value-type="float">
            <text:p>10798989</text:p>
          </table:table-cell>
          <table:table-cell table:formula="of:=[.A677]/1000/(60*60*24)" office:value-type="time" office:time-value="PT02H59M58.989S" calcext:value-type="time">
            <text:p>02:59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2.51" calcext:value-type="float">
            <text:p>572.51</text:p>
          </table:table-cell>
          <table:table-cell office:value-type="float" office:value="1498.25" calcext:value-type="float">
            <text:p>1498.25</text:p>
          </table:table-cell>
          <table:table-cell office:value-type="float" office:value="1752.1" calcext:value-type="float">
            <text:p>1752.1</text:p>
          </table:table-cell>
        </table:table-row>
        <table:table-row table:style-name="ro1">
          <table:table-cell office:value-type="float" office:value="10814988" calcext:value-type="float">
            <text:p>10814988</text:p>
          </table:table-cell>
          <table:table-cell table:formula="of:=[.A678]/1000/(60*60*24)" office:value-type="time" office:time-value="PT03H00M14.988S" calcext:value-type="time">
            <text:p>03:00:15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8" calcext:value-type="float">
            <text:p>574.28</text:p>
          </table:table-cell>
          <table:table-cell office:value-type="float" office:value="1500.47" calcext:value-type="float">
            <text:p>1500.47</text:p>
          </table:table-cell>
          <table:table-cell office:value-type="float" office:value="1754.65" calcext:value-type="float">
            <text:p>1754.65</text:p>
          </table:table-cell>
        </table:table-row>
        <table:table-row table:style-name="ro1">
          <table:table-cell office:value-type="float" office:value="10830988" calcext:value-type="float">
            <text:p>10830988</text:p>
          </table:table-cell>
          <table:table-cell table:formula="of:=[.A679]/1000/(60*60*24)" office:value-type="time" office:time-value="PT03H00M30.988S" calcext:value-type="time">
            <text:p>03:00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" calcext:value-type="float">
            <text:p>574.5</text:p>
          </table:table-cell>
          <table:table-cell office:value-type="float" office:value="1502.69" calcext:value-type="float">
            <text:p>1502.69</text:p>
          </table:table-cell>
          <table:table-cell office:value-type="float" office:value="1757.2" calcext:value-type="float">
            <text:p>1757.2</text:p>
          </table:table-cell>
        </table:table-row>
        <table:table-row table:style-name="ro1">
          <table:table-cell office:value-type="float" office:value="10846988" calcext:value-type="float">
            <text:p>10846988</text:p>
          </table:table-cell>
          <table:table-cell table:formula="of:=[.A680]/1000/(60*60*24)" office:value-type="time" office:time-value="PT03H00M46.988S" calcext:value-type="time">
            <text:p>03:00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2" calcext:value-type="float">
            <text:p>574.42</text:p>
          </table:table-cell>
          <table:table-cell office:value-type="float" office:value="1504.91" calcext:value-type="float">
            <text:p>1504.91</text:p>
          </table:table-cell>
          <table:table-cell office:value-type="float" office:value="1759.75" calcext:value-type="float">
            <text:p>1759.75</text:p>
          </table:table-cell>
        </table:table-row>
        <table:table-row table:style-name="ro1">
          <table:table-cell office:value-type="float" office:value="10862988" calcext:value-type="float">
            <text:p>10862988</text:p>
          </table:table-cell>
          <table:table-cell table:formula="of:=[.A681]/1000/(60*60*24)" office:value-type="time" office:time-value="PT03H01M02.988S" calcext:value-type="time">
            <text:p>03:01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7" calcext:value-type="float">
            <text:p>572.27</text:p>
          </table:table-cell>
          <table:table-cell office:value-type="float" office:value="1507.13" calcext:value-type="float">
            <text:p>1507.13</text:p>
          </table:table-cell>
          <table:table-cell office:value-type="float" office:value="1762.3" calcext:value-type="float">
            <text:p>1762.3</text:p>
          </table:table-cell>
        </table:table-row>
        <table:table-row table:style-name="ro1">
          <table:table-cell office:value-type="float" office:value="10878988" calcext:value-type="float">
            <text:p>10878988</text:p>
          </table:table-cell>
          <table:table-cell table:formula="of:=[.A682]/1000/(60*60*24)" office:value-type="time" office:time-value="PT03H01M18.988S" calcext:value-type="time">
            <text:p>03:01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7" calcext:value-type="float">
            <text:p>572.27</text:p>
          </table:table-cell>
          <table:table-cell office:value-type="float" office:value="1509.35" calcext:value-type="float">
            <text:p>1509.35</text:p>
          </table:table-cell>
          <table:table-cell office:value-type="float" office:value="1764.85" calcext:value-type="float">
            <text:p>1764.85</text:p>
          </table:table-cell>
        </table:table-row>
        <table:table-row table:style-name="ro1">
          <table:table-cell office:value-type="float" office:value="10894988" calcext:value-type="float">
            <text:p>10894988</text:p>
          </table:table-cell>
          <table:table-cell table:formula="of:=[.A683]/1000/(60*60*24)" office:value-type="time" office:time-value="PT03H01M34.988S" calcext:value-type="time">
            <text:p>03:01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9" calcext:value-type="float">
            <text:p>572.19</text:p>
          </table:table-cell>
          <table:table-cell office:value-type="float" office:value="1511.57" calcext:value-type="float">
            <text:p>1511.57</text:p>
          </table:table-cell>
          <table:table-cell office:value-type="float" office:value="1767.39" calcext:value-type="float">
            <text:p>1767.39</text:p>
          </table:table-cell>
        </table:table-row>
        <table:table-row table:style-name="ro1">
          <table:table-cell office:value-type="float" office:value="10910988" calcext:value-type="float">
            <text:p>10910988</text:p>
          </table:table-cell>
          <table:table-cell table:formula="of:=[.A684]/1000/(60*60*24)" office:value-type="time" office:time-value="PT03H01M50.988S" calcext:value-type="time">
            <text:p>03:01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" calcext:value-type="float">
            <text:p>499</text:p>
          </table:table-cell>
          <table:table-cell office:value-type="float" office:value="573.81" calcext:value-type="float">
            <text:p>573.81</text:p>
          </table:table-cell>
          <table:table-cell office:value-type="float" office:value="1513.78" calcext:value-type="float">
            <text:p>1513.78</text:p>
          </table:table-cell>
          <table:table-cell office:value-type="float" office:value="1769.94" calcext:value-type="float">
            <text:p>1769.94</text:p>
          </table:table-cell>
        </table:table-row>
        <table:table-row table:style-name="ro1">
          <table:table-cell office:value-type="float" office:value="10926989" calcext:value-type="float">
            <text:p>10926989</text:p>
          </table:table-cell>
          <table:table-cell table:formula="of:=[.A685]/1000/(60*60*24)" office:value-type="time" office:time-value="PT03H02M06.989S" calcext:value-type="time">
            <text:p>03:02:07</text:p>
          </table:table-cell>
          <table:table-cell office:value-type="float" office:value="1.15" calcext:value-type="float">
            <text:p>1.15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5.86" calcext:value-type="float">
            <text:p>575.86</text:p>
          </table:table-cell>
          <table:table-cell office:value-type="float" office:value="1516.01" calcext:value-type="float">
            <text:p>1516.01</text:p>
          </table:table-cell>
          <table:table-cell office:value-type="float" office:value="1772.49" calcext:value-type="float">
            <text:p>1772.49</text:p>
          </table:table-cell>
        </table:table-row>
        <table:table-row table:style-name="ro1">
          <table:table-cell office:value-type="float" office:value="10942989" calcext:value-type="float">
            <text:p>10942989</text:p>
          </table:table-cell>
          <table:table-cell table:formula="of:=[.A686]/1000/(60*60*24)" office:value-type="time" office:time-value="PT03H02M22.989S" calcext:value-type="time">
            <text:p>03:02:23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9" calcext:value-type="float">
            <text:p>572.29</text:p>
          </table:table-cell>
          <table:table-cell office:value-type="float" office:value="1518.23" calcext:value-type="float">
            <text:p>1518.23</text:p>
          </table:table-cell>
          <table:table-cell office:value-type="float" office:value="1775.04" calcext:value-type="float">
            <text:p>1775.04</text:p>
          </table:table-cell>
        </table:table-row>
        <table:table-row table:style-name="ro1">
          <table:table-cell office:value-type="float" office:value="10958989" calcext:value-type="float">
            <text:p>10958989</text:p>
          </table:table-cell>
          <table:table-cell table:formula="of:=[.A687]/1000/(60*60*24)" office:value-type="time" office:time-value="PT03H02M38.989S" calcext:value-type="time">
            <text:p>03:02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8" calcext:value-type="float">
            <text:p>572.28</text:p>
          </table:table-cell>
          <table:table-cell office:value-type="float" office:value="1520.45" calcext:value-type="float">
            <text:p>1520.45</text:p>
          </table:table-cell>
          <table:table-cell office:value-type="float" office:value="1777.59" calcext:value-type="float">
            <text:p>1777.59</text:p>
          </table:table-cell>
        </table:table-row>
        <table:table-row table:style-name="ro1">
          <table:table-cell office:value-type="float" office:value="10974988" calcext:value-type="float">
            <text:p>10974988</text:p>
          </table:table-cell>
          <table:table-cell table:formula="of:=[.A688]/1000/(60*60*24)" office:value-type="time" office:time-value="PT03H02M54.988S" calcext:value-type="time">
            <text:p>03:02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1" calcext:value-type="float">
            <text:p>572.41</text:p>
          </table:table-cell>
          <table:table-cell office:value-type="float" office:value="1522.67" calcext:value-type="float">
            <text:p>1522.67</text:p>
          </table:table-cell>
          <table:table-cell office:value-type="float" office:value="1780.13" calcext:value-type="float">
            <text:p>1780.13</text:p>
          </table:table-cell>
        </table:table-row>
        <table:table-row table:style-name="ro1">
          <table:table-cell office:value-type="float" office:value="10990988" calcext:value-type="float">
            <text:p>10990988</text:p>
          </table:table-cell>
          <table:table-cell table:formula="of:=[.A689]/1000/(60*60*24)" office:value-type="time" office:time-value="PT03H03M10.988S" calcext:value-type="time">
            <text:p>03:03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9" calcext:value-type="float">
            <text:p>572.19</text:p>
          </table:table-cell>
          <table:table-cell office:value-type="float" office:value="1524.89" calcext:value-type="float">
            <text:p>1524.89</text:p>
          </table:table-cell>
          <table:table-cell office:value-type="float" office:value="1782.68" calcext:value-type="float">
            <text:p>1782.68</text:p>
          </table:table-cell>
        </table:table-row>
        <table:table-row table:style-name="ro1">
          <table:table-cell office:value-type="float" office:value="11006988" calcext:value-type="float">
            <text:p>11006988</text:p>
          </table:table-cell>
          <table:table-cell table:formula="of:=[.A690]/1000/(60*60*24)" office:value-type="time" office:time-value="PT03H03M26.988S" calcext:value-type="time">
            <text:p>03:03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2.04" calcext:value-type="float">
            <text:p>572.04</text:p>
          </table:table-cell>
          <table:table-cell office:value-type="float" office:value="1527.11" calcext:value-type="float">
            <text:p>1527.11</text:p>
          </table:table-cell>
          <table:table-cell office:value-type="float" office:value="1785.23" calcext:value-type="float">
            <text:p>1785.23</text:p>
          </table:table-cell>
        </table:table-row>
        <table:table-row table:style-name="ro1">
          <table:table-cell office:value-type="float" office:value="11022988" calcext:value-type="float">
            <text:p>11022988</text:p>
          </table:table-cell>
          <table:table-cell table:formula="of:=[.A691]/1000/(60*60*24)" office:value-type="time" office:time-value="PT03H03M42.988S" calcext:value-type="time">
            <text:p>03:03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9" calcext:value-type="float">
            <text:p>572.29</text:p>
          </table:table-cell>
          <table:table-cell office:value-type="float" office:value="1529.33" calcext:value-type="float">
            <text:p>1529.33</text:p>
          </table:table-cell>
          <table:table-cell office:value-type="float" office:value="1787.77" calcext:value-type="float">
            <text:p>1787.77</text:p>
          </table:table-cell>
        </table:table-row>
        <table:table-row table:style-name="ro1">
          <table:table-cell office:value-type="float" office:value="11038988" calcext:value-type="float">
            <text:p>11038988</text:p>
          </table:table-cell>
          <table:table-cell table:formula="of:=[.A692]/1000/(60*60*24)" office:value-type="time" office:time-value="PT03H03M58.988S" calcext:value-type="time">
            <text:p>03:03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2" calcext:value-type="float">
            <text:p>572.42</text:p>
          </table:table-cell>
          <table:table-cell office:value-type="float" office:value="1531.55" calcext:value-type="float">
            <text:p>1531.55</text:p>
          </table:table-cell>
          <table:table-cell office:value-type="float" office:value="1790.32" calcext:value-type="float">
            <text:p>1790.32</text:p>
          </table:table-cell>
        </table:table-row>
        <table:table-row table:style-name="ro1">
          <table:table-cell office:value-type="float" office:value="11054989" calcext:value-type="float">
            <text:p>11054989</text:p>
          </table:table-cell>
          <table:table-cell table:formula="of:=[.A693]/1000/(60*60*24)" office:value-type="time" office:time-value="PT03H04M14.989S" calcext:value-type="time">
            <text:p>03:04:15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8" calcext:value-type="float">
            <text:p>572.28</text:p>
          </table:table-cell>
          <table:table-cell office:value-type="float" office:value="1533.77" calcext:value-type="float">
            <text:p>1533.77</text:p>
          </table:table-cell>
          <table:table-cell office:value-type="float" office:value="1792.86" calcext:value-type="float">
            <text:p>1792.86</text:p>
          </table:table-cell>
        </table:table-row>
        <table:table-row table:style-name="ro1">
          <table:table-cell office:value-type="float" office:value="11070989" calcext:value-type="float">
            <text:p>11070989</text:p>
          </table:table-cell>
          <table:table-cell table:formula="of:=[.A694]/1000/(60*60*24)" office:value-type="time" office:time-value="PT03H04M30.989S" calcext:value-type="time">
            <text:p>03:04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9" calcext:value-type="float">
            <text:p>572.29</text:p>
          </table:table-cell>
          <table:table-cell office:value-type="float" office:value="1535.99" calcext:value-type="float">
            <text:p>1535.99</text:p>
          </table:table-cell>
          <table:table-cell office:value-type="float" office:value="1795.41" calcext:value-type="float">
            <text:p>1795.41</text:p>
          </table:table-cell>
        </table:table-row>
        <table:table-row table:style-name="ro1">
          <table:table-cell office:value-type="float" office:value="11086989" calcext:value-type="float">
            <text:p>11086989</text:p>
          </table:table-cell>
          <table:table-cell table:formula="of:=[.A695]/1000/(60*60*24)" office:value-type="time" office:time-value="PT03H04M46.989S" calcext:value-type="time">
            <text:p>03:04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9" calcext:value-type="float">
            <text:p>572.19</text:p>
          </table:table-cell>
          <table:table-cell office:value-type="float" office:value="1538.21" calcext:value-type="float">
            <text:p>1538.21</text:p>
          </table:table-cell>
          <table:table-cell office:value-type="float" office:value="1797.95" calcext:value-type="float">
            <text:p>1797.95</text:p>
          </table:table-cell>
        </table:table-row>
        <table:table-row table:style-name="ro1">
          <table:table-cell office:value-type="float" office:value="11102988" calcext:value-type="float">
            <text:p>11102988</text:p>
          </table:table-cell>
          <table:table-cell table:formula="of:=[.A696]/1000/(60*60*24)" office:value-type="time" office:time-value="PT03H05M02.988S" calcext:value-type="time">
            <text:p>03:05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9" calcext:value-type="float">
            <text:p>572.19</text:p>
          </table:table-cell>
          <table:table-cell office:value-type="float" office:value="1540.42" calcext:value-type="float">
            <text:p>1540.42</text:p>
          </table:table-cell>
          <table:table-cell office:value-type="float" office:value="1800.5" calcext:value-type="float">
            <text:p>1800.5</text:p>
          </table:table-cell>
        </table:table-row>
        <table:table-row table:style-name="ro1">
          <table:table-cell office:value-type="float" office:value="11118988" calcext:value-type="float">
            <text:p>11118988</text:p>
          </table:table-cell>
          <table:table-cell table:formula="of:=[.A697]/1000/(60*60*24)" office:value-type="time" office:time-value="PT03H05M18.988S" calcext:value-type="time">
            <text:p>03:05:19</text:p>
          </table:table-cell>
          <table:table-cell office:value-type="float" office:value="1.15" calcext:value-type="float">
            <text:p>1.15</text:p>
          </table:table-cell>
          <table:table-cell office:value-type="float" office:value="500.6" calcext:value-type="float">
            <text:p>500.6</text:p>
          </table:table-cell>
          <table:table-cell office:value-type="float" office:value="575.73" calcext:value-type="float">
            <text:p>575.73</text:p>
          </table:table-cell>
          <table:table-cell office:value-type="float" office:value="1542.65" calcext:value-type="float">
            <text:p>1542.65</text:p>
          </table:table-cell>
          <table:table-cell office:value-type="float" office:value="1803.04" calcext:value-type="float">
            <text:p>1803.04</text:p>
          </table:table-cell>
        </table:table-row>
        <table:table-row table:style-name="ro1">
          <table:table-cell office:value-type="float" office:value="11134988" calcext:value-type="float">
            <text:p>11134988</text:p>
          </table:table-cell>
          <table:table-cell table:formula="of:=[.A698]/1000/(60*60*24)" office:value-type="time" office:time-value="PT03H05M34.988S" calcext:value-type="time">
            <text:p>03:05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2.05" calcext:value-type="float">
            <text:p>572.05</text:p>
          </table:table-cell>
          <table:table-cell office:value-type="float" office:value="1544.87" calcext:value-type="float">
            <text:p>1544.87</text:p>
          </table:table-cell>
          <table:table-cell office:value-type="float" office:value="1805.59" calcext:value-type="float">
            <text:p>1805.59</text:p>
          </table:table-cell>
        </table:table-row>
        <table:table-row table:style-name="ro1">
          <table:table-cell office:value-type="float" office:value="11150988" calcext:value-type="float">
            <text:p>11150988</text:p>
          </table:table-cell>
          <table:table-cell table:formula="of:=[.A699]/1000/(60*60*24)" office:value-type="time" office:time-value="PT03H05M50.988S" calcext:value-type="time">
            <text:p>03:05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2" calcext:value-type="float">
            <text:p>572.42</text:p>
          </table:table-cell>
          <table:table-cell office:value-type="float" office:value="1547.09" calcext:value-type="float">
            <text:p>1547.09</text:p>
          </table:table-cell>
          <table:table-cell office:value-type="float" office:value="1808.13" calcext:value-type="float">
            <text:p>1808.13</text:p>
          </table:table-cell>
        </table:table-row>
        <table:table-row table:style-name="ro1">
          <table:table-cell office:value-type="float" office:value="11166988" calcext:value-type="float">
            <text:p>11166988</text:p>
          </table:table-cell>
          <table:table-cell table:formula="of:=[.A700]/1000/(60*60*24)" office:value-type="time" office:time-value="PT03H06M06.988S" calcext:value-type="time">
            <text:p>03:06:07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2.05" calcext:value-type="float">
            <text:p>572.05</text:p>
          </table:table-cell>
          <table:table-cell office:value-type="float" office:value="1549.31" calcext:value-type="float">
            <text:p>1549.31</text:p>
          </table:table-cell>
          <table:table-cell office:value-type="float" office:value="1810.68" calcext:value-type="float">
            <text:p>1810.68</text:p>
          </table:table-cell>
        </table:table-row>
        <table:table-row table:style-name="ro1">
          <table:table-cell office:value-type="float" office:value="11182988" calcext:value-type="float">
            <text:p>11182988</text:p>
          </table:table-cell>
          <table:table-cell table:formula="of:=[.A701]/1000/(60*60*24)" office:value-type="time" office:time-value="PT03H06M22.988S" calcext:value-type="time">
            <text:p>03:06:23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1" calcext:value-type="float">
            <text:p>574.51</text:p>
          </table:table-cell>
          <table:table-cell office:value-type="float" office:value="1551.53" calcext:value-type="float">
            <text:p>1551.53</text:p>
          </table:table-cell>
          <table:table-cell office:value-type="float" office:value="1813.22" calcext:value-type="float">
            <text:p>1813.22</text:p>
          </table:table-cell>
        </table:table-row>
        <table:table-row table:style-name="ro1">
          <table:table-cell office:value-type="float" office:value="11198988" calcext:value-type="float">
            <text:p>11198988</text:p>
          </table:table-cell>
          <table:table-cell table:formula="of:=[.A702]/1000/(60*60*24)" office:value-type="time" office:time-value="PT03H06M38.988S" calcext:value-type="time">
            <text:p>03:06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2.05" calcext:value-type="float">
            <text:p>572.05</text:p>
          </table:table-cell>
          <table:table-cell office:value-type="float" office:value="1553.75" calcext:value-type="float">
            <text:p>1553.75</text:p>
          </table:table-cell>
          <table:table-cell office:value-type="float" office:value="1815.77" calcext:value-type="float">
            <text:p>1815.77</text:p>
          </table:table-cell>
        </table:table-row>
        <table:table-row table:style-name="ro1">
          <table:table-cell office:value-type="float" office:value="11214988" calcext:value-type="float">
            <text:p>11214988</text:p>
          </table:table-cell>
          <table:table-cell table:formula="of:=[.A703]/1000/(60*60*24)" office:value-type="time" office:time-value="PT03H06M54.988S" calcext:value-type="time">
            <text:p>03:06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1" calcext:value-type="float">
            <text:p>574.41</text:p>
          </table:table-cell>
          <table:table-cell office:value-type="float" office:value="1555.97" calcext:value-type="float">
            <text:p>1555.97</text:p>
          </table:table-cell>
          <table:table-cell office:value-type="float" office:value="1818.31" calcext:value-type="float">
            <text:p>1818.31</text:p>
          </table:table-cell>
        </table:table-row>
        <table:table-row table:style-name="ro1">
          <table:table-cell office:value-type="float" office:value="11230989" calcext:value-type="float">
            <text:p>11230989</text:p>
          </table:table-cell>
          <table:table-cell table:formula="of:=[.A704]/1000/(60*60*24)" office:value-type="time" office:time-value="PT03H07M10.989S" calcext:value-type="time">
            <text:p>03:07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7" calcext:value-type="float">
            <text:p>572.17</text:p>
          </table:table-cell>
          <table:table-cell office:value-type="float" office:value="1558.19" calcext:value-type="float">
            <text:p>1558.19</text:p>
          </table:table-cell>
          <table:table-cell office:value-type="float" office:value="1820.86" calcext:value-type="float">
            <text:p>1820.86</text:p>
          </table:table-cell>
        </table:table-row>
        <table:table-row table:style-name="ro1">
          <table:table-cell office:value-type="float" office:value="11246988" calcext:value-type="float">
            <text:p>11246988</text:p>
          </table:table-cell>
          <table:table-cell table:formula="of:=[.A705]/1000/(60*60*24)" office:value-type="time" office:time-value="PT03H07M26.988S" calcext:value-type="time">
            <text:p>03:07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2.05" calcext:value-type="float">
            <text:p>572.05</text:p>
          </table:table-cell>
          <table:table-cell office:value-type="float" office:value="1560.4" calcext:value-type="float">
            <text:p>1560.4</text:p>
          </table:table-cell>
          <table:table-cell office:value-type="float" office:value="1823.4" calcext:value-type="float">
            <text:p>1823.4</text:p>
          </table:table-cell>
        </table:table-row>
        <table:table-row table:style-name="ro1">
          <table:table-cell office:value-type="float" office:value="11262988" calcext:value-type="float">
            <text:p>11262988</text:p>
          </table:table-cell>
          <table:table-cell table:formula="of:=[.A706]/1000/(60*60*24)" office:value-type="time" office:time-value="PT03H07M42.988S" calcext:value-type="time">
            <text:p>03:07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2.51" calcext:value-type="float">
            <text:p>572.51</text:p>
          </table:table-cell>
          <table:table-cell office:value-type="float" office:value="1562.62" calcext:value-type="float">
            <text:p>1562.62</text:p>
          </table:table-cell>
          <table:table-cell office:value-type="float" office:value="1825.95" calcext:value-type="float">
            <text:p>1825.95</text:p>
          </table:table-cell>
        </table:table-row>
        <table:table-row table:style-name="ro1">
          <table:table-cell office:value-type="float" office:value="11278989" calcext:value-type="float">
            <text:p>11278989</text:p>
          </table:table-cell>
          <table:table-cell table:formula="of:=[.A707]/1000/(60*60*24)" office:value-type="time" office:time-value="PT03H07M58.989S" calcext:value-type="time">
            <text:p>03:07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1.96" calcext:value-type="float">
            <text:p>571.96</text:p>
          </table:table-cell>
          <table:table-cell office:value-type="float" office:value="1564.85" calcext:value-type="float">
            <text:p>1564.85</text:p>
          </table:table-cell>
          <table:table-cell office:value-type="float" office:value="1828.49" calcext:value-type="float">
            <text:p>1828.49</text:p>
          </table:table-cell>
        </table:table-row>
        <table:table-row table:style-name="ro1">
          <table:table-cell office:value-type="float" office:value="11294988" calcext:value-type="float">
            <text:p>11294988</text:p>
          </table:table-cell>
          <table:table-cell table:formula="of:=[.A708]/1000/(60*60*24)" office:value-type="time" office:time-value="PT03H08M14.988S" calcext:value-type="time">
            <text:p>03:08:15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2.51" calcext:value-type="float">
            <text:p>572.51</text:p>
          </table:table-cell>
          <table:table-cell office:value-type="float" office:value="1567.07" calcext:value-type="float">
            <text:p>1567.07</text:p>
          </table:table-cell>
          <table:table-cell office:value-type="float" office:value="1831.04" calcext:value-type="float">
            <text:p>1831.04</text:p>
          </table:table-cell>
        </table:table-row>
        <table:table-row table:style-name="ro1">
          <table:table-cell office:value-type="float" office:value="11310988" calcext:value-type="float">
            <text:p>11310988</text:p>
          </table:table-cell>
          <table:table-cell table:formula="of:=[.A709]/1000/(60*60*24)" office:value-type="time" office:time-value="PT03H08M30.988S" calcext:value-type="time">
            <text:p>03:08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2.05" calcext:value-type="float">
            <text:p>572.05</text:p>
          </table:table-cell>
          <table:table-cell office:value-type="float" office:value="1569.29" calcext:value-type="float">
            <text:p>1569.29</text:p>
          </table:table-cell>
          <table:table-cell office:value-type="float" office:value="1833.58" calcext:value-type="float">
            <text:p>1833.58</text:p>
          </table:table-cell>
        </table:table-row>
        <table:table-row table:style-name="ro1">
          <table:table-cell office:value-type="float" office:value="11326988" calcext:value-type="float">
            <text:p>11326988</text:p>
          </table:table-cell>
          <table:table-cell table:formula="of:=[.A710]/1000/(60*60*24)" office:value-type="time" office:time-value="PT03H08M46.988S" calcext:value-type="time">
            <text:p>03:08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1" calcext:value-type="float">
            <text:p>572.41</text:p>
          </table:table-cell>
          <table:table-cell office:value-type="float" office:value="1571.51" calcext:value-type="float">
            <text:p>1571.51</text:p>
          </table:table-cell>
          <table:table-cell office:value-type="float" office:value="1836.12" calcext:value-type="float">
            <text:p>1836.12</text:p>
          </table:table-cell>
        </table:table-row>
        <table:table-row table:style-name="ro1">
          <table:table-cell office:value-type="float" office:value="11342988" calcext:value-type="float">
            <text:p>11342988</text:p>
          </table:table-cell>
          <table:table-cell table:formula="of:=[.A711]/1000/(60*60*24)" office:value-type="time" office:time-value="PT03H09M02.988S" calcext:value-type="time">
            <text:p>03:09:03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8" calcext:value-type="float">
            <text:p>570.28</text:p>
          </table:table-cell>
          <table:table-cell office:value-type="float" office:value="1573.73" calcext:value-type="float">
            <text:p>1573.73</text:p>
          </table:table-cell>
          <table:table-cell office:value-type="float" office:value="1838.67" calcext:value-type="float">
            <text:p>1838.67</text:p>
          </table:table-cell>
        </table:table-row>
        <table:table-row table:style-name="ro1">
          <table:table-cell office:value-type="float" office:value="11358988" calcext:value-type="float">
            <text:p>11358988</text:p>
          </table:table-cell>
          <table:table-cell table:formula="of:=[.A712]/1000/(60*60*24)" office:value-type="time" office:time-value="PT03H09M18.988S" calcext:value-type="time">
            <text:p>03:09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8" calcext:value-type="float">
            <text:p>572.18</text:p>
          </table:table-cell>
          <table:table-cell office:value-type="float" office:value="1575.95" calcext:value-type="float">
            <text:p>1575.95</text:p>
          </table:table-cell>
          <table:table-cell office:value-type="float" office:value="1841.21" calcext:value-type="float">
            <text:p>1841.21</text:p>
          </table:table-cell>
        </table:table-row>
        <table:table-row table:style-name="ro1">
          <table:table-cell office:value-type="float" office:value="11374988" calcext:value-type="float">
            <text:p>11374988</text:p>
          </table:table-cell>
          <table:table-cell table:formula="of:=[.A713]/1000/(60*60*24)" office:value-type="time" office:time-value="PT03H09M34.988S" calcext:value-type="time">
            <text:p>03:09:35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70.05" calcext:value-type="float">
            <text:p>570.05</text:p>
          </table:table-cell>
          <table:table-cell office:value-type="float" office:value="1578.17" calcext:value-type="float">
            <text:p>1578.17</text:p>
          </table:table-cell>
          <table:table-cell office:value-type="float" office:value="1843.75" calcext:value-type="float">
            <text:p>1843.75</text:p>
          </table:table-cell>
        </table:table-row>
        <table:table-row table:style-name="ro1">
          <table:table-cell office:value-type="float" office:value="11390989" calcext:value-type="float">
            <text:p>11390989</text:p>
          </table:table-cell>
          <table:table-cell table:formula="of:=[.A714]/1000/(60*60*24)" office:value-type="time" office:time-value="PT03H09M50.989S" calcext:value-type="time">
            <text:p>03:09:51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8" calcext:value-type="float">
            <text:p>570.28</text:p>
          </table:table-cell>
          <table:table-cell office:value-type="float" office:value="1580.39" calcext:value-type="float">
            <text:p>1580.39</text:p>
          </table:table-cell>
          <table:table-cell office:value-type="float" office:value="1846.29" calcext:value-type="float">
            <text:p>1846.29</text:p>
          </table:table-cell>
        </table:table-row>
        <table:table-row table:style-name="ro1">
          <table:table-cell office:value-type="float" office:value="11406989" calcext:value-type="float">
            <text:p>11406989</text:p>
          </table:table-cell>
          <table:table-cell table:formula="of:=[.A715]/1000/(60*60*24)" office:value-type="time" office:time-value="PT03H10M06.989S" calcext:value-type="time">
            <text:p>03:10:07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0.42" calcext:value-type="float">
            <text:p>570.42</text:p>
          </table:table-cell>
          <table:table-cell office:value-type="float" office:value="1582.61" calcext:value-type="float">
            <text:p>1582.61</text:p>
          </table:table-cell>
          <table:table-cell office:value-type="float" office:value="1848.83" calcext:value-type="float">
            <text:p>1848.83</text:p>
          </table:table-cell>
        </table:table-row>
        <table:table-row table:style-name="ro1">
          <table:table-cell office:value-type="float" office:value="11422988" calcext:value-type="float">
            <text:p>11422988</text:p>
          </table:table-cell>
          <table:table-cell table:formula="of:=[.A716]/1000/(60*60*24)" office:value-type="time" office:time-value="PT03H10M22.988S" calcext:value-type="time">
            <text:p>03:10:23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8" calcext:value-type="float">
            <text:p>572.28</text:p>
          </table:table-cell>
          <table:table-cell office:value-type="float" office:value="1584.83" calcext:value-type="float">
            <text:p>1584.83</text:p>
          </table:table-cell>
          <table:table-cell office:value-type="float" office:value="1851.37" calcext:value-type="float">
            <text:p>1851.37</text:p>
          </table:table-cell>
        </table:table-row>
        <table:table-row table:style-name="ro1">
          <table:table-cell office:value-type="float" office:value="11438988" calcext:value-type="float">
            <text:p>11438988</text:p>
          </table:table-cell>
          <table:table-cell table:formula="of:=[.A717]/1000/(60*60*24)" office:value-type="time" office:time-value="PT03H10M38.988S" calcext:value-type="time">
            <text:p>03:10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4" calcext:value-type="float">
            <text:p>572.44</text:p>
          </table:table-cell>
          <table:table-cell office:value-type="float" office:value="1587.05" calcext:value-type="float">
            <text:p>1587.05</text:p>
          </table:table-cell>
          <table:table-cell office:value-type="float" office:value="1853.91" calcext:value-type="float">
            <text:p>1853.91</text:p>
          </table:table-cell>
        </table:table-row>
        <table:table-row table:style-name="ro1">
          <table:table-cell office:value-type="float" office:value="11454988" calcext:value-type="float">
            <text:p>11454988</text:p>
          </table:table-cell>
          <table:table-cell table:formula="of:=[.A718]/1000/(60*60*24)" office:value-type="time" office:time-value="PT03H10M54.988S" calcext:value-type="time">
            <text:p>03:10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2.51" calcext:value-type="float">
            <text:p>572.51</text:p>
          </table:table-cell>
          <table:table-cell office:value-type="float" office:value="1589.27" calcext:value-type="float">
            <text:p>1589.27</text:p>
          </table:table-cell>
          <table:table-cell office:value-type="float" office:value="1856.45" calcext:value-type="float">
            <text:p>1856.45</text:p>
          </table:table-cell>
        </table:table-row>
        <table:table-row table:style-name="ro1">
          <table:table-cell office:value-type="float" office:value="11470988" calcext:value-type="float">
            <text:p>11470988</text:p>
          </table:table-cell>
          <table:table-cell table:formula="of:=[.A719]/1000/(60*60*24)" office:value-type="time" office:time-value="PT03H11M10.988S" calcext:value-type="time">
            <text:p>03:11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9" calcext:value-type="float">
            <text:p>572.29</text:p>
          </table:table-cell>
          <table:table-cell office:value-type="float" office:value="1591.49" calcext:value-type="float">
            <text:p>1591.49</text:p>
          </table:table-cell>
          <table:table-cell office:value-type="float" office:value="1858.99" calcext:value-type="float">
            <text:p>1858.99</text:p>
          </table:table-cell>
        </table:table-row>
        <table:table-row table:style-name="ro1">
          <table:table-cell office:value-type="float" office:value="11486988" calcext:value-type="float">
            <text:p>11486988</text:p>
          </table:table-cell>
          <table:table-cell table:formula="of:=[.A720]/1000/(60*60*24)" office:value-type="time" office:time-value="PT03H11M26.988S" calcext:value-type="time">
            <text:p>03:11:27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2" calcext:value-type="float">
            <text:p>570.52</text:p>
          </table:table-cell>
          <table:table-cell office:value-type="float" office:value="1593.71" calcext:value-type="float">
            <text:p>1593.71</text:p>
          </table:table-cell>
          <table:table-cell office:value-type="float" office:value="1861.53" calcext:value-type="float">
            <text:p>1861.53</text:p>
          </table:table-cell>
        </table:table-row>
        <table:table-row table:style-name="ro1">
          <table:table-cell office:value-type="float" office:value="11502989" calcext:value-type="float">
            <text:p>11502989</text:p>
          </table:table-cell>
          <table:table-cell table:formula="of:=[.A721]/1000/(60*60*24)" office:value-type="time" office:time-value="PT03H11M42.989S" calcext:value-type="time">
            <text:p>03:11:43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0.42" calcext:value-type="float">
            <text:p>570.42</text:p>
          </table:table-cell>
          <table:table-cell office:value-type="float" office:value="1595.93" calcext:value-type="float">
            <text:p>1595.93</text:p>
          </table:table-cell>
          <table:table-cell office:value-type="float" office:value="1864.07" calcext:value-type="float">
            <text:p>1864.07</text:p>
          </table:table-cell>
        </table:table-row>
        <table:table-row table:style-name="ro1">
          <table:table-cell office:value-type="float" office:value="11518989" calcext:value-type="float">
            <text:p>11518989</text:p>
          </table:table-cell>
          <table:table-cell table:formula="of:=[.A722]/1000/(60*60*24)" office:value-type="time" office:time-value="PT03H11M58.989S" calcext:value-type="time">
            <text:p>03:11:59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8" calcext:value-type="float">
            <text:p>570.28</text:p>
          </table:table-cell>
          <table:table-cell office:value-type="float" office:value="1598.15" calcext:value-type="float">
            <text:p>1598.15</text:p>
          </table:table-cell>
          <table:table-cell office:value-type="float" office:value="1866.61" calcext:value-type="float">
            <text:p>1866.61</text:p>
          </table:table-cell>
        </table:table-row>
        <table:table-row table:style-name="ro1">
          <table:table-cell office:value-type="float" office:value="11534988" calcext:value-type="float">
            <text:p>11534988</text:p>
          </table:table-cell>
          <table:table-cell table:formula="of:=[.A723]/1000/(60*60*24)" office:value-type="time" office:time-value="PT03H12M14.988S" calcext:value-type="time">
            <text:p>03:12:15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2" calcext:value-type="float">
            <text:p>572.2</text:p>
          </table:table-cell>
          <table:table-cell office:value-type="float" office:value="1600.36" calcext:value-type="float">
            <text:p>1600.36</text:p>
          </table:table-cell>
          <table:table-cell office:value-type="float" office:value="1869.14" calcext:value-type="float">
            <text:p>1869.14</text:p>
          </table:table-cell>
        </table:table-row>
        <table:table-row table:style-name="ro1">
          <table:table-cell office:value-type="float" office:value="11550988" calcext:value-type="float">
            <text:p>11550988</text:p>
          </table:table-cell>
          <table:table-cell table:formula="of:=[.A724]/1000/(60*60*24)" office:value-type="time" office:time-value="PT03H12M30.988S" calcext:value-type="time">
            <text:p>03:12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4" calcext:value-type="float">
            <text:p>572.44</text:p>
          </table:table-cell>
          <table:table-cell office:value-type="float" office:value="1602.58" calcext:value-type="float">
            <text:p>1602.58</text:p>
          </table:table-cell>
          <table:table-cell office:value-type="float" office:value="1871.68" calcext:value-type="float">
            <text:p>1871.68</text:p>
          </table:table-cell>
        </table:table-row>
        <table:table-row table:style-name="ro1">
          <table:table-cell office:value-type="float" office:value="11566988" calcext:value-type="float">
            <text:p>11566988</text:p>
          </table:table-cell>
          <table:table-cell table:formula="of:=[.A725]/1000/(60*60*24)" office:value-type="time" office:time-value="PT03H12M46.988S" calcext:value-type="time">
            <text:p>03:12:47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19" calcext:value-type="float">
            <text:p>570.19</text:p>
          </table:table-cell>
          <table:table-cell office:value-type="float" office:value="1604.8" calcext:value-type="float">
            <text:p>1604.8</text:p>
          </table:table-cell>
          <table:table-cell office:value-type="float" office:value="1874.22" calcext:value-type="float">
            <text:p>1874.22</text:p>
          </table:table-cell>
        </table:table-row>
        <table:table-row table:style-name="ro1">
          <table:table-cell office:value-type="float" office:value="11582988" calcext:value-type="float">
            <text:p>11582988</text:p>
          </table:table-cell>
          <table:table-cell table:formula="of:=[.A726]/1000/(60*60*24)" office:value-type="time" office:time-value="PT03H13M02.988S" calcext:value-type="time">
            <text:p>03:13:03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2" calcext:value-type="float">
            <text:p>570.2</text:p>
          </table:table-cell>
          <table:table-cell office:value-type="float" office:value="1607.02" calcext:value-type="float">
            <text:p>1607.02</text:p>
          </table:table-cell>
          <table:table-cell office:value-type="float" office:value="1876.75" calcext:value-type="float">
            <text:p>1876.75</text:p>
          </table:table-cell>
        </table:table-row>
        <table:table-row table:style-name="ro1">
          <table:table-cell office:value-type="float" office:value="11598988" calcext:value-type="float">
            <text:p>11598988</text:p>
          </table:table-cell>
          <table:table-cell table:formula="of:=[.A727]/1000/(60*60*24)" office:value-type="time" office:time-value="PT03H13M18.988S" calcext:value-type="time">
            <text:p>03:13:19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70.05" calcext:value-type="float">
            <text:p>570.05</text:p>
          </table:table-cell>
          <table:table-cell office:value-type="float" office:value="1609.24" calcext:value-type="float">
            <text:p>1609.24</text:p>
          </table:table-cell>
          <table:table-cell office:value-type="float" office:value="1879.29" calcext:value-type="float">
            <text:p>1879.29</text:p>
          </table:table-cell>
        </table:table-row>
        <table:table-row table:style-name="ro1">
          <table:table-cell office:value-type="float" office:value="11614988" calcext:value-type="float">
            <text:p>11614988</text:p>
          </table:table-cell>
          <table:table-cell table:formula="of:=[.A728]/1000/(60*60*24)" office:value-type="time" office:time-value="PT03H13M34.988S" calcext:value-type="time">
            <text:p>03:13:35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19" calcext:value-type="float">
            <text:p>570.19</text:p>
          </table:table-cell>
          <table:table-cell office:value-type="float" office:value="1611.46" calcext:value-type="float">
            <text:p>1611.46</text:p>
          </table:table-cell>
          <table:table-cell office:value-type="float" office:value="1881.83" calcext:value-type="float">
            <text:p>1881.83</text:p>
          </table:table-cell>
        </table:table-row>
        <table:table-row table:style-name="ro1">
          <table:table-cell office:value-type="float" office:value="11630988" calcext:value-type="float">
            <text:p>11630988</text:p>
          </table:table-cell>
          <table:table-cell table:formula="of:=[.A729]/1000/(60*60*24)" office:value-type="time" office:time-value="PT03H13M50.988S" calcext:value-type="time">
            <text:p>03:13:51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0.42" calcext:value-type="float">
            <text:p>570.42</text:p>
          </table:table-cell>
          <table:table-cell office:value-type="float" office:value="1613.68" calcext:value-type="float">
            <text:p>1613.68</text:p>
          </table:table-cell>
          <table:table-cell office:value-type="float" office:value="1884.36" calcext:value-type="float">
            <text:p>1884.36</text:p>
          </table:table-cell>
        </table:table-row>
        <table:table-row table:style-name="ro1">
          <table:table-cell office:value-type="float" office:value="11646988" calcext:value-type="float">
            <text:p>11646988</text:p>
          </table:table-cell>
          <table:table-cell table:formula="of:=[.A730]/1000/(60*60*24)" office:value-type="time" office:time-value="PT03H14M06.988S" calcext:value-type="time">
            <text:p>03:14:07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8" calcext:value-type="float">
            <text:p>570.28</text:p>
          </table:table-cell>
          <table:table-cell office:value-type="float" office:value="1615.9" calcext:value-type="float">
            <text:p>1615.9</text:p>
          </table:table-cell>
          <table:table-cell office:value-type="float" office:value="1886.9" calcext:value-type="float">
            <text:p>1886.9</text:p>
          </table:table-cell>
        </table:table-row>
        <table:table-row table:style-name="ro1">
          <table:table-cell office:value-type="float" office:value="11662988" calcext:value-type="float">
            <text:p>11662988</text:p>
          </table:table-cell>
          <table:table-cell table:formula="of:=[.A731]/1000/(60*60*24)" office:value-type="time" office:time-value="PT03H14M22.988S" calcext:value-type="time">
            <text:p>03:14:23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8" calcext:value-type="float">
            <text:p>570.28</text:p>
          </table:table-cell>
          <table:table-cell office:value-type="float" office:value="1618.12" calcext:value-type="float">
            <text:p>1618.12</text:p>
          </table:table-cell>
          <table:table-cell office:value-type="float" office:value="1889.43" calcext:value-type="float">
            <text:p>1889.43</text:p>
          </table:table-cell>
        </table:table-row>
        <table:table-row table:style-name="ro1">
          <table:table-cell office:value-type="float" office:value="11678989" calcext:value-type="float">
            <text:p>11678989</text:p>
          </table:table-cell>
          <table:table-cell table:formula="of:=[.A732]/1000/(60*60*24)" office:value-type="time" office:time-value="PT03H14M38.989S" calcext:value-type="time">
            <text:p>03:14:39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0.41" calcext:value-type="float">
            <text:p>570.41</text:p>
          </table:table-cell>
          <table:table-cell office:value-type="float" office:value="1620.34" calcext:value-type="float">
            <text:p>1620.34</text:p>
          </table:table-cell>
          <table:table-cell office:value-type="float" office:value="1891.97" calcext:value-type="float">
            <text:p>1891.97</text:p>
          </table:table-cell>
        </table:table-row>
        <table:table-row table:style-name="ro1">
          <table:table-cell office:value-type="float" office:value="11694989" calcext:value-type="float">
            <text:p>11694989</text:p>
          </table:table-cell>
          <table:table-cell table:formula="of:=[.A733]/1000/(60*60*24)" office:value-type="time" office:time-value="PT03H14M54.989S" calcext:value-type="time">
            <text:p>03:14:55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1" calcext:value-type="float">
            <text:p>570.51</text:p>
          </table:table-cell>
          <table:table-cell office:value-type="float" office:value="1622.56" calcext:value-type="float">
            <text:p>1622.56</text:p>
          </table:table-cell>
          <table:table-cell office:value-type="float" office:value="1894.5" calcext:value-type="float">
            <text:p>1894.5</text:p>
          </table:table-cell>
        </table:table-row>
        <table:table-row table:style-name="ro1">
          <table:table-cell office:value-type="float" office:value="11710988" calcext:value-type="float">
            <text:p>11710988</text:p>
          </table:table-cell>
          <table:table-cell table:formula="of:=[.A734]/1000/(60*60*24)" office:value-type="time" office:time-value="PT03H15M10.988S" calcext:value-type="time">
            <text:p>03:15:11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0.42" calcext:value-type="float">
            <text:p>570.42</text:p>
          </table:table-cell>
          <table:table-cell office:value-type="float" office:value="1624.78" calcext:value-type="float">
            <text:p>1624.78</text:p>
          </table:table-cell>
          <table:table-cell office:value-type="float" office:value="1897.04" calcext:value-type="float">
            <text:p>1897.04</text:p>
          </table:table-cell>
        </table:table-row>
        <table:table-row table:style-name="ro1">
          <table:table-cell office:value-type="float" office:value="11726989" calcext:value-type="float">
            <text:p>11726989</text:p>
          </table:table-cell>
          <table:table-cell table:formula="of:=[.A735]/1000/(60*60*24)" office:value-type="time" office:time-value="PT03H15M26.989S" calcext:value-type="time">
            <text:p>03:15:27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8" calcext:value-type="float">
            <text:p>570.28</text:p>
          </table:table-cell>
          <table:table-cell office:value-type="float" office:value="1627" calcext:value-type="float">
            <text:p>1627</text:p>
          </table:table-cell>
          <table:table-cell office:value-type="float" office:value="1899.57" calcext:value-type="float">
            <text:p>1899.57</text:p>
          </table:table-cell>
        </table:table-row>
        <table:table-row table:style-name="ro1">
          <table:table-cell office:value-type="float" office:value="11742988" calcext:value-type="float">
            <text:p>11742988</text:p>
          </table:table-cell>
          <table:table-cell table:formula="of:=[.A736]/1000/(60*60*24)" office:value-type="time" office:time-value="PT03H15M42.988S" calcext:value-type="time">
            <text:p>03:15:43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2" calcext:value-type="float">
            <text:p>570.52</text:p>
          </table:table-cell>
          <table:table-cell office:value-type="float" office:value="1629.22" calcext:value-type="float">
            <text:p>1629.22</text:p>
          </table:table-cell>
          <table:table-cell office:value-type="float" office:value="1902.11" calcext:value-type="float">
            <text:p>1902.11</text:p>
          </table:table-cell>
        </table:table-row>
        <table:table-row table:style-name="ro1">
          <table:table-cell office:value-type="float" office:value="11758988" calcext:value-type="float">
            <text:p>11758988</text:p>
          </table:table-cell>
          <table:table-cell table:formula="of:=[.A737]/1000/(60*60*24)" office:value-type="time" office:time-value="PT03H15M58.988S" calcext:value-type="time">
            <text:p>03:15:59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8" calcext:value-type="float">
            <text:p>570.28</text:p>
          </table:table-cell>
          <table:table-cell office:value-type="float" office:value="1631.44" calcext:value-type="float">
            <text:p>1631.44</text:p>
          </table:table-cell>
          <table:table-cell office:value-type="float" office:value="1904.64" calcext:value-type="float">
            <text:p>1904.64</text:p>
          </table:table-cell>
        </table:table-row>
        <table:table-row table:style-name="ro1">
          <table:table-cell office:value-type="float" office:value="11774989" calcext:value-type="float">
            <text:p>11774989</text:p>
          </table:table-cell>
          <table:table-cell table:formula="of:=[.A738]/1000/(60*60*24)" office:value-type="time" office:time-value="PT03H16M14.989S" calcext:value-type="time">
            <text:p>03:16:15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70.06" calcext:value-type="float">
            <text:p>570.06</text:p>
          </table:table-cell>
          <table:table-cell office:value-type="float" office:value="1633.66" calcext:value-type="float">
            <text:p>1633.66</text:p>
          </table:table-cell>
          <table:table-cell office:value-type="float" office:value="1907.17" calcext:value-type="float">
            <text:p>1907.17</text:p>
          </table:table-cell>
        </table:table-row>
        <table:table-row table:style-name="ro1">
          <table:table-cell office:value-type="float" office:value="11790988" calcext:value-type="float">
            <text:p>11790988</text:p>
          </table:table-cell>
          <table:table-cell table:formula="of:=[.A739]/1000/(60*60*24)" office:value-type="time" office:time-value="PT03H16M30.988S" calcext:value-type="time">
            <text:p>03:16:31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2" calcext:value-type="float">
            <text:p>570.2</text:p>
          </table:table-cell>
          <table:table-cell office:value-type="float" office:value="1635.88" calcext:value-type="float">
            <text:p>1635.88</text:p>
          </table:table-cell>
          <table:table-cell office:value-type="float" office:value="1909.7" calcext:value-type="float">
            <text:p>1909.7</text:p>
          </table:table-cell>
        </table:table-row>
        <table:table-row table:style-name="ro1">
          <table:table-cell office:value-type="float" office:value="11806989" calcext:value-type="float">
            <text:p>11806989</text:p>
          </table:table-cell>
          <table:table-cell table:formula="of:=[.A740]/1000/(60*60*24)" office:value-type="time" office:time-value="PT03H16M46.989S" calcext:value-type="time">
            <text:p>03:16:47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3" calcext:value-type="float">
            <text:p>568.43</text:p>
          </table:table-cell>
          <table:table-cell office:value-type="float" office:value="1638.1" calcext:value-type="float">
            <text:p>1638.1</text:p>
          </table:table-cell>
          <table:table-cell office:value-type="float" office:value="1912.23" calcext:value-type="float">
            <text:p>1912.23</text:p>
          </table:table-cell>
        </table:table-row>
        <table:table-row table:style-name="ro1">
          <table:table-cell office:value-type="float" office:value="11822988" calcext:value-type="float">
            <text:p>11822988</text:p>
          </table:table-cell>
          <table:table-cell table:formula="of:=[.A741]/1000/(60*60*24)" office:value-type="time" office:time-value="PT03H17M02.988S" calcext:value-type="time">
            <text:p>03:17:03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68.29" calcext:value-type="float">
            <text:p>568.29</text:p>
          </table:table-cell>
          <table:table-cell office:value-type="float" office:value="1640.32" calcext:value-type="float">
            <text:p>1640.32</text:p>
          </table:table-cell>
          <table:table-cell office:value-type="float" office:value="1914.76" calcext:value-type="float">
            <text:p>1914.76</text:p>
          </table:table-cell>
        </table:table-row>
        <table:table-row table:style-name="ro1">
          <table:table-cell office:value-type="float" office:value="11838988" calcext:value-type="float">
            <text:p>11838988</text:p>
          </table:table-cell>
          <table:table-cell table:formula="of:=[.A742]/1000/(60*60*24)" office:value-type="time" office:time-value="PT03H17M18.988S" calcext:value-type="time">
            <text:p>03:17:19</text:p>
          </table:table-cell>
          <table:table-cell office:value-type="float" office:value="1.14" calcext:value-type="float">
            <text:p>1.14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7.96" calcext:value-type="float">
            <text:p>567.96</text:p>
          </table:table-cell>
          <table:table-cell office:value-type="float" office:value="1642.54" calcext:value-type="float">
            <text:p>1642.54</text:p>
          </table:table-cell>
          <table:table-cell office:value-type="float" office:value="1917.29" calcext:value-type="float">
            <text:p>1917.29</text:p>
          </table:table-cell>
        </table:table-row>
        <table:table-row table:style-name="ro1">
          <table:table-cell office:value-type="float" office:value="11854988" calcext:value-type="float">
            <text:p>11854988</text:p>
          </table:table-cell>
          <table:table-cell table:formula="of:=[.A743]/1000/(60*60*24)" office:value-type="time" office:time-value="PT03H17M34.988S" calcext:value-type="time">
            <text:p>03:17:35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0.45" calcext:value-type="float">
            <text:p>570.45</text:p>
          </table:table-cell>
          <table:table-cell office:value-type="float" office:value="1644.76" calcext:value-type="float">
            <text:p>1644.76</text:p>
          </table:table-cell>
          <table:table-cell office:value-type="float" office:value="1919.82" calcext:value-type="float">
            <text:p>1919.82</text:p>
          </table:table-cell>
        </table:table-row>
        <table:table-row table:style-name="ro1">
          <table:table-cell office:value-type="float" office:value="11870988" calcext:value-type="float">
            <text:p>11870988</text:p>
          </table:table-cell>
          <table:table-cell table:formula="of:=[.A744]/1000/(60*60*24)" office:value-type="time" office:time-value="PT03H17M50.988S" calcext:value-type="time">
            <text:p>03:17:51</text:p>
          </table:table-cell>
          <table:table-cell office:value-type="float" office:value="1.14" calcext:value-type="float">
            <text:p>1.14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8.64" calcext:value-type="float">
            <text:p>568.64</text:p>
          </table:table-cell>
          <table:table-cell office:value-type="float" office:value="1646.98" calcext:value-type="float">
            <text:p>1646.98</text:p>
          </table:table-cell>
          <table:table-cell office:value-type="float" office:value="1922.35" calcext:value-type="float">
            <text:p>1922.35</text:p>
          </table:table-cell>
        </table:table-row>
        <table:table-row table:style-name="ro1">
          <table:table-cell office:value-type="float" office:value="11886988" calcext:value-type="float">
            <text:p>11886988</text:p>
          </table:table-cell>
          <table:table-cell table:formula="of:=[.A745]/1000/(60*60*24)" office:value-type="time" office:time-value="PT03H18M06.988S" calcext:value-type="time">
            <text:p>03:18:07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68.05" calcext:value-type="float">
            <text:p>568.05</text:p>
          </table:table-cell>
          <table:table-cell office:value-type="float" office:value="1649.2" calcext:value-type="float">
            <text:p>1649.2</text:p>
          </table:table-cell>
          <table:table-cell office:value-type="float" office:value="1924.88" calcext:value-type="float">
            <text:p>1924.88</text:p>
          </table:table-cell>
        </table:table-row>
        <table:table-row table:style-name="ro1">
          <table:table-cell office:value-type="float" office:value="11902988" calcext:value-type="float">
            <text:p>11902988</text:p>
          </table:table-cell>
          <table:table-cell table:formula="of:=[.A746]/1000/(60*60*24)" office:value-type="time" office:time-value="PT03H18M22.988S" calcext:value-type="time">
            <text:p>03:18:23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68.52" calcext:value-type="float">
            <text:p>568.52</text:p>
          </table:table-cell>
          <table:table-cell office:value-type="float" office:value="1651.42" calcext:value-type="float">
            <text:p>1651.42</text:p>
          </table:table-cell>
          <table:table-cell office:value-type="float" office:value="1927.41" calcext:value-type="float">
            <text:p>1927.41</text:p>
          </table:table-cell>
        </table:table-row>
        <table:table-row table:style-name="ro1">
          <table:table-cell office:value-type="float" office:value="11918989" calcext:value-type="float">
            <text:p>11918989</text:p>
          </table:table-cell>
          <table:table-cell table:formula="of:=[.A747]/1000/(60*60*24)" office:value-type="time" office:time-value="PT03H18M38.989S" calcext:value-type="time">
            <text:p>03:18:39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2" calcext:value-type="float">
            <text:p>568.42</text:p>
          </table:table-cell>
          <table:table-cell office:value-type="float" office:value="1653.64" calcext:value-type="float">
            <text:p>1653.64</text:p>
          </table:table-cell>
          <table:table-cell office:value-type="float" office:value="1929.94" calcext:value-type="float">
            <text:p>1929.94</text:p>
          </table:table-cell>
        </table:table-row>
        <table:table-row table:style-name="ro1">
          <table:table-cell office:value-type="float" office:value="11934988" calcext:value-type="float">
            <text:p>11934988</text:p>
          </table:table-cell>
          <table:table-cell table:formula="of:=[.A748]/1000/(60*60*24)" office:value-type="time" office:time-value="PT03H18M54.988S" calcext:value-type="time">
            <text:p>03:18:55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3" calcext:value-type="float">
            <text:p>568.43</text:p>
          </table:table-cell>
          <table:table-cell office:value-type="float" office:value="1655.86" calcext:value-type="float">
            <text:p>1655.86</text:p>
          </table:table-cell>
          <table:table-cell office:value-type="float" office:value="1932.47" calcext:value-type="float">
            <text:p>1932.47</text:p>
          </table:table-cell>
        </table:table-row>
        <table:table-row table:style-name="ro1">
          <table:table-cell office:value-type="float" office:value="11950989" calcext:value-type="float">
            <text:p>11950989</text:p>
          </table:table-cell>
          <table:table-cell table:formula="of:=[.A749]/1000/(60*60*24)" office:value-type="time" office:time-value="PT03H19M10.989S" calcext:value-type="time">
            <text:p>03:19:11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8.2" calcext:value-type="float">
            <text:p>568.2</text:p>
          </table:table-cell>
          <table:table-cell office:value-type="float" office:value="1658.08" calcext:value-type="float">
            <text:p>1658.08</text:p>
          </table:table-cell>
          <table:table-cell office:value-type="float" office:value="1934.99" calcext:value-type="float">
            <text:p>1934.99</text:p>
          </table:table-cell>
        </table:table-row>
        <table:table-row table:style-name="ro1">
          <table:table-cell office:value-type="float" office:value="11966988" calcext:value-type="float">
            <text:p>11966988</text:p>
          </table:table-cell>
          <table:table-cell table:formula="of:=[.A750]/1000/(60*60*24)" office:value-type="time" office:time-value="PT03H19M26.988S" calcext:value-type="time">
            <text:p>03:19:27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68.29" calcext:value-type="float">
            <text:p>568.29</text:p>
          </table:table-cell>
          <table:table-cell office:value-type="float" office:value="1660.3" calcext:value-type="float">
            <text:p>1660.3</text:p>
          </table:table-cell>
          <table:table-cell office:value-type="float" office:value="1937.52" calcext:value-type="float">
            <text:p>1937.52</text:p>
          </table:table-cell>
        </table:table-row>
        <table:table-row table:style-name="ro1">
          <table:table-cell office:value-type="float" office:value="11982989" calcext:value-type="float">
            <text:p>11982989</text:p>
          </table:table-cell>
          <table:table-cell table:formula="of:=[.A751]/1000/(60*60*24)" office:value-type="time" office:time-value="PT03H19M42.989S" calcext:value-type="time">
            <text:p>03:19:43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3" calcext:value-type="float">
            <text:p>568.43</text:p>
          </table:table-cell>
          <table:table-cell office:value-type="float" office:value="1662.52" calcext:value-type="float">
            <text:p>1662.52</text:p>
          </table:table-cell>
          <table:table-cell office:value-type="float" office:value="1940.05" calcext:value-type="float">
            <text:p>1940.05</text:p>
          </table:table-cell>
        </table:table-row>
        <table:table-row table:style-name="ro1">
          <table:table-cell office:value-type="float" office:value="11998988" calcext:value-type="float">
            <text:p>11998988</text:p>
          </table:table-cell>
          <table:table-cell table:formula="of:=[.A752]/1000/(60*60*24)" office:value-type="time" office:time-value="PT03H19M58.988S" calcext:value-type="time">
            <text:p>03:19:59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8.2" calcext:value-type="float">
            <text:p>568.2</text:p>
          </table:table-cell>
          <table:table-cell office:value-type="float" office:value="1664.74" calcext:value-type="float">
            <text:p>1664.74</text:p>
          </table:table-cell>
          <table:table-cell office:value-type="float" office:value="1942.57" calcext:value-type="float">
            <text:p>1942.57</text:p>
          </table:table-cell>
        </table:table-row>
        <table:table-row table:style-name="ro1">
          <table:table-cell office:value-type="float" office:value="12014988" calcext:value-type="float">
            <text:p>12014988</text:p>
          </table:table-cell>
          <table:table-cell table:formula="of:=[.A753]/1000/(60*60*24)" office:value-type="time" office:time-value="PT03H20M14.988S" calcext:value-type="time">
            <text:p>03:20:15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68.06" calcext:value-type="float">
            <text:p>568.06</text:p>
          </table:table-cell>
          <table:table-cell office:value-type="float" office:value="1666.95" calcext:value-type="float">
            <text:p>1666.95</text:p>
          </table:table-cell>
          <table:table-cell office:value-type="float" office:value="1945.1" calcext:value-type="float">
            <text:p>1945.1</text:p>
          </table:table-cell>
        </table:table-row>
        <table:table-row table:style-name="ro1">
          <table:table-cell office:value-type="float" office:value="12030988" calcext:value-type="float">
            <text:p>12030988</text:p>
          </table:table-cell>
          <table:table-cell table:formula="of:=[.A754]/1000/(60*60*24)" office:value-type="time" office:time-value="PT03H20M30.988S" calcext:value-type="time">
            <text:p>03:20:31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68.06" calcext:value-type="float">
            <text:p>568.06</text:p>
          </table:table-cell>
          <table:table-cell office:value-type="float" office:value="1669.17" calcext:value-type="float">
            <text:p>1669.17</text:p>
          </table:table-cell>
          <table:table-cell office:value-type="float" office:value="1947.62" calcext:value-type="float">
            <text:p>1947.62</text:p>
          </table:table-cell>
        </table:table-row>
        <table:table-row table:style-name="ro1">
          <table:table-cell office:value-type="float" office:value="12046989" calcext:value-type="float">
            <text:p>12046989</text:p>
          </table:table-cell>
          <table:table-cell table:formula="of:=[.A755]/1000/(60*60*24)" office:value-type="time" office:time-value="PT03H20M46.989S" calcext:value-type="time">
            <text:p>03:20:47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68.06" calcext:value-type="float">
            <text:p>568.06</text:p>
          </table:table-cell>
          <table:table-cell office:value-type="float" office:value="1671.39" calcext:value-type="float">
            <text:p>1671.39</text:p>
          </table:table-cell>
          <table:table-cell office:value-type="float" office:value="1950.15" calcext:value-type="float">
            <text:p>1950.15</text:p>
          </table:table-cell>
        </table:table-row>
        <table:table-row table:style-name="ro1">
          <table:table-cell office:value-type="float" office:value="12062988" calcext:value-type="float">
            <text:p>12062988</text:p>
          </table:table-cell>
          <table:table-cell table:formula="of:=[.A756]/1000/(60*60*24)" office:value-type="time" office:time-value="PT03H21M02.988S" calcext:value-type="time">
            <text:p>03:21:03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1" calcext:value-type="float">
            <text:p>568.41</text:p>
          </table:table-cell>
          <table:table-cell office:value-type="float" office:value="1673.61" calcext:value-type="float">
            <text:p>1673.61</text:p>
          </table:table-cell>
          <table:table-cell office:value-type="float" office:value="1952.67" calcext:value-type="float">
            <text:p>1952.67</text:p>
          </table:table-cell>
        </table:table-row>
        <table:table-row table:style-name="ro1">
          <table:table-cell office:value-type="float" office:value="12078989" calcext:value-type="float">
            <text:p>12078989</text:p>
          </table:table-cell>
          <table:table-cell table:formula="of:=[.A757]/1000/(60*60*24)" office:value-type="time" office:time-value="PT03H21M18.989S" calcext:value-type="time">
            <text:p>03:21:19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0.41" calcext:value-type="float">
            <text:p>570.41</text:p>
          </table:table-cell>
          <table:table-cell office:value-type="float" office:value="1675.83" calcext:value-type="float">
            <text:p>1675.83</text:p>
          </table:table-cell>
          <table:table-cell office:value-type="float" office:value="1955.19" calcext:value-type="float">
            <text:p>1955.19</text:p>
          </table:table-cell>
        </table:table-row>
        <table:table-row table:style-name="ro1">
          <table:table-cell office:value-type="float" office:value="12094988" calcext:value-type="float">
            <text:p>12094988</text:p>
          </table:table-cell>
          <table:table-cell table:formula="of:=[.A758]/1000/(60*60*24)" office:value-type="time" office:time-value="PT03H21M34.988S" calcext:value-type="time">
            <text:p>03:21:35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6.52" calcext:value-type="float">
            <text:p>566.52</text:p>
          </table:table-cell>
          <table:table-cell office:value-type="float" office:value="1678.05" calcext:value-type="float">
            <text:p>1678.05</text:p>
          </table:table-cell>
          <table:table-cell office:value-type="float" office:value="1957.72" calcext:value-type="float">
            <text:p>1957.72</text:p>
          </table:table-cell>
        </table:table-row>
        <table:table-row table:style-name="ro1">
          <table:table-cell office:value-type="float" office:value="12110988" calcext:value-type="float">
            <text:p>12110988</text:p>
          </table:table-cell>
          <table:table-cell table:formula="of:=[.A759]/1000/(60*60*24)" office:value-type="time" office:time-value="PT03H21M50.988S" calcext:value-type="time">
            <text:p>03:21:51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6.52" calcext:value-type="float">
            <text:p>566.52</text:p>
          </table:table-cell>
          <table:table-cell office:value-type="float" office:value="1680.27" calcext:value-type="float">
            <text:p>1680.27</text:p>
          </table:table-cell>
          <table:table-cell office:value-type="float" office:value="1960.24" calcext:value-type="float">
            <text:p>1960.24</text:p>
          </table:table-cell>
        </table:table-row>
        <table:table-row table:style-name="ro1">
          <table:table-cell office:value-type="float" office:value="12126989" calcext:value-type="float">
            <text:p>12126989</text:p>
          </table:table-cell>
          <table:table-cell table:formula="of:=[.A760]/1000/(60*60*24)" office:value-type="time" office:time-value="PT03H22M06.989S" calcext:value-type="time">
            <text:p>03:22:07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6.43" calcext:value-type="float">
            <text:p>566.43</text:p>
          </table:table-cell>
          <table:table-cell office:value-type="float" office:value="1682.49" calcext:value-type="float">
            <text:p>1682.49</text:p>
          </table:table-cell>
          <table:table-cell office:value-type="float" office:value="1962.76" calcext:value-type="float">
            <text:p>1962.76</text:p>
          </table:table-cell>
        </table:table-row>
        <table:table-row table:style-name="ro1">
          <table:table-cell office:value-type="float" office:value="12142988" calcext:value-type="float">
            <text:p>12142988</text:p>
          </table:table-cell>
          <table:table-cell table:formula="of:=[.A761]/1000/(60*60*24)" office:value-type="time" office:time-value="PT03H22M22.988S" calcext:value-type="time">
            <text:p>03:22:23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6.19" calcext:value-type="float">
            <text:p>566.19</text:p>
          </table:table-cell>
          <table:table-cell office:value-type="float" office:value="1684.71" calcext:value-type="float">
            <text:p>1684.71</text:p>
          </table:table-cell>
          <table:table-cell office:value-type="float" office:value="1965.29" calcext:value-type="float">
            <text:p>1965.29</text:p>
          </table:table-cell>
        </table:table-row>
        <table:table-row table:style-name="ro1">
          <table:table-cell office:value-type="float" office:value="12158988" calcext:value-type="float">
            <text:p>12158988</text:p>
          </table:table-cell>
          <table:table-cell table:formula="of:=[.A762]/1000/(60*60*24)" office:value-type="time" office:time-value="PT03H22M38.988S" calcext:value-type="time">
            <text:p>03:22:39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68.28" calcext:value-type="float">
            <text:p>568.28</text:p>
          </table:table-cell>
          <table:table-cell office:value-type="float" office:value="1686.93" calcext:value-type="float">
            <text:p>1686.93</text:p>
          </table:table-cell>
          <table:table-cell office:value-type="float" office:value="1967.81" calcext:value-type="float">
            <text:p>1967.81</text:p>
          </table:table-cell>
        </table:table-row>
        <table:table-row table:style-name="ro1">
          <table:table-cell office:value-type="float" office:value="12174988" calcext:value-type="float">
            <text:p>12174988</text:p>
          </table:table-cell>
          <table:table-cell table:formula="of:=[.A763]/1000/(60*60*24)" office:value-type="time" office:time-value="PT03H22M54.988S" calcext:value-type="time">
            <text:p>03:22:55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8.2" calcext:value-type="float">
            <text:p>568.2</text:p>
          </table:table-cell>
          <table:table-cell office:value-type="float" office:value="1689.15" calcext:value-type="float">
            <text:p>1689.15</text:p>
          </table:table-cell>
          <table:table-cell office:value-type="float" office:value="1970.33" calcext:value-type="float">
            <text:p>1970.33</text:p>
          </table:table-cell>
        </table:table-row>
        <table:table-row table:style-name="ro1">
          <table:table-cell office:value-type="float" office:value="12190988" calcext:value-type="float">
            <text:p>12190988</text:p>
          </table:table-cell>
          <table:table-cell table:formula="of:=[.A764]/1000/(60*60*24)" office:value-type="time" office:time-value="PT03H23M10.988S" calcext:value-type="time">
            <text:p>03:23:11</text:p>
          </table:table-cell>
          <table:table-cell office:value-type="float" office:value="1.14" calcext:value-type="float">
            <text:p>1.14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7.95" calcext:value-type="float">
            <text:p>567.95</text:p>
          </table:table-cell>
          <table:table-cell office:value-type="float" office:value="1691.37" calcext:value-type="float">
            <text:p>1691.37</text:p>
          </table:table-cell>
          <table:table-cell office:value-type="float" office:value="1972.85" calcext:value-type="float">
            <text:p>1972.85</text:p>
          </table:table-cell>
        </table:table-row>
        <table:table-row table:style-name="ro1">
          <table:table-cell office:value-type="float" office:value="12206988" calcext:value-type="float">
            <text:p>12206988</text:p>
          </table:table-cell>
          <table:table-cell table:formula="of:=[.A765]/1000/(60*60*24)" office:value-type="time" office:time-value="PT03H23M26.988S" calcext:value-type="time">
            <text:p>03:23:27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6.19" calcext:value-type="float">
            <text:p>566.19</text:p>
          </table:table-cell>
          <table:table-cell office:value-type="float" office:value="1693.59" calcext:value-type="float">
            <text:p>1693.59</text:p>
          </table:table-cell>
          <table:table-cell office:value-type="float" office:value="1975.37" calcext:value-type="float">
            <text:p>1975.37</text:p>
          </table:table-cell>
        </table:table-row>
        <table:table-row table:style-name="ro1">
          <table:table-cell office:value-type="float" office:value="12222989" calcext:value-type="float">
            <text:p>12222989</text:p>
          </table:table-cell>
          <table:table-cell table:formula="of:=[.A766]/1000/(60*60*24)" office:value-type="time" office:time-value="PT03H23M42.989S" calcext:value-type="time">
            <text:p>03:23:43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9" calcext:value-type="float">
            <text:p>566.29</text:p>
          </table:table-cell>
          <table:table-cell office:value-type="float" office:value="1695.81" calcext:value-type="float">
            <text:p>1695.81</text:p>
          </table:table-cell>
          <table:table-cell office:value-type="float" office:value="1977.89" calcext:value-type="float">
            <text:p>1977.89</text:p>
          </table:table-cell>
        </table:table-row>
        <table:table-row table:style-name="ro1">
          <table:table-cell office:value-type="float" office:value="12238988" calcext:value-type="float">
            <text:p>12238988</text:p>
          </table:table-cell>
          <table:table-cell table:formula="of:=[.A767]/1000/(60*60*24)" office:value-type="time" office:time-value="PT03H23M58.988S" calcext:value-type="time">
            <text:p>03:23:59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8.19" calcext:value-type="float">
            <text:p>568.19</text:p>
          </table:table-cell>
          <table:table-cell office:value-type="float" office:value="1698.02" calcext:value-type="float">
            <text:p>1698.02</text:p>
          </table:table-cell>
          <table:table-cell office:value-type="float" office:value="1980.41" calcext:value-type="float">
            <text:p>1980.41</text:p>
          </table:table-cell>
        </table:table-row>
        <table:table-row table:style-name="ro1">
          <table:table-cell office:value-type="float" office:value="12254989" calcext:value-type="float">
            <text:p>12254989</text:p>
          </table:table-cell>
          <table:table-cell table:formula="of:=[.A768]/1000/(60*60*24)" office:value-type="time" office:time-value="PT03H24M14.989S" calcext:value-type="time">
            <text:p>03:24:15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68.28" calcext:value-type="float">
            <text:p>568.28</text:p>
          </table:table-cell>
          <table:table-cell office:value-type="float" office:value="1700.24" calcext:value-type="float">
            <text:p>1700.24</text:p>
          </table:table-cell>
          <table:table-cell office:value-type="float" office:value="1982.93" calcext:value-type="float">
            <text:p>1982.93</text:p>
          </table:table-cell>
        </table:table-row>
        <table:table-row table:style-name="ro1">
          <table:table-cell office:value-type="float" office:value="12270988" calcext:value-type="float">
            <text:p>12270988</text:p>
          </table:table-cell>
          <table:table-cell table:formula="of:=[.A769]/1000/(60*60*24)" office:value-type="time" office:time-value="PT03H24M30.988S" calcext:value-type="time">
            <text:p>03:24:31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6.18" calcext:value-type="float">
            <text:p>566.18</text:p>
          </table:table-cell>
          <table:table-cell office:value-type="float" office:value="1702.46" calcext:value-type="float">
            <text:p>1702.46</text:p>
          </table:table-cell>
          <table:table-cell office:value-type="float" office:value="1985.45" calcext:value-type="float">
            <text:p>1985.45</text:p>
          </table:table-cell>
        </table:table-row>
        <table:table-row table:style-name="ro1">
          <table:table-cell office:value-type="float" office:value="12286988" calcext:value-type="float">
            <text:p>12286988</text:p>
          </table:table-cell>
          <table:table-cell table:formula="of:=[.A770]/1000/(60*60*24)" office:value-type="time" office:time-value="PT03H24M46.988S" calcext:value-type="time">
            <text:p>03:24:47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68.5" calcext:value-type="float">
            <text:p>568.5</text:p>
          </table:table-cell>
          <table:table-cell office:value-type="float" office:value="1704.68" calcext:value-type="float">
            <text:p>1704.68</text:p>
          </table:table-cell>
          <table:table-cell office:value-type="float" office:value="1987.97" calcext:value-type="float">
            <text:p>1987.97</text:p>
          </table:table-cell>
        </table:table-row>
        <table:table-row table:style-name="ro1">
          <table:table-cell office:value-type="float" office:value="12302988" calcext:value-type="float">
            <text:p>12302988</text:p>
          </table:table-cell>
          <table:table-cell table:formula="of:=[.A771]/1000/(60*60*24)" office:value-type="time" office:time-value="PT03H25M02.988S" calcext:value-type="time">
            <text:p>03:25:03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3" calcext:value-type="float">
            <text:p>566.3</text:p>
          </table:table-cell>
          <table:table-cell office:value-type="float" office:value="1706.9" calcext:value-type="float">
            <text:p>1706.9</text:p>
          </table:table-cell>
          <table:table-cell office:value-type="float" office:value="1990.49" calcext:value-type="float">
            <text:p>1990.49</text:p>
          </table:table-cell>
        </table:table-row>
        <table:table-row table:style-name="ro1">
          <table:table-cell office:value-type="float" office:value="12318988" calcext:value-type="float">
            <text:p>12318988</text:p>
          </table:table-cell>
          <table:table-cell table:formula="of:=[.A772]/1000/(60*60*24)" office:value-type="time" office:time-value="PT03H25M18.988S" calcext:value-type="time">
            <text:p>03:25:19</text:p>
          </table:table-cell>
          <table:table-cell office:value-type="float" office:value="1.13" calcext:value-type="float">
            <text:p>1.13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5.95" calcext:value-type="float">
            <text:p>565.95</text:p>
          </table:table-cell>
          <table:table-cell office:value-type="float" office:value="1709.12" calcext:value-type="float">
            <text:p>1709.12</text:p>
          </table:table-cell>
          <table:table-cell office:value-type="float" office:value="1993.01" calcext:value-type="float">
            <text:p>1993.01</text:p>
          </table:table-cell>
        </table:table-row>
        <table:table-row table:style-name="ro1">
          <table:table-cell office:value-type="float" office:value="12334988" calcext:value-type="float">
            <text:p>12334988</text:p>
          </table:table-cell>
          <table:table-cell table:formula="of:=[.A773]/1000/(60*60*24)" office:value-type="time" office:time-value="PT03H25M34.988S" calcext:value-type="time">
            <text:p>03:25:35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7" calcext:value-type="float">
            <text:p>566.27</text:p>
          </table:table-cell>
          <table:table-cell office:value-type="float" office:value="1711.34" calcext:value-type="float">
            <text:p>1711.34</text:p>
          </table:table-cell>
          <table:table-cell office:value-type="float" office:value="1995.53" calcext:value-type="float">
            <text:p>1995.53</text:p>
          </table:table-cell>
        </table:table-row>
        <table:table-row table:style-name="ro1">
          <table:table-cell office:value-type="float" office:value="12350989" calcext:value-type="float">
            <text:p>12350989</text:p>
          </table:table-cell>
          <table:table-cell table:formula="of:=[.A774]/1000/(60*60*24)" office:value-type="time" office:time-value="PT03H25M50.989S" calcext:value-type="time">
            <text:p>03:25:51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6.19" calcext:value-type="float">
            <text:p>566.19</text:p>
          </table:table-cell>
          <table:table-cell office:value-type="float" office:value="1713.56" calcext:value-type="float">
            <text:p>1713.56</text:p>
          </table:table-cell>
          <table:table-cell office:value-type="float" office:value="1998.04" calcext:value-type="float">
            <text:p>1998.04</text:p>
          </table:table-cell>
        </table:table-row>
        <table:table-row table:style-name="ro1">
          <table:table-cell office:value-type="float" office:value="12366989" calcext:value-type="float">
            <text:p>12366989</text:p>
          </table:table-cell>
          <table:table-cell table:formula="of:=[.A775]/1000/(60*60*24)" office:value-type="time" office:time-value="PT03H26M06.989S" calcext:value-type="time">
            <text:p>03:26:07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6.05" calcext:value-type="float">
            <text:p>566.05</text:p>
          </table:table-cell>
          <table:table-cell office:value-type="float" office:value="1715.78" calcext:value-type="float">
            <text:p>1715.78</text:p>
          </table:table-cell>
          <table:table-cell office:value-type="float" office:value="2000.56" calcext:value-type="float">
            <text:p>2000.56</text:p>
          </table:table-cell>
        </table:table-row>
        <table:table-row table:style-name="ro1">
          <table:table-cell office:value-type="float" office:value="12382989" calcext:value-type="float">
            <text:p>12382989</text:p>
          </table:table-cell>
          <table:table-cell table:formula="of:=[.A776]/1000/(60*60*24)" office:value-type="time" office:time-value="PT03H26M22.989S" calcext:value-type="time">
            <text:p>03:26:23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6.19" calcext:value-type="float">
            <text:p>566.19</text:p>
          </table:table-cell>
          <table:table-cell office:value-type="float" office:value="1718" calcext:value-type="float">
            <text:p>1718</text:p>
          </table:table-cell>
          <table:table-cell office:value-type="float" office:value="2003.08" calcext:value-type="float">
            <text:p>2003.08</text:p>
          </table:table-cell>
        </table:table-row>
        <table:table-row table:style-name="ro1">
          <table:table-cell office:value-type="float" office:value="12398988" calcext:value-type="float">
            <text:p>12398988</text:p>
          </table:table-cell>
          <table:table-cell table:formula="of:=[.A777]/1000/(60*60*24)" office:value-type="time" office:time-value="PT03H26M38.988S" calcext:value-type="time">
            <text:p>03:26:39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6.05" calcext:value-type="float">
            <text:p>566.05</text:p>
          </table:table-cell>
          <table:table-cell office:value-type="float" office:value="1720.21" calcext:value-type="float">
            <text:p>1720.21</text:p>
          </table:table-cell>
          <table:table-cell office:value-type="float" office:value="2005.59" calcext:value-type="float">
            <text:p>2005.59</text:p>
          </table:table-cell>
        </table:table-row>
        <table:table-row table:style-name="ro1">
          <table:table-cell office:value-type="float" office:value="12414989" calcext:value-type="float">
            <text:p>12414989</text:p>
          </table:table-cell>
          <table:table-cell table:formula="of:=[.A778]/1000/(60*60*24)" office:value-type="time" office:time-value="PT03H26M54.989S" calcext:value-type="time">
            <text:p>03:26:55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6.19" calcext:value-type="float">
            <text:p>566.19</text:p>
          </table:table-cell>
          <table:table-cell office:value-type="float" office:value="1722.43" calcext:value-type="float">
            <text:p>1722.43</text:p>
          </table:table-cell>
          <table:table-cell office:value-type="float" office:value="2008.11" calcext:value-type="float">
            <text:p>2008.11</text:p>
          </table:table-cell>
        </table:table-row>
        <table:table-row table:style-name="ro1">
          <table:table-cell office:value-type="float" office:value="12430988" calcext:value-type="float">
            <text:p>12430988</text:p>
          </table:table-cell>
          <table:table-cell table:formula="of:=[.A779]/1000/(60*60*24)" office:value-type="time" office:time-value="PT03H27M10.988S" calcext:value-type="time">
            <text:p>03:27:11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6.44" calcext:value-type="float">
            <text:p>566.44</text:p>
          </table:table-cell>
          <table:table-cell office:value-type="float" office:value="1724.65" calcext:value-type="float">
            <text:p>1724.65</text:p>
          </table:table-cell>
          <table:table-cell office:value-type="float" office:value="2010.63" calcext:value-type="float">
            <text:p>2010.63</text:p>
          </table:table-cell>
        </table:table-row>
        <table:table-row table:style-name="ro1">
          <table:table-cell office:value-type="float" office:value="12446988" calcext:value-type="float">
            <text:p>12446988</text:p>
          </table:table-cell>
          <table:table-cell table:formula="of:=[.A780]/1000/(60*60*24)" office:value-type="time" office:time-value="PT03H27M26.988S" calcext:value-type="time">
            <text:p>03:27:27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4.2" calcext:value-type="float">
            <text:p>564.2</text:p>
          </table:table-cell>
          <table:table-cell office:value-type="float" office:value="1726.87" calcext:value-type="float">
            <text:p>1726.87</text:p>
          </table:table-cell>
          <table:table-cell office:value-type="float" office:value="2013.14" calcext:value-type="float">
            <text:p>2013.14</text:p>
          </table:table-cell>
        </table:table-row>
        <table:table-row table:style-name="ro1">
          <table:table-cell office:value-type="float" office:value="12462989" calcext:value-type="float">
            <text:p>12462989</text:p>
          </table:table-cell>
          <table:table-cell table:formula="of:=[.A781]/1000/(60*60*24)" office:value-type="time" office:time-value="PT03H27M42.989S" calcext:value-type="time">
            <text:p>03:27:43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8" calcext:value-type="float">
            <text:p>566.28</text:p>
          </table:table-cell>
          <table:table-cell office:value-type="float" office:value="1729.09" calcext:value-type="float">
            <text:p>1729.09</text:p>
          </table:table-cell>
          <table:table-cell office:value-type="float" office:value="2015.66" calcext:value-type="float">
            <text:p>2015.66</text:p>
          </table:table-cell>
        </table:table-row>
        <table:table-row table:style-name="ro1">
          <table:table-cell office:value-type="float" office:value="12478988" calcext:value-type="float">
            <text:p>12478988</text:p>
          </table:table-cell>
          <table:table-cell table:formula="of:=[.A782]/1000/(60*60*24)" office:value-type="time" office:time-value="PT03H27M58.988S" calcext:value-type="time">
            <text:p>03:27:59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4.42" calcext:value-type="float">
            <text:p>564.42</text:p>
          </table:table-cell>
          <table:table-cell office:value-type="float" office:value="1731.31" calcext:value-type="float">
            <text:p>1731.31</text:p>
          </table:table-cell>
          <table:table-cell office:value-type="float" office:value="2018.17" calcext:value-type="float">
            <text:p>2018.17</text:p>
          </table:table-cell>
        </table:table-row>
        <table:table-row table:style-name="ro1">
          <table:table-cell office:value-type="float" office:value="12494988" calcext:value-type="float">
            <text:p>12494988</text:p>
          </table:table-cell>
          <table:table-cell table:formula="of:=[.A783]/1000/(60*60*24)" office:value-type="time" office:time-value="PT03H28M14.988S" calcext:value-type="time">
            <text:p>03:28:15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6.06" calcext:value-type="float">
            <text:p>566.06</text:p>
          </table:table-cell>
          <table:table-cell office:value-type="float" office:value="1733.53" calcext:value-type="float">
            <text:p>1733.53</text:p>
          </table:table-cell>
          <table:table-cell office:value-type="float" office:value="2020.69" calcext:value-type="float">
            <text:p>2020.69</text:p>
          </table:table-cell>
        </table:table-row>
        <table:table-row table:style-name="ro1">
          <table:table-cell office:value-type="float" office:value="12510988" calcext:value-type="float">
            <text:p>12510988</text:p>
          </table:table-cell>
          <table:table-cell table:formula="of:=[.A784]/1000/(60*60*24)" office:value-type="time" office:time-value="PT03H28M30.988S" calcext:value-type="time">
            <text:p>03:28:31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6.06" calcext:value-type="float">
            <text:p>566.06</text:p>
          </table:table-cell>
          <table:table-cell office:value-type="float" office:value="1735.75" calcext:value-type="float">
            <text:p>1735.75</text:p>
          </table:table-cell>
          <table:table-cell office:value-type="float" office:value="2023.2" calcext:value-type="float">
            <text:p>2023.2</text:p>
          </table:table-cell>
        </table:table-row>
        <table:table-row table:style-name="ro1">
          <table:table-cell office:value-type="float" office:value="12526988" calcext:value-type="float">
            <text:p>12526988</text:p>
          </table:table-cell>
          <table:table-cell table:formula="of:=[.A785]/1000/(60*60*24)" office:value-type="time" office:time-value="PT03H28M46.988S" calcext:value-type="time">
            <text:p>03:28:47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6.43" calcext:value-type="float">
            <text:p>566.43</text:p>
          </table:table-cell>
          <table:table-cell office:value-type="float" office:value="1737.97" calcext:value-type="float">
            <text:p>1737.97</text:p>
          </table:table-cell>
          <table:table-cell office:value-type="float" office:value="2025.72" calcext:value-type="float">
            <text:p>2025.72</text:p>
          </table:table-cell>
        </table:table-row>
        <table:table-row table:style-name="ro1">
          <table:table-cell office:value-type="float" office:value="12542988" calcext:value-type="float">
            <text:p>12542988</text:p>
          </table:table-cell>
          <table:table-cell table:formula="of:=[.A786]/1000/(60*60*24)" office:value-type="time" office:time-value="PT03H29M02.988S" calcext:value-type="time">
            <text:p>03:29:03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6.43" calcext:value-type="float">
            <text:p>566.43</text:p>
          </table:table-cell>
          <table:table-cell office:value-type="float" office:value="1740.19" calcext:value-type="float">
            <text:p>1740.19</text:p>
          </table:table-cell>
          <table:table-cell office:value-type="float" office:value="2028.23" calcext:value-type="float">
            <text:p>2028.23</text:p>
          </table:table-cell>
        </table:table-row>
        <table:table-row table:style-name="ro1">
          <table:table-cell office:value-type="float" office:value="12558988" calcext:value-type="float">
            <text:p>12558988</text:p>
          </table:table-cell>
          <table:table-cell table:formula="of:=[.A787]/1000/(60*60*24)" office:value-type="time" office:time-value="PT03H29M18.988S" calcext:value-type="time">
            <text:p>03:29:19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4.43" calcext:value-type="float">
            <text:p>564.43</text:p>
          </table:table-cell>
          <table:table-cell office:value-type="float" office:value="1742.41" calcext:value-type="float">
            <text:p>1742.41</text:p>
          </table:table-cell>
          <table:table-cell office:value-type="float" office:value="2030.74" calcext:value-type="float">
            <text:p>2030.74</text:p>
          </table:table-cell>
        </table:table-row>
        <table:table-row table:style-name="ro1">
          <table:table-cell office:value-type="float" office:value="12574988" calcext:value-type="float">
            <text:p>12574988</text:p>
          </table:table-cell>
          <table:table-cell table:formula="of:=[.A788]/1000/(60*60*24)" office:value-type="time" office:time-value="PT03H29M34.988S" calcext:value-type="time">
            <text:p>03:29:35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6.44" calcext:value-type="float">
            <text:p>566.44</text:p>
          </table:table-cell>
          <table:table-cell office:value-type="float" office:value="1744.63" calcext:value-type="float">
            <text:p>1744.63</text:p>
          </table:table-cell>
          <table:table-cell office:value-type="float" office:value="2033.25" calcext:value-type="float">
            <text:p>2033.25</text:p>
          </table:table-cell>
        </table:table-row>
        <table:table-row table:style-name="ro1">
          <table:table-cell office:value-type="float" office:value="12590988" calcext:value-type="float">
            <text:p>12590988</text:p>
          </table:table-cell>
          <table:table-cell table:formula="of:=[.A789]/1000/(60*60*24)" office:value-type="time" office:time-value="PT03H29M50.988S" calcext:value-type="time">
            <text:p>03:29:51</text:p>
          </table:table-cell>
          <table:table-cell office:value-type="float" office:value="1.13" calcext:value-type="float">
            <text:p>1.1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4.66" calcext:value-type="float">
            <text:p>564.66</text:p>
          </table:table-cell>
          <table:table-cell office:value-type="float" office:value="1746.85" calcext:value-type="float">
            <text:p>1746.85</text:p>
          </table:table-cell>
          <table:table-cell office:value-type="float" office:value="2035.77" calcext:value-type="float">
            <text:p>2035.77</text:p>
          </table:table-cell>
        </table:table-row>
        <table:table-row table:style-name="ro1">
          <table:table-cell office:value-type="float" office:value="12606988" calcext:value-type="float">
            <text:p>12606988</text:p>
          </table:table-cell>
          <table:table-cell table:formula="of:=[.A790]/1000/(60*60*24)" office:value-type="time" office:time-value="PT03H30M06.988S" calcext:value-type="time">
            <text:p>03:30:07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6.2" calcext:value-type="float">
            <text:p>566.2</text:p>
          </table:table-cell>
          <table:table-cell office:value-type="float" office:value="1749.07" calcext:value-type="float">
            <text:p>1749.07</text:p>
          </table:table-cell>
          <table:table-cell office:value-type="float" office:value="2038.28" calcext:value-type="float">
            <text:p>2038.28</text:p>
          </table:table-cell>
        </table:table-row>
        <table:table-row table:style-name="ro1">
          <table:table-cell office:value-type="float" office:value="12622988" calcext:value-type="float">
            <text:p>12622988</text:p>
          </table:table-cell>
          <table:table-cell table:formula="of:=[.A791]/1000/(60*60*24)" office:value-type="time" office:time-value="PT03H30M22.988S" calcext:value-type="time">
            <text:p>03:30:23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31" calcext:value-type="float">
            <text:p>564.31</text:p>
          </table:table-cell>
          <table:table-cell office:value-type="float" office:value="1751.29" calcext:value-type="float">
            <text:p>1751.29</text:p>
          </table:table-cell>
          <table:table-cell office:value-type="float" office:value="2040.79" calcext:value-type="float">
            <text:p>2040.79</text:p>
          </table:table-cell>
        </table:table-row>
        <table:table-row table:style-name="ro1">
          <table:table-cell office:value-type="float" office:value="12638988" calcext:value-type="float">
            <text:p>12638988</text:p>
          </table:table-cell>
          <table:table-cell table:formula="of:=[.A792]/1000/(60*60*24)" office:value-type="time" office:time-value="PT03H30M38.988S" calcext:value-type="time">
            <text:p>03:30:39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29" calcext:value-type="float">
            <text:p>564.29</text:p>
          </table:table-cell>
          <table:table-cell office:value-type="float" office:value="1753.51" calcext:value-type="float">
            <text:p>1753.51</text:p>
          </table:table-cell>
          <table:table-cell office:value-type="float" office:value="2043.3" calcext:value-type="float">
            <text:p>2043.3</text:p>
          </table:table-cell>
        </table:table-row>
        <table:table-row table:style-name="ro1">
          <table:table-cell office:value-type="float" office:value="12654989" calcext:value-type="float">
            <text:p>12654989</text:p>
          </table:table-cell>
          <table:table-cell table:formula="of:=[.A793]/1000/(60*60*24)" office:value-type="time" office:time-value="PT03H30M54.989S" calcext:value-type="time">
            <text:p>03:30:55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6.42" calcext:value-type="float">
            <text:p>566.42</text:p>
          </table:table-cell>
          <table:table-cell office:value-type="float" office:value="1755.73" calcext:value-type="float">
            <text:p>1755.73</text:p>
          </table:table-cell>
          <table:table-cell office:value-type="float" office:value="2045.81" calcext:value-type="float">
            <text:p>2045.81</text:p>
          </table:table-cell>
        </table:table-row>
        <table:table-row table:style-name="ro1">
          <table:table-cell office:value-type="float" office:value="12670988" calcext:value-type="float">
            <text:p>12670988</text:p>
          </table:table-cell>
          <table:table-cell table:formula="of:=[.A794]/1000/(60*60*24)" office:value-type="time" office:time-value="PT03H31M10.988S" calcext:value-type="time">
            <text:p>03:31:11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4.06" calcext:value-type="float">
            <text:p>564.06</text:p>
          </table:table-cell>
          <table:table-cell office:value-type="float" office:value="1757.95" calcext:value-type="float">
            <text:p>1757.95</text:p>
          </table:table-cell>
          <table:table-cell office:value-type="float" office:value="2048.32" calcext:value-type="float">
            <text:p>2048.32</text:p>
          </table:table-cell>
        </table:table-row>
        <table:table-row table:style-name="ro1">
          <table:table-cell office:value-type="float" office:value="12686988" calcext:value-type="float">
            <text:p>12686988</text:p>
          </table:table-cell>
          <table:table-cell table:formula="of:=[.A795]/1000/(60*60*24)" office:value-type="time" office:time-value="PT03H31M26.988S" calcext:value-type="time">
            <text:p>03:31:27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28" calcext:value-type="float">
            <text:p>564.28</text:p>
          </table:table-cell>
          <table:table-cell office:value-type="float" office:value="1760.17" calcext:value-type="float">
            <text:p>1760.17</text:p>
          </table:table-cell>
          <table:table-cell office:value-type="float" office:value="2050.83" calcext:value-type="float">
            <text:p>2050.83</text:p>
          </table:table-cell>
        </table:table-row>
        <table:table-row table:style-name="ro1">
          <table:table-cell office:value-type="float" office:value="12702989" calcext:value-type="float">
            <text:p>12702989</text:p>
          </table:table-cell>
          <table:table-cell table:formula="of:=[.A796]/1000/(60*60*24)" office:value-type="time" office:time-value="PT03H31M42.989S" calcext:value-type="time">
            <text:p>03:31:43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29" calcext:value-type="float">
            <text:p>564.29</text:p>
          </table:table-cell>
          <table:table-cell office:value-type="float" office:value="1762.39" calcext:value-type="float">
            <text:p>1762.39</text:p>
          </table:table-cell>
          <table:table-cell office:value-type="float" office:value="2053.34" calcext:value-type="float">
            <text:p>2053.34</text:p>
          </table:table-cell>
        </table:table-row>
        <table:table-row table:style-name="ro1">
          <table:table-cell office:value-type="float" office:value="12718989" calcext:value-type="float">
            <text:p>12718989</text:p>
          </table:table-cell>
          <table:table-cell table:formula="of:=[.A797]/1000/(60*60*24)" office:value-type="time" office:time-value="PT03H31M58.989S" calcext:value-type="time">
            <text:p>03:31:59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29" calcext:value-type="float">
            <text:p>564.29</text:p>
          </table:table-cell>
          <table:table-cell office:value-type="float" office:value="1764.61" calcext:value-type="float">
            <text:p>1764.61</text:p>
          </table:table-cell>
          <table:table-cell office:value-type="float" office:value="2055.85" calcext:value-type="float">
            <text:p>2055.85</text:p>
          </table:table-cell>
        </table:table-row>
        <table:table-row table:style-name="ro1">
          <table:table-cell office:value-type="float" office:value="12734988" calcext:value-type="float">
            <text:p>12734988</text:p>
          </table:table-cell>
          <table:table-cell table:formula="of:=[.A798]/1000/(60*60*24)" office:value-type="time" office:time-value="PT03H32M14.988S" calcext:value-type="time">
            <text:p>03:32:15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6.19" calcext:value-type="float">
            <text:p>566.19</text:p>
          </table:table-cell>
          <table:table-cell office:value-type="float" office:value="1766.83" calcext:value-type="float">
            <text:p>1766.83</text:p>
          </table:table-cell>
          <table:table-cell office:value-type="float" office:value="2058.36" calcext:value-type="float">
            <text:p>2058.36</text:p>
          </table:table-cell>
        </table:table-row>
        <table:table-row table:style-name="ro1">
          <table:table-cell office:value-type="float" office:value="12750988" calcext:value-type="float">
            <text:p>12750988</text:p>
          </table:table-cell>
          <table:table-cell table:formula="of:=[.A799]/1000/(60*60*24)" office:value-type="time" office:time-value="PT03H32M30.988S" calcext:value-type="time">
            <text:p>03:32:31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29" calcext:value-type="float">
            <text:p>564.29</text:p>
          </table:table-cell>
          <table:table-cell office:value-type="float" office:value="1769.05" calcext:value-type="float">
            <text:p>1769.05</text:p>
          </table:table-cell>
          <table:table-cell office:value-type="float" office:value="2060.87" calcext:value-type="float">
            <text:p>2060.87</text:p>
          </table:table-cell>
        </table:table-row>
        <table:table-row table:style-name="ro1">
          <table:table-cell office:value-type="float" office:value="12766988" calcext:value-type="float">
            <text:p>12766988</text:p>
          </table:table-cell>
          <table:table-cell table:formula="of:=[.A800]/1000/(60*60*24)" office:value-type="time" office:time-value="PT03H32M46.988S" calcext:value-type="time">
            <text:p>03:32:47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4.21" calcext:value-type="float">
            <text:p>564.21</text:p>
          </table:table-cell>
          <table:table-cell office:value-type="float" office:value="1771.27" calcext:value-type="float">
            <text:p>1771.27</text:p>
          </table:table-cell>
          <table:table-cell office:value-type="float" office:value="2063.38" calcext:value-type="float">
            <text:p>2063.38</text:p>
          </table:table-cell>
        </table:table-row>
        <table:table-row table:style-name="ro1">
          <table:table-cell office:value-type="float" office:value="12782989" calcext:value-type="float">
            <text:p>12782989</text:p>
          </table:table-cell>
          <table:table-cell table:formula="of:=[.A801]/1000/(60*60*24)" office:value-type="time" office:time-value="PT03H33M02.989S" calcext:value-type="time">
            <text:p>03:33:03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4.2" calcext:value-type="float">
            <text:p>564.2</text:p>
          </table:table-cell>
          <table:table-cell office:value-type="float" office:value="1773.49" calcext:value-type="float">
            <text:p>1773.49</text:p>
          </table:table-cell>
          <table:table-cell office:value-type="float" office:value="2065.89" calcext:value-type="float">
            <text:p>2065.89</text:p>
          </table:table-cell>
        </table:table-row>
        <table:table-row table:style-name="ro1">
          <table:table-cell office:value-type="float" office:value="12798989" calcext:value-type="float">
            <text:p>12798989</text:p>
          </table:table-cell>
          <table:table-cell table:formula="of:=[.A802]/1000/(60*60*24)" office:value-type="time" office:time-value="PT03H33M18.989S" calcext:value-type="time">
            <text:p>03:33:19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3" calcext:value-type="float">
            <text:p>564.3</text:p>
          </table:table-cell>
          <table:table-cell office:value-type="float" office:value="1775.71" calcext:value-type="float">
            <text:p>1775.71</text:p>
          </table:table-cell>
          <table:table-cell office:value-type="float" office:value="2068.4" calcext:value-type="float">
            <text:p>2068.4</text:p>
          </table:table-cell>
        </table:table-row>
        <table:table-row table:style-name="ro1">
          <table:table-cell office:value-type="float" office:value="12814989" calcext:value-type="float">
            <text:p>12814989</text:p>
          </table:table-cell>
          <table:table-cell table:formula="of:=[.A803]/1000/(60*60*24)" office:value-type="time" office:time-value="PT03H33M34.989S" calcext:value-type="time">
            <text:p>03:33:35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4.44" calcext:value-type="float">
            <text:p>564.44</text:p>
          </table:table-cell>
          <table:table-cell office:value-type="float" office:value="1777.93" calcext:value-type="float">
            <text:p>1777.93</text:p>
          </table:table-cell>
          <table:table-cell office:value-type="float" office:value="2070.9" calcext:value-type="float">
            <text:p>2070.9</text:p>
          </table:table-cell>
        </table:table-row>
        <table:table-row table:style-name="ro1">
          <table:table-cell office:value-type="float" office:value="12830989" calcext:value-type="float">
            <text:p>12830989</text:p>
          </table:table-cell>
          <table:table-cell table:formula="of:=[.A804]/1000/(60*60*24)" office:value-type="time" office:time-value="PT03H33M50.989S" calcext:value-type="time">
            <text:p>03:33:51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4.42" calcext:value-type="float">
            <text:p>564.42</text:p>
          </table:table-cell>
          <table:table-cell office:value-type="float" office:value="1780.15" calcext:value-type="float">
            <text:p>1780.15</text:p>
          </table:table-cell>
          <table:table-cell office:value-type="float" office:value="2073.41" calcext:value-type="float">
            <text:p>2073.41</text:p>
          </table:table-cell>
        </table:table-row>
        <table:table-row table:style-name="ro1">
          <table:table-cell office:value-type="float" office:value="12846988" calcext:value-type="float">
            <text:p>12846988</text:p>
          </table:table-cell>
          <table:table-cell table:formula="of:=[.A805]/1000/(60*60*24)" office:value-type="time" office:time-value="PT03H34M06.988S" calcext:value-type="time">
            <text:p>03:34:07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4.43" calcext:value-type="float">
            <text:p>564.43</text:p>
          </table:table-cell>
          <table:table-cell office:value-type="float" office:value="1782.36" calcext:value-type="float">
            <text:p>1782.36</text:p>
          </table:table-cell>
          <table:table-cell office:value-type="float" office:value="2075.91" calcext:value-type="float">
            <text:p>2075.91</text:p>
          </table:table-cell>
        </table:table-row>
        <table:table-row table:style-name="ro1">
          <table:table-cell office:value-type="float" office:value="12862988" calcext:value-type="float">
            <text:p>12862988</text:p>
          </table:table-cell>
          <table:table-cell table:formula="of:=[.A806]/1000/(60*60*24)" office:value-type="time" office:time-value="PT03H34M22.988S" calcext:value-type="time">
            <text:p>03:34:23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28" calcext:value-type="float">
            <text:p>564.28</text:p>
          </table:table-cell>
          <table:table-cell office:value-type="float" office:value="1784.58" calcext:value-type="float">
            <text:p>1784.58</text:p>
          </table:table-cell>
          <table:table-cell office:value-type="float" office:value="2078.42" calcext:value-type="float">
            <text:p>2078.42</text:p>
          </table:table-cell>
        </table:table-row>
        <table:table-row table:style-name="ro1">
          <table:table-cell office:value-type="float" office:value="12878989" calcext:value-type="float">
            <text:p>12878989</text:p>
          </table:table-cell>
          <table:table-cell table:formula="of:=[.A807]/1000/(60*60*24)" office:value-type="time" office:time-value="PT03H34M38.989S" calcext:value-type="time">
            <text:p>03:34:39</text:p>
          </table:table-cell>
          <table:table-cell office:value-type="float" office:value="1.13" calcext:value-type="float">
            <text:p>1.13</text:p>
          </table:table-cell>
          <table:table-cell office:value-type="float" office:value="499" calcext:value-type="float">
            <text:p>499</text:p>
          </table:table-cell>
          <table:table-cell office:value-type="float" office:value="561.84" calcext:value-type="float">
            <text:p>561.84</text:p>
          </table:table-cell>
          <table:table-cell office:value-type="float" office:value="1786.8" calcext:value-type="float">
            <text:p>1786.8</text:p>
          </table:table-cell>
          <table:table-cell office:value-type="float" office:value="2080.93" calcext:value-type="float">
            <text:p>2080.93</text:p>
          </table:table-cell>
        </table:table-row>
        <table:table-row table:style-name="ro1">
          <table:table-cell office:value-type="float" office:value="12894989" calcext:value-type="float">
            <text:p>12894989</text:p>
          </table:table-cell>
          <table:table-cell table:formula="of:=[.A808]/1000/(60*60*24)" office:value-type="time" office:time-value="PT03H34M54.989S" calcext:value-type="time">
            <text:p>03:34:55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2.42" calcext:value-type="float">
            <text:p>562.42</text:p>
          </table:table-cell>
          <table:table-cell office:value-type="float" office:value="1789.02" calcext:value-type="float">
            <text:p>1789.02</text:p>
          </table:table-cell>
          <table:table-cell office:value-type="float" office:value="2083.43" calcext:value-type="float">
            <text:p>2083.43</text:p>
          </table:table-cell>
        </table:table-row>
        <table:table-row table:style-name="ro1">
          <table:table-cell office:value-type="float" office:value="12910988" calcext:value-type="float">
            <text:p>12910988</text:p>
          </table:table-cell>
          <table:table-cell table:formula="of:=[.A809]/1000/(60*60*24)" office:value-type="time" office:time-value="PT03H35M10.988S" calcext:value-type="time">
            <text:p>03:35:11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4.21" calcext:value-type="float">
            <text:p>564.21</text:p>
          </table:table-cell>
          <table:table-cell office:value-type="float" office:value="1791.24" calcext:value-type="float">
            <text:p>1791.24</text:p>
          </table:table-cell>
          <table:table-cell office:value-type="float" office:value="2085.94" calcext:value-type="float">
            <text:p>2085.94</text:p>
          </table:table-cell>
        </table:table-row>
        <table:table-row table:style-name="ro1">
          <table:table-cell office:value-type="float" office:value="12926988" calcext:value-type="float">
            <text:p>12926988</text:p>
          </table:table-cell>
          <table:table-cell table:formula="of:=[.A810]/1000/(60*60*24)" office:value-type="time" office:time-value="PT03H35M26.988S" calcext:value-type="time">
            <text:p>03:35:27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3" calcext:value-type="float">
            <text:p>564.3</text:p>
          </table:table-cell>
          <table:table-cell office:value-type="float" office:value="1793.46" calcext:value-type="float">
            <text:p>1793.46</text:p>
          </table:table-cell>
          <table:table-cell office:value-type="float" office:value="2088.44" calcext:value-type="float">
            <text:p>2088.44</text:p>
          </table:table-cell>
        </table:table-row>
        <table:table-row table:style-name="ro1">
          <table:table-cell office:value-type="float" office:value="12942989" calcext:value-type="float">
            <text:p>12942989</text:p>
          </table:table-cell>
          <table:table-cell table:formula="of:=[.A811]/1000/(60*60*24)" office:value-type="time" office:time-value="PT03H35M42.989S" calcext:value-type="time">
            <text:p>03:35:43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2.43" calcext:value-type="float">
            <text:p>562.43</text:p>
          </table:table-cell>
          <table:table-cell office:value-type="float" office:value="1795.68" calcext:value-type="float">
            <text:p>1795.68</text:p>
          </table:table-cell>
          <table:table-cell office:value-type="float" office:value="2090.94" calcext:value-type="float">
            <text:p>2090.94</text:p>
          </table:table-cell>
        </table:table-row>
        <table:table-row table:style-name="ro1">
          <table:table-cell office:value-type="float" office:value="12958988" calcext:value-type="float">
            <text:p>12958988</text:p>
          </table:table-cell>
          <table:table-cell table:formula="of:=[.A812]/1000/(60*60*24)" office:value-type="time" office:time-value="PT03H35M58.988S" calcext:value-type="time">
            <text:p>03:35:59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29" calcext:value-type="float">
            <text:p>564.29</text:p>
          </table:table-cell>
          <table:table-cell office:value-type="float" office:value="1797.9" calcext:value-type="float">
            <text:p>1797.9</text:p>
          </table:table-cell>
          <table:table-cell office:value-type="float" office:value="2093.45" calcext:value-type="float">
            <text:p>2093.45</text:p>
          </table:table-cell>
        </table:table-row>
        <table:table-row table:style-name="ro1">
          <table:table-cell office:value-type="float" office:value="12974989" calcext:value-type="float">
            <text:p>12974989</text:p>
          </table:table-cell>
          <table:table-cell table:formula="of:=[.A813]/1000/(60*60*24)" office:value-type="time" office:time-value="PT03H36M14.989S" calcext:value-type="time">
            <text:p>03:36:15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29" calcext:value-type="float">
            <text:p>564.29</text:p>
          </table:table-cell>
          <table:table-cell office:value-type="float" office:value="1800.12" calcext:value-type="float">
            <text:p>1800.12</text:p>
          </table:table-cell>
          <table:table-cell office:value-type="float" office:value="2095.95" calcext:value-type="float">
            <text:p>2095.95</text:p>
          </table:table-cell>
        </table:table-row>
        <table:table-row table:style-name="ro1">
          <table:table-cell office:value-type="float" office:value="12990988" calcext:value-type="float">
            <text:p>12990988</text:p>
          </table:table-cell>
          <table:table-cell table:formula="of:=[.A814]/1000/(60*60*24)" office:value-type="time" office:time-value="PT03H36M30.988S" calcext:value-type="time">
            <text:p>03:36:31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28" calcext:value-type="float">
            <text:p>564.28</text:p>
          </table:table-cell>
          <table:table-cell office:value-type="float" office:value="1802.34" calcext:value-type="float">
            <text:p>1802.34</text:p>
          </table:table-cell>
          <table:table-cell office:value-type="float" office:value="2098.45" calcext:value-type="float">
            <text:p>2098.45</text:p>
          </table:table-cell>
        </table:table-row>
        <table:table-row table:style-name="ro1">
          <table:table-cell office:value-type="float" office:value="13006988" calcext:value-type="float">
            <text:p>13006988</text:p>
          </table:table-cell>
          <table:table-cell table:formula="of:=[.A815]/1000/(60*60*24)" office:value-type="time" office:time-value="PT03H36M46.988S" calcext:value-type="time">
            <text:p>03:36:47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2.42" calcext:value-type="float">
            <text:p>562.42</text:p>
          </table:table-cell>
          <table:table-cell office:value-type="float" office:value="1804.56" calcext:value-type="float">
            <text:p>1804.56</text:p>
          </table:table-cell>
          <table:table-cell office:value-type="float" office:value="2100.96" calcext:value-type="float">
            <text:p>2100.96</text:p>
          </table:table-cell>
        </table:table-row>
        <table:table-row table:style-name="ro1">
          <table:table-cell office:value-type="float" office:value="13022989" calcext:value-type="float">
            <text:p>13022989</text:p>
          </table:table-cell>
          <table:table-cell table:formula="of:=[.A816]/1000/(60*60*24)" office:value-type="time" office:time-value="PT03H37M02.989S" calcext:value-type="time">
            <text:p>03:37:03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4.21" calcext:value-type="float">
            <text:p>564.21</text:p>
          </table:table-cell>
          <table:table-cell office:value-type="float" office:value="1806.78" calcext:value-type="float">
            <text:p>1806.78</text:p>
          </table:table-cell>
          <table:table-cell office:value-type="float" office:value="2103.46" calcext:value-type="float">
            <text:p>2103.46</text:p>
          </table:table-cell>
        </table:table-row>
        <table:table-row table:style-name="ro1">
          <table:table-cell office:value-type="float" office:value="13038988" calcext:value-type="float">
            <text:p>13038988</text:p>
          </table:table-cell>
          <table:table-cell table:formula="of:=[.A817]/1000/(60*60*24)" office:value-type="time" office:time-value="PT03H37M18.988S" calcext:value-type="time">
            <text:p>03:37:19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2.06" calcext:value-type="float">
            <text:p>562.06</text:p>
          </table:table-cell>
          <table:table-cell office:value-type="float" office:value="1809" calcext:value-type="float">
            <text:p>1809</text:p>
          </table:table-cell>
          <table:table-cell office:value-type="float" office:value="2105.96" calcext:value-type="float">
            <text:p>2105.96</text:p>
          </table:table-cell>
        </table:table-row>
        <table:table-row table:style-name="ro1">
          <table:table-cell office:value-type="float" office:value="13054989" calcext:value-type="float">
            <text:p>13054989</text:p>
          </table:table-cell>
          <table:table-cell table:formula="of:=[.A818]/1000/(60*60*24)" office:value-type="time" office:time-value="PT03H37M34.989S" calcext:value-type="time">
            <text:p>03:37:35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4.53" calcext:value-type="float">
            <text:p>564.53</text:p>
          </table:table-cell>
          <table:table-cell office:value-type="float" office:value="1811.22" calcext:value-type="float">
            <text:p>1811.22</text:p>
          </table:table-cell>
          <table:table-cell office:value-type="float" office:value="2108.46" calcext:value-type="float">
            <text:p>2108.46</text:p>
          </table:table-cell>
        </table:table-row>
        <table:table-row table:style-name="ro1">
          <table:table-cell office:value-type="float" office:value="13070989" calcext:value-type="float">
            <text:p>13070989</text:p>
          </table:table-cell>
          <table:table-cell table:formula="of:=[.A819]/1000/(60*60*24)" office:value-type="time" office:time-value="PT03H37M50.989S" calcext:value-type="time">
            <text:p>03:37:51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2.44" calcext:value-type="float">
            <text:p>562.44</text:p>
          </table:table-cell>
          <table:table-cell office:value-type="float" office:value="1813.44" calcext:value-type="float">
            <text:p>1813.44</text:p>
          </table:table-cell>
          <table:table-cell office:value-type="float" office:value="2110.96" calcext:value-type="float">
            <text:p>2110.96</text:p>
          </table:table-cell>
        </table:table-row>
        <table:table-row table:style-name="ro1">
          <table:table-cell office:value-type="float" office:value="13086988" calcext:value-type="float">
            <text:p>13086988</text:p>
          </table:table-cell>
          <table:table-cell table:formula="of:=[.A820]/1000/(60*60*24)" office:value-type="time" office:time-value="PT03H38M06.988S" calcext:value-type="time">
            <text:p>03:38:07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60.3" calcext:value-type="float">
            <text:p>560.3</text:p>
          </table:table-cell>
          <table:table-cell office:value-type="float" office:value="1815.66" calcext:value-type="float">
            <text:p>1815.66</text:p>
          </table:table-cell>
          <table:table-cell office:value-type="float" office:value="2113.46" calcext:value-type="float">
            <text:p>2113.46</text:p>
          </table:table-cell>
        </table:table-row>
        <table:table-row table:style-name="ro1">
          <table:table-cell office:value-type="float" office:value="13102988" calcext:value-type="float">
            <text:p>13102988</text:p>
          </table:table-cell>
          <table:table-cell table:formula="of:=[.A821]/1000/(60*60*24)" office:value-type="time" office:time-value="PT03H38M22.988S" calcext:value-type="time">
            <text:p>03:38:23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4.43" calcext:value-type="float">
            <text:p>564.43</text:p>
          </table:table-cell>
          <table:table-cell office:value-type="float" office:value="1817.88" calcext:value-type="float">
            <text:p>1817.88</text:p>
          </table:table-cell>
          <table:table-cell office:value-type="float" office:value="2115.97" calcext:value-type="float">
            <text:p>2115.97</text:p>
          </table:table-cell>
        </table:table-row>
        <table:table-row table:style-name="ro1">
          <table:table-cell office:value-type="float" office:value="13118988" calcext:value-type="float">
            <text:p>13118988</text:p>
          </table:table-cell>
          <table:table-cell table:formula="of:=[.A822]/1000/(60*60*24)" office:value-type="time" office:time-value="PT03H38M38.988S" calcext:value-type="time">
            <text:p>03:38:39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2.52" calcext:value-type="float">
            <text:p>562.52</text:p>
          </table:table-cell>
          <table:table-cell office:value-type="float" office:value="1820.1" calcext:value-type="float">
            <text:p>1820.1</text:p>
          </table:table-cell>
          <table:table-cell office:value-type="float" office:value="2118.47" calcext:value-type="float">
            <text:p>2118.47</text:p>
          </table:table-cell>
        </table:table-row>
        <table:table-row table:style-name="ro1">
          <table:table-cell office:value-type="float" office:value="13134989" calcext:value-type="float">
            <text:p>13134989</text:p>
          </table:table-cell>
          <table:table-cell table:formula="of:=[.A823]/1000/(60*60*24)" office:value-type="time" office:time-value="PT03H38M54.989S" calcext:value-type="time">
            <text:p>03:38:55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3" calcext:value-type="float">
            <text:p>562.3</text:p>
          </table:table-cell>
          <table:table-cell office:value-type="float" office:value="1822.32" calcext:value-type="float">
            <text:p>1822.32</text:p>
          </table:table-cell>
          <table:table-cell office:value-type="float" office:value="2120.97" calcext:value-type="float">
            <text:p>2120.97</text:p>
          </table:table-cell>
        </table:table-row>
        <table:table-row table:style-name="ro1">
          <table:table-cell office:value-type="float" office:value="13150988" calcext:value-type="float">
            <text:p>13150988</text:p>
          </table:table-cell>
          <table:table-cell table:formula="of:=[.A824]/1000/(60*60*24)" office:value-type="time" office:time-value="PT03H39M10.988S" calcext:value-type="time">
            <text:p>03:39:11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3" calcext:value-type="float">
            <text:p>562.3</text:p>
          </table:table-cell>
          <table:table-cell office:value-type="float" office:value="1824.54" calcext:value-type="float">
            <text:p>1824.54</text:p>
          </table:table-cell>
          <table:table-cell office:value-type="float" office:value="2123.46" calcext:value-type="float">
            <text:p>2123.46</text:p>
          </table:table-cell>
        </table:table-row>
        <table:table-row table:style-name="ro1">
          <table:table-cell office:value-type="float" office:value="13166988" calcext:value-type="float">
            <text:p>13166988</text:p>
          </table:table-cell>
          <table:table-cell table:formula="of:=[.A825]/1000/(60*60*24)" office:value-type="time" office:time-value="PT03H39M26.988S" calcext:value-type="time">
            <text:p>03:39:27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2.21" calcext:value-type="float">
            <text:p>562.21</text:p>
          </table:table-cell>
          <table:table-cell office:value-type="float" office:value="1826.76" calcext:value-type="float">
            <text:p>1826.76</text:p>
          </table:table-cell>
          <table:table-cell office:value-type="float" office:value="2125.96" calcext:value-type="float">
            <text:p>2125.96</text:p>
          </table:table-cell>
        </table:table-row>
        <table:table-row table:style-name="ro1">
          <table:table-cell office:value-type="float" office:value="13182988" calcext:value-type="float">
            <text:p>13182988</text:p>
          </table:table-cell>
          <table:table-cell table:formula="of:=[.A826]/1000/(60*60*24)" office:value-type="time" office:time-value="PT03H39M42.988S" calcext:value-type="time">
            <text:p>03:39:43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2.07" calcext:value-type="float">
            <text:p>562.07</text:p>
          </table:table-cell>
          <table:table-cell office:value-type="float" office:value="1828.98" calcext:value-type="float">
            <text:p>1828.98</text:p>
          </table:table-cell>
          <table:table-cell office:value-type="float" office:value="2128.46" calcext:value-type="float">
            <text:p>2128.46</text:p>
          </table:table-cell>
        </table:table-row>
        <table:table-row table:style-name="ro1">
          <table:table-cell office:value-type="float" office:value="13198988" calcext:value-type="float">
            <text:p>13198988</text:p>
          </table:table-cell>
          <table:table-cell table:formula="of:=[.A827]/1000/(60*60*24)" office:value-type="time" office:time-value="PT03H39M58.988S" calcext:value-type="time">
            <text:p>03:39:59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3" calcext:value-type="float">
            <text:p>562.3</text:p>
          </table:table-cell>
          <table:table-cell office:value-type="float" office:value="1831.2" calcext:value-type="float">
            <text:p>1831.2</text:p>
          </table:table-cell>
          <table:table-cell office:value-type="float" office:value="2130.96" calcext:value-type="float">
            <text:p>2130.96</text:p>
          </table:table-cell>
        </table:table-row>
        <table:table-row table:style-name="ro1">
          <table:table-cell office:value-type="float" office:value="13214988" calcext:value-type="float">
            <text:p>13214988</text:p>
          </table:table-cell>
          <table:table-cell table:formula="of:=[.A828]/1000/(60*60*24)" office:value-type="time" office:time-value="PT03H40M14.988S" calcext:value-type="time">
            <text:p>03:40:15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2.07" calcext:value-type="float">
            <text:p>562.07</text:p>
          </table:table-cell>
          <table:table-cell office:value-type="float" office:value="1833.41" calcext:value-type="float">
            <text:p>1833.41</text:p>
          </table:table-cell>
          <table:table-cell office:value-type="float" office:value="2133.46" calcext:value-type="float">
            <text:p>2133.46</text:p>
          </table:table-cell>
        </table:table-row>
        <table:table-row table:style-name="ro1">
          <table:table-cell office:value-type="float" office:value="13230988" calcext:value-type="float">
            <text:p>13230988</text:p>
          </table:table-cell>
          <table:table-cell table:formula="of:=[.A829]/1000/(60*60*24)" office:value-type="time" office:time-value="PT03H40M30.988S" calcext:value-type="time">
            <text:p>03:40:31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2.19" calcext:value-type="float">
            <text:p>562.19</text:p>
          </table:table-cell>
          <table:table-cell office:value-type="float" office:value="1835.63" calcext:value-type="float">
            <text:p>1835.63</text:p>
          </table:table-cell>
          <table:table-cell office:value-type="float" office:value="2135.96" calcext:value-type="float">
            <text:p>2135.96</text:p>
          </table:table-cell>
        </table:table-row>
        <table:table-row table:style-name="ro1">
          <table:table-cell office:value-type="float" office:value="13246988" calcext:value-type="float">
            <text:p>13246988</text:p>
          </table:table-cell>
          <table:table-cell table:formula="of:=[.A830]/1000/(60*60*24)" office:value-type="time" office:time-value="PT03H40M46.988S" calcext:value-type="time">
            <text:p>03:40:47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29" calcext:value-type="float">
            <text:p>562.29</text:p>
          </table:table-cell>
          <table:table-cell office:value-type="float" office:value="1837.85" calcext:value-type="float">
            <text:p>1837.85</text:p>
          </table:table-cell>
          <table:table-cell office:value-type="float" office:value="2138.45" calcext:value-type="float">
            <text:p>2138.45</text:p>
          </table:table-cell>
        </table:table-row>
        <table:table-row table:style-name="ro1">
          <table:table-cell office:value-type="float" office:value="13262988" calcext:value-type="float">
            <text:p>13262988</text:p>
          </table:table-cell>
          <table:table-cell table:formula="of:=[.A831]/1000/(60*60*24)" office:value-type="time" office:time-value="PT03H41M02.988S" calcext:value-type="time">
            <text:p>03:41:03</text:p>
          </table:table-cell>
          <table:table-cell office:value-type="float" office:value="1.13" calcext:value-type="float">
            <text:p>1.13</text:p>
          </table:table-cell>
          <table:table-cell office:value-type="float" office:value="501.2" calcext:value-type="float">
            <text:p>501.2</text:p>
          </table:table-cell>
          <table:table-cell office:value-type="float" office:value="564.41" calcext:value-type="float">
            <text:p>564.41</text:p>
          </table:table-cell>
          <table:table-cell office:value-type="float" office:value="1840.08" calcext:value-type="float">
            <text:p>1840.08</text:p>
          </table:table-cell>
          <table:table-cell office:value-type="float" office:value="2140.95" calcext:value-type="float">
            <text:p>2140.95</text:p>
          </table:table-cell>
        </table:table-row>
        <table:table-row table:style-name="ro1">
          <table:table-cell office:value-type="float" office:value="13278988" calcext:value-type="float">
            <text:p>13278988</text:p>
          </table:table-cell>
          <table:table-cell table:formula="of:=[.A832]/1000/(60*60*24)" office:value-type="time" office:time-value="PT03H41M18.988S" calcext:value-type="time">
            <text:p>03:41:19</text:p>
          </table:table-cell>
          <table:table-cell office:value-type="float" office:value="1.12" calcext:value-type="float">
            <text:p>1.12</text:p>
          </table:table-cell>
          <table:table-cell office:value-type="float" office:value="499.6" calcext:value-type="float">
            <text:p>499.6</text:p>
          </table:table-cell>
          <table:table-cell office:value-type="float" office:value="560.52" calcext:value-type="float">
            <text:p>560.52</text:p>
          </table:table-cell>
          <table:table-cell office:value-type="float" office:value="1842.3" calcext:value-type="float">
            <text:p>1842.3</text:p>
          </table:table-cell>
          <table:table-cell office:value-type="float" office:value="2143.45" calcext:value-type="float">
            <text:p>2143.45</text:p>
          </table:table-cell>
        </table:table-row>
        <table:table-row table:style-name="ro1">
          <table:table-cell office:value-type="float" office:value="13294988" calcext:value-type="float">
            <text:p>13294988</text:p>
          </table:table-cell>
          <table:table-cell table:formula="of:=[.A833]/1000/(60*60*24)" office:value-type="time" office:time-value="PT03H41M34.988S" calcext:value-type="time">
            <text:p>03:41:35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2.43" calcext:value-type="float">
            <text:p>562.43</text:p>
          </table:table-cell>
          <table:table-cell office:value-type="float" office:value="1844.52" calcext:value-type="float">
            <text:p>1844.52</text:p>
          </table:table-cell>
          <table:table-cell office:value-type="float" office:value="2145.95" calcext:value-type="float">
            <text:p>2145.95</text:p>
          </table:table-cell>
        </table:table-row>
        <table:table-row table:style-name="ro1">
          <table:table-cell office:value-type="float" office:value="13310988" calcext:value-type="float">
            <text:p>13310988</text:p>
          </table:table-cell>
          <table:table-cell table:formula="of:=[.A834]/1000/(60*60*24)" office:value-type="time" office:time-value="PT03H41M50.988S" calcext:value-type="time">
            <text:p>03:41:51</text:p>
          </table:table-cell>
          <table:table-cell office:value-type="float" office:value="1.13" calcext:value-type="float">
            <text:p>1.1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2.65" calcext:value-type="float">
            <text:p>562.65</text:p>
          </table:table-cell>
          <table:table-cell office:value-type="float" office:value="1846.73" calcext:value-type="float">
            <text:p>1846.73</text:p>
          </table:table-cell>
          <table:table-cell office:value-type="float" office:value="2148.44" calcext:value-type="float">
            <text:p>2148.44</text:p>
          </table:table-cell>
        </table:table-row>
        <table:table-row table:style-name="ro1">
          <table:table-cell office:value-type="float" office:value="13326988" calcext:value-type="float">
            <text:p>13326988</text:p>
          </table:table-cell>
          <table:table-cell table:formula="of:=[.A835]/1000/(60*60*24)" office:value-type="time" office:time-value="PT03H42M06.988S" calcext:value-type="time">
            <text:p>03:42:07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3" calcext:value-type="float">
            <text:p>562.3</text:p>
          </table:table-cell>
          <table:table-cell office:value-type="float" office:value="1848.95" calcext:value-type="float">
            <text:p>1848.95</text:p>
          </table:table-cell>
          <table:table-cell office:value-type="float" office:value="2150.94" calcext:value-type="float">
            <text:p>2150.94</text:p>
          </table:table-cell>
        </table:table-row>
        <table:table-row table:style-name="ro1">
          <table:table-cell office:value-type="float" office:value="13342989" calcext:value-type="float">
            <text:p>13342989</text:p>
          </table:table-cell>
          <table:table-cell table:formula="of:=[.A836]/1000/(60*60*24)" office:value-type="time" office:time-value="PT03H42M22.989S" calcext:value-type="time">
            <text:p>03:42:23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3" calcext:value-type="float">
            <text:p>562.3</text:p>
          </table:table-cell>
          <table:table-cell office:value-type="float" office:value="1851.17" calcext:value-type="float">
            <text:p>1851.17</text:p>
          </table:table-cell>
          <table:table-cell office:value-type="float" office:value="2153.43" calcext:value-type="float">
            <text:p>2153.43</text:p>
          </table:table-cell>
        </table:table-row>
        <table:table-row table:style-name="ro1">
          <table:table-cell office:value-type="float" office:value="13358988" calcext:value-type="float">
            <text:p>13358988</text:p>
          </table:table-cell>
          <table:table-cell table:formula="of:=[.A837]/1000/(60*60*24)" office:value-type="time" office:time-value="PT03H42M38.988S" calcext:value-type="time">
            <text:p>03:42:39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0.43" calcext:value-type="float">
            <text:p>560.43</text:p>
          </table:table-cell>
          <table:table-cell office:value-type="float" office:value="1853.39" calcext:value-type="float">
            <text:p>1853.39</text:p>
          </table:table-cell>
          <table:table-cell office:value-type="float" office:value="2155.93" calcext:value-type="float">
            <text:p>2155.93</text:p>
          </table:table-cell>
        </table:table-row>
        <table:table-row table:style-name="ro1">
          <table:table-cell office:value-type="float" office:value="13374988" calcext:value-type="float">
            <text:p>13374988</text:p>
          </table:table-cell>
          <table:table-cell table:formula="of:=[.A838]/1000/(60*60*24)" office:value-type="time" office:time-value="PT03H42M54.988S" calcext:value-type="time">
            <text:p>03:42:55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0.44" calcext:value-type="float">
            <text:p>560.44</text:p>
          </table:table-cell>
          <table:table-cell office:value-type="float" office:value="1855.61" calcext:value-type="float">
            <text:p>1855.61</text:p>
          </table:table-cell>
          <table:table-cell office:value-type="float" office:value="2158.42" calcext:value-type="float">
            <text:p>2158.42</text:p>
          </table:table-cell>
        </table:table-row>
        <table:table-row table:style-name="ro1">
          <table:table-cell office:value-type="float" office:value="13390989" calcext:value-type="float">
            <text:p>13390989</text:p>
          </table:table-cell>
          <table:table-cell table:formula="of:=[.A839]/1000/(60*60*24)" office:value-type="time" office:time-value="PT03H43M10.989S" calcext:value-type="time">
            <text:p>03:43:11</text:p>
          </table:table-cell>
          <table:table-cell office:value-type="float" office:value="1.13" calcext:value-type="float">
            <text:p>1.13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1.96" calcext:value-type="float">
            <text:p>561.96</text:p>
          </table:table-cell>
          <table:table-cell office:value-type="float" office:value="1857.83" calcext:value-type="float">
            <text:p>1857.83</text:p>
          </table:table-cell>
          <table:table-cell office:value-type="float" office:value="2160.91" calcext:value-type="float">
            <text:p>2160.91</text:p>
          </table:table-cell>
        </table:table-row>
        <table:table-row table:style-name="ro1">
          <table:table-cell office:value-type="float" office:value="13406988" calcext:value-type="float">
            <text:p>13406988</text:p>
          </table:table-cell>
          <table:table-cell table:formula="of:=[.A840]/1000/(60*60*24)" office:value-type="time" office:time-value="PT03H43M26.988S" calcext:value-type="time">
            <text:p>03:43:27</text:p>
          </table:table-cell>
          <table:table-cell office:value-type="float" office:value="1.13" calcext:value-type="float">
            <text:p>1.13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1.98" calcext:value-type="float">
            <text:p>561.98</text:p>
          </table:table-cell>
          <table:table-cell office:value-type="float" office:value="1860.05" calcext:value-type="float">
            <text:p>1860.05</text:p>
          </table:table-cell>
          <table:table-cell office:value-type="float" office:value="2163.4" calcext:value-type="float">
            <text:p>2163.4</text:p>
          </table:table-cell>
        </table:table-row>
        <table:table-row table:style-name="ro1">
          <table:table-cell office:value-type="float" office:value="13422988" calcext:value-type="float">
            <text:p>13422988</text:p>
          </table:table-cell>
          <table:table-cell table:formula="of:=[.A841]/1000/(60*60*24)" office:value-type="time" office:time-value="PT03H43M42.988S" calcext:value-type="time">
            <text:p>03:43:43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29" calcext:value-type="float">
            <text:p>562.29</text:p>
          </table:table-cell>
          <table:table-cell office:value-type="float" office:value="1862.27" calcext:value-type="float">
            <text:p>1862.27</text:p>
          </table:table-cell>
          <table:table-cell office:value-type="float" office:value="2165.89" calcext:value-type="float">
            <text:p>2165.89</text:p>
          </table:table-cell>
        </table:table-row>
        <table:table-row table:style-name="ro1">
          <table:table-cell office:value-type="float" office:value="13438989" calcext:value-type="float">
            <text:p>13438989</text:p>
          </table:table-cell>
          <table:table-cell table:formula="of:=[.A842]/1000/(60*60*24)" office:value-type="time" office:time-value="PT03H43M58.989S" calcext:value-type="time">
            <text:p>03:43:59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2.19" calcext:value-type="float">
            <text:p>562.19</text:p>
          </table:table-cell>
          <table:table-cell office:value-type="float" office:value="1864.49" calcext:value-type="float">
            <text:p>1864.49</text:p>
          </table:table-cell>
          <table:table-cell office:value-type="float" office:value="2168.39" calcext:value-type="float">
            <text:p>2168.39</text:p>
          </table:table-cell>
        </table:table-row>
        <table:table-row table:style-name="ro1">
          <table:table-cell office:value-type="float" office:value="13454988" calcext:value-type="float">
            <text:p>13454988</text:p>
          </table:table-cell>
          <table:table-cell table:formula="of:=[.A843]/1000/(60*60*24)" office:value-type="time" office:time-value="PT03H44M14.988S" calcext:value-type="time">
            <text:p>03:44:15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60.31" calcext:value-type="float">
            <text:p>560.31</text:p>
          </table:table-cell>
          <table:table-cell office:value-type="float" office:value="1866.71" calcext:value-type="float">
            <text:p>1866.71</text:p>
          </table:table-cell>
          <table:table-cell office:value-type="float" office:value="2170.87" calcext:value-type="float">
            <text:p>2170.87</text:p>
          </table:table-cell>
        </table:table-row>
        <table:table-row table:style-name="ro1">
          <table:table-cell office:value-type="float" office:value="13470988" calcext:value-type="float">
            <text:p>13470988</text:p>
          </table:table-cell>
          <table:table-cell table:formula="of:=[.A844]/1000/(60*60*24)" office:value-type="time" office:time-value="PT03H44M30.988S" calcext:value-type="time">
            <text:p>03:44:31</text:p>
          </table:table-cell>
          <table:table-cell office:value-type="float" office:value="1.12" calcext:value-type="float">
            <text:p>1.12</text:p>
          </table:table-cell>
          <table:table-cell office:value-type="float" office:value="499.2" calcext:value-type="float">
            <text:p>499.2</text:p>
          </table:table-cell>
          <table:table-cell office:value-type="float" office:value="560.09" calcext:value-type="float">
            <text:p>560.09</text:p>
          </table:table-cell>
          <table:table-cell office:value-type="float" office:value="1868.93" calcext:value-type="float">
            <text:p>1868.93</text:p>
          </table:table-cell>
          <table:table-cell office:value-type="float" office:value="2173.36" calcext:value-type="float">
            <text:p>2173.36</text:p>
          </table:table-cell>
        </table:table-row>
        <table:table-row table:style-name="ro1">
          <table:table-cell office:value-type="float" office:value="13486988" calcext:value-type="float">
            <text:p>13486988</text:p>
          </table:table-cell>
          <table:table-cell table:formula="of:=[.A845]/1000/(60*60*24)" office:value-type="time" office:time-value="PT03H44M46.988S" calcext:value-type="time">
            <text:p>03:44:47</text:p>
          </table:table-cell>
          <table:table-cell office:value-type="float" office:value="1.12" calcext:value-type="float">
            <text:p>1.12</text:p>
          </table:table-cell>
          <table:table-cell office:value-type="float" office:value="499" calcext:value-type="float">
            <text:p>499</text:p>
          </table:table-cell>
          <table:table-cell office:value-type="float" office:value="559.84" calcext:value-type="float">
            <text:p>559.84</text:p>
          </table:table-cell>
          <table:table-cell office:value-type="float" office:value="1871.15" calcext:value-type="float">
            <text:p>1871.15</text:p>
          </table:table-cell>
          <table:table-cell office:value-type="float" office:value="2175.85" calcext:value-type="float">
            <text:p>2175.85</text:p>
          </table:table-cell>
        </table:table-row>
        <table:table-row table:style-name="ro1">
          <table:table-cell office:value-type="float" office:value="13502988" calcext:value-type="float">
            <text:p>13502988</text:p>
          </table:table-cell>
          <table:table-cell table:formula="of:=[.A846]/1000/(60*60*24)" office:value-type="time" office:time-value="PT03H45M02.988S" calcext:value-type="time">
            <text:p>03:45:03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8.21" calcext:value-type="float">
            <text:p>558.21</text:p>
          </table:table-cell>
          <table:table-cell office:value-type="float" office:value="1873.37" calcext:value-type="float">
            <text:p>1873.37</text:p>
          </table:table-cell>
          <table:table-cell office:value-type="float" office:value="2178.34" calcext:value-type="float">
            <text:p>2178.34</text:p>
          </table:table-cell>
        </table:table-row>
        <table:table-row table:style-name="ro1">
          <table:table-cell office:value-type="float" office:value="13518988" calcext:value-type="float">
            <text:p>13518988</text:p>
          </table:table-cell>
          <table:table-cell table:formula="of:=[.A847]/1000/(60*60*24)" office:value-type="time" office:time-value="PT03H45M18.988S" calcext:value-type="time">
            <text:p>03:45:19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58.3" calcext:value-type="float">
            <text:p>558.3</text:p>
          </table:table-cell>
          <table:table-cell office:value-type="float" office:value="1875.59" calcext:value-type="float">
            <text:p>1875.59</text:p>
          </table:table-cell>
          <table:table-cell office:value-type="float" office:value="2180.83" calcext:value-type="float">
            <text:p>2180.83</text:p>
          </table:table-cell>
        </table:table-row>
        <table:table-row table:style-name="ro1">
          <table:table-cell office:value-type="float" office:value="13534988" calcext:value-type="float">
            <text:p>13534988</text:p>
          </table:table-cell>
          <table:table-cell table:formula="of:=[.A848]/1000/(60*60*24)" office:value-type="time" office:time-value="PT03H45M34.988S" calcext:value-type="time">
            <text:p>03:45:35</text:p>
          </table:table-cell>
          <table:table-cell office:value-type="float" office:value="1.12" calcext:value-type="float">
            <text:p>1.12</text:p>
          </table:table-cell>
          <table:table-cell office:value-type="float" office:value="499.6" calcext:value-type="float">
            <text:p>499.6</text:p>
          </table:table-cell>
          <table:table-cell office:value-type="float" office:value="558.52" calcext:value-type="float">
            <text:p>558.52</text:p>
          </table:table-cell>
          <table:table-cell office:value-type="float" office:value="1877.81" calcext:value-type="float">
            <text:p>1877.81</text:p>
          </table:table-cell>
          <table:table-cell office:value-type="float" office:value="2183.31" calcext:value-type="float">
            <text:p>2183.31</text:p>
          </table:table-cell>
        </table:table-row>
        <table:table-row table:style-name="ro1">
          <table:table-cell office:value-type="float" office:value="13550989" calcext:value-type="float">
            <text:p>13550989</text:p>
          </table:table-cell>
          <table:table-cell table:formula="of:=[.A849]/1000/(60*60*24)" office:value-type="time" office:time-value="PT03H45M50.989S" calcext:value-type="time">
            <text:p>03:45:51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0.21" calcext:value-type="float">
            <text:p>560.21</text:p>
          </table:table-cell>
          <table:table-cell office:value-type="float" office:value="1880.03" calcext:value-type="float">
            <text:p>1880.03</text:p>
          </table:table-cell>
          <table:table-cell office:value-type="float" office:value="2185.8" calcext:value-type="float">
            <text:p>2185.8</text:p>
          </table:table-cell>
        </table:table-row>
        <table:table-row table:style-name="ro1">
          <table:table-cell office:value-type="float" office:value="13566988" calcext:value-type="float">
            <text:p>13566988</text:p>
          </table:table-cell>
          <table:table-cell table:formula="of:=[.A850]/1000/(60*60*24)" office:value-type="time" office:time-value="PT03H46M06.988S" calcext:value-type="time">
            <text:p>03:46:07</text:p>
          </table:table-cell>
          <table:table-cell office:value-type="float" office:value="1.12" calcext:value-type="float">
            <text:p>1.12</text:p>
          </table:table-cell>
          <table:table-cell office:value-type="float" office:value="499.2" calcext:value-type="float">
            <text:p>499.2</text:p>
          </table:table-cell>
          <table:table-cell office:value-type="float" office:value="558.07" calcext:value-type="float">
            <text:p>558.07</text:p>
          </table:table-cell>
          <table:table-cell office:value-type="float" office:value="1882.24" calcext:value-type="float">
            <text:p>1882.24</text:p>
          </table:table-cell>
          <table:table-cell office:value-type="float" office:value="2188.28" calcext:value-type="float">
            <text:p>2188.28</text:p>
          </table:table-cell>
        </table:table-row>
        <table:table-row table:style-name="ro1">
          <table:table-cell office:value-type="float" office:value="13582988" calcext:value-type="float">
            <text:p>13582988</text:p>
          </table:table-cell>
          <table:table-cell table:formula="of:=[.A851]/1000/(60*60*24)" office:value-type="time" office:time-value="PT03H46M22.988S" calcext:value-type="time">
            <text:p>03:46:23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0.21" calcext:value-type="float">
            <text:p>560.21</text:p>
          </table:table-cell>
          <table:table-cell office:value-type="float" office:value="1884.46" calcext:value-type="float">
            <text:p>1884.46</text:p>
          </table:table-cell>
          <table:table-cell office:value-type="float" office:value="2190.77" calcext:value-type="float">
            <text:p>2190.77</text:p>
          </table:table-cell>
        </table:table-row>
        <table:table-row table:style-name="ro1">
          <table:table-cell office:value-type="float" office:value="13598988" calcext:value-type="float">
            <text:p>13598988</text:p>
          </table:table-cell>
          <table:table-cell table:formula="of:=[.A852]/1000/(60*60*24)" office:value-type="time" office:time-value="PT03H46M38.988S" calcext:value-type="time">
            <text:p>03:46:39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58.29" calcext:value-type="float">
            <text:p>558.29</text:p>
          </table:table-cell>
          <table:table-cell office:value-type="float" office:value="1886.68" calcext:value-type="float">
            <text:p>1886.68</text:p>
          </table:table-cell>
          <table:table-cell office:value-type="float" office:value="2193.26" calcext:value-type="float">
            <text:p>2193.26</text:p>
          </table:table-cell>
        </table:table-row>
        <table:table-row table:style-name="ro1">
          <table:table-cell office:value-type="float" office:value="13614989" calcext:value-type="float">
            <text:p>13614989</text:p>
          </table:table-cell>
          <table:table-cell table:formula="of:=[.A853]/1000/(60*60*24)" office:value-type="time" office:time-value="PT03H46M54.989S" calcext:value-type="time">
            <text:p>03:46:55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58.29" calcext:value-type="float">
            <text:p>558.29</text:p>
          </table:table-cell>
          <table:table-cell office:value-type="float" office:value="1888.9" calcext:value-type="float">
            <text:p>1888.9</text:p>
          </table:table-cell>
          <table:table-cell office:value-type="float" office:value="2195.74" calcext:value-type="float">
            <text:p>2195.74</text:p>
          </table:table-cell>
        </table:table-row>
        <table:table-row table:style-name="ro1">
          <table:table-cell office:value-type="float" office:value="13630988" calcext:value-type="float">
            <text:p>13630988</text:p>
          </table:table-cell>
          <table:table-cell table:formula="of:=[.A854]/1000/(60*60*24)" office:value-type="time" office:time-value="PT03H47M10.988S" calcext:value-type="time">
            <text:p>03:47:11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6.44" calcext:value-type="float">
            <text:p>556.44</text:p>
          </table:table-cell>
          <table:table-cell office:value-type="float" office:value="1891.12" calcext:value-type="float">
            <text:p>1891.12</text:p>
          </table:table-cell>
          <table:table-cell office:value-type="float" office:value="2198.22" calcext:value-type="float">
            <text:p>2198.22</text:p>
          </table:table-cell>
        </table:table-row>
        <table:table-row table:style-name="ro1">
          <table:table-cell office:value-type="float" office:value="13646988" calcext:value-type="float">
            <text:p>13646988</text:p>
          </table:table-cell>
          <table:table-cell table:formula="of:=[.A855]/1000/(60*60*24)" office:value-type="time" office:time-value="PT03H47M26.988S" calcext:value-type="time">
            <text:p>03:47:27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0.21" calcext:value-type="float">
            <text:p>560.21</text:p>
          </table:table-cell>
          <table:table-cell office:value-type="float" office:value="1893.34" calcext:value-type="float">
            <text:p>1893.34</text:p>
          </table:table-cell>
          <table:table-cell office:value-type="float" office:value="2200.71" calcext:value-type="float">
            <text:p>2200.71</text:p>
          </table:table-cell>
        </table:table-row>
        <table:table-row table:style-name="ro1">
          <table:table-cell office:value-type="float" office:value="13662988" calcext:value-type="float">
            <text:p>13662988</text:p>
          </table:table-cell>
          <table:table-cell table:formula="of:=[.A856]/1000/(60*60*24)" office:value-type="time" office:time-value="PT03H47M42.988S" calcext:value-type="time">
            <text:p>03:47:43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8.21" calcext:value-type="float">
            <text:p>558.21</text:p>
          </table:table-cell>
          <table:table-cell office:value-type="float" office:value="1895.56" calcext:value-type="float">
            <text:p>1895.56</text:p>
          </table:table-cell>
          <table:table-cell office:value-type="float" office:value="2203.19" calcext:value-type="float">
            <text:p>2203.19</text:p>
          </table:table-cell>
        </table:table-row>
        <table:table-row table:style-name="ro1">
          <table:table-cell office:value-type="float" office:value="13678988" calcext:value-type="float">
            <text:p>13678988</text:p>
          </table:table-cell>
          <table:table-cell table:formula="of:=[.A857]/1000/(60*60*24)" office:value-type="time" office:time-value="PT03H47M58.988S" calcext:value-type="time">
            <text:p>03:47:59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58.3" calcext:value-type="float">
            <text:p>558.3</text:p>
          </table:table-cell>
          <table:table-cell office:value-type="float" office:value="1897.78" calcext:value-type="float">
            <text:p>1897.78</text:p>
          </table:table-cell>
          <table:table-cell office:value-type="float" office:value="2205.67" calcext:value-type="float">
            <text:p>2205.67</text:p>
          </table:table-cell>
        </table:table-row>
        <table:table-row table:style-name="ro1">
          <table:table-cell office:value-type="float" office:value="13694988" calcext:value-type="float">
            <text:p>13694988</text:p>
          </table:table-cell>
          <table:table-cell table:formula="of:=[.A858]/1000/(60*60*24)" office:value-type="time" office:time-value="PT03H48M14.988S" calcext:value-type="time">
            <text:p>03:48:15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58.31" calcext:value-type="float">
            <text:p>558.31</text:p>
          </table:table-cell>
          <table:table-cell office:value-type="float" office:value="1900" calcext:value-type="float">
            <text:p>1900</text:p>
          </table:table-cell>
          <table:table-cell office:value-type="float" office:value="2208.16" calcext:value-type="float">
            <text:p>2208.16</text:p>
          </table:table-cell>
        </table:table-row>
        <table:table-row table:style-name="ro1">
          <table:table-cell office:value-type="float" office:value="13710988" calcext:value-type="float">
            <text:p>13710988</text:p>
          </table:table-cell>
          <table:table-cell table:formula="of:=[.A859]/1000/(60*60*24)" office:value-type="time" office:time-value="PT03H48M30.988S" calcext:value-type="time">
            <text:p>03:48:31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8.45" calcext:value-type="float">
            <text:p>558.45</text:p>
          </table:table-cell>
          <table:table-cell office:value-type="float" office:value="1902.22" calcext:value-type="float">
            <text:p>1902.22</text:p>
          </table:table-cell>
          <table:table-cell office:value-type="float" office:value="2210.64" calcext:value-type="float">
            <text:p>2210.64</text:p>
          </table:table-cell>
        </table:table-row>
        <table:table-row table:style-name="ro1">
          <table:table-cell office:value-type="float" office:value="13726988" calcext:value-type="float">
            <text:p>13726988</text:p>
          </table:table-cell>
          <table:table-cell table:formula="of:=[.A860]/1000/(60*60*24)" office:value-type="time" office:time-value="PT03H48M46.988S" calcext:value-type="time">
            <text:p>03:48:47</text:p>
          </table:table-cell>
          <table:table-cell office:value-type="float" office:value="1.12" calcext:value-type="float">
            <text:p>1.1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58.68" calcext:value-type="float">
            <text:p>558.68</text:p>
          </table:table-cell>
          <table:table-cell office:value-type="float" office:value="1904.44" calcext:value-type="float">
            <text:p>1904.44</text:p>
          </table:table-cell>
          <table:table-cell office:value-type="float" office:value="2213.12" calcext:value-type="float">
            <text:p>2213.12</text:p>
          </table:table-cell>
        </table:table-row>
        <table:table-row table:style-name="ro1">
          <table:table-cell office:value-type="float" office:value="13742989" calcext:value-type="float">
            <text:p>13742989</text:p>
          </table:table-cell>
          <table:table-cell table:formula="of:=[.A861]/1000/(60*60*24)" office:value-type="time" office:time-value="PT03H49M02.989S" calcext:value-type="time">
            <text:p>03:49:03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8.44" calcext:value-type="float">
            <text:p>558.44</text:p>
          </table:table-cell>
          <table:table-cell office:value-type="float" office:value="1906.66" calcext:value-type="float">
            <text:p>1906.66</text:p>
          </table:table-cell>
          <table:table-cell office:value-type="float" office:value="2215.6" calcext:value-type="float">
            <text:p>2215.6</text:p>
          </table:table-cell>
        </table:table-row>
        <table:table-row table:style-name="ro1">
          <table:table-cell office:value-type="float" office:value="13758988" calcext:value-type="float">
            <text:p>13758988</text:p>
          </table:table-cell>
          <table:table-cell table:formula="of:=[.A862]/1000/(60*60*24)" office:value-type="time" office:time-value="PT03H49M18.988S" calcext:value-type="time">
            <text:p>03:49:19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6.43" calcext:value-type="float">
            <text:p>556.43</text:p>
          </table:table-cell>
          <table:table-cell office:value-type="float" office:value="1908.88" calcext:value-type="float">
            <text:p>1908.88</text:p>
          </table:table-cell>
          <table:table-cell office:value-type="float" office:value="2218.08" calcext:value-type="float">
            <text:p>2218.08</text:p>
          </table:table-cell>
        </table:table-row>
        <table:table-row table:style-name="ro1">
          <table:table-cell office:value-type="float" office:value="13774988" calcext:value-type="float">
            <text:p>13774988</text:p>
          </table:table-cell>
          <table:table-cell table:formula="of:=[.A863]/1000/(60*60*24)" office:value-type="time" office:time-value="PT03H49M34.988S" calcext:value-type="time">
            <text:p>03:49:35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8.43" calcext:value-type="float">
            <text:p>558.43</text:p>
          </table:table-cell>
          <table:table-cell office:value-type="float" office:value="1911.1" calcext:value-type="float">
            <text:p>1911.1</text:p>
          </table:table-cell>
          <table:table-cell office:value-type="float" office:value="2220.56" calcext:value-type="float">
            <text:p>2220.56</text:p>
          </table:table-cell>
        </table:table-row>
        <table:table-row table:style-name="ro1">
          <table:table-cell office:value-type="float" office:value="13790989" calcext:value-type="float">
            <text:p>13790989</text:p>
          </table:table-cell>
          <table:table-cell table:formula="of:=[.A864]/1000/(60*60*24)" office:value-type="time" office:time-value="PT03H49M50.989S" calcext:value-type="time">
            <text:p>03:49:51</text:p>
          </table:table-cell>
          <table:table-cell office:value-type="float" office:value="1.12" calcext:value-type="float">
            <text:p>1.1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7.98" calcext:value-type="float">
            <text:p>557.98</text:p>
          </table:table-cell>
          <table:table-cell office:value-type="float" office:value="1913.32" calcext:value-type="float">
            <text:p>1913.32</text:p>
          </table:table-cell>
          <table:table-cell office:value-type="float" office:value="2223.04" calcext:value-type="float">
            <text:p>2223.04</text:p>
          </table:table-cell>
        </table:table-row>
        <table:table-row table:style-name="ro1">
          <table:table-cell office:value-type="float" office:value="13806988" calcext:value-type="float">
            <text:p>13806988</text:p>
          </table:table-cell>
          <table:table-cell table:formula="of:=[.A865]/1000/(60*60*24)" office:value-type="time" office:time-value="PT03H50M06.988S" calcext:value-type="time">
            <text:p>03:50:07</text:p>
          </table:table-cell>
          <table:table-cell office:value-type="float" office:value="1.12" calcext:value-type="float">
            <text:p>1.12</text:p>
          </table:table-cell>
          <table:table-cell office:value-type="float" office:value="500.6" calcext:value-type="float">
            <text:p>500.6</text:p>
          </table:table-cell>
          <table:table-cell office:value-type="float" office:value="559.71" calcext:value-type="float">
            <text:p>559.71</text:p>
          </table:table-cell>
          <table:table-cell office:value-type="float" office:value="1915.54" calcext:value-type="float">
            <text:p>1915.54</text:p>
          </table:table-cell>
          <table:table-cell office:value-type="float" office:value="2225.52" calcext:value-type="float">
            <text:p>2225.52</text:p>
          </table:table-cell>
        </table:table-row>
        <table:table-row table:style-name="ro1">
          <table:table-cell office:value-type="float" office:value="13822988" calcext:value-type="float">
            <text:p>13822988</text:p>
          </table:table-cell>
          <table:table-cell table:formula="of:=[.A866]/1000/(60*60*24)" office:value-type="time" office:time-value="PT03H50M22.988S" calcext:value-type="time">
            <text:p>03:50:23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8.22" calcext:value-type="float">
            <text:p>558.22</text:p>
          </table:table-cell>
          <table:table-cell office:value-type="float" office:value="1917.76" calcext:value-type="float">
            <text:p>1917.76</text:p>
          </table:table-cell>
          <table:table-cell office:value-type="float" office:value="2228.01" calcext:value-type="float">
            <text:p>2228.01</text:p>
          </table:table-cell>
        </table:table-row>
        <table:table-row table:style-name="ro1">
          <table:table-cell office:value-type="float" office:value="13838988" calcext:value-type="float">
            <text:p>13838988</text:p>
          </table:table-cell>
          <table:table-cell table:formula="of:=[.A867]/1000/(60*60*24)" office:value-type="time" office:time-value="PT03H50M38.988S" calcext:value-type="time">
            <text:p>03:50:39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6.44" calcext:value-type="float">
            <text:p>556.44</text:p>
          </table:table-cell>
          <table:table-cell office:value-type="float" office:value="1919.98" calcext:value-type="float">
            <text:p>1919.98</text:p>
          </table:table-cell>
          <table:table-cell office:value-type="float" office:value="2230.49" calcext:value-type="float">
            <text:p>2230.49</text:p>
          </table:table-cell>
        </table:table-row>
        <table:table-row table:style-name="ro1">
          <table:table-cell office:value-type="float" office:value="13854988" calcext:value-type="float">
            <text:p>13854988</text:p>
          </table:table-cell>
          <table:table-cell table:formula="of:=[.A868]/1000/(60*60*24)" office:value-type="time" office:time-value="PT03H50M54.988S" calcext:value-type="time">
            <text:p>03:50:55</text:p>
          </table:table-cell>
          <table:table-cell office:value-type="float" office:value="1.11" calcext:value-type="float">
            <text:p>1.11</text:p>
          </table:table-cell>
          <table:table-cell office:value-type="float" office:value="499.72" calcext:value-type="float">
            <text:p>499.72</text:p>
          </table:table-cell>
          <table:table-cell office:value-type="float" office:value="556.66" calcext:value-type="float">
            <text:p>556.66</text:p>
          </table:table-cell>
          <table:table-cell office:value-type="float" office:value="1922.2" calcext:value-type="float">
            <text:p>1922.2</text:p>
          </table:table-cell>
          <table:table-cell office:value-type="float" office:value="2232.96" calcext:value-type="float">
            <text:p>2232.96</text:p>
          </table:table-cell>
        </table:table-row>
        <table:table-row table:style-name="ro1">
          <table:table-cell office:value-type="float" office:value="13870988" calcext:value-type="float">
            <text:p>13870988</text:p>
          </table:table-cell>
          <table:table-cell table:formula="of:=[.A869]/1000/(60*60*24)" office:value-type="time" office:time-value="PT03H51M10.988S" calcext:value-type="time">
            <text:p>03:51:11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6.31" calcext:value-type="float">
            <text:p>556.31</text:p>
          </table:table-cell>
          <table:table-cell office:value-type="float" office:value="1924.42" calcext:value-type="float">
            <text:p>1924.42</text:p>
          </table:table-cell>
          <table:table-cell office:value-type="float" office:value="2235.44" calcext:value-type="float">
            <text:p>2235.44</text:p>
          </table:table-cell>
        </table:table-row>
        <table:table-row table:style-name="ro1">
          <table:table-cell office:value-type="float" office:value="13886988" calcext:value-type="float">
            <text:p>13886988</text:p>
          </table:table-cell>
          <table:table-cell table:formula="of:=[.A870]/1000/(60*60*24)" office:value-type="time" office:time-value="PT03H51M26.988S" calcext:value-type="time">
            <text:p>03:51:27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6.53" calcext:value-type="float">
            <text:p>556.53</text:p>
          </table:table-cell>
          <table:table-cell office:value-type="float" office:value="1926.64" calcext:value-type="float">
            <text:p>1926.64</text:p>
          </table:table-cell>
          <table:table-cell office:value-type="float" office:value="2237.92" calcext:value-type="float">
            <text:p>2237.92</text:p>
          </table:table-cell>
        </table:table-row>
        <table:table-row table:style-name="ro1">
          <table:table-cell office:value-type="float" office:value="13902988" calcext:value-type="float">
            <text:p>13902988</text:p>
          </table:table-cell>
          <table:table-cell table:formula="of:=[.A871]/1000/(60*60*24)" office:value-type="time" office:time-value="PT03H51M42.988S" calcext:value-type="time">
            <text:p>03:51:43</text:p>
          </table:table-cell>
          <table:table-cell office:value-type="float" office:value="1.12" calcext:value-type="float">
            <text:p>1.1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58.66" calcext:value-type="float">
            <text:p>558.66</text:p>
          </table:table-cell>
          <table:table-cell office:value-type="float" office:value="1928.86" calcext:value-type="float">
            <text:p>1928.86</text:p>
          </table:table-cell>
          <table:table-cell office:value-type="float" office:value="2240.4" calcext:value-type="float">
            <text:p>2240.4</text:p>
          </table:table-cell>
        </table:table-row>
        <table:table-row table:style-name="ro1">
          <table:table-cell office:value-type="float" office:value="13918989" calcext:value-type="float">
            <text:p>13918989</text:p>
          </table:table-cell>
          <table:table-cell table:formula="of:=[.A872]/1000/(60*60*24)" office:value-type="time" office:time-value="PT03H51M58.989S" calcext:value-type="time">
            <text:p>03:51:59</text:p>
          </table:table-cell>
          <table:table-cell office:value-type="float" office:value="1.12" calcext:value-type="float">
            <text:p>1.12</text:p>
          </table:table-cell>
          <table:table-cell office:value-type="float" office:value="499.6" calcext:value-type="float">
            <text:p>499.6</text:p>
          </table:table-cell>
          <table:table-cell office:value-type="float" office:value="558.53" calcext:value-type="float">
            <text:p>558.53</text:p>
          </table:table-cell>
          <table:table-cell office:value-type="float" office:value="1931.08" calcext:value-type="float">
            <text:p>1931.08</text:p>
          </table:table-cell>
          <table:table-cell office:value-type="float" office:value="2242.87" calcext:value-type="float">
            <text:p>2242.87</text:p>
          </table:table-cell>
        </table:table-row>
        <table:table-row table:style-name="ro1">
          <table:table-cell office:value-type="float" office:value="13934988" calcext:value-type="float">
            <text:p>13934988</text:p>
          </table:table-cell>
          <table:table-cell table:formula="of:=[.A873]/1000/(60*60*24)" office:value-type="time" office:time-value="PT03H52M14.988S" calcext:value-type="time">
            <text:p>03:52:15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6.45" calcext:value-type="float">
            <text:p>556.45</text:p>
          </table:table-cell>
          <table:table-cell office:value-type="float" office:value="1933.3" calcext:value-type="float">
            <text:p>1933.3</text:p>
          </table:table-cell>
          <table:table-cell office:value-type="float" office:value="2245.35" calcext:value-type="float">
            <text:p>2245.35</text:p>
          </table:table-cell>
        </table:table-row>
        <table:table-row table:style-name="ro1">
          <table:table-cell office:value-type="float" office:value="13950988" calcext:value-type="float">
            <text:p>13950988</text:p>
          </table:table-cell>
          <table:table-cell table:formula="of:=[.A874]/1000/(60*60*24)" office:value-type="time" office:time-value="PT03H52M30.988S" calcext:value-type="time">
            <text:p>03:52:31</text:p>
          </table:table-cell>
          <table:table-cell office:value-type="float" office:value="1.12" calcext:value-type="float">
            <text:p>1.12</text:p>
          </table:table-cell>
          <table:table-cell office:value-type="float" office:value="499.2" calcext:value-type="float">
            <text:p>499.2</text:p>
          </table:table-cell>
          <table:table-cell office:value-type="float" office:value="558.08" calcext:value-type="float">
            <text:p>558.08</text:p>
          </table:table-cell>
          <table:table-cell office:value-type="float" office:value="1935.52" calcext:value-type="float">
            <text:p>1935.52</text:p>
          </table:table-cell>
          <table:table-cell office:value-type="float" office:value="2247.83" calcext:value-type="float">
            <text:p>2247.83</text:p>
          </table:table-cell>
        </table:table-row>
        <table:table-row table:style-name="ro1">
          <table:table-cell office:value-type="float" office:value="13966988" calcext:value-type="float">
            <text:p>13966988</text:p>
          </table:table-cell>
          <table:table-cell table:formula="of:=[.A875]/1000/(60*60*24)" office:value-type="time" office:time-value="PT03H52M46.988S" calcext:value-type="time">
            <text:p>03:52:47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58.3" calcext:value-type="float">
            <text:p>558.3</text:p>
          </table:table-cell>
          <table:table-cell office:value-type="float" office:value="1937.74" calcext:value-type="float">
            <text:p>1937.74</text:p>
          </table:table-cell>
          <table:table-cell office:value-type="float" office:value="2250.3" calcext:value-type="float">
            <text:p>2250.3</text:p>
          </table:table-cell>
        </table:table-row>
        <table:table-row table:style-name="ro1">
          <table:table-cell office:value-type="float" office:value="13982989" calcext:value-type="float">
            <text:p>13982989</text:p>
          </table:table-cell>
          <table:table-cell table:formula="of:=[.A876]/1000/(60*60*24)" office:value-type="time" office:time-value="PT03H53M02.989S" calcext:value-type="time">
            <text:p>03:53:03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6.43" calcext:value-type="float">
            <text:p>556.43</text:p>
          </table:table-cell>
          <table:table-cell office:value-type="float" office:value="1939.97" calcext:value-type="float">
            <text:p>1939.97</text:p>
          </table:table-cell>
          <table:table-cell office:value-type="float" office:value="2252.78" calcext:value-type="float">
            <text:p>2252.78</text:p>
          </table:table-cell>
        </table:table-row>
        <table:table-row table:style-name="ro1">
          <table:table-cell office:value-type="float" office:value="13998988" calcext:value-type="float">
            <text:p>13998988</text:p>
          </table:table-cell>
          <table:table-cell table:formula="of:=[.A877]/1000/(60*60*24)" office:value-type="time" office:time-value="PT03H53M18.988S" calcext:value-type="time">
            <text:p>03:53:19</text:p>
          </table:table-cell>
          <table:table-cell office:value-type="float" office:value="1.11" calcext:value-type="float">
            <text:p>1.11</text:p>
          </table:table-cell>
          <table:table-cell office:value-type="float" office:value="498.92" calcext:value-type="float">
            <text:p>498.92</text:p>
          </table:table-cell>
          <table:table-cell office:value-type="float" office:value="555.77" calcext:value-type="float">
            <text:p>555.77</text:p>
          </table:table-cell>
          <table:table-cell office:value-type="float" office:value="1942.19" calcext:value-type="float">
            <text:p>1942.19</text:p>
          </table:table-cell>
          <table:table-cell office:value-type="float" office:value="2255.25" calcext:value-type="float">
            <text:p>2255.25</text:p>
          </table:table-cell>
        </table:table-row>
        <table:table-row table:style-name="ro1">
          <table:table-cell office:value-type="float" office:value="14014988" calcext:value-type="float">
            <text:p>14014988</text:p>
          </table:table-cell>
          <table:table-cell table:formula="of:=[.A878]/1000/(60*60*24)" office:value-type="time" office:time-value="PT03H53M34.988S" calcext:value-type="time">
            <text:p>03:53:35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6.43" calcext:value-type="float">
            <text:p>556.43</text:p>
          </table:table-cell>
          <table:table-cell office:value-type="float" office:value="1944.41" calcext:value-type="float">
            <text:p>1944.41</text:p>
          </table:table-cell>
          <table:table-cell office:value-type="float" office:value="2257.73" calcext:value-type="float">
            <text:p>2257.73</text:p>
          </table:table-cell>
        </table:table-row>
        <table:table-row table:style-name="ro1">
          <table:table-cell office:value-type="float" office:value="14030988" calcext:value-type="float">
            <text:p>14030988</text:p>
          </table:table-cell>
          <table:table-cell table:formula="of:=[.A879]/1000/(60*60*24)" office:value-type="time" office:time-value="PT03H53M50.988S" calcext:value-type="time">
            <text:p>03:53:51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6.44" calcext:value-type="float">
            <text:p>556.44</text:p>
          </table:table-cell>
          <table:table-cell office:value-type="float" office:value="1946.63" calcext:value-type="float">
            <text:p>1946.63</text:p>
          </table:table-cell>
          <table:table-cell office:value-type="float" office:value="2260.2" calcext:value-type="float">
            <text:p>2260.2</text:p>
          </table:table-cell>
        </table:table-row>
        <table:table-row table:style-name="ro1">
          <table:table-cell office:value-type="float" office:value="14046988" calcext:value-type="float">
            <text:p>14046988</text:p>
          </table:table-cell>
          <table:table-cell table:formula="of:=[.A880]/1000/(60*60*24)" office:value-type="time" office:time-value="PT03H54M06.988S" calcext:value-type="time">
            <text:p>03:54:07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4.32" calcext:value-type="float">
            <text:p>554.32</text:p>
          </table:table-cell>
          <table:table-cell office:value-type="float" office:value="1948.85" calcext:value-type="float">
            <text:p>1948.85</text:p>
          </table:table-cell>
          <table:table-cell office:value-type="float" office:value="2262.67" calcext:value-type="float">
            <text:p>2262.67</text:p>
          </table:table-cell>
        </table:table-row>
        <table:table-row table:style-name="ro1">
          <table:table-cell office:value-type="float" office:value="14062988" calcext:value-type="float">
            <text:p>14062988</text:p>
          </table:table-cell>
          <table:table-cell table:formula="of:=[.A881]/1000/(60*60*24)" office:value-type="time" office:time-value="PT03H54M22.988S" calcext:value-type="time">
            <text:p>03:54:23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6.45" calcext:value-type="float">
            <text:p>556.45</text:p>
          </table:table-cell>
          <table:table-cell office:value-type="float" office:value="1951.07" calcext:value-type="float">
            <text:p>1951.07</text:p>
          </table:table-cell>
          <table:table-cell office:value-type="float" office:value="2265.14" calcext:value-type="float">
            <text:p>2265.14</text:p>
          </table:table-cell>
        </table:table-row>
        <table:table-row table:style-name="ro1">
          <table:table-cell office:value-type="float" office:value="14078989" calcext:value-type="float">
            <text:p>14078989</text:p>
          </table:table-cell>
          <table:table-cell table:formula="of:=[.A882]/1000/(60*60*24)" office:value-type="time" office:time-value="PT03H54M38.989S" calcext:value-type="time">
            <text:p>03:54:39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6.3" calcext:value-type="float">
            <text:p>556.3</text:p>
          </table:table-cell>
          <table:table-cell office:value-type="float" office:value="1953.29" calcext:value-type="float">
            <text:p>1953.29</text:p>
          </table:table-cell>
          <table:table-cell office:value-type="float" office:value="2267.62" calcext:value-type="float">
            <text:p>2267.62</text:p>
          </table:table-cell>
        </table:table-row>
        <table:table-row table:style-name="ro1">
          <table:table-cell office:value-type="float" office:value="14094988" calcext:value-type="float">
            <text:p>14094988</text:p>
          </table:table-cell>
          <table:table-cell table:formula="of:=[.A883]/1000/(60*60*24)" office:value-type="time" office:time-value="PT03H54M54.988S" calcext:value-type="time">
            <text:p>03:54:55</text:p>
          </table:table-cell>
          <table:table-cell office:value-type="float" office:value="1.11" calcext:value-type="float">
            <text:p>1.11</text:p>
          </table:table-cell>
          <table:table-cell office:value-type="float" office:value="499.8" calcext:value-type="float">
            <text:p>499.8</text:p>
          </table:table-cell>
          <table:table-cell office:value-type="float" office:value="556.75" calcext:value-type="float">
            <text:p>556.75</text:p>
          </table:table-cell>
          <table:table-cell office:value-type="float" office:value="1955.51" calcext:value-type="float">
            <text:p>1955.51</text:p>
          </table:table-cell>
          <table:table-cell office:value-type="float" office:value="2270.09" calcext:value-type="float">
            <text:p>2270.09</text:p>
          </table:table-cell>
        </table:table-row>
        <table:table-row table:style-name="ro1">
          <table:table-cell office:value-type="float" office:value="14110988" calcext:value-type="float">
            <text:p>14110988</text:p>
          </table:table-cell>
          <table:table-cell table:formula="of:=[.A884]/1000/(60*60*24)" office:value-type="time" office:time-value="PT03H55M10.988S" calcext:value-type="time">
            <text:p>03:55:11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6.51" calcext:value-type="float">
            <text:p>556.51</text:p>
          </table:table-cell>
          <table:table-cell office:value-type="float" office:value="1957.73" calcext:value-type="float">
            <text:p>1957.73</text:p>
          </table:table-cell>
          <table:table-cell office:value-type="float" office:value="2272.56" calcext:value-type="float">
            <text:p>2272.56</text:p>
          </table:table-cell>
        </table:table-row>
        <table:table-row table:style-name="ro1">
          <table:table-cell office:value-type="float" office:value="14126988" calcext:value-type="float">
            <text:p>14126988</text:p>
          </table:table-cell>
          <table:table-cell table:formula="of:=[.A885]/1000/(60*60*24)" office:value-type="time" office:time-value="PT03H55M26.988S" calcext:value-type="time">
            <text:p>03:55:27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6.21" calcext:value-type="float">
            <text:p>556.21</text:p>
          </table:table-cell>
          <table:table-cell office:value-type="float" office:value="1959.95" calcext:value-type="float">
            <text:p>1959.95</text:p>
          </table:table-cell>
          <table:table-cell office:value-type="float" office:value="2275.03" calcext:value-type="float">
            <text:p>2275.03</text:p>
          </table:table-cell>
        </table:table-row>
        <table:table-row table:style-name="ro1">
          <table:table-cell office:value-type="float" office:value="14142988" calcext:value-type="float">
            <text:p>14142988</text:p>
          </table:table-cell>
          <table:table-cell table:formula="of:=[.A886]/1000/(60*60*24)" office:value-type="time" office:time-value="PT03H55M42.988S" calcext:value-type="time">
            <text:p>03:55:43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4.44" calcext:value-type="float">
            <text:p>554.44</text:p>
          </table:table-cell>
          <table:table-cell office:value-type="float" office:value="1962.16" calcext:value-type="float">
            <text:p>1962.16</text:p>
          </table:table-cell>
          <table:table-cell office:value-type="float" office:value="2277.5" calcext:value-type="float">
            <text:p>2277.5</text:p>
          </table:table-cell>
        </table:table-row>
        <table:table-row table:style-name="ro1">
          <table:table-cell office:value-type="float" office:value="14158989" calcext:value-type="float">
            <text:p>14158989</text:p>
          </table:table-cell>
          <table:table-cell table:formula="of:=[.A887]/1000/(60*60*24)" office:value-type="time" office:time-value="PT03H55M58.989S" calcext:value-type="time">
            <text:p>03:55:59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6.07" calcext:value-type="float">
            <text:p>556.07</text:p>
          </table:table-cell>
          <table:table-cell office:value-type="float" office:value="1964.38" calcext:value-type="float">
            <text:p>1964.38</text:p>
          </table:table-cell>
          <table:table-cell office:value-type="float" office:value="2279.96" calcext:value-type="float">
            <text:p>2279.96</text:p>
          </table:table-cell>
        </table:table-row>
        <table:table-row table:style-name="ro1">
          <table:table-cell office:value-type="float" office:value="14174988" calcext:value-type="float">
            <text:p>14174988</text:p>
          </table:table-cell>
          <table:table-cell table:formula="of:=[.A888]/1000/(60*60*24)" office:value-type="time" office:time-value="PT03H56M14.988S" calcext:value-type="time">
            <text:p>03:56:15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6.3" calcext:value-type="float">
            <text:p>556.3</text:p>
          </table:table-cell>
          <table:table-cell office:value-type="float" office:value="1966.6" calcext:value-type="float">
            <text:p>1966.6</text:p>
          </table:table-cell>
          <table:table-cell office:value-type="float" office:value="2282.43" calcext:value-type="float">
            <text:p>2282.43</text:p>
          </table:table-cell>
        </table:table-row>
        <table:table-row table:style-name="ro1">
          <table:table-cell office:value-type="float" office:value="14190988" calcext:value-type="float">
            <text:p>14190988</text:p>
          </table:table-cell>
          <table:table-cell table:formula="of:=[.A889]/1000/(60*60*24)" office:value-type="time" office:time-value="PT03H56M30.988S" calcext:value-type="time">
            <text:p>03:56:31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6.21" calcext:value-type="float">
            <text:p>556.21</text:p>
          </table:table-cell>
          <table:table-cell office:value-type="float" office:value="1968.82" calcext:value-type="float">
            <text:p>1968.82</text:p>
          </table:table-cell>
          <table:table-cell office:value-type="float" office:value="2284.9" calcext:value-type="float">
            <text:p>2284.9</text:p>
          </table:table-cell>
        </table:table-row>
        <table:table-row table:style-name="ro1">
          <table:table-cell office:value-type="float" office:value="14206988" calcext:value-type="float">
            <text:p>14206988</text:p>
          </table:table-cell>
          <table:table-cell table:formula="of:=[.A890]/1000/(60*60*24)" office:value-type="time" office:time-value="PT03H56M46.988S" calcext:value-type="time">
            <text:p>03:56:47</text:p>
          </table:table-cell>
          <table:table-cell office:value-type="float" office:value="1.11" calcext:value-type="float">
            <text:p>1.11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3.98" calcext:value-type="float">
            <text:p>553.98</text:p>
          </table:table-cell>
          <table:table-cell office:value-type="float" office:value="1971.04" calcext:value-type="float">
            <text:p>1971.04</text:p>
          </table:table-cell>
          <table:table-cell office:value-type="float" office:value="2287.37" calcext:value-type="float">
            <text:p>2287.37</text:p>
          </table:table-cell>
        </table:table-row>
        <table:table-row table:style-name="ro1">
          <table:table-cell office:value-type="float" office:value="14222989" calcext:value-type="float">
            <text:p>14222989</text:p>
          </table:table-cell>
          <table:table-cell table:formula="of:=[.A891]/1000/(60*60*24)" office:value-type="time" office:time-value="PT03H57M02.989S" calcext:value-type="time">
            <text:p>03:57:03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4.44" calcext:value-type="float">
            <text:p>554.44</text:p>
          </table:table-cell>
          <table:table-cell office:value-type="float" office:value="1973.26" calcext:value-type="float">
            <text:p>1973.26</text:p>
          </table:table-cell>
          <table:table-cell office:value-type="float" office:value="2289.83" calcext:value-type="float">
            <text:p>2289.83</text:p>
          </table:table-cell>
        </table:table-row>
        <table:table-row table:style-name="ro1">
          <table:table-cell office:value-type="float" office:value="14238988" calcext:value-type="float">
            <text:p>14238988</text:p>
          </table:table-cell>
          <table:table-cell table:formula="of:=[.A892]/1000/(60*60*24)" office:value-type="time" office:time-value="PT03H57M18.988S" calcext:value-type="time">
            <text:p>03:57:19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4.52" calcext:value-type="float">
            <text:p>554.52</text:p>
          </table:table-cell>
          <table:table-cell office:value-type="float" office:value="1975.48" calcext:value-type="float">
            <text:p>1975.48</text:p>
          </table:table-cell>
          <table:table-cell office:value-type="float" office:value="2292.3" calcext:value-type="float">
            <text:p>2292.3</text:p>
          </table:table-cell>
        </table:table-row>
        <table:table-row table:style-name="ro1">
          <table:table-cell office:value-type="float" office:value="14254989" calcext:value-type="float">
            <text:p>14254989</text:p>
          </table:table-cell>
          <table:table-cell table:formula="of:=[.A893]/1000/(60*60*24)" office:value-type="time" office:time-value="PT03H57M34.989S" calcext:value-type="time">
            <text:p>03:57:35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4.53" calcext:value-type="float">
            <text:p>554.53</text:p>
          </table:table-cell>
          <table:table-cell office:value-type="float" office:value="1977.7" calcext:value-type="float">
            <text:p>1977.7</text:p>
          </table:table-cell>
          <table:table-cell office:value-type="float" office:value="2294.76" calcext:value-type="float">
            <text:p>2294.76</text:p>
          </table:table-cell>
        </table:table-row>
        <table:table-row table:style-name="ro1">
          <table:table-cell office:value-type="float" office:value="14270988" calcext:value-type="float">
            <text:p>14270988</text:p>
          </table:table-cell>
          <table:table-cell table:formula="of:=[.A894]/1000/(60*60*24)" office:value-type="time" office:time-value="PT03H57M50.988S" calcext:value-type="time">
            <text:p>03:57:51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4.22" calcext:value-type="float">
            <text:p>554.22</text:p>
          </table:table-cell>
          <table:table-cell office:value-type="float" office:value="1979.92" calcext:value-type="float">
            <text:p>1979.92</text:p>
          </table:table-cell>
          <table:table-cell office:value-type="float" office:value="2297.22" calcext:value-type="float">
            <text:p>2297.22</text:p>
          </table:table-cell>
        </table:table-row>
        <table:table-row table:style-name="ro1">
          <table:table-cell office:value-type="float" office:value="14286988" calcext:value-type="float">
            <text:p>14286988</text:p>
          </table:table-cell>
          <table:table-cell table:formula="of:=[.A895]/1000/(60*60*24)" office:value-type="time" office:time-value="PT03H58M06.988S" calcext:value-type="time">
            <text:p>03:58:07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4.21" calcext:value-type="float">
            <text:p>554.21</text:p>
          </table:table-cell>
          <table:table-cell office:value-type="float" office:value="1982.14" calcext:value-type="float">
            <text:p>1982.14</text:p>
          </table:table-cell>
          <table:table-cell office:value-type="float" office:value="2299.69" calcext:value-type="float">
            <text:p>2299.69</text:p>
          </table:table-cell>
        </table:table-row>
        <table:table-row table:style-name="ro1">
          <table:table-cell office:value-type="float" office:value="14302988" calcext:value-type="float">
            <text:p>14302988</text:p>
          </table:table-cell>
          <table:table-cell table:formula="of:=[.A896]/1000/(60*60*24)" office:value-type="time" office:time-value="PT03H58M22.988S" calcext:value-type="time">
            <text:p>03:58:23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4.08" calcext:value-type="float">
            <text:p>554.08</text:p>
          </table:table-cell>
          <table:table-cell office:value-type="float" office:value="1984.36" calcext:value-type="float">
            <text:p>1984.36</text:p>
          </table:table-cell>
          <table:table-cell office:value-type="float" office:value="2302.15" calcext:value-type="float">
            <text:p>2302.15</text:p>
          </table:table-cell>
        </table:table-row>
        <table:table-row table:style-name="ro1">
          <table:table-cell office:value-type="float" office:value="14318989" calcext:value-type="float">
            <text:p>14318989</text:p>
          </table:table-cell>
          <table:table-cell table:formula="of:=[.A897]/1000/(60*60*24)" office:value-type="time" office:time-value="PT03H58M38.989S" calcext:value-type="time">
            <text:p>03:58:39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4.43" calcext:value-type="float">
            <text:p>554.43</text:p>
          </table:table-cell>
          <table:table-cell office:value-type="float" office:value="1986.58" calcext:value-type="float">
            <text:p>1986.58</text:p>
          </table:table-cell>
          <table:table-cell office:value-type="float" office:value="2304.61" calcext:value-type="float">
            <text:p>2304.61</text:p>
          </table:table-cell>
        </table:table-row>
        <table:table-row table:style-name="ro1">
          <table:table-cell office:value-type="float" office:value="14334989" calcext:value-type="float">
            <text:p>14334989</text:p>
          </table:table-cell>
          <table:table-cell table:formula="of:=[.A898]/1000/(60*60*24)" office:value-type="time" office:time-value="PT03H58M54.989S" calcext:value-type="time">
            <text:p>03:58:55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2.21" calcext:value-type="float">
            <text:p>552.21</text:p>
          </table:table-cell>
          <table:table-cell office:value-type="float" office:value="1988.8" calcext:value-type="float">
            <text:p>1988.8</text:p>
          </table:table-cell>
          <table:table-cell office:value-type="float" office:value="2307.07" calcext:value-type="float">
            <text:p>2307.07</text:p>
          </table:table-cell>
        </table:table-row>
        <table:table-row table:style-name="ro1">
          <table:table-cell office:value-type="float" office:value="14350988" calcext:value-type="float">
            <text:p>14350988</text:p>
          </table:table-cell>
          <table:table-cell table:formula="of:=[.A899]/1000/(60*60*24)" office:value-type="time" office:time-value="PT03H59M10.988S" calcext:value-type="time">
            <text:p>03:59:11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2.09" calcext:value-type="float">
            <text:p>552.09</text:p>
          </table:table-cell>
          <table:table-cell office:value-type="float" office:value="1991.02" calcext:value-type="float">
            <text:p>1991.02</text:p>
          </table:table-cell>
          <table:table-cell office:value-type="float" office:value="2309.54" calcext:value-type="float">
            <text:p>2309.54</text:p>
          </table:table-cell>
        </table:table-row>
        <table:table-row table:style-name="ro1">
          <table:table-cell office:value-type="float" office:value="14366989" calcext:value-type="float">
            <text:p>14366989</text:p>
          </table:table-cell>
          <table:table-cell table:formula="of:=[.A900]/1000/(60*60*24)" office:value-type="time" office:time-value="PT03H59M26.989S" calcext:value-type="time">
            <text:p>03:59:27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4.28" calcext:value-type="float">
            <text:p>554.28</text:p>
          </table:table-cell>
          <table:table-cell office:value-type="float" office:value="1993.24" calcext:value-type="float">
            <text:p>1993.24</text:p>
          </table:table-cell>
          <table:table-cell office:value-type="float" office:value="2312" calcext:value-type="float">
            <text:p>2312</text:p>
          </table:table-cell>
        </table:table-row>
        <table:table-row table:style-name="ro1">
          <table:table-cell office:value-type="float" office:value="14382989" calcext:value-type="float">
            <text:p>14382989</text:p>
          </table:table-cell>
          <table:table-cell table:formula="of:=[.A901]/1000/(60*60*24)" office:value-type="time" office:time-value="PT03H59M42.989S" calcext:value-type="time">
            <text:p>03:59:43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4.22" calcext:value-type="float">
            <text:p>554.22</text:p>
          </table:table-cell>
          <table:table-cell office:value-type="float" office:value="1995.46" calcext:value-type="float">
            <text:p>1995.46</text:p>
          </table:table-cell>
          <table:table-cell office:value-type="float" office:value="2314.46" calcext:value-type="float">
            <text:p>2314.46</text:p>
          </table:table-cell>
        </table:table-row>
        <table:table-row table:style-name="ro1">
          <table:table-cell office:value-type="float" office:value="14398988" calcext:value-type="float">
            <text:p>14398988</text:p>
          </table:table-cell>
          <table:table-cell table:formula="of:=[.A902]/1000/(60*60*24)" office:value-type="time" office:time-value="PT03H59M58.988S" calcext:value-type="time">
            <text:p>03:59:59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2.53" calcext:value-type="float">
            <text:p>552.53</text:p>
          </table:table-cell>
          <table:table-cell office:value-type="float" office:value="1997.68" calcext:value-type="float">
            <text:p>1997.68</text:p>
          </table:table-cell>
          <table:table-cell office:value-type="float" office:value="2316.92" calcext:value-type="float">
            <text:p>2316.92</text:p>
          </table:table-cell>
        </table:table-row>
        <table:table-row table:style-name="ro1">
          <table:table-cell office:value-type="float" office:value="14414989" calcext:value-type="float">
            <text:p>14414989</text:p>
          </table:table-cell>
          <table:table-cell table:formula="of:=[.A903]/1000/(60*60*24)" office:value-type="time" office:time-value="PT04H00M14.989S" calcext:value-type="time">
            <text:p>04:00:15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4.44" calcext:value-type="float">
            <text:p>554.44</text:p>
          </table:table-cell>
          <table:table-cell office:value-type="float" office:value="1999.9" calcext:value-type="float">
            <text:p>1999.9</text:p>
          </table:table-cell>
          <table:table-cell office:value-type="float" office:value="2319.38" calcext:value-type="float">
            <text:p>2319.38</text:p>
          </table:table-cell>
        </table:table-row>
        <table:table-row table:style-name="ro1">
          <table:table-cell office:value-type="float" office:value="14430988" calcext:value-type="float">
            <text:p>14430988</text:p>
          </table:table-cell>
          <table:table-cell table:formula="of:=[.A904]/1000/(60*60*24)" office:value-type="time" office:time-value="PT04H00M30.988S" calcext:value-type="time">
            <text:p>04:00:31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4.44" calcext:value-type="float">
            <text:p>554.44</text:p>
          </table:table-cell>
          <table:table-cell office:value-type="float" office:value="2002.11" calcext:value-type="float">
            <text:p>2002.11</text:p>
          </table:table-cell>
          <table:table-cell office:value-type="float" office:value="2321.84" calcext:value-type="float">
            <text:p>2321.84</text:p>
          </table:table-cell>
        </table:table-row>
        <table:table-row table:style-name="ro1">
          <table:table-cell office:value-type="float" office:value="14446988" calcext:value-type="float">
            <text:p>14446988</text:p>
          </table:table-cell>
          <table:table-cell table:formula="of:=[.A905]/1000/(60*60*24)" office:value-type="time" office:time-value="PT04H00M46.988S" calcext:value-type="time">
            <text:p>04:00:47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4.06" calcext:value-type="float">
            <text:p>554.06</text:p>
          </table:table-cell>
          <table:table-cell office:value-type="float" office:value="2004.33" calcext:value-type="float">
            <text:p>2004.33</text:p>
          </table:table-cell>
          <table:table-cell office:value-type="float" office:value="2324.3" calcext:value-type="float">
            <text:p>2324.3</text:p>
          </table:table-cell>
        </table:table-row>
        <table:table-row table:style-name="ro1">
          <table:table-cell office:value-type="float" office:value="14462989" calcext:value-type="float">
            <text:p>14462989</text:p>
          </table:table-cell>
          <table:table-cell table:formula="of:=[.A906]/1000/(60*60*24)" office:value-type="time" office:time-value="PT04H01M02.989S" calcext:value-type="time">
            <text:p>04:01:03</text:p>
          </table:table-cell>
          <table:table-cell office:value-type="float" office:value="1.11" calcext:value-type="float">
            <text:p>1.11</text:p>
          </table:table-cell>
          <table:table-cell office:value-type="float" office:value="498.92" calcext:value-type="float">
            <text:p>498.92</text:p>
          </table:table-cell>
          <table:table-cell office:value-type="float" office:value="551.77" calcext:value-type="float">
            <text:p>551.77</text:p>
          </table:table-cell>
          <table:table-cell office:value-type="float" office:value="2006.55" calcext:value-type="float">
            <text:p>2006.55</text:p>
          </table:table-cell>
          <table:table-cell office:value-type="float" office:value="2326.75" calcext:value-type="float">
            <text:p>2326.75</text:p>
          </table:table-cell>
        </table:table-row>
        <table:table-row table:style-name="ro1">
          <table:table-cell office:value-type="float" office:value="14478988" calcext:value-type="float">
            <text:p>14478988</text:p>
          </table:table-cell>
          <table:table-cell table:formula="of:=[.A907]/1000/(60*60*24)" office:value-type="time" office:time-value="PT04H01M18.988S" calcext:value-type="time">
            <text:p>04:01:19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2.2" calcext:value-type="float">
            <text:p>552.2</text:p>
          </table:table-cell>
          <table:table-cell office:value-type="float" office:value="2008.77" calcext:value-type="float">
            <text:p>2008.77</text:p>
          </table:table-cell>
          <table:table-cell office:value-type="float" office:value="2329.21" calcext:value-type="float">
            <text:p>2329.21</text:p>
          </table:table-cell>
        </table:table-row>
        <table:table-row table:style-name="ro1">
          <table:table-cell office:value-type="float" office:value="14494988" calcext:value-type="float">
            <text:p>14494988</text:p>
          </table:table-cell>
          <table:table-cell table:formula="of:=[.A908]/1000/(60*60*24)" office:value-type="time" office:time-value="PT04H01M34.988S" calcext:value-type="time">
            <text:p>04:01:35</text:p>
          </table:table-cell>
          <table:table-cell office:value-type="float" office:value="1.11" calcext:value-type="float">
            <text:p>1.11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2" calcext:value-type="float">
            <text:p>552</text:p>
          </table:table-cell>
          <table:table-cell office:value-type="float" office:value="2010.99" calcext:value-type="float">
            <text:p>2010.99</text:p>
          </table:table-cell>
          <table:table-cell office:value-type="float" office:value="2331.67" calcext:value-type="float">
            <text:p>2331.67</text:p>
          </table:table-cell>
        </table:table-row>
        <table:table-row table:style-name="ro1">
          <table:table-cell office:value-type="float" office:value="14510989" calcext:value-type="float">
            <text:p>14510989</text:p>
          </table:table-cell>
          <table:table-cell table:formula="of:=[.A909]/1000/(60*60*24)" office:value-type="time" office:time-value="PT04H01M50.989S" calcext:value-type="time">
            <text:p>04:01:51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4.21" calcext:value-type="float">
            <text:p>554.21</text:p>
          </table:table-cell>
          <table:table-cell office:value-type="float" office:value="2013.21" calcext:value-type="float">
            <text:p>2013.21</text:p>
          </table:table-cell>
          <table:table-cell office:value-type="float" office:value="2334.13" calcext:value-type="float">
            <text:p>2334.13</text:p>
          </table:table-cell>
        </table:table-row>
        <table:table-row table:style-name="ro1">
          <table:table-cell office:value-type="float" office:value="14526988" calcext:value-type="float">
            <text:p>14526988</text:p>
          </table:table-cell>
          <table:table-cell table:formula="of:=[.A910]/1000/(60*60*24)" office:value-type="time" office:time-value="PT04H02M06.988S" calcext:value-type="time">
            <text:p>04:02:07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2.3" calcext:value-type="float">
            <text:p>552.3</text:p>
          </table:table-cell>
          <table:table-cell office:value-type="float" office:value="2015.43" calcext:value-type="float">
            <text:p>2015.43</text:p>
          </table:table-cell>
          <table:table-cell office:value-type="float" office:value="2336.58" calcext:value-type="float">
            <text:p>2336.58</text:p>
          </table:table-cell>
        </table:table-row>
        <table:table-row table:style-name="ro1">
          <table:table-cell office:value-type="float" office:value="14542988" calcext:value-type="float">
            <text:p>14542988</text:p>
          </table:table-cell>
          <table:table-cell table:formula="of:=[.A911]/1000/(60*60*24)" office:value-type="time" office:time-value="PT04H02M22.988S" calcext:value-type="time">
            <text:p>04:02:23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4.3" calcext:value-type="float">
            <text:p>554.3</text:p>
          </table:table-cell>
          <table:table-cell office:value-type="float" office:value="2017.65" calcext:value-type="float">
            <text:p>2017.65</text:p>
          </table:table-cell>
          <table:table-cell office:value-type="float" office:value="2339.03" calcext:value-type="float">
            <text:p>2339.03</text:p>
          </table:table-cell>
        </table:table-row>
        <table:table-row table:style-name="ro1">
          <table:table-cell office:value-type="float" office:value="14558988" calcext:value-type="float">
            <text:p>14558988</text:p>
          </table:table-cell>
          <table:table-cell table:formula="of:=[.A912]/1000/(60*60*24)" office:value-type="time" office:time-value="PT04H02M38.988S" calcext:value-type="time">
            <text:p>04:02:39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2.3" calcext:value-type="float">
            <text:p>552.3</text:p>
          </table:table-cell>
          <table:table-cell office:value-type="float" office:value="2019.87" calcext:value-type="float">
            <text:p>2019.87</text:p>
          </table:table-cell>
          <table:table-cell office:value-type="float" office:value="2341.49" calcext:value-type="float">
            <text:p>2341.49</text:p>
          </table:table-cell>
        </table:table-row>
        <table:table-row table:style-name="ro1">
          <table:table-cell office:value-type="float" office:value="14574988" calcext:value-type="float">
            <text:p>14574988</text:p>
          </table:table-cell>
          <table:table-cell table:formula="of:=[.A913]/1000/(60*60*24)" office:value-type="time" office:time-value="PT04H02M54.988S" calcext:value-type="time">
            <text:p>04:02:55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2.52" calcext:value-type="float">
            <text:p>552.52</text:p>
          </table:table-cell>
          <table:table-cell office:value-type="float" office:value="2022.09" calcext:value-type="float">
            <text:p>2022.09</text:p>
          </table:table-cell>
          <table:table-cell office:value-type="float" office:value="2343.94" calcext:value-type="float">
            <text:p>2343.94</text:p>
          </table:table-cell>
        </table:table-row>
        <table:table-row table:style-name="ro1">
          <table:table-cell office:value-type="float" office:value="14590988" calcext:value-type="float">
            <text:p>14590988</text:p>
          </table:table-cell>
          <table:table-cell table:formula="of:=[.A914]/1000/(60*60*24)" office:value-type="time" office:time-value="PT04H03M10.988S" calcext:value-type="time">
            <text:p>04:03:11</text:p>
          </table:table-cell>
          <table:table-cell office:value-type="float" office:value="1.11" calcext:value-type="float">
            <text:p>1.11</text:p>
          </table:table-cell>
          <table:table-cell office:value-type="float" office:value="499" calcext:value-type="float">
            <text:p>499</text:p>
          </table:table-cell>
          <table:table-cell office:value-type="float" office:value="553.87" calcext:value-type="float">
            <text:p>553.87</text:p>
          </table:table-cell>
          <table:table-cell office:value-type="float" office:value="2024.31" calcext:value-type="float">
            <text:p>2024.31</text:p>
          </table:table-cell>
          <table:table-cell office:value-type="float" office:value="2346.4" calcext:value-type="float">
            <text:p>2346.4</text:p>
          </table:table-cell>
        </table:table-row>
        <table:table-row table:style-name="ro1">
          <table:table-cell office:value-type="float" office:value="14606989" calcext:value-type="float">
            <text:p>14606989</text:p>
          </table:table-cell>
          <table:table-cell table:formula="of:=[.A915]/1000/(60*60*24)" office:value-type="time" office:time-value="PT04H03M26.989S" calcext:value-type="time">
            <text:p>04:03:27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2.21" calcext:value-type="float">
            <text:p>552.21</text:p>
          </table:table-cell>
          <table:table-cell office:value-type="float" office:value="2026.53" calcext:value-type="float">
            <text:p>2026.53</text:p>
          </table:table-cell>
          <table:table-cell office:value-type="float" office:value="2348.85" calcext:value-type="float">
            <text:p>2348.85</text:p>
          </table:table-cell>
        </table:table-row>
        <table:table-row table:style-name="ro1">
          <table:table-cell office:value-type="float" office:value="14622988" calcext:value-type="float">
            <text:p>14622988</text:p>
          </table:table-cell>
          <table:table-cell table:formula="of:=[.A916]/1000/(60*60*24)" office:value-type="time" office:time-value="PT04H03M42.988S" calcext:value-type="time">
            <text:p>04:03:43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2.22" calcext:value-type="float">
            <text:p>552.22</text:p>
          </table:table-cell>
          <table:table-cell office:value-type="float" office:value="2028.75" calcext:value-type="float">
            <text:p>2028.75</text:p>
          </table:table-cell>
          <table:table-cell office:value-type="float" office:value="2351.3" calcext:value-type="float">
            <text:p>2351.3</text:p>
          </table:table-cell>
        </table:table-row>
        <table:table-row table:style-name="ro1">
          <table:table-cell office:value-type="float" office:value="14638988" calcext:value-type="float">
            <text:p>14638988</text:p>
          </table:table-cell>
          <table:table-cell table:formula="of:=[.A917]/1000/(60*60*24)" office:value-type="time" office:time-value="PT04H03M58.988S" calcext:value-type="time">
            <text:p>04:03:59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2.22" calcext:value-type="float">
            <text:p>552.22</text:p>
          </table:table-cell>
          <table:table-cell office:value-type="float" office:value="2030.97" calcext:value-type="float">
            <text:p>2030.97</text:p>
          </table:table-cell>
          <table:table-cell office:value-type="float" office:value="2353.76" calcext:value-type="float">
            <text:p>2353.76</text:p>
          </table:table-cell>
        </table:table-row>
        <table:table-row table:style-name="ro1">
          <table:table-cell office:value-type="float" office:value="14654988" calcext:value-type="float">
            <text:p>14654988</text:p>
          </table:table-cell>
          <table:table-cell table:formula="of:=[.A918]/1000/(60*60*24)" office:value-type="time" office:time-value="PT04H04M14.988S" calcext:value-type="time">
            <text:p>04:04:15</text:p>
          </table:table-cell>
          <table:table-cell office:value-type="float" office:value="1.1" calcext:value-type="float">
            <text:p>1.1</text:p>
          </table:table-cell>
          <table:table-cell office:value-type="float" office:value="499" calcext:value-type="float">
            <text:p>499</text:p>
          </table:table-cell>
          <table:table-cell office:value-type="float" office:value="549.86" calcext:value-type="float">
            <text:p>549.86</text:p>
          </table:table-cell>
          <table:table-cell office:value-type="float" office:value="2033.19" calcext:value-type="float">
            <text:p>2033.19</text:p>
          </table:table-cell>
          <table:table-cell office:value-type="float" office:value="2356.21" calcext:value-type="float">
            <text:p>2356.21</text:p>
          </table:table-cell>
        </table:table-row>
        <table:table-row table:style-name="ro1">
          <table:table-cell office:value-type="float" office:value="14670989" calcext:value-type="float">
            <text:p>14670989</text:p>
          </table:table-cell>
          <table:table-cell table:formula="of:=[.A919]/1000/(60*60*24)" office:value-type="time" office:time-value="PT04H04M30.989S" calcext:value-type="time">
            <text:p>04:04:31</text:p>
          </table:table-cell>
          <table:table-cell office:value-type="float" office:value="1.1" calcext:value-type="float">
            <text:p>1.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0.22" calcext:value-type="float">
            <text:p>550.22</text:p>
          </table:table-cell>
          <table:table-cell office:value-type="float" office:value="2035.41" calcext:value-type="float">
            <text:p>2035.41</text:p>
          </table:table-cell>
          <table:table-cell office:value-type="float" office:value="2358.66" calcext:value-type="float">
            <text:p>2358.66</text:p>
          </table:table-cell>
        </table:table-row>
        <table:table-row table:style-name="ro1">
          <table:table-cell office:value-type="float" office:value="14686988" calcext:value-type="float">
            <text:p>14686988</text:p>
          </table:table-cell>
          <table:table-cell table:formula="of:=[.A920]/1000/(60*60*24)" office:value-type="time" office:time-value="PT04H04M46.988S" calcext:value-type="time">
            <text:p>04:04:47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2.3" calcext:value-type="float">
            <text:p>552.3</text:p>
          </table:table-cell>
          <table:table-cell office:value-type="float" office:value="2037.62" calcext:value-type="float">
            <text:p>2037.62</text:p>
          </table:table-cell>
          <table:table-cell office:value-type="float" office:value="2361.11" calcext:value-type="float">
            <text:p>2361.11</text:p>
          </table:table-cell>
        </table:table-row>
        <table:table-row table:style-name="ro1">
          <table:table-cell office:value-type="float" office:value="14702988" calcext:value-type="float">
            <text:p>14702988</text:p>
          </table:table-cell>
          <table:table-cell table:formula="of:=[.A921]/1000/(60*60*24)" office:value-type="time" office:time-value="PT04H05M02.988S" calcext:value-type="time">
            <text:p>04:05:03</text:p>
          </table:table-cell>
          <table:table-cell office:value-type="float" office:value="1.1" calcext:value-type="float">
            <text:p>1.1</text:p>
          </table:table-cell>
          <table:table-cell office:value-type="float" office:value="501" calcext:value-type="float">
            <text:p>501</text:p>
          </table:table-cell>
          <table:table-cell office:value-type="float" office:value="552.15" calcext:value-type="float">
            <text:p>552.15</text:p>
          </table:table-cell>
          <table:table-cell office:value-type="float" office:value="2039.85" calcext:value-type="float">
            <text:p>2039.85</text:p>
          </table:table-cell>
          <table:table-cell office:value-type="float" office:value="2363.56" calcext:value-type="float">
            <text:p>2363.56</text:p>
          </table:table-cell>
        </table:table-row>
        <table:table-row table:style-name="ro1">
          <table:table-cell office:value-type="float" office:value="14718989" calcext:value-type="float">
            <text:p>14718989</text:p>
          </table:table-cell>
          <table:table-cell table:formula="of:=[.A922]/1000/(60*60*24)" office:value-type="time" office:time-value="PT04H05M18.989S" calcext:value-type="time">
            <text:p>04:05:19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50.31" calcext:value-type="float">
            <text:p>550.31</text:p>
          </table:table-cell>
          <table:table-cell office:value-type="float" office:value="2042.07" calcext:value-type="float">
            <text:p>2042.07</text:p>
          </table:table-cell>
          <table:table-cell office:value-type="float" office:value="2366.01" calcext:value-type="float">
            <text:p>2366.01</text:p>
          </table:table-cell>
        </table:table-row>
        <table:table-row table:style-name="ro1">
          <table:table-cell office:value-type="float" office:value="14734988" calcext:value-type="float">
            <text:p>14734988</text:p>
          </table:table-cell>
          <table:table-cell table:formula="of:=[.A923]/1000/(60*60*24)" office:value-type="time" office:time-value="PT04H05M34.988S" calcext:value-type="time">
            <text:p>04:05:35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2.32" calcext:value-type="float">
            <text:p>552.32</text:p>
          </table:table-cell>
          <table:table-cell office:value-type="float" office:value="2044.29" calcext:value-type="float">
            <text:p>2044.29</text:p>
          </table:table-cell>
          <table:table-cell office:value-type="float" office:value="2368.46" calcext:value-type="float">
            <text:p>2368.46</text:p>
          </table:table-cell>
        </table:table-row>
        <table:table-row table:style-name="ro1">
          <table:table-cell office:value-type="float" office:value="14750988" calcext:value-type="float">
            <text:p>14750988</text:p>
          </table:table-cell>
          <table:table-cell table:formula="of:=[.A924]/1000/(60*60*24)" office:value-type="time" office:time-value="PT04H05M50.988S" calcext:value-type="time">
            <text:p>04:05:51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48.32" calcext:value-type="float">
            <text:p>548.32</text:p>
          </table:table-cell>
          <table:table-cell office:value-type="float" office:value="2046.51" calcext:value-type="float">
            <text:p>2046.51</text:p>
          </table:table-cell>
          <table:table-cell office:value-type="float" office:value="2370.91" calcext:value-type="float">
            <text:p>2370.91</text:p>
          </table:table-cell>
        </table:table-row>
        <table:table-row table:style-name="ro1">
          <table:table-cell office:value-type="float" office:value="14766988" calcext:value-type="float">
            <text:p>14766988</text:p>
          </table:table-cell>
          <table:table-cell table:formula="of:=[.A925]/1000/(60*60*24)" office:value-type="time" office:time-value="PT04H06M06.988S" calcext:value-type="time">
            <text:p>04:06:07</text:p>
          </table:table-cell>
          <table:table-cell office:value-type="float" office:value="1.1" calcext:value-type="float">
            <text:p>1.1</text:p>
          </table:table-cell>
          <table:table-cell office:value-type="float" office:value="499.2" calcext:value-type="float">
            <text:p>499.2</text:p>
          </table:table-cell>
          <table:table-cell office:value-type="float" office:value="550.08" calcext:value-type="float">
            <text:p>550.08</text:p>
          </table:table-cell>
          <table:table-cell office:value-type="float" office:value="2048.73" calcext:value-type="float">
            <text:p>2048.73</text:p>
          </table:table-cell>
          <table:table-cell office:value-type="float" office:value="2373.35" calcext:value-type="float">
            <text:p>2373.35</text:p>
          </table:table-cell>
        </table:table-row>
        <table:table-row table:style-name="ro1">
          <table:table-cell office:value-type="float" office:value="14782989" calcext:value-type="float">
            <text:p>14782989</text:p>
          </table:table-cell>
          <table:table-cell table:formula="of:=[.A926]/1000/(60*60*24)" office:value-type="time" office:time-value="PT04H06M22.989S" calcext:value-type="time">
            <text:p>04:06:23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50.32" calcext:value-type="float">
            <text:p>550.32</text:p>
          </table:table-cell>
          <table:table-cell office:value-type="float" office:value="2050.95" calcext:value-type="float">
            <text:p>2050.95</text:p>
          </table:table-cell>
          <table:table-cell office:value-type="float" office:value="2375.8" calcext:value-type="float">
            <text:p>2375.8</text:p>
          </table:table-cell>
        </table:table-row>
        <table:table-row table:style-name="ro1">
          <table:table-cell office:value-type="float" office:value="14798989" calcext:value-type="float">
            <text:p>14798989</text:p>
          </table:table-cell>
          <table:table-cell table:formula="of:=[.A927]/1000/(60*60*24)" office:value-type="time" office:time-value="PT04H06M38.989S" calcext:value-type="time">
            <text:p>04:06:39</text:p>
          </table:table-cell>
          <table:table-cell office:value-type="float" office:value="1.1" calcext:value-type="float">
            <text:p>1.1</text:p>
          </table:table-cell>
          <table:table-cell office:value-type="float" office:value="499.2" calcext:value-type="float">
            <text:p>499.2</text:p>
          </table:table-cell>
          <table:table-cell office:value-type="float" office:value="550.11" calcext:value-type="float">
            <text:p>550.11</text:p>
          </table:table-cell>
          <table:table-cell office:value-type="float" office:value="2053.16" calcext:value-type="float">
            <text:p>2053.16</text:p>
          </table:table-cell>
          <table:table-cell office:value-type="float" office:value="2378.25" calcext:value-type="float">
            <text:p>2378.25</text:p>
          </table:table-cell>
        </table:table-row>
        <table:table-row table:style-name="ro1">
          <table:table-cell office:value-type="float" office:value="14814988" calcext:value-type="float">
            <text:p>14814988</text:p>
          </table:table-cell>
          <table:table-cell table:formula="of:=[.A928]/1000/(60*60*24)" office:value-type="time" office:time-value="PT04H06M54.988S" calcext:value-type="time">
            <text:p>04:06:55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50.31" calcext:value-type="float">
            <text:p>550.31</text:p>
          </table:table-cell>
          <table:table-cell office:value-type="float" office:value="2055.38" calcext:value-type="float">
            <text:p>2055.38</text:p>
          </table:table-cell>
          <table:table-cell office:value-type="float" office:value="2380.69" calcext:value-type="float">
            <text:p>2380.69</text:p>
          </table:table-cell>
        </table:table-row>
        <table:table-row table:style-name="ro1">
          <table:table-cell office:value-type="float" office:value="14830988" calcext:value-type="float">
            <text:p>14830988</text:p>
          </table:table-cell>
          <table:table-cell table:formula="of:=[.A929]/1000/(60*60*24)" office:value-type="time" office:time-value="PT04H07M10.988S" calcext:value-type="time">
            <text:p>04:07:11</text:p>
          </table:table-cell>
          <table:table-cell office:value-type="float" office:value="1.1" calcext:value-type="float">
            <text:p>1.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0.22" calcext:value-type="float">
            <text:p>550.22</text:p>
          </table:table-cell>
          <table:table-cell office:value-type="float" office:value="2057.6" calcext:value-type="float">
            <text:p>2057.6</text:p>
          </table:table-cell>
          <table:table-cell office:value-type="float" office:value="2383.14" calcext:value-type="float">
            <text:p>2383.14</text:p>
          </table:table-cell>
        </table:table-row>
        <table:table-row table:style-name="ro1">
          <table:table-cell office:value-type="float" office:value="14846988" calcext:value-type="float">
            <text:p>14846988</text:p>
          </table:table-cell>
          <table:table-cell table:formula="of:=[.A930]/1000/(60*60*24)" office:value-type="time" office:time-value="PT04H07M26.988S" calcext:value-type="time">
            <text:p>04:07:27</text:p>
          </table:table-cell>
          <table:table-cell office:value-type="float" office:value="1.1" calcext:value-type="float">
            <text:p>1.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8.23" calcext:value-type="float">
            <text:p>548.23</text:p>
          </table:table-cell>
          <table:table-cell office:value-type="float" office:value="2059.82" calcext:value-type="float">
            <text:p>2059.82</text:p>
          </table:table-cell>
          <table:table-cell office:value-type="float" office:value="2385.58" calcext:value-type="float">
            <text:p>2385.58</text:p>
          </table:table-cell>
        </table:table-row>
        <table:table-row table:style-name="ro1">
          <table:table-cell office:value-type="float" office:value="14862988" calcext:value-type="float">
            <text:p>14862988</text:p>
          </table:table-cell>
          <table:table-cell table:formula="of:=[.A931]/1000/(60*60*24)" office:value-type="time" office:time-value="PT04H07M42.988S" calcext:value-type="time">
            <text:p>04:07:43</text:p>
          </table:table-cell>
          <table:table-cell office:value-type="float" office:value="1.1" calcext:value-type="float">
            <text:p>1.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0.45" calcext:value-type="float">
            <text:p>550.45</text:p>
          </table:table-cell>
          <table:table-cell office:value-type="float" office:value="2062.04" calcext:value-type="float">
            <text:p>2062.04</text:p>
          </table:table-cell>
          <table:table-cell office:value-type="float" office:value="2388.02" calcext:value-type="float">
            <text:p>2388.02</text:p>
          </table:table-cell>
        </table:table-row>
        <table:table-row table:style-name="ro1">
          <table:table-cell office:value-type="float" office:value="14878988" calcext:value-type="float">
            <text:p>14878988</text:p>
          </table:table-cell>
          <table:table-cell table:formula="of:=[.A932]/1000/(60*60*24)" office:value-type="time" office:time-value="PT04H07M58.988S" calcext:value-type="time">
            <text:p>04:07:59</text:p>
          </table:table-cell>
          <table:table-cell office:value-type="float" office:value="1.1" calcext:value-type="float">
            <text:p>1.1</text:p>
          </table:table-cell>
          <table:table-cell office:value-type="float" office:value="499.6" calcext:value-type="float">
            <text:p>499.6</text:p>
          </table:table-cell>
          <table:table-cell office:value-type="float" office:value="548.53" calcext:value-type="float">
            <text:p>548.53</text:p>
          </table:table-cell>
          <table:table-cell office:value-type="float" office:value="2064.26" calcext:value-type="float">
            <text:p>2064.26</text:p>
          </table:table-cell>
          <table:table-cell office:value-type="float" office:value="2390.47" calcext:value-type="float">
            <text:p>2390.47</text:p>
          </table:table-cell>
        </table:table-row>
        <table:table-row table:style-name="ro1">
          <table:table-cell office:value-type="float" office:value="14894988" calcext:value-type="float">
            <text:p>14894988</text:p>
          </table:table-cell>
          <table:table-cell table:formula="of:=[.A933]/1000/(60*60*24)" office:value-type="time" office:time-value="PT04H08M14.988S" calcext:value-type="time">
            <text:p>04:08:15</text:p>
          </table:table-cell>
          <table:table-cell office:value-type="float" office:value="1.1" calcext:value-type="float">
            <text:p>1.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0.22" calcext:value-type="float">
            <text:p>550.22</text:p>
          </table:table-cell>
          <table:table-cell office:value-type="float" office:value="2066.48" calcext:value-type="float">
            <text:p>2066.48</text:p>
          </table:table-cell>
          <table:table-cell office:value-type="float" office:value="2392.91" calcext:value-type="float">
            <text:p>2392.91</text:p>
          </table:table-cell>
        </table:table-row>
        <table:table-row table:style-name="ro1">
          <table:table-cell office:value-type="float" office:value="14910988" calcext:value-type="float">
            <text:p>14910988</text:p>
          </table:table-cell>
          <table:table-cell table:formula="of:=[.A934]/1000/(60*60*24)" office:value-type="time" office:time-value="PT04H08M30.988S" calcext:value-type="time">
            <text:p>04:08:31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48.32" calcext:value-type="float">
            <text:p>548.32</text:p>
          </table:table-cell>
          <table:table-cell office:value-type="float" office:value="2068.7" calcext:value-type="float">
            <text:p>2068.7</text:p>
          </table:table-cell>
          <table:table-cell office:value-type="float" office:value="2395.35" calcext:value-type="float">
            <text:p>2395.35</text:p>
          </table:table-cell>
        </table:table-row>
        <table:table-row table:style-name="ro1">
          <table:table-cell office:value-type="float" office:value="14926988" calcext:value-type="float">
            <text:p>14926988</text:p>
          </table:table-cell>
          <table:table-cell table:formula="of:=[.A935]/1000/(60*60*24)" office:value-type="time" office:time-value="PT04H08M46.988S" calcext:value-type="time">
            <text:p>04:08:47</text:p>
          </table:table-cell>
          <table:table-cell office:value-type="float" office:value="1.1" calcext:value-type="float">
            <text:p>1.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8.23" calcext:value-type="float">
            <text:p>548.23</text:p>
          </table:table-cell>
          <table:table-cell office:value-type="float" office:value="2070.92" calcext:value-type="float">
            <text:p>2070.92</text:p>
          </table:table-cell>
          <table:table-cell office:value-type="float" office:value="2397.79" calcext:value-type="float">
            <text:p>2397.79</text:p>
          </table:table-cell>
        </table:table-row>
        <table:table-row table:style-name="ro1">
          <table:table-cell office:value-type="float" office:value="14942989" calcext:value-type="float">
            <text:p>14942989</text:p>
          </table:table-cell>
          <table:table-cell table:formula="of:=[.A936]/1000/(60*60*24)" office:value-type="time" office:time-value="PT04H09M02.989S" calcext:value-type="time">
            <text:p>04:09:03</text:p>
          </table:table-cell>
          <table:table-cell office:value-type="float" office:value="1.1" calcext:value-type="float">
            <text:p>1.1</text:p>
          </table:table-cell>
          <table:table-cell office:value-type="float" office:value="499.2" calcext:value-type="float">
            <text:p>499.2</text:p>
          </table:table-cell>
          <table:table-cell office:value-type="float" office:value="550.09" calcext:value-type="float">
            <text:p>550.09</text:p>
          </table:table-cell>
          <table:table-cell office:value-type="float" office:value="2073.14" calcext:value-type="float">
            <text:p>2073.14</text:p>
          </table:table-cell>
          <table:table-cell office:value-type="float" office:value="2400.23" calcext:value-type="float">
            <text:p>2400.23</text:p>
          </table:table-cell>
        </table:table-row>
        <table:table-row table:style-name="ro1">
          <table:table-cell office:value-type="float" office:value="14958988" calcext:value-type="float">
            <text:p>14958988</text:p>
          </table:table-cell>
          <table:table-cell table:formula="of:=[.A937]/1000/(60*60*24)" office:value-type="time" office:time-value="PT04H09M18.988S" calcext:value-type="time">
            <text:p>04:09:19</text:p>
          </table:table-cell>
          <table:table-cell office:value-type="float" office:value="1.1" calcext:value-type="float">
            <text:p>1.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8.44" calcext:value-type="float">
            <text:p>548.44</text:p>
          </table:table-cell>
          <table:table-cell office:value-type="float" office:value="2075.36" calcext:value-type="float">
            <text:p>2075.36</text:p>
          </table:table-cell>
          <table:table-cell office:value-type="float" office:value="2402.67" calcext:value-type="float">
            <text:p>2402.67</text:p>
          </table:table-cell>
        </table:table-row>
        <table:table-row table:style-name="ro1">
          <table:table-cell office:value-type="float" office:value="14974988" calcext:value-type="float">
            <text:p>14974988</text:p>
          </table:table-cell>
          <table:table-cell table:formula="of:=[.A938]/1000/(60*60*24)" office:value-type="time" office:time-value="PT04H09M34.988S" calcext:value-type="time">
            <text:p>04:09:35</text:p>
          </table:table-cell>
          <table:table-cell office:value-type="float" office:value="1.1" calcext:value-type="float">
            <text:p>1.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8.45" calcext:value-type="float">
            <text:p>548.45</text:p>
          </table:table-cell>
          <table:table-cell office:value-type="float" office:value="2077.58" calcext:value-type="float">
            <text:p>2077.58</text:p>
          </table:table-cell>
          <table:table-cell office:value-type="float" office:value="2405.11" calcext:value-type="float">
            <text:p>2405.11</text:p>
          </table:table-cell>
        </table:table-row>
        <table:table-row table:style-name="ro1">
          <table:table-cell office:value-type="float" office:value="14990988" calcext:value-type="float">
            <text:p>14990988</text:p>
          </table:table-cell>
          <table:table-cell table:formula="of:=[.A939]/1000/(60*60*24)" office:value-type="time" office:time-value="PT04H09M50.988S" calcext:value-type="time">
            <text:p>04:09:51</text:p>
          </table:table-cell>
          <table:table-cell office:value-type="float" office:value="1.1" calcext:value-type="float">
            <text:p>1.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0.22" calcext:value-type="float">
            <text:p>550.22</text:p>
          </table:table-cell>
          <table:table-cell office:value-type="float" office:value="2079.8" calcext:value-type="float">
            <text:p>2079.8</text:p>
          </table:table-cell>
          <table:table-cell office:value-type="float" office:value="2407.54" calcext:value-type="float">
            <text:p>2407.54</text:p>
          </table:table-cell>
        </table:table-row>
        <table:table-row table:style-name="ro1">
          <table:table-cell office:value-type="float" office:value="15006988" calcext:value-type="float">
            <text:p>15006988</text:p>
          </table:table-cell>
          <table:table-cell table:formula="of:=[.A940]/1000/(60*60*24)" office:value-type="time" office:time-value="PT04H10M06.988S" calcext:value-type="time">
            <text:p>04:10:07</text:p>
          </table:table-cell>
          <table:table-cell office:value-type="float" office:value="1.1" calcext:value-type="float">
            <text:p>1.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8.45" calcext:value-type="float">
            <text:p>548.45</text:p>
          </table:table-cell>
          <table:table-cell office:value-type="float" office:value="2082.02" calcext:value-type="float">
            <text:p>2082.02</text:p>
          </table:table-cell>
          <table:table-cell office:value-type="float" office:value="2409.98" calcext:value-type="float">
            <text:p>2409.98</text:p>
          </table:table-cell>
        </table:table-row>
        <table:table-row table:style-name="ro1">
          <table:table-cell office:value-type="float" office:value="15022988" calcext:value-type="float">
            <text:p>15022988</text:p>
          </table:table-cell>
          <table:table-cell table:formula="of:=[.A941]/1000/(60*60*24)" office:value-type="time" office:time-value="PT04H10M22.988S" calcext:value-type="time">
            <text:p>04:10:23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48.32" calcext:value-type="float">
            <text:p>548.32</text:p>
          </table:table-cell>
          <table:table-cell office:value-type="float" office:value="2084.24" calcext:value-type="float">
            <text:p>2084.24</text:p>
          </table:table-cell>
          <table:table-cell office:value-type="float" office:value="2412.41" calcext:value-type="float">
            <text:p>2412.41</text:p>
          </table:table-cell>
        </table:table-row>
        <table:table-row table:style-name="ro1">
          <table:table-cell office:value-type="float" office:value="15038988" calcext:value-type="float">
            <text:p>15038988</text:p>
          </table:table-cell>
          <table:table-cell table:formula="of:=[.A942]/1000/(60*60*24)" office:value-type="time" office:time-value="PT04H10M38.988S" calcext:value-type="time">
            <text:p>04:10:39</text:p>
          </table:table-cell>
          <table:table-cell office:value-type="float" office:value="1.1" calcext:value-type="float">
            <text:p>1.1</text:p>
          </table:table-cell>
          <table:table-cell office:value-type="float" office:value="499.6" calcext:value-type="float">
            <text:p>499.6</text:p>
          </table:table-cell>
          <table:table-cell office:value-type="float" office:value="548.54" calcext:value-type="float">
            <text:p>548.54</text:p>
          </table:table-cell>
          <table:table-cell office:value-type="float" office:value="2086.46" calcext:value-type="float">
            <text:p>2086.46</text:p>
          </table:table-cell>
          <table:table-cell office:value-type="float" office:value="2414.85" calcext:value-type="float">
            <text:p>2414.85</text:p>
          </table:table-cell>
        </table:table-row>
        <table:table-row table:style-name="ro1">
          <table:table-cell office:value-type="float" office:value="15054988" calcext:value-type="float">
            <text:p>15054988</text:p>
          </table:table-cell>
          <table:table-cell table:formula="of:=[.A943]/1000/(60*60*24)" office:value-type="time" office:time-value="PT04H10M54.988S" calcext:value-type="time">
            <text:p>04:10:55</text:p>
          </table:table-cell>
          <table:table-cell office:value-type="float" office:value="1.1" calcext:value-type="float">
            <text:p>1.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8.45" calcext:value-type="float">
            <text:p>548.45</text:p>
          </table:table-cell>
          <table:table-cell office:value-type="float" office:value="2088.68" calcext:value-type="float">
            <text:p>2088.68</text:p>
          </table:table-cell>
          <table:table-cell office:value-type="float" office:value="2417.28" calcext:value-type="float">
            <text:p>2417.28</text:p>
          </table:table-cell>
        </table:table-row>
        <table:table-row table:style-name="ro1">
          <table:table-cell office:value-type="float" office:value="15070988" calcext:value-type="float">
            <text:p>15070988</text:p>
          </table:table-cell>
          <table:table-cell table:formula="of:=[.A944]/1000/(60*60*24)" office:value-type="time" office:time-value="PT04H11M10.988S" calcext:value-type="time">
            <text:p>04:11:11</text:p>
          </table:table-cell>
          <table:table-cell office:value-type="float" office:value="1.1" calcext:value-type="float">
            <text:p>1.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8.23" calcext:value-type="float">
            <text:p>548.23</text:p>
          </table:table-cell>
          <table:table-cell office:value-type="float" office:value="2090.9" calcext:value-type="float">
            <text:p>2090.9</text:p>
          </table:table-cell>
          <table:table-cell office:value-type="float" office:value="2419.71" calcext:value-type="float">
            <text:p>2419.71</text:p>
          </table:table-cell>
        </table:table-row>
        <table:table-row table:style-name="ro1">
          <table:table-cell office:value-type="float" office:value="15086988" calcext:value-type="float">
            <text:p>15086988</text:p>
          </table:table-cell>
          <table:table-cell table:formula="of:=[.A945]/1000/(60*60*24)" office:value-type="time" office:time-value="PT04H11M26.988S" calcext:value-type="time">
            <text:p>04:11:27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6.3" calcext:value-type="float">
            <text:p>546.3</text:p>
          </table:table-cell>
          <table:table-cell office:value-type="float" office:value="2093.12" calcext:value-type="float">
            <text:p>2093.12</text:p>
          </table:table-cell>
          <table:table-cell office:value-type="float" office:value="2422.15" calcext:value-type="float">
            <text:p>2422.15</text:p>
          </table:table-cell>
        </table:table-row>
        <table:table-row table:style-name="ro1">
          <table:table-cell office:value-type="float" office:value="15102988" calcext:value-type="float">
            <text:p>15102988</text:p>
          </table:table-cell>
          <table:table-cell table:formula="of:=[.A946]/1000/(60*60*24)" office:value-type="time" office:time-value="PT04H11M42.988S" calcext:value-type="time">
            <text:p>04:11:43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6.31" calcext:value-type="float">
            <text:p>546.31</text:p>
          </table:table-cell>
          <table:table-cell office:value-type="float" office:value="2095.34" calcext:value-type="float">
            <text:p>2095.34</text:p>
          </table:table-cell>
          <table:table-cell office:value-type="float" office:value="2424.58" calcext:value-type="float">
            <text:p>2424.58</text:p>
          </table:table-cell>
        </table:table-row>
        <table:table-row table:style-name="ro1">
          <table:table-cell office:value-type="float" office:value="15118988" calcext:value-type="float">
            <text:p>15118988</text:p>
          </table:table-cell>
          <table:table-cell table:formula="of:=[.A947]/1000/(60*60*24)" office:value-type="time" office:time-value="PT04H11M58.988S" calcext:value-type="time">
            <text:p>04:11:59</text:p>
          </table:table-cell>
          <table:table-cell office:value-type="float" office:value="1.09" calcext:value-type="float">
            <text:p>1.0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46.65" calcext:value-type="float">
            <text:p>546.65</text:p>
          </table:table-cell>
          <table:table-cell office:value-type="float" office:value="2097.56" calcext:value-type="float">
            <text:p>2097.56</text:p>
          </table:table-cell>
          <table:table-cell office:value-type="float" office:value="2427.01" calcext:value-type="float">
            <text:p>2427.01</text:p>
          </table:table-cell>
        </table:table-row>
        <table:table-row table:style-name="ro1">
          <table:table-cell office:value-type="float" office:value="15134988" calcext:value-type="float">
            <text:p>15134988</text:p>
          </table:table-cell>
          <table:table-cell table:formula="of:=[.A948]/1000/(60*60*24)" office:value-type="time" office:time-value="PT04H12M14.988S" calcext:value-type="time">
            <text:p>04:12:15</text:p>
          </table:table-cell>
          <table:table-cell office:value-type="float" office:value="1.09" calcext:value-type="float">
            <text:p>1.0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46" calcext:value-type="float">
            <text:p>546</text:p>
          </table:table-cell>
          <table:table-cell office:value-type="float" office:value="2099.78" calcext:value-type="float">
            <text:p>2099.78</text:p>
          </table:table-cell>
          <table:table-cell office:value-type="float" office:value="2429.44" calcext:value-type="float">
            <text:p>2429.44</text:p>
          </table:table-cell>
        </table:table-row>
        <table:table-row table:style-name="ro1">
          <table:table-cell office:value-type="float" office:value="15150988" calcext:value-type="float">
            <text:p>15150988</text:p>
          </table:table-cell>
          <table:table-cell table:formula="of:=[.A949]/1000/(60*60*24)" office:value-type="time" office:time-value="PT04H12M30.988S" calcext:value-type="time">
            <text:p>04:12:31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6.3" calcext:value-type="float">
            <text:p>546.3</text:p>
          </table:table-cell>
          <table:table-cell office:value-type="float" office:value="2102" calcext:value-type="float">
            <text:p>2102</text:p>
          </table:table-cell>
          <table:table-cell office:value-type="float" office:value="2431.87" calcext:value-type="float">
            <text:p>2431.87</text:p>
          </table:table-cell>
        </table:table-row>
        <table:table-row table:style-name="ro1">
          <table:table-cell office:value-type="float" office:value="15166988" calcext:value-type="float">
            <text:p>15166988</text:p>
          </table:table-cell>
          <table:table-cell table:formula="of:=[.A950]/1000/(60*60*24)" office:value-type="time" office:time-value="PT04H12M46.988S" calcext:value-type="time">
            <text:p>04:12:47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4.22" calcext:value-type="float">
            <text:p>544.22</text:p>
          </table:table-cell>
          <table:table-cell office:value-type="float" office:value="2104.22" calcext:value-type="float">
            <text:p>2104.22</text:p>
          </table:table-cell>
          <table:table-cell office:value-type="float" office:value="2434.3" calcext:value-type="float">
            <text:p>2434.3</text:p>
          </table:table-cell>
        </table:table-row>
        <table:table-row table:style-name="ro1">
          <table:table-cell office:value-type="float" office:value="15182988" calcext:value-type="float">
            <text:p>15182988</text:p>
          </table:table-cell>
          <table:table-cell table:formula="of:=[.A951]/1000/(60*60*24)" office:value-type="time" office:time-value="PT04H13M02.988S" calcext:value-type="time">
            <text:p>04:13:03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6.44" calcext:value-type="float">
            <text:p>546.44</text:p>
          </table:table-cell>
          <table:table-cell office:value-type="float" office:value="2106.44" calcext:value-type="float">
            <text:p>2106.44</text:p>
          </table:table-cell>
          <table:table-cell office:value-type="float" office:value="2436.73" calcext:value-type="float">
            <text:p>2436.73</text:p>
          </table:table-cell>
        </table:table-row>
        <table:table-row table:style-name="ro1">
          <table:table-cell office:value-type="float" office:value="15198988" calcext:value-type="float">
            <text:p>15198988</text:p>
          </table:table-cell>
          <table:table-cell table:formula="of:=[.A952]/1000/(60*60*24)" office:value-type="time" office:time-value="PT04H13M18.988S" calcext:value-type="time">
            <text:p>04:13:19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6.31" calcext:value-type="float">
            <text:p>546.31</text:p>
          </table:table-cell>
          <table:table-cell office:value-type="float" office:value="2108.66" calcext:value-type="float">
            <text:p>2108.66</text:p>
          </table:table-cell>
          <table:table-cell office:value-type="float" office:value="2439.16" calcext:value-type="float">
            <text:p>2439.16</text:p>
          </table:table-cell>
        </table:table-row>
        <table:table-row table:style-name="ro1">
          <table:table-cell office:value-type="float" office:value="15214989" calcext:value-type="float">
            <text:p>15214989</text:p>
          </table:table-cell>
          <table:table-cell table:formula="of:=[.A953]/1000/(60*60*24)" office:value-type="time" office:time-value="PT04H13M34.989S" calcext:value-type="time">
            <text:p>04:13:35</text:p>
          </table:table-cell>
          <table:table-cell office:value-type="float" office:value="1.09" calcext:value-type="float">
            <text:p>1.0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46.67" calcext:value-type="float">
            <text:p>546.67</text:p>
          </table:table-cell>
          <table:table-cell office:value-type="float" office:value="2110.88" calcext:value-type="float">
            <text:p>2110.88</text:p>
          </table:table-cell>
          <table:table-cell office:value-type="float" office:value="2441.59" calcext:value-type="float">
            <text:p>2441.59</text:p>
          </table:table-cell>
        </table:table-row>
        <table:table-row table:style-name="ro1">
          <table:table-cell office:value-type="float" office:value="15230988" calcext:value-type="float">
            <text:p>15230988</text:p>
          </table:table-cell>
          <table:table-cell table:formula="of:=[.A954]/1000/(60*60*24)" office:value-type="time" office:time-value="PT04H13M50.988S" calcext:value-type="time">
            <text:p>04:13:51</text:p>
          </table:table-cell>
          <table:table-cell office:value-type="float" office:value="1.09" calcext:value-type="float">
            <text:p>1.09</text:p>
          </table:table-cell>
          <table:table-cell office:value-type="float" office:value="499.2" calcext:value-type="float">
            <text:p>499.2</text:p>
          </table:table-cell>
          <table:table-cell office:value-type="float" office:value="546.1" calcext:value-type="float">
            <text:p>546.1</text:p>
          </table:table-cell>
          <table:table-cell office:value-type="float" office:value="2113.1" calcext:value-type="float">
            <text:p>2113.1</text:p>
          </table:table-cell>
          <table:table-cell office:value-type="float" office:value="2444.02" calcext:value-type="float">
            <text:p>2444.02</text:p>
          </table:table-cell>
        </table:table-row>
        <table:table-row table:style-name="ro1">
          <table:table-cell office:value-type="float" office:value="15246989" calcext:value-type="float">
            <text:p>15246989</text:p>
          </table:table-cell>
          <table:table-cell table:formula="of:=[.A955]/1000/(60*60*24)" office:value-type="time" office:time-value="PT04H14M06.989S" calcext:value-type="time">
            <text:p>04:14:07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6.44" calcext:value-type="float">
            <text:p>546.44</text:p>
          </table:table-cell>
          <table:table-cell office:value-type="float" office:value="2115.32" calcext:value-type="float">
            <text:p>2115.32</text:p>
          </table:table-cell>
          <table:table-cell office:value-type="float" office:value="2446.44" calcext:value-type="float">
            <text:p>2446.44</text:p>
          </table:table-cell>
        </table:table-row>
        <table:table-row table:style-name="ro1">
          <table:table-cell office:value-type="float" office:value="15262988" calcext:value-type="float">
            <text:p>15262988</text:p>
          </table:table-cell>
          <table:table-cell table:formula="of:=[.A956]/1000/(60*60*24)" office:value-type="time" office:time-value="PT04H14M22.988S" calcext:value-type="time">
            <text:p>04:14:23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4.44" calcext:value-type="float">
            <text:p>544.44</text:p>
          </table:table-cell>
          <table:table-cell office:value-type="float" office:value="2117.54" calcext:value-type="float">
            <text:p>2117.54</text:p>
          </table:table-cell>
          <table:table-cell office:value-type="float" office:value="2448.87" calcext:value-type="float">
            <text:p>2448.87</text:p>
          </table:table-cell>
        </table:table-row>
        <table:table-row table:style-name="ro1">
          <table:table-cell office:value-type="float" office:value="15278988" calcext:value-type="float">
            <text:p>15278988</text:p>
          </table:table-cell>
          <table:table-cell table:formula="of:=[.A957]/1000/(60*60*24)" office:value-type="time" office:time-value="PT04H14M38.988S" calcext:value-type="time">
            <text:p>04:14:39</text:p>
          </table:table-cell>
          <table:table-cell office:value-type="float" office:value="1.09" calcext:value-type="float">
            <text:p>1.0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44.66" calcext:value-type="float">
            <text:p>544.66</text:p>
          </table:table-cell>
          <table:table-cell office:value-type="float" office:value="2119.76" calcext:value-type="float">
            <text:p>2119.76</text:p>
          </table:table-cell>
          <table:table-cell office:value-type="float" office:value="2451.29" calcext:value-type="float">
            <text:p>2451.29</text:p>
          </table:table-cell>
        </table:table-row>
        <table:table-row table:style-name="ro1">
          <table:table-cell office:value-type="float" office:value="15294988" calcext:value-type="float">
            <text:p>15294988</text:p>
          </table:table-cell>
          <table:table-cell table:formula="of:=[.A958]/1000/(60*60*24)" office:value-type="time" office:time-value="PT04H14M54.988S" calcext:value-type="time">
            <text:p>04:14:55</text:p>
          </table:table-cell>
          <table:table-cell office:value-type="float" office:value="1.09" calcext:value-type="float">
            <text:p>1.09</text:p>
          </table:table-cell>
          <table:table-cell office:value-type="float" office:value="499" calcext:value-type="float">
            <text:p>499</text:p>
          </table:table-cell>
          <table:table-cell office:value-type="float" office:value="545.87" calcext:value-type="float">
            <text:p>545.87</text:p>
          </table:table-cell>
          <table:table-cell office:value-type="float" office:value="2121.98" calcext:value-type="float">
            <text:p>2121.98</text:p>
          </table:table-cell>
          <table:table-cell office:value-type="float" office:value="2453.71" calcext:value-type="float">
            <text:p>2453.71</text:p>
          </table:table-cell>
        </table:table-row>
        <table:table-row table:style-name="ro1">
          <table:table-cell office:value-type="float" office:value="15310988" calcext:value-type="float">
            <text:p>15310988</text:p>
          </table:table-cell>
          <table:table-cell table:formula="of:=[.A959]/1000/(60*60*24)" office:value-type="time" office:time-value="PT04H15M10.988S" calcext:value-type="time">
            <text:p>04:15:11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4.32" calcext:value-type="float">
            <text:p>544.32</text:p>
          </table:table-cell>
          <table:table-cell office:value-type="float" office:value="2124.2" calcext:value-type="float">
            <text:p>2124.2</text:p>
          </table:table-cell>
          <table:table-cell office:value-type="float" office:value="2456.13" calcext:value-type="float">
            <text:p>2456.13</text:p>
          </table:table-cell>
        </table:table-row>
        <table:table-row table:style-name="ro1">
          <table:table-cell office:value-type="float" office:value="15326988" calcext:value-type="float">
            <text:p>15326988</text:p>
          </table:table-cell>
          <table:table-cell table:formula="of:=[.A960]/1000/(60*60*24)" office:value-type="time" office:time-value="PT04H15M26.988S" calcext:value-type="time">
            <text:p>04:15:27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6.43" calcext:value-type="float">
            <text:p>546.43</text:p>
          </table:table-cell>
          <table:table-cell office:value-type="float" office:value="2126.42" calcext:value-type="float">
            <text:p>2126.42</text:p>
          </table:table-cell>
          <table:table-cell office:value-type="float" office:value="2458.56" calcext:value-type="float">
            <text:p>2458.56</text:p>
          </table:table-cell>
        </table:table-row>
        <table:table-row table:style-name="ro1">
          <table:table-cell office:value-type="float" office:value="15342988" calcext:value-type="float">
            <text:p>15342988</text:p>
          </table:table-cell>
          <table:table-cell table:formula="of:=[.A961]/1000/(60*60*24)" office:value-type="time" office:time-value="PT04H15M42.988S" calcext:value-type="time">
            <text:p>04:15:43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4.23" calcext:value-type="float">
            <text:p>544.23</text:p>
          </table:table-cell>
          <table:table-cell office:value-type="float" office:value="2128.64" calcext:value-type="float">
            <text:p>2128.64</text:p>
          </table:table-cell>
          <table:table-cell office:value-type="float" office:value="2460.98" calcext:value-type="float">
            <text:p>2460.98</text:p>
          </table:table-cell>
        </table:table-row>
        <table:table-row table:style-name="ro1">
          <table:table-cell office:value-type="float" office:value="15358988" calcext:value-type="float">
            <text:p>15358988</text:p>
          </table:table-cell>
          <table:table-cell table:formula="of:=[.A962]/1000/(60*60*24)" office:value-type="time" office:time-value="PT04H15M58.988S" calcext:value-type="time">
            <text:p>04:15:59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4.23" calcext:value-type="float">
            <text:p>544.23</text:p>
          </table:table-cell>
          <table:table-cell office:value-type="float" office:value="2130.86" calcext:value-type="float">
            <text:p>2130.86</text:p>
          </table:table-cell>
          <table:table-cell office:value-type="float" office:value="2463.4" calcext:value-type="float">
            <text:p>2463.4</text:p>
          </table:table-cell>
        </table:table-row>
        <table:table-row table:style-name="ro1">
          <table:table-cell office:value-type="float" office:value="15374989" calcext:value-type="float">
            <text:p>15374989</text:p>
          </table:table-cell>
          <table:table-cell table:formula="of:=[.A963]/1000/(60*60*24)" office:value-type="time" office:time-value="PT04H16M14.989S" calcext:value-type="time">
            <text:p>04:16:15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4.32" calcext:value-type="float">
            <text:p>544.32</text:p>
          </table:table-cell>
          <table:table-cell office:value-type="float" office:value="2133.08" calcext:value-type="float">
            <text:p>2133.08</text:p>
          </table:table-cell>
          <table:table-cell office:value-type="float" office:value="2465.82" calcext:value-type="float">
            <text:p>2465.82</text:p>
          </table:table-cell>
        </table:table-row>
        <table:table-row table:style-name="ro1">
          <table:table-cell office:value-type="float" office:value="15390988" calcext:value-type="float">
            <text:p>15390988</text:p>
          </table:table-cell>
          <table:table-cell table:formula="of:=[.A964]/1000/(60*60*24)" office:value-type="time" office:time-value="PT04H16M30.988S" calcext:value-type="time">
            <text:p>04:16:31</text:p>
          </table:table-cell>
          <table:table-cell office:value-type="float" office:value="1.09" calcext:value-type="float">
            <text:p>1.09</text:p>
          </table:table-cell>
          <table:table-cell office:value-type="float" office:value="499.2" calcext:value-type="float">
            <text:p>499.2</text:p>
          </table:table-cell>
          <table:table-cell office:value-type="float" office:value="544.1" calcext:value-type="float">
            <text:p>544.1</text:p>
          </table:table-cell>
          <table:table-cell office:value-type="float" office:value="2135.3" calcext:value-type="float">
            <text:p>2135.3</text:p>
          </table:table-cell>
          <table:table-cell office:value-type="float" office:value="2468.24" calcext:value-type="float">
            <text:p>2468.24</text:p>
          </table:table-cell>
        </table:table-row>
        <table:table-row table:style-name="ro1">
          <table:table-cell office:value-type="float" office:value="15406988" calcext:value-type="float">
            <text:p>15406988</text:p>
          </table:table-cell>
          <table:table-cell table:formula="of:=[.A965]/1000/(60*60*24)" office:value-type="time" office:time-value="PT04H16M46.988S" calcext:value-type="time">
            <text:p>04:16:47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4.32" calcext:value-type="float">
            <text:p>544.32</text:p>
          </table:table-cell>
          <table:table-cell office:value-type="float" office:value="2137.52" calcext:value-type="float">
            <text:p>2137.52</text:p>
          </table:table-cell>
          <table:table-cell office:value-type="float" office:value="2470.66" calcext:value-type="float">
            <text:p>2470.66</text:p>
          </table:table-cell>
        </table:table-row>
        <table:table-row table:style-name="ro1">
          <table:table-cell office:value-type="float" office:value="15422988" calcext:value-type="float">
            <text:p>15422988</text:p>
          </table:table-cell>
          <table:table-cell table:formula="of:=[.A966]/1000/(60*60*24)" office:value-type="time" office:time-value="PT04H17M02.988S" calcext:value-type="time">
            <text:p>04:17:03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4.44" calcext:value-type="float">
            <text:p>544.44</text:p>
          </table:table-cell>
          <table:table-cell office:value-type="float" office:value="2139.74" calcext:value-type="float">
            <text:p>2139.74</text:p>
          </table:table-cell>
          <table:table-cell office:value-type="float" office:value="2473.08" calcext:value-type="float">
            <text:p>2473.08</text:p>
          </table:table-cell>
        </table:table-row>
        <table:table-row table:style-name="ro1">
          <table:table-cell office:value-type="float" office:value="15438988" calcext:value-type="float">
            <text:p>15438988</text:p>
          </table:table-cell>
          <table:table-cell table:formula="of:=[.A967]/1000/(60*60*24)" office:value-type="time" office:time-value="PT04H17M18.988S" calcext:value-type="time">
            <text:p>04:17:19</text:p>
          </table:table-cell>
          <table:table-cell office:value-type="float" office:value="1.09" calcext:value-type="float">
            <text:p>1.09</text:p>
          </table:table-cell>
          <table:table-cell office:value-type="float" office:value="499.6" calcext:value-type="float">
            <text:p>499.6</text:p>
          </table:table-cell>
          <table:table-cell office:value-type="float" office:value="544.53" calcext:value-type="float">
            <text:p>544.53</text:p>
          </table:table-cell>
          <table:table-cell office:value-type="float" office:value="2141.96" calcext:value-type="float">
            <text:p>2141.96</text:p>
          </table:table-cell>
          <table:table-cell office:value-type="float" office:value="2475.49" calcext:value-type="float">
            <text:p>2475.49</text:p>
          </table:table-cell>
        </table:table-row>
        <table:table-row table:style-name="ro1">
          <table:table-cell office:value-type="float" office:value="15454988" calcext:value-type="float">
            <text:p>15454988</text:p>
          </table:table-cell>
          <table:table-cell table:formula="of:=[.A968]/1000/(60*60*24)" office:value-type="time" office:time-value="PT04H17M34.988S" calcext:value-type="time">
            <text:p>04:17:35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4.23" calcext:value-type="float">
            <text:p>544.23</text:p>
          </table:table-cell>
          <table:table-cell office:value-type="float" office:value="2144.18" calcext:value-type="float">
            <text:p>2144.18</text:p>
          </table:table-cell>
          <table:table-cell office:value-type="float" office:value="2477.91" calcext:value-type="float">
            <text:p>2477.91</text:p>
          </table:table-cell>
        </table:table-row>
        <table:table-row table:style-name="ro1">
          <table:table-cell office:value-type="float" office:value="15470988" calcext:value-type="float">
            <text:p>15470988</text:p>
          </table:table-cell>
          <table:table-cell table:formula="of:=[.A969]/1000/(60*60*24)" office:value-type="time" office:time-value="PT04H17M50.988S" calcext:value-type="time">
            <text:p>04:17:51</text:p>
          </table:table-cell>
          <table:table-cell office:value-type="float" office:value="1.09" calcext:value-type="float">
            <text:p>1.09</text:p>
          </table:table-cell>
          <table:table-cell office:value-type="float" office:value="499.2" calcext:value-type="float">
            <text:p>499.2</text:p>
          </table:table-cell>
          <table:table-cell office:value-type="float" office:value="544.1" calcext:value-type="float">
            <text:p>544.1</text:p>
          </table:table-cell>
          <table:table-cell office:value-type="float" office:value="2146.4" calcext:value-type="float">
            <text:p>2146.4</text:p>
          </table:table-cell>
          <table:table-cell office:value-type="float" office:value="2480.32" calcext:value-type="float">
            <text:p>2480.32</text:p>
          </table:table-cell>
        </table:table-row>
        <table:table-row table:style-name="ro1">
          <table:table-cell office:value-type="float" office:value="15486989" calcext:value-type="float">
            <text:p>15486989</text:p>
          </table:table-cell>
          <table:table-cell table:formula="of:=[.A970]/1000/(60*60*24)" office:value-type="time" office:time-value="PT04H18M06.989S" calcext:value-type="time">
            <text:p>04:18:07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2.32" calcext:value-type="float">
            <text:p>542.32</text:p>
          </table:table-cell>
          <table:table-cell office:value-type="float" office:value="2148.62" calcext:value-type="float">
            <text:p>2148.62</text:p>
          </table:table-cell>
          <table:table-cell office:value-type="float" office:value="2482.74" calcext:value-type="float">
            <text:p>2482.74</text:p>
          </table:table-cell>
        </table:table-row>
        <table:table-row table:style-name="ro1">
          <table:table-cell office:value-type="float" office:value="15502989" calcext:value-type="float">
            <text:p>15502989</text:p>
          </table:table-cell>
          <table:table-cell table:formula="of:=[.A971]/1000/(60*60*24)" office:value-type="time" office:time-value="PT04H18M22.989S" calcext:value-type="time">
            <text:p>04:18:23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4.32" calcext:value-type="float">
            <text:p>544.32</text:p>
          </table:table-cell>
          <table:table-cell office:value-type="float" office:value="2150.84" calcext:value-type="float">
            <text:p>2150.84</text:p>
          </table:table-cell>
          <table:table-cell office:value-type="float" office:value="2485.15" calcext:value-type="float">
            <text:p>2485.15</text:p>
          </table:table-cell>
        </table:table-row>
        <table:table-row table:style-name="ro1">
          <table:table-cell office:value-type="float" office:value="15518989" calcext:value-type="float">
            <text:p>15518989</text:p>
          </table:table-cell>
          <table:table-cell table:formula="of:=[.A972]/1000/(60*60*24)" office:value-type="time" office:time-value="PT04H18M38.989S" calcext:value-type="time">
            <text:p>04:18:39</text:p>
          </table:table-cell>
          <table:table-cell office:value-type="float" office:value="1.09" calcext:value-type="float">
            <text:p>1.0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42" calcext:value-type="float">
            <text:p>542</text:p>
          </table:table-cell>
          <table:table-cell office:value-type="float" office:value="2153.06" calcext:value-type="float">
            <text:p>2153.06</text:p>
          </table:table-cell>
          <table:table-cell office:value-type="float" office:value="2487.57" calcext:value-type="float">
            <text:p>2487.57</text:p>
          </table:table-cell>
        </table:table-row>
        <table:table-row table:style-name="ro1">
          <table:table-cell office:value-type="float" office:value="15534988" calcext:value-type="float">
            <text:p>15534988</text:p>
          </table:table-cell>
          <table:table-cell table:formula="of:=[.A973]/1000/(60*60*24)" office:value-type="time" office:time-value="PT04H18M54.988S" calcext:value-type="time">
            <text:p>04:18:55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2.31" calcext:value-type="float">
            <text:p>542.31</text:p>
          </table:table-cell>
          <table:table-cell office:value-type="float" office:value="2155.28" calcext:value-type="float">
            <text:p>2155.28</text:p>
          </table:table-cell>
          <table:table-cell office:value-type="float" office:value="2489.98" calcext:value-type="float">
            <text:p>2489.98</text:p>
          </table:table-cell>
        </table:table-row>
        <table:table-row table:style-name="ro1">
          <table:table-cell office:value-type="float" office:value="15550989" calcext:value-type="float">
            <text:p>15550989</text:p>
          </table:table-cell>
          <table:table-cell table:formula="of:=[.A974]/1000/(60*60*24)" office:value-type="time" office:time-value="PT04H19M10.989S" calcext:value-type="time">
            <text:p>04:19:11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2.22" calcext:value-type="float">
            <text:p>542.22</text:p>
          </table:table-cell>
          <table:table-cell office:value-type="float" office:value="2157.5" calcext:value-type="float">
            <text:p>2157.5</text:p>
          </table:table-cell>
          <table:table-cell office:value-type="float" office:value="2492.39" calcext:value-type="float">
            <text:p>2492.39</text:p>
          </table:table-cell>
        </table:table-row>
        <table:table-row table:style-name="ro1">
          <table:table-cell office:value-type="float" office:value="15566989" calcext:value-type="float">
            <text:p>15566989</text:p>
          </table:table-cell>
          <table:table-cell table:formula="of:=[.A975]/1000/(60*60*24)" office:value-type="time" office:time-value="PT04H19M26.989S" calcext:value-type="time">
            <text:p>04:19:27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2.31" calcext:value-type="float">
            <text:p>542.31</text:p>
          </table:table-cell>
          <table:table-cell office:value-type="float" office:value="2159.72" calcext:value-type="float">
            <text:p>2159.72</text:p>
          </table:table-cell>
          <table:table-cell office:value-type="float" office:value="2494.8" calcext:value-type="float">
            <text:p>2494.8</text:p>
          </table:table-cell>
        </table:table-row>
        <table:table-row table:style-name="ro1">
          <table:table-cell office:value-type="float" office:value="15582988" calcext:value-type="float">
            <text:p>15582988</text:p>
          </table:table-cell>
          <table:table-cell table:formula="of:=[.A976]/1000/(60*60*24)" office:value-type="time" office:time-value="PT04H19M42.988S" calcext:value-type="time">
            <text:p>04:19:43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2.24" calcext:value-type="float">
            <text:p>542.24</text:p>
          </table:table-cell>
          <table:table-cell office:value-type="float" office:value="2161.94" calcext:value-type="float">
            <text:p>2161.94</text:p>
          </table:table-cell>
          <table:table-cell office:value-type="float" office:value="2497.21" calcext:value-type="float">
            <text:p>2497.21</text:p>
          </table:table-cell>
        </table:table-row>
        <table:table-row table:style-name="ro1">
          <table:table-cell office:value-type="float" office:value="15598988" calcext:value-type="float">
            <text:p>15598988</text:p>
          </table:table-cell>
          <table:table-cell table:formula="of:=[.A977]/1000/(60*60*24)" office:value-type="time" office:time-value="PT04H19M58.988S" calcext:value-type="time">
            <text:p>04:19:59</text:p>
          </table:table-cell>
          <table:table-cell office:value-type="float" office:value="1.08" calcext:value-type="float">
            <text:p>1.0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0.45" calcext:value-type="float">
            <text:p>540.45</text:p>
          </table:table-cell>
          <table:table-cell office:value-type="float" office:value="2164.16" calcext:value-type="float">
            <text:p>2164.16</text:p>
          </table:table-cell>
          <table:table-cell office:value-type="float" office:value="2499.62" calcext:value-type="float">
            <text:p>2499.62</text:p>
          </table:table-cell>
        </table:table-row>
        <table:table-row table:style-name="ro1">
          <table:table-cell office:value-type="float" office:value="15614988" calcext:value-type="float">
            <text:p>15614988</text:p>
          </table:table-cell>
          <table:table-cell table:formula="of:=[.A978]/1000/(60*60*24)" office:value-type="time" office:time-value="PT04H20M14.988S" calcext:value-type="time">
            <text:p>04:20:15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2.23" calcext:value-type="float">
            <text:p>542.23</text:p>
          </table:table-cell>
          <table:table-cell office:value-type="float" office:value="2166.38" calcext:value-type="float">
            <text:p>2166.38</text:p>
          </table:table-cell>
          <table:table-cell office:value-type="float" office:value="2502.03" calcext:value-type="float">
            <text:p>2502.03</text:p>
          </table:table-cell>
        </table:table-row>
        <table:table-row table:style-name="ro1">
          <table:table-cell office:value-type="float" office:value="15630988" calcext:value-type="float">
            <text:p>15630988</text:p>
          </table:table-cell>
          <table:table-cell table:formula="of:=[.A979]/1000/(60*60*24)" office:value-type="time" office:time-value="PT04H20M30.988S" calcext:value-type="time">
            <text:p>04:20:31</text:p>
          </table:table-cell>
          <table:table-cell office:value-type="float" office:value="1.09" calcext:value-type="float">
            <text:p>1.09</text:p>
          </table:table-cell>
          <table:table-cell office:value-type="float" office:value="499.2" calcext:value-type="float">
            <text:p>499.2</text:p>
          </table:table-cell>
          <table:table-cell office:value-type="float" office:value="542.11" calcext:value-type="float">
            <text:p>542.11</text:p>
          </table:table-cell>
          <table:table-cell office:value-type="float" office:value="2168.6" calcext:value-type="float">
            <text:p>2168.6</text:p>
          </table:table-cell>
          <table:table-cell office:value-type="float" office:value="2504.44" calcext:value-type="float">
            <text:p>2504.44</text:p>
          </table:table-cell>
        </table:table-row>
        <table:table-row table:style-name="ro1">
          <table:table-cell office:value-type="float" office:value="15646988" calcext:value-type="float">
            <text:p>15646988</text:p>
          </table:table-cell>
          <table:table-cell table:formula="of:=[.A980]/1000/(60*60*24)" office:value-type="time" office:time-value="PT04H20M46.988S" calcext:value-type="time">
            <text:p>04:20:47</text:p>
          </table:table-cell>
          <table:table-cell office:value-type="float" office:value="1.08" calcext:value-type="float">
            <text:p>1.0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0.24" calcext:value-type="float">
            <text:p>540.24</text:p>
          </table:table-cell>
          <table:table-cell office:value-type="float" office:value="2170.82" calcext:value-type="float">
            <text:p>2170.82</text:p>
          </table:table-cell>
          <table:table-cell office:value-type="float" office:value="2506.84" calcext:value-type="float">
            <text:p>2506.84</text:p>
          </table:table-cell>
        </table:table-row>
        <table:table-row table:style-name="ro1">
          <table:table-cell office:value-type="float" office:value="15662989" calcext:value-type="float">
            <text:p>15662989</text:p>
          </table:table-cell>
          <table:table-cell table:formula="of:=[.A981]/1000/(60*60*24)" office:value-type="time" office:time-value="PT04H21M02.989S" calcext:value-type="time">
            <text:p>04:21:03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2.44" calcext:value-type="float">
            <text:p>542.44</text:p>
          </table:table-cell>
          <table:table-cell office:value-type="float" office:value="2173.04" calcext:value-type="float">
            <text:p>2173.04</text:p>
          </table:table-cell>
          <table:table-cell office:value-type="float" office:value="2509.25" calcext:value-type="float">
            <text:p>2509.25</text:p>
          </table:table-cell>
        </table:table-row>
        <table:table-row table:style-name="ro1">
          <table:table-cell office:value-type="float" office:value="15678988" calcext:value-type="float">
            <text:p>15678988</text:p>
          </table:table-cell>
          <table:table-cell table:formula="of:=[.A982]/1000/(60*60*24)" office:value-type="time" office:time-value="PT04H21M18.988S" calcext:value-type="time">
            <text:p>04:21:19</text:p>
          </table:table-cell>
          <table:table-cell office:value-type="float" office:value="1.08" calcext:value-type="float">
            <text:p>1.08</text:p>
          </table:table-cell>
          <table:table-cell office:value-type="float" office:value="499.4" calcext:value-type="float">
            <text:p>499.4</text:p>
          </table:table-cell>
          <table:table-cell office:value-type="float" office:value="540.31" calcext:value-type="float">
            <text:p>540.31</text:p>
          </table:table-cell>
          <table:table-cell office:value-type="float" office:value="2175.26" calcext:value-type="float">
            <text:p>2175.26</text:p>
          </table:table-cell>
          <table:table-cell office:value-type="float" office:value="2511.65" calcext:value-type="float">
            <text:p>2511.65</text:p>
          </table:table-cell>
        </table:table-row>
        <table:table-row table:style-name="ro1">
          <table:table-cell office:value-type="float" office:value="15694988" calcext:value-type="float">
            <text:p>15694988</text:p>
          </table:table-cell>
          <table:table-cell table:formula="of:=[.A983]/1000/(60*60*24)" office:value-type="time" office:time-value="PT04H21M34.988S" calcext:value-type="time">
            <text:p>04:21:35</text:p>
          </table:table-cell>
          <table:table-cell office:value-type="float" office:value="1.08" calcext:value-type="float">
            <text:p>1.08</text:p>
          </table:table-cell>
          <table:table-cell office:value-type="float" office:value="499.2" calcext:value-type="float">
            <text:p>499.2</text:p>
          </table:table-cell>
          <table:table-cell office:value-type="float" office:value="540.1" calcext:value-type="float">
            <text:p>540.1</text:p>
          </table:table-cell>
          <table:table-cell office:value-type="float" office:value="2177.48" calcext:value-type="float">
            <text:p>2177.48</text:p>
          </table:table-cell>
          <table:table-cell office:value-type="float" office:value="2514.05" calcext:value-type="float">
            <text:p>2514.05</text:p>
          </table:table-cell>
        </table:table-row>
        <table:table-row table:style-name="ro1">
          <table:table-cell office:value-type="float" office:value="15710988" calcext:value-type="float">
            <text:p>15710988</text:p>
          </table:table-cell>
          <table:table-cell table:formula="of:=[.A984]/1000/(60*60*24)" office:value-type="time" office:time-value="PT04H21M50.988S" calcext:value-type="time">
            <text:p>04:21:51</text:p>
          </table:table-cell>
          <table:table-cell office:value-type="float" office:value="1.08" calcext:value-type="float">
            <text:p>1.08</text:p>
          </table:table-cell>
          <table:table-cell office:value-type="float" office:value="499.4" calcext:value-type="float">
            <text:p>499.4</text:p>
          </table:table-cell>
          <table:table-cell office:value-type="float" office:value="540.31" calcext:value-type="float">
            <text:p>540.31</text:p>
          </table:table-cell>
          <table:table-cell office:value-type="float" office:value="2179.69" calcext:value-type="float">
            <text:p>2179.69</text:p>
          </table:table-cell>
          <table:table-cell office:value-type="float" office:value="2516.46" calcext:value-type="float">
            <text:p>2516.46</text:p>
          </table:table-cell>
        </table:table-row>
        <table:table-row table:style-name="ro1">
          <table:table-cell office:value-type="float" office:value="15726989" calcext:value-type="float">
            <text:p>15726989</text:p>
          </table:table-cell>
          <table:table-cell table:formula="of:=[.A985]/1000/(60*60*24)" office:value-type="time" office:time-value="PT04H22M06.989S" calcext:value-type="time">
            <text:p>04:22:07</text:p>
          </table:table-cell>
          <table:table-cell office:value-type="float" office:value="1.08" calcext:value-type="float">
            <text:p>1.08</text:p>
          </table:table-cell>
          <table:table-cell office:value-type="float" office:value="499.4" calcext:value-type="float">
            <text:p>499.4</text:p>
          </table:table-cell>
          <table:table-cell office:value-type="float" office:value="540.31" calcext:value-type="float">
            <text:p>540.31</text:p>
          </table:table-cell>
          <table:table-cell office:value-type="float" office:value="2181.91" calcext:value-type="float">
            <text:p>2181.91</text:p>
          </table:table-cell>
          <table:table-cell office:value-type="float" office:value="2518.86" calcext:value-type="float">
            <text:p>2518.86</text:p>
          </table:table-cell>
        </table:table-row>
        <table:table-row table:style-name="ro1">
          <table:table-cell office:value-type="float" office:value="15742988" calcext:value-type="float">
            <text:p>15742988</text:p>
          </table:table-cell>
          <table:table-cell table:formula="of:=[.A986]/1000/(60*60*24)" office:value-type="time" office:time-value="PT04H22M22.988S" calcext:value-type="time">
            <text:p>04:22:23</text:p>
          </table:table-cell>
          <table:table-cell office:value-type="float" office:value="1.08" calcext:value-type="float">
            <text:p>1.0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40.01" calcext:value-type="float">
            <text:p>540.01</text:p>
          </table:table-cell>
          <table:table-cell office:value-type="float" office:value="2184.13" calcext:value-type="float">
            <text:p>2184.13</text:p>
          </table:table-cell>
          <table:table-cell office:value-type="float" office:value="2521.26" calcext:value-type="float">
            <text:p>2521.26</text:p>
          </table:table-cell>
        </table:table-row>
        <table:table-row table:style-name="ro1">
          <table:table-cell office:value-type="float" office:value="15758988" calcext:value-type="float">
            <text:p>15758988</text:p>
          </table:table-cell>
          <table:table-cell table:formula="of:=[.A987]/1000/(60*60*24)" office:value-type="time" office:time-value="PT04H22M38.988S" calcext:value-type="time">
            <text:p>04:22:39</text:p>
          </table:table-cell>
          <table:table-cell office:value-type="float" office:value="1.08" calcext:value-type="float">
            <text:p>1.0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8.46" calcext:value-type="float">
            <text:p>538.46</text:p>
          </table:table-cell>
          <table:table-cell office:value-type="float" office:value="2186.35" calcext:value-type="float">
            <text:p>2186.35</text:p>
          </table:table-cell>
          <table:table-cell office:value-type="float" office:value="2523.66" calcext:value-type="float">
            <text:p>2523.66</text:p>
          </table:table-cell>
        </table:table-row>
        <table:table-row table:style-name="ro1">
          <table:table-cell office:value-type="float" office:value="15774988" calcext:value-type="float">
            <text:p>15774988</text:p>
          </table:table-cell>
          <table:table-cell table:formula="of:=[.A988]/1000/(60*60*24)" office:value-type="time" office:time-value="PT04H22M54.988S" calcext:value-type="time">
            <text:p>04:22:55</text:p>
          </table:table-cell>
          <table:table-cell office:value-type="float" office:value="1.08" calcext:value-type="float">
            <text:p>1.08</text:p>
          </table:table-cell>
          <table:table-cell office:value-type="float" office:value="499.2" calcext:value-type="float">
            <text:p>499.2</text:p>
          </table:table-cell>
          <table:table-cell office:value-type="float" office:value="538.11" calcext:value-type="float">
            <text:p>538.11</text:p>
          </table:table-cell>
          <table:table-cell office:value-type="float" office:value="2188.57" calcext:value-type="float">
            <text:p>2188.57</text:p>
          </table:table-cell>
          <table:table-cell office:value-type="float" office:value="2526.06" calcext:value-type="float">
            <text:p>2526.06</text:p>
          </table:table-cell>
        </table:table-row>
        <table:table-row table:style-name="ro1">
          <table:table-cell office:value-type="float" office:value="15790989" calcext:value-type="float">
            <text:p>15790989</text:p>
          </table:table-cell>
          <table:table-cell table:formula="of:=[.A989]/1000/(60*60*24)" office:value-type="time" office:time-value="PT04H23M10.989S" calcext:value-type="time">
            <text:p>04:23:11</text:p>
          </table:table-cell>
          <table:table-cell office:value-type="float" office:value="1.08" calcext:value-type="float">
            <text:p>1.08</text:p>
          </table:table-cell>
          <table:table-cell office:value-type="float" office:value="499.8" calcext:value-type="float">
            <text:p>499.8</text:p>
          </table:table-cell>
          <table:table-cell office:value-type="float" office:value="538.76" calcext:value-type="float">
            <text:p>538.76</text:p>
          </table:table-cell>
          <table:table-cell office:value-type="float" office:value="2190.79" calcext:value-type="float">
            <text:p>2190.79</text:p>
          </table:table-cell>
          <table:table-cell office:value-type="float" office:value="2528.46" calcext:value-type="float">
            <text:p>2528.46</text:p>
          </table:table-cell>
        </table:table-row>
        <table:table-row table:style-name="ro1">
          <table:table-cell office:value-type="float" office:value="15806989" calcext:value-type="float">
            <text:p>15806989</text:p>
          </table:table-cell>
          <table:table-cell table:formula="of:=[.A990]/1000/(60*60*24)" office:value-type="time" office:time-value="PT04H23M26.989S" calcext:value-type="time">
            <text:p>04:23:27</text:p>
          </table:table-cell>
          <table:table-cell office:value-type="float" office:value="1.08" calcext:value-type="float">
            <text:p>1.08</text:p>
          </table:table-cell>
          <table:table-cell office:value-type="float" office:value="499.4" calcext:value-type="float">
            <text:p>499.4</text:p>
          </table:table-cell>
          <table:table-cell office:value-type="float" office:value="540.32" calcext:value-type="float">
            <text:p>540.32</text:p>
          </table:table-cell>
          <table:table-cell office:value-type="float" office:value="2193.01" calcext:value-type="float">
            <text:p>2193.01</text:p>
          </table:table-cell>
          <table:table-cell office:value-type="float" office:value="2530.86" calcext:value-type="float">
            <text:p>2530.86</text:p>
          </table:table-cell>
        </table:table-row>
        <table:table-row table:style-name="ro1">
          <table:table-cell office:value-type="float" office:value="15822988" calcext:value-type="float">
            <text:p>15822988</text:p>
          </table:table-cell>
          <table:table-cell table:formula="of:=[.A991]/1000/(60*60*24)" office:value-type="time" office:time-value="PT04H23M42.988S" calcext:value-type="time">
            <text:p>04:23:43</text:p>
          </table:table-cell>
          <table:table-cell office:value-type="float" office:value="1.08" calcext:value-type="float">
            <text:p>1.08</text:p>
          </table:table-cell>
          <table:table-cell office:value-type="float" office:value="499.4" calcext:value-type="float">
            <text:p>499.4</text:p>
          </table:table-cell>
          <table:table-cell office:value-type="float" office:value="540.34" calcext:value-type="float">
            <text:p>540.34</text:p>
          </table:table-cell>
          <table:table-cell office:value-type="float" office:value="2195.23" calcext:value-type="float">
            <text:p>2195.23</text:p>
          </table:table-cell>
          <table:table-cell office:value-type="float" office:value="2533.26" calcext:value-type="float">
            <text:p>2533.26</text:p>
          </table:table-cell>
        </table:table-row>
        <table:table-row table:style-name="ro1">
          <table:table-cell office:value-type="float" office:value="15838988" calcext:value-type="float">
            <text:p>15838988</text:p>
          </table:table-cell>
          <table:table-cell table:formula="of:=[.A992]/1000/(60*60*24)" office:value-type="time" office:time-value="PT04H23M58.988S" calcext:value-type="time">
            <text:p>04:23:59</text:p>
          </table:table-cell>
          <table:table-cell office:value-type="float" office:value="1.08" calcext:value-type="float">
            <text:p>1.08</text:p>
          </table:table-cell>
          <table:table-cell office:value-type="float" office:value="499.4" calcext:value-type="float">
            <text:p>499.4</text:p>
          </table:table-cell>
          <table:table-cell office:value-type="float" office:value="538.31" calcext:value-type="float">
            <text:p>538.31</text:p>
          </table:table-cell>
          <table:table-cell office:value-type="float" office:value="2197.45" calcext:value-type="float">
            <text:p>2197.45</text:p>
          </table:table-cell>
          <table:table-cell office:value-type="float" office:value="2535.65" calcext:value-type="float">
            <text:p>2535.65</text:p>
          </table:table-cell>
        </table:table-row>
        <table:table-row table:style-name="ro1">
          <table:table-cell office:value-type="float" office:value="15854989" calcext:value-type="float">
            <text:p>15854989</text:p>
          </table:table-cell>
          <table:table-cell table:formula="of:=[.A993]/1000/(60*60*24)" office:value-type="time" office:time-value="PT04H24M14.989S" calcext:value-type="time">
            <text:p>04:24:15</text:p>
          </table:table-cell>
          <table:table-cell office:value-type="float" office:value="1.08" calcext:value-type="float">
            <text:p>1.0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8.46" calcext:value-type="float">
            <text:p>538.46</text:p>
          </table:table-cell>
          <table:table-cell office:value-type="float" office:value="2199.67" calcext:value-type="float">
            <text:p>2199.67</text:p>
          </table:table-cell>
          <table:table-cell office:value-type="float" office:value="2538.05" calcext:value-type="float">
            <text:p>2538.05</text:p>
          </table:table-cell>
        </table:table-row>
        <table:table-row table:style-name="ro1">
          <table:table-cell office:value-type="float" office:value="15870988" calcext:value-type="float">
            <text:p>15870988</text:p>
          </table:table-cell>
          <table:table-cell table:formula="of:=[.A994]/1000/(60*60*24)" office:value-type="time" office:time-value="PT04H24M30.988S" calcext:value-type="time">
            <text:p>04:24:31</text:p>
          </table:table-cell>
          <table:table-cell office:value-type="float" office:value="1.08" calcext:value-type="float">
            <text:p>1.08</text:p>
          </table:table-cell>
          <table:table-cell office:value-type="float" office:value="499.6" calcext:value-type="float">
            <text:p>499.6</text:p>
          </table:table-cell>
          <table:table-cell office:value-type="float" office:value="538.53" calcext:value-type="float">
            <text:p>538.53</text:p>
          </table:table-cell>
          <table:table-cell office:value-type="float" office:value="2201.89" calcext:value-type="float">
            <text:p>2201.89</text:p>
          </table:table-cell>
          <table:table-cell office:value-type="float" office:value="2540.44" calcext:value-type="float">
            <text:p>2540.44</text:p>
          </table:table-cell>
        </table:table-row>
        <table:table-row table:style-name="ro1">
          <table:table-cell office:value-type="float" office:value="15886988" calcext:value-type="float">
            <text:p>15886988</text:p>
          </table:table-cell>
          <table:table-cell table:formula="of:=[.A995]/1000/(60*60*24)" office:value-type="time" office:time-value="PT04H24M46.988S" calcext:value-type="time">
            <text:p>04:24:47</text:p>
          </table:table-cell>
          <table:table-cell office:value-type="float" office:value="1.08" calcext:value-type="float">
            <text:p>1.08</text:p>
          </table:table-cell>
          <table:table-cell office:value-type="float" office:value="499.4" calcext:value-type="float">
            <text:p>499.4</text:p>
          </table:table-cell>
          <table:table-cell office:value-type="float" office:value="538.32" calcext:value-type="float">
            <text:p>538.32</text:p>
          </table:table-cell>
          <table:table-cell office:value-type="float" office:value="2204.11" calcext:value-type="float">
            <text:p>2204.11</text:p>
          </table:table-cell>
          <table:table-cell office:value-type="float" office:value="2542.83" calcext:value-type="float">
            <text:p>2542.83</text:p>
          </table:table-cell>
        </table:table-row>
        <table:table-row table:style-name="ro1">
          <table:table-cell office:value-type="float" office:value="15902988" calcext:value-type="float">
            <text:p>15902988</text:p>
          </table:table-cell>
          <table:table-cell table:formula="of:=[.A996]/1000/(60*60*24)" office:value-type="time" office:time-value="PT04H25M02.988S" calcext:value-type="time">
            <text:p>04:25:03</text:p>
          </table:table-cell>
          <table:table-cell office:value-type="float" office:value="1.08" calcext:value-type="float">
            <text:p>1.08</text:p>
          </table:table-cell>
          <table:table-cell office:value-type="float" office:value="499.4" calcext:value-type="float">
            <text:p>499.4</text:p>
          </table:table-cell>
          <table:table-cell office:value-type="float" office:value="538.33" calcext:value-type="float">
            <text:p>538.33</text:p>
          </table:table-cell>
          <table:table-cell office:value-type="float" office:value="2206.33" calcext:value-type="float">
            <text:p>2206.33</text:p>
          </table:table-cell>
          <table:table-cell office:value-type="float" office:value="2545.23" calcext:value-type="float">
            <text:p>2545.23</text:p>
          </table:table-cell>
        </table:table-row>
        <table:table-row table:style-name="ro1">
          <table:table-cell office:value-type="float" office:value="15918989" calcext:value-type="float">
            <text:p>15918989</text:p>
          </table:table-cell>
          <table:table-cell table:formula="of:=[.A997]/1000/(60*60*24)" office:value-type="time" office:time-value="PT04H25M18.989S" calcext:value-type="time">
            <text:p>04:25:19</text:p>
          </table:table-cell>
          <table:table-cell office:value-type="float" office:value="1.08" calcext:value-type="float">
            <text:p>1.08</text:p>
          </table:table-cell>
          <table:table-cell office:value-type="float" office:value="499.4" calcext:value-type="float">
            <text:p>499.4</text:p>
          </table:table-cell>
          <table:table-cell office:value-type="float" office:value="538.33" calcext:value-type="float">
            <text:p>538.33</text:p>
          </table:table-cell>
          <table:table-cell office:value-type="float" office:value="2208.55" calcext:value-type="float">
            <text:p>2208.55</text:p>
          </table:table-cell>
          <table:table-cell office:value-type="float" office:value="2547.62" calcext:value-type="float">
            <text:p>2547.62</text:p>
          </table:table-cell>
        </table:table-row>
        <table:table-row table:style-name="ro1">
          <table:table-cell office:value-type="float" office:value="15934989" calcext:value-type="float">
            <text:p>15934989</text:p>
          </table:table-cell>
          <table:table-cell table:formula="of:=[.A998]/1000/(60*60*24)" office:value-type="time" office:time-value="PT04H25M34.989S" calcext:value-type="time">
            <text:p>04:25:35</text:p>
          </table:table-cell>
          <table:table-cell office:value-type="float" office:value="1.08" calcext:value-type="float">
            <text:p>1.0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38.66" calcext:value-type="float">
            <text:p>538.66</text:p>
          </table:table-cell>
          <table:table-cell office:value-type="float" office:value="2210.77" calcext:value-type="float">
            <text:p>2210.77</text:p>
          </table:table-cell>
          <table:table-cell office:value-type="float" office:value="2550.01" calcext:value-type="float">
            <text:p>2550.01</text:p>
          </table:table-cell>
        </table:table-row>
        <table:table-row table:style-name="ro1">
          <table:table-cell office:value-type="float" office:value="15950988" calcext:value-type="float">
            <text:p>15950988</text:p>
          </table:table-cell>
          <table:table-cell table:formula="of:=[.A999]/1000/(60*60*24)" office:value-type="time" office:time-value="PT04H25M50.988S" calcext:value-type="time">
            <text:p>04:25:51</text:p>
          </table:table-cell>
          <table:table-cell office:value-type="float" office:value="1.08" calcext:value-type="float">
            <text:p>1.08</text:p>
          </table:table-cell>
          <table:table-cell office:value-type="float" office:value="499.6" calcext:value-type="float">
            <text:p>499.6</text:p>
          </table:table-cell>
          <table:table-cell office:value-type="float" office:value="538.54" calcext:value-type="float">
            <text:p>538.54</text:p>
          </table:table-cell>
          <table:table-cell office:value-type="float" office:value="2212.99" calcext:value-type="float">
            <text:p>2212.99</text:p>
          </table:table-cell>
          <table:table-cell office:value-type="float" office:value="2552.4" calcext:value-type="float">
            <text:p>2552.4</text:p>
          </table:table-cell>
        </table:table-row>
        <table:table-row table:style-name="ro1">
          <table:table-cell office:value-type="float" office:value="15966988" calcext:value-type="float">
            <text:p>15966988</text:p>
          </table:table-cell>
          <table:table-cell table:formula="of:=[.A1000]/1000/(60*60*24)" office:value-type="time" office:time-value="PT04H26M06.988S" calcext:value-type="time">
            <text:p>04:26:07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6.33" calcext:value-type="float">
            <text:p>536.33</text:p>
          </table:table-cell>
          <table:table-cell office:value-type="float" office:value="2215.21" calcext:value-type="float">
            <text:p>2215.21</text:p>
          </table:table-cell>
          <table:table-cell office:value-type="float" office:value="2554.79" calcext:value-type="float">
            <text:p>2554.79</text:p>
          </table:table-cell>
        </table:table-row>
        <table:table-row table:style-name="ro1">
          <table:table-cell office:value-type="float" office:value="15982989" calcext:value-type="float">
            <text:p>15982989</text:p>
          </table:table-cell>
          <table:table-cell table:formula="of:=[.A1001]/1000/(60*60*24)" office:value-type="time" office:time-value="PT04H26M22.989S" calcext:value-type="time">
            <text:p>04:26:23</text:p>
          </table:table-cell>
          <table:table-cell office:value-type="float" office:value="1.08" calcext:value-type="float">
            <text:p>1.0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38.67" calcext:value-type="float">
            <text:p>538.67</text:p>
          </table:table-cell>
          <table:table-cell office:value-type="float" office:value="2217.43" calcext:value-type="float">
            <text:p>2217.43</text:p>
          </table:table-cell>
          <table:table-cell office:value-type="float" office:value="2557.18" calcext:value-type="float">
            <text:p>2557.18</text:p>
          </table:table-cell>
        </table:table-row>
        <table:table-row table:style-name="ro1">
          <table:table-cell office:value-type="float" office:value="15998988" calcext:value-type="float">
            <text:p>15998988</text:p>
          </table:table-cell>
          <table:table-cell table:formula="of:=[.A1002]/1000/(60*60*24)" office:value-type="time" office:time-value="PT04H26M38.988S" calcext:value-type="time">
            <text:p>04:26:39</text:p>
          </table:table-cell>
          <table:table-cell office:value-type="float" office:value="1.07" calcext:value-type="float">
            <text:p>1.0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36.02" calcext:value-type="float">
            <text:p>536.02</text:p>
          </table:table-cell>
          <table:table-cell office:value-type="float" office:value="2219.65" calcext:value-type="float">
            <text:p>2219.65</text:p>
          </table:table-cell>
          <table:table-cell office:value-type="float" office:value="2559.57" calcext:value-type="float">
            <text:p>2559.57</text:p>
          </table:table-cell>
        </table:table-row>
        <table:table-row table:style-name="ro1">
          <table:table-cell office:value-type="float" office:value="16014988" calcext:value-type="float">
            <text:p>16014988</text:p>
          </table:table-cell>
          <table:table-cell table:formula="of:=[.A1003]/1000/(60*60*24)" office:value-type="time" office:time-value="PT04H26M54.988S" calcext:value-type="time">
            <text:p>04:26:55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6.33" calcext:value-type="float">
            <text:p>536.33</text:p>
          </table:table-cell>
          <table:table-cell office:value-type="float" office:value="2221.87" calcext:value-type="float">
            <text:p>2221.87</text:p>
          </table:table-cell>
          <table:table-cell office:value-type="float" office:value="2561.96" calcext:value-type="float">
            <text:p>2561.96</text:p>
          </table:table-cell>
        </table:table-row>
        <table:table-row table:style-name="ro1">
          <table:table-cell office:value-type="float" office:value="16030989" calcext:value-type="float">
            <text:p>16030989</text:p>
          </table:table-cell>
          <table:table-cell table:formula="of:=[.A1004]/1000/(60*60*24)" office:value-type="time" office:time-value="PT04H27M10.989S" calcext:value-type="time">
            <text:p>04:27:11</text:p>
          </table:table-cell>
          <table:table-cell office:value-type="float" office:value="1.07" calcext:value-type="float">
            <text:p>1.07</text:p>
          </table:table-cell>
          <table:table-cell office:value-type="float" office:value="499.6" calcext:value-type="float">
            <text:p>499.6</text:p>
          </table:table-cell>
          <table:table-cell office:value-type="float" office:value="534.54" calcext:value-type="float">
            <text:p>534.54</text:p>
          </table:table-cell>
          <table:table-cell office:value-type="float" office:value="2224.09" calcext:value-type="float">
            <text:p>2224.09</text:p>
          </table:table-cell>
          <table:table-cell office:value-type="float" office:value="2564.34" calcext:value-type="float">
            <text:p>2564.34</text:p>
          </table:table-cell>
        </table:table-row>
        <table:table-row table:style-name="ro1">
          <table:table-cell office:value-type="float" office:value="16046989" calcext:value-type="float">
            <text:p>16046989</text:p>
          </table:table-cell>
          <table:table-cell table:formula="of:=[.A1005]/1000/(60*60*24)" office:value-type="time" office:time-value="PT04H27M26.989S" calcext:value-type="time">
            <text:p>04:27:27</text:p>
          </table:table-cell>
          <table:table-cell office:value-type="float" office:value="1.07" calcext:value-type="float">
            <text:p>1.0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6.24" calcext:value-type="float">
            <text:p>536.24</text:p>
          </table:table-cell>
          <table:table-cell office:value-type="float" office:value="2226.31" calcext:value-type="float">
            <text:p>2226.31</text:p>
          </table:table-cell>
          <table:table-cell office:value-type="float" office:value="2566.73" calcext:value-type="float">
            <text:p>2566.73</text:p>
          </table:table-cell>
        </table:table-row>
        <table:table-row table:style-name="ro1">
          <table:table-cell office:value-type="float" office:value="16062988" calcext:value-type="float">
            <text:p>16062988</text:p>
          </table:table-cell>
          <table:table-cell table:formula="of:=[.A1006]/1000/(60*60*24)" office:value-type="time" office:time-value="PT04H27M42.988S" calcext:value-type="time">
            <text:p>04:27:43</text:p>
          </table:table-cell>
          <table:table-cell office:value-type="float" office:value="1.07" calcext:value-type="float">
            <text:p>1.07</text:p>
          </table:table-cell>
          <table:table-cell office:value-type="float" office:value="499.6" calcext:value-type="float">
            <text:p>499.6</text:p>
          </table:table-cell>
          <table:table-cell office:value-type="float" office:value="536.54" calcext:value-type="float">
            <text:p>536.54</text:p>
          </table:table-cell>
          <table:table-cell office:value-type="float" office:value="2228.53" calcext:value-type="float">
            <text:p>2228.53</text:p>
          </table:table-cell>
          <table:table-cell office:value-type="float" office:value="2569.11" calcext:value-type="float">
            <text:p>2569.11</text:p>
          </table:table-cell>
        </table:table-row>
        <table:table-row table:style-name="ro1">
          <table:table-cell office:value-type="float" office:value="16078989" calcext:value-type="float">
            <text:p>16078989</text:p>
          </table:table-cell>
          <table:table-cell table:formula="of:=[.A1007]/1000/(60*60*24)" office:value-type="time" office:time-value="PT04H27M58.989S" calcext:value-type="time">
            <text:p>04:27:59</text:p>
          </table:table-cell>
          <table:table-cell office:value-type="float" office:value="1.07" calcext:value-type="float">
            <text:p>1.0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6.23" calcext:value-type="float">
            <text:p>536.23</text:p>
          </table:table-cell>
          <table:table-cell office:value-type="float" office:value="2230.75" calcext:value-type="float">
            <text:p>2230.75</text:p>
          </table:table-cell>
          <table:table-cell office:value-type="float" office:value="2571.5" calcext:value-type="float">
            <text:p>2571.5</text:p>
          </table:table-cell>
        </table:table-row>
        <table:table-row table:style-name="ro1">
          <table:table-cell office:value-type="float" office:value="16094989" calcext:value-type="float">
            <text:p>16094989</text:p>
          </table:table-cell>
          <table:table-cell table:formula="of:=[.A1008]/1000/(60*60*24)" office:value-type="time" office:time-value="PT04H28M14.989S" calcext:value-type="time">
            <text:p>04:28:15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4.33" calcext:value-type="float">
            <text:p>534.33</text:p>
          </table:table-cell>
          <table:table-cell office:value-type="float" office:value="2232.97" calcext:value-type="float">
            <text:p>2232.97</text:p>
          </table:table-cell>
          <table:table-cell office:value-type="float" office:value="2573.88" calcext:value-type="float">
            <text:p>2573.88</text:p>
          </table:table-cell>
        </table:table-row>
        <table:table-row table:style-name="ro1">
          <table:table-cell office:value-type="float" office:value="16110988" calcext:value-type="float">
            <text:p>16110988</text:p>
          </table:table-cell>
          <table:table-cell table:formula="of:=[.A1009]/1000/(60*60*24)" office:value-type="time" office:time-value="PT04H28M30.988S" calcext:value-type="time">
            <text:p>04:28:31</text:p>
          </table:table-cell>
          <table:table-cell office:value-type="float" office:value="1.07" calcext:value-type="float">
            <text:p>1.0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6.44" calcext:value-type="float">
            <text:p>536.44</text:p>
          </table:table-cell>
          <table:table-cell office:value-type="float" office:value="2235.19" calcext:value-type="float">
            <text:p>2235.19</text:p>
          </table:table-cell>
          <table:table-cell office:value-type="float" office:value="2576.26" calcext:value-type="float">
            <text:p>2576.26</text:p>
          </table:table-cell>
        </table:table-row>
        <table:table-row table:style-name="ro1">
          <table:table-cell office:value-type="float" office:value="16126989" calcext:value-type="float">
            <text:p>16126989</text:p>
          </table:table-cell>
          <table:table-cell table:formula="of:=[.A1010]/1000/(60*60*24)" office:value-type="time" office:time-value="PT04H28M46.989S" calcext:value-type="time">
            <text:p>04:28:47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6.32" calcext:value-type="float">
            <text:p>536.32</text:p>
          </table:table-cell>
          <table:table-cell office:value-type="float" office:value="2237.41" calcext:value-type="float">
            <text:p>2237.41</text:p>
          </table:table-cell>
          <table:table-cell office:value-type="float" office:value="2578.64" calcext:value-type="float">
            <text:p>2578.64</text:p>
          </table:table-cell>
        </table:table-row>
        <table:table-row table:style-name="ro1">
          <table:table-cell office:value-type="float" office:value="16142988" calcext:value-type="float">
            <text:p>16142988</text:p>
          </table:table-cell>
          <table:table-cell table:formula="of:=[.A1011]/1000/(60*60*24)" office:value-type="time" office:time-value="PT04H29M02.988S" calcext:value-type="time">
            <text:p>04:29:03</text:p>
          </table:table-cell>
          <table:table-cell office:value-type="float" office:value="1.07" calcext:value-type="float">
            <text:p>1.07</text:p>
          </table:table-cell>
          <table:table-cell office:value-type="float" office:value="499.6" calcext:value-type="float">
            <text:p>499.6</text:p>
          </table:table-cell>
          <table:table-cell office:value-type="float" office:value="534.54" calcext:value-type="float">
            <text:p>534.54</text:p>
          </table:table-cell>
          <table:table-cell office:value-type="float" office:value="2239.63" calcext:value-type="float">
            <text:p>2239.63</text:p>
          </table:table-cell>
          <table:table-cell office:value-type="float" office:value="2581.02" calcext:value-type="float">
            <text:p>2581.02</text:p>
          </table:table-cell>
        </table:table-row>
        <table:table-row table:style-name="ro1">
          <table:table-cell office:value-type="float" office:value="16158989" calcext:value-type="float">
            <text:p>16158989</text:p>
          </table:table-cell>
          <table:table-cell table:formula="of:=[.A1012]/1000/(60*60*24)" office:value-type="time" office:time-value="PT04H29M18.989S" calcext:value-type="time">
            <text:p>04:29:19</text:p>
          </table:table-cell>
          <table:table-cell office:value-type="float" office:value="1.07" calcext:value-type="float">
            <text:p>1.0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4.47" calcext:value-type="float">
            <text:p>534.47</text:p>
          </table:table-cell>
          <table:table-cell office:value-type="float" office:value="2241.85" calcext:value-type="float">
            <text:p>2241.85</text:p>
          </table:table-cell>
          <table:table-cell office:value-type="float" office:value="2583.4" calcext:value-type="float">
            <text:p>2583.4</text:p>
          </table:table-cell>
        </table:table-row>
        <table:table-row table:style-name="ro1">
          <table:table-cell office:value-type="float" office:value="16174988" calcext:value-type="float">
            <text:p>16174988</text:p>
          </table:table-cell>
          <table:table-cell table:formula="of:=[.A1013]/1000/(60*60*24)" office:value-type="time" office:time-value="PT04H29M34.988S" calcext:value-type="time">
            <text:p>04:29:35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4.34" calcext:value-type="float">
            <text:p>534.34</text:p>
          </table:table-cell>
          <table:table-cell office:value-type="float" office:value="2244.07" calcext:value-type="float">
            <text:p>2244.07</text:p>
          </table:table-cell>
          <table:table-cell office:value-type="float" office:value="2585.77" calcext:value-type="float">
            <text:p>2585.77</text:p>
          </table:table-cell>
        </table:table-row>
        <table:table-row table:style-name="ro1">
          <table:table-cell office:value-type="float" office:value="16190988" calcext:value-type="float">
            <text:p>16190988</text:p>
          </table:table-cell>
          <table:table-cell table:formula="of:=[.A1014]/1000/(60*60*24)" office:value-type="time" office:time-value="PT04H29M50.988S" calcext:value-type="time">
            <text:p>04:29:51</text:p>
          </table:table-cell>
          <table:table-cell office:value-type="float" office:value="1.07" calcext:value-type="float">
            <text:p>1.07</text:p>
          </table:table-cell>
          <table:table-cell office:value-type="float" office:value="499.6" calcext:value-type="float">
            <text:p>499.6</text:p>
          </table:table-cell>
          <table:table-cell office:value-type="float" office:value="536.55" calcext:value-type="float">
            <text:p>536.55</text:p>
          </table:table-cell>
          <table:table-cell office:value-type="float" office:value="2246.29" calcext:value-type="float">
            <text:p>2246.29</text:p>
          </table:table-cell>
          <table:table-cell office:value-type="float" office:value="2588.15" calcext:value-type="float">
            <text:p>2588.15</text:p>
          </table:table-cell>
        </table:table-row>
        <table:table-row table:style-name="ro1">
          <table:table-cell office:value-type="float" office:value="16206988" calcext:value-type="float">
            <text:p>16206988</text:p>
          </table:table-cell>
          <table:table-cell table:formula="of:=[.A1015]/1000/(60*60*24)" office:value-type="time" office:time-value="PT04H30M06.988S" calcext:value-type="time">
            <text:p>04:30:07</text:p>
          </table:table-cell>
          <table:table-cell office:value-type="float" office:value="1.07" calcext:value-type="float">
            <text:p>1.0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4.26" calcext:value-type="float">
            <text:p>534.26</text:p>
          </table:table-cell>
          <table:table-cell office:value-type="float" office:value="2248.51" calcext:value-type="float">
            <text:p>2248.51</text:p>
          </table:table-cell>
          <table:table-cell office:value-type="float" office:value="2590.52" calcext:value-type="float">
            <text:p>2590.52</text:p>
          </table:table-cell>
        </table:table-row>
        <table:table-row table:style-name="ro1">
          <table:table-cell office:value-type="float" office:value="16222988" calcext:value-type="float">
            <text:p>16222988</text:p>
          </table:table-cell>
          <table:table-cell table:formula="of:=[.A1016]/1000/(60*60*24)" office:value-type="time" office:time-value="PT04H30M22.988S" calcext:value-type="time">
            <text:p>04:30:23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4.34" calcext:value-type="float">
            <text:p>534.34</text:p>
          </table:table-cell>
          <table:table-cell office:value-type="float" office:value="2250.73" calcext:value-type="float">
            <text:p>2250.73</text:p>
          </table:table-cell>
          <table:table-cell office:value-type="float" office:value="2592.9" calcext:value-type="float">
            <text:p>2592.9</text:p>
          </table:table-cell>
        </table:table-row>
        <table:table-row table:style-name="ro1">
          <table:table-cell office:value-type="float" office:value="16238988" calcext:value-type="float">
            <text:p>16238988</text:p>
          </table:table-cell>
          <table:table-cell table:formula="of:=[.A1017]/1000/(60*60*24)" office:value-type="time" office:time-value="PT04H30M38.988S" calcext:value-type="time">
            <text:p>04:30:39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2.34" calcext:value-type="float">
            <text:p>532.34</text:p>
          </table:table-cell>
          <table:table-cell office:value-type="float" office:value="2252.95" calcext:value-type="float">
            <text:p>2252.95</text:p>
          </table:table-cell>
          <table:table-cell office:value-type="float" office:value="2595.27" calcext:value-type="float">
            <text:p>2595.27</text:p>
          </table:table-cell>
        </table:table-row>
        <table:table-row table:style-name="ro1">
          <table:table-cell office:value-type="float" office:value="16254988" calcext:value-type="float">
            <text:p>16254988</text:p>
          </table:table-cell>
          <table:table-cell table:formula="of:=[.A1018]/1000/(60*60*24)" office:value-type="time" office:time-value="PT04H30M54.988S" calcext:value-type="time">
            <text:p>04:30:55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2.33" calcext:value-type="float">
            <text:p>532.33</text:p>
          </table:table-cell>
          <table:table-cell office:value-type="float" office:value="2255.17" calcext:value-type="float">
            <text:p>2255.17</text:p>
          </table:table-cell>
          <table:table-cell office:value-type="float" office:value="2597.64" calcext:value-type="float">
            <text:p>2597.64</text:p>
          </table:table-cell>
        </table:table-row>
        <table:table-row table:style-name="ro1">
          <table:table-cell office:value-type="float" office:value="16270988" calcext:value-type="float">
            <text:p>16270988</text:p>
          </table:table-cell>
          <table:table-cell table:formula="of:=[.A1019]/1000/(60*60*24)" office:value-type="time" office:time-value="PT04H31M10.988S" calcext:value-type="time">
            <text:p>04:31:11</text:p>
          </table:table-cell>
          <table:table-cell office:value-type="float" office:value="1.07" calcext:value-type="float">
            <text:p>1.0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4.46" calcext:value-type="float">
            <text:p>534.46</text:p>
          </table:table-cell>
          <table:table-cell office:value-type="float" office:value="2257.39" calcext:value-type="float">
            <text:p>2257.39</text:p>
          </table:table-cell>
          <table:table-cell office:value-type="float" office:value="2600.01" calcext:value-type="float">
            <text:p>2600.01</text:p>
          </table:table-cell>
        </table:table-row>
        <table:table-row table:style-name="ro1">
          <table:table-cell office:value-type="float" office:value="16286988" calcext:value-type="float">
            <text:p>16286988</text:p>
          </table:table-cell>
          <table:table-cell table:formula="of:=[.A1020]/1000/(60*60*24)" office:value-type="time" office:time-value="PT04H31M26.988S" calcext:value-type="time">
            <text:p>04:31:27</text:p>
          </table:table-cell>
          <table:table-cell office:value-type="float" office:value="1.07" calcext:value-type="float">
            <text:p>1.07</text:p>
          </table:table-cell>
          <table:table-cell office:value-type="float" office:value="499.6" calcext:value-type="float">
            <text:p>499.6</text:p>
          </table:table-cell>
          <table:table-cell office:value-type="float" office:value="534.54" calcext:value-type="float">
            <text:p>534.54</text:p>
          </table:table-cell>
          <table:table-cell office:value-type="float" office:value="2259.61" calcext:value-type="float">
            <text:p>2259.61</text:p>
          </table:table-cell>
          <table:table-cell office:value-type="float" office:value="2602.38" calcext:value-type="float">
            <text:p>2602.38</text:p>
          </table:table-cell>
        </table:table-row>
        <table:table-row table:style-name="ro1">
          <table:table-cell office:value-type="float" office:value="16302988" calcext:value-type="float">
            <text:p>16302988</text:p>
          </table:table-cell>
          <table:table-cell table:formula="of:=[.A1021]/1000/(60*60*24)" office:value-type="time" office:time-value="PT04H31M42.988S" calcext:value-type="time">
            <text:p>04:31:43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2.34" calcext:value-type="float">
            <text:p>532.34</text:p>
          </table:table-cell>
          <table:table-cell office:value-type="float" office:value="2261.83" calcext:value-type="float">
            <text:p>2261.83</text:p>
          </table:table-cell>
          <table:table-cell office:value-type="float" office:value="2604.74" calcext:value-type="float">
            <text:p>2604.74</text:p>
          </table:table-cell>
        </table:table-row>
        <table:table-row table:style-name="ro1">
          <table:table-cell office:value-type="float" office:value="16318988" calcext:value-type="float">
            <text:p>16318988</text:p>
          </table:table-cell>
          <table:table-cell table:formula="of:=[.A1022]/1000/(60*60*24)" office:value-type="time" office:time-value="PT04H31M58.988S" calcext:value-type="time">
            <text:p>04:31:59</text:p>
          </table:table-cell>
          <table:table-cell office:value-type="float" office:value="1.06" calcext:value-type="float">
            <text:p>1.06</text:p>
          </table:table-cell>
          <table:table-cell office:value-type="float" office:value="499.4" calcext:value-type="float">
            <text:p>499.4</text:p>
          </table:table-cell>
          <table:table-cell office:value-type="float" office:value="530.33" calcext:value-type="float">
            <text:p>530.33</text:p>
          </table:table-cell>
          <table:table-cell office:value-type="float" office:value="2264.05" calcext:value-type="float">
            <text:p>2264.05</text:p>
          </table:table-cell>
          <table:table-cell office:value-type="float" office:value="2607.11" calcext:value-type="float">
            <text:p>2607.11</text:p>
          </table:table-cell>
        </table:table-row>
        <table:table-row table:style-name="ro1">
          <table:table-cell office:value-type="float" office:value="16334988" calcext:value-type="float">
            <text:p>16334988</text:p>
          </table:table-cell>
          <table:table-cell table:formula="of:=[.A1023]/1000/(60*60*24)" office:value-type="time" office:time-value="PT04H32M14.988S" calcext:value-type="time">
            <text:p>04:32:15</text:p>
          </table:table-cell>
          <table:table-cell office:value-type="float" office:value="1.07" calcext:value-type="float">
            <text:p>1.07</text:p>
          </table:table-cell>
          <table:table-cell office:value-type="float" office:value="499.8" calcext:value-type="float">
            <text:p>499.8</text:p>
          </table:table-cell>
          <table:table-cell office:value-type="float" office:value="532.75" calcext:value-type="float">
            <text:p>532.75</text:p>
          </table:table-cell>
          <table:table-cell office:value-type="float" office:value="2266.27" calcext:value-type="float">
            <text:p>2266.27</text:p>
          </table:table-cell>
          <table:table-cell office:value-type="float" office:value="2609.47" calcext:value-type="float">
            <text:p>2609.47</text:p>
          </table:table-cell>
        </table:table-row>
        <table:table-row table:style-name="ro1">
          <table:table-cell office:value-type="float" office:value="16350989" calcext:value-type="float">
            <text:p>16350989</text:p>
          </table:table-cell>
          <table:table-cell table:formula="of:=[.A1024]/1000/(60*60*24)" office:value-type="time" office:time-value="PT04H32M30.989S" calcext:value-type="time">
            <text:p>04:32:31</text:p>
          </table:table-cell>
          <table:table-cell office:value-type="float" office:value="1.07" calcext:value-type="float">
            <text:p>1.0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2.47" calcext:value-type="float">
            <text:p>532.47</text:p>
          </table:table-cell>
          <table:table-cell office:value-type="float" office:value="2268.49" calcext:value-type="float">
            <text:p>2268.49</text:p>
          </table:table-cell>
          <table:table-cell office:value-type="float" office:value="2611.84" calcext:value-type="float">
            <text:p>2611.84</text:p>
          </table:table-cell>
        </table:table-row>
        <table:table-row table:style-name="ro1">
          <table:table-cell office:value-type="float" office:value="16366989" calcext:value-type="float">
            <text:p>16366989</text:p>
          </table:table-cell>
          <table:table-cell table:formula="of:=[.A1025]/1000/(60*60*24)" office:value-type="time" office:time-value="PT04H32M46.989S" calcext:value-type="time">
            <text:p>04:32:47</text:p>
          </table:table-cell>
          <table:table-cell office:value-type="float" office:value="1.06" calcext:value-type="float">
            <text:p>1.06</text:p>
          </table:table-cell>
          <table:table-cell office:value-type="float" office:value="499.4" calcext:value-type="float">
            <text:p>499.4</text:p>
          </table:table-cell>
          <table:table-cell office:value-type="float" office:value="530.35" calcext:value-type="float">
            <text:p>530.35</text:p>
          </table:table-cell>
          <table:table-cell office:value-type="float" office:value="2270.71" calcext:value-type="float">
            <text:p>2270.71</text:p>
          </table:table-cell>
          <table:table-cell office:value-type="float" office:value="2614.2" calcext:value-type="float">
            <text:p>2614.2</text:p>
          </table:table-cell>
        </table:table-row>
        <table:table-row table:style-name="ro1">
          <table:table-cell office:value-type="float" office:value="16382988" calcext:value-type="float">
            <text:p>16382988</text:p>
          </table:table-cell>
          <table:table-cell table:formula="of:=[.A1026]/1000/(60*60*24)" office:value-type="time" office:time-value="PT04H33M02.988S" calcext:value-type="time">
            <text:p>04:33:03</text:p>
          </table:table-cell>
          <table:table-cell office:value-type="float" office:value="1.06" calcext:value-type="float">
            <text:p>1.0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0.26" calcext:value-type="float">
            <text:p>530.26</text:p>
          </table:table-cell>
          <table:table-cell office:value-type="float" office:value="2272.93" calcext:value-type="float">
            <text:p>2272.93</text:p>
          </table:table-cell>
          <table:table-cell office:value-type="float" office:value="2616.56" calcext:value-type="float">
            <text:p>2616.56</text:p>
          </table:table-cell>
        </table:table-row>
        <table:table-row table:style-name="ro1">
          <table:table-cell office:value-type="float" office:value="16398988" calcext:value-type="float">
            <text:p>16398988</text:p>
          </table:table-cell>
          <table:table-cell table:formula="of:=[.A1027]/1000/(60*60*24)" office:value-type="time" office:time-value="PT04H33M18.988S" calcext:value-type="time">
            <text:p>04:33:19</text:p>
          </table:table-cell>
          <table:table-cell office:value-type="float" office:value="1.06" calcext:value-type="float">
            <text:p>1.06</text:p>
          </table:table-cell>
          <table:table-cell office:value-type="float" office:value="499.4" calcext:value-type="float">
            <text:p>499.4</text:p>
          </table:table-cell>
          <table:table-cell office:value-type="float" office:value="530.33" calcext:value-type="float">
            <text:p>530.33</text:p>
          </table:table-cell>
          <table:table-cell office:value-type="float" office:value="2275.15" calcext:value-type="float">
            <text:p>2275.15</text:p>
          </table:table-cell>
          <table:table-cell office:value-type="float" office:value="2618.92" calcext:value-type="float">
            <text:p>2618.92</text:p>
          </table:table-cell>
        </table:table-row>
        <table:table-row table:style-name="ro1">
          <table:table-cell office:value-type="float" office:value="16414989" calcext:value-type="float">
            <text:p>16414989</text:p>
          </table:table-cell>
          <table:table-cell table:formula="of:=[.A1028]/1000/(60*60*24)" office:value-type="time" office:time-value="PT04H33M34.989S" calcext:value-type="time">
            <text:p>04:33:35</text:p>
          </table:table-cell>
          <table:table-cell office:value-type="float" office:value="1.06" calcext:value-type="float">
            <text:p>1.06</text:p>
          </table:table-cell>
          <table:table-cell office:value-type="float" office:value="499.4" calcext:value-type="float">
            <text:p>499.4</text:p>
          </table:table-cell>
          <table:table-cell office:value-type="float" office:value="530.33" calcext:value-type="float">
            <text:p>530.33</text:p>
          </table:table-cell>
          <table:table-cell office:value-type="float" office:value="2277.37" calcext:value-type="float">
            <text:p>2277.37</text:p>
          </table:table-cell>
          <table:table-cell office:value-type="float" office:value="2621.28" calcext:value-type="float">
            <text:p>2621.28</text:p>
          </table:table-cell>
        </table:table-row>
        <table:table-row table:style-name="ro1">
          <table:table-cell office:value-type="float" office:value="16430988" calcext:value-type="float">
            <text:p>16430988</text:p>
          </table:table-cell>
          <table:table-cell table:formula="of:=[.A1029]/1000/(60*60*24)" office:value-type="time" office:time-value="PT04H33M50.988S" calcext:value-type="time">
            <text:p>04:33:51</text:p>
          </table:table-cell>
          <table:table-cell office:value-type="float" office:value="1.06" calcext:value-type="float">
            <text:p>1.06</text:p>
          </table:table-cell>
          <table:table-cell office:value-type="float" office:value="499.4" calcext:value-type="float">
            <text:p>499.4</text:p>
          </table:table-cell>
          <table:table-cell office:value-type="float" office:value="530.34" calcext:value-type="float">
            <text:p>530.34</text:p>
          </table:table-cell>
          <table:table-cell office:value-type="float" office:value="2279.59" calcext:value-type="float">
            <text:p>2279.59</text:p>
          </table:table-cell>
          <table:table-cell office:value-type="float" office:value="2623.63" calcext:value-type="float">
            <text:p>2623.63</text:p>
          </table:table-cell>
        </table:table-row>
        <table:table-row table:style-name="ro1">
          <table:table-cell office:value-type="float" office:value="16446988" calcext:value-type="float">
            <text:p>16446988</text:p>
          </table:table-cell>
          <table:table-cell table:formula="of:=[.A1030]/1000/(60*60*24)" office:value-type="time" office:time-value="PT04H34M06.988S" calcext:value-type="time">
            <text:p>04:34:07</text:p>
          </table:table-cell>
          <table:table-cell office:value-type="float" office:value="1.06" calcext:value-type="float">
            <text:p>1.0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0.45" calcext:value-type="float">
            <text:p>530.45</text:p>
          </table:table-cell>
          <table:table-cell office:value-type="float" office:value="2281.81" calcext:value-type="float">
            <text:p>2281.81</text:p>
          </table:table-cell>
          <table:table-cell office:value-type="float" office:value="2625.99" calcext:value-type="float">
            <text:p>2625.99</text:p>
          </table:table-cell>
        </table:table-row>
        <table:table-row table:style-name="ro1">
          <table:table-cell office:value-type="float" office:value="16462988" calcext:value-type="float">
            <text:p>16462988</text:p>
          </table:table-cell>
          <table:table-cell table:formula="of:=[.A1031]/1000/(60*60*24)" office:value-type="time" office:time-value="PT04H34M22.988S" calcext:value-type="time">
            <text:p>04:34:23</text:p>
          </table:table-cell>
          <table:table-cell office:value-type="float" office:value="1.06" calcext:value-type="float">
            <text:p>1.06</text:p>
          </table:table-cell>
          <table:table-cell office:value-type="float" office:value="499.4" calcext:value-type="float">
            <text:p>499.4</text:p>
          </table:table-cell>
          <table:table-cell office:value-type="float" office:value="530.34" calcext:value-type="float">
            <text:p>530.34</text:p>
          </table:table-cell>
          <table:table-cell office:value-type="float" office:value="2284.03" calcext:value-type="float">
            <text:p>2284.03</text:p>
          </table:table-cell>
          <table:table-cell office:value-type="float" office:value="2628.35" calcext:value-type="float">
            <text:p>2628.35</text:p>
          </table:table-cell>
        </table:table-row>
        <table:table-row table:style-name="ro1">
          <table:table-cell office:value-type="float" office:value="16478988" calcext:value-type="float">
            <text:p>16478988</text:p>
          </table:table-cell>
          <table:table-cell table:formula="of:=[.A1032]/1000/(60*60*24)" office:value-type="time" office:time-value="PT04H34M38.988S" calcext:value-type="time">
            <text:p>04:34:39</text:p>
          </table:table-cell>
          <table:table-cell office:value-type="float" office:value="1.06" calcext:value-type="float">
            <text:p>1.06</text:p>
          </table:table-cell>
          <table:table-cell office:value-type="float" office:value="499.4" calcext:value-type="float">
            <text:p>499.4</text:p>
          </table:table-cell>
          <table:table-cell office:value-type="float" office:value="528.34" calcext:value-type="float">
            <text:p>528.34</text:p>
          </table:table-cell>
          <table:table-cell office:value-type="float" office:value="2286.25" calcext:value-type="float">
            <text:p>2286.25</text:p>
          </table:table-cell>
          <table:table-cell office:value-type="float" office:value="2630.7" calcext:value-type="float">
            <text:p>2630.7</text:p>
          </table:table-cell>
        </table:table-row>
        <table:table-row table:style-name="ro1">
          <table:table-cell office:value-type="float" office:value="16494988" calcext:value-type="float">
            <text:p>16494988</text:p>
          </table:table-cell>
          <table:table-cell table:formula="of:=[.A1033]/1000/(60*60*24)" office:value-type="time" office:time-value="PT04H34M54.988S" calcext:value-type="time">
            <text:p>04:34:55</text:p>
          </table:table-cell>
          <table:table-cell office:value-type="float" office:value="1.06" calcext:value-type="float">
            <text:p>1.06</text:p>
          </table:table-cell>
          <table:table-cell office:value-type="float" office:value="499.4" calcext:value-type="float">
            <text:p>499.4</text:p>
          </table:table-cell>
          <table:table-cell office:value-type="float" office:value="528.32" calcext:value-type="float">
            <text:p>528.32</text:p>
          </table:table-cell>
          <table:table-cell office:value-type="float" office:value="2288.47" calcext:value-type="float">
            <text:p>2288.47</text:p>
          </table:table-cell>
          <table:table-cell office:value-type="float" office:value="2633.05" calcext:value-type="float">
            <text:p>2633.05</text:p>
          </table:table-cell>
        </table:table-row>
        <table:table-row table:style-name="ro1">
          <table:table-cell office:value-type="float" office:value="16510988" calcext:value-type="float">
            <text:p>16510988</text:p>
          </table:table-cell>
          <table:table-cell table:formula="of:=[.A1034]/1000/(60*60*24)" office:value-type="time" office:time-value="PT04H35M10.988S" calcext:value-type="time">
            <text:p>04:35:11</text:p>
          </table:table-cell>
          <table:table-cell office:value-type="float" office:value="1.06" calcext:value-type="float">
            <text:p>1.0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8.45" calcext:value-type="float">
            <text:p>528.45</text:p>
          </table:table-cell>
          <table:table-cell office:value-type="float" office:value="2290.69" calcext:value-type="float">
            <text:p>2290.69</text:p>
          </table:table-cell>
          <table:table-cell office:value-type="float" office:value="2635.4" calcext:value-type="float">
            <text:p>2635.4</text:p>
          </table:table-cell>
        </table:table-row>
        <table:table-row table:style-name="ro1">
          <table:table-cell office:value-type="float" office:value="16526988" calcext:value-type="float">
            <text:p>16526988</text:p>
          </table:table-cell>
          <table:table-cell table:formula="of:=[.A1035]/1000/(60*60*24)" office:value-type="time" office:time-value="PT04H35M26.988S" calcext:value-type="time">
            <text:p>04:35:27</text:p>
          </table:table-cell>
          <table:table-cell office:value-type="float" office:value="1.06" calcext:value-type="float">
            <text:p>1.06</text:p>
          </table:table-cell>
          <table:table-cell office:value-type="float" office:value="499.4" calcext:value-type="float">
            <text:p>499.4</text:p>
          </table:table-cell>
          <table:table-cell office:value-type="float" office:value="528.34" calcext:value-type="float">
            <text:p>528.34</text:p>
          </table:table-cell>
          <table:table-cell office:value-type="float" office:value="2292.91" calcext:value-type="float">
            <text:p>2292.91</text:p>
          </table:table-cell>
          <table:table-cell office:value-type="float" office:value="2637.75" calcext:value-type="float">
            <text:p>2637.75</text:p>
          </table:table-cell>
        </table:table-row>
        <table:table-row table:style-name="ro1">
          <table:table-cell office:value-type="float" office:value="16542988" calcext:value-type="float">
            <text:p>16542988</text:p>
          </table:table-cell>
          <table:table-cell table:formula="of:=[.A1036]/1000/(60*60*24)" office:value-type="time" office:time-value="PT04H35M42.988S" calcext:value-type="time">
            <text:p>04:35:43</text:p>
          </table:table-cell>
          <table:table-cell office:value-type="float" office:value="1.06" calcext:value-type="float">
            <text:p>1.06</text:p>
          </table:table-cell>
          <table:table-cell office:value-type="float" office:value="499.6" calcext:value-type="float">
            <text:p>499.6</text:p>
          </table:table-cell>
          <table:table-cell office:value-type="float" office:value="528.54" calcext:value-type="float">
            <text:p>528.54</text:p>
          </table:table-cell>
          <table:table-cell office:value-type="float" office:value="2295.13" calcext:value-type="float">
            <text:p>2295.13</text:p>
          </table:table-cell>
          <table:table-cell office:value-type="float" office:value="2640.1" calcext:value-type="float">
            <text:p>2640.1</text:p>
          </table:table-cell>
        </table:table-row>
        <table:table-row table:style-name="ro1">
          <table:table-cell office:value-type="float" office:value="16558988" calcext:value-type="float">
            <text:p>16558988</text:p>
          </table:table-cell>
          <table:table-cell table:formula="of:=[.A1037]/1000/(60*60*24)" office:value-type="time" office:time-value="PT04H35M58.988S" calcext:value-type="time">
            <text:p>04:35:59</text:p>
          </table:table-cell>
          <table:table-cell office:value-type="float" office:value="1.05" calcext:value-type="float">
            <text:p>1.05</text:p>
          </table:table-cell>
          <table:table-cell office:value-type="float" office:value="499.4" calcext:value-type="float">
            <text:p>499.4</text:p>
          </table:table-cell>
          <table:table-cell office:value-type="float" office:value="526.33" calcext:value-type="float">
            <text:p>526.33</text:p>
          </table:table-cell>
          <table:table-cell office:value-type="float" office:value="2297.35" calcext:value-type="float">
            <text:p>2297.35</text:p>
          </table:table-cell>
          <table:table-cell office:value-type="float" office:value="2642.45" calcext:value-type="float">
            <text:p>2642.45</text:p>
          </table:table-cell>
        </table:table-row>
        <table:table-row table:style-name="ro1">
          <table:table-cell office:value-type="float" office:value="16574988" calcext:value-type="float">
            <text:p>16574988</text:p>
          </table:table-cell>
          <table:table-cell table:formula="of:=[.A1038]/1000/(60*60*24)" office:value-type="time" office:time-value="PT04H36M14.988S" calcext:value-type="time">
            <text:p>04:36:15</text:p>
          </table:table-cell>
          <table:table-cell office:value-type="float" office:value="1.05" calcext:value-type="float">
            <text:p>1.05</text:p>
          </table:table-cell>
          <table:table-cell office:value-type="float" office:value="499.2" calcext:value-type="float">
            <text:p>499.2</text:p>
          </table:table-cell>
          <table:table-cell office:value-type="float" office:value="526.13" calcext:value-type="float">
            <text:p>526.13</text:p>
          </table:table-cell>
          <table:table-cell office:value-type="float" office:value="2299.57" calcext:value-type="float">
            <text:p>2299.57</text:p>
          </table:table-cell>
          <table:table-cell office:value-type="float" office:value="2644.79" calcext:value-type="float">
            <text:p>2644.79</text:p>
          </table:table-cell>
        </table:table-row>
        <table:table-row table:style-name="ro1">
          <table:table-cell office:value-type="float" office:value="16590989" calcext:value-type="float">
            <text:p>16590989</text:p>
          </table:table-cell>
          <table:table-cell table:formula="of:=[.A1039]/1000/(60*60*24)" office:value-type="time" office:time-value="PT04H36M30.989S" calcext:value-type="time">
            <text:p>04:36:31</text:p>
          </table:table-cell>
          <table:table-cell office:value-type="float" office:value="1.05" calcext:value-type="float">
            <text:p>1.0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26.67" calcext:value-type="float">
            <text:p>526.67</text:p>
          </table:table-cell>
          <table:table-cell office:value-type="float" office:value="2301.79" calcext:value-type="float">
            <text:p>2301.79</text:p>
          </table:table-cell>
          <table:table-cell office:value-type="float" office:value="2647.13" calcext:value-type="float">
            <text:p>2647.13</text:p>
          </table:table-cell>
        </table:table-row>
        <table:table-row table:style-name="ro1">
          <table:table-cell office:value-type="float" office:value="16606988" calcext:value-type="float">
            <text:p>16606988</text:p>
          </table:table-cell>
          <table:table-cell table:formula="of:=[.A1040]/1000/(60*60*24)" office:value-type="time" office:time-value="PT04H36M46.988S" calcext:value-type="time">
            <text:p>04:36:47</text:p>
          </table:table-cell>
          <table:table-cell office:value-type="float" office:value="1.05" calcext:value-type="float">
            <text:p>1.05</text:p>
          </table:table-cell>
          <table:table-cell office:value-type="float" office:value="499.2" calcext:value-type="float">
            <text:p>499.2</text:p>
          </table:table-cell>
          <table:table-cell office:value-type="float" office:value="526.13" calcext:value-type="float">
            <text:p>526.13</text:p>
          </table:table-cell>
          <table:table-cell office:value-type="float" office:value="2304.01" calcext:value-type="float">
            <text:p>2304.01</text:p>
          </table:table-cell>
          <table:table-cell office:value-type="float" office:value="2649.48" calcext:value-type="float">
            <text:p>2649.48</text:p>
          </table:table-cell>
        </table:table-row>
        <table:table-row table:style-name="ro1">
          <table:table-cell office:value-type="float" office:value="16622988" calcext:value-type="float">
            <text:p>16622988</text:p>
          </table:table-cell>
          <table:table-cell table:formula="of:=[.A1041]/1000/(60*60*24)" office:value-type="time" office:time-value="PT04H37M02.988S" calcext:value-type="time">
            <text:p>04:37:03</text:p>
          </table:table-cell>
          <table:table-cell office:value-type="float" office:value="1.05" calcext:value-type="float">
            <text:p>1.05</text:p>
          </table:table-cell>
          <table:table-cell office:value-type="float" office:value="499.4" calcext:value-type="float">
            <text:p>499.4</text:p>
          </table:table-cell>
          <table:table-cell office:value-type="float" office:value="526.34" calcext:value-type="float">
            <text:p>526.34</text:p>
          </table:table-cell>
          <table:table-cell office:value-type="float" office:value="2306.23" calcext:value-type="float">
            <text:p>2306.23</text:p>
          </table:table-cell>
          <table:table-cell office:value-type="float" office:value="2651.82" calcext:value-type="float">
            <text:p>2651.82</text:p>
          </table:table-cell>
        </table:table-row>
        <table:table-row table:style-name="ro1">
          <table:table-cell office:value-type="float" office:value="16638988" calcext:value-type="float">
            <text:p>16638988</text:p>
          </table:table-cell>
          <table:table-cell table:formula="of:=[.A1042]/1000/(60*60*24)" office:value-type="time" office:time-value="PT04H37M18.988S" calcext:value-type="time">
            <text:p>04:37:19</text:p>
          </table:table-cell>
          <table:table-cell office:value-type="float" office:value="1.05" calcext:value-type="float">
            <text:p>1.05</text:p>
          </table:table-cell>
          <table:table-cell office:value-type="float" office:value="499.4" calcext:value-type="float">
            <text:p>499.4</text:p>
          </table:table-cell>
          <table:table-cell office:value-type="float" office:value="526.32" calcext:value-type="float">
            <text:p>526.32</text:p>
          </table:table-cell>
          <table:table-cell office:value-type="float" office:value="2308.45" calcext:value-type="float">
            <text:p>2308.45</text:p>
          </table:table-cell>
          <table:table-cell office:value-type="float" office:value="2654.16" calcext:value-type="float">
            <text:p>2654.16</text:p>
          </table:table-cell>
        </table:table-row>
        <table:table-row table:style-name="ro1">
          <table:table-cell office:value-type="float" office:value="16654988" calcext:value-type="float">
            <text:p>16654988</text:p>
          </table:table-cell>
          <table:table-cell table:formula="of:=[.A1043]/1000/(60*60*24)" office:value-type="time" office:time-value="PT04H37M34.988S" calcext:value-type="time">
            <text:p>04:37:35</text:p>
          </table:table-cell>
          <table:table-cell office:value-type="float" office:value="1.05" calcext:value-type="float">
            <text:p>1.0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4.47" calcext:value-type="float">
            <text:p>524.47</text:p>
          </table:table-cell>
          <table:table-cell office:value-type="float" office:value="2310.66" calcext:value-type="float">
            <text:p>2310.66</text:p>
          </table:table-cell>
          <table:table-cell office:value-type="float" office:value="2656.5" calcext:value-type="float">
            <text:p>2656.5</text:p>
          </table:table-cell>
        </table:table-row>
        <table:table-row table:style-name="ro1">
          <table:table-cell office:value-type="float" office:value="16670988" calcext:value-type="float">
            <text:p>16670988</text:p>
          </table:table-cell>
          <table:table-cell table:formula="of:=[.A1044]/1000/(60*60*24)" office:value-type="time" office:time-value="PT04H37M50.988S" calcext:value-type="time">
            <text:p>04:37:51</text:p>
          </table:table-cell>
          <table:table-cell office:value-type="float" office:value="1.05" calcext:value-type="float">
            <text:p>1.0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24.27" calcext:value-type="float">
            <text:p>524.27</text:p>
          </table:table-cell>
          <table:table-cell office:value-type="float" office:value="2312.88" calcext:value-type="float">
            <text:p>2312.88</text:p>
          </table:table-cell>
          <table:table-cell office:value-type="float" office:value="2658.84" calcext:value-type="float">
            <text:p>2658.84</text:p>
          </table:table-cell>
        </table:table-row>
        <table:table-row table:style-name="ro1">
          <table:table-cell office:value-type="float" office:value="16686988" calcext:value-type="float">
            <text:p>16686988</text:p>
          </table:table-cell>
          <table:table-cell table:formula="of:=[.A1045]/1000/(60*60*24)" office:value-type="time" office:time-value="PT04H38M06.988S" calcext:value-type="time">
            <text:p>04:38:07</text:p>
          </table:table-cell>
          <table:table-cell office:value-type="float" office:value="1.05" calcext:value-type="float">
            <text:p>1.0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4.46" calcext:value-type="float">
            <text:p>524.46</text:p>
          </table:table-cell>
          <table:table-cell office:value-type="float" office:value="2315.1" calcext:value-type="float">
            <text:p>2315.1</text:p>
          </table:table-cell>
          <table:table-cell office:value-type="float" office:value="2661.17" calcext:value-type="float">
            <text:p>2661.17</text:p>
          </table:table-cell>
        </table:table-row>
        <table:table-row table:style-name="ro1">
          <table:table-cell office:value-type="float" office:value="16702989" calcext:value-type="float">
            <text:p>16702989</text:p>
          </table:table-cell>
          <table:table-cell table:formula="of:=[.A1046]/1000/(60*60*24)" office:value-type="time" office:time-value="PT04H38M22.989S" calcext:value-type="time">
            <text:p>04:38:23</text:p>
          </table:table-cell>
          <table:table-cell office:value-type="float" office:value="1.05" calcext:value-type="float">
            <text:p>1.05</text:p>
          </table:table-cell>
          <table:table-cell office:value-type="float" office:value="499.6" calcext:value-type="float">
            <text:p>499.6</text:p>
          </table:table-cell>
          <table:table-cell office:value-type="float" office:value="524.54" calcext:value-type="float">
            <text:p>524.54</text:p>
          </table:table-cell>
          <table:table-cell office:value-type="float" office:value="2317.32" calcext:value-type="float">
            <text:p>2317.32</text:p>
          </table:table-cell>
          <table:table-cell office:value-type="float" office:value="2663.5" calcext:value-type="float">
            <text:p>2663.5</text:p>
          </table:table-cell>
        </table:table-row>
        <table:table-row table:style-name="ro1">
          <table:table-cell office:value-type="float" office:value="16718988" calcext:value-type="float">
            <text:p>16718988</text:p>
          </table:table-cell>
          <table:table-cell table:formula="of:=[.A1047]/1000/(60*60*24)" office:value-type="time" office:time-value="PT04H38M38.988S" calcext:value-type="time">
            <text:p>04:38:39</text:p>
          </table:table-cell>
          <table:table-cell office:value-type="float" office:value="1.05" calcext:value-type="float">
            <text:p>1.05</text:p>
          </table:table-cell>
          <table:table-cell office:value-type="float" office:value="499.6" calcext:value-type="float">
            <text:p>499.6</text:p>
          </table:table-cell>
          <table:table-cell office:value-type="float" office:value="522.54" calcext:value-type="float">
            <text:p>522.54</text:p>
          </table:table-cell>
          <table:table-cell office:value-type="float" office:value="2319.54" calcext:value-type="float">
            <text:p>2319.54</text:p>
          </table:table-cell>
          <table:table-cell office:value-type="float" office:value="2665.83" calcext:value-type="float">
            <text:p>2665.83</text:p>
          </table:table-cell>
        </table:table-row>
        <table:table-row table:style-name="ro1">
          <table:table-cell office:value-type="float" office:value="16734988" calcext:value-type="float">
            <text:p>16734988</text:p>
          </table:table-cell>
          <table:table-cell table:formula="of:=[.A1048]/1000/(60*60*24)" office:value-type="time" office:time-value="PT04H38M54.988S" calcext:value-type="time">
            <text:p>04:38:55</text:p>
          </table:table-cell>
          <table:table-cell office:value-type="float" office:value="1.05" calcext:value-type="float">
            <text:p>1.05</text:p>
          </table:table-cell>
          <table:table-cell office:value-type="float" office:value="499.4" calcext:value-type="float">
            <text:p>499.4</text:p>
          </table:table-cell>
          <table:table-cell office:value-type="float" office:value="524.34" calcext:value-type="float">
            <text:p>524.34</text:p>
          </table:table-cell>
          <table:table-cell office:value-type="float" office:value="2321.76" calcext:value-type="float">
            <text:p>2321.76</text:p>
          </table:table-cell>
          <table:table-cell office:value-type="float" office:value="2668.16" calcext:value-type="float">
            <text:p>2668.16</text:p>
          </table:table-cell>
        </table:table-row>
        <table:table-row table:style-name="ro1">
          <table:table-cell office:value-type="float" office:value="16750988" calcext:value-type="float">
            <text:p>16750988</text:p>
          </table:table-cell>
          <table:table-cell table:formula="of:=[.A1049]/1000/(60*60*24)" office:value-type="time" office:time-value="PT04H39M10.988S" calcext:value-type="time">
            <text:p>04:39:11</text:p>
          </table:table-cell>
          <table:table-cell office:value-type="float" office:value="1.05" calcext:value-type="float">
            <text:p>1.05</text:p>
          </table:table-cell>
          <table:table-cell office:value-type="float" office:value="499.4" calcext:value-type="float">
            <text:p>499.4</text:p>
          </table:table-cell>
          <table:table-cell office:value-type="float" office:value="522.34" calcext:value-type="float">
            <text:p>522.34</text:p>
          </table:table-cell>
          <table:table-cell office:value-type="float" office:value="2323.98" calcext:value-type="float">
            <text:p>2323.98</text:p>
          </table:table-cell>
          <table:table-cell office:value-type="float" office:value="2670.49" calcext:value-type="float">
            <text:p>2670.49</text:p>
          </table:table-cell>
        </table:table-row>
        <table:table-row table:style-name="ro1">
          <table:table-cell office:value-type="float" office:value="16766988" calcext:value-type="float">
            <text:p>16766988</text:p>
          </table:table-cell>
          <table:table-cell table:formula="of:=[.A1050]/1000/(60*60*24)" office:value-type="time" office:time-value="PT04H39M26.988S" calcext:value-type="time">
            <text:p>04:39:27</text:p>
          </table:table-cell>
          <table:table-cell office:value-type="float" office:value="1.05" calcext:value-type="float">
            <text:p>1.05</text:p>
          </table:table-cell>
          <table:table-cell office:value-type="float" office:value="499.6" calcext:value-type="float">
            <text:p>499.6</text:p>
          </table:table-cell>
          <table:table-cell office:value-type="float" office:value="522.55" calcext:value-type="float">
            <text:p>522.55</text:p>
          </table:table-cell>
          <table:table-cell office:value-type="float" office:value="2326.2" calcext:value-type="float">
            <text:p>2326.2</text:p>
          </table:table-cell>
          <table:table-cell office:value-type="float" office:value="2672.82" calcext:value-type="float">
            <text:p>2672.82</text:p>
          </table:table-cell>
        </table:table-row>
        <table:table-row table:style-name="ro1">
          <table:table-cell office:value-type="float" office:value="16782988" calcext:value-type="float">
            <text:p>16782988</text:p>
          </table:table-cell>
          <table:table-cell table:formula="of:=[.A1051]/1000/(60*60*24)" office:value-type="time" office:time-value="PT04H39M42.988S" calcext:value-type="time">
            <text:p>04:39:43</text:p>
          </table:table-cell>
          <table:table-cell office:value-type="float" office:value="1.05" calcext:value-type="float">
            <text:p>1.05</text:p>
          </table:table-cell>
          <table:table-cell office:value-type="float" office:value="499.4" calcext:value-type="float">
            <text:p>499.4</text:p>
          </table:table-cell>
          <table:table-cell office:value-type="float" office:value="524.34" calcext:value-type="float">
            <text:p>524.34</text:p>
          </table:table-cell>
          <table:table-cell office:value-type="float" office:value="2328.42" calcext:value-type="float">
            <text:p>2328.42</text:p>
          </table:table-cell>
          <table:table-cell office:value-type="float" office:value="2675.14" calcext:value-type="float">
            <text:p>2675.14</text:p>
          </table:table-cell>
        </table:table-row>
        <table:table-row table:style-name="ro1">
          <table:table-cell office:value-type="float" office:value="16798989" calcext:value-type="float">
            <text:p>16798989</text:p>
          </table:table-cell>
          <table:table-cell table:formula="of:=[.A1052]/1000/(60*60*24)" office:value-type="time" office:time-value="PT04H39M58.989S" calcext:value-type="time">
            <text:p>04:39:59</text:p>
          </table:table-cell>
          <table:table-cell office:value-type="float" office:value="1.05" calcext:value-type="float">
            <text:p>1.05</text:p>
          </table:table-cell>
          <table:table-cell office:value-type="float" office:value="499.4" calcext:value-type="float">
            <text:p>499.4</text:p>
          </table:table-cell>
          <table:table-cell office:value-type="float" office:value="522.33" calcext:value-type="float">
            <text:p>522.33</text:p>
          </table:table-cell>
          <table:table-cell office:value-type="float" office:value="2330.64" calcext:value-type="float">
            <text:p>2330.64</text:p>
          </table:table-cell>
          <table:table-cell office:value-type="float" office:value="2677.46" calcext:value-type="float">
            <text:p>2677.46</text:p>
          </table:table-cell>
        </table:table-row>
        <table:table-row table:style-name="ro1">
          <table:table-cell office:value-type="float" office:value="16814988" calcext:value-type="float">
            <text:p>16814988</text:p>
          </table:table-cell>
          <table:table-cell table:formula="of:=[.A1053]/1000/(60*60*24)" office:value-type="time" office:time-value="PT04H40M14.988S" calcext:value-type="time">
            <text:p>04:40:15</text:p>
          </table:table-cell>
          <table:table-cell office:value-type="float" office:value="1.04" calcext:value-type="float">
            <text:p>1.0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0.46" calcext:value-type="float">
            <text:p>520.46</text:p>
          </table:table-cell>
          <table:table-cell office:value-type="float" office:value="2332.86" calcext:value-type="float">
            <text:p>2332.86</text:p>
          </table:table-cell>
          <table:table-cell office:value-type="float" office:value="2679.78" calcext:value-type="float">
            <text:p>2679.78</text:p>
          </table:table-cell>
        </table:table-row>
        <table:table-row table:style-name="ro1">
          <table:table-cell office:value-type="float" office:value="16830989" calcext:value-type="float">
            <text:p>16830989</text:p>
          </table:table-cell>
          <table:table-cell table:formula="of:=[.A1054]/1000/(60*60*24)" office:value-type="time" office:time-value="PT04H40M30.989S" calcext:value-type="time">
            <text:p>04:40:31</text:p>
          </table:table-cell>
          <table:table-cell office:value-type="float" office:value="1.05" calcext:value-type="float">
            <text:p>1.0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2.46" calcext:value-type="float">
            <text:p>522.46</text:p>
          </table:table-cell>
          <table:table-cell office:value-type="float" office:value="2335.08" calcext:value-type="float">
            <text:p>2335.08</text:p>
          </table:table-cell>
          <table:table-cell office:value-type="float" office:value="2682.1" calcext:value-type="float">
            <text:p>2682.1</text:p>
          </table:table-cell>
        </table:table-row>
        <table:table-row table:style-name="ro1">
          <table:table-cell office:value-type="float" office:value="16846988" calcext:value-type="float">
            <text:p>16846988</text:p>
          </table:table-cell>
          <table:table-cell table:formula="of:=[.A1055]/1000/(60*60*24)" office:value-type="time" office:time-value="PT04H40M46.988S" calcext:value-type="time">
            <text:p>04:40:47</text:p>
          </table:table-cell>
          <table:table-cell office:value-type="float" office:value="1.04" calcext:value-type="float">
            <text:p>1.04</text:p>
          </table:table-cell>
          <table:table-cell office:value-type="float" office:value="499.6" calcext:value-type="float">
            <text:p>499.6</text:p>
          </table:table-cell>
          <table:table-cell office:value-type="float" office:value="520.56" calcext:value-type="float">
            <text:p>520.56</text:p>
          </table:table-cell>
          <table:table-cell office:value-type="float" office:value="2337.3" calcext:value-type="float">
            <text:p>2337.3</text:p>
          </table:table-cell>
          <table:table-cell office:value-type="float" office:value="2684.41" calcext:value-type="float">
            <text:p>2684.41</text:p>
          </table:table-cell>
        </table:table-row>
        <table:table-row table:style-name="ro1">
          <table:table-cell office:value-type="float" office:value="16862988" calcext:value-type="float">
            <text:p>16862988</text:p>
          </table:table-cell>
          <table:table-cell table:formula="of:=[.A1056]/1000/(60*60*24)" office:value-type="time" office:time-value="PT04H41M02.988S" calcext:value-type="time">
            <text:p>04:41:03</text:p>
          </table:table-cell>
          <table:table-cell office:value-type="float" office:value="1.04" calcext:value-type="float">
            <text:p>1.04</text:p>
          </table:table-cell>
          <table:table-cell office:value-type="float" office:value="499.12" calcext:value-type="float">
            <text:p>499.12</text:p>
          </table:table-cell>
          <table:table-cell office:value-type="float" office:value="520.04" calcext:value-type="float">
            <text:p>520.04</text:p>
          </table:table-cell>
          <table:table-cell office:value-type="float" office:value="2339.52" calcext:value-type="float">
            <text:p>2339.52</text:p>
          </table:table-cell>
          <table:table-cell office:value-type="float" office:value="2686.73" calcext:value-type="float">
            <text:p>2686.73</text:p>
          </table:table-cell>
        </table:table-row>
        <table:table-row table:style-name="ro1">
          <table:table-cell office:value-type="float" office:value="16878988" calcext:value-type="float">
            <text:p>16878988</text:p>
          </table:table-cell>
          <table:table-cell table:formula="of:=[.A1057]/1000/(60*60*24)" office:value-type="time" office:time-value="PT04H41M18.988S" calcext:value-type="time">
            <text:p>04:41:19</text:p>
          </table:table-cell>
          <table:table-cell office:value-type="float" office:value="1.04" calcext:value-type="float">
            <text:p>1.04</text:p>
          </table:table-cell>
          <table:table-cell office:value-type="float" office:value="499.2" calcext:value-type="float">
            <text:p>499.2</text:p>
          </table:table-cell>
          <table:table-cell office:value-type="float" office:value="520.15" calcext:value-type="float">
            <text:p>520.15</text:p>
          </table:table-cell>
          <table:table-cell office:value-type="float" office:value="2341.74" calcext:value-type="float">
            <text:p>2341.74</text:p>
          </table:table-cell>
          <table:table-cell office:value-type="float" office:value="2689.04" calcext:value-type="float">
            <text:p>2689.04</text:p>
          </table:table-cell>
        </table:table-row>
        <table:table-row table:style-name="ro1">
          <table:table-cell office:value-type="float" office:value="16894988" calcext:value-type="float">
            <text:p>16894988</text:p>
          </table:table-cell>
          <table:table-cell table:formula="of:=[.A1058]/1000/(60*60*24)" office:value-type="time" office:time-value="PT04H41M34.988S" calcext:value-type="time">
            <text:p>04:41:35</text:p>
          </table:table-cell>
          <table:table-cell office:value-type="float" office:value="1.04" calcext:value-type="float">
            <text:p>1.04</text:p>
          </table:table-cell>
          <table:table-cell office:value-type="float" office:value="499.12" calcext:value-type="float">
            <text:p>499.12</text:p>
          </table:table-cell>
          <table:table-cell office:value-type="float" office:value="520.04" calcext:value-type="float">
            <text:p>520.04</text:p>
          </table:table-cell>
          <table:table-cell office:value-type="float" office:value="2343.96" calcext:value-type="float">
            <text:p>2343.96</text:p>
          </table:table-cell>
          <table:table-cell office:value-type="float" office:value="2691.35" calcext:value-type="float">
            <text:p>2691.35</text:p>
          </table:table-cell>
        </table:table-row>
        <table:table-row table:style-name="ro1">
          <table:table-cell office:value-type="float" office:value="16910988" calcext:value-type="float">
            <text:p>16910988</text:p>
          </table:table-cell>
          <table:table-cell table:formula="of:=[.A1059]/1000/(60*60*24)" office:value-type="time" office:time-value="PT04H41M50.988S" calcext:value-type="time">
            <text:p>04:41:51</text:p>
          </table:table-cell>
          <table:table-cell office:value-type="float" office:value="1.04" calcext:value-type="float">
            <text:p>1.04</text:p>
          </table:table-cell>
          <table:table-cell office:value-type="float" office:value="499.4" calcext:value-type="float">
            <text:p>499.4</text:p>
          </table:table-cell>
          <table:table-cell office:value-type="float" office:value="518.34" calcext:value-type="float">
            <text:p>518.34</text:p>
          </table:table-cell>
          <table:table-cell office:value-type="float" office:value="2346.18" calcext:value-type="float">
            <text:p>2346.18</text:p>
          </table:table-cell>
          <table:table-cell office:value-type="float" office:value="2693.65" calcext:value-type="float">
            <text:p>2693.65</text:p>
          </table:table-cell>
        </table:table-row>
        <table:table-row table:style-name="ro1">
          <table:table-cell office:value-type="float" office:value="16926989" calcext:value-type="float">
            <text:p>16926989</text:p>
          </table:table-cell>
          <table:table-cell table:formula="of:=[.A1060]/1000/(60*60*24)" office:value-type="time" office:time-value="PT04H42M06.989S" calcext:value-type="time">
            <text:p>04:42:07</text:p>
          </table:table-cell>
          <table:table-cell office:value-type="float" office:value="1.04" calcext:value-type="float">
            <text:p>1.04</text:p>
          </table:table-cell>
          <table:table-cell office:value-type="float" office:value="499.6" calcext:value-type="float">
            <text:p>499.6</text:p>
          </table:table-cell>
          <table:table-cell office:value-type="float" office:value="518.56" calcext:value-type="float">
            <text:p>518.56</text:p>
          </table:table-cell>
          <table:table-cell office:value-type="float" office:value="2348.4" calcext:value-type="float">
            <text:p>2348.4</text:p>
          </table:table-cell>
          <table:table-cell office:value-type="float" office:value="2695.96" calcext:value-type="float">
            <text:p>2695.96</text:p>
          </table:table-cell>
        </table:table-row>
        <table:table-row table:style-name="ro1">
          <table:table-cell office:value-type="float" office:value="16942988" calcext:value-type="float">
            <text:p>16942988</text:p>
          </table:table-cell>
          <table:table-cell table:formula="of:=[.A1061]/1000/(60*60*24)" office:value-type="time" office:time-value="PT04H42M22.988S" calcext:value-type="time">
            <text:p>04:42:23</text:p>
          </table:table-cell>
          <table:table-cell office:value-type="float" office:value="1.04" calcext:value-type="float">
            <text:p>1.04</text:p>
          </table:table-cell>
          <table:table-cell office:value-type="float" office:value="499.72" calcext:value-type="float">
            <text:p>499.72</text:p>
          </table:table-cell>
          <table:table-cell office:value-type="float" office:value="518.69" calcext:value-type="float">
            <text:p>518.69</text:p>
          </table:table-cell>
          <table:table-cell office:value-type="float" office:value="2350.62" calcext:value-type="float">
            <text:p>2350.62</text:p>
          </table:table-cell>
          <table:table-cell office:value-type="float" office:value="2698.26" calcext:value-type="float">
            <text:p>2698.26</text:p>
          </table:table-cell>
        </table:table-row>
        <table:table-row table:style-name="ro1">
          <table:table-cell office:value-type="float" office:value="16958988" calcext:value-type="float">
            <text:p>16958988</text:p>
          </table:table-cell>
          <table:table-cell table:formula="of:=[.A1062]/1000/(60*60*24)" office:value-type="time" office:time-value="PT04H42M38.988S" calcext:value-type="time">
            <text:p>04:42:39</text:p>
          </table:table-cell>
          <table:table-cell office:value-type="float" office:value="1.03" calcext:value-type="float">
            <text:p>1.03</text:p>
          </table:table-cell>
          <table:table-cell office:value-type="float" office:value="499.4" calcext:value-type="float">
            <text:p>499.4</text:p>
          </table:table-cell>
          <table:table-cell office:value-type="float" office:value="516.35" calcext:value-type="float">
            <text:p>516.35</text:p>
          </table:table-cell>
          <table:table-cell office:value-type="float" office:value="2352.84" calcext:value-type="float">
            <text:p>2352.84</text:p>
          </table:table-cell>
          <table:table-cell office:value-type="float" office:value="2700.57" calcext:value-type="float">
            <text:p>2700.57</text:p>
          </table:table-cell>
        </table:table-row>
        <table:table-row table:style-name="ro1">
          <table:table-cell office:value-type="float" office:value="16974988" calcext:value-type="float">
            <text:p>16974988</text:p>
          </table:table-cell>
          <table:table-cell table:formula="of:=[.A1063]/1000/(60*60*24)" office:value-type="time" office:time-value="PT04H42M54.988S" calcext:value-type="time">
            <text:p>04:42:55</text:p>
          </table:table-cell>
          <table:table-cell office:value-type="float" office:value="1.03" calcext:value-type="float">
            <text:p>1.0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16.69" calcext:value-type="float">
            <text:p>516.69</text:p>
          </table:table-cell>
          <table:table-cell office:value-type="float" office:value="2355.06" calcext:value-type="float">
            <text:p>2355.06</text:p>
          </table:table-cell>
          <table:table-cell office:value-type="float" office:value="2702.87" calcext:value-type="float">
            <text:p>2702.87</text:p>
          </table:table-cell>
        </table:table-row>
        <table:table-row table:style-name="ro1">
          <table:table-cell office:value-type="float" office:value="16990988" calcext:value-type="float">
            <text:p>16990988</text:p>
          </table:table-cell>
          <table:table-cell table:formula="of:=[.A1064]/1000/(60*60*24)" office:value-type="time" office:time-value="PT04H43M10.988S" calcext:value-type="time">
            <text:p>04:43:11</text:p>
          </table:table-cell>
          <table:table-cell office:value-type="float" office:value="1.03" calcext:value-type="float">
            <text:p>1.03</text:p>
          </table:table-cell>
          <table:table-cell office:value-type="float" office:value="499.6" calcext:value-type="float">
            <text:p>499.6</text:p>
          </table:table-cell>
          <table:table-cell office:value-type="float" office:value="514.57" calcext:value-type="float">
            <text:p>514.57</text:p>
          </table:table-cell>
          <table:table-cell office:value-type="float" office:value="2357.27" calcext:value-type="float">
            <text:p>2357.27</text:p>
          </table:table-cell>
          <table:table-cell office:value-type="float" office:value="2705.16" calcext:value-type="float">
            <text:p>2705.16</text:p>
          </table:table-cell>
        </table:table-row>
        <table:table-row table:style-name="ro1">
          <table:table-cell office:value-type="float" office:value="17006988" calcext:value-type="float">
            <text:p>17006988</text:p>
          </table:table-cell>
          <table:table-cell table:formula="of:=[.A1065]/1000/(60*60*24)" office:value-type="time" office:time-value="PT04H43M26.988S" calcext:value-type="time">
            <text:p>04:43:27</text:p>
          </table:table-cell>
          <table:table-cell office:value-type="float" office:value="1.03" calcext:value-type="float">
            <text:p>1.0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14.47" calcext:value-type="float">
            <text:p>514.47</text:p>
          </table:table-cell>
          <table:table-cell office:value-type="float" office:value="2359.49" calcext:value-type="float">
            <text:p>2359.49</text:p>
          </table:table-cell>
          <table:table-cell office:value-type="float" office:value="2707.46" calcext:value-type="float">
            <text:p>2707.46</text:p>
          </table:table-cell>
        </table:table-row>
        <table:table-row table:style-name="ro1">
          <table:table-cell office:value-type="float" office:value="17022989" calcext:value-type="float">
            <text:p>17022989</text:p>
          </table:table-cell>
          <table:table-cell table:formula="of:=[.A1066]/1000/(60*60*24)" office:value-type="time" office:time-value="PT04H43M42.989S" calcext:value-type="time">
            <text:p>04:43:43</text:p>
          </table:table-cell>
          <table:table-cell office:value-type="float" office:value="1.03" calcext:value-type="float">
            <text:p>1.03</text:p>
          </table:table-cell>
          <table:table-cell office:value-type="float" office:value="499.6" calcext:value-type="float">
            <text:p>499.6</text:p>
          </table:table-cell>
          <table:table-cell office:value-type="float" office:value="514.57" calcext:value-type="float">
            <text:p>514.57</text:p>
          </table:table-cell>
          <table:table-cell office:value-type="float" office:value="2361.71" calcext:value-type="float">
            <text:p>2361.71</text:p>
          </table:table-cell>
          <table:table-cell office:value-type="float" office:value="2709.75" calcext:value-type="float">
            <text:p>2709.75</text:p>
          </table:table-cell>
        </table:table-row>
        <table:table-row table:style-name="ro1">
          <table:table-cell office:value-type="float" office:value="17038989" calcext:value-type="float">
            <text:p>17038989</text:p>
          </table:table-cell>
          <table:table-cell table:formula="of:=[.A1067]/1000/(60*60*24)" office:value-type="time" office:time-value="PT04H43M58.989S" calcext:value-type="time">
            <text:p>04:43:59</text:p>
          </table:table-cell>
          <table:table-cell office:value-type="float" office:value="1.03" calcext:value-type="float">
            <text:p>1.0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14.49" calcext:value-type="float">
            <text:p>514.49</text:p>
          </table:table-cell>
          <table:table-cell office:value-type="float" office:value="2363.93" calcext:value-type="float">
            <text:p>2363.93</text:p>
          </table:table-cell>
          <table:table-cell office:value-type="float" office:value="2712.04" calcext:value-type="float">
            <text:p>2712.04</text:p>
          </table:table-cell>
        </table:table-row>
        <table:table-row table:style-name="ro1">
          <table:table-cell office:value-type="float" office:value="17054988" calcext:value-type="float">
            <text:p>17054988</text:p>
          </table:table-cell>
          <table:table-cell table:formula="of:=[.A1068]/1000/(60*60*24)" office:value-type="time" office:time-value="PT04H44M14.988S" calcext:value-type="time">
            <text:p>04:44:15</text:p>
          </table:table-cell>
          <table:table-cell office:value-type="float" office:value="1.03" calcext:value-type="float">
            <text:p>1.03</text:p>
          </table:table-cell>
          <table:table-cell office:value-type="float" office:value="499.6" calcext:value-type="float">
            <text:p>499.6</text:p>
          </table:table-cell>
          <table:table-cell office:value-type="float" office:value="514.55" calcext:value-type="float">
            <text:p>514.55</text:p>
          </table:table-cell>
          <table:table-cell office:value-type="float" office:value="2366.15" calcext:value-type="float">
            <text:p>2366.15</text:p>
          </table:table-cell>
          <table:table-cell office:value-type="float" office:value="2714.32" calcext:value-type="float">
            <text:p>2714.32</text:p>
          </table:table-cell>
        </table:table-row>
        <table:table-row table:style-name="ro1">
          <table:table-cell office:value-type="float" office:value="17070988" calcext:value-type="float">
            <text:p>17070988</text:p>
          </table:table-cell>
          <table:table-cell table:formula="of:=[.A1069]/1000/(60*60*24)" office:value-type="time" office:time-value="PT04H44M30.988S" calcext:value-type="time">
            <text:p>04:44:31</text:p>
          </table:table-cell>
          <table:table-cell office:value-type="float" office:value="1.03" calcext:value-type="float">
            <text:p>1.03</text:p>
          </table:table-cell>
          <table:table-cell office:value-type="float" office:value="499.2" calcext:value-type="float">
            <text:p>499.2</text:p>
          </table:table-cell>
          <table:table-cell office:value-type="float" office:value="512.13" calcext:value-type="float">
            <text:p>512.13</text:p>
          </table:table-cell>
          <table:table-cell office:value-type="float" office:value="2368.37" calcext:value-type="float">
            <text:p>2368.37</text:p>
          </table:table-cell>
          <table:table-cell office:value-type="float" office:value="2716.61" calcext:value-type="float">
            <text:p>2716.61</text:p>
          </table:table-cell>
        </table:table-row>
        <table:table-row table:style-name="ro1">
          <table:table-cell office:value-type="float" office:value="17086989" calcext:value-type="float">
            <text:p>17086989</text:p>
          </table:table-cell>
          <table:table-cell table:formula="of:=[.A1070]/1000/(60*60*24)" office:value-type="time" office:time-value="PT04H44M46.989S" calcext:value-type="time">
            <text:p>04:44:47</text:p>
          </table:table-cell>
          <table:table-cell office:value-type="float" office:value="1.03" calcext:value-type="float">
            <text:p>1.0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12.46" calcext:value-type="float">
            <text:p>512.46</text:p>
          </table:table-cell>
          <table:table-cell office:value-type="float" office:value="2370.59" calcext:value-type="float">
            <text:p>2370.59</text:p>
          </table:table-cell>
          <table:table-cell office:value-type="float" office:value="2718.89" calcext:value-type="float">
            <text:p>2718.89</text:p>
          </table:table-cell>
        </table:table-row>
        <table:table-row table:style-name="ro1">
          <table:table-cell office:value-type="float" office:value="17102988" calcext:value-type="float">
            <text:p>17102988</text:p>
          </table:table-cell>
          <table:table-cell table:formula="of:=[.A1071]/1000/(60*60*24)" office:value-type="time" office:time-value="PT04H45M02.988S" calcext:value-type="time">
            <text:p>04:45:03</text:p>
          </table:table-cell>
          <table:table-cell office:value-type="float" office:value="1.03" calcext:value-type="float">
            <text:p>1.03</text:p>
          </table:table-cell>
          <table:table-cell office:value-type="float" office:value="499.4" calcext:value-type="float">
            <text:p>499.4</text:p>
          </table:table-cell>
          <table:table-cell office:value-type="float" office:value="512.35" calcext:value-type="float">
            <text:p>512.35</text:p>
          </table:table-cell>
          <table:table-cell office:value-type="float" office:value="2372.81" calcext:value-type="float">
            <text:p>2372.81</text:p>
          </table:table-cell>
          <table:table-cell office:value-type="float" office:value="2721.17" calcext:value-type="float">
            <text:p>2721.17</text:p>
          </table:table-cell>
        </table:table-row>
        <table:table-row table:style-name="ro1">
          <table:table-cell office:value-type="float" office:value="17118988" calcext:value-type="float">
            <text:p>17118988</text:p>
          </table:table-cell>
          <table:table-cell table:formula="of:=[.A1072]/1000/(60*60*24)" office:value-type="time" office:time-value="PT04H45M18.988S" calcext:value-type="time">
            <text:p>04:45:19</text:p>
          </table:table-cell>
          <table:table-cell office:value-type="float" office:value="1.02" calcext:value-type="float">
            <text:p>1.02</text:p>
          </table:table-cell>
          <table:table-cell office:value-type="float" office:value="499.6" calcext:value-type="float">
            <text:p>499.6</text:p>
          </table:table-cell>
          <table:table-cell office:value-type="float" office:value="510.57" calcext:value-type="float">
            <text:p>510.57</text:p>
          </table:table-cell>
          <table:table-cell office:value-type="float" office:value="2375.03" calcext:value-type="float">
            <text:p>2375.03</text:p>
          </table:table-cell>
          <table:table-cell office:value-type="float" office:value="2723.45" calcext:value-type="float">
            <text:p>2723.45</text:p>
          </table:table-cell>
        </table:table-row>
        <table:table-row table:style-name="ro1">
          <table:table-cell office:value-type="float" office:value="17134988" calcext:value-type="float">
            <text:p>17134988</text:p>
          </table:table-cell>
          <table:table-cell table:formula="of:=[.A1073]/1000/(60*60*24)" office:value-type="time" office:time-value="PT04H45M34.988S" calcext:value-type="time">
            <text:p>04:45:35</text:p>
          </table:table-cell>
          <table:table-cell office:value-type="float" office:value="1.02" calcext:value-type="float">
            <text:p>1.02</text:p>
          </table:table-cell>
          <table:table-cell office:value-type="float" office:value="499.8" calcext:value-type="float">
            <text:p>499.8</text:p>
          </table:table-cell>
          <table:table-cell office:value-type="float" office:value="510.77" calcext:value-type="float">
            <text:p>510.77</text:p>
          </table:table-cell>
          <table:table-cell office:value-type="float" office:value="2377.25" calcext:value-type="float">
            <text:p>2377.25</text:p>
          </table:table-cell>
          <table:table-cell office:value-type="float" office:value="2725.72" calcext:value-type="float">
            <text:p>2725.72</text:p>
          </table:table-cell>
        </table:table-row>
        <table:table-row table:style-name="ro1">
          <table:table-cell office:value-type="float" office:value="17150988" calcext:value-type="float">
            <text:p>17150988</text:p>
          </table:table-cell>
          <table:table-cell table:formula="of:=[.A1074]/1000/(60*60*24)" office:value-type="time" office:time-value="PT04H45M50.988S" calcext:value-type="time">
            <text:p>04:45:51</text:p>
          </table:table-cell>
          <table:table-cell office:value-type="float" office:value="1.02" calcext:value-type="float">
            <text:p>1.0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10.27" calcext:value-type="float">
            <text:p>510.27</text:p>
          </table:table-cell>
          <table:table-cell office:value-type="float" office:value="2379.47" calcext:value-type="float">
            <text:p>2379.47</text:p>
          </table:table-cell>
          <table:table-cell office:value-type="float" office:value="2727.99" calcext:value-type="float">
            <text:p>2727.99</text:p>
          </table:table-cell>
        </table:table-row>
        <table:table-row table:style-name="ro1">
          <table:table-cell office:value-type="float" office:value="17166989" calcext:value-type="float">
            <text:p>17166989</text:p>
          </table:table-cell>
          <table:table-cell table:formula="of:=[.A1075]/1000/(60*60*24)" office:value-type="time" office:time-value="PT04H46M06.989S" calcext:value-type="time">
            <text:p>04:46:07</text:p>
          </table:table-cell>
          <table:table-cell office:value-type="float" office:value="1.02" calcext:value-type="float">
            <text:p>1.02</text:p>
          </table:table-cell>
          <table:table-cell office:value-type="float" office:value="499.4" calcext:value-type="float">
            <text:p>499.4</text:p>
          </table:table-cell>
          <table:table-cell office:value-type="float" office:value="510.36" calcext:value-type="float">
            <text:p>510.36</text:p>
          </table:table-cell>
          <table:table-cell office:value-type="float" office:value="2381.69" calcext:value-type="float">
            <text:p>2381.69</text:p>
          </table:table-cell>
          <table:table-cell office:value-type="float" office:value="2730.26" calcext:value-type="float">
            <text:p>2730.26</text:p>
          </table:table-cell>
        </table:table-row>
        <table:table-row table:style-name="ro1">
          <table:table-cell office:value-type="float" office:value="17182988" calcext:value-type="float">
            <text:p>17182988</text:p>
          </table:table-cell>
          <table:table-cell table:formula="of:=[.A1076]/1000/(60*60*24)" office:value-type="time" office:time-value="PT04H46M22.988S" calcext:value-type="time">
            <text:p>04:46:23</text:p>
          </table:table-cell>
          <table:table-cell office:value-type="float" office:value="1.02" calcext:value-type="float">
            <text:p>1.02</text:p>
          </table:table-cell>
          <table:table-cell office:value-type="float" office:value="499.4" calcext:value-type="float">
            <text:p>499.4</text:p>
          </table:table-cell>
          <table:table-cell office:value-type="float" office:value="510.36" calcext:value-type="float">
            <text:p>510.36</text:p>
          </table:table-cell>
          <table:table-cell office:value-type="float" office:value="2383.91" calcext:value-type="float">
            <text:p>2383.91</text:p>
          </table:table-cell>
          <table:table-cell office:value-type="float" office:value="2732.53" calcext:value-type="float">
            <text:p>2732.53</text:p>
          </table:table-cell>
        </table:table-row>
        <table:table-row table:style-name="ro1">
          <table:table-cell office:value-type="float" office:value="17198988" calcext:value-type="float">
            <text:p>17198988</text:p>
          </table:table-cell>
          <table:table-cell table:formula="of:=[.A1077]/1000/(60*60*24)" office:value-type="time" office:time-value="PT04H46M38.988S" calcext:value-type="time">
            <text:p>04:46:39</text:p>
          </table:table-cell>
          <table:table-cell office:value-type="float" office:value="1.02" calcext:value-type="float">
            <text:p>1.0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08.69" calcext:value-type="float">
            <text:p>508.69</text:p>
          </table:table-cell>
          <table:table-cell office:value-type="float" office:value="2386.13" calcext:value-type="float">
            <text:p>2386.13</text:p>
          </table:table-cell>
          <table:table-cell office:value-type="float" office:value="2734.79" calcext:value-type="float">
            <text:p>2734.79</text:p>
          </table:table-cell>
        </table:table-row>
        <table:table-row table:style-name="ro1">
          <table:table-cell office:value-type="float" office:value="17214989" calcext:value-type="float">
            <text:p>17214989</text:p>
          </table:table-cell>
          <table:table-cell table:formula="of:=[.A1078]/1000/(60*60*24)" office:value-type="time" office:time-value="PT04H46M54.989S" calcext:value-type="time">
            <text:p>04:46:55</text:p>
          </table:table-cell>
          <table:table-cell office:value-type="float" office:value="1.02" calcext:value-type="float">
            <text:p>1.02</text:p>
          </table:table-cell>
          <table:table-cell office:value-type="float" office:value="499.4" calcext:value-type="float">
            <text:p>499.4</text:p>
          </table:table-cell>
          <table:table-cell office:value-type="float" office:value="508.36" calcext:value-type="float">
            <text:p>508.36</text:p>
          </table:table-cell>
          <table:table-cell office:value-type="float" office:value="2388.35" calcext:value-type="float">
            <text:p>2388.35</text:p>
          </table:table-cell>
          <table:table-cell office:value-type="float" office:value="2737.05" calcext:value-type="float">
            <text:p>2737.05</text:p>
          </table:table-cell>
        </table:table-row>
        <table:table-row table:style-name="ro1">
          <table:table-cell office:value-type="float" office:value="17230988" calcext:value-type="float">
            <text:p>17230988</text:p>
          </table:table-cell>
          <table:table-cell table:formula="of:=[.A1079]/1000/(60*60*24)" office:value-type="time" office:time-value="PT04H47M10.988S" calcext:value-type="time">
            <text:p>04:47:11</text:p>
          </table:table-cell>
          <table:table-cell office:value-type="float" office:value="1.02" calcext:value-type="float">
            <text:p>1.0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08.07" calcext:value-type="float">
            <text:p>508.07</text:p>
          </table:table-cell>
          <table:table-cell office:value-type="float" office:value="2390.57" calcext:value-type="float">
            <text:p>2390.57</text:p>
          </table:table-cell>
          <table:table-cell office:value-type="float" office:value="2739.31" calcext:value-type="float">
            <text:p>2739.31</text:p>
          </table:table-cell>
        </table:table-row>
        <table:table-row table:style-name="ro1">
          <table:table-cell office:value-type="float" office:value="17246988" calcext:value-type="float">
            <text:p>17246988</text:p>
          </table:table-cell>
          <table:table-cell table:formula="of:=[.A1080]/1000/(60*60*24)" office:value-type="time" office:time-value="PT04H47M26.988S" calcext:value-type="time">
            <text:p>04:47:27</text:p>
          </table:table-cell>
          <table:table-cell office:value-type="float" office:value="1.02" calcext:value-type="float">
            <text:p>1.02</text:p>
          </table:table-cell>
          <table:table-cell office:value-type="float" office:value="499.4" calcext:value-type="float">
            <text:p>499.4</text:p>
          </table:table-cell>
          <table:table-cell office:value-type="float" office:value="508.35" calcext:value-type="float">
            <text:p>508.35</text:p>
          </table:table-cell>
          <table:table-cell office:value-type="float" office:value="2392.79" calcext:value-type="float">
            <text:p>2392.79</text:p>
          </table:table-cell>
          <table:table-cell office:value-type="float" office:value="2741.57" calcext:value-type="float">
            <text:p>2741.57</text:p>
          </table:table-cell>
        </table:table-row>
        <table:table-row table:style-name="ro1">
          <table:table-cell office:value-type="float" office:value="17262989" calcext:value-type="float">
            <text:p>17262989</text:p>
          </table:table-cell>
          <table:table-cell table:formula="of:=[.A1081]/1000/(60*60*24)" office:value-type="time" office:time-value="PT04H47M42.989S" calcext:value-type="time">
            <text:p>04:47:43</text:p>
          </table:table-cell>
          <table:table-cell office:value-type="float" office:value="1.01" calcext:value-type="float">
            <text:p>1.01</text:p>
          </table:table-cell>
          <table:table-cell office:value-type="float" office:value="499.4" calcext:value-type="float">
            <text:p>499.4</text:p>
          </table:table-cell>
          <table:table-cell office:value-type="float" office:value="506.36" calcext:value-type="float">
            <text:p>506.36</text:p>
          </table:table-cell>
          <table:table-cell office:value-type="float" office:value="2395.01" calcext:value-type="float">
            <text:p>2395.01</text:p>
          </table:table-cell>
          <table:table-cell office:value-type="float" office:value="2743.82" calcext:value-type="float">
            <text:p>2743.82</text:p>
          </table:table-cell>
        </table:table-row>
        <table:table-row table:style-name="ro1">
          <table:table-cell office:value-type="float" office:value="17278988" calcext:value-type="float">
            <text:p>17278988</text:p>
          </table:table-cell>
          <table:table-cell table:formula="of:=[.A1082]/1000/(60*60*24)" office:value-type="time" office:time-value="PT04H47M58.988S" calcext:value-type="time">
            <text:p>04:47:59</text:p>
          </table:table-cell>
          <table:table-cell office:value-type="float" office:value="1.01" calcext:value-type="float">
            <text:p>1.01</text:p>
          </table:table-cell>
          <table:table-cell office:value-type="float" office:value="501" calcext:value-type="float">
            <text:p>501</text:p>
          </table:table-cell>
          <table:table-cell office:value-type="float" office:value="508.06" calcext:value-type="float">
            <text:p>508.06</text:p>
          </table:table-cell>
          <table:table-cell office:value-type="float" office:value="2397.24" calcext:value-type="float">
            <text:p>2397.24</text:p>
          </table:table-cell>
          <table:table-cell office:value-type="float" office:value="2746.07" calcext:value-type="float">
            <text:p>2746.07</text:p>
          </table:table-cell>
        </table:table-row>
        <table:table-row table:style-name="ro1">
          <table:table-cell office:value-type="float" office:value="17294988" calcext:value-type="float">
            <text:p>17294988</text:p>
          </table:table-cell>
          <table:table-cell table:formula="of:=[.A1083]/1000/(60*60*24)" office:value-type="time" office:time-value="PT04H48M14.988S" calcext:value-type="time">
            <text:p>04:48:15</text:p>
          </table:table-cell>
          <table:table-cell office:value-type="float" office:value="1.01" calcext:value-type="float">
            <text:p>1.0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04.28" calcext:value-type="float">
            <text:p>504.28</text:p>
          </table:table-cell>
          <table:table-cell office:value-type="float" office:value="2399.46" calcext:value-type="float">
            <text:p>2399.46</text:p>
          </table:table-cell>
          <table:table-cell office:value-type="float" office:value="2748.32" calcext:value-type="float">
            <text:p>2748.32</text:p>
          </table:table-cell>
        </table:table-row>
        <table:table-row table:style-name="ro1">
          <table:table-cell office:value-type="float" office:value="17310988" calcext:value-type="float">
            <text:p>17310988</text:p>
          </table:table-cell>
          <table:table-cell table:formula="of:=[.A1084]/1000/(60*60*24)" office:value-type="time" office:time-value="PT04H48M30.988S" calcext:value-type="time">
            <text:p>04:48:31</text:p>
          </table:table-cell>
          <table:table-cell office:value-type="float" office:value="1.01" calcext:value-type="float">
            <text:p>1.0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04.49" calcext:value-type="float">
            <text:p>504.49</text:p>
          </table:table-cell>
          <table:table-cell office:value-type="float" office:value="2401.68" calcext:value-type="float">
            <text:p>2401.68</text:p>
          </table:table-cell>
          <table:table-cell office:value-type="float" office:value="2750.56" calcext:value-type="float">
            <text:p>2750.56</text:p>
          </table:table-cell>
        </table:table-row>
        <table:table-row table:style-name="ro1">
          <table:table-cell office:value-type="float" office:value="17326988" calcext:value-type="float">
            <text:p>17326988</text:p>
          </table:table-cell>
          <table:table-cell table:formula="of:=[.A1085]/1000/(60*60*24)" office:value-type="time" office:time-value="PT04H48M46.988S" calcext:value-type="time">
            <text:p>04:48:47</text:p>
          </table:table-cell>
          <table:table-cell office:value-type="float" office:value="1.01" calcext:value-type="float">
            <text:p>1.0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02.5" calcext:value-type="float">
            <text:p>502.5</text:p>
          </table:table-cell>
          <table:table-cell office:value-type="float" office:value="2403.9" calcext:value-type="float">
            <text:p>2403.9</text:p>
          </table:table-cell>
          <table:table-cell office:value-type="float" office:value="2752.79" calcext:value-type="float">
            <text:p>2752.79</text:p>
          </table:table-cell>
        </table:table-row>
        <table:table-row table:style-name="ro1">
          <table:table-cell office:value-type="float" office:value="17342988" calcext:value-type="float">
            <text:p>17342988</text:p>
          </table:table-cell>
          <table:table-cell table:formula="of:=[.A1086]/1000/(60*60*24)" office:value-type="time" office:time-value="PT04H49M02.988S" calcext:value-type="time">
            <text:p>04:49:03</text:p>
          </table:table-cell>
          <table:table-cell office:value-type="float" office:value="1.01" calcext:value-type="float">
            <text:p>1.0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02.5" calcext:value-type="float">
            <text:p>502.5</text:p>
          </table:table-cell>
          <table:table-cell office:value-type="float" office:value="2406.12" calcext:value-type="float">
            <text:p>2406.12</text:p>
          </table:table-cell>
          <table:table-cell office:value-type="float" office:value="2755.03" calcext:value-type="float">
            <text:p>2755.03</text:p>
          </table:table-cell>
        </table:table-row>
        <table:table-row table:style-name="ro1">
          <table:table-cell office:value-type="float" office:value="17358989" calcext:value-type="float">
            <text:p>17358989</text:p>
          </table:table-cell>
          <table:table-cell table:formula="of:=[.A1087]/1000/(60*60*24)" office:value-type="time" office:time-value="PT04H49M18.989S" calcext:value-type="time">
            <text:p>04:49:19</text:p>
          </table:table-cell>
          <table:table-cell office:value-type="float" office:value="1" calcext:value-type="float">
            <text:p>1</text:p>
          </table:table-cell>
          <table:table-cell office:value-type="float" office:value="499.6" calcext:value-type="float">
            <text:p>499.6</text:p>
          </table:table-cell>
          <table:table-cell office:value-type="float" office:value="500.57" calcext:value-type="float">
            <text:p>500.57</text:p>
          </table:table-cell>
          <table:table-cell office:value-type="float" office:value="2408.34" calcext:value-type="float">
            <text:p>2408.34</text:p>
          </table:table-cell>
          <table:table-cell office:value-type="float" office:value="2757.26" calcext:value-type="float">
            <text:p>2757.26</text:p>
          </table:table-cell>
        </table:table-row>
        <table:table-row table:style-name="ro1">
          <table:table-cell office:value-type="float" office:value="17374989" calcext:value-type="float">
            <text:p>17374989</text:p>
          </table:table-cell>
          <table:table-cell table:formula="of:=[.A1088]/1000/(60*60*24)" office:value-type="time" office:time-value="PT04H49M34.989S" calcext:value-type="time">
            <text:p>04:49:35</text:p>
          </table:table-cell>
          <table:table-cell office:value-type="float" office:value="1" calcext:value-type="float">
            <text:p>1</text:p>
          </table:table-cell>
          <table:table-cell office:value-type="float" office:value="499.4" calcext:value-type="float">
            <text:p>499.4</text:p>
          </table:table-cell>
          <table:table-cell office:value-type="float" office:value="500.37" calcext:value-type="float">
            <text:p>500.37</text:p>
          </table:table-cell>
          <table:table-cell office:value-type="float" office:value="2410.56" calcext:value-type="float">
            <text:p>2410.56</text:p>
          </table:table-cell>
          <table:table-cell office:value-type="float" office:value="2759.48" calcext:value-type="float">
            <text:p>2759.48</text:p>
          </table:table-cell>
        </table:table-row>
        <table:table-row table:style-name="ro1">
          <table:table-cell office:value-type="float" office:value="17381988" calcext:value-type="float">
            <text:p>17381988</text:p>
          </table:table-cell>
          <table:table-cell table:formula="of:=[.A1089]/1000/(60*60*24)" office:value-type="time" office:time-value="PT04H49M41.988S" calcext:value-type="time">
            <text:p>04:49:42</text:p>
          </table:table-cell>
          <table:table-cell office:value-type="float" office:value="1" calcext:value-type="float">
            <text:p>1</text:p>
          </table:table-cell>
          <table:table-cell office:value-type="float" office:value="499.52" calcext:value-type="float">
            <text:p>499.52</text:p>
          </table:table-cell>
          <table:table-cell office:value-type="float" office:value="498.5" calcext:value-type="float">
            <text:p>498.5</text:p>
          </table:table-cell>
          <table:table-cell office:value-type="float" office:value="2411.53" calcext:value-type="float">
            <text:p>2411.53</text:p>
          </table:table-cell>
          <table:table-cell office:value-type="float" office:value="2760.46" calcext:value-type="float">
            <text:p>2760.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6">00.00.0000</text:date>, <text:time style:data-style-name="N2" text:time-value="22:35:47.92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09-06T22:36:20.506000000</dc:date>
    <meta:editing-duration>PT6M6S</meta:editing-duration>
    <meta:editing-cycles>2</meta:editing-cycles>
    <meta:generator>LibreOffice/7.0.0.3$Windows_X86_64 LibreOffice_project/8061b3e9204bef6b321a21033174034a5e2ea88e</meta:generator>
    <meta:document-statistic meta:table-count="1" meta:cell-count="7623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832cm" svg:height="15.088cm" xlink:href=".." xlink:type="simple" chart:class="chart:line" chart:style-name="ch1">
        <chart:title svg:x="11.11cm" svg:y="0.437cm" chart:style-name="ch2">
          <text:p>MPower AA @0.2C #1</text:p>
        </chart:title>
        <chart:legend chart:legend-position="end" svg:x="24.377cm" svg:y="7.245cm" style:legend-expansion="high" chart:style-name="ch3"/>
        <chart:plot-area chart:style-name="ch4" table:cell-range-address="LOGGER00.B1:LOGGER00.C1089" chart:data-source-has-labels="both" svg:x="0.536cm" svg:y="1.517cm" svg:width="23.305cm" svg:height="13.27cm">
          <chart:coordinate-region svg:x="1.448cm" svg:y="1.517cm" svg:width="22.356cm" svg:height="11.941cm"/>
          <chart:axis chart:dimension="x" chart:name="primary-x" chart:style-name="ch5" chartooo:axis-type="auto">
            <chartooo:date-scale/>
            <chart:categories table:cell-range-address="LOGGER00.B2:LOGGER00.B108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0.C2:LOGGER00.C1089" chart:label-cell-address="LOGGER00.C1:LOGGER00.C1" chart:class="chart:line">
            <chart:data-point chart:repeated="108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0.C1:LOGGER00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0.B2:LOGGER00.B1089</svg:desc>
                </draw:g>
              </table:table-cell>
              <table:table-cell office:value-type="float" office:value="1.27">
                <text:p>1.27</text:p>
                <draw:g>
                  <svg:desc>LOGGER00.C2:LOGGER00.C1089</svg:desc>
                </draw:g>
              </table:table-cell>
            </table:table-row>
            <table:table-row>
              <table:table-cell office:value-type="float" office:value="0.000185046296296296">
                <text:p>0.00018504629629629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0370231481481481">
                <text:p>0.00037023148148148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0555416666666667">
                <text:p>0.00055541666666666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0740613425925926">
                <text:p>0.00074061342592592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0925787037037037">
                <text:p>0.00092578703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111097222222222">
                <text:p>0.00111097222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129615740740741">
                <text:p>0.00129615740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148134259259259">
                <text:p>0.00148134259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166652777777778">
                <text:p>0.00166652777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185171296296296">
                <text:p>0.00185171296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03689814814815">
                <text:p>0.0020368981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222208333333333">
                <text:p>0.00222208333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40726851851852">
                <text:p>0.0024072685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25924537037037">
                <text:p>0.00259245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277763888888889">
                <text:p>0.002777638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296282407407407">
                <text:p>0.0029628240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314800925925926">
                <text:p>0.0031480092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333320601851852">
                <text:p>0.0033332060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351837962962963">
                <text:p>0.0035183796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370356481481481">
                <text:p>0.0037035648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388875">
                <text:p>0.003888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407393518518519">
                <text:p>0.0040739351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425912037037037">
                <text:p>0.004259120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444430555555556">
                <text:p>0.0044443055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462950231481482">
                <text:p>0.0046295023148148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481467592592593">
                <text:p>0.0048146759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499986111111111">
                <text:p>0.0049998611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51850462962963">
                <text:p>0.005185046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537023148148148">
                <text:p>0.0053702314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555541666666667">
                <text:p>0.0055554166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574061342592593">
                <text:p>0.0057406134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592579861111111">
                <text:p>0.005925798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611097222222222">
                <text:p>0.0061109722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29615740740741">
                <text:p>0.006296157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648134259259259">
                <text:p>0.006481342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666652777777778">
                <text:p>0.006666527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685171296296296">
                <text:p>0.006851712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703689814814815">
                <text:p>0.007036898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722208333333333">
                <text:p>0.007222083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740726851851852">
                <text:p>0.007407268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75924537037037">
                <text:p>0.0075924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777763888888889">
                <text:p>0.0077776388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796282407407407">
                <text:p>0.007962824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814802083333333">
                <text:p>0.008148020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833319444444444">
                <text:p>0.008333194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851837962962963">
                <text:p>0.008518379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870356481481482">
                <text:p>0.0087035648148148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888875">
                <text:p>0.008888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907393518518519">
                <text:p>0.0090739351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925912037037037">
                <text:p>0.009259120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944430555555556">
                <text:p>0.009444305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962950231481481">
                <text:p>0.0096295023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981467592592593">
                <text:p>0.009814675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999986111111111">
                <text:p>0.009999861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01850462962963">
                <text:p>0.01018504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03702430555556">
                <text:p>0.010370243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05554166666667">
                <text:p>0.010555416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07406018518519">
                <text:p>0.010740601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0925787037037">
                <text:p>0.0109257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11109722222222">
                <text:p>0.01111097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12961574074074">
                <text:p>0.011296157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14813425925926">
                <text:p>0.01148134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16665277777778">
                <text:p>0.01166652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1851712962963">
                <text:p>0.011851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20368981481482">
                <text:p>0.0120368981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22220833333333">
                <text:p>0.0122220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24072685185185">
                <text:p>0.0124072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25924652777778">
                <text:p>0.012592465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2777650462963">
                <text:p>0.012777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29628240740741">
                <text:p>0.0129628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31480092592593">
                <text:p>0.0131480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33331944444444">
                <text:p>0.0133331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35183796296296">
                <text:p>0.0135183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37035648148148">
                <text:p>0.013703564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388875">
                <text:p>0.01388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40739351851852">
                <text:p>0.0140739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42591319444444">
                <text:p>0.014259131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44443055555556">
                <text:p>0.014444305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46295023148148">
                <text:p>0.014629502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48146759259259">
                <text:p>0.0148146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49998726851852">
                <text:p>0.014999872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51850462962963">
                <text:p>0.015185046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53702430555556">
                <text:p>0.015370243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55554166666667">
                <text:p>0.015555416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57406018518519">
                <text:p>0.0157406018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59257986111111">
                <text:p>0.015925798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61109722222222">
                <text:p>0.016110972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62961574074074">
                <text:p>0.016296157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64813425925926">
                <text:p>0.016481342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66665277777778">
                <text:p>0.016666527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6851712962963">
                <text:p>0.0168517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70368981481481">
                <text:p>0.017036898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72105208333333">
                <text:p>0.017210520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73957060185185">
                <text:p>0.017395706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75808796296296">
                <text:p>0.017580879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77660648148148">
                <text:p>0.017766064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795125">
                <text:p>0.01795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81364351851852">
                <text:p>0.018136435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83216203703704">
                <text:p>0.018321620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85068055555556">
                <text:p>0.018506805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86919907407407">
                <text:p>0.018691990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88771759259259">
                <text:p>0.018877175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90623726851852">
                <text:p>0.019062372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92475462962963">
                <text:p>0.019247546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94327314814815">
                <text:p>0.019432731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96179166666667">
                <text:p>0.019617916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98031018518519">
                <text:p>0.0198031018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9988287037037">
                <text:p>0.0199882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01734722222222">
                <text:p>0.020173472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03586574074074">
                <text:p>0.020358657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05438425925926">
                <text:p>0.020543842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07290277777778">
                <text:p>0.020729027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0914212962963">
                <text:p>0.0209142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10993981481481">
                <text:p>0.021099398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12845833333333">
                <text:p>0.021284583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14697685185185">
                <text:p>0.021469768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16549652777778">
                <text:p>0.021654965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18401388888889">
                <text:p>0.021840138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20253240740741">
                <text:p>0.022025324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22105092592593">
                <text:p>0.022210509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23956944444444">
                <text:p>0.022395694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25808796296296">
                <text:p>0.022580879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27660648148148">
                <text:p>0.022766064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295125">
                <text:p>0.02295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31364351851852">
                <text:p>0.023136435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33216203703704">
                <text:p>0.023321620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35068055555555">
                <text:p>0.023506805555555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36919907407407">
                <text:p>0.023691990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38771875">
                <text:p>0.0238771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40623726851852">
                <text:p>0.024062372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42475462962963">
                <text:p>0.024247546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44327314814815">
                <text:p>0.024432731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46179166666667">
                <text:p>0.024617916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48031018518519">
                <text:p>0.0248031018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49882986111111">
                <text:p>0.024988298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51734837962963">
                <text:p>0.02517348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53586574074074">
                <text:p>0.025358657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55438425925926">
                <text:p>0.025543842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57290277777778">
                <text:p>0.025729027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5914212962963">
                <text:p>0.0259142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60994097222222">
                <text:p>0.026099409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62845833333333">
                <text:p>0.026284583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64697685185185">
                <text:p>0.026469768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66549537037037">
                <text:p>0.02665495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68401388888889">
                <text:p>0.026840138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70253240740741">
                <text:p>0.027025324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72105092592593">
                <text:p>0.027210509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73956944444444">
                <text:p>0.027395694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75808796296296">
                <text:p>0.027580879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77660648148148">
                <text:p>0.027766064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795125">
                <text:p>0.02795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81364351851852">
                <text:p>0.028136435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83216203703704">
                <text:p>0.028321620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85068055555555">
                <text:p>0.028506805555555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86919907407407">
                <text:p>0.028691990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88771875">
                <text:p>0.02887718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90623726851852">
                <text:p>0.029062372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92475462962963">
                <text:p>0.02924754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94327430555556">
                <text:p>0.029432743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96179166666667">
                <text:p>0.029617916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98031018518519">
                <text:p>0.029803101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9988287037037">
                <text:p>0.0299882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01734722222222">
                <text:p>0.030173472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03586574074074">
                <text:p>0.030358657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05438425925926">
                <text:p>0.030543842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07290393518518">
                <text:p>0.0307290393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0914212962963">
                <text:p>0.0309142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10993981481481">
                <text:p>0.031099398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12845833333333">
                <text:p>0.031284583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14697685185185">
                <text:p>0.031469768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16549537037037">
                <text:p>0.03165495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1840150462963">
                <text:p>0.03184015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20253240740741">
                <text:p>0.032025324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22105092592593">
                <text:p>0.032210509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23956944444444">
                <text:p>0.032395694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25808796296296">
                <text:p>0.032580879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27660648148148">
                <text:p>0.032766064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29512615740741">
                <text:p>0.032951261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31364351851852">
                <text:p>0.033136435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33216319444444">
                <text:p>0.033321631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35068055555556">
                <text:p>0.033506805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36920023148148">
                <text:p>0.033692002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38771875">
                <text:p>0.03387718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40623726851852">
                <text:p>0.034062372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42475462962963">
                <text:p>0.03424754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44327314814815">
                <text:p>0.034432731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46179282407407">
                <text:p>0.034617928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48031018518518">
                <text:p>0.0348031018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49882986111111">
                <text:p>0.034988298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51734837962963">
                <text:p>0.03517348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53586689814815">
                <text:p>0.035358668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55438425925926">
                <text:p>0.035543842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57290393518518">
                <text:p>0.0357290393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5914224537037">
                <text:p>0.03591422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60993981481481">
                <text:p>0.036099398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62845833333333">
                <text:p>0.036284583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64697685185185">
                <text:p>0.036469768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66549537037037">
                <text:p>0.03665495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68401388888889">
                <text:p>0.036840138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70253240740741">
                <text:p>0.037025324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72105208333333">
                <text:p>0.037210520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73956944444444">
                <text:p>0.037395694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75808796296296">
                <text:p>0.037580879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77660648148148">
                <text:p>0.037766064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795125">
                <text:p>0.03795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81364351851852">
                <text:p>0.038136435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83216319444444">
                <text:p>0.038321631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85068055555556">
                <text:p>0.038506805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86920023148148">
                <text:p>0.038692002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88771759259259">
                <text:p>0.038877175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90623611111111">
                <text:p>0.039062361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92475462962963">
                <text:p>0.03924754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94327314814815">
                <text:p>0.039432731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96179282407407">
                <text:p>0.039617928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98031018518518">
                <text:p>0.0398031018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9988287037037">
                <text:p>0.0399882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01734722222222">
                <text:p>0.040173472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03586574074074">
                <text:p>0.040358657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05438425925926">
                <text:p>0.040543842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07290393518519">
                <text:p>0.0407290393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0914212962963">
                <text:p>0.0409142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10993981481481">
                <text:p>0.041099398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12845833333333">
                <text:p>0.041284583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14697685185185">
                <text:p>0.041469768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16549537037037">
                <text:p>0.04165495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18401388888889">
                <text:p>0.041840138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20253240740741">
                <text:p>0.042025324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22105208333333">
                <text:p>0.042210520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23956944444444">
                <text:p>0.042395694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25808796296296">
                <text:p>0.042580879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27660763888889">
                <text:p>0.042766076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295125">
                <text:p>0.04295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31364351851852">
                <text:p>0.043136435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33216203703704">
                <text:p>0.043321620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35068055555556">
                <text:p>0.043506805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36919907407407">
                <text:p>0.043691990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38771759259259">
                <text:p>0.043877175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40623726851852">
                <text:p>0.044062372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42475462962963">
                <text:p>0.044247546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444327314814815">
                <text:p>0.044432731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46179166666667">
                <text:p>0.044617916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48031134259259">
                <text:p>0.044803113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4988287037037">
                <text:p>0.0449882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51734722222222">
                <text:p>0.045173472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53586689814815">
                <text:p>0.045358668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455438541666667">
                <text:p>0.045543854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57290277777778">
                <text:p>0.045729027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5914212962963">
                <text:p>0.0459142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60993981481481">
                <text:p>0.046099398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462845949074074">
                <text:p>0.046284594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64697685185185">
                <text:p>0.046469768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66549537037037">
                <text:p>0.04665495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68401388888889">
                <text:p>0.046840138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70253356481481">
                <text:p>0.0470253356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72105208333333">
                <text:p>0.047210520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73956944444444">
                <text:p>0.047395694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475808796296296">
                <text:p>0.047580879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77660648148148">
                <text:p>0.047766064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79512615740741">
                <text:p>0.047951261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481364351851852">
                <text:p>0.048136435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83216203703704">
                <text:p>0.048321620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85068055555556">
                <text:p>0.048506805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86920023148148">
                <text:p>0.048692002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88771759259259">
                <text:p>0.048877175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90623726851852">
                <text:p>0.049062372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92475462962963">
                <text:p>0.04924754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94327314814815">
                <text:p>0.049432731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96179166666667">
                <text:p>0.049617916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98031018518519">
                <text:p>0.049803101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9988287037037">
                <text:p>0.0499882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01734722222222">
                <text:p>0.050173472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03586574074074">
                <text:p>0.050358657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05438425925926">
                <text:p>0.050543842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07290277777778">
                <text:p>0.050729027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0914212962963">
                <text:p>0.0509142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10993981481481">
                <text:p>0.051099398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12845833333333">
                <text:p>0.051284583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14697685185185">
                <text:p>0.051469768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16549537037037">
                <text:p>0.051654953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18401388888889">
                <text:p>0.051840138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20253240740741">
                <text:p>0.052025324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22105092592593">
                <text:p>0.052210509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23957060185185">
                <text:p>0.052395706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25808912037037">
                <text:p>0.05258089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27660763888889">
                <text:p>0.052766076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295125">
                <text:p>0.05295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31364351851852">
                <text:p>0.053136435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33216203703704">
                <text:p>0.053321620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35068055555556">
                <text:p>0.053506805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36919907407407">
                <text:p>0.053691990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38771759259259">
                <text:p>0.053877175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40623726851852">
                <text:p>0.054062372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42475462962963">
                <text:p>0.05424754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44327314814815">
                <text:p>0.054432731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46179282407407">
                <text:p>0.0546179282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48031134259259">
                <text:p>0.054803113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4988287037037">
                <text:p>0.0549882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51734722222222">
                <text:p>0.055173472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53586574074074">
                <text:p>0.055358657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55438541666667">
                <text:p>0.055543854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57290277777778">
                <text:p>0.055729027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5914212962963">
                <text:p>0.0559142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60993981481481">
                <text:p>0.056099398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62845833333333">
                <text:p>0.056284583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64697685185185">
                <text:p>0.056469768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66549652777778">
                <text:p>0.056654965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6840150462963">
                <text:p>0.05684015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70253240740741">
                <text:p>0.057025324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72105092592593">
                <text:p>0.057210509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73956944444444">
                <text:p>0.057395694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75808796296296">
                <text:p>0.057580879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77660648148148">
                <text:p>0.057766064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79512615740741">
                <text:p>0.057951261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81364467592593">
                <text:p>0.058136446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83216203703704">
                <text:p>0.058321620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85068055555556">
                <text:p>0.058506805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86919907407407">
                <text:p>0.058691990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88771759259259">
                <text:p>0.058877175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90623611111111">
                <text:p>0.059062361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92475578703704">
                <text:p>0.059247557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94327314814815">
                <text:p>0.059432731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96179166666667">
                <text:p>0.059617916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98031134259259">
                <text:p>0.059803113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9988287037037">
                <text:p>0.0599882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01734722222222">
                <text:p>0.060173472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03586574074074">
                <text:p>0.060358657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05438541666667">
                <text:p>0.060543854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07290277777778">
                <text:p>0.060729027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0914212962963">
                <text:p>0.0609142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10993981481481">
                <text:p>0.061099398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12845833333333">
                <text:p>0.061284583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14697685185185">
                <text:p>0.061469768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16549537037037">
                <text:p>0.061654953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18401388888889">
                <text:p>0.061840138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20253356481481">
                <text:p>0.062025335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22105092592593">
                <text:p>0.062210509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23956944444444">
                <text:p>0.062395694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25808796296296">
                <text:p>0.062580879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27660648148148">
                <text:p>0.062766064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295125">
                <text:p>0.06295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31364351851852">
                <text:p>0.063136435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33216203703704">
                <text:p>0.063321620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35068055555556">
                <text:p>0.063506805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36919907407408">
                <text:p>0.063691990740740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38771875">
                <text:p>0.06387718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40623726851852">
                <text:p>0.064062372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42475462962963">
                <text:p>0.064247546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44327430555556">
                <text:p>0.064432743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46179166666667">
                <text:p>0.064617916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48031018518519">
                <text:p>0.064803101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4988287037037">
                <text:p>0.0649882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51734837962963">
                <text:p>0.065173483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53586574074074">
                <text:p>0.065358657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55438425925926">
                <text:p>0.065543842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57290277777778">
                <text:p>0.065729027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5914212962963">
                <text:p>0.0659142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60993981481481">
                <text:p>0.066099398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62845833333333">
                <text:p>0.066284583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64697685185185">
                <text:p>0.066469768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66549537037037">
                <text:p>0.066654953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68401388888889">
                <text:p>0.066840138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70253240740741">
                <text:p>0.067025324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72105092592593">
                <text:p>0.067210509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3956944444444">
                <text:p>0.067395694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75808796296296">
                <text:p>0.067580879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77660648148148">
                <text:p>0.067766064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795125">
                <text:p>0.06795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81364467592593">
                <text:p>0.068136446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83216203703704">
                <text:p>0.068321620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85068055555556">
                <text:p>0.068506805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86919907407407">
                <text:p>0.068691990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88771759259259">
                <text:p>0.068877175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90623611111111">
                <text:p>0.069062361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92475462962963">
                <text:p>0.069247546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94327430555556">
                <text:p>0.069432743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96179166666667">
                <text:p>0.069617916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98031134259259">
                <text:p>0.069803113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99882870370371">
                <text:p>0.069988287037037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01734722222222">
                <text:p>0.070173472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03586689814815">
                <text:p>0.070358668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05438541666667">
                <text:p>0.070543854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07290393518519">
                <text:p>0.0707290393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0914224537037">
                <text:p>0.07091422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10993981481482">
                <text:p>0.071099398148148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12845949074074">
                <text:p>0.071284594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14697685185185">
                <text:p>0.071469768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16549537037037">
                <text:p>0.071654953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18401388888889">
                <text:p>0.071840138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20253240740741">
                <text:p>0.072025324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22105092592593">
                <text:p>0.072210509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23956944444445">
                <text:p>0.072395694444444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25808796296296">
                <text:p>0.072580879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27660648148148">
                <text:p>0.072766064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29512615740741">
                <text:p>0.072951261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31364467592593">
                <text:p>0.073136446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33216203703704">
                <text:p>0.073321620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35068055555556">
                <text:p>0.073506805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36919907407407">
                <text:p>0.073691990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38771759259259">
                <text:p>0.073877175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40623611111111">
                <text:p>0.074062361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42475462962963">
                <text:p>0.074247546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44327314814815">
                <text:p>0.074432731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46179282407408">
                <text:p>0.074617928240740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48031018518519">
                <text:p>0.0748031018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4988287037037">
                <text:p>0.0749882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51734837962963">
                <text:p>0.075173483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53586574074074">
                <text:p>0.075358657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55438425925926">
                <text:p>0.075543842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57290277777778">
                <text:p>0.075729027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5914212962963">
                <text:p>0.0759142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60993981481481">
                <text:p>0.076099398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62845833333333">
                <text:p>0.076284583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64697685185185">
                <text:p>0.076469768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66549537037037">
                <text:p>0.076654953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68401388888889">
                <text:p>0.076840138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70253240740741">
                <text:p>0.077025324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72105208333333">
                <text:p>0.077210520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73956944444445">
                <text:p>0.077395694444444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75808796296296">
                <text:p>0.077580879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77660648148148">
                <text:p>0.077766064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795125">
                <text:p>0.07795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81364467592593">
                <text:p>0.078136446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83216203703704">
                <text:p>0.078321620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85068055555556">
                <text:p>0.078506805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86919907407408">
                <text:p>0.078691990740740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88771875">
                <text:p>0.07887718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90623611111111">
                <text:p>0.079062361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92475462962963">
                <text:p>0.079247546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94327314814815">
                <text:p>0.079432731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96179166666667">
                <text:p>0.079617916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98031018518519">
                <text:p>0.0798031018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9988287037037">
                <text:p>0.0799882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01734722222222">
                <text:p>0.080173472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03586574074074">
                <text:p>0.080358657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05438425925926">
                <text:p>0.080543842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07290277777778">
                <text:p>0.080729027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0914224537037">
                <text:p>0.08091422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10993981481482">
                <text:p>0.081099398148148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12845949074074">
                <text:p>0.081284594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14697685185185">
                <text:p>0.081469768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16549537037037">
                <text:p>0.081654953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18401388888889">
                <text:p>0.081840138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20253240740741">
                <text:p>0.082025324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22105092592593">
                <text:p>0.082210509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23956944444445">
                <text:p>0.082395694444444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25808912037037">
                <text:p>0.082580891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27660648148148">
                <text:p>0.082766064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29512615740741">
                <text:p>0.082951261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31364351851852">
                <text:p>0.083136435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33216203703704">
                <text:p>0.083321620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35068055555556">
                <text:p>0.083506805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36920023148148">
                <text:p>0.083692002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38771875">
                <text:p>0.08387718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40623611111111">
                <text:p>0.084062361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42475462962963">
                <text:p>0.084247546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44327430555556">
                <text:p>0.084432743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46179282407407">
                <text:p>0.0846179282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48031134259259">
                <text:p>0.084803113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4988287037037">
                <text:p>0.0849882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51734722222222">
                <text:p>0.0851734722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853586689814815">
                <text:p>0.085358668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55438425925926">
                <text:p>0.085543842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57290277777778">
                <text:p>0.085729027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5914212962963">
                <text:p>0.0859142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60993981481482">
                <text:p>0.086099398148148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62845833333333">
                <text:p>0.086284583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64697685185185">
                <text:p>0.086469768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66549537037037">
                <text:p>0.086654953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6840150462963">
                <text:p>0.08684015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70253356481482">
                <text:p>0.087025335648148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72105092592593">
                <text:p>0.087210509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73956944444445">
                <text:p>0.087395694444444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875808796296296">
                <text:p>0.087580879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77660648148148">
                <text:p>0.087766064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795125">
                <text:p>0.08795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81364467592593">
                <text:p>0.088136446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83216203703704">
                <text:p>0.088321620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85068055555556">
                <text:p>0.088506805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86919907407408">
                <text:p>0.088691990740740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88771759259259">
                <text:p>0.088877175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90623611111111">
                <text:p>0.089062361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92475578703704">
                <text:p>0.089247557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94327430555556">
                <text:p>0.089432743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96179166666667">
                <text:p>0.089617916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98031018518519">
                <text:p>0.0898031018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99882870370371">
                <text:p>0.089988287037037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01734722222222">
                <text:p>0.090173472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03586574074074">
                <text:p>0.090358657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05438425925926">
                <text:p>0.090543842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07290393518518">
                <text:p>0.090729039351851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0914212962963">
                <text:p>0.0909142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10993981481481">
                <text:p>0.091099398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12845833333333">
                <text:p>0.091284583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14697685185185">
                <text:p>0.091469768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16549537037037">
                <text:p>0.091654953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18401388888889">
                <text:p>0.091840138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20253240740741">
                <text:p>0.092025324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22105092592593">
                <text:p>0.092210509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23956944444444">
                <text:p>0.092395694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25808796296296">
                <text:p>0.0925808796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27660648148148">
                <text:p>0.0927660648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29512615740741">
                <text:p>0.0929512615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31364351851852">
                <text:p>0.093136435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33216203703704">
                <text:p>0.0933216203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35068171296296">
                <text:p>0.093506817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36919907407408">
                <text:p>0.093691990740740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38771759259259">
                <text:p>0.093877175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40623611111111">
                <text:p>0.094062361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42475462962963">
                <text:p>0.094247546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44327430555556">
                <text:p>0.094432743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46179166666667">
                <text:p>0.094617916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48031134259259">
                <text:p>0.094803113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49882870370371">
                <text:p>0.094988287037037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51734722222222">
                <text:p>0.0951734722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53586574074074">
                <text:p>0.0953586574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55438425925926">
                <text:p>0.095543842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57290393518518">
                <text:p>0.095729039351851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5914212962963">
                <text:p>0.09591421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60994097222222">
                <text:p>0.096099409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62845949074074">
                <text:p>0.0962845949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64697685185185">
                <text:p>0.0964697685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66549537037037">
                <text:p>0.096654953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68401388888889">
                <text:p>0.0968401388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70253356481481">
                <text:p>0.0970253356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72105092592592">
                <text:p>0.097210509259259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73956944444444">
                <text:p>0.0973956944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75808796296296">
                <text:p>0.0975808796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77660648148148">
                <text:p>0.097766064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795125">
                <text:p>0.09795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81364351851852">
                <text:p>0.0981364351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83216319444444">
                <text:p>0.0983216319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85068055555556">
                <text:p>0.0985068055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86919907407407">
                <text:p>0.0986919907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88771759259259">
                <text:p>0.0988771759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90623611111111">
                <text:p>0.0990623611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92475578703704">
                <text:p>0.0992475578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94327314814815">
                <text:p>0.099432731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96179166666667">
                <text:p>0.0996179166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98031018518519">
                <text:p>0.0998031018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9988287037037">
                <text:p>0.0999882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0173472222222">
                <text:p>0.100173472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0358657407407">
                <text:p>0.10035865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0543854166667">
                <text:p>0.100543854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0729027777778">
                <text:p>0.100729027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0914212962963">
                <text:p>0.1009142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1099398148148">
                <text:p>0.101099398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1284583333333">
                <text:p>0.101284583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1469768518519">
                <text:p>0.1014697685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1654953703704">
                <text:p>0.101654953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1840138888889">
                <text:p>0.101840138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2025324074074">
                <text:p>0.102025324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2210509259259">
                <text:p>0.102210509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2395694444444">
                <text:p>0.10239569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258087962963">
                <text:p>0.102580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2766076388889">
                <text:p>0.102766076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295125">
                <text:p>0.10295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3136435185185">
                <text:p>0.103136435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332162037037">
                <text:p>0.1033216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3506805555556">
                <text:p>0.103506805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3692002314815">
                <text:p>0.103692002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3877175925926">
                <text:p>0.103877175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4062361111111">
                <text:p>0.104062361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4247546296296">
                <text:p>0.104247546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4432743055556">
                <text:p>0.104432743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4617928240741">
                <text:p>0.104617928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4803101851852">
                <text:p>0.104803101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4988287037037">
                <text:p>0.10498828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5173472222222">
                <text:p>0.10517347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5358668981481">
                <text:p>0.105358668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5543842592593">
                <text:p>0.105543842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5729027777778">
                <text:p>0.105729027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5914212962963">
                <text:p>0.10591421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6099398148148">
                <text:p>0.106099398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6284583333333">
                <text:p>0.106284583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6469780092593">
                <text:p>0.106469780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6654953703704">
                <text:p>0.106654953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6840138888889">
                <text:p>0.106840138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7025324074074">
                <text:p>0.107025324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7210520833333">
                <text:p>0.107210520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7395694444444">
                <text:p>0.107395694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758087962963">
                <text:p>0.1075808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7766064814815">
                <text:p>0.107766064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795125">
                <text:p>0.10795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8136435185185">
                <text:p>0.108136435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832162037037">
                <text:p>0.1083216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8506805555556">
                <text:p>0.108506805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8692002314815">
                <text:p>0.108692002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8877175925926">
                <text:p>0.108877175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9062361111111">
                <text:p>0.109062361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9247546296296">
                <text:p>0.109247546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9432731481481">
                <text:p>0.109432731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9617916666667">
                <text:p>0.109617916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9803101851852">
                <text:p>0.109803101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9988287037037">
                <text:p>0.10998828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0173472222222">
                <text:p>0.110173472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0358657407407">
                <text:p>0.110358657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0543842592593">
                <text:p>0.110543842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0729027777778">
                <text:p>0.110729027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0914212962963">
                <text:p>0.11091421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1099398148148">
                <text:p>0.111099398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1284583333333">
                <text:p>0.111284583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1469768518519">
                <text:p>0.1114697685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1654965277778">
                <text:p>0.111654965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1840138888889">
                <text:p>0.111840138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2025324074074">
                <text:p>0.112025324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2210509259259">
                <text:p>0.112210509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2395694444444">
                <text:p>0.112395694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258087962963">
                <text:p>0.1125808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2766064814815">
                <text:p>0.112766064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2951261574074">
                <text:p>0.112951261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3136435185185">
                <text:p>0.113136435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332162037037">
                <text:p>0.1133216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3506805555556">
                <text:p>0.113506805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3691990740741">
                <text:p>0.113691990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3877175925926">
                <text:p>0.113877175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4062361111111">
                <text:p>0.114062361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4247546296296">
                <text:p>0.114247546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4432731481481">
                <text:p>0.114432731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4617928240741">
                <text:p>0.114617928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4803101851852">
                <text:p>0.114803101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4988287037037">
                <text:p>0.11498828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5173472222222">
                <text:p>0.115173472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5358657407407">
                <text:p>0.115358657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5543842592593">
                <text:p>0.115543842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5729027777778">
                <text:p>0.115729027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5914212962963">
                <text:p>0.11591421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6099398148148">
                <text:p>0.116099398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6284583333333">
                <text:p>0.116284583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6469768518519">
                <text:p>0.1164697685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6654965277778">
                <text:p>0.116654965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6840138888889">
                <text:p>0.116840138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7025324074074">
                <text:p>0.117025324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7210520833333">
                <text:p>0.117210520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7395694444444">
                <text:p>0.117395694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758087962963">
                <text:p>0.1175808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7766064814815">
                <text:p>0.117766064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795125">
                <text:p>0.11795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8136435185185">
                <text:p>0.118136435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832162037037">
                <text:p>0.1183216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850681712963">
                <text:p>0.118506817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8691990740741">
                <text:p>0.118691990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8877175925926">
                <text:p>0.118877175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062361111111">
                <text:p>0.119062361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247546296296">
                <text:p>0.119247546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432731481481">
                <text:p>0.119432731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617916666667">
                <text:p>0.119617916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803101851852">
                <text:p>0.119803101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988287037037">
                <text:p>0.11998828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0173472222222">
                <text:p>0.120173472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0358657407407">
                <text:p>0.120358657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0543842592593">
                <text:p>0.120543842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0729039351852">
                <text:p>0.120729039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0914212962963">
                <text:p>0.12091421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099398148148">
                <text:p>0.121099398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284583333333">
                <text:p>0.121284583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469768518519">
                <text:p>0.1214697685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654965277778">
                <text:p>0.121654965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840138888889">
                <text:p>0.121840138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025335648148">
                <text:p>0.122025335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210509259259">
                <text:p>0.122210509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395706018519">
                <text:p>0.1223957060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580891203704">
                <text:p>0.122580891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766064814815">
                <text:p>0.122766064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95125">
                <text:p>0.12295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3136446759259">
                <text:p>0.123136446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332162037037">
                <text:p>0.1233216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3506805555556">
                <text:p>0.123506805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3691990740741">
                <text:p>0.123691990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38771875">
                <text:p>0.12387718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062372685185">
                <text:p>0.124062372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247546296296">
                <text:p>0.124247546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432731481481">
                <text:p>0.124432731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617916666667">
                <text:p>0.124617916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803101851852">
                <text:p>0.124803101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988298611111">
                <text:p>0.124988298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5173472222222">
                <text:p>0.125173472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5358657407407">
                <text:p>0.125358657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5543842592593">
                <text:p>0.125543842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5729027777778">
                <text:p>0.125729027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5914212962963">
                <text:p>0.12591421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6099398148148">
                <text:p>0.126099398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6284583333333">
                <text:p>0.126284583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6469780092593">
                <text:p>0.126469780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6654965277778">
                <text:p>0.126654965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6840150462963">
                <text:p>0.126840150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025324074074">
                <text:p>0.127025324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210509259259">
                <text:p>0.127210509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395694444444">
                <text:p>0.127395694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58087962963">
                <text:p>0.1275808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766064814815">
                <text:p>0.127766064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951261574074">
                <text:p>0.127951261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8136446759259">
                <text:p>0.128136446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8321631944444">
                <text:p>0.128321631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8506805555556">
                <text:p>0.128506805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8691990740741">
                <text:p>0.128691990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8877175925926">
                <text:p>0.128877175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9062361111111">
                <text:p>0.129062361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9247546296296">
                <text:p>0.129247546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9432731481481">
                <text:p>0.129432731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9617916666667">
                <text:p>0.129617916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9803101851852">
                <text:p>0.129803101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9988298611111">
                <text:p>0.129988298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0173472222222">
                <text:p>0.130173472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0358657407407">
                <text:p>0.130358657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0543854166667">
                <text:p>0.130543854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0729027777778">
                <text:p>0.130729027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0914212962963">
                <text:p>0.13091421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1099398148148">
                <text:p>0.131099398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1284583333333">
                <text:p>0.1312845833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1469768518519">
                <text:p>0.1314697685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1654953703704">
                <text:p>0.1316549537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1840150462963">
                <text:p>0.131840150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2025335648148">
                <text:p>0.1320253356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2210509259259">
                <text:p>0.132210509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2395694444444">
                <text:p>0.132395694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258087962963">
                <text:p>0.1325808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2766064814815">
                <text:p>0.132766064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295125">
                <text:p>0.1329512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3136446759259">
                <text:p>0.1331364467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3321631944444">
                <text:p>0.1333216319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3506805555556">
                <text:p>0.133506805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3691990740741">
                <text:p>0.133691990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3877175925926">
                <text:p>0.1338771759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4062361111111">
                <text:p>0.134062361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4247546296296">
                <text:p>0.134247546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4432731481481">
                <text:p>0.1344327314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4617916666667">
                <text:p>0.1346179166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4803101851852">
                <text:p>0.1348031018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4988287037037">
                <text:p>0.134988287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5173483796296">
                <text:p>0.1351734837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5358668981481">
                <text:p>0.1353586689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5543842592593">
                <text:p>0.1355438425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5729039351852">
                <text:p>0.1357290393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5914212962963">
                <text:p>0.135914212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6099398148148">
                <text:p>0.1360993981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6284594907407">
                <text:p>0.1362845949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6469768518518">
                <text:p>0.13646976851851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6654965277778">
                <text:p>0.1366549652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6840138888889">
                <text:p>0.136840138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7025324074074">
                <text:p>0.137025324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7210509259259">
                <text:p>0.137210509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7395694444444">
                <text:p>0.1373956944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758087962963">
                <text:p>0.13758087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7766064814815">
                <text:p>0.1377660648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7951261574074">
                <text:p>0.1379512615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8136435185185">
                <text:p>0.1381364351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8321631944444">
                <text:p>0.1383216319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8506805555556">
                <text:p>0.1385068055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8692002314815">
                <text:p>0.1386920023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8877175925926">
                <text:p>0.1388771759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9062361111111">
                <text:p>0.139062361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9247546296296">
                <text:p>0.139247546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9432743055556">
                <text:p>0.1394327430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9617916666667">
                <text:p>0.1396179166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9803113425926">
                <text:p>0.1398031134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9988287037037">
                <text:p>0.13998828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0173472222222">
                <text:p>0.140173472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0358668981481">
                <text:p>0.1403586689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0543842592593">
                <text:p>0.140543842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0729027777778">
                <text:p>0.1407290277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0914212962963">
                <text:p>0.140914212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1099398148148">
                <text:p>0.1410993981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1284583333333">
                <text:p>0.141284583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1469780092593">
                <text:p>0.1414697800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1654953703704">
                <text:p>0.1416549537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1840150462963">
                <text:p>0.141840150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2025324074074">
                <text:p>0.1420253240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2210509259259">
                <text:p>0.142210509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2395694444444">
                <text:p>0.1423956944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258087962963">
                <text:p>0.14258087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2766064814815">
                <text:p>0.142766064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2951261574074">
                <text:p>0.1429512615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3136446759259">
                <text:p>0.1431364467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3321631944444">
                <text:p>0.1433216319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3506805555556">
                <text:p>0.143506805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3692002314815">
                <text:p>0.1436920023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3877175925926">
                <text:p>0.143877175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4062361111111">
                <text:p>0.144062361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424755787037">
                <text:p>0.1442475578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4432731481481">
                <text:p>0.1444327314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4617916666667">
                <text:p>0.144617916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4803101851852">
                <text:p>0.1448031018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4988287037037">
                <text:p>0.14498828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5173472222222">
                <text:p>0.145173472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5358657407407">
                <text:p>0.145358657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5543842592593">
                <text:p>0.145543842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5729027777778">
                <text:p>0.145729027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5914212962963">
                <text:p>0.14591421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6099398148148">
                <text:p>0.146099398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6284583333333">
                <text:p>0.146284583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6469780092593">
                <text:p>0.1464697800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6654953703704">
                <text:p>0.146654953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6840138888889">
                <text:p>0.1468401388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7025335648148">
                <text:p>0.1470253356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7210520833333">
                <text:p>0.1472105208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7395694444444">
                <text:p>0.1473956944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758087962963">
                <text:p>0.14758087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7766064814815">
                <text:p>0.147766064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7951261574074">
                <text:p>0.1479512615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8136446759259">
                <text:p>0.1481364467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8321631944444">
                <text:p>0.1483216319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850681712963">
                <text:p>0.1485068171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8691990740741">
                <text:p>0.148691990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8877175925926">
                <text:p>0.148877175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9062372685185">
                <text:p>0.1490623726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924755787037">
                <text:p>0.1492475578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9432731481481">
                <text:p>0.1494327314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9617916666667">
                <text:p>0.149617916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9803113425926">
                <text:p>0.1498031134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9988287037037">
                <text:p>0.14998828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0173483796296">
                <text:p>0.1501734837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0358657407407">
                <text:p>0.150358657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0543842592593">
                <text:p>0.150543842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0729039351852">
                <text:p>0.1507290393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0914212962963">
                <text:p>0.15091421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1099409722222">
                <text:p>0.1510994097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1284594907407">
                <text:p>0.1512845949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1469768518519">
                <text:p>0.15146976851851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1654953703704">
                <text:p>0.151654953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1840138888889">
                <text:p>0.1518401388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2025335648148">
                <text:p>0.1520253356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2210509259259">
                <text:p>0.1522105092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2395694444444">
                <text:p>0.1523956944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258087962963">
                <text:p>0.15258087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2766064814815">
                <text:p>0.152766064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295125">
                <text:p>0.1529512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3136435185185">
                <text:p>0.153136435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332162037037">
                <text:p>0.15332162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3506805555556">
                <text:p>0.153506805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3691990740741">
                <text:p>0.1536919907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3877175925926">
                <text:p>0.153877175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4062361111111">
                <text:p>0.154062361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4247546296296">
                <text:p>0.154247546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4432743055556">
                <text:p>0.1544327430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4617916666667">
                <text:p>0.1546179166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4803101851852">
                <text:p>0.1548031018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4988298611111">
                <text:p>0.1549882986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5173472222222">
                <text:p>0.155173472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5358657407407">
                <text:p>0.155358657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5543854166667">
                <text:p>0.1555438541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5729027777778">
                <text:p>0.1557290277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5914212962963">
                <text:p>0.1559142129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6099398148148">
                <text:p>0.1560993981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6284583333333">
                <text:p>0.1562845833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6469768518519">
                <text:p>0.15646976851851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6654953703704">
                <text:p>0.1566549537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6840150462963">
                <text:p>0.1568401504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7025324074074">
                <text:p>0.1570253240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7210509259259">
                <text:p>0.1572105092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7395694444444">
                <text:p>0.1573956944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7580891203704">
                <text:p>0.1575808912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7766064814815">
                <text:p>0.15776606481481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795125">
                <text:p>0.1579512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8136435185185">
                <text:p>0.1581364351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832162037037">
                <text:p>0.158321620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8506805555556">
                <text:p>0.1585068055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8691990740741">
                <text:p>0.1586919907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8877175925926">
                <text:p>0.15887717592592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9062372685185">
                <text:p>0.1590623726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9247546296296">
                <text:p>0.1592475462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9432731481481">
                <text:p>0.15943273148148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9617928240741">
                <text:p>0.1596179282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9803101851852">
                <text:p>0.1598031018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9988287037037">
                <text:p>0.1599882870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0173472222222">
                <text:p>0.1601734722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0358657407407">
                <text:p>0.1603586574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0543842592593">
                <text:p>0.1605438425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0729027777778">
                <text:p>0.1607290277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0914212962963">
                <text:p>0.1609142129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1099409722222">
                <text:p>0.1610994097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1284583333333">
                <text:p>0.1612845833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1469768518518">
                <text:p>0.16146976851851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1654953703704">
                <text:p>0.1616549537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1840150462963">
                <text:p>0.1618401504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2025324074074">
                <text:p>0.1620253240740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2210509259259">
                <text:p>0.1622105092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2395694444444">
                <text:p>0.1623956944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258087962963">
                <text:p>0.16258087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2766064814815">
                <text:p>0.16276606481481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2951261574074">
                <text:p>0.1629512615740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3136435185185">
                <text:p>0.1631364351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332162037037">
                <text:p>0.16332162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3506805555556">
                <text:p>0.16350680555555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3691990740741">
                <text:p>0.1636919907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38771875">
                <text:p>0.163877187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4062361111111">
                <text:p>0.1640623611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4247546296296">
                <text:p>0.1642475462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4432731481481">
                <text:p>0.1644327314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4617928240741">
                <text:p>0.1646179282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4803101851852">
                <text:p>0.1648031018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4988298611111">
                <text:p>0.1649882986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5173472222222">
                <text:p>0.1651734722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5358657407407">
                <text:p>0.1653586574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5543842592593">
                <text:p>0.1655438425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5729039351852">
                <text:p>0.1657290393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5914224537037">
                <text:p>0.1659142245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6099398148148">
                <text:p>0.1660993981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6284594907407">
                <text:p>0.1662845949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6469780092593">
                <text:p>0.1664697800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6654953703704">
                <text:p>0.1666549537037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6840150462963">
                <text:p>0.1668401504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7025324074074">
                <text:p>0.1670253240740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7210509259259">
                <text:p>0.1672105092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7395706018519">
                <text:p>0.16739570601851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758087962963">
                <text:p>0.16758087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7766064814815">
                <text:p>0.16776606481481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7951261574074">
                <text:p>0.1679512615740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8136435185185">
                <text:p>0.1681364351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832162037037">
                <text:p>0.16832162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8506805555556">
                <text:p>0.16850680555555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8691990740741">
                <text:p>0.1686919907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8877175925926">
                <text:p>0.1688771759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9062372685185">
                <text:p>0.1690623726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9247546296296">
                <text:p>0.1692475462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9432731481481">
                <text:p>0.1694327314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9617916666667">
                <text:p>0.16961791666666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9803113425926">
                <text:p>0.16980311342592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9988287037037">
                <text:p>0.169988287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0173472222222">
                <text:p>0.17017347222222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0358668981481">
                <text:p>0.17035866898148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0543842592593">
                <text:p>0.1705438425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0729027777778">
                <text:p>0.17072902777777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0914212962963">
                <text:p>0.1709142129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1099409722222">
                <text:p>0.17109940972222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1284594907407">
                <text:p>0.17128459490740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1469768518519">
                <text:p>0.17146976851851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1654953703704">
                <text:p>0.17165495370370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1840138888889">
                <text:p>0.17184013888888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2025324074074">
                <text:p>0.17202532407407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2210509259259">
                <text:p>0.17221050925925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2395694444444">
                <text:p>0.1723956944444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258087962963">
                <text:p>0.172580879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2766064814815">
                <text:p>0.17276606481481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2951261574074">
                <text:p>0.17295126157407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3136435185185">
                <text:p>0.17313643518518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332162037037">
                <text:p>0.173321620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3506805555556">
                <text:p>0.17350680555555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3691990740741">
                <text:p>0.17369199074074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3877175925926">
                <text:p>0.17387717592592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4062361111111">
                <text:p>0.17406236111111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4247546296296">
                <text:p>0.17424754629629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4432731481481">
                <text:p>0.17443273148148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4617916666667">
                <text:p>0.17461791666666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4803101851852">
                <text:p>0.17480310185185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4988287037037">
                <text:p>0.1749882870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5173472222222">
                <text:p>0.1751734722222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5358657407407">
                <text:p>0.17535865740740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5543842592593">
                <text:p>0.17554384259259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5729027777778">
                <text:p>0.17572902777777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5914212962963">
                <text:p>0.1759142129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6099409722222">
                <text:p>0.1760994097222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6284583333333">
                <text:p>0.17628458333333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6469780092593">
                <text:p>0.17646978009259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6654953703704">
                <text:p>0.1766549537037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6840138888889">
                <text:p>0.17684013888888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7025324074074">
                <text:p>0.17702532407407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7210509259259">
                <text:p>0.17721050925925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7395694444444">
                <text:p>0.17739569444444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758087962963">
                <text:p>0.177580879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7766064814815">
                <text:p>0.17776606481481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7951261574074">
                <text:p>0.17795126157407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8136435185185">
                <text:p>0.17813643518518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832162037037">
                <text:p>0.178321620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8506805555556">
                <text:p>0.17850680555555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8691990740741">
                <text:p>0.17869199074074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8877175925926">
                <text:p>0.17887717592592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9062361111111">
                <text:p>0.17906236111111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924755787037">
                <text:p>0.1792475578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9432743055556">
                <text:p>0.17943274305555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9617928240741">
                <text:p>0.17961792824074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9803101851852">
                <text:p>0.17980310185185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9988298611111">
                <text:p>0.17998829861111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0173483796296">
                <text:p>0.18017348379629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0358657407407">
                <text:p>0.18035865740740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0543842592593">
                <text:p>0.18054384259259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0729027777778">
                <text:p>0.18072902777777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0914212962963">
                <text:p>0.1809142129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1099398148148">
                <text:p>0.18109939814814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1284594907407">
                <text:p>0.18128459490740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1469768518519">
                <text:p>0.18146976851851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1654953703704">
                <text:p>0.18165495370370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1840138888889">
                <text:p>0.18184013888888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2025335648148">
                <text:p>0.18202533564814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2210509259259">
                <text:p>0.18221050925925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2395694444444">
                <text:p>0.18239569444444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258087962963">
                <text:p>0.1825808796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2766076388889">
                <text:p>0.18276607638888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2951261574074">
                <text:p>0.18295126157407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3136435185185">
                <text:p>0.18313643518518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332162037037">
                <text:p>0.1833216203703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350681712963">
                <text:p>0.1835068171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3691990740741">
                <text:p>0.18369199074074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3877175925926">
                <text:p>0.18387717592592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4062361111111">
                <text:p>0.18406236111111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424755787037">
                <text:p>0.1842475578703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4432743055556">
                <text:p>0.18443274305555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4617916666667">
                <text:p>0.18461791666666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4803101851852">
                <text:p>0.18480310185185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4988298611111">
                <text:p>0.18498829861111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5173472222222">
                <text:p>0.18517347222222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5358657407407">
                <text:p>0.18535865740740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5543854166667">
                <text:p>0.18554385416666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5729039351852">
                <text:p>0.18572903935185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5914212962963">
                <text:p>0.18591421296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6099409722222">
                <text:p>0.18609940972222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6284594907407">
                <text:p>0.18628459490740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6469768518519">
                <text:p>0.18646976851851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6654965277778">
                <text:p>0.18665496527777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6840138888889">
                <text:p>0.18684013888888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7025335648148">
                <text:p>0.18702533564814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7210509259259">
                <text:p>0.18721050925925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7395694444444">
                <text:p>0.18739569444444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758087962963">
                <text:p>0.1875808796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7766064814815">
                <text:p>0.18776606481481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795125">
                <text:p>0.1879512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8136435185185">
                <text:p>0.18813643518518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832162037037">
                <text:p>0.188321620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8506805555556">
                <text:p>0.18850680555555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8691990740741">
                <text:p>0.18869199074074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8877175925926">
                <text:p>0.18887717592592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89062361111111">
                <text:p>0.18906236111111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924755787037">
                <text:p>0.1892475578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9432743055556">
                <text:p>0.18943274305555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89617916666667">
                <text:p>0.18961791666666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89803101851852">
                <text:p>0.189803101851852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89988298611111">
                <text:p>0.18998829861111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90173472222222">
                <text:p>0.190173472222222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90358657407407">
                <text:p>0.19035865740740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90543842592593">
                <text:p>0.19054384259259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90729027777778">
                <text:p>0.19072902777777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90914212962963">
                <text:p>0.19091421296296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91099398148148">
                <text:p>0.19109939814814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91284583333333">
                <text:p>0.19128458333333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91469768518518">
                <text:p>0.19146976851851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91654953703704">
                <text:p>0.19165495370370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1840138888889">
                <text:p>0.19184013888888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2025335648148">
                <text:p>0.19202533564814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2210509259259">
                <text:p>0.19221050925925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2395694444444">
                <text:p>0.19239569444444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258087962963">
                <text:p>0.1925808796296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2766064814815">
                <text:p>0.19276606481481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295125">
                <text:p>0.1929512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3136435185185">
                <text:p>0.19313643518518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3321631944444">
                <text:p>0.19332163194444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3506805555556">
                <text:p>0.19350680555555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3691990740741">
                <text:p>0.19369199074074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3877175925926">
                <text:p>0.19387717592592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4062361111111">
                <text:p>0.19406236111111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4247546296296">
                <text:p>0.19424754629629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4432743055556">
                <text:p>0.19443274305555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4617916666667">
                <text:p>0.19461791666666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94803113425926">
                <text:p>0.19480311342592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4988287037037">
                <text:p>0.19498828703703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95173472222222">
                <text:p>0.19517347222222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95358657407407">
                <text:p>0.19535865740740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95543842592593">
                <text:p>0.19554384259259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95729027777778">
                <text:p>0.19572902777777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95914224537037">
                <text:p>0.19591422453703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96099398148148">
                <text:p>0.19609939814814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96284583333333">
                <text:p>0.19628458333333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6469768518518">
                <text:p>0.19646976851851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6654953703704">
                <text:p>0.19665495370370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6840138888889">
                <text:p>0.19684013888888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7025335648148">
                <text:p>0.19702533564814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7210520833333">
                <text:p>0.19721052083333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7395694444444">
                <text:p>0.19739569444444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758087962963">
                <text:p>0.1975808796296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7766076388889">
                <text:p>0.19776607638888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795125">
                <text:p>0.1979512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8136435185185">
                <text:p>0.19813643518518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9832162037037">
                <text:p>0.1983216203703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98506805555556">
                <text:p>0.19850680555555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98692002314815">
                <text:p>0.19869200231481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98877175925926">
                <text:p>0.19887717592592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99062361111111">
                <text:p>0.19906236111111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9924755787037">
                <text:p>0.1992475578703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99432731481481">
                <text:p>0.19943273148148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99617916666667">
                <text:p>0.19961791666666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99803113425926">
                <text:p>0.19980311342592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99988287037037">
                <text:p>0.19998828703703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200173472222222">
                <text:p>0.20017347222222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200358657407407">
                <text:p>0.20035865740740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200543842592593">
                <text:p>0.20054384259259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200729027777778">
                <text:p>0.20072902777777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200914224537037">
                <text:p>0.200914224537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01099409722222">
                <text:p>0.2010994097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01180416666667">
                <text:p>0.20118041666666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